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811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5693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6.5626in"/>
    </style:style>
    <style:style style:name="co8" style:family="table-column">
      <style:table-column-properties fo:break-before="auto" style:column-width="6.2382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6.7244in"/>
    </style:style>
    <style:style style:name="co11" style:family="table-column">
      <style:table-column-properties fo:break-before="auto" style:column-width="1.5909in"/>
    </style:style>
    <style:style style:name="co12" style:family="table-column">
      <style:table-column-properties fo:break-before="auto" style:column-width="6.5728in"/>
    </style:style>
    <style:style style:name="co13" style:family="table-column">
      <style:table-column-properties fo:break-before="auto" style:column-width="6.3354in"/>
    </style:style>
    <style:style style:name="co14" style:family="table-column">
      <style:table-column-properties fo:break-before="auto" style:column-width="6.7134in"/>
    </style:style>
    <style:style style:name="co15" style:family="table-column">
      <style:table-column-properties fo:break-before="auto" style:column-width="0.5752in"/>
    </style:style>
    <style:style style:name="co16" style:family="table-column">
      <style:table-column-properties fo:break-before="auto" style:column-width="6.5402in"/>
    </style:style>
    <style:style style:name="co17" style:family="table-column">
      <style:table-column-properties fo:break-before="auto" style:column-width="6.3244in"/>
    </style:style>
    <style:style style:name="co18" style:family="table-column">
      <style:table-column-properties fo:break-before="auto" style:column-width="7.7618in"/>
    </style:style>
    <style:style style:name="co19" style:family="table-column">
      <style:table-column-properties fo:break-before="auto" style:column-width="7.7402in"/>
    </style:style>
    <style:style style:name="co20" style:family="table-column">
      <style:table-column-properties fo:break-before="auto" style:column-width="7.3835in"/>
    </style:style>
    <style:style style:name="co21" style:family="table-column">
      <style:table-column-properties fo:break-before="auto" style:column-width="7.4917in"/>
    </style:style>
    <style:style style:name="co22" style:family="table-column">
      <style:table-column-properties fo:break-before="auto" style:column-width="1.3638in"/>
    </style:style>
    <style:style style:name="co23" style:family="table-column">
      <style:table-column-properties fo:break-before="auto" style:column-width="7.8917in"/>
    </style:style>
    <style:style style:name="co24" style:family="table-column">
      <style:table-column-properties fo:break-before="auto" style:column-width="7.4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PA constant echoServ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constant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constant_summary</text:p>
          </table:table-cell>
          <table:table-cell office:value-type="float" office:value="11" calcext:value-type="float">
            <text:p>11</text:p>
          </table:table-cell>
          <table:table-cell office:value-type="float" office:value="2.48926209375926" calcext:value-type="float">
            <text:p>2.48926209375926</text:p>
          </table:table-cell>
          <table:table-cell office:value-type="float" office:value="2.91901738268797" calcext:value-type="float">
            <text:p>2.91901738268797</text:p>
          </table:table-cell>
          <table:table-cell office:value-type="float" office:value="5.69464858236667" calcext:value-type="float">
            <text:p>5.69464858236667</text:p>
          </table:table-cell>
          <table:table-cell office:value-type="float" office:value="5.78969847580667" calcext:value-type="float">
            <text:p>5.78969847580667</text:p>
          </table:table-cell>
          <table:table-cell office:value-type="float" office:value="5.81322332443307" calcext:value-type="float">
            <text:p>5.81322332443307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http_requests_by_code_20250525_113742</text:p>
          </table:table-cell>
          <table:table-cell office:value-type="float" office:value="115" calcext:value-type="float">
            <text:p>115</text:p>
          </table:table-cell>
          <table:table-cell office:value-type="float" office:value="9.80431304347826" calcext:value-type="float">
            <text:p>9.80431304347826</text:p>
          </table:table-cell>
          <table:table-cell office:value-type="float" office:value="0.899093311195107" calcext:value-type="float">
            <text:p>0.899093311195107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50_20250525_113742</text:p>
          </table:table-cell>
          <table:table-cell office:value-type="float" office:value="115" calcext:value-type="float">
            <text:p>115</text:p>
          </table:table-cell>
          <table:table-cell office:value-type="float" office:value="0.00500101723798997" calcext:value-type="float">
            <text:p>0.00500101723798997</text:p>
          </table:table-cell>
          <table:table-cell office:value-type="float" office:value="0.00000358354158013369" calcext:value-type="float">
            <text:p>3.58354158013369E-06</text:p>
          </table:table-cell>
          <table:table-cell office:value-type="float" office:value="0.00501113585746103" calcext:value-type="float">
            <text:p>0.00501113585746103</text:p>
          </table:table-cell>
          <table:table-cell table:number-columns-repeated="2" office:value-type="float" office:value="0.00501672240802676" calcext:value-type="float">
            <text:p>0.00501672240802676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5_20250525_113742</text:p>
          </table:table-cell>
          <table:table-cell office:value-type="float" office:value="115" calcext:value-type="float">
            <text:p>115</text:p>
          </table:table-cell>
          <table:table-cell office:value-type="float" office:value="0.00950193275218094" calcext:value-type="float">
            <text:p>0.00950193275218094</text:p>
          </table:table-cell>
          <table:table-cell office:value-type="float" office:value="0.00000680872900225389" calcext:value-type="float">
            <text:p>6.80872900225389E-06</text:p>
          </table:table-cell>
          <table:table-cell office:value-type="float" office:value="0.00952115812917595" calcext:value-type="float">
            <text:p>0.00952115812917595</text:p>
          </table:table-cell>
          <table:table-cell office:value-type="float" office:value="0.00953177257525084" calcext:value-type="float">
            <text:p>0.00953177257525084</text:p>
          </table:table-cell>
          <table:table-cell office:value-type="float" office:value="0.00953177257525084" calcext:value-type="float">
            <text:p>0.00953177257525084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_20250525_113742</text:p>
          </table:table-cell>
          <table:table-cell office:value-type="float" office:value="115" calcext:value-type="float">
            <text:p>115</text:p>
          </table:table-cell>
          <table:table-cell office:value-type="float" office:value="0.00990201413122014" calcext:value-type="float">
            <text:p>0.00990201413122014</text:p>
          </table:table-cell>
          <table:table-cell office:value-type="float" office:value="0.00000709541232866443" calcext:value-type="float">
            <text:p>7.09541232866443E-06</text:p>
          </table:table-cell>
          <table:table-cell office:value-type="float" office:value="0.00992204899777283" calcext:value-type="float">
            <text:p>0.00992204899777283</text:p>
          </table:table-cell>
          <table:table-cell table:number-columns-repeated="2" office:value-type="float" office:value="0.00993311036789298" calcext:value-type="float">
            <text:p>0.00993311036789298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99_20250525_113742</text:p>
          </table:table-cell>
          <table:table-cell office:value-type="float" office:value="115" calcext:value-type="float">
            <text:p>115</text:p>
          </table:table-cell>
          <table:table-cell office:value-type="float" office:value="0.0168860347826088" calcext:value-type="float">
            <text:p>0.0168860347826088</text:p>
          </table:table-cell>
          <table:table-cell office:value-type="float" office:value="0.0237391000800963" calcext:value-type="float">
            <text:p>0.0237391000800963</text:p>
          </table:table-cell>
          <table:table-cell office:value-type="float" office:value="0.0977500000000013" calcext:value-type="float">
            <text:p>0.0977500000000013</text:p>
          </table:table-cell>
          <table:table-cell office:value-type="float" office:value="0.0985000000000006" calcext:value-type="float">
            <text:p>0.0985000000000006</text:p>
          </table:table-cell>
          <table:table-cell office:value-type="float" office:value="0.0985000000000017" calcext:value-type="float">
            <text:p>0.0985000000000017</text:p>
          </table:table-cell>
          <table:table-cell/>
        </table:table-row>
        <table:table-row table:style-name="ro2">
          <table:table-cell office:value-type="string" calcext:value-type="string">
            <text:p>prometheus_echo_pod_count_20250525_113742</text:p>
          </table:table-cell>
          <table:table-cell office:value-type="float" office:value="133" calcext:value-type="float">
            <text:p>133</text:p>
          </table:table-cell>
          <table:table-cell office:value-type="float" office:value="1.86466165413534" calcext:value-type="float">
            <text:p>1.86466165413534</text:p>
          </table:table-cell>
          <table:table-cell office:value-type="float" office:value="0.343377936655941" calcext:value-type="float">
            <text:p>0.34337793665594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rometheus_echo_envoy_connections_20250525_113742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echo_cpu_usage_by_pod_pct_20250525_113742</text:p>
          </table:table-cell>
          <table:table-cell office:value-type="float" office:value="247" calcext:value-type="float">
            <text:p>247</text:p>
          </table:table-cell>
          <table:table-cell office:value-type="float" office:value="0.277960552348339" calcext:value-type="float">
            <text:p>0.277960552348339</text:p>
          </table:table-cell>
          <table:table-cell office:value-type="float" office:value="0.227109547970195" calcext:value-type="float">
            <text:p>0.227109547970195</text:p>
          </table:table-cell>
          <table:table-cell office:value-type="float" office:value="0.668809335760865" calcext:value-type="float">
            <text:p>0.668809335760865</text:p>
          </table:table-cell>
          <table:table-cell office:value-type="float" office:value="0.745815121382622" calcext:value-type="float">
            <text:p>0.745815121382622</text:p>
          </table:table-cell>
          <table:table-cell office:value-type="float" office:value="0.838471020844861" calcext:value-type="float">
            <text:p>0.83847102084486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luster_cpu_usage_pct_20250525_113742</text:p>
          </table:table-cell>
          <table:table-cell office:value-type="float" office:value="133" calcext:value-type="float">
            <text:p>133</text:p>
          </table:table-cell>
          <table:table-cell office:value-type="float" office:value="8.03663929412221" calcext:value-type="float">
            <text:p>8.03663929412221</text:p>
          </table:table-cell>
          <table:table-cell office:value-type="float" office:value="0.743473978220408" calcext:value-type="float">
            <text:p>0.743473978220408</text:p>
          </table:table-cell>
          <table:table-cell office:value-type="float" office:value="9.12076871362399" calcext:value-type="float">
            <text:p>9.12076871362399</text:p>
          </table:table-cell>
          <table:table-cell office:value-type="float" office:value="9.65091098760499" calcext:value-type="float">
            <text:p>9.65091098760499</text:p>
          </table:table-cell>
          <table:table-cell office:value-type="float" office:value="9.80550548512964" calcext:value-type="float">
            <text:p>9.805505485129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service_cpu_usage_pct_20250525_113742</text:p>
          </table:table-cell>
          <table:table-cell office:value-type="float" office:value="133" calcext:value-type="float">
            <text:p>133</text:p>
          </table:table-cell>
          <table:table-cell office:value-type="float" office:value="0.5162124543612" calcext:value-type="float">
            <text:p>0.5162124543612</text:p>
          </table:table-cell>
          <table:table-cell office:value-type="float" office:value="0.210462000252652" calcext:value-type="float">
            <text:p>0.210462000252652</text:p>
          </table:table-cell>
          <table:table-cell office:value-type="float" office:value="0.805643204718748" calcext:value-type="float">
            <text:p>0.805643204718748</text:p>
          </table:table-cell>
          <table:table-cell office:value-type="float" office:value="0.904660314145614" calcext:value-type="float">
            <text:p>0.904660314145614</text:p>
          </table:table-cell>
          <table:table-cell office:value-type="float" office:value="0.973933766102936" calcext:value-type="float">
            <text:p>0.97393376610293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13742</text:p>
          </table:table-cell>
          <table:table-cell office:value-type="float" office:value="249" calcext:value-type="float">
            <text:p>249</text:p>
          </table:table-cell>
          <table:table-cell office:value-type="float" office:value="22410400.3855422" calcext:value-type="float">
            <text:p>22410400.3855422</text:p>
          </table:table-cell>
          <table:table-cell office:value-type="float" office:value="5529808.26557056" calcext:value-type="float">
            <text:p>5529808.26557056</text:p>
          </table:table-cell>
          <table:table-cell office:value-type="float" office:value="29246259.2" calcext:value-type="float">
            <text:p>29246259.2</text:p>
          </table:table-cell>
          <table:table-cell table:number-columns-repeated="2" office:value-type="float" office:value="29728768" calcext:value-type="float">
            <text:p>297287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total_service_memory_usage_20250525_113742</text:p>
          </table:table-cell>
          <table:table-cell office:value-type="float" office:value="133" calcext:value-type="float">
            <text:p>133</text:p>
          </table:table-cell>
          <table:table-cell office:value-type="float" office:value="41956313.5037594" calcext:value-type="float">
            <text:p>41956313.5037594</text:p>
          </table:table-cell>
          <table:table-cell office:value-type="float" office:value="10128846.9815597" calcext:value-type="float">
            <text:p>10128846.9815597</text:p>
          </table:table-cell>
          <table:table-cell office:value-type="float" office:value="48869376" calcext:value-type="float">
            <text:p>48869376</text:p>
          </table:table-cell>
          <table:table-cell table:number-columns-repeated="2" office:value-type="float" office:value="49283072" calcext:value-type="float">
            <text:p>492830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113742</text:p>
          </table:table-cell>
          <table:table-cell office:value-type="float" office:value="735" calcext:value-type="float">
            <text:p>735</text:p>
          </table:table-cell>
          <table:table-cell office:value-type="float" office:value="0.0186819745387863" calcext:value-type="float">
            <text:p>0.0186819745387863</text:p>
          </table:table-cell>
          <table:table-cell office:value-type="float" office:value="0.0228673289815862" calcext:value-type="float">
            <text:p>0.0228673289815862</text:p>
          </table:table-cell>
          <table:table-cell office:value-type="float" office:value="0.0659809594514925" calcext:value-type="float">
            <text:p>0.0659809594514925</text:p>
          </table:table-cell>
          <table:table-cell office:value-type="float" office:value="0.0739637963892435" calcext:value-type="float">
            <text:p>0.0739637963892435</text:p>
          </table:table-cell>
          <table:table-cell office:value-type="float" office:value="0.0844990934089402" calcext:value-type="float">
            <text:p>0.0844990934089402</text:p>
          </table:table-cell>
          <table:table-cell/>
        </table:table-row>
        <table:table-row table:style-name="ro2">
          <table:table-cell office:value-type="string" calcext:value-type="string">
            <text:p>prometheus_echo_machine_cpu_cores_20250525_113742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echoService_POST__echo_6h_ALL5830_20250525_113742</text:p>
          </table:table-cell>
          <table:table-cell office:value-type="float" office:value="5830" calcext:value-type="float">
            <text:p>5830</text:p>
          </table:table-cell>
          <table:table-cell office:value-type="float" office:value="2.01818181818182" calcext:value-type="float">
            <text:p>2.01818181818182</text:p>
          </table:table-cell>
          <table:table-cell office:value-type="float" office:value="1.47129407302472" calcext:value-type="float">
            <text:p>1.471294073024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.9404999999815" calcext:value-type="float">
            <text:p>58.9404999999815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cpu_usage_by_pod_pct_20250525_113742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345193498792915" calcext:value-type="float">
            <text:p>0.34519349879291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13742_pod_echo-service-5744f5c7d7-9hffp</text:p>
          </table:table-cell>
          <table:table-cell office:value-type="float" office:value="133" calcext:value-type="float">
            <text:p>133</text:p>
          </table:table-cell>
          <table:table-cell office:value-type="float" office:value="0.446166477761762" calcext:value-type="float">
            <text:p>0.446166477761762</text:p>
          </table:table-cell>
          <table:table-cell office:value-type="float" office:value="0.184281599967703" calcext:value-type="float">
            <text:p>0.184281599967703</text:p>
          </table:table-cell>
          <table:table-cell office:value-type="float" office:value="0.715067426610065" calcext:value-type="float">
            <text:p>0.715067426610065</text:p>
          </table:table-cell>
          <table:table-cell office:value-type="float" office:value="0.777915710242642" calcext:value-type="float">
            <text:p>0.777915710242642</text:p>
          </table:table-cell>
          <table:table-cell office:value-type="float" office:value="0.839096113048407" calcext:value-type="float">
            <text:p>0.83909611304840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13742_pod_echo-service-5744f5c7d7-vxnww</text:p>
          </table:table-cell>
          <table:table-cell office:value-type="float" office:value="114" calcext:value-type="float">
            <text:p>114</text:p>
          </table:table-cell>
          <table:table-cell office:value-type="float" office:value="0.0817203060326782" calcext:value-type="float">
            <text:p>0.0817203060326782</text:p>
          </table:table-cell>
          <table:table-cell office:value-type="float" office:value="0.021559446163841" calcext:value-type="float">
            <text:p>0.021559446163841</text:p>
          </table:table-cell>
          <table:table-cell office:value-type="float" office:value="0.130482911711158" calcext:value-type="float">
            <text:p>0.130482911711158</text:p>
          </table:table-cell>
          <table:table-cell office:value-type="float" office:value="0.155150672321425" calcext:value-type="float">
            <text:p>0.155150672321425</text:p>
          </table:table-cell>
          <table:table-cell office:value-type="float" office:value="0.171326752033526" calcext:value-type="float">
            <text:p>0.17132675203352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13742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0978002430723433" calcext:value-type="float">
            <text:p>0.0978002430723433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13742_pod_echo-service-5744f5c7d7-9hffp</text:p>
          </table:table-cell>
          <table:table-cell office:value-type="float" office:value="133" calcext:value-type="float">
            <text:p>133</text:p>
          </table:table-cell>
          <table:table-cell office:value-type="float" office:value="26440788.6917293" calcext:value-type="float">
            <text:p>26440788.6917293</text:p>
          </table:table-cell>
          <table:table-cell office:value-type="float" office:value="3758361.73538568" calcext:value-type="float">
            <text:p>3758361.73538568</text:p>
          </table:table-cell>
          <table:table-cell office:value-type="float" office:value="29414195.2" calcext:value-type="float">
            <text:p>29414195.2</text:p>
          </table:table-cell>
          <table:table-cell table:number-columns-repeated="2" office:value-type="float" office:value="29728768" calcext:value-type="float">
            <text:p>297287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13742_pod_echo-service-5744f5c7d7-vxnww</text:p>
          </table:table-cell>
          <table:table-cell office:value-type="float" office:value="116" calcext:value-type="float">
            <text:p>116</text:p>
          </table:table-cell>
          <table:table-cell office:value-type="float" office:value="17789351.7241379" calcext:value-type="float">
            <text:p>17789351.7241379</text:p>
          </table:table-cell>
          <table:table-cell office:value-type="float" office:value="3066607.6087168" calcext:value-type="float">
            <text:p>3066607.6087168</text:p>
          </table:table-cell>
          <table:table-cell office:value-type="float" office:value="19554304" calcext:value-type="float">
            <text:p>19554304</text:p>
          </table:table-cell>
          <table:table-cell table:number-columns-repeated="2" office:value-type="float" office:value="19644416" calcext:value-type="float">
            <text:p>196444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113742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342863485450454" calcext:value-type="float">
            <text:p>0.342863485450454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raw_cpu_usage_20250525_113742_pod_echo-service-5744f5c7d7-9hffp</text:p>
          </table:table-cell>
          <table:table-cell office:value-type="float" office:value="399" calcext:value-type="float">
            <text:p>399</text:p>
          </table:table-cell>
          <table:table-cell office:value-type="float" office:value="0.0297444318507841" calcext:value-type="float">
            <text:p>0.0297444318507841</text:p>
          </table:table-cell>
          <table:table-cell office:value-type="float" office:value="0.0260132136790238" calcext:value-type="float">
            <text:p>0.0260132136790238</text:p>
          </table:table-cell>
          <table:table-cell office:value-type="float" office:value="0.0697206429581454" calcext:value-type="float">
            <text:p>0.0697206429581454</text:p>
          </table:table-cell>
          <table:table-cell office:value-type="float" office:value="0.0780721617623801" calcext:value-type="float">
            <text:p>0.0780721617623801</text:p>
          </table:table-cell>
          <table:table-cell office:value-type="float" office:value="0.0845398216345148" calcext:value-type="float">
            <text:p>0.0845398216345148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13742_pod_echo-service-5744f5c7d7-vxnww</text:p>
          </table:table-cell>
          <table:table-cell office:value-type="float" office:value="336" calcext:value-type="float">
            <text:p>336</text:p>
          </table:table-cell>
          <table:table-cell office:value-type="float" office:value="0.00554530648078888" calcext:value-type="float">
            <text:p>0.00554530648078888</text:p>
          </table:table-cell>
          <table:table-cell office:value-type="float" office:value="0.00478955977465656" calcext:value-type="float">
            <text:p>0.00478955977465656</text:p>
          </table:table-cell>
          <table:table-cell office:value-type="float" office:value="0.00949420874628169" calcext:value-type="float">
            <text:p>0.00949420874628169</text:p>
          </table:table-cell>
          <table:table-cell office:value-type="float" office:value="0.0244214451003773" calcext:value-type="float">
            <text:p>0.0244214451003773</text:p>
          </table:table-cell>
          <table:table-cell office:value-type="float" office:value="0.0278085565069999" calcext:value-type="float">
            <text:p>0.0278085565069999</text:p>
          </table:table-cell>
          <table:table-cell/>
        </table:table-row>
      </table:table>
      <table:table table:name="HPA constant cpuService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constant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constant_summary</text:p>
          </table:table-cell>
          <table:table-cell office:value-type="float" office:value="11" calcext:value-type="float">
            <text:p>11</text:p>
          </table:table-cell>
          <table:table-cell office:value-type="float" office:value="2.63522913195949" calcext:value-type="float">
            <text:p>2.63522913195949</text:p>
          </table:table-cell>
          <table:table-cell office:value-type="float" office:value="3.09202527500677" calcext:value-type="float">
            <text:p>3.09202527500677</text:p>
          </table:table-cell>
          <table:table-cell office:value-type="float" office:value="6.01953275364105" calcext:value-type="float">
            <text:p>6.01953275364105</text:p>
          </table:table-cell>
          <table:table-cell office:value-type="float" office:value="6.11078895579402" calcext:value-type="float">
            <text:p>6.11078895579402</text:p>
          </table:table-cell>
          <table:table-cell office:value-type="float" office:value="6.13337486582688" calcext:value-type="float">
            <text:p>6.13337486582688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http_requests_by_code_20250525_102101</text:p>
          </table:table-cell>
          <table:table-cell office:value-type="float" office:value="116" calcext:value-type="float">
            <text:p>116</text:p>
          </table:table-cell>
          <table:table-cell office:value-type="float" office:value="9.78197701149425" calcext:value-type="float">
            <text:p>9.78197701149425</text:p>
          </table:table-cell>
          <table:table-cell office:value-type="float" office:value="0.958553926696254" calcext:value-type="float">
            <text:p>0.958553926696254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50_20250525_102101</text:p>
          </table:table-cell>
          <table:table-cell office:value-type="float" office:value="116" calcext:value-type="float">
            <text:p>116</text:p>
          </table:table-cell>
          <table:table-cell office:value-type="float" office:value="0.0050018645266208" calcext:value-type="float">
            <text:p>0.0050018645266208</text:p>
          </table:table-cell>
          <table:table-cell office:value-type="float" office:value="0.00000686117754281929" calcext:value-type="float">
            <text:p>6.86117754281929E-06</text:p>
          </table:table-cell>
          <table:table-cell office:value-type="float" office:value="0.00501672240802676" calcext:value-type="float">
            <text:p>0.00501672240802676</text:p>
          </table:table-cell>
          <table:table-cell table:number-columns-repeated="2" office:value-type="float" office:value="0.00503355704697987" calcext:value-type="float">
            <text:p>0.00503355704697987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5_20250525_102101</text:p>
          </table:table-cell>
          <table:table-cell office:value-type="float" office:value="116" calcext:value-type="float">
            <text:p>116</text:p>
          </table:table-cell>
          <table:table-cell office:value-type="float" office:value="0.00950354260057952" calcext:value-type="float">
            <text:p>0.00950354260057952</text:p>
          </table:table-cell>
          <table:table-cell office:value-type="float" office:value="0.0000130362373313567" calcext:value-type="float">
            <text:p>1.30362373313567E-05</text:p>
          </table:table-cell>
          <table:table-cell office:value-type="float" office:value="0.00953177257525084" calcext:value-type="float">
            <text:p>0.00953177257525084</text:p>
          </table:table-cell>
          <table:table-cell table:number-columns-repeated="2" office:value-type="float" office:value="0.00956375838926175" calcext:value-type="float">
            <text:p>0.00956375838926175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_20250525_102101</text:p>
          </table:table-cell>
          <table:table-cell office:value-type="float" office:value="116" calcext:value-type="float">
            <text:p>116</text:p>
          </table:table-cell>
          <table:table-cell office:value-type="float" office:value="0.00990369176270918" calcext:value-type="float">
            <text:p>0.00990369176270918</text:p>
          </table:table-cell>
          <table:table-cell office:value-type="float" office:value="0.0000135851315347821" calcext:value-type="float">
            <text:p>1.35851315347821E-05</text:p>
          </table:table-cell>
          <table:table-cell office:value-type="float" office:value="0.00993311036789298" calcext:value-type="float">
            <text:p>0.00993311036789298</text:p>
          </table:table-cell>
          <table:table-cell office:value-type="float" office:value="0.00996644295302013" calcext:value-type="float">
            <text:p>0.00996644295302013</text:p>
          </table:table-cell>
          <table:table-cell office:value-type="float" office:value="0.00996644295302014" calcext:value-type="float">
            <text:p>0.00996644295302014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99_20250525_102101</text:p>
          </table:table-cell>
          <table:table-cell office:value-type="float" office:value="116" calcext:value-type="float">
            <text:p>116</text:p>
          </table:table-cell>
          <table:table-cell office:value-type="float" office:value="0.0130276810586206" calcext:value-type="float">
            <text:p>0.0130276810586206</text:p>
          </table:table-cell>
          <table:table-cell office:value-type="float" office:value="0.0104888447251011" calcext:value-type="float">
            <text:p>0.0104888447251011</text:p>
          </table:table-cell>
          <table:table-cell office:value-type="float" office:value="0.0488000000000001" calcext:value-type="float">
            <text:p>0.0488000000000001</text:p>
          </table:table-cell>
          <table:table-cell office:value-type="float" office:value="0.0494000000000002" calcext:value-type="float">
            <text:p>0.0494000000000002</text:p>
          </table:table-cell>
          <table:table-cell office:value-type="float" office:value="0.0494000000000004" calcext:value-type="float">
            <text:p>0.0494000000000004</text:p>
          </table:table-cell>
          <table:table-cell/>
        </table:table-row>
        <table:table-row table:style-name="ro2">
          <table:table-cell office:value-type="string" calcext:value-type="string">
            <text:p>prometheus_cpu_pod_count_20250525_102101</text:p>
          </table:table-cell>
          <table:table-cell office:value-type="float" office:value="133" calcext:value-type="float">
            <text:p>133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351250086657104" calcext:value-type="float">
            <text:p>0.351250086657104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rometheus_cpu_envoy_connections_20250525_102101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cpu_cpu_usage_by_pod_pct_20250525_102101</text:p>
          </table:table-cell>
          <table:table-cell office:value-type="float" office:value="246" calcext:value-type="float">
            <text:p>246</text:p>
          </table:table-cell>
          <table:table-cell office:value-type="float" office:value="0.312086890109063" calcext:value-type="float">
            <text:p>0.312086890109063</text:p>
          </table:table-cell>
          <table:table-cell office:value-type="float" office:value="0.259247109019133" calcext:value-type="float">
            <text:p>0.259247109019133</text:p>
          </table:table-cell>
          <table:table-cell office:value-type="float" office:value="0.784603348801539" calcext:value-type="float">
            <text:p>0.784603348801539</text:p>
          </table:table-cell>
          <table:table-cell office:value-type="float" office:value="0.936528160882264" calcext:value-type="float">
            <text:p>0.936528160882264</text:p>
          </table:table-cell>
          <table:table-cell office:value-type="float" office:value="0.949530096099747" calcext:value-type="float">
            <text:p>0.94953009609974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luster_cpu_usage_pct_20250525_102101</text:p>
          </table:table-cell>
          <table:table-cell office:value-type="float" office:value="133" calcext:value-type="float">
            <text:p>133</text:p>
          </table:table-cell>
          <table:table-cell office:value-type="float" office:value="8.47941575674902" calcext:value-type="float">
            <text:p>8.47941575674902</text:p>
          </table:table-cell>
          <table:table-cell office:value-type="float" office:value="0.863033720455681" calcext:value-type="float">
            <text:p>0.863033720455681</text:p>
          </table:table-cell>
          <table:table-cell office:value-type="float" office:value="9.91586008047167" calcext:value-type="float">
            <text:p>9.91586008047167</text:p>
          </table:table-cell>
          <table:table-cell office:value-type="float" office:value="10.823050250827" calcext:value-type="float">
            <text:p>10.823050250827</text:p>
          </table:table-cell>
          <table:table-cell office:value-type="float" office:value="10.9194791408204" calcext:value-type="float">
            <text:p>10.919479140820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service_cpu_usage_pct_20250525_102101</text:p>
          </table:table-cell>
          <table:table-cell office:value-type="float" office:value="133" calcext:value-type="float">
            <text:p>133</text:p>
          </table:table-cell>
          <table:table-cell office:value-type="float" office:value="0.577243420803229" calcext:value-type="float">
            <text:p>0.577243420803229</text:p>
          </table:table-cell>
          <table:table-cell office:value-type="float" office:value="0.225931420020195" calcext:value-type="float">
            <text:p>0.225931420020195</text:p>
          </table:table-cell>
          <table:table-cell office:value-type="float" office:value="0.946265902510244" calcext:value-type="float">
            <text:p>0.946265902510244</text:p>
          </table:table-cell>
          <table:table-cell office:value-type="float" office:value="1.03806771189715" calcext:value-type="float">
            <text:p>1.03806771189715</text:p>
          </table:table-cell>
          <table:table-cell office:value-type="float" office:value="1.05875426703582" calcext:value-type="float">
            <text:p>1.0587542670358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102101</text:p>
          </table:table-cell>
          <table:table-cell office:value-type="float" office:value="249" calcext:value-type="float">
            <text:p>249</text:p>
          </table:table-cell>
          <table:table-cell office:value-type="float" office:value="22520104.0963855" calcext:value-type="float">
            <text:p>22520104.0963855</text:p>
          </table:table-cell>
          <table:table-cell office:value-type="float" office:value="5628315.8345557" calcext:value-type="float">
            <text:p>5628315.8345557</text:p>
          </table:table-cell>
          <table:table-cell office:value-type="float" office:value="29106176" calcext:value-type="float">
            <text:p>29106176</text:p>
          </table:table-cell>
          <table:table-cell office:value-type="float" office:value="29446144" calcext:value-type="float">
            <text:p>29446144</text:p>
          </table:table-cell>
          <table:table-cell office:value-type="float" office:value="29569024" calcext:value-type="float">
            <text:p>295690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total_service_memory_usage_20250525_102101</text:p>
          </table:table-cell>
          <table:table-cell office:value-type="float" office:value="133" calcext:value-type="float">
            <text:p>133</text:p>
          </table:table-cell>
          <table:table-cell office:value-type="float" office:value="42161698.6466165" calcext:value-type="float">
            <text:p>42161698.6466165</text:p>
          </table:table-cell>
          <table:table-cell office:value-type="float" office:value="9965759.18872922" calcext:value-type="float">
            <text:p>9965759.18872922</text:p>
          </table:table-cell>
          <table:table-cell office:value-type="float" office:value="48228761.6" calcext:value-type="float">
            <text:p>48228761.6</text:p>
          </table:table-cell>
          <table:table-cell office:value-type="float" office:value="48467968" calcext:value-type="float">
            <text:p>48467968</text:p>
          </table:table-cell>
          <table:table-cell office:value-type="float" office:value="48666022.7072" calcext:value-type="float">
            <text:p>48666022.70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102101</text:p>
          </table:table-cell>
          <table:table-cell office:value-type="float" office:value="732" calcext:value-type="float">
            <text:p>732</text:p>
          </table:table-cell>
          <table:table-cell office:value-type="float" office:value="0.0209763319581501" calcext:value-type="float">
            <text:p>0.0209763319581501</text:p>
          </table:table-cell>
          <table:table-cell office:value-type="float" office:value="0.0259463660239132" calcext:value-type="float">
            <text:p>0.0259463660239132</text:p>
          </table:table-cell>
          <table:table-cell office:value-type="float" office:value="0.0717415682596055" calcext:value-type="float">
            <text:p>0.0717415682596055</text:p>
          </table:table-cell>
          <table:table-cell office:value-type="float" office:value="0.0896213576361927" calcext:value-type="float">
            <text:p>0.0896213576361927</text:p>
          </table:table-cell>
          <table:table-cell office:value-type="float" office:value="0.0954387618082876" calcext:value-type="float">
            <text:p>0.0954387618082876</text:p>
          </table:table-cell>
          <table:table-cell/>
        </table:table-row>
        <table:table-row table:style-name="ro2">
          <table:table-cell office:value-type="string" calcext:value-type="string">
            <text:p>prometheus_cpu_machine_cpu_cores_20250525_102101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cpuService_POST__fibonacci_6h_ALL5941_20250525_102102</text:p>
          </table:table-cell>
          <table:table-cell office:value-type="float" office:value="5941" calcext:value-type="float">
            <text:p>5941</text:p>
          </table:table-cell>
          <table:table-cell office:value-type="float" office:value="2.71183302474331" calcext:value-type="float">
            <text:p>2.71183302474331</text:p>
          </table:table-cell>
          <table:table-cell office:value-type="float" office:value="1.13385743514151" calcext:value-type="float">
            <text:p>1.133857435141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2779999999875" calcext:value-type="float">
            <text:p>31.2779999999875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cpu_usage_by_pod_pct_20250525_102101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361397012463957" calcext:value-type="float">
            <text:p>0.36139701246395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102101_pod_cpu-service-5995459d44-fpzk7</text:p>
          </table:table-cell>
          <table:table-cell office:value-type="float" office:value="113" calcext:value-type="float">
            <text:p>113</text:p>
          </table:table-cell>
          <table:table-cell office:value-type="float" office:value="0.0817107228545476" calcext:value-type="float">
            <text:p>0.0817107228545476</text:p>
          </table:table-cell>
          <table:table-cell office:value-type="float" office:value="0.018490497771356" calcext:value-type="float">
            <text:p>0.018490497771356</text:p>
          </table:table-cell>
          <table:table-cell office:value-type="float" office:value="0.105296060968176" calcext:value-type="float">
            <text:p>0.105296060968176</text:p>
          </table:table-cell>
          <table:table-cell office:value-type="float" office:value="0.162440765964989" calcext:value-type="float">
            <text:p>0.162440765964989</text:p>
          </table:table-cell>
          <table:table-cell office:value-type="float" office:value="0.169108524373617" calcext:value-type="float">
            <text:p>0.16910852437361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102101_pod_cpu-service-5995459d44-mj65w</text:p>
          </table:table-cell>
          <table:table-cell office:value-type="float" office:value="133" calcext:value-type="float">
            <text:p>133</text:p>
          </table:table-cell>
          <table:table-cell office:value-type="float" office:value="0.507820024693726" calcext:value-type="float">
            <text:p>0.507820024693726</text:p>
          </table:table-cell>
          <table:table-cell office:value-type="float" office:value="0.201043388068555" calcext:value-type="float">
            <text:p>0.201043388068555</text:p>
          </table:table-cell>
          <table:table-cell office:value-type="float" office:value="0.808383954953951" calcext:value-type="float">
            <text:p>0.808383954953951</text:p>
          </table:table-cell>
          <table:table-cell table:number-columns-repeated="2" office:value-type="float" office:value="0.949530096099747" calcext:value-type="float">
            <text:p>0.94953009609974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102101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101879626828624" calcext:value-type="float">
            <text:p>0.101879626828624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102101_pod_cpu-service-5995459d44-fpzk7</text:p>
          </table:table-cell>
          <table:table-cell office:value-type="float" office:value="116" calcext:value-type="float">
            <text:p>116</text:p>
          </table:table-cell>
          <table:table-cell office:value-type="float" office:value="17685398.0689655" calcext:value-type="float">
            <text:p>17685398.0689655</text:p>
          </table:table-cell>
          <table:table-cell office:value-type="float" office:value="2944434.10335802" calcext:value-type="float">
            <text:p>2944434.10335802</text:p>
          </table:table-cell>
          <table:table-cell office:value-type="float" office:value="19222528" calcext:value-type="float">
            <text:p>19222528</text:p>
          </table:table-cell>
          <table:table-cell table:number-columns-repeated="2" office:value-type="float" office:value="19324928" calcext:value-type="float">
            <text:p>193249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102101_pod_cpu-service-5995459d44-mj65w</text:p>
          </table:table-cell>
          <table:table-cell office:value-type="float" office:value="133" calcext:value-type="float">
            <text:p>133</text:p>
          </table:table-cell>
          <table:table-cell office:value-type="float" office:value="26736840.1804511" calcext:value-type="float">
            <text:p>26736840.1804511</text:p>
          </table:table-cell>
          <table:table-cell office:value-type="float" office:value="3675091.3638585" calcext:value-type="float">
            <text:p>3675091.3638585</text:p>
          </table:table-cell>
          <table:table-cell office:value-type="float" office:value="29288038.4" calcext:value-type="float">
            <text:p>29288038.4</text:p>
          </table:table-cell>
          <table:table-cell office:value-type="float" office:value="29529702.4" calcext:value-type="float">
            <text:p>29529702.4</text:p>
          </table:table-cell>
          <table:table-cell office:value-type="float" office:value="29569024" calcext:value-type="float">
            <text:p>295690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102101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359251160609825" calcext:value-type="float">
            <text:p>0.35925116060982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raw_cpu_usage_20250525_102101_pod_cpu-service-5995459d44-fpzk7</text:p>
          </table:table-cell>
          <table:table-cell office:value-type="float" office:value="333" calcext:value-type="float">
            <text:p>333</text:p>
          </table:table-cell>
          <table:table-cell office:value-type="float" office:value="0.00554553254208041" calcext:value-type="float">
            <text:p>0.00554553254208041</text:p>
          </table:table-cell>
          <table:table-cell office:value-type="float" office:value="0.00456002662438115" calcext:value-type="float">
            <text:p>0.00456002662438115</text:p>
          </table:table-cell>
          <table:table-cell office:value-type="float" office:value="0.00954589155525867" calcext:value-type="float">
            <text:p>0.00954589155525867</text:p>
          </table:table-cell>
          <table:table-cell office:value-type="float" office:value="0.0217279829528627" calcext:value-type="float">
            <text:p>0.0217279829528627</text:p>
          </table:table-cell>
          <table:table-cell office:value-type="float" office:value="0.0259236111799997" calcext:value-type="float">
            <text:p>0.025923611179999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102101_pod_cpu-service-5995459d44-mj65w</text:p>
          </table:table-cell>
          <table:table-cell office:value-type="float" office:value="399" calcext:value-type="float">
            <text:p>399</text:p>
          </table:table-cell>
          <table:table-cell office:value-type="float" office:value="0.0338546683129151" calcext:value-type="float">
            <text:p>0.0338546683129151</text:p>
          </table:table-cell>
          <table:table-cell office:value-type="float" office:value="0.0292171972964446" calcext:value-type="float">
            <text:p>0.0292171972964446</text:p>
          </table:table-cell>
          <table:table-cell office:value-type="float" office:value="0.0805298174156841" calcext:value-type="float">
            <text:p>0.0805298174156841</text:p>
          </table:table-cell>
          <table:table-cell office:value-type="float" office:value="0.0944680327376149" calcext:value-type="float">
            <text:p>0.0944680327376149</text:p>
          </table:table-cell>
          <table:table-cell office:value-type="float" office:value="0.0954387618082876" calcext:value-type="float">
            <text:p>0.0954387618082876</text:p>
          </table:table-cell>
          <table:table-cell/>
        </table:table-row>
      </table:table>
      <table:table table:name="HPA constant ioService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constant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constant_summary</text:p>
          </table:table-cell>
          <table:table-cell office:value-type="float" office:value="11" calcext:value-type="float">
            <text:p>11</text:p>
          </table:table-cell>
          <table:table-cell office:value-type="float" office:value="226.989020317889" calcext:value-type="float">
            <text:p>226.989020317889</text:p>
          </table:table-cell>
          <table:table-cell office:value-type="float" office:value="269.139127521593" calcext:value-type="float">
            <text:p>269.139127521593</text:p>
          </table:table-cell>
          <table:table-cell office:value-type="float" office:value="510.825792958567" calcext:value-type="float">
            <text:p>510.825792958567</text:p>
          </table:table-cell>
          <table:table-cell office:value-type="float" office:value="510.92729934998" calcext:value-type="float">
            <text:p>510.92729934998</text:p>
          </table:table-cell>
          <table:table-cell office:value-type="float" office:value="510.952422181855" calcext:value-type="float">
            <text:p>510.952422181855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http_requests_by_code_20250525_105712</text:p>
          </table:table-cell>
          <table:table-cell office:value-type="float" office:value="117" calcext:value-type="float">
            <text:p>117</text:p>
          </table:table-cell>
          <table:table-cell office:value-type="float" office:value="9.75181642133586" calcext:value-type="float">
            <text:p>9.75181642133586</text:p>
          </table:table-cell>
          <table:table-cell office:value-type="float" office:value="1.04820875020837" calcext:value-type="float">
            <text:p>1.0482087502083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0219644444444" calcext:value-type="float">
            <text:p>10.0219644444444</text:p>
          </table:table-cell>
          <table:table-cell/>
        </table:table-row>
        <table:table-row table:style-name="ro2">
          <table:table-cell office:value-type="string" calcext:value-type="string">
            <text:p>prometheus_io_response_time_p50_20250525_105712</text:p>
          </table:table-cell>
          <table:table-cell office:value-type="float" office:value="117" calcext:value-type="float">
            <text:p>1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5_20250525_105712</text:p>
          </table:table-cell>
          <table:table-cell office:value-type="float" office:value="117" calcext:value-type="float">
            <text:p>117</text:p>
          </table:table-cell>
          <table:table-cell office:value-type="float" office:value="0.975" calcext:value-type="float">
            <text:p>0.975</text:p>
          </table:table-cell>
          <table:table-cell office:value-type="float" office:value="4.46237463660506E-016" calcext:value-type="float">
            <text:p>4.46237463660506E-16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975" calcext:value-type="float">
            <text:p>0.97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_20250525_105712</text:p>
          </table:table-cell>
          <table:table-cell office:value-type="float" office:value="117" calcext:value-type="float">
            <text:p>117</text:p>
          </table:table-cell>
          <table:table-cell office:value-type="float" office:value="0.995" calcext:value-type="float">
            <text:p>0.995</text:p>
          </table:table-cell>
          <table:table-cell office:value-type="float" office:value="1.14323046980371E-016" calcext:value-type="float">
            <text:p>1.14323046980371E-16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5" calcext:value-type="float">
            <text:p>0.99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99_20250525_105712</text:p>
          </table:table-cell>
          <table:table-cell office:value-type="float" office:value="117" calcext:value-type="float">
            <text:p>11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2.06163240009718E-017" calcext:value-type="float">
            <text:p>2.06163240009718E-17</text:p>
          </table:table-cell>
          <table:table-cell office:value-type="float" office:value="0.99995" calcext:value-type="float">
            <text:p>0.99995</text:p>
          </table:table-cell>
          <table:table-cell table:number-columns-repeated="2" office:value-type="float" office:value="0.99995" calcext:value-type="float">
            <text:p>0.99995</text:p>
          </table:table-cell>
          <table:table-cell/>
        </table:table-row>
        <table:table-row table:style-name="ro2">
          <table:table-cell office:value-type="string" calcext:value-type="string">
            <text:p>prometheus_io_pod_count_20250525_105712</text:p>
          </table:table-cell>
          <table:table-cell office:value-type="float" office:value="133" calcext:value-type="float">
            <text:p>133</text:p>
          </table:table-cell>
          <table:table-cell office:value-type="float" office:value="2.67669172932331" calcext:value-type="float">
            <text:p>2.67669172932331</text:p>
          </table:table-cell>
          <table:table-cell office:value-type="float" office:value="0.702256883203601" calcext:value-type="float">
            <text:p>0.702256883203601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rometheus_io_envoy_connections_20250525_105712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io_cpu_usage_by_pod_pct_20250525_105712</text:p>
          </table:table-cell>
          <table:table-cell office:value-type="float" office:value="357" calcext:value-type="float">
            <text:p>357</text:p>
          </table:table-cell>
          <table:table-cell office:value-type="float" office:value="0.266192873493023" calcext:value-type="float">
            <text:p>0.266192873493023</text:p>
          </table:table-cell>
          <table:table-cell office:value-type="float" office:value="0.271230281539341" calcext:value-type="float">
            <text:p>0.271230281539341</text:p>
          </table:table-cell>
          <table:table-cell office:value-type="float" office:value="0.71295552560532" calcext:value-type="float">
            <text:p>0.71295552560532</text:p>
          </table:table-cell>
          <table:table-cell office:value-type="float" office:value="0.993758474797039" calcext:value-type="float">
            <text:p>0.993758474797039</text:p>
          </table:table-cell>
          <table:table-cell office:value-type="float" office:value="1.1379532181428" calcext:value-type="float">
            <text:p>1.137953218142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luster_cpu_usage_pct_20250525_105712</text:p>
          </table:table-cell>
          <table:table-cell office:value-type="float" office:value="133" calcext:value-type="float">
            <text:p>133</text:p>
          </table:table-cell>
          <table:table-cell office:value-type="float" office:value="9.15932594522608" calcext:value-type="float">
            <text:p>9.15932594522608</text:p>
          </table:table-cell>
          <table:table-cell office:value-type="float" office:value="1.15504472286714" calcext:value-type="float">
            <text:p>1.15504472286714</text:p>
          </table:table-cell>
          <table:table-cell office:value-type="float" office:value="10.8198283163623" calcext:value-type="float">
            <text:p>10.8198283163623</text:p>
          </table:table-cell>
          <table:table-cell office:value-type="float" office:value="12.7001854693033" calcext:value-type="float">
            <text:p>12.7001854693033</text:p>
          </table:table-cell>
          <table:table-cell office:value-type="float" office:value="12.8841615401624" calcext:value-type="float">
            <text:p>12.884161540162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service_cpu_usage_pct_20250525_105712</text:p>
          </table:table-cell>
          <table:table-cell office:value-type="float" office:value="133" calcext:value-type="float">
            <text:p>133</text:p>
          </table:table-cell>
          <table:table-cell office:value-type="float" office:value="0.714517713060219" calcext:value-type="float">
            <text:p>0.714517713060219</text:p>
          </table:table-cell>
          <table:table-cell office:value-type="float" office:value="0.243196073806889" calcext:value-type="float">
            <text:p>0.243196073806889</text:p>
          </table:table-cell>
          <table:table-cell office:value-type="float" office:value="0.976873219239918" calcext:value-type="float">
            <text:p>0.976873219239918</text:p>
          </table:table-cell>
          <table:table-cell office:value-type="float" office:value="1.1712281300963" calcext:value-type="float">
            <text:p>1.1712281300963</text:p>
          </table:table-cell>
          <table:table-cell office:value-type="float" office:value="1.23864730001836" calcext:value-type="float">
            <text:p>1.2386473000183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105712</text:p>
          </table:table-cell>
          <table:table-cell office:value-type="float" office:value="363" calcext:value-type="float">
            <text:p>363</text:p>
          </table:table-cell>
          <table:table-cell office:value-type="float" office:value="21885954.8209366" calcext:value-type="float">
            <text:p>21885954.8209366</text:p>
          </table:table-cell>
          <table:table-cell office:value-type="float" office:value="5916457.16419513" calcext:value-type="float">
            <text:p>5916457.16419513</text:p>
          </table:table-cell>
          <table:table-cell office:value-type="float" office:value="30691328" calcext:value-type="float">
            <text:p>30691328</text:p>
          </table:table-cell>
          <table:table-cell table:number-columns-repeated="2" office:value-type="float" office:value="30806016" calcext:value-type="float">
            <text:p>308060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total_service_memory_usage_20250525_105712</text:p>
          </table:table-cell>
          <table:table-cell office:value-type="float" office:value="133" calcext:value-type="float">
            <text:p>133</text:p>
          </table:table-cell>
          <table:table-cell office:value-type="float" office:value="59733846.6165414" calcext:value-type="float">
            <text:p>59733846.6165414</text:p>
          </table:table-cell>
          <table:table-cell office:value-type="float" office:value="16865697.0708383" calcext:value-type="float">
            <text:p>16865697.0708383</text:p>
          </table:table-cell>
          <table:table-cell office:value-type="float" office:value="69068390.4" calcext:value-type="float">
            <text:p>69068390.4</text:p>
          </table:table-cell>
          <table:table-cell office:value-type="float" office:value="69274337.28" calcext:value-type="float">
            <text:p>69274337.28</text:p>
          </table:table-cell>
          <table:table-cell office:value-type="float" office:value="69485828.5056" calcext:value-type="float">
            <text:p>69485828.50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105712</text:p>
          </table:table-cell>
          <table:table-cell office:value-type="float" office:value="1059" calcext:value-type="float">
            <text:p>1059</text:p>
          </table:table-cell>
          <table:table-cell office:value-type="float" office:value="0.0179472815556202" calcext:value-type="float">
            <text:p>0.0179472815556202</text:p>
          </table:table-cell>
          <table:table-cell office:value-type="float" office:value="0.0256314775439496" calcext:value-type="float">
            <text:p>0.0256314775439496</text:p>
          </table:table-cell>
          <table:table-cell office:value-type="float" office:value="0.0689789099269418" calcext:value-type="float">
            <text:p>0.0689789099269418</text:p>
          </table:table-cell>
          <table:table-cell office:value-type="float" office:value="0.0900102281029304" calcext:value-type="float">
            <text:p>0.0900102281029304</text:p>
          </table:table-cell>
          <table:table-cell office:value-type="float" office:value="0.126653963866696" calcext:value-type="float">
            <text:p>0.126653963866696</text:p>
          </table:table-cell>
          <table:table-cell/>
        </table:table-row>
        <table:table-row table:style-name="ro2">
          <table:table-cell office:value-type="string" calcext:value-type="string">
            <text:p>prometheus_io_machine_cpu_cores_20250525_105712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ioService_POST__simulate-io_6h_ALL6000_20250525_105713</text:p>
          </table:table-cell>
          <table:table-cell office:value-type="float" office:value="6000" calcext:value-type="float">
            <text:p>6000</text:p>
          </table:table-cell>
          <table:table-cell office:value-type="float" office:value="506.431666666667" calcext:value-type="float">
            <text:p>506.431666666667</text:p>
          </table:table-cell>
          <table:table-cell office:value-type="float" office:value="6.9808871943251" calcext:value-type="float">
            <text:p>6.9808871943251</text:p>
          </table:table-cell>
          <table:table-cell office:value-type="float" office:value="510" calcext:value-type="float">
            <text:p>510</text:p>
          </table:table-cell>
          <table:table-cell office:value-type="float" office:value="516" calcext:value-type="float">
            <text:p>516</text:p>
          </table:table-cell>
          <table:table-cell office:value-type="float" office:value="696.4001" calcext:value-type="float">
            <text:p>696.400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cpu_usage_by_pod_pct_20250525_105712_pods_gini</text:p>
          </table:table-cell>
          <table:table-cell office:value-type="float" office:value="3" calcext:value-type="float">
            <text:p>3</text:p>
          </table:table-cell>
          <table:table-cell office:value-type="float" office:value="0.450230500684639" calcext:value-type="float">
            <text:p>0.450230500684639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05712_pod_io-service-746f86c75b-6t2vr</text:p>
          </table:table-cell>
          <table:table-cell office:value-type="float" office:value="133" calcext:value-type="float">
            <text:p>133</text:p>
          </table:table-cell>
          <table:table-cell office:value-type="float" office:value="0.578229373033612" calcext:value-type="float">
            <text:p>0.578229373033612</text:p>
          </table:table-cell>
          <table:table-cell office:value-type="float" office:value="0.20392327472819" calcext:value-type="float">
            <text:p>0.20392327472819</text:p>
          </table:table-cell>
          <table:table-cell office:value-type="float" office:value="0.889992853311787" calcext:value-type="float">
            <text:p>0.889992853311787</text:p>
          </table:table-cell>
          <table:table-cell office:value-type="float" office:value="1.10087115350281" calcext:value-type="float">
            <text:p>1.10087115350281</text:p>
          </table:table-cell>
          <table:table-cell office:value-type="float" office:value="1.1382058018191" calcext:value-type="float">
            <text:p>1.13820580181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05712_pod_io-service-746f86c75b-7lqk6</text:p>
          </table:table-cell>
          <table:table-cell office:value-type="float" office:value="114" calcext:value-type="float">
            <text:p>114</text:p>
          </table:table-cell>
          <table:table-cell office:value-type="float" office:value="0.083274022904618" calcext:value-type="float">
            <text:p>0.083274022904618</text:p>
          </table:table-cell>
          <table:table-cell office:value-type="float" office:value="0.0184726473211585" calcext:value-type="float">
            <text:p>0.0184726473211585</text:p>
          </table:table-cell>
          <table:table-cell office:value-type="float" office:value="0.119688993533217" calcext:value-type="float">
            <text:p>0.119688993533217</text:p>
          </table:table-cell>
          <table:table-cell office:value-type="float" office:value="0.131569385114478" calcext:value-type="float">
            <text:p>0.131569385114478</text:p>
          </table:table-cell>
          <table:table-cell office:value-type="float" office:value="0.132208898599744" calcext:value-type="float">
            <text:p>0.13220889859974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05712_pod_io-service-746f86c75b-ml57r</text:p>
          </table:table-cell>
          <table:table-cell office:value-type="float" office:value="110" calcext:value-type="float">
            <text:p>110</text:p>
          </table:table-cell>
          <table:table-cell office:value-type="float" office:value="0.078482823749203" calcext:value-type="float">
            <text:p>0.078482823749203</text:p>
          </table:table-cell>
          <table:table-cell office:value-type="float" office:value="0.0141123939768947" calcext:value-type="float">
            <text:p>0.0141123939768947</text:p>
          </table:table-cell>
          <table:table-cell office:value-type="float" office:value="0.101649406359084" calcext:value-type="float">
            <text:p>0.101649406359084</text:p>
          </table:table-cell>
          <table:table-cell office:value-type="float" office:value="0.111616188654929" calcext:value-type="float">
            <text:p>0.111616188654929</text:p>
          </table:table-cell>
          <table:table-cell office:value-type="float" office:value="0.118353823383172" calcext:value-type="float">
            <text:p>0.11835382338317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105712_pods_gini</text:p>
          </table:table-cell>
          <table:table-cell office:value-type="float" office:value="3" calcext:value-type="float">
            <text:p>3</text:p>
          </table:table-cell>
          <table:table-cell office:value-type="float" office:value="0.109703768727659" calcext:value-type="float">
            <text:p>0.109703768727659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105712_pod_io-service-746f86c75b-6t2vr</text:p>
          </table:table-cell>
          <table:table-cell office:value-type="float" office:value="133" calcext:value-type="float">
            <text:p>133</text:p>
          </table:table-cell>
          <table:table-cell office:value-type="float" office:value="28515243.3082707" calcext:value-type="float">
            <text:p>28515243.3082707</text:p>
          </table:table-cell>
          <table:table-cell office:value-type="float" office:value="4149181.31732852" calcext:value-type="float">
            <text:p>4149181.31732852</text:p>
          </table:table-cell>
          <table:table-cell office:value-type="float" office:value="30797824" calcext:value-type="float">
            <text:p>30797824</text:p>
          </table:table-cell>
          <table:table-cell table:number-columns-repeated="2" office:value-type="float" office:value="30806016" calcext:value-type="float">
            <text:p>308060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105712_pod_io-service-746f86c75b-7lqk6</text:p>
          </table:table-cell>
          <table:table-cell office:value-type="float" office:value="116" calcext:value-type="float">
            <text:p>116</text:p>
          </table:table-cell>
          <table:table-cell office:value-type="float" office:value="17881123.3103448" calcext:value-type="float">
            <text:p>17881123.3103448</text:p>
          </table:table-cell>
          <table:table-cell office:value-type="float" office:value="3067952.0282111" calcext:value-type="float">
            <text:p>3067952.0282111</text:p>
          </table:table-cell>
          <table:table-cell office:value-type="float" office:value="19288064" calcext:value-type="float">
            <text:p>19288064</text:p>
          </table:table-cell>
          <table:table-cell office:value-type="float" office:value="20117708.8" calcext:value-type="float">
            <text:p>20117708.8</text:p>
          </table:table-cell>
          <table:table-cell office:value-type="float" office:value="20230144" calcext:value-type="float">
            <text:p>202301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105712_pod_io-service-746f86c75b-ml57r</text:p>
          </table:table-cell>
          <table:table-cell office:value-type="float" office:value="114" calcext:value-type="float">
            <text:p>114</text:p>
          </table:table-cell>
          <table:table-cell office:value-type="float" office:value="18226876.631579" calcext:value-type="float">
            <text:p>18226876.631579</text:p>
          </table:table-cell>
          <table:table-cell office:value-type="float" office:value="866775.353467012" calcext:value-type="float">
            <text:p>866775.353467012</text:p>
          </table:table-cell>
          <table:table-cell office:value-type="float" office:value="19329638.4" calcext:value-type="float">
            <text:p>19329638.4</text:p>
          </table:table-cell>
          <table:table-cell table:number-columns-repeated="2" office:value-type="float" office:value="19509248" calcext:value-type="float">
            <text:p>19509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105712_pods_gini</text:p>
          </table:table-cell>
          <table:table-cell office:value-type="float" office:value="3" calcext:value-type="float">
            <text:p>3</text:p>
          </table:table-cell>
          <table:table-cell office:value-type="float" office:value="0.44736079851612" calcext:value-type="float">
            <text:p>0.4473607985161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raw_cpu_usage_20250525_105712_pod_io-service-746f86c75b-6t2vr</text:p>
          </table:table-cell>
          <table:table-cell office:value-type="float" office:value="399" calcext:value-type="float">
            <text:p>399</text:p>
          </table:table-cell>
          <table:table-cell office:value-type="float" office:value="0.0385486248689074" calcext:value-type="float">
            <text:p>0.0385486248689074</text:p>
          </table:table-cell>
          <table:table-cell office:value-type="float" office:value="0.0321771221065339" calcext:value-type="float">
            <text:p>0.0321771221065339</text:p>
          </table:table-cell>
          <table:table-cell office:value-type="float" office:value="0.0791184493845334" calcext:value-type="float">
            <text:p>0.0791184493845334</text:p>
          </table:table-cell>
          <table:table-cell office:value-type="float" office:value="0.108656986681695" calcext:value-type="float">
            <text:p>0.108656986681695</text:p>
          </table:table-cell>
          <table:table-cell office:value-type="float" office:value="0.127216987802802" calcext:value-type="float">
            <text:p>0.12721698780280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105712_pod_io-service-746f86c75b-7lqk6</text:p>
          </table:table-cell>
          <table:table-cell office:value-type="float" office:value="335" calcext:value-type="float">
            <text:p>335</text:p>
          </table:table-cell>
          <table:table-cell office:value-type="float" office:value="0.00566760514097102" calcext:value-type="float">
            <text:p>0.00566760514097102</text:p>
          </table:table-cell>
          <table:table-cell office:value-type="float" office:value="0.00434265453908773" calcext:value-type="float">
            <text:p>0.00434265453908773</text:p>
          </table:table-cell>
          <table:table-cell office:value-type="float" office:value="0.0120920097323601" calcext:value-type="float">
            <text:p>0.0120920097323601</text:p>
          </table:table-cell>
          <table:table-cell office:value-type="float" office:value="0.0137807393138137" calcext:value-type="float">
            <text:p>0.0137807393138137</text:p>
          </table:table-cell>
          <table:table-cell office:value-type="float" office:value="0.0156580405669865" calcext:value-type="float">
            <text:p>0.015658040566986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105712_pod_io-service-746f86c75b-ml57r</text:p>
          </table:table-cell>
          <table:table-cell office:value-type="float" office:value="325" calcext:value-type="float">
            <text:p>325</text:p>
          </table:table-cell>
          <table:table-cell office:value-type="float" office:value="0.0053126834537922" calcext:value-type="float">
            <text:p>0.0053126834537922</text:p>
          </table:table-cell>
          <table:table-cell office:value-type="float" office:value="0.0039145395593834" calcext:value-type="float">
            <text:p>0.0039145395593834</text:p>
          </table:table-cell>
          <table:table-cell office:value-type="float" office:value="0.00991333979280601" calcext:value-type="float">
            <text:p>0.00991333979280601</text:p>
          </table:table-cell>
          <table:table-cell office:value-type="float" office:value="0.0113967379216607" calcext:value-type="float">
            <text:p>0.0113967379216607</text:p>
          </table:table-cell>
          <table:table-cell office:value-type="float" office:value="0.0126360536969955" calcext:value-type="float">
            <text:p>0.0126360536969955</text:p>
          </table:table-cell>
          <table:table-cell/>
        </table:table-row>
      </table:table>
      <table:table table:name="HPA spike echoService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spike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spike_summary</text:p>
          </table:table-cell>
          <table:table-cell office:value-type="float" office:value="11" calcext:value-type="float">
            <text:p>11</text:p>
          </table:table-cell>
          <table:table-cell office:value-type="float" office:value="5.17390744400462" calcext:value-type="float">
            <text:p>5.17390744400462</text:p>
          </table:table-cell>
          <table:table-cell office:value-type="float" office:value="6.09352617932091" calcext:value-type="float">
            <text:p>6.09352617932091</text:p>
          </table:table-cell>
          <table:table-cell office:value-type="float" office:value="11.6875500380516" calcext:value-type="float">
            <text:p>11.6875500380516</text:p>
          </table:table-cell>
          <table:table-cell office:value-type="float" office:value="11.7557822627543" calcext:value-type="float">
            <text:p>11.7557822627543</text:p>
          </table:table-cell>
          <table:table-cell office:value-type="float" office:value="11.7726697383682" calcext:value-type="float">
            <text:p>11.7726697383682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http_requests_by_code_20250525_094504</text:p>
          </table:table-cell>
          <table:table-cell office:value-type="float" office:value="117" calcext:value-type="float">
            <text:p>117</text:p>
          </table:table-cell>
          <table:table-cell office:value-type="float" office:value="37.3721465938588" calcext:value-type="float">
            <text:p>37.3721465938588</text:p>
          </table:table-cell>
          <table:table-cell office:value-type="float" office:value="56.2897926053074" calcext:value-type="float">
            <text:p>56.2897926053074</text:p>
          </table:table-cell>
          <table:table-cell office:value-type="float" office:value="154.684928" calcext:value-type="float">
            <text:p>154.684928</text:p>
          </table:table-cell>
          <table:table-cell office:value-type="float" office:value="161.048888888889" calcext:value-type="float">
            <text:p>161.048888888889</text:p>
          </table:table-cell>
          <table:table-cell office:value-type="float" office:value="161.066666666667" calcext:value-type="float">
            <text:p>161.066666666667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50_20250525_094504</text:p>
          </table:table-cell>
          <table:table-cell office:value-type="float" office:value="117" calcext:value-type="float">
            <text:p>117</text:p>
          </table:table-cell>
          <table:table-cell office:value-type="float" office:value="0.00506978210664847" calcext:value-type="float">
            <text:p>0.00506978210664847</text:p>
          </table:table-cell>
          <table:table-cell office:value-type="float" office:value="0.0000607829797172185" calcext:value-type="float">
            <text:p>6.07829797172185E-05</text:p>
          </table:table-cell>
          <table:table-cell office:value-type="float" office:value="0.00519262020416154" calcext:value-type="float">
            <text:p>0.00519262020416154</text:p>
          </table:table-cell>
          <table:table-cell office:value-type="float" office:value="0.00520908431916672" calcext:value-type="float">
            <text:p>0.00520908431916672</text:p>
          </table:table-cell>
          <table:table-cell office:value-type="float" office:value="0.00520953663377659" calcext:value-type="float">
            <text:p>0.00520953663377659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5_20250525_094504</text:p>
          </table:table-cell>
          <table:table-cell office:value-type="float" office:value="117" calcext:value-type="float">
            <text:p>117</text:p>
          </table:table-cell>
          <table:table-cell office:value-type="float" office:value="0.0096325860026321" calcext:value-type="float">
            <text:p>0.0096325860026321</text:p>
          </table:table-cell>
          <table:table-cell office:value-type="float" office:value="0.000115487661462715" calcext:value-type="float">
            <text:p>0.000115487661462715</text:p>
          </table:table-cell>
          <table:table-cell office:value-type="float" office:value="0.00986597838790693" calcext:value-type="float">
            <text:p>0.00986597838790693</text:p>
          </table:table-cell>
          <table:table-cell office:value-type="float" office:value="0.00989726020641678" calcext:value-type="float">
            <text:p>0.00989726020641678</text:p>
          </table:table-cell>
          <table:table-cell office:value-type="float" office:value="0.00989811960417553" calcext:value-type="float">
            <text:p>0.00989811960417553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_20250525_094504</text:p>
          </table:table-cell>
          <table:table-cell office:value-type="float" office:value="117" calcext:value-type="float">
            <text:p>117</text:p>
          </table:table-cell>
          <table:table-cell office:value-type="float" office:value="0.0242492048885789" calcext:value-type="float">
            <text:p>0.0242492048885789</text:p>
          </table:table-cell>
          <table:table-cell office:value-type="float" office:value="0.0196970661489992" calcext:value-type="float">
            <text:p>0.0196970661489992</text:p>
          </table:table-cell>
          <table:table-cell office:value-type="float" office:value="0.0646241573020294" calcext:value-type="float">
            <text:p>0.0646241573020294</text:p>
          </table:table-cell>
          <table:table-cell office:value-type="float" office:value="0.0774778721634493" calcext:value-type="float">
            <text:p>0.0774778721634493</text:p>
          </table:table-cell>
          <table:table-cell office:value-type="float" office:value="0.0775222537789417" calcext:value-type="float">
            <text:p>0.0775222537789417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99_20250525_094504</text:p>
          </table:table-cell>
          <table:table-cell office:value-type="float" office:value="117" calcext:value-type="float">
            <text:p>117</text:p>
          </table:table-cell>
          <table:table-cell office:value-type="float" office:value="0.0878194279790062" calcext:value-type="float">
            <text:p>0.0878194279790062</text:p>
          </table:table-cell>
          <table:table-cell office:value-type="float" office:value="0.0251853589429305" calcext:value-type="float">
            <text:p>0.0251853589429305</text:p>
          </table:table-cell>
          <table:table-cell office:value-type="float" office:value="0.0996462415730203" calcext:value-type="float">
            <text:p>0.0996462415730203</text:p>
          </table:table-cell>
          <table:table-cell office:value-type="float" office:value="0.0997747787216345" calcext:value-type="float">
            <text:p>0.0997747787216345</text:p>
          </table:table-cell>
          <table:table-cell office:value-type="float" office:value="0.0997752225377894" calcext:value-type="float">
            <text:p>0.0997752225377894</text:p>
          </table:table-cell>
          <table:table-cell/>
        </table:table-row>
        <table:table-row table:style-name="ro2">
          <table:table-cell office:value-type="string" calcext:value-type="string">
            <text:p>prometheus_echo_pod_count_20250525_094504</text:p>
          </table:table-cell>
          <table:table-cell office:value-type="float" office:value="133" calcext:value-type="float">
            <text:p>133</text:p>
          </table:table-cell>
          <table:table-cell office:value-type="float" office:value="7.17293233082707" calcext:value-type="float">
            <text:p>7.17293233082707</text:p>
          </table:table-cell>
          <table:table-cell office:value-type="float" office:value="3.69584385368765" calcext:value-type="float">
            <text:p>3.69584385368765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echo_envoy_connections_20250525_094504</text:p>
          </table:table-cell>
          <table:table-cell office:value-type="float" office:value="133" calcext:value-type="float">
            <text:p>133</text:p>
          </table:table-cell>
          <table:table-cell office:value-type="float" office:value="6.93233082706767" calcext:value-type="float">
            <text:p>6.93233082706767</text:p>
          </table:table-cell>
          <table:table-cell office:value-type="float" office:value="0.252126973837454" calcext:value-type="float">
            <text:p>0.252126973837454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rometheus_echo_cpu_usage_by_pod_pct_20250525_094504</text:p>
          </table:table-cell>
          <table:table-cell office:value-type="float" office:value="976" calcext:value-type="float">
            <text:p>976</text:p>
          </table:table-cell>
          <table:table-cell office:value-type="float" office:value="0.216811036413615" calcext:value-type="float">
            <text:p>0.216811036413615</text:p>
          </table:table-cell>
          <table:table-cell office:value-type="float" office:value="0.535467428347891" calcext:value-type="float">
            <text:p>0.535467428347891</text:p>
          </table:table-cell>
          <table:table-cell office:value-type="float" office:value="1.3358154846355" calcext:value-type="float">
            <text:p>1.3358154846355</text:p>
          </table:table-cell>
          <table:table-cell office:value-type="float" office:value="2.79477808633591" calcext:value-type="float">
            <text:p>2.79477808633591</text:p>
          </table:table-cell>
          <table:table-cell office:value-type="float" office:value="3.76601815891915" calcext:value-type="float">
            <text:p>3.7660181589191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luster_cpu_usage_pct_20250525_094504</text:p>
          </table:table-cell>
          <table:table-cell office:value-type="float" office:value="133" calcext:value-type="float">
            <text:p>133</text:p>
          </table:table-cell>
          <table:table-cell office:value-type="float" office:value="11.6437854526998" calcext:value-type="float">
            <text:p>11.6437854526998</text:p>
          </table:table-cell>
          <table:table-cell office:value-type="float" office:value="5.55228019643015" calcext:value-type="float">
            <text:p>5.55228019643015</text:p>
          </table:table-cell>
          <table:table-cell office:value-type="float" office:value="22.9743386092834" calcext:value-type="float">
            <text:p>22.9743386092834</text:p>
          </table:table-cell>
          <table:table-cell office:value-type="float" office:value="24.7197791821218" calcext:value-type="float">
            <text:p>24.7197791821218</text:p>
          </table:table-cell>
          <table:table-cell office:value-type="float" office:value="25.4227923097021" calcext:value-type="float">
            <text:p>25.422792309702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service_cpu_usage_pct_20250525_094504</text:p>
          </table:table-cell>
          <table:table-cell office:value-type="float" office:value="133" calcext:value-type="float">
            <text:p>133</text:p>
          </table:table-cell>
          <table:table-cell office:value-type="float" office:value="1.59103437247886" calcext:value-type="float">
            <text:p>1.59103437247886</text:p>
          </table:table-cell>
          <table:table-cell office:value-type="float" office:value="1.68783790247484" calcext:value-type="float">
            <text:p>1.68783790247484</text:p>
          </table:table-cell>
          <table:table-cell office:value-type="float" office:value="5.06823367526232" calcext:value-type="float">
            <text:p>5.06823367526232</text:p>
          </table:table-cell>
          <table:table-cell office:value-type="float" office:value="5.61010625331984" calcext:value-type="float">
            <text:p>5.61010625331984</text:p>
          </table:table-cell>
          <table:table-cell office:value-type="float" office:value="5.82181377707026" calcext:value-type="float">
            <text:p>5.8218137770702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94504</text:p>
          </table:table-cell>
          <table:table-cell office:value-type="float" office:value="1263" calcext:value-type="float">
            <text:p>1263</text:p>
          </table:table-cell>
          <table:table-cell office:value-type="float" office:value="18670832.7980998" calcext:value-type="float">
            <text:p>18670832.7980998</text:p>
          </table:table-cell>
          <table:table-cell office:value-type="float" office:value="4283045.33109027" calcext:value-type="float">
            <text:p>4283045.33109027</text:p>
          </table:table-cell>
          <table:table-cell office:value-type="float" office:value="24644403.2" calcext:value-type="float">
            <text:p>24644403.2</text:p>
          </table:table-cell>
          <table:table-cell office:value-type="float" office:value="32604160" calcext:value-type="float">
            <text:p>32604160</text:p>
          </table:table-cell>
          <table:table-cell office:value-type="float" office:value="32985088" calcext:value-type="float">
            <text:p>329850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total_service_memory_usage_20250525_094504</text:p>
          </table:table-cell>
          <table:table-cell office:value-type="float" office:value="133" calcext:value-type="float">
            <text:p>133</text:p>
          </table:table-cell>
          <table:table-cell office:value-type="float" office:value="177302720.481203" calcext:value-type="float">
            <text:p>177302720.481203</text:p>
          </table:table-cell>
          <table:table-cell office:value-type="float" office:value="82852287.1055507" calcext:value-type="float">
            <text:p>82852287.1055507</text:p>
          </table:table-cell>
          <table:table-cell office:value-type="float" office:value="341701427.2" calcext:value-type="float">
            <text:p>341701427.2</text:p>
          </table:table-cell>
          <table:table-cell office:value-type="float" office:value="354296463.36" calcext:value-type="float">
            <text:p>354296463.36</text:p>
          </table:table-cell>
          <table:table-cell office:value-type="float" office:value="354417282.2528" calcext:value-type="float">
            <text:p>354417282.25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094504</text:p>
          </table:table-cell>
          <table:table-cell office:value-type="float" office:value="2824" calcext:value-type="float">
            <text:p>2824</text:p>
          </table:table-cell>
          <table:table-cell office:value-type="float" office:value="0.0149863719220743" calcext:value-type="float">
            <text:p>0.0149863719220743</text:p>
          </table:table-cell>
          <table:table-cell office:value-type="float" office:value="0.0459707840126533" calcext:value-type="float">
            <text:p>0.0459707840126533</text:p>
          </table:table-cell>
          <table:table-cell office:value-type="float" office:value="0.0300517858715064" calcext:value-type="float">
            <text:p>0.0300517858715064</text:p>
          </table:table-cell>
          <table:table-cell office:value-type="float" office:value="0.26539393056263" calcext:value-type="float">
            <text:p>0.26539393056263</text:p>
          </table:table-cell>
          <table:table-cell office:value-type="float" office:value="0.400595663559949" calcext:value-type="float">
            <text:p>0.400595663559949</text:p>
          </table:table-cell>
          <table:table-cell/>
        </table:table-row>
        <table:table-row table:style-name="ro2">
          <table:table-cell office:value-type="string" calcext:value-type="string">
            <text:p>prometheus_echo_machine_cpu_cores_20250525_094504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echoService_POST__echo_6h_ALL22829_20250525_094505</text:p>
          </table:table-cell>
          <table:table-cell office:value-type="float" office:value="22829" calcext:value-type="float">
            <text:p>22829</text:p>
          </table:table-cell>
          <table:table-cell office:value-type="float" office:value="2.13723772394761" calcext:value-type="float">
            <text:p>2.13723772394761</text:p>
          </table:table-cell>
          <table:table-cell office:value-type="float" office:value="4.62687425835347" calcext:value-type="float">
            <text:p>4.62687425835347</text:p>
          </table:table-cell>
          <table:table-cell office:value-type="float" office:value="3" calcext:value-type="float">
            <text:p>3</text:p>
          </table:table-cell>
          <table:table-cell office:value-type="float" office:value="18.7200000000012" calcext:value-type="float">
            <text:p>18.7200000000012</text:p>
          </table:table-cell>
          <table:table-cell office:value-type="float" office:value="86.7171999999991" calcext:value-type="float">
            <text:p>86.717199999999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cpu_usage_by_pod_pct_20250525_094504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386118021561092" calcext:value-type="float">
            <text:p>0.38611802156109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4c8jh</text:p>
          </table:table-cell>
          <table:table-cell office:value-type="float" office:value="82" calcext:value-type="float">
            <text:p>82</text:p>
          </table:table-cell>
          <table:table-cell office:value-type="float" office:value="0.0836728254915067" calcext:value-type="float">
            <text:p>0.0836728254915067</text:p>
          </table:table-cell>
          <table:table-cell office:value-type="float" office:value="0.0229699839819266" calcext:value-type="float">
            <text:p>0.0229699839819266</text:p>
          </table:table-cell>
          <table:table-cell office:value-type="float" office:value="0.131439861249485" calcext:value-type="float">
            <text:p>0.131439861249485</text:p>
          </table:table-cell>
          <table:table-cell office:value-type="float" office:value="0.147070462411365" calcext:value-type="float">
            <text:p>0.147070462411365</text:p>
          </table:table-cell>
          <table:table-cell office:value-type="float" office:value="0.151687368946038" calcext:value-type="float">
            <text:p>0.15168736894603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4gbfh</text:p>
          </table:table-cell>
          <table:table-cell office:value-type="float" office:value="14" calcext:value-type="float">
            <text:p>14</text:p>
          </table:table-cell>
          <table:table-cell office:value-type="float" office:value="0.0930748824610126" calcext:value-type="float">
            <text:p>0.0930748824610126</text:p>
          </table:table-cell>
          <table:table-cell office:value-type="float" office:value="0.0200694605036909" calcext:value-type="float">
            <text:p>0.0200694605036909</text:p>
          </table:table-cell>
          <table:table-cell office:value-type="float" office:value="0.124327880155325" calcext:value-type="float">
            <text:p>0.124327880155325</text:p>
          </table:table-cell>
          <table:table-cell office:value-type="float" office:value="0.127190867742161" calcext:value-type="float">
            <text:p>0.127190867742161</text:p>
          </table:table-cell>
          <table:table-cell office:value-type="float" office:value="0.127899457169903" calcext:value-type="float">
            <text:p>0.12789945716990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6bp84</text:p>
          </table:table-cell>
          <table:table-cell office:value-type="float" office:value="9" calcext:value-type="float">
            <text:p>9</text:p>
          </table:table-cell>
          <table:table-cell office:value-type="float" office:value="0.148159318151529" calcext:value-type="float">
            <text:p>0.148159318151529</text:p>
          </table:table-cell>
          <table:table-cell office:value-type="float" office:value="0.0357256597033973" calcext:value-type="float">
            <text:p>0.0357256597033973</text:p>
          </table:table-cell>
          <table:table-cell office:value-type="float" office:value="0.182252967210755" calcext:value-type="float">
            <text:p>0.182252967210755</text:p>
          </table:table-cell>
          <table:table-cell office:value-type="float" office:value="0.183047321363757" calcext:value-type="float">
            <text:p>0.183047321363757</text:p>
          </table:table-cell>
          <table:table-cell office:value-type="float" office:value="0.183243924016625" calcext:value-type="float">
            <text:p>0.18324392401662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7wkfl</text:p>
          </table:table-cell>
          <table:table-cell office:value-type="float" office:value="14" calcext:value-type="float">
            <text:p>14</text:p>
          </table:table-cell>
          <table:table-cell office:value-type="float" office:value="0.0959736642952388" calcext:value-type="float">
            <text:p>0.0959736642952388</text:p>
          </table:table-cell>
          <table:table-cell office:value-type="float" office:value="0.0355967200369659" calcext:value-type="float">
            <text:p>0.0355967200369659</text:p>
          </table:table-cell>
          <table:table-cell office:value-type="float" office:value="0.153116783989642" calcext:value-type="float">
            <text:p>0.153116783989642</text:p>
          </table:table-cell>
          <table:table-cell office:value-type="float" office:value="0.161776748015897" calcext:value-type="float">
            <text:p>0.161776748015897</text:p>
          </table:table-cell>
          <table:table-cell office:value-type="float" office:value="0.163920089112395" calcext:value-type="float">
            <text:p>0.16392008911239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bggsl</text:p>
          </table:table-cell>
          <table:table-cell office:value-type="float" office:value="133" calcext:value-type="float">
            <text:p>133</text:p>
          </table:table-cell>
          <table:table-cell office:value-type="float" office:value="0.766753945465193" calcext:value-type="float">
            <text:p>0.766753945465193</text:p>
          </table:table-cell>
          <table:table-cell office:value-type="float" office:value="1.10263103600852" calcext:value-type="float">
            <text:p>1.10263103600852</text:p>
          </table:table-cell>
          <table:table-cell office:value-type="float" office:value="3.34389076884933" calcext:value-type="float">
            <text:p>3.34389076884933</text:p>
          </table:table-cell>
          <table:table-cell office:value-type="float" office:value="3.73373834697753" calcext:value-type="float">
            <text:p>3.73373834697753</text:p>
          </table:table-cell>
          <table:table-cell office:value-type="float" office:value="3.76903332584068" calcext:value-type="float">
            <text:p>3.7690333258406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bqdhn</text:p>
          </table:table-cell>
          <table:table-cell office:value-type="float" office:value="15" calcext:value-type="float">
            <text:p>15</text:p>
          </table:table-cell>
          <table:table-cell office:value-type="float" office:value="0.13124975735973" calcext:value-type="float">
            <text:p>0.13124975735973</text:p>
          </table:table-cell>
          <table:table-cell office:value-type="float" office:value="0.0576540097277154" calcext:value-type="float">
            <text:p>0.0576540097277154</text:p>
          </table:table-cell>
          <table:table-cell office:value-type="float" office:value="0.207544539455408" calcext:value-type="float">
            <text:p>0.207544539455408</text:p>
          </table:table-cell>
          <table:table-cell office:value-type="float" office:value="0.212660131317995" calcext:value-type="float">
            <text:p>0.212660131317995</text:p>
          </table:table-cell>
          <table:table-cell office:value-type="float" office:value="0.213926240303985" calcext:value-type="float">
            <text:p>0.21392624030398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gcsmr</text:p>
          </table:table-cell>
          <table:table-cell office:value-type="float" office:value="88" calcext:value-type="float">
            <text:p>88</text:p>
          </table:table-cell>
          <table:table-cell office:value-type="float" office:value="0.0836278255628395" calcext:value-type="float">
            <text:p>0.0836278255628395</text:p>
          </table:table-cell>
          <table:table-cell office:value-type="float" office:value="0.0296285382213946" calcext:value-type="float">
            <text:p>0.0296285382213946</text:p>
          </table:table-cell>
          <table:table-cell office:value-type="float" office:value="0.158443998743424" calcext:value-type="float">
            <text:p>0.158443998743424</text:p>
          </table:table-cell>
          <table:table-cell office:value-type="float" office:value="0.178968725134244" calcext:value-type="float">
            <text:p>0.178968725134244</text:p>
          </table:table-cell>
          <table:table-cell office:value-type="float" office:value="0.185031038784718" calcext:value-type="float">
            <text:p>0.18503103878471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gptjg</text:p>
          </table:table-cell>
          <table:table-cell office:value-type="float" office:value="79" calcext:value-type="float">
            <text:p>79</text:p>
          </table:table-cell>
          <table:table-cell office:value-type="float" office:value="0.0831822673671131" calcext:value-type="float">
            <text:p>0.0831822673671131</text:p>
          </table:table-cell>
          <table:table-cell office:value-type="float" office:value="0.0259626348438757" calcext:value-type="float">
            <text:p>0.0259626348438757</text:p>
          </table:table-cell>
          <table:table-cell office:value-type="float" office:value="0.127411734849628" calcext:value-type="float">
            <text:p>0.127411734849628</text:p>
          </table:table-cell>
          <table:table-cell office:value-type="float" office:value="0.167163064910622" calcext:value-type="float">
            <text:p>0.167163064910622</text:p>
          </table:table-cell>
          <table:table-cell office:value-type="float" office:value="0.169942938880855" calcext:value-type="float">
            <text:p>0.16994293888085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mkd6w</text:p>
          </table:table-cell>
          <table:table-cell office:value-type="float" office:value="104" calcext:value-type="float">
            <text:p>104</text:p>
          </table:table-cell>
          <table:table-cell office:value-type="float" office:value="0.434716034925018" calcext:value-type="float">
            <text:p>0.434716034925018</text:p>
          </table:table-cell>
          <table:table-cell office:value-type="float" office:value="0.768335523264163" calcext:value-type="float">
            <text:p>0.768335523264163</text:p>
          </table:table-cell>
          <table:table-cell office:value-type="float" office:value="2.32734087888687" calcext:value-type="float">
            <text:p>2.32734087888687</text:p>
          </table:table-cell>
          <table:table-cell office:value-type="float" office:value="2.56251119953156" calcext:value-type="float">
            <text:p>2.56251119953156</text:p>
          </table:table-cell>
          <table:table-cell office:value-type="float" office:value="2.66338857165552" calcext:value-type="float">
            <text:p>2.663388571655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phf7h</text:p>
          </table:table-cell>
          <table:table-cell office:value-type="float" office:value="84" calcext:value-type="float">
            <text:p>84</text:p>
          </table:table-cell>
          <table:table-cell office:value-type="float" office:value="0.0835203482997571" calcext:value-type="float">
            <text:p>0.0835203482997571</text:p>
          </table:table-cell>
          <table:table-cell office:value-type="float" office:value="0.0277982960438043" calcext:value-type="float">
            <text:p>0.0277982960438043</text:p>
          </table:table-cell>
          <table:table-cell office:value-type="float" office:value="0.150342530159479" calcext:value-type="float">
            <text:p>0.150342530159479</text:p>
          </table:table-cell>
          <table:table-cell office:value-type="float" office:value="0.177868434490547" calcext:value-type="float">
            <text:p>0.177868434490547</text:p>
          </table:table-cell>
          <table:table-cell office:value-type="float" office:value="0.178893133804585" calcext:value-type="float">
            <text:p>0.17889313380458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phrb8</text:p>
          </table:table-cell>
          <table:table-cell office:value-type="float" office:value="82" calcext:value-type="float">
            <text:p>82</text:p>
          </table:table-cell>
          <table:table-cell office:value-type="float" office:value="0.085517299903683" calcext:value-type="float">
            <text:p>0.085517299903683</text:p>
          </table:table-cell>
          <table:table-cell office:value-type="float" office:value="0.0302708854595853" calcext:value-type="float">
            <text:p>0.0302708854595853</text:p>
          </table:table-cell>
          <table:table-cell office:value-type="float" office:value="0.14755835217445" calcext:value-type="float">
            <text:p>0.14755835217445</text:p>
          </table:table-cell>
          <table:table-cell office:value-type="float" office:value="0.178648998657582" calcext:value-type="float">
            <text:p>0.178648998657582</text:p>
          </table:table-cell>
          <table:table-cell office:value-type="float" office:value="0.19226946188664" calcext:value-type="float">
            <text:p>0.192269461886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pn7wf</text:p>
          </table:table-cell>
          <table:table-cell office:value-type="float" office:value="76" calcext:value-type="float">
            <text:p>76</text:p>
          </table:table-cell>
          <table:table-cell office:value-type="float" office:value="0.0788973997770886" calcext:value-type="float">
            <text:p>0.0788973997770886</text:p>
          </table:table-cell>
          <table:table-cell office:value-type="float" office:value="0.0248156683908724" calcext:value-type="float">
            <text:p>0.0248156683908724</text:p>
          </table:table-cell>
          <table:table-cell office:value-type="float" office:value="0.130709436456969" calcext:value-type="float">
            <text:p>0.130709436456969</text:p>
          </table:table-cell>
          <table:table-cell office:value-type="float" office:value="0.152895304691393" calcext:value-type="float">
            <text:p>0.152895304691393</text:p>
          </table:table-cell>
          <table:table-cell office:value-type="float" office:value="0.174827679061824" calcext:value-type="float">
            <text:p>0.17482767906182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rk6xv</text:p>
          </table:table-cell>
          <table:table-cell office:value-type="float" office:value="75" calcext:value-type="float">
            <text:p>75</text:p>
          </table:table-cell>
          <table:table-cell office:value-type="float" office:value="0.0824107119968687" calcext:value-type="float">
            <text:p>0.0824107119968687</text:p>
          </table:table-cell>
          <table:table-cell office:value-type="float" office:value="0.0225600467971806" calcext:value-type="float">
            <text:p>0.0225600467971806</text:p>
          </table:table-cell>
          <table:table-cell office:value-type="float" office:value="0.117620084407117" calcext:value-type="float">
            <text:p>0.117620084407117</text:p>
          </table:table-cell>
          <table:table-cell office:value-type="float" office:value="0.147363214583904" calcext:value-type="float">
            <text:p>0.147363214583904</text:p>
          </table:table-cell>
          <table:table-cell office:value-type="float" office:value="0.160023639215464" calcext:value-type="float">
            <text:p>0.1600236392154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t227n</text:p>
          </table:table-cell>
          <table:table-cell office:value-type="float" office:value="14" calcext:value-type="float">
            <text:p>14</text:p>
          </table:table-cell>
          <table:table-cell office:value-type="float" office:value="0.0903114500358307" calcext:value-type="float">
            <text:p>0.0903114500358307</text:p>
          </table:table-cell>
          <table:table-cell office:value-type="float" office:value="0.035609221297369" calcext:value-type="float">
            <text:p>0.035609221297369</text:p>
          </table:table-cell>
          <table:table-cell office:value-type="float" office:value="0.136985658545274" calcext:value-type="float">
            <text:p>0.136985658545274</text:p>
          </table:table-cell>
          <table:table-cell office:value-type="float" office:value="0.138019037742059" calcext:value-type="float">
            <text:p>0.138019037742059</text:p>
          </table:table-cell>
          <table:table-cell office:value-type="float" office:value="0.138274799093264" calcext:value-type="float">
            <text:p>0.1382747990932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t4mdp</text:p>
          </table:table-cell>
          <table:table-cell office:value-type="float" office:value="69" calcext:value-type="float">
            <text:p>69</text:p>
          </table:table-cell>
          <table:table-cell office:value-type="float" office:value="0.0836820746508444" calcext:value-type="float">
            <text:p>0.0836820746508444</text:p>
          </table:table-cell>
          <table:table-cell office:value-type="float" office:value="0.0222290026638112" calcext:value-type="float">
            <text:p>0.0222290026638112</text:p>
          </table:table-cell>
          <table:table-cell office:value-type="float" office:value="0.122262281704819" calcext:value-type="float">
            <text:p>0.122262281704819</text:p>
          </table:table-cell>
          <table:table-cell office:value-type="float" office:value="0.153591515779144" calcext:value-type="float">
            <text:p>0.153591515779144</text:p>
          </table:table-cell>
          <table:table-cell office:value-type="float" office:value="0.163514713836593" calcext:value-type="float">
            <text:p>0.16351471383659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wdklx</text:p>
          </table:table-cell>
          <table:table-cell office:value-type="float" office:value="14" calcext:value-type="float">
            <text:p>14</text:p>
          </table:table-cell>
          <table:table-cell office:value-type="float" office:value="0.102288593610782" calcext:value-type="float">
            <text:p>0.102288593610782</text:p>
          </table:table-cell>
          <table:table-cell office:value-type="float" office:value="0.0313556640831576" calcext:value-type="float">
            <text:p>0.0313556640831576</text:p>
          </table:table-cell>
          <table:table-cell office:value-type="float" office:value="0.146409844601644" calcext:value-type="float">
            <text:p>0.146409844601644</text:p>
          </table:table-cell>
          <table:table-cell office:value-type="float" office:value="0.149306082791296" calcext:value-type="float">
            <text:p>0.149306082791296</text:p>
          </table:table-cell>
          <table:table-cell office:value-type="float" office:value="0.150022901743234" calcext:value-type="float">
            <text:p>0.15002290174323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xz5ds</text:p>
          </table:table-cell>
          <table:table-cell office:value-type="float" office:value="17" calcext:value-type="float">
            <text:p>17</text:p>
          </table:table-cell>
          <table:table-cell office:value-type="float" office:value="0.109927397665015" calcext:value-type="float">
            <text:p>0.109927397665015</text:p>
          </table:table-cell>
          <table:table-cell office:value-type="float" office:value="0.0312836955173167" calcext:value-type="float">
            <text:p>0.0312836955173167</text:p>
          </table:table-cell>
          <table:table-cell office:value-type="float" office:value="0.15400859567037" calcext:value-type="float">
            <text:p>0.15400859567037</text:p>
          </table:table-cell>
          <table:table-cell office:value-type="float" office:value="0.159687076099864" calcext:value-type="float">
            <text:p>0.159687076099864</text:p>
          </table:table-cell>
          <table:table-cell office:value-type="float" office:value="0.161092500006164" calcext:value-type="float">
            <text:p>0.1610925000061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94504_pod_echo-service-5744f5c7d7-z54gh</text:p>
          </table:table-cell>
          <table:table-cell office:value-type="float" office:value="7" calcext:value-type="float">
            <text:p>7</text:p>
          </table:table-cell>
          <table:table-cell office:value-type="float" office:value="0.16196952372312" calcext:value-type="float">
            <text:p>0.16196952372312</text:p>
          </table:table-cell>
          <table:table-cell office:value-type="float" office:value="0.0315319496874464" calcext:value-type="float">
            <text:p>0.0315319496874464</text:p>
          </table:table-cell>
          <table:table-cell office:value-type="float" office:value="0.200939589619113" calcext:value-type="float">
            <text:p>0.200939589619113</text:p>
          </table:table-cell>
          <table:table-cell office:value-type="float" office:value="0.206238881175499" calcext:value-type="float">
            <text:p>0.206238881175499</text:p>
          </table:table-cell>
          <table:table-cell office:value-type="float" office:value="0.207550455835705" calcext:value-type="float">
            <text:p>0.20755045583570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0887232176769253" calcext:value-type="float">
            <text:p>0.0887232176769253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4c8jh</text:p>
          </table:table-cell>
          <table:table-cell office:value-type="float" office:value="112" calcext:value-type="float">
            <text:p>112</text:p>
          </table:table-cell>
          <table:table-cell office:value-type="float" office:value="18606738.2857143" calcext:value-type="float">
            <text:p>18606738.2857143</text:p>
          </table:table-cell>
          <table:table-cell office:value-type="float" office:value="2410861.01090952" calcext:value-type="float">
            <text:p>2410861.01090952</text:p>
          </table:table-cell>
          <table:table-cell table:number-columns-repeated="3" office:value-type="float" office:value="19812352" calcext:value-type="float">
            <text:p>198123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4gbfh</text:p>
          </table:table-cell>
          <table:table-cell office:value-type="float" office:value="16" calcext:value-type="float">
            <text:p>16</text:p>
          </table:table-cell>
          <table:table-cell office:value-type="float" office:value="14686720" calcext:value-type="float">
            <text:p>14686720</text:p>
          </table:table-cell>
          <table:table-cell office:value-type="float" office:value="5613066.87389868" calcext:value-type="float">
            <text:p>5613066.87389868</text:p>
          </table:table-cell>
          <table:table-cell table:number-columns-repeated="3" office:value-type="float" office:value="16973824" calcext:value-type="float">
            <text:p>169738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6bp84</text:p>
          </table:table-cell>
          <table:table-cell office:value-type="float" office:value="13" calcext:value-type="float">
            <text:p>13</text:p>
          </table:table-cell>
          <table:table-cell office:value-type="float" office:value="12306274.4615385" calcext:value-type="float">
            <text:p>12306274.4615385</text:p>
          </table:table-cell>
          <table:table-cell office:value-type="float" office:value="6773461.79563381" calcext:value-type="float">
            <text:p>6773461.79563381</text:p>
          </table:table-cell>
          <table:table-cell table:number-columns-repeated="3" office:value-type="float" office:value="17035264" calcext:value-type="float">
            <text:p>170352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7wkfl</text:p>
          </table:table-cell>
          <table:table-cell office:value-type="float" office:value="16" calcext:value-type="float">
            <text:p>16</text:p>
          </table:table-cell>
          <table:table-cell office:value-type="float" office:value="15910656" calcext:value-type="float">
            <text:p>15910656</text:p>
          </table:table-cell>
          <table:table-cell office:value-type="float" office:value="5308777.7522829" calcext:value-type="float">
            <text:p>5308777.7522829</text:p>
          </table:table-cell>
          <table:table-cell table:number-columns-repeated="3" office:value-type="float" office:value="20090880" calcext:value-type="float">
            <text:p>20090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bggsl</text:p>
          </table:table-cell>
          <table:table-cell office:value-type="float" office:value="133" calcext:value-type="float">
            <text:p>133</text:p>
          </table:table-cell>
          <table:table-cell office:value-type="float" office:value="23851254.3759399" calcext:value-type="float">
            <text:p>23851254.3759399</text:p>
          </table:table-cell>
          <table:table-cell office:value-type="float" office:value="5576802.07584941" calcext:value-type="float">
            <text:p>5576802.07584941</text:p>
          </table:table-cell>
          <table:table-cell office:value-type="float" office:value="32718848" calcext:value-type="float">
            <text:p>32718848</text:p>
          </table:table-cell>
          <table:table-cell table:number-columns-repeated="2" office:value-type="float" office:value="32985088" calcext:value-type="float">
            <text:p>329850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bqdhn</text:p>
          </table:table-cell>
          <table:table-cell office:value-type="float" office:value="19" calcext:value-type="float">
            <text:p>19</text:p>
          </table:table-cell>
          <table:table-cell office:value-type="float" office:value="13768811.7894737" calcext:value-type="float">
            <text:p>13768811.7894737</text:p>
          </table:table-cell>
          <table:table-cell office:value-type="float" office:value="5968678.05267457" calcext:value-type="float">
            <text:p>5968678.05267457</text:p>
          </table:table-cell>
          <table:table-cell table:number-columns-repeated="3" office:value-type="float" office:value="17018880" calcext:value-type="float">
            <text:p>17018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gcsmr</text:p>
          </table:table-cell>
          <table:table-cell office:value-type="float" office:value="115" calcext:value-type="float">
            <text:p>115</text:p>
          </table:table-cell>
          <table:table-cell office:value-type="float" office:value="18169535.4434783" calcext:value-type="float">
            <text:p>18169535.4434783</text:p>
          </table:table-cell>
          <table:table-cell office:value-type="float" office:value="2659223.46444853" calcext:value-type="float">
            <text:p>2659223.46444853</text:p>
          </table:table-cell>
          <table:table-cell office:value-type="float" office:value="19361792" calcext:value-type="float">
            <text:p>19361792</text:p>
          </table:table-cell>
          <table:table-cell table:number-columns-repeated="2" office:value-type="float" office:value="20017152" calcext:value-type="float">
            <text:p>200171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gptjg</text:p>
          </table:table-cell>
          <table:table-cell office:value-type="float" office:value="112" calcext:value-type="float">
            <text:p>112</text:p>
          </table:table-cell>
          <table:table-cell office:value-type="float" office:value="18163126.8571429" calcext:value-type="float">
            <text:p>18163126.8571429</text:p>
          </table:table-cell>
          <table:table-cell office:value-type="float" office:value="2669793.8057548" calcext:value-type="float">
            <text:p>2669793.8057548</text:p>
          </table:table-cell>
          <table:table-cell office:value-type="float" office:value="19095552" calcext:value-type="float">
            <text:p>19095552</text:p>
          </table:table-cell>
          <table:table-cell table:number-columns-repeated="2" office:value-type="float" office:value="19988480" calcext:value-type="float">
            <text:p>199884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mkd6w</text:p>
          </table:table-cell>
          <table:table-cell office:value-type="float" office:value="106" calcext:value-type="float">
            <text:p>106</text:p>
          </table:table-cell>
          <table:table-cell office:value-type="float" office:value="20236365.2830189" calcext:value-type="float">
            <text:p>20236365.2830189</text:p>
          </table:table-cell>
          <table:table-cell office:value-type="float" office:value="5613609.67374755" calcext:value-type="float">
            <text:p>5613609.67374755</text:p>
          </table:table-cell>
          <table:table-cell office:value-type="float" office:value="31051776" calcext:value-type="float">
            <text:p>31051776</text:p>
          </table:table-cell>
          <table:table-cell table:number-columns-repeated="2" office:value-type="float" office:value="31064064" calcext:value-type="float">
            <text:p>310640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phf7h</text:p>
          </table:table-cell>
          <table:table-cell office:value-type="float" office:value="115" calcext:value-type="float">
            <text:p>115</text:p>
          </table:table-cell>
          <table:table-cell office:value-type="float" office:value="18513278.8869565" calcext:value-type="float">
            <text:p>18513278.8869565</text:p>
          </table:table-cell>
          <table:table-cell office:value-type="float" office:value="2251377.2255817" calcext:value-type="float">
            <text:p>2251377.2255817</text:p>
          </table:table-cell>
          <table:table-cell office:value-type="float" office:value="19521536" calcext:value-type="float">
            <text:p>19521536</text:p>
          </table:table-cell>
          <table:table-cell table:number-columns-repeated="2" office:value-type="float" office:value="20156416" calcext:value-type="float">
            <text:p>201564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phrb8</text:p>
          </table:table-cell>
          <table:table-cell office:value-type="float" office:value="115" calcext:value-type="float">
            <text:p>115</text:p>
          </table:table-cell>
          <table:table-cell office:value-type="float" office:value="17808517.5652174" calcext:value-type="float">
            <text:p>17808517.5652174</text:p>
          </table:table-cell>
          <table:table-cell office:value-type="float" office:value="2583865.8916835" calcext:value-type="float">
            <text:p>2583865.8916835</text:p>
          </table:table-cell>
          <table:table-cell office:value-type="float" office:value="18964480" calcext:value-type="float">
            <text:p>18964480</text:p>
          </table:table-cell>
          <table:table-cell table:number-columns-repeated="2" office:value-type="float" office:value="20258816" calcext:value-type="float">
            <text:p>202588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pn7wf</text:p>
          </table:table-cell>
          <table:table-cell office:value-type="float" office:value="112" calcext:value-type="float">
            <text:p>112</text:p>
          </table:table-cell>
          <table:table-cell office:value-type="float" office:value="18356114.2857143" calcext:value-type="float">
            <text:p>18356114.2857143</text:p>
          </table:table-cell>
          <table:table-cell office:value-type="float" office:value="2321376.17685327" calcext:value-type="float">
            <text:p>2321376.17685327</text:p>
          </table:table-cell>
          <table:table-cell office:value-type="float" office:value="19280896" calcext:value-type="float">
            <text:p>19280896</text:p>
          </table:table-cell>
          <table:table-cell table:number-columns-repeated="2" office:value-type="float" office:value="19357696" calcext:value-type="float">
            <text:p>193576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rk6xv</text:p>
          </table:table-cell>
          <table:table-cell office:value-type="float" office:value="112" calcext:value-type="float">
            <text:p>112</text:p>
          </table:table-cell>
          <table:table-cell office:value-type="float" office:value="18570678.8571429" calcext:value-type="float">
            <text:p>18570678.8571429</text:p>
          </table:table-cell>
          <table:table-cell office:value-type="float" office:value="2327856.23889798" calcext:value-type="float">
            <text:p>2327856.23889798</text:p>
          </table:table-cell>
          <table:table-cell table:number-columns-repeated="3" office:value-type="float" office:value="19996672" calcext:value-type="float">
            <text:p>199966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t227n</text:p>
          </table:table-cell>
          <table:table-cell office:value-type="float" office:value="16" calcext:value-type="float">
            <text:p>16</text:p>
          </table:table-cell>
          <table:table-cell office:value-type="float" office:value="14017536" calcext:value-type="float">
            <text:p>14017536</text:p>
          </table:table-cell>
          <table:table-cell office:value-type="float" office:value="5678490.00993976" calcext:value-type="float">
            <text:p>5678490.00993976</text:p>
          </table:table-cell>
          <table:table-cell table:number-columns-repeated="3" office:value-type="float" office:value="16719872" calcext:value-type="float">
            <text:p>167198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t4mdp</text:p>
          </table:table-cell>
          <table:table-cell office:value-type="float" office:value="106" calcext:value-type="float">
            <text:p>106</text:p>
          </table:table-cell>
          <table:table-cell office:value-type="float" office:value="18379138.4150943" calcext:value-type="float">
            <text:p>18379138.4150943</text:p>
          </table:table-cell>
          <table:table-cell office:value-type="float" office:value="2365456.84687342" calcext:value-type="float">
            <text:p>2365456.84687342</text:p>
          </table:table-cell>
          <table:table-cell table:number-columns-repeated="3" office:value-type="float" office:value="19406848" calcext:value-type="float">
            <text:p>194068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wdklx</text:p>
          </table:table-cell>
          <table:table-cell office:value-type="float" office:value="16" calcext:value-type="float">
            <text:p>16</text:p>
          </table:table-cell>
          <table:table-cell office:value-type="float" office:value="14381824" calcext:value-type="float">
            <text:p>14381824</text:p>
          </table:table-cell>
          <table:table-cell office:value-type="float" office:value="4837709.56885475" calcext:value-type="float">
            <text:p>4837709.56885475</text:p>
          </table:table-cell>
          <table:table-cell table:number-columns-repeated="3" office:value-type="float" office:value="16752640" calcext:value-type="float">
            <text:p>167526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xz5ds</text:p>
          </table:table-cell>
          <table:table-cell office:value-type="float" office:value="19" calcext:value-type="float">
            <text:p>19</text:p>
          </table:table-cell>
          <table:table-cell office:value-type="float" office:value="15142049.6842105" calcext:value-type="float">
            <text:p>15142049.6842105</text:p>
          </table:table-cell>
          <table:table-cell office:value-type="float" office:value="4584866.29612634" calcext:value-type="float">
            <text:p>4584866.29612634</text:p>
          </table:table-cell>
          <table:table-cell table:number-columns-repeated="3" office:value-type="float" office:value="17104896" calcext:value-type="float">
            <text:p>171048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94504_pod_echo-service-5744f5c7d7-z54gh</text:p>
          </table:table-cell>
          <table:table-cell office:value-type="float" office:value="10" calcext:value-type="float">
            <text:p>10</text:p>
          </table:table-cell>
          <table:table-cell office:value-type="float" office:value="14203699.2" calcext:value-type="float">
            <text:p>14203699.2</text:p>
          </table:table-cell>
          <table:table-cell office:value-type="float" office:value="8398881.05403017" calcext:value-type="float">
            <text:p>8398881.05403017</text:p>
          </table:table-cell>
          <table:table-cell table:number-columns-repeated="3" office:value-type="float" office:value="20332544" calcext:value-type="float">
            <text:p>203325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094504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380005934969442" calcext:value-type="float">
            <text:p>0.38000593496944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raw_cpu_usage_20250525_094504_pod_echo-service-5744f5c7d7-4c8jh</text:p>
          </table:table-cell>
          <table:table-cell office:value-type="float" office:value="237" calcext:value-type="float">
            <text:p>237</text:p>
          </table:table-cell>
          <table:table-cell office:value-type="float" office:value="0.00579001830405363" calcext:value-type="float">
            <text:p>0.00579001830405363</text:p>
          </table:table-cell>
          <table:table-cell office:value-type="float" office:value="0.00456827205877362" calcext:value-type="float">
            <text:p>0.00456827205877362</text:p>
          </table:table-cell>
          <table:table-cell office:value-type="float" office:value="0.0120388635359929" calcext:value-type="float">
            <text:p>0.0120388635359929</text:p>
          </table:table-cell>
          <table:table-cell office:value-type="float" office:value="0.017778189859993" calcext:value-type="float">
            <text:p>0.017778189859993</text:p>
          </table:table-cell>
          <table:table-cell office:value-type="float" office:value="0.0200494417828772" calcext:value-type="float">
            <text:p>0.0200494417828772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4gbfh</text:p>
          </table:table-cell>
          <table:table-cell office:value-type="float" office:value="36" calcext:value-type="float">
            <text:p>36</text:p>
          </table:table-cell>
          <table:table-cell office:value-type="float" office:value="0.00723915752474543" calcext:value-type="float">
            <text:p>0.00723915752474543</text:p>
          </table:table-cell>
          <table:table-cell office:value-type="float" office:value="0.00690456797853181" calcext:value-type="float">
            <text:p>0.00690456797853181</text:p>
          </table:table-cell>
          <table:table-cell office:value-type="float" office:value="0.0182979792180083" calcext:value-type="float">
            <text:p>0.0182979792180083</text:p>
          </table:table-cell>
          <table:table-cell office:value-type="float" office:value="0.0201927906715812" calcext:value-type="float">
            <text:p>0.0201927906715812</text:p>
          </table:table-cell>
          <table:table-cell office:value-type="float" office:value="0.0205998927098347" calcext:value-type="float">
            <text:p>0.0205998927098347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6bp84</text:p>
          </table:table-cell>
          <table:table-cell office:value-type="float" office:value="25" calcext:value-type="float">
            <text:p>25</text:p>
          </table:table-cell>
          <table:table-cell office:value-type="float" office:value="0.0106674709069101" calcext:value-type="float">
            <text:p>0.0106674709069101</text:p>
          </table:table-cell>
          <table:table-cell office:value-type="float" office:value="0.0104161476032718" calcext:value-type="float">
            <text:p>0.0104161476032718</text:p>
          </table:table-cell>
          <table:table-cell office:value-type="float" office:value="0.0262475622947277" calcext:value-type="float">
            <text:p>0.0262475622947277</text:p>
          </table:table-cell>
          <table:table-cell office:value-type="float" office:value="0.0286825591640577" calcext:value-type="float">
            <text:p>0.0286825591640577</text:p>
          </table:table-cell>
          <table:table-cell office:value-type="float" office:value="0.0293603390957228" calcext:value-type="float">
            <text:p>0.0293603390957228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7wkfl</text:p>
          </table:table-cell>
          <table:table-cell office:value-type="float" office:value="34" calcext:value-type="float">
            <text:p>34</text:p>
          </table:table-cell>
          <table:table-cell office:value-type="float" office:value="0.00790371353019613" calcext:value-type="float">
            <text:p>0.00790371353019613</text:p>
          </table:table-cell>
          <table:table-cell office:value-type="float" office:value="0.00705197869438782" calcext:value-type="float">
            <text:p>0.00705197869438782</text:p>
          </table:table-cell>
          <table:table-cell office:value-type="float" office:value="0.0183322601452676" calcext:value-type="float">
            <text:p>0.0183322601452676</text:p>
          </table:table-cell>
          <table:table-cell office:value-type="float" office:value="0.0205411605570657" calcext:value-type="float">
            <text:p>0.0205411605570657</text:p>
          </table:table-cell>
          <table:table-cell office:value-type="float" office:value="0.0212584206915675" calcext:value-type="float">
            <text:p>0.021258420691567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bggsl</text:p>
          </table:table-cell>
          <table:table-cell office:value-type="float" office:value="399" calcext:value-type="float">
            <text:p>399</text:p>
          </table:table-cell>
          <table:table-cell office:value-type="float" office:value="0.0511169296976795" calcext:value-type="float">
            <text:p>0.0511169296976795</text:p>
          </table:table-cell>
          <table:table-cell office:value-type="float" office:value="0.0977060283125122" calcext:value-type="float">
            <text:p>0.0977060283125122</text:p>
          </table:table-cell>
          <table:table-cell office:value-type="float" office:value="0.284600144742744" calcext:value-type="float">
            <text:p>0.284600144742744</text:p>
          </table:table-cell>
          <table:table-cell office:value-type="float" office:value="0.376336595602714" calcext:value-type="float">
            <text:p>0.376336595602714</text:p>
          </table:table-cell>
          <table:table-cell office:value-type="float" office:value="0.401751649526106" calcext:value-type="float">
            <text:p>0.40175164952610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bqdhn</text:p>
          </table:table-cell>
          <table:table-cell office:value-type="float" office:value="43" calcext:value-type="float">
            <text:p>43</text:p>
          </table:table-cell>
          <table:table-cell office:value-type="float" office:value="0.00915695981579512" calcext:value-type="float">
            <text:p>0.00915695981579512</text:p>
          </table:table-cell>
          <table:table-cell office:value-type="float" office:value="0.00904412500782281" calcext:value-type="float">
            <text:p>0.00904412500782281</text:p>
          </table:table-cell>
          <table:table-cell office:value-type="float" office:value="0.0249831673456927" calcext:value-type="float">
            <text:p>0.0249831673456927</text:p>
          </table:table-cell>
          <table:table-cell office:value-type="float" office:value="0.0283898573384332" calcext:value-type="float">
            <text:p>0.0283898573384332</text:p>
          </table:table-cell>
          <table:table-cell office:value-type="float" office:value="0.0291395693329764" calcext:value-type="float">
            <text:p>0.029139569332976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gcsmr</text:p>
          </table:table-cell>
          <table:table-cell office:value-type="float" office:value="257" calcext:value-type="float">
            <text:p>257</text:p>
          </table:table-cell>
          <table:table-cell office:value-type="float" office:value="0.00572704175060691" calcext:value-type="float">
            <text:p>0.00572704175060691</text:p>
          </table:table-cell>
          <table:table-cell office:value-type="float" office:value="0.0050655227269533" calcext:value-type="float">
            <text:p>0.0050655227269533</text:p>
          </table:table-cell>
          <table:table-cell office:value-type="float" office:value="0.0119655258921665" calcext:value-type="float">
            <text:p>0.0119655258921665</text:p>
          </table:table-cell>
          <table:table-cell office:value-type="float" office:value="0.0245114198905293" calcext:value-type="float">
            <text:p>0.0245114198905293</text:p>
          </table:table-cell>
          <table:table-cell office:value-type="float" office:value="0.0271236049770401" calcext:value-type="float">
            <text:p>0.027123604977040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gptjg</text:p>
          </table:table-cell>
          <table:table-cell office:value-type="float" office:value="230" calcext:value-type="float">
            <text:p>230</text:p>
          </table:table-cell>
          <table:table-cell office:value-type="float" office:value="0.00571426010608864" calcext:value-type="float">
            <text:p>0.00571426010608864</text:p>
          </table:table-cell>
          <table:table-cell office:value-type="float" office:value="0.00458706955072351" calcext:value-type="float">
            <text:p>0.00458706955072351</text:p>
          </table:table-cell>
          <table:table-cell office:value-type="float" office:value="0.0127054853171506" calcext:value-type="float">
            <text:p>0.0127054853171506</text:p>
          </table:table-cell>
          <table:table-cell office:value-type="float" office:value="0.0163098693789276" calcext:value-type="float">
            <text:p>0.0163098693789276</text:p>
          </table:table-cell>
          <table:table-cell office:value-type="float" office:value="0.019853751341046" calcext:value-type="float">
            <text:p>0.01985375134104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mkd6w</text:p>
          </table:table-cell>
          <table:table-cell office:value-type="float" office:value="307" calcext:value-type="float">
            <text:p>307</text:p>
          </table:table-cell>
          <table:table-cell office:value-type="float" office:value="0.0294530733760273" calcext:value-type="float">
            <text:p>0.0294530733760273</text:p>
          </table:table-cell>
          <table:table-cell office:value-type="float" office:value="0.0664352975331748" calcext:value-type="float">
            <text:p>0.0664352975331748</text:p>
          </table:table-cell>
          <table:table-cell office:value-type="float" office:value="0.219153652198057" calcext:value-type="float">
            <text:p>0.219153652198057</text:p>
          </table:table-cell>
          <table:table-cell office:value-type="float" office:value="0.256549695165178" calcext:value-type="float">
            <text:p>0.256549695165178</text:p>
          </table:table-cell>
          <table:table-cell office:value-type="float" office:value="0.267242208818038" calcext:value-type="float">
            <text:p>0.267242208818038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phf7h</text:p>
          </table:table-cell>
          <table:table-cell office:value-type="float" office:value="247" calcext:value-type="float">
            <text:p>247</text:p>
          </table:table-cell>
          <table:table-cell office:value-type="float" office:value="0.00568073624063126" calcext:value-type="float">
            <text:p>0.00568073624063126</text:p>
          </table:table-cell>
          <table:table-cell office:value-type="float" office:value="0.00495354389518966" calcext:value-type="float">
            <text:p>0.00495354389518966</text:p>
          </table:table-cell>
          <table:table-cell office:value-type="float" office:value="0.011824750127054" calcext:value-type="float">
            <text:p>0.011824750127054</text:p>
          </table:table-cell>
          <table:table-cell office:value-type="float" office:value="0.0218516844512519" calcext:value-type="float">
            <text:p>0.0218516844512519</text:p>
          </table:table-cell>
          <table:table-cell office:value-type="float" office:value="0.0252936383753881" calcext:value-type="float">
            <text:p>0.025293638375388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phrb8</text:p>
          </table:table-cell>
          <table:table-cell office:value-type="float" office:value="239" calcext:value-type="float">
            <text:p>239</text:p>
          </table:table-cell>
          <table:table-cell office:value-type="float" office:value="0.00586813271305607" calcext:value-type="float">
            <text:p>0.00586813271305607</text:p>
          </table:table-cell>
          <table:table-cell office:value-type="float" office:value="0.00514261509539418" calcext:value-type="float">
            <text:p>0.00514261509539418</text:p>
          </table:table-cell>
          <table:table-cell office:value-type="float" office:value="0.0127272755907602" calcext:value-type="float">
            <text:p>0.0127272755907602</text:p>
          </table:table-cell>
          <table:table-cell office:value-type="float" office:value="0.0228736158361961" calcext:value-type="float">
            <text:p>0.0228736158361961</text:p>
          </table:table-cell>
          <table:table-cell office:value-type="float" office:value="0.0246714064677123" calcext:value-type="float">
            <text:p>0.024671406467712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pn7wf</text:p>
          </table:table-cell>
          <table:table-cell office:value-type="float" office:value="218" calcext:value-type="float">
            <text:p>218</text:p>
          </table:table-cell>
          <table:table-cell office:value-type="float" office:value="0.00550110310372361" calcext:value-type="float">
            <text:p>0.00550110310372361</text:p>
          </table:table-cell>
          <table:table-cell office:value-type="float" office:value="0.00447160275128794" calcext:value-type="float">
            <text:p>0.00447160275128794</text:p>
          </table:table-cell>
          <table:table-cell office:value-type="float" office:value="0.0118211718829577" calcext:value-type="float">
            <text:p>0.0118211718829577</text:p>
          </table:table-cell>
          <table:table-cell office:value-type="float" office:value="0.0178657869643694" calcext:value-type="float">
            <text:p>0.0178657869643694</text:p>
          </table:table-cell>
          <table:table-cell office:value-type="float" office:value="0.0197711155792355" calcext:value-type="float">
            <text:p>0.019771115579235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rk6xv</text:p>
          </table:table-cell>
          <table:table-cell office:value-type="float" office:value="218" calcext:value-type="float">
            <text:p>218</text:p>
          </table:table-cell>
          <table:table-cell office:value-type="float" office:value="0.00567046183464693" calcext:value-type="float">
            <text:p>0.00567046183464693</text:p>
          </table:table-cell>
          <table:table-cell office:value-type="float" office:value="0.00444862898286826" calcext:value-type="float">
            <text:p>0.00444862898286826</text:p>
          </table:table-cell>
          <table:table-cell office:value-type="float" office:value="0.0114427717749032" calcext:value-type="float">
            <text:p>0.0114427717749032</text:p>
          </table:table-cell>
          <table:table-cell office:value-type="float" office:value="0.0166615991487586" calcext:value-type="float">
            <text:p>0.0166615991487586</text:p>
          </table:table-cell>
          <table:table-cell office:value-type="float" office:value="0.020074511810424" calcext:value-type="float">
            <text:p>0.02007451181042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t227n</text:p>
          </table:table-cell>
          <table:table-cell office:value-type="float" office:value="37" calcext:value-type="float">
            <text:p>37</text:p>
          </table:table-cell>
          <table:table-cell office:value-type="float" office:value="0.00683438000271151" calcext:value-type="float">
            <text:p>0.00683438000271151</text:p>
          </table:table-cell>
          <table:table-cell office:value-type="float" office:value="0.00720236375123377" calcext:value-type="float">
            <text:p>0.00720236375123377</text:p>
          </table:table-cell>
          <table:table-cell office:value-type="float" office:value="0.0198737563182572" calcext:value-type="float">
            <text:p>0.0198737563182572</text:p>
          </table:table-cell>
          <table:table-cell office:value-type="float" office:value="0.0225050156061421" calcext:value-type="float">
            <text:p>0.0225050156061421</text:p>
          </table:table-cell>
          <table:table-cell office:value-type="float" office:value="0.0237792621915516" calcext:value-type="float">
            <text:p>0.023779262191551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t4mdp</text:p>
          </table:table-cell>
          <table:table-cell office:value-type="float" office:value="196" calcext:value-type="float">
            <text:p>196</text:p>
          </table:table-cell>
          <table:table-cell office:value-type="float" office:value="0.00589190117439619" calcext:value-type="float">
            <text:p>0.00589190117439619</text:p>
          </table:table-cell>
          <table:table-cell office:value-type="float" office:value="0.00497902376680524" calcext:value-type="float">
            <text:p>0.00497902376680524</text:p>
          </table:table-cell>
          <table:table-cell office:value-type="float" office:value="0.0129998731752159" calcext:value-type="float">
            <text:p>0.0129998731752159</text:p>
          </table:table-cell>
          <table:table-cell office:value-type="float" office:value="0.0210424410912113" calcext:value-type="float">
            <text:p>0.0210424410912113</text:p>
          </table:table-cell>
          <table:table-cell office:value-type="float" office:value="0.0229144965195566" calcext:value-type="float">
            <text:p>0.022914496519556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wdklx</text:p>
          </table:table-cell>
          <table:table-cell office:value-type="float" office:value="38" calcext:value-type="float">
            <text:p>38</text:p>
          </table:table-cell>
          <table:table-cell office:value-type="float" office:value="0.00753705426605762" calcext:value-type="float">
            <text:p>0.00753705426605762</text:p>
          </table:table-cell>
          <table:table-cell office:value-type="float" office:value="0.00674009446466854" calcext:value-type="float">
            <text:p>0.00674009446466854</text:p>
          </table:table-cell>
          <table:table-cell office:value-type="float" office:value="0.0184434219071506" calcext:value-type="float">
            <text:p>0.0184434219071506</text:p>
          </table:table-cell>
          <table:table-cell office:value-type="float" office:value="0.0198045398821531" calcext:value-type="float">
            <text:p>0.0198045398821531</text:p>
          </table:table-cell>
          <table:table-cell office:value-type="float" office:value="0.0205410100977092" calcext:value-type="float">
            <text:p>0.0205410100977092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xz5ds</text:p>
          </table:table-cell>
          <table:table-cell office:value-type="float" office:value="46" calcext:value-type="float">
            <text:p>46</text:p>
          </table:table-cell>
          <table:table-cell office:value-type="float" office:value="0.00812506852306633" calcext:value-type="float">
            <text:p>0.00812506852306633</text:p>
          </table:table-cell>
          <table:table-cell office:value-type="float" office:value="0.00809442172653331" calcext:value-type="float">
            <text:p>0.00809442172653331</text:p>
          </table:table-cell>
          <table:table-cell office:value-type="float" office:value="0.0234904253987466" calcext:value-type="float">
            <text:p>0.0234904253987466</text:p>
          </table:table-cell>
          <table:table-cell office:value-type="float" office:value="0.0257046023421019" calcext:value-type="float">
            <text:p>0.0257046023421019</text:p>
          </table:table-cell>
          <table:table-cell office:value-type="float" office:value="0.0266640364874609" calcext:value-type="float">
            <text:p>0.026664036487460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94504_pod_echo-service-5744f5c7d7-z54gh</text:p>
          </table:table-cell>
          <table:table-cell office:value-type="float" office:value="17" calcext:value-type="float">
            <text:p>17</text:p>
          </table:table-cell>
          <table:table-cell office:value-type="float" office:value="0.0133386666595511" calcext:value-type="float">
            <text:p>0.0133386666595511</text:p>
          </table:table-cell>
          <table:table-cell office:value-type="float" office:value="0.0120289576131203" calcext:value-type="float">
            <text:p>0.0120289576131203</text:p>
          </table:table-cell>
          <table:table-cell office:value-type="float" office:value="0.0297370031657124" calcext:value-type="float">
            <text:p>0.0297370031657124</text:p>
          </table:table-cell>
          <table:table-cell office:value-type="float" office:value="0.0300469430606481" calcext:value-type="float">
            <text:p>0.0300469430606481</text:p>
          </table:table-cell>
          <table:table-cell office:value-type="float" office:value="0.0301236531846446" calcext:value-type="float">
            <text:p>0.0301236531846446</text:p>
          </table:table-cell>
          <table:table-cell/>
        </table:table-row>
      </table:table>
      <table:table table:name="HPA spike cpuService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spike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spike_summary</text:p>
          </table:table-cell>
          <table:table-cell office:value-type="float" office:value="11" calcext:value-type="float">
            <text:p>11</text:p>
          </table:table-cell>
          <table:table-cell office:value-type="float" office:value="3.55677865680977" calcext:value-type="float">
            <text:p>3.55677865680977</text:p>
          </table:table-cell>
          <table:table-cell office:value-type="float" office:value="4.16966078203254" calcext:value-type="float">
            <text:p>4.16966078203254</text:p>
          </table:table-cell>
          <table:table-cell office:value-type="float" office:value="8.05245297416558" calcext:value-type="float">
            <text:p>8.05245297416558</text:p>
          </table:table-cell>
          <table:table-cell office:value-type="float" office:value="8.12870957745739" calcext:value-type="float">
            <text:p>8.12870957745739</text:p>
          </table:table-cell>
          <table:table-cell office:value-type="float" office:value="8.14758308677211" calcext:value-type="float">
            <text:p>8.1475830867721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http_requests_by_code_20250525_082636</text:p>
          </table:table-cell>
          <table:table-cell office:value-type="float" office:value="115" calcext:value-type="float">
            <text:p>115</text:p>
          </table:table-cell>
          <table:table-cell office:value-type="float" office:value="37.8382038273557" calcext:value-type="float">
            <text:p>37.8382038273557</text:p>
          </table:table-cell>
          <table:table-cell office:value-type="float" office:value="56.4626810216136" calcext:value-type="float">
            <text:p>56.4626810216136</text:p>
          </table:table-cell>
          <table:table-cell office:value-type="float" office:value="157.257653426572" calcext:value-type="float">
            <text:p>157.257653426572</text:p>
          </table:table-cell>
          <table:table-cell office:value-type="float" office:value="159.177777777778" calcext:value-type="float">
            <text:p>159.177777777778</text:p>
          </table:table-cell>
          <table:table-cell office:value-type="float" office:value="159.990626666667" calcext:value-type="float">
            <text:p>159.990626666667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50_20250525_082636</text:p>
          </table:table-cell>
          <table:table-cell office:value-type="float" office:value="115" calcext:value-type="float">
            <text:p>115</text:p>
          </table:table-cell>
          <table:table-cell office:value-type="float" office:value="0.00505673293711206" calcext:value-type="float">
            <text:p>0.00505673293711206</text:p>
          </table:table-cell>
          <table:table-cell office:value-type="float" office:value="0.0000631200061620223" calcext:value-type="float">
            <text:p>6.31200061620223E-05</text:p>
          </table:table-cell>
          <table:table-cell office:value-type="float" office:value="0.00518944193748891" calcext:value-type="float">
            <text:p>0.00518944193748891</text:p>
          </table:table-cell>
          <table:table-cell office:value-type="float" office:value="0.00523334887415672" calcext:value-type="float">
            <text:p>0.00523334887415672</text:p>
          </table:table-cell>
          <table:table-cell office:value-type="float" office:value="0.00523530927152792" calcext:value-type="float">
            <text:p>0.00523530927152792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5_20250525_082636</text:p>
          </table:table-cell>
          <table:table-cell office:value-type="float" office:value="115" calcext:value-type="float">
            <text:p>115</text:p>
          </table:table-cell>
          <table:table-cell office:value-type="float" office:value="0.00960779258051291" calcext:value-type="float">
            <text:p>0.00960779258051291</text:p>
          </table:table-cell>
          <table:table-cell office:value-type="float" office:value="0.000119928011707843" calcext:value-type="float">
            <text:p>0.000119928011707843</text:p>
          </table:table-cell>
          <table:table-cell office:value-type="float" office:value="0.00985993968122894" calcext:value-type="float">
            <text:p>0.00985993968122894</text:p>
          </table:table-cell>
          <table:table-cell office:value-type="float" office:value="0.00994336286089776" calcext:value-type="float">
            <text:p>0.00994336286089776</text:p>
          </table:table-cell>
          <table:table-cell office:value-type="float" office:value="0.00994708761590306" calcext:value-type="float">
            <text:p>0.00994708761590306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_20250525_082636</text:p>
          </table:table-cell>
          <table:table-cell office:value-type="float" office:value="115" calcext:value-type="float">
            <text:p>115</text:p>
          </table:table-cell>
          <table:table-cell office:value-type="float" office:value="0.0194685772248175" calcext:value-type="float">
            <text:p>0.0194685772248175</text:p>
          </table:table-cell>
          <table:table-cell office:value-type="float" office:value="0.0166409600243776" calcext:value-type="float">
            <text:p>0.0166409600243776</text:p>
          </table:table-cell>
          <table:table-cell office:value-type="float" office:value="0.0549207991822631" calcext:value-type="float">
            <text:p>0.0549207991822631</text:p>
          </table:table-cell>
          <table:table-cell office:value-type="float" office:value="0.0669570549085348" calcext:value-type="float">
            <text:p>0.0669570549085348</text:p>
          </table:table-cell>
          <table:table-cell office:value-type="float" office:value="0.0675160922882157" calcext:value-type="float">
            <text:p>0.0675160922882157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99_20250525_082636</text:p>
          </table:table-cell>
          <table:table-cell office:value-type="float" office:value="115" calcext:value-type="float">
            <text:p>115</text:p>
          </table:table-cell>
          <table:table-cell office:value-type="float" office:value="0.0790668099956217" calcext:value-type="float">
            <text:p>0.0790668099956217</text:p>
          </table:table-cell>
          <table:table-cell office:value-type="float" office:value="0.0335287608605212" calcext:value-type="float">
            <text:p>0.0335287608605212</text:p>
          </table:table-cell>
          <table:table-cell office:value-type="float" office:value="0.0995375287375656" calcext:value-type="float">
            <text:p>0.0995375287375656</text:p>
          </table:table-cell>
          <table:table-cell office:value-type="float" office:value="0.0996695705490854" calcext:value-type="float">
            <text:p>0.0996695705490854</text:p>
          </table:table-cell>
          <table:table-cell office:value-type="float" office:value="0.0996751609228824" calcext:value-type="float">
            <text:p>0.0996751609228824</text:p>
          </table:table-cell>
          <table:table-cell/>
        </table:table-row>
        <table:table-row table:style-name="ro2">
          <table:table-cell office:value-type="string" calcext:value-type="string">
            <text:p>prometheus_cpu_pod_count_20250525_082636</text:p>
          </table:table-cell>
          <table:table-cell office:value-type="float" office:value="133" calcext:value-type="float">
            <text:p>133</text:p>
          </table:table-cell>
          <table:table-cell office:value-type="float" office:value="7.08270676691729" calcext:value-type="float">
            <text:p>7.08270676691729</text:p>
          </table:table-cell>
          <table:table-cell office:value-type="float" office:value="3.71941082166687" calcext:value-type="float">
            <text:p>3.71941082166687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cpu_envoy_connections_20250525_08263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cpu_cpu_usage_by_pod_pct_20250525_082636</text:p>
          </table:table-cell>
          <table:table-cell office:value-type="float" office:value="968" calcext:value-type="float">
            <text:p>968</text:p>
          </table:table-cell>
          <table:table-cell office:value-type="float" office:value="0.230424236988594" calcext:value-type="float">
            <text:p>0.230424236988594</text:p>
          </table:table-cell>
          <table:table-cell office:value-type="float" office:value="0.578529257072744" calcext:value-type="float">
            <text:p>0.578529257072744</text:p>
          </table:table-cell>
          <table:table-cell office:value-type="float" office:value="1.54642750472009" calcext:value-type="float">
            <text:p>1.54642750472009</text:p>
          </table:table-cell>
          <table:table-cell office:value-type="float" office:value="3.14955597126328" calcext:value-type="float">
            <text:p>3.14955597126328</text:p>
          </table:table-cell>
          <table:table-cell office:value-type="float" office:value="4.05328109204295" calcext:value-type="float">
            <text:p>4.0532810920429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luster_cpu_usage_pct_20250525_082636</text:p>
          </table:table-cell>
          <table:table-cell office:value-type="float" office:value="133" calcext:value-type="float">
            <text:p>133</text:p>
          </table:table-cell>
          <table:table-cell office:value-type="float" office:value="12.0201326238033" calcext:value-type="float">
            <text:p>12.0201326238033</text:p>
          </table:table-cell>
          <table:table-cell office:value-type="float" office:value="5.87823452654811" calcext:value-type="float">
            <text:p>5.87823452654811</text:p>
          </table:table-cell>
          <table:table-cell office:value-type="float" office:value="24.3317716408771" calcext:value-type="float">
            <text:p>24.3317716408771</text:p>
          </table:table-cell>
          <table:table-cell office:value-type="float" office:value="25.5925629110769" calcext:value-type="float">
            <text:p>25.5925629110769</text:p>
          </table:table-cell>
          <table:table-cell office:value-type="float" office:value="26.1966590453856" calcext:value-type="float">
            <text:p>26.196659045385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service_cpu_usage_pct_20250525_082636</text:p>
          </table:table-cell>
          <table:table-cell office:value-type="float" office:value="133" calcext:value-type="float">
            <text:p>133</text:p>
          </table:table-cell>
          <table:table-cell office:value-type="float" office:value="1.67707264214255" calcext:value-type="float">
            <text:p>1.67707264214255</text:p>
          </table:table-cell>
          <table:table-cell office:value-type="float" office:value="1.788877691772" calcext:value-type="float">
            <text:p>1.788877691772</text:p>
          </table:table-cell>
          <table:table-cell office:value-type="float" office:value="5.26722897536326" calcext:value-type="float">
            <text:p>5.26722897536326</text:p>
          </table:table-cell>
          <table:table-cell office:value-type="float" office:value="5.88011944484416" calcext:value-type="float">
            <text:p>5.88011944484416</text:p>
          </table:table-cell>
          <table:table-cell office:value-type="float" office:value="5.90672822424963" calcext:value-type="float">
            <text:p>5.9067282242496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82636</text:p>
          </table:table-cell>
          <table:table-cell office:value-type="float" office:value="1275" calcext:value-type="float">
            <text:p>1275</text:p>
          </table:table-cell>
          <table:table-cell office:value-type="float" office:value="18500501.1827451" calcext:value-type="float">
            <text:p>18500501.1827451</text:p>
          </table:table-cell>
          <table:table-cell office:value-type="float" office:value="4374002.53140238" calcext:value-type="float">
            <text:p>4374002.53140238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32255754.24" calcext:value-type="float">
            <text:p>32255754.24</text:p>
          </table:table-cell>
          <table:table-cell office:value-type="float" office:value="32509952" calcext:value-type="float">
            <text:p>325099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total_service_memory_usage_20250525_082636</text:p>
          </table:table-cell>
          <table:table-cell office:value-type="float" office:value="133" calcext:value-type="float">
            <text:p>133</text:p>
          </table:table-cell>
          <table:table-cell office:value-type="float" office:value="177354428.631579" calcext:value-type="float">
            <text:p>177354428.631579</text:p>
          </table:table-cell>
          <table:table-cell office:value-type="float" office:value="83774997.2139721" calcext:value-type="float">
            <text:p>83774997.2139721</text:p>
          </table:table-cell>
          <table:table-cell office:value-type="float" office:value="350768332.8" calcext:value-type="float">
            <text:p>350768332.8</text:p>
          </table:table-cell>
          <table:table-cell office:value-type="float" office:value="352816168.96" calcext:value-type="float">
            <text:p>352816168.96</text:p>
          </table:table-cell>
          <table:table-cell office:value-type="float" office:value="353417912.32" calcext:value-type="float">
            <text:p>353417912.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82636</text:p>
          </table:table-cell>
          <table:table-cell office:value-type="float" office:value="2817" calcext:value-type="float">
            <text:p>2817</text:p>
          </table:table-cell>
          <table:table-cell office:value-type="float" office:value="0.0158360426982577" calcext:value-type="float">
            <text:p>0.0158360426982577</text:p>
          </table:table-cell>
          <table:table-cell office:value-type="float" office:value="0.0493197966747819" calcext:value-type="float">
            <text:p>0.0493197966747819</text:p>
          </table:table-cell>
          <table:table-cell office:value-type="float" office:value="0.0267208871111047" calcext:value-type="float">
            <text:p>0.0267208871111047</text:p>
          </table:table-cell>
          <table:table-cell office:value-type="float" office:value="0.269318811526734" calcext:value-type="float">
            <text:p>0.269318811526734</text:p>
          </table:table-cell>
          <table:table-cell office:value-type="float" office:value="0.407770369276418" calcext:value-type="float">
            <text:p>0.407770369276418</text:p>
          </table:table-cell>
          <table:table-cell/>
        </table:table-row>
        <table:table-row table:style-name="ro2">
          <table:table-cell office:value-type="string" calcext:value-type="string">
            <text:p>prometheus_cpu_machine_cpu_cores_20250525_082636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cpuService_POST__fibonacci_6h_ALL23117_20250525_082637</text:p>
          </table:table-cell>
          <table:table-cell office:value-type="float" office:value="23117" calcext:value-type="float">
            <text:p>23117</text:p>
          </table:table-cell>
          <table:table-cell office:value-type="float" office:value="2.48570316217502" calcext:value-type="float">
            <text:p>2.48570316217502</text:p>
          </table:table-cell>
          <table:table-cell office:value-type="float" office:value="4.12522723969984" calcext:value-type="float">
            <text:p>4.125227239699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cpu_usage_by_pod_pct_20250525_082636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387457713593871" calcext:value-type="float">
            <text:p>0.387457713593871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2jskf</text:p>
          </table:table-cell>
          <table:table-cell office:value-type="float" office:value="72" calcext:value-type="float">
            <text:p>72</text:p>
          </table:table-cell>
          <table:table-cell office:value-type="float" office:value="0.0842401230929075" calcext:value-type="float">
            <text:p>0.0842401230929075</text:p>
          </table:table-cell>
          <table:table-cell office:value-type="float" office:value="0.0311747176347522" calcext:value-type="float">
            <text:p>0.0311747176347522</text:p>
          </table:table-cell>
          <table:table-cell office:value-type="float" office:value="0.136600540324938" calcext:value-type="float">
            <text:p>0.136600540324938</text:p>
          </table:table-cell>
          <table:table-cell office:value-type="float" office:value="0.15660016834865" calcext:value-type="float">
            <text:p>0.15660016834865</text:p>
          </table:table-cell>
          <table:table-cell office:value-type="float" office:value="0.169267534648858" calcext:value-type="float">
            <text:p>0.16926753464885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4tfcq</text:p>
          </table:table-cell>
          <table:table-cell office:value-type="float" office:value="14" calcext:value-type="float">
            <text:p>14</text:p>
          </table:table-cell>
          <table:table-cell office:value-type="float" office:value="0.0979400388643097" calcext:value-type="float">
            <text:p>0.0979400388643097</text:p>
          </table:table-cell>
          <table:table-cell office:value-type="float" office:value="0.0213179980370943" calcext:value-type="float">
            <text:p>0.0213179980370943</text:p>
          </table:table-cell>
          <table:table-cell office:value-type="float" office:value="0.127763110666063" calcext:value-type="float">
            <text:p>0.127763110666063</text:p>
          </table:table-cell>
          <table:table-cell office:value-type="float" office:value="0.13233227344378" calcext:value-type="float">
            <text:p>0.13233227344378</text:p>
          </table:table-cell>
          <table:table-cell office:value-type="float" office:value="0.133463141231264" calcext:value-type="float">
            <text:p>0.1334631412312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56whn</text:p>
          </table:table-cell>
          <table:table-cell office:value-type="float" office:value="110" calcext:value-type="float">
            <text:p>110</text:p>
          </table:table-cell>
          <table:table-cell office:value-type="float" office:value="0.420041991348061" calcext:value-type="float">
            <text:p>0.420041991348061</text:p>
          </table:table-cell>
          <table:table-cell office:value-type="float" office:value="0.747208299932748" calcext:value-type="float">
            <text:p>0.747208299932748</text:p>
          </table:table-cell>
          <table:table-cell office:value-type="float" office:value="2.34420273269861" calcext:value-type="float">
            <text:p>2.34420273269861</text:p>
          </table:table-cell>
          <table:table-cell office:value-type="float" office:value="2.53578003840318" calcext:value-type="float">
            <text:p>2.53578003840318</text:p>
          </table:table-cell>
          <table:table-cell office:value-type="float" office:value="2.54085895055375" calcext:value-type="float">
            <text:p>2.5408589505537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5cncf</text:p>
          </table:table-cell>
          <table:table-cell office:value-type="float" office:value="80" calcext:value-type="float">
            <text:p>80</text:p>
          </table:table-cell>
          <table:table-cell office:value-type="float" office:value="0.081564942480396" calcext:value-type="float">
            <text:p>0.081564942480396</text:p>
          </table:table-cell>
          <table:table-cell office:value-type="float" office:value="0.0221283320914322" calcext:value-type="float">
            <text:p>0.0221283320914322</text:p>
          </table:table-cell>
          <table:table-cell office:value-type="float" office:value="0.130049208358048" calcext:value-type="float">
            <text:p>0.130049208358048</text:p>
          </table:table-cell>
          <table:table-cell office:value-type="float" office:value="0.160161343058559" calcext:value-type="float">
            <text:p>0.160161343058559</text:p>
          </table:table-cell>
          <table:table-cell office:value-type="float" office:value="0.166198554080989" calcext:value-type="float">
            <text:p>0.16619855408098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72gc8</text:p>
          </table:table-cell>
          <table:table-cell office:value-type="float" office:value="133" calcext:value-type="float">
            <text:p>133</text:p>
          </table:table-cell>
          <table:table-cell office:value-type="float" office:value="0.852596806685314" calcext:value-type="float">
            <text:p>0.852596806685314</text:p>
          </table:table-cell>
          <table:table-cell office:value-type="float" office:value="1.20557126208595" calcext:value-type="float">
            <text:p>1.20557126208595</text:p>
          </table:table-cell>
          <table:table-cell office:value-type="float" office:value="3.35525598803009" calcext:value-type="float">
            <text:p>3.35525598803009</text:p>
          </table:table-cell>
          <table:table-cell office:value-type="float" office:value="4.02077422714848" calcext:value-type="float">
            <text:p>4.02077422714848</text:p>
          </table:table-cell>
          <table:table-cell office:value-type="float" office:value="4.05572415068707" calcext:value-type="float">
            <text:p>4.0557241506870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7pldn</text:p>
          </table:table-cell>
          <table:table-cell office:value-type="float" office:value="67" calcext:value-type="float">
            <text:p>67</text:p>
          </table:table-cell>
          <table:table-cell office:value-type="float" office:value="0.0849749364584344" calcext:value-type="float">
            <text:p>0.0849749364584344</text:p>
          </table:table-cell>
          <table:table-cell office:value-type="float" office:value="0.0327853418782555" calcext:value-type="float">
            <text:p>0.0327853418782555</text:p>
          </table:table-cell>
          <table:table-cell office:value-type="float" office:value="0.1536012132487" calcext:value-type="float">
            <text:p>0.1536012132487</text:p>
          </table:table-cell>
          <table:table-cell office:value-type="float" office:value="0.178888577857729" calcext:value-type="float">
            <text:p>0.178888577857729</text:p>
          </table:table-cell>
          <table:table-cell office:value-type="float" office:value="0.198153323643678" calcext:value-type="float">
            <text:p>0.19815332364367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bwpvw</text:p>
          </table:table-cell>
          <table:table-cell office:value-type="float" office:value="85" calcext:value-type="float">
            <text:p>85</text:p>
          </table:table-cell>
          <table:table-cell office:value-type="float" office:value="0.0852070143170454" calcext:value-type="float">
            <text:p>0.0852070143170454</text:p>
          </table:table-cell>
          <table:table-cell office:value-type="float" office:value="0.0271530771368168" calcext:value-type="float">
            <text:p>0.0271530771368168</text:p>
          </table:table-cell>
          <table:table-cell office:value-type="float" office:value="0.141379371175406" calcext:value-type="float">
            <text:p>0.141379371175406</text:p>
          </table:table-cell>
          <table:table-cell office:value-type="float" office:value="0.164079696172847" calcext:value-type="float">
            <text:p>0.164079696172847</text:p>
          </table:table-cell>
          <table:table-cell office:value-type="float" office:value="0.16851913936312" calcext:value-type="float">
            <text:p>0.1685191393631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ngvmx</text:p>
          </table:table-cell>
          <table:table-cell office:value-type="float" office:value="14" calcext:value-type="float">
            <text:p>14</text:p>
          </table:table-cell>
          <table:table-cell office:value-type="float" office:value="0.115463829367772" calcext:value-type="float">
            <text:p>0.115463829367772</text:p>
          </table:table-cell>
          <table:table-cell office:value-type="float" office:value="0.0306166428324725" calcext:value-type="float">
            <text:p>0.0306166428324725</text:p>
          </table:table-cell>
          <table:table-cell office:value-type="float" office:value="0.150328368904387" calcext:value-type="float">
            <text:p>0.150328368904387</text:p>
          </table:table-cell>
          <table:table-cell office:value-type="float" office:value="0.153244747968568" calcext:value-type="float">
            <text:p>0.153244747968568</text:p>
          </table:table-cell>
          <table:table-cell office:value-type="float" office:value="0.153966551786953" calcext:value-type="float">
            <text:p>0.15396655178695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nvkf8</text:p>
          </table:table-cell>
          <table:table-cell office:value-type="float" office:value="13" calcext:value-type="float">
            <text:p>13</text:p>
          </table:table-cell>
          <table:table-cell office:value-type="float" office:value="0.10913982092289" calcext:value-type="float">
            <text:p>0.10913982092289</text:p>
          </table:table-cell>
          <table:table-cell office:value-type="float" office:value="0.0371192286555761" calcext:value-type="float">
            <text:p>0.0371192286555761</text:p>
          </table:table-cell>
          <table:table-cell office:value-type="float" office:value="0.157239019612462" calcext:value-type="float">
            <text:p>0.157239019612462</text:p>
          </table:table-cell>
          <table:table-cell office:value-type="float" office:value="0.161694960433276" calcext:value-type="float">
            <text:p>0.161694960433276</text:p>
          </table:table-cell>
          <table:table-cell office:value-type="float" office:value="0.162797805786427" calcext:value-type="float">
            <text:p>0.16279780578642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rvzlb</text:p>
          </table:table-cell>
          <table:table-cell office:value-type="float" office:value="78" calcext:value-type="float">
            <text:p>78</text:p>
          </table:table-cell>
          <table:table-cell office:value-type="float" office:value="0.0817737512903397" calcext:value-type="float">
            <text:p>0.0817737512903397</text:p>
          </table:table-cell>
          <table:table-cell office:value-type="float" office:value="0.0254034228165618" calcext:value-type="float">
            <text:p>0.0254034228165618</text:p>
          </table:table-cell>
          <table:table-cell office:value-type="float" office:value="0.133902033067856" calcext:value-type="float">
            <text:p>0.133902033067856</text:p>
          </table:table-cell>
          <table:table-cell office:value-type="float" office:value="0.160538360227449" calcext:value-type="float">
            <text:p>0.160538360227449</text:p>
          </table:table-cell>
          <table:table-cell office:value-type="float" office:value="0.163976106112483" calcext:value-type="float">
            <text:p>0.16397610611248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sq76h</text:p>
          </table:table-cell>
          <table:table-cell office:value-type="float" office:value="10" calcext:value-type="float">
            <text:p>10</text:p>
          </table:table-cell>
          <table:table-cell office:value-type="float" office:value="0.113830939172789" calcext:value-type="float">
            <text:p>0.113830939172789</text:p>
          </table:table-cell>
          <table:table-cell office:value-type="float" office:value="0.0356186127012853" calcext:value-type="float">
            <text:p>0.0356186127012853</text:p>
          </table:table-cell>
          <table:table-cell office:value-type="float" office:value="0.154989246351334" calcext:value-type="float">
            <text:p>0.154989246351334</text:p>
          </table:table-cell>
          <table:table-cell office:value-type="float" office:value="0.160254697374133" calcext:value-type="float">
            <text:p>0.160254697374133</text:p>
          </table:table-cell>
          <table:table-cell office:value-type="float" office:value="0.161557896502275" calcext:value-type="float">
            <text:p>0.16155789650227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srfrh</text:p>
          </table:table-cell>
          <table:table-cell office:value-type="float" office:value="85" calcext:value-type="float">
            <text:p>85</text:p>
          </table:table-cell>
          <table:table-cell office:value-type="float" office:value="0.087322325438556" calcext:value-type="float">
            <text:p>0.087322325438556</text:p>
          </table:table-cell>
          <table:table-cell office:value-type="float" office:value="0.0334352582578312" calcext:value-type="float">
            <text:p>0.0334352582578312</text:p>
          </table:table-cell>
          <table:table-cell office:value-type="float" office:value="0.15745817696877" calcext:value-type="float">
            <text:p>0.15745817696877</text:p>
          </table:table-cell>
          <table:table-cell office:value-type="float" office:value="0.18582969133283" calcext:value-type="float">
            <text:p>0.18582969133283</text:p>
          </table:table-cell>
          <table:table-cell office:value-type="float" office:value="0.197787610580953" calcext:value-type="float">
            <text:p>0.19778761058095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w2qp9</text:p>
          </table:table-cell>
          <table:table-cell office:value-type="float" office:value="11" calcext:value-type="float">
            <text:p>11</text:p>
          </table:table-cell>
          <table:table-cell office:value-type="float" office:value="0.0966056895111688" calcext:value-type="float">
            <text:p>0.0966056895111688</text:p>
          </table:table-cell>
          <table:table-cell office:value-type="float" office:value="0.0427868700934219" calcext:value-type="float">
            <text:p>0.0427868700934219</text:p>
          </table:table-cell>
          <table:table-cell office:value-type="float" office:value="0.141570860343081" calcext:value-type="float">
            <text:p>0.141570860343081</text:p>
          </table:table-cell>
          <table:table-cell office:value-type="float" office:value="0.143860452659744" calcext:value-type="float">
            <text:p>0.143860452659744</text:p>
          </table:table-cell>
          <table:table-cell office:value-type="float" office:value="0.144427126758118" calcext:value-type="float">
            <text:p>0.14442712675811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w5hjg</text:p>
          </table:table-cell>
          <table:table-cell office:value-type="float" office:value="17" calcext:value-type="float">
            <text:p>17</text:p>
          </table:table-cell>
          <table:table-cell office:value-type="float" office:value="0.108824379891365" calcext:value-type="float">
            <text:p>0.108824379891365</text:p>
          </table:table-cell>
          <table:table-cell office:value-type="float" office:value="0.0450936836953851" calcext:value-type="float">
            <text:p>0.0450936836953851</text:p>
          </table:table-cell>
          <table:table-cell office:value-type="float" office:value="0.171480493437929" calcext:value-type="float">
            <text:p>0.171480493437929</text:p>
          </table:table-cell>
          <table:table-cell office:value-type="float" office:value="0.175443732950308" calcext:value-type="float">
            <text:p>0.175443732950308</text:p>
          </table:table-cell>
          <table:table-cell office:value-type="float" office:value="0.176424634729622" calcext:value-type="float">
            <text:p>0.17642463472962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wfb4b</text:p>
          </table:table-cell>
          <table:table-cell office:value-type="float" office:value="14" calcext:value-type="float">
            <text:p>14</text:p>
          </table:table-cell>
          <table:table-cell office:value-type="float" office:value="0.0990319222036892" calcext:value-type="float">
            <text:p>0.0990319222036892</text:p>
          </table:table-cell>
          <table:table-cell office:value-type="float" office:value="0.024771500549864" calcext:value-type="float">
            <text:p>0.024771500549864</text:p>
          </table:table-cell>
          <table:table-cell office:value-type="float" office:value="0.129378135451628" calcext:value-type="float">
            <text:p>0.129378135451628</text:p>
          </table:table-cell>
          <table:table-cell office:value-type="float" office:value="0.12989483857745" calcext:value-type="float">
            <text:p>0.12989483857745</text:p>
          </table:table-cell>
          <table:table-cell office:value-type="float" office:value="0.130022722601091" calcext:value-type="float">
            <text:p>0.1300227226010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wfdw4</text:p>
          </table:table-cell>
          <table:table-cell office:value-type="float" office:value="69" calcext:value-type="float">
            <text:p>69</text:p>
          </table:table-cell>
          <table:table-cell office:value-type="float" office:value="0.0845842591470882" calcext:value-type="float">
            <text:p>0.0845842591470882</text:p>
          </table:table-cell>
          <table:table-cell office:value-type="float" office:value="0.0300757990206861" calcext:value-type="float">
            <text:p>0.0300757990206861</text:p>
          </table:table-cell>
          <table:table-cell office:value-type="float" office:value="0.146690706576088" calcext:value-type="float">
            <text:p>0.146690706576088</text:p>
          </table:table-cell>
          <table:table-cell office:value-type="float" office:value="0.162081808091115" calcext:value-type="float">
            <text:p>0.162081808091115</text:p>
          </table:table-cell>
          <table:table-cell office:value-type="float" office:value="0.1738404512523" calcext:value-type="float">
            <text:p>0.173840451252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wfrxw</text:p>
          </table:table-cell>
          <table:table-cell office:value-type="float" office:value="17" calcext:value-type="float">
            <text:p>17</text:p>
          </table:table-cell>
          <table:table-cell office:value-type="float" office:value="0.113723589376718" calcext:value-type="float">
            <text:p>0.113723589376718</text:p>
          </table:table-cell>
          <table:table-cell office:value-type="float" office:value="0.0533677014205167" calcext:value-type="float">
            <text:p>0.0533677014205167</text:p>
          </table:table-cell>
          <table:table-cell office:value-type="float" office:value="0.190347025203919" calcext:value-type="float">
            <text:p>0.190347025203919</text:p>
          </table:table-cell>
          <table:table-cell office:value-type="float" office:value="0.190908693974381" calcext:value-type="float">
            <text:p>0.190908693974381</text:p>
          </table:table-cell>
          <table:table-cell office:value-type="float" office:value="0.19104770699507" calcext:value-type="float">
            <text:p>0.1910477069950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2636_pod_cpu-service-5995459d44-zmk6c</text:p>
          </table:table-cell>
          <table:table-cell office:value-type="float" office:value="79" calcext:value-type="float">
            <text:p>79</text:p>
          </table:table-cell>
          <table:table-cell office:value-type="float" office:value="0.0824050064640681" calcext:value-type="float">
            <text:p>0.0824050064640681</text:p>
          </table:table-cell>
          <table:table-cell office:value-type="float" office:value="0.024411995030991" calcext:value-type="float">
            <text:p>0.024411995030991</text:p>
          </table:table-cell>
          <table:table-cell office:value-type="float" office:value="0.148706731258813" calcext:value-type="float">
            <text:p>0.148706731258813</text:p>
          </table:table-cell>
          <table:table-cell office:value-type="float" office:value="0.157465735503062" calcext:value-type="float">
            <text:p>0.157465735503062</text:p>
          </table:table-cell>
          <table:table-cell office:value-type="float" office:value="0.174918308210183" calcext:value-type="float">
            <text:p>0.17491830821018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0811293166157641" calcext:value-type="float">
            <text:p>0.0811293166157641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2jskf</text:p>
          </table:table-cell>
          <table:table-cell office:value-type="float" office:value="110" calcext:value-type="float">
            <text:p>110</text:p>
          </table:table-cell>
          <table:table-cell office:value-type="float" office:value="17956342.6909091" calcext:value-type="float">
            <text:p>17956342.6909091</text:p>
          </table:table-cell>
          <table:table-cell office:value-type="float" office:value="3119689.12948598" calcext:value-type="float">
            <text:p>3119689.12948598</text:p>
          </table:table-cell>
          <table:table-cell office:value-type="float" office:value="19034112" calcext:value-type="float">
            <text:p>19034112</text:p>
          </table:table-cell>
          <table:table-cell office:value-type="float" office:value="19213680.64" calcext:value-type="float">
            <text:p>19213680.64</text:p>
          </table:table-cell>
          <table:table-cell office:value-type="float" office:value="19222528" calcext:value-type="float">
            <text:p>192225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4tfcq</text:p>
          </table:table-cell>
          <table:table-cell office:value-type="float" office:value="16" calcext:value-type="float">
            <text:p>16</text:p>
          </table:table-cell>
          <table:table-cell office:value-type="float" office:value="14627840" calcext:value-type="float">
            <text:p>14627840</text:p>
          </table:table-cell>
          <table:table-cell office:value-type="float" office:value="5297354.22937642" calcext:value-type="float">
            <text:p>5297354.22937642</text:p>
          </table:table-cell>
          <table:table-cell table:number-columns-repeated="3" office:value-type="float" office:value="16990208" calcext:value-type="float">
            <text:p>169902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56whn</text:p>
          </table:table-cell>
          <table:table-cell office:value-type="float" office:value="113" calcext:value-type="float">
            <text:p>113</text:p>
          </table:table-cell>
          <table:table-cell office:value-type="float" office:value="19875821.8761062" calcext:value-type="float">
            <text:p>19875821.8761062</text:p>
          </table:table-cell>
          <table:table-cell office:value-type="float" office:value="5401299.25659373" calcext:value-type="float">
            <text:p>5401299.25659373</text:p>
          </table:table-cell>
          <table:table-cell office:value-type="float" office:value="31133696" calcext:value-type="float">
            <text:p>31133696</text:p>
          </table:table-cell>
          <table:table-cell table:number-columns-repeated="2" office:value-type="float" office:value="31285248" calcext:value-type="float">
            <text:p>31285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5cncf</text:p>
          </table:table-cell>
          <table:table-cell office:value-type="float" office:value="113" calcext:value-type="float">
            <text:p>113</text:p>
          </table:table-cell>
          <table:table-cell office:value-type="float" office:value="17950629.380531" calcext:value-type="float">
            <text:p>17950629.380531</text:p>
          </table:table-cell>
          <table:table-cell office:value-type="float" office:value="3071970.64993986" calcext:value-type="float">
            <text:p>3071970.64993986</text:p>
          </table:table-cell>
          <table:table-cell office:value-type="float" office:value="19177472" calcext:value-type="float">
            <text:p>19177472</text:p>
          </table:table-cell>
          <table:table-cell table:number-columns-repeated="2" office:value-type="float" office:value="19288064" calcext:value-type="float">
            <text:p>192880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72gc8</text:p>
          </table:table-cell>
          <table:table-cell office:value-type="float" office:value="133" calcext:value-type="float">
            <text:p>133</text:p>
          </table:table-cell>
          <table:table-cell office:value-type="float" office:value="23750178.6466165" calcext:value-type="float">
            <text:p>23750178.6466165</text:p>
          </table:table-cell>
          <table:table-cell office:value-type="float" office:value="5317726.25759241" calcext:value-type="float">
            <text:p>5317726.25759241</text:p>
          </table:table-cell>
          <table:table-cell office:value-type="float" office:value="32489472" calcext:value-type="float">
            <text:p>32489472</text:p>
          </table:table-cell>
          <table:table-cell table:number-columns-repeated="2" office:value-type="float" office:value="32509952" calcext:value-type="float">
            <text:p>325099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7pldn</text:p>
          </table:table-cell>
          <table:table-cell office:value-type="float" office:value="107" calcext:value-type="float">
            <text:p>107</text:p>
          </table:table-cell>
          <table:table-cell office:value-type="float" office:value="17980750.953271" calcext:value-type="float">
            <text:p>17980750.953271</text:p>
          </table:table-cell>
          <table:table-cell office:value-type="float" office:value="2658382.44205833" calcext:value-type="float">
            <text:p>2658382.44205833</text:p>
          </table:table-cell>
          <table:table-cell office:value-type="float" office:value="18999296" calcext:value-type="float">
            <text:p>18999296</text:p>
          </table:table-cell>
          <table:table-cell table:number-columns-repeated="2" office:value-type="float" office:value="19140608" calcext:value-type="float">
            <text:p>191406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bwpvw</text:p>
          </table:table-cell>
          <table:table-cell office:value-type="float" office:value="116" calcext:value-type="float">
            <text:p>116</text:p>
          </table:table-cell>
          <table:table-cell office:value-type="float" office:value="17908877.2413793" calcext:value-type="float">
            <text:p>17908877.2413793</text:p>
          </table:table-cell>
          <table:table-cell office:value-type="float" office:value="2583932.28400126" calcext:value-type="float">
            <text:p>2583932.28400126</text:p>
          </table:table-cell>
          <table:table-cell office:value-type="float" office:value="18878464" calcext:value-type="float">
            <text:p>18878464</text:p>
          </table:table-cell>
          <table:table-cell table:number-columns-repeated="2" office:value-type="float" office:value="18968576" calcext:value-type="float">
            <text:p>189685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ngvmx</text:p>
          </table:table-cell>
          <table:table-cell office:value-type="float" office:value="16" calcext:value-type="float">
            <text:p>16</text:p>
          </table:table-cell>
          <table:table-cell office:value-type="float" office:value="14931200" calcext:value-type="float">
            <text:p>14931200</text:p>
          </table:table-cell>
          <table:table-cell office:value-type="float" office:value="4997260.04962218" calcext:value-type="float">
            <text:p>4997260.04962218</text:p>
          </table:table-cell>
          <table:table-cell office:value-type="float" office:value="17233920" calcext:value-type="float">
            <text:p>17233920</text:p>
          </table:table-cell>
          <table:table-cell office:value-type="float" office:value="17405952" calcext:value-type="float">
            <text:p>17405952</text:p>
          </table:table-cell>
          <table:table-cell office:value-type="float" office:value="17448529.92" calcext:value-type="float">
            <text:p>17448529.9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nvkf8</text:p>
          </table:table-cell>
          <table:table-cell office:value-type="float" office:value="16" calcext:value-type="float">
            <text:p>16</text:p>
          </table:table-cell>
          <table:table-cell office:value-type="float" office:value="14003456" calcext:value-type="float">
            <text:p>14003456</text:p>
          </table:table-cell>
          <table:table-cell office:value-type="float" office:value="5695272.63435557" calcext:value-type="float">
            <text:p>5695272.63435557</text:p>
          </table:table-cell>
          <table:table-cell table:number-columns-repeated="3" office:value-type="float" office:value="16994304" calcext:value-type="float">
            <text:p>169943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rvzlb</text:p>
          </table:table-cell>
          <table:table-cell office:value-type="float" office:value="116" calcext:value-type="float">
            <text:p>116</text:p>
          </table:table-cell>
          <table:table-cell office:value-type="float" office:value="18177588.9655172" calcext:value-type="float">
            <text:p>18177588.9655172</text:p>
          </table:table-cell>
          <table:table-cell office:value-type="float" office:value="3148495.09702327" calcext:value-type="float">
            <text:p>3148495.09702327</text:p>
          </table:table-cell>
          <table:table-cell office:value-type="float" office:value="19415040" calcext:value-type="float">
            <text:p>19415040</text:p>
          </table:table-cell>
          <table:table-cell table:number-columns-repeated="2" office:value-type="float" office:value="19705856" calcext:value-type="float">
            <text:p>197058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sq76h</text:p>
          </table:table-cell>
          <table:table-cell office:value-type="float" office:value="13" calcext:value-type="float">
            <text:p>13</text:p>
          </table:table-cell>
          <table:table-cell office:value-type="float" office:value="13924194.4615385" calcext:value-type="float">
            <text:p>13924194.4615385</text:p>
          </table:table-cell>
          <table:table-cell office:value-type="float" office:value="6520556.61523903" calcext:value-type="float">
            <text:p>6520556.61523903</text:p>
          </table:table-cell>
          <table:table-cell table:number-columns-repeated="3" office:value-type="float" office:value="18849792" calcext:value-type="float">
            <text:p>1884979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srfrh</text:p>
          </table:table-cell>
          <table:table-cell office:value-type="float" office:value="116" calcext:value-type="float">
            <text:p>116</text:p>
          </table:table-cell>
          <table:table-cell office:value-type="float" office:value="18279388.6896552" calcext:value-type="float">
            <text:p>18279388.6896552</text:p>
          </table:table-cell>
          <table:table-cell office:value-type="float" office:value="3088153.09811896" calcext:value-type="float">
            <text:p>3088153.09811896</text:p>
          </table:table-cell>
          <table:table-cell office:value-type="float" office:value="19464192" calcext:value-type="float">
            <text:p>19464192</text:p>
          </table:table-cell>
          <table:table-cell table:number-columns-repeated="2" office:value-type="float" office:value="19644416" calcext:value-type="float">
            <text:p>196444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w2qp9</text:p>
          </table:table-cell>
          <table:table-cell office:value-type="float" office:value="13" calcext:value-type="float">
            <text:p>13</text:p>
          </table:table-cell>
          <table:table-cell office:value-type="float" office:value="13353590.1538462" calcext:value-type="float">
            <text:p>13353590.1538462</text:p>
          </table:table-cell>
          <table:table-cell office:value-type="float" office:value="6171786.74529327" calcext:value-type="float">
            <text:p>6171786.74529327</text:p>
          </table:table-cell>
          <table:table-cell table:number-columns-repeated="3" office:value-type="float" office:value="17080320" calcext:value-type="float">
            <text:p>170803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w5hjg</text:p>
          </table:table-cell>
          <table:table-cell office:value-type="float" office:value="19" calcext:value-type="float">
            <text:p>19</text:p>
          </table:table-cell>
          <table:table-cell office:value-type="float" office:value="14505876.2105263" calcext:value-type="float">
            <text:p>14505876.2105263</text:p>
          </table:table-cell>
          <table:table-cell office:value-type="float" office:value="5475364.99196001" calcext:value-type="float">
            <text:p>5475364.99196001</text:p>
          </table:table-cell>
          <table:table-cell table:number-columns-repeated="3" office:value-type="float" office:value="17383424" calcext:value-type="float">
            <text:p>173834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wfb4b</text:p>
          </table:table-cell>
          <table:table-cell office:value-type="float" office:value="16" calcext:value-type="float">
            <text:p>16</text:p>
          </table:table-cell>
          <table:table-cell office:value-type="float" office:value="16169984" calcext:value-type="float">
            <text:p>16169984</text:p>
          </table:table-cell>
          <table:table-cell office:value-type="float" office:value="5398149.77491451" calcext:value-type="float">
            <text:p>5398149.77491451</text:p>
          </table:table-cell>
          <table:table-cell table:number-columns-repeated="3" office:value-type="float" office:value="19087360" calcext:value-type="float">
            <text:p>190873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wfdw4</text:p>
          </table:table-cell>
          <table:table-cell office:value-type="float" office:value="110" calcext:value-type="float">
            <text:p>110</text:p>
          </table:table-cell>
          <table:table-cell office:value-type="float" office:value="18591297.1636364" calcext:value-type="float">
            <text:p>18591297.1636364</text:p>
          </table:table-cell>
          <table:table-cell office:value-type="float" office:value="2746490.88764441" calcext:value-type="float">
            <text:p>2746490.88764441</text:p>
          </table:table-cell>
          <table:table-cell table:number-columns-repeated="3" office:value-type="float" office:value="19468288" calcext:value-type="float">
            <text:p>194682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wfrxw</text:p>
          </table:table-cell>
          <table:table-cell office:value-type="float" office:value="19" calcext:value-type="float">
            <text:p>19</text:p>
          </table:table-cell>
          <table:table-cell office:value-type="float" office:value="14526787.3684211" calcext:value-type="float">
            <text:p>14526787.3684211</text:p>
          </table:table-cell>
          <table:table-cell office:value-type="float" office:value="5400616.22390421" calcext:value-type="float">
            <text:p>5400616.22390421</text:p>
          </table:table-cell>
          <table:table-cell table:number-columns-repeated="3" office:value-type="float" office:value="17035264" calcext:value-type="float">
            <text:p>170352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2636_pod_cpu-service-5995459d44-zmk6c</text:p>
          </table:table-cell>
          <table:table-cell office:value-type="float" office:value="113" calcext:value-type="float">
            <text:p>113</text:p>
          </table:table-cell>
          <table:table-cell office:value-type="float" office:value="18074379.3274336" calcext:value-type="float">
            <text:p>18074379.3274336</text:p>
          </table:table-cell>
          <table:table-cell office:value-type="float" office:value="2673354.85927171" calcext:value-type="float">
            <text:p>2673354.85927171</text:p>
          </table:table-cell>
          <table:table-cell office:value-type="float" office:value="19197952" calcext:value-type="float">
            <text:p>19197952</text:p>
          </table:table-cell>
          <table:table-cell table:number-columns-repeated="2" office:value-type="float" office:value="19369984" calcext:value-type="float">
            <text:p>193699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82636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380413903750922" calcext:value-type="float">
            <text:p>0.38041390375092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raw_cpu_usage_20250525_082636_pod_cpu-service-5995459d44-2jskf</text:p>
          </table:table-cell>
          <table:table-cell office:value-type="float" office:value="209" calcext:value-type="float">
            <text:p>209</text:p>
          </table:table-cell>
          <table:table-cell office:value-type="float" office:value="0.00580410417482233" calcext:value-type="float">
            <text:p>0.00580410417482233</text:p>
          </table:table-cell>
          <table:table-cell office:value-type="float" office:value="0.00487842838397908" calcext:value-type="float">
            <text:p>0.00487842838397908</text:p>
          </table:table-cell>
          <table:table-cell office:value-type="float" office:value="0.0134214519512803" calcext:value-type="float">
            <text:p>0.0134214519512803</text:p>
          </table:table-cell>
          <table:table-cell office:value-type="float" office:value="0.017782721822531" calcext:value-type="float">
            <text:p>0.017782721822531</text:p>
          </table:table-cell>
          <table:table-cell office:value-type="float" office:value="0.0215812468386429" calcext:value-type="float">
            <text:p>0.0215812468386429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4tfcq</text:p>
          </table:table-cell>
          <table:table-cell office:value-type="float" office:value="39" calcext:value-type="float">
            <text:p>39</text:p>
          </table:table-cell>
          <table:table-cell office:value-type="float" office:value="0.00703159253384787" calcext:value-type="float">
            <text:p>0.00703159253384787</text:p>
          </table:table-cell>
          <table:table-cell office:value-type="float" office:value="0.00662521016124886" calcext:value-type="float">
            <text:p>0.00662521016124886</text:p>
          </table:table-cell>
          <table:table-cell office:value-type="float" office:value="0.0179648489963678" calcext:value-type="float">
            <text:p>0.0179648489963678</text:p>
          </table:table-cell>
          <table:table-cell office:value-type="float" office:value="0.0196312544372716" calcext:value-type="float">
            <text:p>0.0196312544372716</text:p>
          </table:table-cell>
          <table:table-cell office:value-type="float" office:value="0.0202944406912955" calcext:value-type="float">
            <text:p>0.0202944406912955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56whn</text:p>
          </table:table-cell>
          <table:table-cell office:value-type="float" office:value="325" calcext:value-type="float">
            <text:p>325</text:p>
          </table:table-cell>
          <table:table-cell office:value-type="float" office:value="0.0284336117220226" calcext:value-type="float">
            <text:p>0.0284336117220226</text:p>
          </table:table-cell>
          <table:table-cell office:value-type="float" office:value="0.0645063763750716" calcext:value-type="float">
            <text:p>0.0645063763750716</text:p>
          </table:table-cell>
          <table:table-cell office:value-type="float" office:value="0.21690860500837" calcext:value-type="float">
            <text:p>0.21690860500837</text:p>
          </table:table-cell>
          <table:table-cell office:value-type="float" office:value="0.253599905047584" calcext:value-type="float">
            <text:p>0.253599905047584</text:p>
          </table:table-cell>
          <table:table-cell office:value-type="float" office:value="0.262022500322611" calcext:value-type="float">
            <text:p>0.26202250032261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5cncf</text:p>
          </table:table-cell>
          <table:table-cell office:value-type="float" office:value="236" calcext:value-type="float">
            <text:p>236</text:p>
          </table:table-cell>
          <table:table-cell office:value-type="float" office:value="0.00552982660884041" calcext:value-type="float">
            <text:p>0.00552982660884041</text:p>
          </table:table-cell>
          <table:table-cell office:value-type="float" office:value="0.00490797493954307" calcext:value-type="float">
            <text:p>0.00490797493954307</text:p>
          </table:table-cell>
          <table:table-cell office:value-type="float" office:value="0.00948140538319293" calcext:value-type="float">
            <text:p>0.00948140538319293</text:p>
          </table:table-cell>
          <table:table-cell office:value-type="float" office:value="0.0242742048636509" calcext:value-type="float">
            <text:p>0.0242742048636509</text:p>
          </table:table-cell>
          <table:table-cell office:value-type="float" office:value="0.0290295238193785" calcext:value-type="float">
            <text:p>0.0290295238193785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72gc8</text:p>
          </table:table-cell>
          <table:table-cell office:value-type="float" office:value="399" calcext:value-type="float">
            <text:p>399</text:p>
          </table:table-cell>
          <table:table-cell office:value-type="float" office:value="0.0568397871123543" calcext:value-type="float">
            <text:p>0.0568397871123543</text:p>
          </table:table-cell>
          <table:table-cell office:value-type="float" office:value="0.106532391317878" calcext:value-type="float">
            <text:p>0.106532391317878</text:p>
          </table:table-cell>
          <table:table-cell office:value-type="float" office:value="0.324139036849784" calcext:value-type="float">
            <text:p>0.324139036849784</text:p>
          </table:table-cell>
          <table:table-cell office:value-type="float" office:value="0.404865904462137" calcext:value-type="float">
            <text:p>0.404865904462137</text:p>
          </table:table-cell>
          <table:table-cell office:value-type="float" office:value="0.408246363207852" calcext:value-type="float">
            <text:p>0.408246363207852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7pldn</text:p>
          </table:table-cell>
          <table:table-cell office:value-type="float" office:value="195" calcext:value-type="float">
            <text:p>195</text:p>
          </table:table-cell>
          <table:table-cell office:value-type="float" office:value="0.00583930332586165" calcext:value-type="float">
            <text:p>0.00583930332586165</text:p>
          </table:table-cell>
          <table:table-cell office:value-type="float" office:value="0.00534272243284095" calcext:value-type="float">
            <text:p>0.00534272243284095</text:p>
          </table:table-cell>
          <table:table-cell office:value-type="float" office:value="0.0155277004331035" calcext:value-type="float">
            <text:p>0.0155277004331035</text:p>
          </table:table-cell>
          <table:table-cell office:value-type="float" office:value="0.0221698805366611" calcext:value-type="float">
            <text:p>0.0221698805366611</text:p>
          </table:table-cell>
          <table:table-cell office:value-type="float" office:value="0.0242669797378183" calcext:value-type="float">
            <text:p>0.024266979737818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bwpvw</text:p>
          </table:table-cell>
          <table:table-cell office:value-type="float" office:value="250" calcext:value-type="float">
            <text:p>250</text:p>
          </table:table-cell>
          <table:table-cell office:value-type="float" office:value="0.00579407697355908" calcext:value-type="float">
            <text:p>0.00579407697355908</text:p>
          </table:table-cell>
          <table:table-cell office:value-type="float" office:value="0.00508227501443333" calcext:value-type="float">
            <text:p>0.00508227501443333</text:p>
          </table:table-cell>
          <table:table-cell office:value-type="float" office:value="0.0133808400870409" calcext:value-type="float">
            <text:p>0.0133808400870409</text:p>
          </table:table-cell>
          <table:table-cell office:value-type="float" office:value="0.0219376722279635" calcext:value-type="float">
            <text:p>0.0219376722279635</text:p>
          </table:table-cell>
          <table:table-cell office:value-type="float" office:value="0.0264885955100183" calcext:value-type="float">
            <text:p>0.026488595510018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ngvmx</text:p>
          </table:table-cell>
          <table:table-cell office:value-type="float" office:value="40" calcext:value-type="float">
            <text:p>40</text:p>
          </table:table-cell>
          <table:table-cell office:value-type="float" office:value="0.00808246805574406" calcext:value-type="float">
            <text:p>0.00808246805574406</text:p>
          </table:table-cell>
          <table:table-cell office:value-type="float" office:value="0.00691722859066561" calcext:value-type="float">
            <text:p>0.00691722859066561</text:p>
          </table:table-cell>
          <table:table-cell office:value-type="float" office:value="0.0187686396378026" calcext:value-type="float">
            <text:p>0.0187686396378026</text:p>
          </table:table-cell>
          <table:table-cell office:value-type="float" office:value="0.0205545286484055" calcext:value-type="float">
            <text:p>0.0205545286484055</text:p>
          </table:table-cell>
          <table:table-cell office:value-type="float" office:value="0.0209493578152001" calcext:value-type="float">
            <text:p>0.020949357815200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nvkf8</text:p>
          </table:table-cell>
          <table:table-cell office:value-type="float" office:value="35" calcext:value-type="float">
            <text:p>35</text:p>
          </table:table-cell>
          <table:table-cell office:value-type="float" office:value="0.00810752955427179" calcext:value-type="float">
            <text:p>0.00810752955427179</text:p>
          </table:table-cell>
          <table:table-cell office:value-type="float" office:value="0.00786419056099193" calcext:value-type="float">
            <text:p>0.00786419056099193</text:p>
          </table:table-cell>
          <table:table-cell office:value-type="float" office:value="0.0210271833252253" calcext:value-type="float">
            <text:p>0.0210271833252253</text:p>
          </table:table-cell>
          <table:table-cell office:value-type="float" office:value="0.0238593125289101" calcext:value-type="float">
            <text:p>0.0238593125289101</text:p>
          </table:table-cell>
          <table:table-cell office:value-type="float" office:value="0.0247120139623631" calcext:value-type="float">
            <text:p>0.024712013962363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rvzlb</text:p>
          </table:table-cell>
          <table:table-cell office:value-type="float" office:value="228" calcext:value-type="float">
            <text:p>228</text:p>
          </table:table-cell>
          <table:table-cell office:value-type="float" office:value="0.00559504614091798" calcext:value-type="float">
            <text:p>0.00559504614091798</text:p>
          </table:table-cell>
          <table:table-cell office:value-type="float" office:value="0.00469627424024167" calcext:value-type="float">
            <text:p>0.00469627424024167</text:p>
          </table:table-cell>
          <table:table-cell office:value-type="float" office:value="0.0114110460569424" calcext:value-type="float">
            <text:p>0.0114110460569424</text:p>
          </table:table-cell>
          <table:table-cell office:value-type="float" office:value="0.0200525806523642" calcext:value-type="float">
            <text:p>0.0200525806523642</text:p>
          </table:table-cell>
          <table:table-cell office:value-type="float" office:value="0.0221015769657853" calcext:value-type="float">
            <text:p>0.022101576965785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sq76h</text:p>
          </table:table-cell>
          <table:table-cell office:value-type="float" office:value="27" calcext:value-type="float">
            <text:p>27</text:p>
          </table:table-cell>
          <table:table-cell office:value-type="float" office:value="0.00843192142020658" calcext:value-type="float">
            <text:p>0.00843192142020658</text:p>
          </table:table-cell>
          <table:table-cell office:value-type="float" office:value="0.00759957425968641" calcext:value-type="float">
            <text:p>0.00759957425968641</text:p>
          </table:table-cell>
          <table:table-cell office:value-type="float" office:value="0.0198219020740496" calcext:value-type="float">
            <text:p>0.0198219020740496</text:p>
          </table:table-cell>
          <table:table-cell office:value-type="float" office:value="0.0214212680217399" calcext:value-type="float">
            <text:p>0.0214212680217399</text:p>
          </table:table-cell>
          <table:table-cell office:value-type="float" office:value="0.021894760761632" calcext:value-type="float">
            <text:p>0.021894760761632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srfrh</text:p>
          </table:table-cell>
          <table:table-cell office:value-type="float" office:value="249" calcext:value-type="float">
            <text:p>249</text:p>
          </table:table-cell>
          <table:table-cell office:value-type="float" office:value="0.00596176519058415" calcext:value-type="float">
            <text:p>0.00596176519058415</text:p>
          </table:table-cell>
          <table:table-cell office:value-type="float" office:value="0.00514381569206019" calcext:value-type="float">
            <text:p>0.00514381569206019</text:p>
          </table:table-cell>
          <table:table-cell office:value-type="float" office:value="0.0139039482437573" calcext:value-type="float">
            <text:p>0.0139039482437573</text:p>
          </table:table-cell>
          <table:table-cell office:value-type="float" office:value="0.0214837305938382" calcext:value-type="float">
            <text:p>0.0214837305938382</text:p>
          </table:table-cell>
          <table:table-cell office:value-type="float" office:value="0.0233402249828283" calcext:value-type="float">
            <text:p>0.023340224982828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w2qp9</text:p>
          </table:table-cell>
          <table:table-cell office:value-type="float" office:value="27" calcext:value-type="float">
            <text:p>27</text:p>
          </table:table-cell>
          <table:table-cell office:value-type="float" office:value="0.00787157470091005" calcext:value-type="float">
            <text:p>0.00787157470091005</text:p>
          </table:table-cell>
          <table:table-cell office:value-type="float" office:value="0.00777714045612516" calcext:value-type="float">
            <text:p>0.00777714045612516</text:p>
          </table:table-cell>
          <table:table-cell office:value-type="float" office:value="0.0189541143484657" calcext:value-type="float">
            <text:p>0.0189541143484657</text:p>
          </table:table-cell>
          <table:table-cell office:value-type="float" office:value="0.0203692610023095" calcext:value-type="float">
            <text:p>0.0203692610023095</text:p>
          </table:table-cell>
          <table:table-cell office:value-type="float" office:value="0.0208610737416153" calcext:value-type="float">
            <text:p>0.020861073741615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w5hjg</text:p>
          </table:table-cell>
          <table:table-cell office:value-type="float" office:value="46" calcext:value-type="float">
            <text:p>46</text:p>
          </table:table-cell>
          <table:table-cell office:value-type="float" office:value="0.00804354112240524" calcext:value-type="float">
            <text:p>0.00804354112240524</text:p>
          </table:table-cell>
          <table:table-cell office:value-type="float" office:value="0.00786394815662244" calcext:value-type="float">
            <text:p>0.00786394815662244</text:p>
          </table:table-cell>
          <table:table-cell office:value-type="float" office:value="0.0230269393373197" calcext:value-type="float">
            <text:p>0.0230269393373197</text:p>
          </table:table-cell>
          <table:table-cell office:value-type="float" office:value="0.0241267084668174" calcext:value-type="float">
            <text:p>0.0241267084668174</text:p>
          </table:table-cell>
          <table:table-cell office:value-type="float" office:value="0.0247254498570189" calcext:value-type="float">
            <text:p>0.0247254498570189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wfb4b</text:p>
          </table:table-cell>
          <table:table-cell office:value-type="float" office:value="36" calcext:value-type="float">
            <text:p>36</text:p>
          </table:table-cell>
          <table:table-cell office:value-type="float" office:value="0.00770248283806471" calcext:value-type="float">
            <text:p>0.00770248283806471</text:p>
          </table:table-cell>
          <table:table-cell office:value-type="float" office:value="0.00680614230035652" calcext:value-type="float">
            <text:p>0.00680614230035652</text:p>
          </table:table-cell>
          <table:table-cell office:value-type="float" office:value="0.0175168291931859" calcext:value-type="float">
            <text:p>0.0175168291931859</text:p>
          </table:table-cell>
          <table:table-cell office:value-type="float" office:value="0.0192562564257193" calcext:value-type="float">
            <text:p>0.0192562564257193</text:p>
          </table:table-cell>
          <table:table-cell office:value-type="float" office:value="0.0196626498956701" calcext:value-type="float">
            <text:p>0.019662649895670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wfdw4</text:p>
          </table:table-cell>
          <table:table-cell office:value-type="float" office:value="200" calcext:value-type="float">
            <text:p>200</text:p>
          </table:table-cell>
          <table:table-cell office:value-type="float" office:value="0.00583631388114909" calcext:value-type="float">
            <text:p>0.00583631388114909</text:p>
          </table:table-cell>
          <table:table-cell office:value-type="float" office:value="0.00512220582214061" calcext:value-type="float">
            <text:p>0.00512220582214061</text:p>
          </table:table-cell>
          <table:table-cell office:value-type="float" office:value="0.0154774317822607" calcext:value-type="float">
            <text:p>0.0154774317822607</text:p>
          </table:table-cell>
          <table:table-cell office:value-type="float" office:value="0.0180079416249715" calcext:value-type="float">
            <text:p>0.0180079416249715</text:p>
          </table:table-cell>
          <table:table-cell office:value-type="float" office:value="0.0201613176535767" calcext:value-type="float">
            <text:p>0.020161317653576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wfrxw</text:p>
          </table:table-cell>
          <table:table-cell office:value-type="float" office:value="45" calcext:value-type="float">
            <text:p>45</text:p>
          </table:table-cell>
          <table:table-cell office:value-type="float" office:value="0.00859244897512978" calcext:value-type="float">
            <text:p>0.00859244897512978</text:p>
          </table:table-cell>
          <table:table-cell office:value-type="float" office:value="0.00843651662310885" calcext:value-type="float">
            <text:p>0.00843651662310885</text:p>
          </table:table-cell>
          <table:table-cell office:value-type="float" office:value="0.0232109771623086" calcext:value-type="float">
            <text:p>0.0232109771623086</text:p>
          </table:table-cell>
          <table:table-cell office:value-type="float" office:value="0.0260408438461275" calcext:value-type="float">
            <text:p>0.0260408438461275</text:p>
          </table:table-cell>
          <table:table-cell office:value-type="float" office:value="0.0273309092444226" calcext:value-type="float">
            <text:p>0.0273309092444226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2636_pod_cpu-service-5995459d44-zmk6c</text:p>
          </table:table-cell>
          <table:table-cell office:value-type="float" office:value="231" calcext:value-type="float">
            <text:p>231</text:p>
          </table:table-cell>
          <table:table-cell office:value-type="float" office:value="0.00563635974949037" calcext:value-type="float">
            <text:p>0.00563635974949037</text:p>
          </table:table-cell>
          <table:table-cell office:value-type="float" office:value="0.00480330535479293" calcext:value-type="float">
            <text:p>0.00480330535479293</text:p>
          </table:table-cell>
          <table:table-cell office:value-type="float" office:value="0.0116226946388473" calcext:value-type="float">
            <text:p>0.0116226946388473</text:p>
          </table:table-cell>
          <table:table-cell office:value-type="float" office:value="0.0215921123910059" calcext:value-type="float">
            <text:p>0.0215921123910059</text:p>
          </table:table-cell>
          <table:table-cell office:value-type="float" office:value="0.0230077804842589" calcext:value-type="float">
            <text:p>0.0230077804842589</text:p>
          </table:table-cell>
          <table:table-cell/>
        </table:table-row>
      </table:table>
      <table:table table:name="HPA spike ioService" table:style-name="ta1"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spike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9869723814487" calcext:value-type="float">
            <text:p>0.999869723814487</text:p>
          </table:table-cell>
          <table:table-cell/>
          <table:table-cell table:number-columns-repeated="3" office:value-type="float" office:value="0.999869723814487" calcext:value-type="float">
            <text:p>0.999869723814487</text:p>
          </table:table-cell>
          <table:table-cell/>
        </table:table-row>
        <table:table-row table:style-name="ro2">
          <table:table-cell office:value-type="string" calcext:value-type="string">
            <text:p>k6_metrics_spike_summary</text:p>
          </table:table-cell>
          <table:table-cell office:value-type="float" office:value="11" calcext:value-type="float">
            <text:p>11</text:p>
          </table:table-cell>
          <table:table-cell office:value-type="float" office:value="324.808354368641" calcext:value-type="float">
            <text:p>324.808354368641</text:p>
          </table:table-cell>
          <table:table-cell office:value-type="float" office:value="385.133673048012" calcext:value-type="float">
            <text:p>385.133673048012</text:p>
          </table:table-cell>
          <table:table-cell office:value-type="float" office:value="730.885148088597" calcext:value-type="float">
            <text:p>730.885148088597</text:p>
          </table:table-cell>
          <table:table-cell office:value-type="float" office:value="730.930209014557" calcext:value-type="float">
            <text:p>730.930209014557</text:p>
          </table:table-cell>
          <table:table-cell office:value-type="float" office:value="730.941361593732" calcext:value-type="float">
            <text:p>730.941361593732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http_requests_by_code_20250525_090637</text:p>
          </table:table-cell>
          <table:table-cell office:value-type="float" office:value="114" calcext:value-type="float">
            <text:p>114</text:p>
          </table:table-cell>
          <table:table-cell office:value-type="float" office:value="36.5129440616254" calcext:value-type="float">
            <text:p>36.5129440616254</text:p>
          </table:table-cell>
          <table:table-cell office:value-type="float" office:value="54.296017203691" calcext:value-type="float">
            <text:p>54.296017203691</text:p>
          </table:table-cell>
          <table:table-cell office:value-type="float" office:value="145.366823518518" calcext:value-type="float">
            <text:p>145.366823518518</text:p>
          </table:table-cell>
          <table:table-cell table:number-columns-repeated="2" office:value-type="float" office:value="158.511111111111" calcext:value-type="float">
            <text:p>158.511111111111</text:p>
          </table:table-cell>
          <table:table-cell/>
        </table:table-row>
        <table:table-row table:style-name="ro2">
          <table:table-cell office:value-type="string" calcext:value-type="string">
            <text:p>prometheus_io_response_time_p50_20250525_090637</text:p>
          </table:table-cell>
          <table:table-cell office:value-type="float" office:value="114" calcext:value-type="float">
            <text:p>114</text:p>
          </table:table-cell>
          <table:table-cell office:value-type="float" office:value="0.783446199139445" calcext:value-type="float">
            <text:p>0.783446199139445</text:p>
          </table:table-cell>
          <table:table-cell office:value-type="float" office:value="0.0534844030455663" calcext:value-type="float">
            <text:p>0.0534844030455663</text:p>
          </table:table-cell>
          <table:table-cell office:value-type="float" office:value="0.899142840430762" calcext:value-type="float">
            <text:p>0.899142840430762</text:p>
          </table:table-cell>
          <table:table-cell table:number-columns-repeated="2" office:value-type="float" office:value="0.915365984930032" calcext:value-type="float">
            <text:p>0.915365984930032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5_20250525_090637</text:p>
          </table:table-cell>
          <table:table-cell office:value-type="float" office:value="114" calcext:value-type="float">
            <text:p>114</text:p>
          </table:table-cell>
          <table:table-cell office:value-type="float" office:value="1.24876342721092" calcext:value-type="float">
            <text:p>1.24876342721092</text:p>
          </table:table-cell>
          <table:table-cell office:value-type="float" office:value="0.382512436912428" calcext:value-type="float">
            <text:p>0.382512436912428</text:p>
          </table:table-cell>
          <table:table-cell office:value-type="float" office:value="1.86572960442" calcext:value-type="float">
            <text:p>1.86572960442</text:p>
          </table:table-cell>
          <table:table-cell table:number-columns-repeated="2" office:value-type="float" office:value="1.87444128403088" calcext:value-type="float">
            <text:p>1.87444128403088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_20250525_090637</text:p>
          </table:table-cell>
          <table:table-cell office:value-type="float" office:value="114" calcext:value-type="float">
            <text:p>114</text:p>
          </table:table-cell>
          <table:table-cell office:value-type="float" office:value="1.37995363001368" calcext:value-type="float">
            <text:p>1.37995363001368</text:p>
          </table:table-cell>
          <table:table-cell office:value-type="float" office:value="0.46079561982094" calcext:value-type="float">
            <text:p>0.46079561982094</text:p>
          </table:table-cell>
          <table:table-cell office:value-type="float" office:value="1.973145920884" calcext:value-type="float">
            <text:p>1.973145920884</text:p>
          </table:table-cell>
          <table:table-cell table:number-columns-repeated="2" office:value-type="float" office:value="1.97488825680618" calcext:value-type="float">
            <text:p>1.97488825680618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99_20250525_090637</text:p>
          </table:table-cell>
          <table:table-cell office:value-type="float" office:value="114" calcext:value-type="float">
            <text:p>114</text:p>
          </table:table-cell>
          <table:table-cell office:value-type="float" office:value="1.57975505088313" calcext:value-type="float">
            <text:p>1.57975505088313</text:p>
          </table:table-cell>
          <table:table-cell office:value-type="float" office:value="0.479848506114034" calcext:value-type="float">
            <text:p>0.479848506114034</text:p>
          </table:table-cell>
          <table:table-cell office:value-type="float" office:value="1.99973145920884" calcext:value-type="float">
            <text:p>1.99973145920884</text:p>
          </table:table-cell>
          <table:table-cell table:number-columns-repeated="2" office:value-type="float" office:value="1.99974888256806" calcext:value-type="float">
            <text:p>1.99974888256806</text:p>
          </table:table-cell>
          <table:table-cell/>
        </table:table-row>
        <table:table-row table:style-name="ro2">
          <table:table-cell office:value-type="string" calcext:value-type="string">
            <text:p>prometheus_io_pod_count_20250525_090637</text:p>
          </table:table-cell>
          <table:table-cell office:value-type="float" office:value="133" calcext:value-type="float">
            <text:p>133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3.80618089257631" calcext:value-type="float">
            <text:p>3.80618089257631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io_envoy_connections_20250525_090637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io_cpu_usage_by_pod_pct_20250525_090637</text:p>
          </table:table-cell>
          <table:table-cell office:value-type="float" office:value="964" calcext:value-type="float">
            <text:p>964</text:p>
          </table:table-cell>
          <table:table-cell office:value-type="float" office:value="0.28834177222663" calcext:value-type="float">
            <text:p>0.28834177222663</text:p>
          </table:table-cell>
          <table:table-cell office:value-type="float" office:value="0.792620769664391" calcext:value-type="float">
            <text:p>0.792620769664391</text:p>
          </table:table-cell>
          <table:table-cell office:value-type="float" office:value="2.24695263234846" calcext:value-type="float">
            <text:p>2.24695263234846</text:p>
          </table:table-cell>
          <table:table-cell office:value-type="float" office:value="3.89677103278489" calcext:value-type="float">
            <text:p>3.89677103278489</text:p>
          </table:table-cell>
          <table:table-cell office:value-type="float" office:value="4.81621787653523" calcext:value-type="float">
            <text:p>4.8162178765352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luster_cpu_usage_pct_20250525_090637</text:p>
          </table:table-cell>
          <table:table-cell office:value-type="float" office:value="133" calcext:value-type="float">
            <text:p>133</text:p>
          </table:table-cell>
          <table:table-cell office:value-type="float" office:value="13.7000981531834" calcext:value-type="float">
            <text:p>13.7000981531834</text:p>
          </table:table-cell>
          <table:table-cell office:value-type="float" office:value="8.54236958339882" calcext:value-type="float">
            <text:p>8.54236958339882</text:p>
          </table:table-cell>
          <table:table-cell office:value-type="float" office:value="32.0018799622067" calcext:value-type="float">
            <text:p>32.0018799622067</text:p>
          </table:table-cell>
          <table:table-cell office:value-type="float" office:value="35.3700491851997" calcext:value-type="float">
            <text:p>35.3700491851997</text:p>
          </table:table-cell>
          <table:table-cell office:value-type="float" office:value="35.8654711302599" calcext:value-type="float">
            <text:p>35.865471130259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service_cpu_usage_pct_20250525_090637</text:p>
          </table:table-cell>
          <table:table-cell office:value-type="float" office:value="133" calcext:value-type="float">
            <text:p>133</text:p>
          </table:table-cell>
          <table:table-cell office:value-type="float" office:value="2.09100333332871" calcext:value-type="float">
            <text:p>2.09100333332871</text:p>
          </table:table-cell>
          <table:table-cell office:value-type="float" office:value="2.38142969510928" calcext:value-type="float">
            <text:p>2.38142969510928</text:p>
          </table:table-cell>
          <table:table-cell office:value-type="float" office:value="7.32683884516258" calcext:value-type="float">
            <text:p>7.32683884516258</text:p>
          </table:table-cell>
          <table:table-cell office:value-type="float" office:value="8.22886625408408" calcext:value-type="float">
            <text:p>8.22886625408408</text:p>
          </table:table-cell>
          <table:table-cell office:value-type="float" office:value="8.33212671660609" calcext:value-type="float">
            <text:p>8.3321267166060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90637</text:p>
          </table:table-cell>
          <table:table-cell office:value-type="float" office:value="1231" calcext:value-type="float">
            <text:p>1231</text:p>
          </table:table-cell>
          <table:table-cell office:value-type="float" office:value="18623909.7449228" calcext:value-type="float">
            <text:p>18623909.7449228</text:p>
          </table:table-cell>
          <table:table-cell office:value-type="float" office:value="4942747.53015932" calcext:value-type="float">
            <text:p>4942747.53015932</text:p>
          </table:table-cell>
          <table:table-cell office:value-type="float" office:value="27516928" calcext:value-type="float">
            <text:p>27516928</text:p>
          </table:table-cell>
          <table:table-cell office:value-type="float" office:value="34607104" calcext:value-type="float">
            <text:p>34607104</text:p>
          </table:table-cell>
          <table:table-cell office:value-type="float" office:value="36556800" calcext:value-type="float">
            <text:p>365568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total_service_memory_usage_20250525_090637</text:p>
          </table:table-cell>
          <table:table-cell office:value-type="float" office:value="133" calcext:value-type="float">
            <text:p>133</text:p>
          </table:table-cell>
          <table:table-cell office:value-type="float" office:value="172376187.18797" calcext:value-type="float">
            <text:p>172376187.18797</text:p>
          </table:table-cell>
          <table:table-cell office:value-type="float" office:value="86130913.1035997" calcext:value-type="float">
            <text:p>86130913.1035997</text:p>
          </table:table-cell>
          <table:table-cell office:value-type="float" office:value="355513139.2" calcext:value-type="float">
            <text:p>355513139.2</text:p>
          </table:table-cell>
          <table:table-cell office:value-type="float" office:value="357946327.04" calcext:value-type="float">
            <text:p>357946327.04</text:p>
          </table:table-cell>
          <table:table-cell office:value-type="float" office:value="360624888.2176" calcext:value-type="float">
            <text:p>360624888.21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90637</text:p>
          </table:table-cell>
          <table:table-cell office:value-type="float" office:value="2786" calcext:value-type="float">
            <text:p>2786</text:p>
          </table:table-cell>
          <table:table-cell office:value-type="float" office:value="0.0199643534337917" calcext:value-type="float">
            <text:p>0.0199643534337917</text:p>
          </table:table-cell>
          <table:table-cell office:value-type="float" office:value="0.0676338623764862" calcext:value-type="float">
            <text:p>0.0676338623764862</text:p>
          </table:table-cell>
          <table:table-cell office:value-type="float" office:value="0.0441147415110405" calcext:value-type="float">
            <text:p>0.0441147415110405</text:p>
          </table:table-cell>
          <table:table-cell office:value-type="float" office:value="0.375274415292457" calcext:value-type="float">
            <text:p>0.375274415292457</text:p>
          </table:table-cell>
          <table:table-cell office:value-type="float" office:value="0.481919054498756" calcext:value-type="float">
            <text:p>0.481919054498756</text:p>
          </table:table-cell>
          <table:table-cell/>
        </table:table-row>
        <table:table-row table:style-name="ro2">
          <table:table-cell office:value-type="string" calcext:value-type="string">
            <text:p>prometheus_io_machine_cpu_cores_20250525_090637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ioService_POST__simulate-io_6h_ALL23025_20250525_090639</text:p>
          </table:table-cell>
          <table:table-cell office:value-type="float" office:value="23025" calcext:value-type="float">
            <text:p>23025</text:p>
          </table:table-cell>
          <table:table-cell office:value-type="float" office:value="672.231748099891" calcext:value-type="float">
            <text:p>672.231748099891</text:p>
          </table:table-cell>
          <table:table-cell office:value-type="float" office:value="241.160752195686" calcext:value-type="float">
            <text:p>241.160752195686</text:p>
          </table:table-cell>
          <table:table-cell office:value-type="float" office:value="1225" calcext:value-type="float">
            <text:p>1225</text:p>
          </table:table-cell>
          <table:table-cell office:value-type="float" office:value="1408" calcext:value-type="float">
            <text:p>1408</text:p>
          </table:table-cell>
          <table:table-cell office:value-type="float" office:value="1643.50879999998" calcext:value-type="float">
            <text:p>1643.50879999998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cpu_usage_by_pod_pct_20250525_090637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465092611752991" calcext:value-type="float">
            <text:p>0.465092611752991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6cqdb</text:p>
          </table:table-cell>
          <table:table-cell office:value-type="float" office:value="107" calcext:value-type="float">
            <text:p>107</text:p>
          </table:table-cell>
          <table:table-cell office:value-type="float" office:value="0.57781859159723" calcext:value-type="float">
            <text:p>0.57781859159723</text:p>
          </table:table-cell>
          <table:table-cell office:value-type="float" office:value="1.10031639511824" calcext:value-type="float">
            <text:p>1.10031639511824</text:p>
          </table:table-cell>
          <table:table-cell office:value-type="float" office:value="3.37580183523497" calcext:value-type="float">
            <text:p>3.37580183523497</text:p>
          </table:table-cell>
          <table:table-cell table:number-columns-repeated="2" office:value-type="float" office:value="3.73422575003169" calcext:value-type="float">
            <text:p>3.7342257500316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8czqg</text:p>
          </table:table-cell>
          <table:table-cell office:value-type="float" office:value="73" calcext:value-type="float">
            <text:p>73</text:p>
          </table:table-cell>
          <table:table-cell office:value-type="float" office:value="0.0835006956372522" calcext:value-type="float">
            <text:p>0.0835006956372522</text:p>
          </table:table-cell>
          <table:table-cell office:value-type="float" office:value="0.0279553709148265" calcext:value-type="float">
            <text:p>0.0279553709148265</text:p>
          </table:table-cell>
          <table:table-cell office:value-type="float" office:value="0.146016364098014" calcext:value-type="float">
            <text:p>0.146016364098014</text:p>
          </table:table-cell>
          <table:table-cell office:value-type="float" office:value="0.175294939690519" calcext:value-type="float">
            <text:p>0.175294939690519</text:p>
          </table:table-cell>
          <table:table-cell office:value-type="float" office:value="0.177615219770645" calcext:value-type="float">
            <text:p>0.17761521977064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96jhh</text:p>
          </table:table-cell>
          <table:table-cell office:value-type="float" office:value="72" calcext:value-type="float">
            <text:p>72</text:p>
          </table:table-cell>
          <table:table-cell office:value-type="float" office:value="0.0890557132244445" calcext:value-type="float">
            <text:p>0.0890557132244445</text:p>
          </table:table-cell>
          <table:table-cell office:value-type="float" office:value="0.0424717815360766" calcext:value-type="float">
            <text:p>0.0424717815360766</text:p>
          </table:table-cell>
          <table:table-cell office:value-type="float" office:value="0.192169146421024" calcext:value-type="float">
            <text:p>0.192169146421024</text:p>
          </table:table-cell>
          <table:table-cell office:value-type="float" office:value="0.22425425736833" calcext:value-type="float">
            <text:p>0.22425425736833</text:p>
          </table:table-cell>
          <table:table-cell office:value-type="float" office:value="0.238211914461197" calcext:value-type="float">
            <text:p>0.23821191446119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9x5fm</text:p>
          </table:table-cell>
          <table:table-cell office:value-type="float" office:value="133" calcext:value-type="float">
            <text:p>133</text:p>
          </table:table-cell>
          <table:table-cell office:value-type="float" office:value="1.15579780420569" calcext:value-type="float">
            <text:p>1.15579780420569</text:p>
          </table:table-cell>
          <table:table-cell office:value-type="float" office:value="1.5986791844174" calcext:value-type="float">
            <text:p>1.5986791844174</text:p>
          </table:table-cell>
          <table:table-cell office:value-type="float" office:value="4.23991306180788" calcext:value-type="float">
            <text:p>4.23991306180788</text:p>
          </table:table-cell>
          <table:table-cell office:value-type="float" office:value="4.79722069185447" calcext:value-type="float">
            <text:p>4.79722069185447</text:p>
          </table:table-cell>
          <table:table-cell office:value-type="float" office:value="4.8170713617924" calcext:value-type="float">
            <text:p>4.817071361792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bctcm</text:p>
          </table:table-cell>
          <table:table-cell office:value-type="float" office:value="79" calcext:value-type="float">
            <text:p>79</text:p>
          </table:table-cell>
          <table:table-cell office:value-type="float" office:value="0.0823850820632121" calcext:value-type="float">
            <text:p>0.0823850820632121</text:p>
          </table:table-cell>
          <table:table-cell office:value-type="float" office:value="0.0271389007891684" calcext:value-type="float">
            <text:p>0.0271389007891684</text:p>
          </table:table-cell>
          <table:table-cell office:value-type="float" office:value="0.142126235926163" calcext:value-type="float">
            <text:p>0.142126235926163</text:p>
          </table:table-cell>
          <table:table-cell office:value-type="float" office:value="0.161374422961941" calcext:value-type="float">
            <text:p>0.161374422961941</text:p>
          </table:table-cell>
          <table:table-cell office:value-type="float" office:value="0.17394858882437" calcext:value-type="float">
            <text:p>0.1739485888243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bqbjh</text:p>
          </table:table-cell>
          <table:table-cell office:value-type="float" office:value="12" calcext:value-type="float">
            <text:p>12</text:p>
          </table:table-cell>
          <table:table-cell office:value-type="float" office:value="0.100423963202833" calcext:value-type="float">
            <text:p>0.100423963202833</text:p>
          </table:table-cell>
          <table:table-cell office:value-type="float" office:value="0.0190517634005556" calcext:value-type="float">
            <text:p>0.0190517634005556</text:p>
          </table:table-cell>
          <table:table-cell office:value-type="float" office:value="0.13143887447808" calcext:value-type="float">
            <text:p>0.13143887447808</text:p>
          </table:table-cell>
          <table:table-cell office:value-type="float" office:value="0.142011887855782" calcext:value-type="float">
            <text:p>0.142011887855782</text:p>
          </table:table-cell>
          <table:table-cell office:value-type="float" office:value="0.144628708666764" calcext:value-type="float">
            <text:p>0.1446287086667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dldcd</text:p>
          </table:table-cell>
          <table:table-cell office:value-type="float" office:value="13" calcext:value-type="float">
            <text:p>13</text:p>
          </table:table-cell>
          <table:table-cell office:value-type="float" office:value="0.0962236807973808" calcext:value-type="float">
            <text:p>0.0962236807973808</text:p>
          </table:table-cell>
          <table:table-cell office:value-type="float" office:value="0.0215141768128653" calcext:value-type="float">
            <text:p>0.0215141768128653</text:p>
          </table:table-cell>
          <table:table-cell office:value-type="float" office:value="0.124471702834204" calcext:value-type="float">
            <text:p>0.124471702834204</text:p>
          </table:table-cell>
          <table:table-cell office:value-type="float" office:value="0.131067731951738" calcext:value-type="float">
            <text:p>0.131067731951738</text:p>
          </table:table-cell>
          <table:table-cell office:value-type="float" office:value="0.132700249158328" calcext:value-type="float">
            <text:p>0.13270024915832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gc8df</text:p>
          </table:table-cell>
          <table:table-cell office:value-type="float" office:value="81" calcext:value-type="float">
            <text:p>81</text:p>
          </table:table-cell>
          <table:table-cell office:value-type="float" office:value="0.077755474696656" calcext:value-type="float">
            <text:p>0.077755474696656</text:p>
          </table:table-cell>
          <table:table-cell office:value-type="float" office:value="0.0237132971048561" calcext:value-type="float">
            <text:p>0.0237132971048561</text:p>
          </table:table-cell>
          <table:table-cell office:value-type="float" office:value="0.117146382140878" calcext:value-type="float">
            <text:p>0.117146382140878</text:p>
          </table:table-cell>
          <table:table-cell office:value-type="float" office:value="0.129883244726255" calcext:value-type="float">
            <text:p>0.129883244726255</text:p>
          </table:table-cell>
          <table:table-cell office:value-type="float" office:value="0.133475200677117" calcext:value-type="float">
            <text:p>0.13347520067711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grtwr</text:p>
          </table:table-cell>
          <table:table-cell office:value-type="float" office:value="88" calcext:value-type="float">
            <text:p>88</text:p>
          </table:table-cell>
          <table:table-cell office:value-type="float" office:value="0.0828865399861404" calcext:value-type="float">
            <text:p>0.0828865399861404</text:p>
          </table:table-cell>
          <table:table-cell office:value-type="float" office:value="0.0245481911927838" calcext:value-type="float">
            <text:p>0.0245481911927838</text:p>
          </table:table-cell>
          <table:table-cell office:value-type="float" office:value="0.1415708701537" calcext:value-type="float">
            <text:p>0.1415708701537</text:p>
          </table:table-cell>
          <table:table-cell office:value-type="float" office:value="0.146154479276214" calcext:value-type="float">
            <text:p>0.146154479276214</text:p>
          </table:table-cell>
          <table:table-cell office:value-type="float" office:value="0.151820669362591" calcext:value-type="float">
            <text:p>0.1518206693625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k2csn</text:p>
          </table:table-cell>
          <table:table-cell office:value-type="float" office:value="11" calcext:value-type="float">
            <text:p>11</text:p>
          </table:table-cell>
          <table:table-cell office:value-type="float" office:value="0.0969487931692565" calcext:value-type="float">
            <text:p>0.0969487931692565</text:p>
          </table:table-cell>
          <table:table-cell office:value-type="float" office:value="0.0164225232512855" calcext:value-type="float">
            <text:p>0.0164225232512855</text:p>
          </table:table-cell>
          <table:table-cell office:value-type="float" office:value="0.120335849574444" calcext:value-type="float">
            <text:p>0.120335849574444</text:p>
          </table:table-cell>
          <table:table-cell office:value-type="float" office:value="0.120481911492714" calcext:value-type="float">
            <text:p>0.120481911492714</text:p>
          </table:table-cell>
          <table:table-cell office:value-type="float" office:value="0.120518061817486" calcext:value-type="float">
            <text:p>0.12051806181748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lrf6j</text:p>
          </table:table-cell>
          <table:table-cell office:value-type="float" office:value="75" calcext:value-type="float">
            <text:p>75</text:p>
          </table:table-cell>
          <table:table-cell office:value-type="float" office:value="0.0860895523522669" calcext:value-type="float">
            <text:p>0.0860895523522669</text:p>
          </table:table-cell>
          <table:table-cell office:value-type="float" office:value="0.0284905072005637" calcext:value-type="float">
            <text:p>0.0284905072005637</text:p>
          </table:table-cell>
          <table:table-cell office:value-type="float" office:value="0.145177041009189" calcext:value-type="float">
            <text:p>0.145177041009189</text:p>
          </table:table-cell>
          <table:table-cell office:value-type="float" office:value="0.160717191722278" calcext:value-type="float">
            <text:p>0.160717191722278</text:p>
          </table:table-cell>
          <table:table-cell office:value-type="float" office:value="0.176542153595693" calcext:value-type="float">
            <text:p>0.17654215359569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lzq4d</text:p>
          </table:table-cell>
          <table:table-cell office:value-type="float" office:value="14" calcext:value-type="float">
            <text:p>14</text:p>
          </table:table-cell>
          <table:table-cell office:value-type="float" office:value="0.109601904886034" calcext:value-type="float">
            <text:p>0.109601904886034</text:p>
          </table:table-cell>
          <table:table-cell office:value-type="float" office:value="0.0258353913379984" calcext:value-type="float">
            <text:p>0.0258353913379984</text:p>
          </table:table-cell>
          <table:table-cell office:value-type="float" office:value="0.145426314082302" calcext:value-type="float">
            <text:p>0.145426314082302</text:p>
          </table:table-cell>
          <table:table-cell office:value-type="float" office:value="0.153087804451021" calcext:value-type="float">
            <text:p>0.153087804451021</text:p>
          </table:table-cell>
          <table:table-cell office:value-type="float" office:value="0.15498402331728" calcext:value-type="float">
            <text:p>0.1549840233172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p7d6g</text:p>
          </table:table-cell>
          <table:table-cell office:value-type="float" office:value="9" calcext:value-type="float">
            <text:p>9</text:p>
          </table:table-cell>
          <table:table-cell office:value-type="float" office:value="0.132730338695963" calcext:value-type="float">
            <text:p>0.132730338695963</text:p>
          </table:table-cell>
          <table:table-cell office:value-type="float" office:value="0.0207058278104081" calcext:value-type="float">
            <text:p>0.0207058278104081</text:p>
          </table:table-cell>
          <table:table-cell office:value-type="float" office:value="0.154080484445652" calcext:value-type="float">
            <text:p>0.154080484445652</text:p>
          </table:table-cell>
          <table:table-cell office:value-type="float" office:value="0.154678327866875" calcext:value-type="float">
            <text:p>0.154678327866875</text:p>
          </table:table-cell>
          <table:table-cell office:value-type="float" office:value="0.154826294113627" calcext:value-type="float">
            <text:p>0.15482629411362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ptkkw</text:p>
          </table:table-cell>
          <table:table-cell office:value-type="float" office:value="15" calcext:value-type="float">
            <text:p>15</text:p>
          </table:table-cell>
          <table:table-cell office:value-type="float" office:value="0.10170742715366" calcext:value-type="float">
            <text:p>0.10170742715366</text:p>
          </table:table-cell>
          <table:table-cell office:value-type="float" office:value="0.0227859829945292" calcext:value-type="float">
            <text:p>0.0227859829945292</text:p>
          </table:table-cell>
          <table:table-cell office:value-type="float" office:value="0.138795031095538" calcext:value-type="float">
            <text:p>0.138795031095538</text:p>
          </table:table-cell>
          <table:table-cell office:value-type="float" office:value="0.146292766227695" calcext:value-type="float">
            <text:p>0.146292766227695</text:p>
          </table:table-cell>
          <table:table-cell office:value-type="float" office:value="0.148148455672904" calcext:value-type="float">
            <text:p>0.14814845567290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qmnf4</text:p>
          </table:table-cell>
          <table:table-cell office:value-type="float" office:value="12" calcext:value-type="float">
            <text:p>12</text:p>
          </table:table-cell>
          <table:table-cell office:value-type="float" office:value="0.105513697611146" calcext:value-type="float">
            <text:p>0.105513697611146</text:p>
          </table:table-cell>
          <table:table-cell office:value-type="float" office:value="0.0444852843084929" calcext:value-type="float">
            <text:p>0.0444852843084929</text:p>
          </table:table-cell>
          <table:table-cell office:value-type="float" office:value="0.155664814637994" calcext:value-type="float">
            <text:p>0.155664814637994</text:p>
          </table:table-cell>
          <table:table-cell office:value-type="float" office:value="0.159592376564752" calcext:value-type="float">
            <text:p>0.159592376564752</text:p>
          </table:table-cell>
          <table:table-cell office:value-type="float" office:value="0.160564448141624" calcext:value-type="float">
            <text:p>0.16056444814162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trwmp</text:p>
          </table:table-cell>
          <table:table-cell office:value-type="float" office:value="81" calcext:value-type="float">
            <text:p>81</text:p>
          </table:table-cell>
          <table:table-cell office:value-type="float" office:value="0.0806035477201633" calcext:value-type="float">
            <text:p>0.0806035477201633</text:p>
          </table:table-cell>
          <table:table-cell office:value-type="float" office:value="0.0298778561958696" calcext:value-type="float">
            <text:p>0.0298778561958696</text:p>
          </table:table-cell>
          <table:table-cell office:value-type="float" office:value="0.141382772722421" calcext:value-type="float">
            <text:p>0.141382772722421</text:p>
          </table:table-cell>
          <table:table-cell office:value-type="float" office:value="0.151384317207446" calcext:value-type="float">
            <text:p>0.151384317207446</text:p>
          </table:table-cell>
          <table:table-cell office:value-type="float" office:value="0.157093604507198" calcext:value-type="float">
            <text:p>0.15709360450719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wmvwz</text:p>
          </table:table-cell>
          <table:table-cell office:value-type="float" office:value="80" calcext:value-type="float">
            <text:p>80</text:p>
          </table:table-cell>
          <table:table-cell office:value-type="float" office:value="0.084573517474339" calcext:value-type="float">
            <text:p>0.084573517474339</text:p>
          </table:table-cell>
          <table:table-cell office:value-type="float" office:value="0.0324442426285206" calcext:value-type="float">
            <text:p>0.0324442426285206</text:p>
          </table:table-cell>
          <table:table-cell office:value-type="float" office:value="0.149544123779321" calcext:value-type="float">
            <text:p>0.149544123779321</text:p>
          </table:table-cell>
          <table:table-cell office:value-type="float" office:value="0.155596336559652" calcext:value-type="float">
            <text:p>0.155596336559652</text:p>
          </table:table-cell>
          <table:table-cell office:value-type="float" office:value="0.160685677478615" calcext:value-type="float">
            <text:p>0.16068567747861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0637_pod_io-service-746f86c75b-xcqdp</text:p>
          </table:table-cell>
          <table:table-cell office:value-type="float" office:value="9" calcext:value-type="float">
            <text:p>9</text:p>
          </table:table-cell>
          <table:table-cell office:value-type="float" office:value="0.112320640184334" calcext:value-type="float">
            <text:p>0.112320640184334</text:p>
          </table:table-cell>
          <table:table-cell office:value-type="float" office:value="0.0408822071964297" calcext:value-type="float">
            <text:p>0.0408822071964297</text:p>
          </table:table-cell>
          <table:table-cell office:value-type="float" office:value="0.159780611395363" calcext:value-type="float">
            <text:p>0.159780611395363</text:p>
          </table:table-cell>
          <table:table-cell office:value-type="float" office:value="0.159992032790756" calcext:value-type="float">
            <text:p>0.159992032790756</text:p>
          </table:table-cell>
          <table:table-cell office:value-type="float" office:value="0.160044359586116" calcext:value-type="float">
            <text:p>0.16004435958611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90637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0956714711095967" calcext:value-type="float">
            <text:p>0.095671471109596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6cqdb</text:p>
          </table:table-cell>
          <table:table-cell office:value-type="float" office:value="111" calcext:value-type="float">
            <text:p>111</text:p>
          </table:table-cell>
          <table:table-cell office:value-type="float" office:value="20641183.1351351" calcext:value-type="float">
            <text:p>20641183.1351351</text:p>
          </table:table-cell>
          <table:table-cell office:value-type="float" office:value="6139290.21887483" calcext:value-type="float">
            <text:p>6139290.21887483</text:p>
          </table:table-cell>
          <table:table-cell office:value-type="float" office:value="32782336" calcext:value-type="float">
            <text:p>32782336</text:p>
          </table:table-cell>
          <table:table-cell table:number-columns-repeated="2" office:value-type="float" office:value="32923648" calcext:value-type="float">
            <text:p>329236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8czqg</text:p>
          </table:table-cell>
          <table:table-cell office:value-type="float" office:value="105" calcext:value-type="float">
            <text:p>105</text:p>
          </table:table-cell>
          <table:table-cell office:value-type="float" office:value="18162717.2571429" calcext:value-type="float">
            <text:p>18162717.2571429</text:p>
          </table:table-cell>
          <table:table-cell office:value-type="float" office:value="2762280.8642736" calcext:value-type="float">
            <text:p>2762280.8642736</text:p>
          </table:table-cell>
          <table:table-cell office:value-type="float" office:value="19120128" calcext:value-type="float">
            <text:p>19120128</text:p>
          </table:table-cell>
          <table:table-cell table:number-columns-repeated="2" office:value-type="float" office:value="20000768" calcext:value-type="float">
            <text:p>200007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96jhh</text:p>
          </table:table-cell>
          <table:table-cell office:value-type="float" office:value="105" calcext:value-type="float">
            <text:p>105</text:p>
          </table:table-cell>
          <table:table-cell office:value-type="float" office:value="17966382.3238095" calcext:value-type="float">
            <text:p>17966382.3238095</text:p>
          </table:table-cell>
          <table:table-cell office:value-type="float" office:value="3127335.64204001" calcext:value-type="float">
            <text:p>3127335.64204001</text:p>
          </table:table-cell>
          <table:table-cell office:value-type="float" office:value="19165184" calcext:value-type="float">
            <text:p>19165184</text:p>
          </table:table-cell>
          <table:table-cell table:number-columns-repeated="2" office:value-type="float" office:value="19279872" calcext:value-type="float">
            <text:p>192798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9x5fm</text:p>
          </table:table-cell>
          <table:table-cell office:value-type="float" office:value="133" calcext:value-type="float">
            <text:p>133</text:p>
          </table:table-cell>
          <table:table-cell office:value-type="float" office:value="24638795.0676692" calcext:value-type="float">
            <text:p>24638795.0676692</text:p>
          </table:table-cell>
          <table:table-cell office:value-type="float" office:value="6568602.45920151" calcext:value-type="float">
            <text:p>6568602.45920151</text:p>
          </table:table-cell>
          <table:table-cell office:value-type="float" office:value="36106240" calcext:value-type="float">
            <text:p>36106240</text:p>
          </table:table-cell>
          <table:table-cell table:number-columns-repeated="2" office:value-type="float" office:value="36556800" calcext:value-type="float">
            <text:p>365568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bctcm</text:p>
          </table:table-cell>
          <table:table-cell office:value-type="float" office:value="108" calcext:value-type="float">
            <text:p>108</text:p>
          </table:table-cell>
          <table:table-cell office:value-type="float" office:value="18022893.037037" calcext:value-type="float">
            <text:p>18022893.037037</text:p>
          </table:table-cell>
          <table:table-cell office:value-type="float" office:value="2682680.71359806" calcext:value-type="float">
            <text:p>2682680.71359806</text:p>
          </table:table-cell>
          <table:table-cell office:value-type="float" office:value="19177472" calcext:value-type="float">
            <text:p>19177472</text:p>
          </table:table-cell>
          <table:table-cell table:number-columns-repeated="2" office:value-type="float" office:value="19386368" calcext:value-type="float">
            <text:p>193863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bqbjh</text:p>
          </table:table-cell>
          <table:table-cell office:value-type="float" office:value="15" calcext:value-type="float">
            <text:p>15</text:p>
          </table:table-cell>
          <table:table-cell office:value-type="float" office:value="13945241.6" calcext:value-type="float">
            <text:p>13945241.6</text:p>
          </table:table-cell>
          <table:table-cell office:value-type="float" office:value="5931143.33294692" calcext:value-type="float">
            <text:p>5931143.33294692</text:p>
          </table:table-cell>
          <table:table-cell table:number-columns-repeated="3" office:value-type="float" office:value="16961536" calcext:value-type="float">
            <text:p>169615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dldcd</text:p>
          </table:table-cell>
          <table:table-cell office:value-type="float" office:value="15" calcext:value-type="float">
            <text:p>15</text:p>
          </table:table-cell>
          <table:table-cell office:value-type="float" office:value="16862139.7333333" calcext:value-type="float">
            <text:p>16862139.7333333</text:p>
          </table:table-cell>
          <table:table-cell office:value-type="float" office:value="5817736.83464872" calcext:value-type="float">
            <text:p>5817736.83464872</text:p>
          </table:table-cell>
          <table:table-cell table:number-columns-repeated="3" office:value-type="float" office:value="19251200" calcext:value-type="float">
            <text:p>192512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gc8df</text:p>
          </table:table-cell>
          <table:table-cell office:value-type="float" office:value="108" calcext:value-type="float">
            <text:p>108</text:p>
          </table:table-cell>
          <table:table-cell office:value-type="float" office:value="18120248.8888889" calcext:value-type="float">
            <text:p>18120248.8888889</text:p>
          </table:table-cell>
          <table:table-cell office:value-type="float" office:value="2573806.77856524" calcext:value-type="float">
            <text:p>2573806.77856524</text:p>
          </table:table-cell>
          <table:table-cell office:value-type="float" office:value="19130982.4" calcext:value-type="float">
            <text:p>19130982.4</text:p>
          </table:table-cell>
          <table:table-cell office:value-type="float" office:value="19364782.08" calcext:value-type="float">
            <text:p>19364782.08</text:p>
          </table:table-cell>
          <table:table-cell office:value-type="float" office:value="19382272" calcext:value-type="float">
            <text:p>193822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grtwr</text:p>
          </table:table-cell>
          <table:table-cell office:value-type="float" office:value="114" calcext:value-type="float">
            <text:p>114</text:p>
          </table:table-cell>
          <table:table-cell office:value-type="float" office:value="18234350.0350877" calcext:value-type="float">
            <text:p>18234350.0350877</text:p>
          </table:table-cell>
          <table:table-cell office:value-type="float" office:value="2279148.11493478" calcext:value-type="float">
            <text:p>2279148.11493478</text:p>
          </table:table-cell>
          <table:table-cell office:value-type="float" office:value="19132416" calcext:value-type="float">
            <text:p>19132416</text:p>
          </table:table-cell>
          <table:table-cell table:number-columns-repeated="2" office:value-type="float" office:value="21274624" calcext:value-type="float">
            <text:p>212746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k2csn</text:p>
          </table:table-cell>
          <table:table-cell office:value-type="float" office:value="15" calcext:value-type="float">
            <text:p>15</text:p>
          </table:table-cell>
          <table:table-cell office:value-type="float" office:value="12920695.4666667" calcext:value-type="float">
            <text:p>12920695.4666667</text:p>
          </table:table-cell>
          <table:table-cell office:value-type="float" office:value="6488427.09363994" calcext:value-type="float">
            <text:p>6488427.09363994</text:p>
          </table:table-cell>
          <table:table-cell table:number-columns-repeated="3" office:value-type="float" office:value="17018880" calcext:value-type="float">
            <text:p>17018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lrf6j</text:p>
          </table:table-cell>
          <table:table-cell office:value-type="float" office:value="108" calcext:value-type="float">
            <text:p>108</text:p>
          </table:table-cell>
          <table:table-cell office:value-type="float" office:value="18282306.3703704" calcext:value-type="float">
            <text:p>18282306.3703704</text:p>
          </table:table-cell>
          <table:table-cell office:value-type="float" office:value="3309195.47424479" calcext:value-type="float">
            <text:p>3309195.47424479</text:p>
          </table:table-cell>
          <table:table-cell table:number-columns-repeated="3" office:value-type="float" office:value="19697664" calcext:value-type="float">
            <text:p>196976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lzq4d</text:p>
          </table:table-cell>
          <table:table-cell office:value-type="float" office:value="18" calcext:value-type="float">
            <text:p>18</text:p>
          </table:table-cell>
          <table:table-cell office:value-type="float" office:value="14299136" calcext:value-type="float">
            <text:p>14299136</text:p>
          </table:table-cell>
          <table:table-cell office:value-type="float" office:value="6507367.16358682" calcext:value-type="float">
            <text:p>6507367.16358682</text:p>
          </table:table-cell>
          <table:table-cell table:number-columns-repeated="3" office:value-type="float" office:value="19148800" calcext:value-type="float">
            <text:p>191488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p7d6g</text:p>
          </table:table-cell>
          <table:table-cell office:value-type="float" office:value="12" calcext:value-type="float">
            <text:p>12</text:p>
          </table:table-cell>
          <table:table-cell office:value-type="float" office:value="12852224" calcext:value-type="float">
            <text:p>12852224</text:p>
          </table:table-cell>
          <table:table-cell office:value-type="float" office:value="6418154.35496258" calcext:value-type="float">
            <text:p>6418154.35496258</text:p>
          </table:table-cell>
          <table:table-cell office:value-type="float" office:value="16712499.2" calcext:value-type="float">
            <text:p>16712499.2</text:p>
          </table:table-cell>
          <table:table-cell office:value-type="float" office:value="16993648.64" calcext:value-type="float">
            <text:p>16993648.64</text:p>
          </table:table-cell>
          <table:table-cell office:value-type="float" office:value="17063233.1264" calcext:value-type="float">
            <text:p>17063233.12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ptkkw</text:p>
          </table:table-cell>
          <table:table-cell office:value-type="float" office:value="18" calcext:value-type="float">
            <text:p>18</text:p>
          </table:table-cell>
          <table:table-cell office:value-type="float" office:value="14344419.5555556" calcext:value-type="float">
            <text:p>14344419.5555556</text:p>
          </table:table-cell>
          <table:table-cell office:value-type="float" office:value="5638625.92253411" calcext:value-type="float">
            <text:p>5638625.92253411</text:p>
          </table:table-cell>
          <table:table-cell table:number-columns-repeated="3" office:value-type="float" office:value="17055744" calcext:value-type="float">
            <text:p>170557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qmnf4</text:p>
          </table:table-cell>
          <table:table-cell office:value-type="float" office:value="15" calcext:value-type="float">
            <text:p>15</text:p>
          </table:table-cell>
          <table:table-cell office:value-type="float" office:value="13449352.5333333" calcext:value-type="float">
            <text:p>13449352.5333333</text:p>
          </table:table-cell>
          <table:table-cell office:value-type="float" office:value="6860739.71546507" calcext:value-type="float">
            <text:p>6860739.71546507</text:p>
          </table:table-cell>
          <table:table-cell table:number-columns-repeated="3" office:value-type="float" office:value="18837504" calcext:value-type="float">
            <text:p>188375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trwmp</text:p>
          </table:table-cell>
          <table:table-cell office:value-type="float" office:value="108" calcext:value-type="float">
            <text:p>108</text:p>
          </table:table-cell>
          <table:table-cell office:value-type="float" office:value="17700029.6296296" calcext:value-type="float">
            <text:p>17700029.6296296</text:p>
          </table:table-cell>
          <table:table-cell office:value-type="float" office:value="3758389.06258161" calcext:value-type="float">
            <text:p>3758389.06258161</text:p>
          </table:table-cell>
          <table:table-cell office:value-type="float" office:value="19365888" calcext:value-type="float">
            <text:p>19365888</text:p>
          </table:table-cell>
          <table:table-cell table:number-columns-repeated="2" office:value-type="float" office:value="19578880" calcext:value-type="float">
            <text:p>19578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wmvwz</text:p>
          </table:table-cell>
          <table:table-cell office:value-type="float" office:value="111" calcext:value-type="float">
            <text:p>111</text:p>
          </table:table-cell>
          <table:table-cell office:value-type="float" office:value="18091884.3963964" calcext:value-type="float">
            <text:p>18091884.3963964</text:p>
          </table:table-cell>
          <table:table-cell office:value-type="float" office:value="2716939.89718808" calcext:value-type="float">
            <text:p>2716939.89718808</text:p>
          </table:table-cell>
          <table:table-cell office:value-type="float" office:value="19419136" calcext:value-type="float">
            <text:p>19419136</text:p>
          </table:table-cell>
          <table:table-cell table:number-columns-repeated="2" office:value-type="float" office:value="19578880" calcext:value-type="float">
            <text:p>19578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0637_pod_io-service-746f86c75b-xcqdp</text:p>
          </table:table-cell>
          <table:table-cell office:value-type="float" office:value="12" calcext:value-type="float">
            <text:p>12</text:p>
          </table:table-cell>
          <table:table-cell office:value-type="float" office:value="13367296" calcext:value-type="float">
            <text:p>13367296</text:p>
          </table:table-cell>
          <table:table-cell office:value-type="float" office:value="7950693.39199517" calcext:value-type="float">
            <text:p>7950693.39199517</text:p>
          </table:table-cell>
          <table:table-cell table:number-columns-repeated="3" office:value-type="float" office:value="19980288" calcext:value-type="float">
            <text:p>199802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90637_pods_gini</text:p>
          </table:table-cell>
          <table:table-cell office:value-type="float" office:value="18" calcext:value-type="float">
            <text:p>18</text:p>
          </table:table-cell>
          <table:table-cell office:value-type="float" office:value="0.457207169162228" calcext:value-type="float">
            <text:p>0.457207169162228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raw_cpu_usage_20250525_090637_pod_io-service-746f86c75b-6cqdb</text:p>
          </table:table-cell>
          <table:table-cell office:value-type="float" office:value="318" calcext:value-type="float">
            <text:p>318</text:p>
          </table:table-cell>
          <table:table-cell office:value-type="float" office:value="0.0389595288927938" calcext:value-type="float">
            <text:p>0.0389595288927938</text:p>
          </table:table-cell>
          <table:table-cell office:value-type="float" office:value="0.0944092635419202" calcext:value-type="float">
            <text:p>0.0944092635419202</text:p>
          </table:table-cell>
          <table:table-cell office:value-type="float" office:value="0.312021918360331" calcext:value-type="float">
            <text:p>0.312021918360331</text:p>
          </table:table-cell>
          <table:table-cell office:value-type="float" office:value="0.374347700064138" calcext:value-type="float">
            <text:p>0.374347700064138</text:p>
          </table:table-cell>
          <table:table-cell office:value-type="float" office:value="0.37773005531636" calcext:value-type="float">
            <text:p>0.3777300553163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8czqg</text:p>
          </table:table-cell>
          <table:table-cell office:value-type="float" office:value="213" calcext:value-type="float">
            <text:p>213</text:p>
          </table:table-cell>
          <table:table-cell office:value-type="float" office:value="0.00572352186058161" calcext:value-type="float">
            <text:p>0.00572352186058161</text:p>
          </table:table-cell>
          <table:table-cell office:value-type="float" office:value="0.00507278099440487" calcext:value-type="float">
            <text:p>0.00507278099440487</text:p>
          </table:table-cell>
          <table:table-cell office:value-type="float" office:value="0.012990867330198" calcext:value-type="float">
            <text:p>0.012990867330198</text:p>
          </table:table-cell>
          <table:table-cell office:value-type="float" office:value="0.0232297703094684" calcext:value-type="float">
            <text:p>0.0232297703094684</text:p>
          </table:table-cell>
          <table:table-cell office:value-type="float" office:value="0.0250339051023751" calcext:value-type="float">
            <text:p>0.025033905102375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96jhh</text:p>
          </table:table-cell>
          <table:table-cell office:value-type="float" office:value="209" calcext:value-type="float">
            <text:p>209</text:p>
          </table:table-cell>
          <table:table-cell office:value-type="float" office:value="0.00613589603077513" calcext:value-type="float">
            <text:p>0.00613589603077513</text:p>
          </table:table-cell>
          <table:table-cell office:value-type="float" office:value="0.00589878879763679" calcext:value-type="float">
            <text:p>0.00589878879763679</text:p>
          </table:table-cell>
          <table:table-cell office:value-type="float" office:value="0.0174223405673518" calcext:value-type="float">
            <text:p>0.0174223405673518</text:p>
          </table:table-cell>
          <table:table-cell office:value-type="float" office:value="0.0270700603740515" calcext:value-type="float">
            <text:p>0.0270700603740515</text:p>
          </table:table-cell>
          <table:table-cell office:value-type="float" office:value="0.0296919584691951" calcext:value-type="float">
            <text:p>0.029691958469195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9x5fm</text:p>
          </table:table-cell>
          <table:table-cell office:value-type="float" office:value="399" calcext:value-type="float">
            <text:p>399</text:p>
          </table:table-cell>
          <table:table-cell office:value-type="float" office:value="0.077053186947046" calcext:value-type="float">
            <text:p>0.077053186947046</text:p>
          </table:table-cell>
          <table:table-cell office:value-type="float" office:value="0.142078981023013" calcext:value-type="float">
            <text:p>0.142078981023013</text:p>
          </table:table-cell>
          <table:table-cell office:value-type="float" office:value="0.412737603206026" calcext:value-type="float">
            <text:p>0.412737603206026</text:p>
          </table:table-cell>
          <table:table-cell office:value-type="float" office:value="0.481522332192803" calcext:value-type="float">
            <text:p>0.481522332192803</text:p>
          </table:table-cell>
          <table:table-cell office:value-type="float" office:value="0.481919054498756" calcext:value-type="float">
            <text:p>0.48191905449875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bctcm</text:p>
          </table:table-cell>
          <table:table-cell office:value-type="float" office:value="232" calcext:value-type="float">
            <text:p>232</text:p>
          </table:table-cell>
          <table:table-cell office:value-type="float" office:value="0.00561070817499462" calcext:value-type="float">
            <text:p>0.00561070817499462</text:p>
          </table:table-cell>
          <table:table-cell office:value-type="float" office:value="0.00485979583227704" calcext:value-type="float">
            <text:p>0.00485979583227704</text:p>
          </table:table-cell>
          <table:table-cell office:value-type="float" office:value="0.0135551609560046" calcext:value-type="float">
            <text:p>0.0135551609560046</text:p>
          </table:table-cell>
          <table:table-cell office:value-type="float" office:value="0.0205106171304004" calcext:value-type="float">
            <text:p>0.0205106171304004</text:p>
          </table:table-cell>
          <table:table-cell office:value-type="float" office:value="0.0230075243419434" calcext:value-type="float">
            <text:p>0.0230075243419434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bqbjh</text:p>
          </table:table-cell>
          <table:table-cell office:value-type="float" office:value="32" calcext:value-type="float">
            <text:p>32</text:p>
          </table:table-cell>
          <table:table-cell office:value-type="float" office:value="0.00753179724021245" calcext:value-type="float">
            <text:p>0.00753179724021245</text:p>
          </table:table-cell>
          <table:table-cell office:value-type="float" office:value="0.00825634669452302" calcext:value-type="float">
            <text:p>0.00825634669452302</text:p>
          </table:table-cell>
          <table:table-cell office:value-type="float" office:value="0.0211824440886663" calcext:value-type="float">
            <text:p>0.0211824440886663</text:p>
          </table:table-cell>
          <table:table-cell office:value-type="float" office:value="0.023000626940661" calcext:value-type="float">
            <text:p>0.023000626940661</text:p>
          </table:table-cell>
          <table:table-cell office:value-type="float" office:value="0.0236335508408081" calcext:value-type="float">
            <text:p>0.023633550840808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dldcd</text:p>
          </table:table-cell>
          <table:table-cell office:value-type="float" office:value="33" calcext:value-type="float">
            <text:p>33</text:p>
          </table:table-cell>
          <table:table-cell office:value-type="float" office:value="0.00758125969918758" calcext:value-type="float">
            <text:p>0.00758125969918758</text:p>
          </table:table-cell>
          <table:table-cell office:value-type="float" office:value="0.00679847816103174" calcext:value-type="float">
            <text:p>0.00679847816103174</text:p>
          </table:table-cell>
          <table:table-cell office:value-type="float" office:value="0.0184545179113683" calcext:value-type="float">
            <text:p>0.0184545179113683</text:p>
          </table:table-cell>
          <table:table-cell office:value-type="float" office:value="0.0187186998406345" calcext:value-type="float">
            <text:p>0.0187186998406345</text:p>
          </table:table-cell>
          <table:table-cell office:value-type="float" office:value="0.0187494871112668" calcext:value-type="float">
            <text:p>0.018749487111266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gc8df</text:p>
          </table:table-cell>
          <table:table-cell office:value-type="float" office:value="235" calcext:value-type="float">
            <text:p>235</text:p>
          </table:table-cell>
          <table:table-cell office:value-type="float" office:value="0.0053601646386631" calcext:value-type="float">
            <text:p>0.0053601646386631</text:p>
          </table:table-cell>
          <table:table-cell office:value-type="float" office:value="0.00465012918799623" calcext:value-type="float">
            <text:p>0.00465012918799623</text:p>
          </table:table-cell>
          <table:table-cell office:value-type="float" office:value="0.0123455832442835" calcext:value-type="float">
            <text:p>0.0123455832442835</text:p>
          </table:table-cell>
          <table:table-cell office:value-type="float" office:value="0.0191806733158732" calcext:value-type="float">
            <text:p>0.0191806733158732</text:p>
          </table:table-cell>
          <table:table-cell office:value-type="float" office:value="0.0216071219512086" calcext:value-type="float">
            <text:p>0.021607121951208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grtwr</text:p>
          </table:table-cell>
          <table:table-cell office:value-type="float" office:value="251" calcext:value-type="float">
            <text:p>251</text:p>
          </table:table-cell>
          <table:table-cell office:value-type="float" office:value="0.0058119645567971" calcext:value-type="float">
            <text:p>0.0058119645567971</text:p>
          </table:table-cell>
          <table:table-cell office:value-type="float" office:value="0.00509610917148194" calcext:value-type="float">
            <text:p>0.00509610917148194</text:p>
          </table:table-cell>
          <table:table-cell office:value-type="float" office:value="0.015496874808978" calcext:value-type="float">
            <text:p>0.015496874808978</text:p>
          </table:table-cell>
          <table:table-cell office:value-type="float" office:value="0.0204484548419506" calcext:value-type="float">
            <text:p>0.0204484548419506</text:p>
          </table:table-cell>
          <table:table-cell office:value-type="float" office:value="0.0223828325275353" calcext:value-type="float">
            <text:p>0.0223828325275353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k2csn</text:p>
          </table:table-cell>
          <table:table-cell office:value-type="float" office:value="31" calcext:value-type="float">
            <text:p>31</text:p>
          </table:table-cell>
          <table:table-cell office:value-type="float" office:value="0.00688023693459239" calcext:value-type="float">
            <text:p>0.00688023693459239</text:p>
          </table:table-cell>
          <table:table-cell office:value-type="float" office:value="0.00736138349008961" calcext:value-type="float">
            <text:p>0.00736138349008961</text:p>
          </table:table-cell>
          <table:table-cell office:value-type="float" office:value="0.0199669483120114" calcext:value-type="float">
            <text:p>0.0199669483120114</text:p>
          </table:table-cell>
          <table:table-cell office:value-type="float" office:value="0.0209781768635112" calcext:value-type="float">
            <text:p>0.0209781768635112</text:p>
          </table:table-cell>
          <table:table-cell office:value-type="float" office:value="0.0210212806725245" calcext:value-type="float">
            <text:p>0.021021280672524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lrf6j</text:p>
          </table:table-cell>
          <table:table-cell office:value-type="float" office:value="216" calcext:value-type="float">
            <text:p>216</text:p>
          </table:table-cell>
          <table:table-cell office:value-type="float" office:value="0.00597844113557409" calcext:value-type="float">
            <text:p>0.00597844113557409</text:p>
          </table:table-cell>
          <table:table-cell office:value-type="float" office:value="0.00509849717524207" calcext:value-type="float">
            <text:p>0.00509849717524207</text:p>
          </table:table-cell>
          <table:table-cell office:value-type="float" office:value="0.0158164149326116" calcext:value-type="float">
            <text:p>0.0158164149326116</text:p>
          </table:table-cell>
          <table:table-cell office:value-type="float" office:value="0.0194851642736121" calcext:value-type="float">
            <text:p>0.0194851642736121</text:p>
          </table:table-cell>
          <table:table-cell office:value-type="float" office:value="0.0219862985811306" calcext:value-type="float">
            <text:p>0.021986298581130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lzq4d</text:p>
          </table:table-cell>
          <table:table-cell office:value-type="float" office:value="39" calcext:value-type="float">
            <text:p>39</text:p>
          </table:table-cell>
          <table:table-cell office:value-type="float" office:value="0.00786885470976654" calcext:value-type="float">
            <text:p>0.00786885470976654</text:p>
          </table:table-cell>
          <table:table-cell office:value-type="float" office:value="0.00690946583382914" calcext:value-type="float">
            <text:p>0.00690946583382914</text:p>
          </table:table-cell>
          <table:table-cell office:value-type="float" office:value="0.0193533175232162" calcext:value-type="float">
            <text:p>0.0193533175232162</text:p>
          </table:table-cell>
          <table:table-cell office:value-type="float" office:value="0.0207236075751886" calcext:value-type="float">
            <text:p>0.0207236075751886</text:p>
          </table:table-cell>
          <table:table-cell office:value-type="float" office:value="0.021102963427949" calcext:value-type="float">
            <text:p>0.021102963427949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p7d6g</text:p>
          </table:table-cell>
          <table:table-cell office:value-type="float" office:value="23" calcext:value-type="float">
            <text:p>23</text:p>
          </table:table-cell>
          <table:table-cell office:value-type="float" office:value="0.0103875917240319" calcext:value-type="float">
            <text:p>0.0103875917240319</text:p>
          </table:table-cell>
          <table:table-cell office:value-type="float" office:value="0.0102152858751819" calcext:value-type="float">
            <text:p>0.0102152858751819</text:p>
          </table:table-cell>
          <table:table-cell office:value-type="float" office:value="0.0242366278072139" calcext:value-type="float">
            <text:p>0.0242366278072139</text:p>
          </table:table-cell>
          <table:table-cell office:value-type="float" office:value="0.0276941268137388" calcext:value-type="float">
            <text:p>0.0276941268137388</text:p>
          </table:table-cell>
          <table:table-cell office:value-type="float" office:value="0.0286321493440566" calcext:value-type="float">
            <text:p>0.028632149344056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ptkkw</text:p>
          </table:table-cell>
          <table:table-cell office:value-type="float" office:value="39" calcext:value-type="float">
            <text:p>39</text:p>
          </table:table-cell>
          <table:table-cell office:value-type="float" office:value="0.0078236482425892" calcext:value-type="float">
            <text:p>0.0078236482425892</text:p>
          </table:table-cell>
          <table:table-cell office:value-type="float" office:value="0.00730416225240359" calcext:value-type="float">
            <text:p>0.00730416225240359</text:p>
          </table:table-cell>
          <table:table-cell office:value-type="float" office:value="0.0207516967613724" calcext:value-type="float">
            <text:p>0.0207516967613724</text:p>
          </table:table-cell>
          <table:table-cell office:value-type="float" office:value="0.0221624866496289" calcext:value-type="float">
            <text:p>0.0221624866496289</text:p>
          </table:table-cell>
          <table:table-cell office:value-type="float" office:value="0.0223278671386039" calcext:value-type="float">
            <text:p>0.0223278671386039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qmnf4</text:p>
          </table:table-cell>
          <table:table-cell office:value-type="float" office:value="30" calcext:value-type="float">
            <text:p>30</text:p>
          </table:table-cell>
          <table:table-cell office:value-type="float" office:value="0.00859385092628244" calcext:value-type="float">
            <text:p>0.00859385092628244</text:p>
          </table:table-cell>
          <table:table-cell office:value-type="float" office:value="0.00779121712794121" calcext:value-type="float">
            <text:p>0.00779121712794121</text:p>
          </table:table-cell>
          <table:table-cell office:value-type="float" office:value="0.0198680012822829" calcext:value-type="float">
            <text:p>0.0198680012822829</text:p>
          </table:table-cell>
          <table:table-cell office:value-type="float" office:value="0.0214057365274647" calcext:value-type="float">
            <text:p>0.0214057365274647</text:p>
          </table:table-cell>
          <table:table-cell office:value-type="float" office:value="0.0219496025366636" calcext:value-type="float">
            <text:p>0.021949602536663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trwmp</text:p>
          </table:table-cell>
          <table:table-cell office:value-type="float" office:value="233" calcext:value-type="float">
            <text:p>233</text:p>
          </table:table-cell>
          <table:table-cell office:value-type="float" office:value="0.00560419516337616" calcext:value-type="float">
            <text:p>0.00560419516337616</text:p>
          </table:table-cell>
          <table:table-cell office:value-type="float" office:value="0.00488501403874009" calcext:value-type="float">
            <text:p>0.00488501403874009</text:p>
          </table:table-cell>
          <table:table-cell office:value-type="float" office:value="0.0137324384606687" calcext:value-type="float">
            <text:p>0.0137324384606687</text:p>
          </table:table-cell>
          <table:table-cell office:value-type="float" office:value="0.0212431863264041" calcext:value-type="float">
            <text:p>0.0212431863264041</text:p>
          </table:table-cell>
          <table:table-cell office:value-type="float" office:value="0.0264981883923606" calcext:value-type="float">
            <text:p>0.026498188392360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wmvwz</text:p>
          </table:table-cell>
          <table:table-cell office:value-type="float" office:value="233" calcext:value-type="float">
            <text:p>233</text:p>
          </table:table-cell>
          <table:table-cell office:value-type="float" office:value="0.00580762351755118" calcext:value-type="float">
            <text:p>0.00580762351755118</text:p>
          </table:table-cell>
          <table:table-cell office:value-type="float" office:value="0.00533001452593756" calcext:value-type="float">
            <text:p>0.00533001452593756</text:p>
          </table:table-cell>
          <table:table-cell office:value-type="float" office:value="0.0149473307711411" calcext:value-type="float">
            <text:p>0.0149473307711411</text:p>
          </table:table-cell>
          <table:table-cell office:value-type="float" office:value="0.0224793104631199" calcext:value-type="float">
            <text:p>0.0224793104631199</text:p>
          </table:table-cell>
          <table:table-cell office:value-type="float" office:value="0.025333628918465" calcext:value-type="float">
            <text:p>0.02533362891846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0637_pod_io-service-746f86c75b-xcqdp</text:p>
          </table:table-cell>
          <table:table-cell office:value-type="float" office:value="20" calcext:value-type="float">
            <text:p>20</text:p>
          </table:table-cell>
          <table:table-cell office:value-type="float" office:value="0.0101088576165901" calcext:value-type="float">
            <text:p>0.0101088576165901</text:p>
          </table:table-cell>
          <table:table-cell office:value-type="float" office:value="0.00781915735214689" calcext:value-type="float">
            <text:p>0.00781915735214689</text:p>
          </table:table-cell>
          <table:table-cell office:value-type="float" office:value="0.0201829866948319" calcext:value-type="float">
            <text:p>0.0201829866948319</text:p>
          </table:table-cell>
          <table:table-cell office:value-type="float" office:value="0.0215238879195413" calcext:value-type="float">
            <text:p>0.0215238879195413</text:p>
          </table:table-cell>
          <table:table-cell office:value-type="float" office:value="0.0218557609726569" calcext:value-type="float">
            <text:p>0.0218557609726569</text:p>
          </table:table-cell>
          <table:table-cell/>
        </table:table-row>
      </table:table>
      <table:table table:name="HPA ramp echoService" table:style-name="ta1">
        <table:table-column table:style-name="co14" table:default-cell-style-name="ce3"/>
        <table:table-column table:style-name="co15" table:default-cell-style-name="ce3"/>
        <table:table-column table:style-name="co3" table:default-cell-style-name="ce3"/>
        <table:table-column table:style-name="co11" table:default-cell-style-name="ce3"/>
        <table:table-column table:style-name="co3" table:number-columns-repeated="3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p95</text:p>
          </table:table-cell>
          <table:table-cell table:style-name="ce2" office:value-type="string" calcext:value-type="string">
            <text:p>p99</text:p>
          </table:table-cell>
          <table:table-cell table:style-name="ce2" office:value-type="string" calcext:value-type="string">
            <text:p>p99.99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ramp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9994666296863" calcext:value-type="float">
            <text:p>0.999994666296863</text:p>
          </table:table-cell>
          <table:table-cell/>
          <table:table-cell table:number-columns-repeated="3" office:value-type="float" office:value="0.999994666296863" calcext:value-type="float">
            <text:p>0.999994666296863</text:p>
          </table:table-cell>
          <table:table-cell/>
        </table:table-row>
        <table:table-row table:style-name="ro2">
          <table:table-cell office:value-type="string" calcext:value-type="string">
            <text:p>k6_metrics_ramp_summary</text:p>
          </table:table-cell>
          <table:table-cell office:value-type="float" office:value="11" calcext:value-type="float">
            <text:p>11</text:p>
          </table:table-cell>
          <table:table-cell office:value-type="float" office:value="56.6222291317549" calcext:value-type="float">
            <text:p>56.6222291317549</text:p>
          </table:table-cell>
          <table:table-cell office:value-type="float" office:value="67.133933509713" calcext:value-type="float">
            <text:p>67.133933509713</text:p>
          </table:table-cell>
          <table:table-cell office:value-type="float" office:value="127.428313918386" calcext:value-type="float">
            <text:p>127.428313918386</text:p>
          </table:table-cell>
          <table:table-cell office:value-type="float" office:value="127.457192514558" calcext:value-type="float">
            <text:p>127.457192514558</text:p>
          </table:table-cell>
          <table:table-cell office:value-type="float" office:value="127.464339967111" calcext:value-type="float">
            <text:p>127.46433996711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http_requests_by_code_20250525_072421</text:p>
          </table:table-cell>
          <table:table-cell office:value-type="float" office:value="144" calcext:value-type="float">
            <text:p>144</text:p>
          </table:table-cell>
          <table:table-cell office:value-type="float" office:value="240.674315897608" calcext:value-type="float">
            <text:p>240.674315897608</text:p>
          </table:table-cell>
          <table:table-cell office:value-type="float" office:value="139.130560865054" calcext:value-type="float">
            <text:p>139.130560865054</text:p>
          </table:table-cell>
          <table:table-cell office:value-type="float" office:value="455.026111111111" calcext:value-type="float">
            <text:p>455.026111111111</text:p>
          </table:table-cell>
          <table:table-cell office:value-type="float" office:value="475.665424444444" calcext:value-type="float">
            <text:p>475.665424444444</text:p>
          </table:table-cell>
          <table:table-cell office:value-type="float" office:value="478.719621223832" calcext:value-type="float">
            <text:p>478.719621223832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50_20250525_072421</text:p>
          </table:table-cell>
          <table:table-cell office:value-type="float" office:value="144" calcext:value-type="float">
            <text:p>144</text:p>
          </table:table-cell>
          <table:table-cell office:value-type="float" office:value="0.00512602140721448" calcext:value-type="float">
            <text:p>0.00512602140721448</text:p>
          </table:table-cell>
          <table:table-cell office:value-type="float" office:value="0.0000787283341925412" calcext:value-type="float">
            <text:p>7.87283341925412E-05</text:p>
          </table:table-cell>
          <table:table-cell office:value-type="float" office:value="0.00522710298681392" calcext:value-type="float">
            <text:p>0.00522710298681392</text:p>
          </table:table-cell>
          <table:table-cell office:value-type="float" office:value="0.00523626625795636" calcext:value-type="float">
            <text:p>0.00523626625795636</text:p>
          </table:table-cell>
          <table:table-cell office:value-type="float" office:value="0.00524060910198255" calcext:value-type="float">
            <text:p>0.00524060910198255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5_20250525_072421</text:p>
          </table:table-cell>
          <table:table-cell office:value-type="float" office:value="144" calcext:value-type="float">
            <text:p>144</text:p>
          </table:table-cell>
          <table:table-cell office:value-type="float" office:value="0.00973944067370752" calcext:value-type="float">
            <text:p>0.00973944067370752</text:p>
          </table:table-cell>
          <table:table-cell office:value-type="float" office:value="0.000149583834965828" calcext:value-type="float">
            <text:p>0.000149583834965828</text:p>
          </table:table-cell>
          <table:table-cell office:value-type="float" office:value="0.00993149567494644" calcext:value-type="float">
            <text:p>0.00993149567494644</text:p>
          </table:table-cell>
          <table:table-cell office:value-type="float" office:value="0.00994890589011707" calcext:value-type="float">
            <text:p>0.00994890589011707</text:p>
          </table:table-cell>
          <table:table-cell office:value-type="float" office:value="0.00995715729376685" calcext:value-type="float">
            <text:p>0.00995715729376685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_20250525_072421</text:p>
          </table:table-cell>
          <table:table-cell office:value-type="float" office:value="144" calcext:value-type="float">
            <text:p>144</text:p>
          </table:table-cell>
          <table:table-cell office:value-type="float" office:value="0.0281902501635129" calcext:value-type="float">
            <text:p>0.0281902501635129</text:p>
          </table:table-cell>
          <table:table-cell office:value-type="float" office:value="0.0136873006049889" calcext:value-type="float">
            <text:p>0.0136873006049889</text:p>
          </table:table-cell>
          <table:table-cell office:value-type="float" office:value="0.0411046235142268" calcext:value-type="float">
            <text:p>0.0411046235142268</text:p>
          </table:table-cell>
          <table:table-cell office:value-type="float" office:value="0.0415123874365143" calcext:value-type="float">
            <text:p>0.0415123874365143</text:p>
          </table:table-cell>
          <table:table-cell office:value-type="float" office:value="0.04153894734555" calcext:value-type="float">
            <text:p>0.04153894734555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99_20250525_072421</text:p>
          </table:table-cell>
          <table:table-cell office:value-type="float" office:value="144" calcext:value-type="float">
            <text:p>144</text:p>
          </table:table-cell>
          <table:table-cell office:value-type="float" office:value="0.0889471083155048" calcext:value-type="float">
            <text:p>0.0889471083155048</text:p>
          </table:table-cell>
          <table:table-cell office:value-type="float" office:value="0.00948145592483347" calcext:value-type="float">
            <text:p>0.00948145592483347</text:p>
          </table:table-cell>
          <table:table-cell office:value-type="float" office:value="0.0966387896134772" calcext:value-type="float">
            <text:p>0.0966387896134772</text:p>
          </table:table-cell>
          <table:table-cell office:value-type="float" office:value="0.0985556719089067" calcext:value-type="float">
            <text:p>0.0985556719089067</text:p>
          </table:table-cell>
          <table:table-cell office:value-type="float" office:value="0.0986271289670628" calcext:value-type="float">
            <text:p>0.0986271289670628</text:p>
          </table:table-cell>
          <table:table-cell/>
        </table:table-row>
        <table:table-row table:style-name="ro2">
          <table:table-cell office:value-type="string" calcext:value-type="string">
            <text:p>prometheus_echo_pod_count_20250525_072421</text:p>
          </table:table-cell>
          <table:table-cell office:value-type="float" office:value="157" calcext:value-type="float">
            <text:p>157</text:p>
          </table:table-cell>
          <table:table-cell office:value-type="float" office:value="7.82802547770701" calcext:value-type="float">
            <text:p>7.82802547770701</text:p>
          </table:table-cell>
          <table:table-cell office:value-type="float" office:value="3.13208856333557" calcext:value-type="float">
            <text:p>3.13208856333557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echo_envoy_connections_20250525_072421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echo_cpu_usage_by_pod_pct_20250525_072421</text:p>
          </table:table-cell>
          <table:table-cell office:value-type="float" office:value="1223" calcext:value-type="float">
            <text:p>1223</text:p>
          </table:table-cell>
          <table:table-cell office:value-type="float" office:value="0.729877466268006" calcext:value-type="float">
            <text:p>0.729877466268006</text:p>
          </table:table-cell>
          <table:table-cell office:value-type="float" office:value="1.26143965214067" calcext:value-type="float">
            <text:p>1.26143965214067</text:p>
          </table:table-cell>
          <table:table-cell office:value-type="float" office:value="4.57800272666884" calcext:value-type="float">
            <text:p>4.57800272666884</text:p>
          </table:table-cell>
          <table:table-cell office:value-type="float" office:value="4.97627958549785" calcext:value-type="float">
            <text:p>4.97627958549785</text:p>
          </table:table-cell>
          <table:table-cell office:value-type="float" office:value="4.98858946860203" calcext:value-type="float">
            <text:p>4.9885894686020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luster_cpu_usage_pct_20250525_072421</text:p>
          </table:table-cell>
          <table:table-cell office:value-type="float" office:value="157" calcext:value-type="float">
            <text:p>157</text:p>
          </table:table-cell>
          <table:table-cell office:value-type="float" office:value="23.272879349646" calcext:value-type="float">
            <text:p>23.272879349646</text:p>
          </table:table-cell>
          <table:table-cell office:value-type="float" office:value="9.49623729668898" calcext:value-type="float">
            <text:p>9.49623729668898</text:p>
          </table:table-cell>
          <table:table-cell office:value-type="float" office:value="35.3627704583986" calcext:value-type="float">
            <text:p>35.3627704583986</text:p>
          </table:table-cell>
          <table:table-cell office:value-type="float" office:value="36.8349758031229" calcext:value-type="float">
            <text:p>36.8349758031229</text:p>
          </table:table-cell>
          <table:table-cell office:value-type="float" office:value="37.7668916900455" calcext:value-type="float">
            <text:p>37.766891690045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service_cpu_usage_pct_20250525_072421</text:p>
          </table:table-cell>
          <table:table-cell office:value-type="float" office:value="157" calcext:value-type="float">
            <text:p>157</text:p>
          </table:table-cell>
          <table:table-cell office:value-type="float" office:value="5.685605995196" calcext:value-type="float">
            <text:p>5.685605995196</text:p>
          </table:table-cell>
          <table:table-cell office:value-type="float" office:value="3.38851397471814" calcext:value-type="float">
            <text:p>3.38851397471814</text:p>
          </table:table-cell>
          <table:table-cell office:value-type="float" office:value="10.1338439244681" calcext:value-type="float">
            <text:p>10.1338439244681</text:p>
          </table:table-cell>
          <table:table-cell office:value-type="float" office:value="10.8425781544975" calcext:value-type="float">
            <text:p>10.8425781544975</text:p>
          </table:table-cell>
          <table:table-cell office:value-type="float" office:value="10.9089980213598" calcext:value-type="float">
            <text:p>10.908998021359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72421</text:p>
          </table:table-cell>
          <table:table-cell office:value-type="float" office:value="1252" calcext:value-type="float">
            <text:p>1252</text:p>
          </table:table-cell>
          <table:table-cell office:value-type="float" office:value="21989536.3067093" calcext:value-type="float">
            <text:p>21989536.3067093</text:p>
          </table:table-cell>
          <table:table-cell office:value-type="float" office:value="6316463.34804276" calcext:value-type="float">
            <text:p>6316463.34804276</text:p>
          </table:table-cell>
          <table:table-cell office:value-type="float" office:value="32309248" calcext:value-type="float">
            <text:p>32309248</text:p>
          </table:table-cell>
          <table:table-cell office:value-type="float" office:value="33013760" calcext:value-type="float">
            <text:p>33013760</text:p>
          </table:table-cell>
          <table:table-cell office:value-type="float" office:value="33320960" calcext:value-type="float">
            <text:p>33320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total_service_memory_usage_20250525_072421</text:p>
          </table:table-cell>
          <table:table-cell office:value-type="float" office:value="157" calcext:value-type="float">
            <text:p>157</text:p>
          </table:table-cell>
          <table:table-cell office:value-type="float" office:value="175356047.490446" calcext:value-type="float">
            <text:p>175356047.490446</text:p>
          </table:table-cell>
          <table:table-cell office:value-type="float" office:value="80508251.1333726" calcext:value-type="float">
            <text:p>80508251.1333726</text:p>
          </table:table-cell>
          <table:table-cell office:value-type="float" office:value="274809651.2" calcext:value-type="float">
            <text:p>274809651.2</text:p>
          </table:table-cell>
          <table:table-cell office:value-type="float" office:value="281517096.96" calcext:value-type="float">
            <text:p>281517096.96</text:p>
          </table:table-cell>
          <table:table-cell office:value-type="float" office:value="281967560.2944" calcext:value-type="float">
            <text:p>281967560.29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072421</text:p>
          </table:table-cell>
          <table:table-cell office:value-type="float" office:value="3634" calcext:value-type="float">
            <text:p>3634</text:p>
          </table:table-cell>
          <table:table-cell office:value-type="float" office:value="0.0491271404097838" calcext:value-type="float">
            <text:p>0.0491271404097838</text:p>
          </table:table-cell>
          <table:table-cell office:value-type="float" office:value="0.109256070345082" calcext:value-type="float">
            <text:p>0.109256070345082</text:p>
          </table:table-cell>
          <table:table-cell office:value-type="float" office:value="0.387627170065236" calcext:value-type="float">
            <text:p>0.387627170065236</text:p>
          </table:table-cell>
          <table:table-cell office:value-type="float" office:value="0.496966099249487" calcext:value-type="float">
            <text:p>0.496966099249487</text:p>
          </table:table-cell>
          <table:table-cell office:value-type="float" office:value="0.499596384306601" calcext:value-type="float">
            <text:p>0.499596384306601</text:p>
          </table:table-cell>
          <table:table-cell/>
        </table:table-row>
        <table:table-row table:style-name="ro2">
          <table:table-cell office:value-type="string" calcext:value-type="string">
            <text:p>prometheus_echo_machine_cpu_cores_20250525_072421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.73343147802133" calcext:value-type="float">
            <text:p>1.73343147802133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echoService_POST__echo_6h_ALL166156_20250525_072426</text:p>
          </table:table-cell>
          <table:table-cell office:value-type="float" office:value="166156" calcext:value-type="float">
            <text:p>166156</text:p>
          </table:table-cell>
          <table:table-cell office:value-type="float" office:value="2.4694865066564" calcext:value-type="float">
            <text:p>2.4694865066564</text:p>
          </table:table-cell>
          <table:table-cell office:value-type="float" office:value="5.05315270310646" calcext:value-type="float">
            <text:p>5.0531527031064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cpu_usage_by_pod_pct_20250525_072421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568545747580974" calcext:value-type="float">
            <text:p>0.568545747580974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4mjlj</text:p>
          </table:table-cell>
          <table:table-cell office:value-type="float" office:value="141" calcext:value-type="float">
            <text:p>141</text:p>
          </table:table-cell>
          <table:table-cell office:value-type="float" office:value="0.0854158571458564" calcext:value-type="float">
            <text:p>0.0854158571458564</text:p>
          </table:table-cell>
          <table:table-cell office:value-type="float" office:value="0.0191390030338413" calcext:value-type="float">
            <text:p>0.0191390030338413</text:p>
          </table:table-cell>
          <table:table-cell office:value-type="float" office:value="0.124933660906673" calcext:value-type="float">
            <text:p>0.124933660906673</text:p>
          </table:table-cell>
          <table:table-cell office:value-type="float" office:value="0.159105621142313" calcext:value-type="float">
            <text:p>0.159105621142313</text:p>
          </table:table-cell>
          <table:table-cell office:value-type="float" office:value="0.185446594903182" calcext:value-type="float">
            <text:p>0.18544659490318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8v5wk</text:p>
          </table:table-cell>
          <table:table-cell office:value-type="float" office:value="133" calcext:value-type="float">
            <text:p>133</text:p>
          </table:table-cell>
          <table:table-cell office:value-type="float" office:value="0.297754460213896" calcext:value-type="float">
            <text:p>0.297754460213896</text:p>
          </table:table-cell>
          <table:table-cell office:value-type="float" office:value="0.227884297388682" calcext:value-type="float">
            <text:p>0.227884297388682</text:p>
          </table:table-cell>
          <table:table-cell office:value-type="float" office:value="0.649753139710244" calcext:value-type="float">
            <text:p>0.649753139710244</text:p>
          </table:table-cell>
          <table:table-cell office:value-type="float" office:value="0.66062344763907" calcext:value-type="float">
            <text:p>0.66062344763907</text:p>
          </table:table-cell>
          <table:table-cell office:value-type="float" office:value="0.671463108169401" calcext:value-type="float">
            <text:p>0.67146310816940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chcjv</text:p>
          </table:table-cell>
          <table:table-cell office:value-type="float" office:value="112" calcext:value-type="float">
            <text:p>112</text:p>
          </table:table-cell>
          <table:table-cell office:value-type="float" office:value="0.353184847731417" calcext:value-type="float">
            <text:p>0.353184847731417</text:p>
          </table:table-cell>
          <table:table-cell office:value-type="float" office:value="0.232869470453695" calcext:value-type="float">
            <text:p>0.232869470453695</text:p>
          </table:table-cell>
          <table:table-cell office:value-type="float" office:value="0.678755809306347" calcext:value-type="float">
            <text:p>0.678755809306347</text:p>
          </table:table-cell>
          <table:table-cell office:value-type="float" office:value="0.681090791940513" calcext:value-type="float">
            <text:p>0.681090791940513</text:p>
          </table:table-cell>
          <table:table-cell office:value-type="float" office:value="0.681104371315152" calcext:value-type="float">
            <text:p>0.6811043713151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crwrp</text:p>
          </table:table-cell>
          <table:table-cell office:value-type="float" office:value="112" calcext:value-type="float">
            <text:p>112</text:p>
          </table:table-cell>
          <table:table-cell office:value-type="float" office:value="0.686632523705109" calcext:value-type="float">
            <text:p>0.686632523705109</text:p>
          </table:table-cell>
          <table:table-cell office:value-type="float" office:value="0.510295348739188" calcext:value-type="float">
            <text:p>0.510295348739188</text:p>
          </table:table-cell>
          <table:table-cell office:value-type="float" office:value="1.37934436210765" calcext:value-type="float">
            <text:p>1.37934436210765</text:p>
          </table:table-cell>
          <table:table-cell office:value-type="float" office:value="1.39502722038099" calcext:value-type="float">
            <text:p>1.39502722038099</text:p>
          </table:table-cell>
          <table:table-cell office:value-type="float" office:value="1.39678697213452" calcext:value-type="float">
            <text:p>1.396786972134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h8c2f</text:p>
          </table:table-cell>
          <table:table-cell office:value-type="float" office:value="157" calcext:value-type="float">
            <text:p>157</text:p>
          </table:table-cell>
          <table:table-cell office:value-type="float" office:value="3.54321650724182" calcext:value-type="float">
            <text:p>3.54321650724182</text:p>
          </table:table-cell>
          <table:table-cell office:value-type="float" office:value="1.6170716890228" calcext:value-type="float">
            <text:p>1.6170716890228</text:p>
          </table:table-cell>
          <table:table-cell office:value-type="float" office:value="4.98130665477697" calcext:value-type="float">
            <text:p>4.98130665477697</text:p>
          </table:table-cell>
          <table:table-cell office:value-type="float" office:value="4.98475993004536" calcext:value-type="float">
            <text:p>4.98475993004536</text:p>
          </table:table-cell>
          <table:table-cell office:value-type="float" office:value="4.98904800924962" calcext:value-type="float">
            <text:p>4.9890480092496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j8g6r</text:p>
          </table:table-cell>
          <table:table-cell office:value-type="float" office:value="134" calcext:value-type="float">
            <text:p>134</text:p>
          </table:table-cell>
          <table:table-cell office:value-type="float" office:value="0.349116192219852" calcext:value-type="float">
            <text:p>0.349116192219852</text:p>
          </table:table-cell>
          <table:table-cell office:value-type="float" office:value="0.291986588057127" calcext:value-type="float">
            <text:p>0.291986588057127</text:p>
          </table:table-cell>
          <table:table-cell office:value-type="float" office:value="0.828440603701899" calcext:value-type="float">
            <text:p>0.828440603701899</text:p>
          </table:table-cell>
          <table:table-cell office:value-type="float" office:value="0.873945119671074" calcext:value-type="float">
            <text:p>0.873945119671074</text:p>
          </table:table-cell>
          <table:table-cell office:value-type="float" office:value="0.940004281681775" calcext:value-type="float">
            <text:p>0.94000428168177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lld2v</text:p>
          </table:table-cell>
          <table:table-cell office:value-type="float" office:value="96" calcext:value-type="float">
            <text:p>96</text:p>
          </table:table-cell>
          <table:table-cell office:value-type="float" office:value="0.456056201848428" calcext:value-type="float">
            <text:p>0.456056201848428</text:p>
          </table:table-cell>
          <table:table-cell office:value-type="float" office:value="0.268985591730256" calcext:value-type="float">
            <text:p>0.268985591730256</text:p>
          </table:table-cell>
          <table:table-cell office:value-type="float" office:value="0.814319371117016" calcext:value-type="float">
            <text:p>0.814319371117016</text:p>
          </table:table-cell>
          <table:table-cell office:value-type="float" office:value="0.835246315259537" calcext:value-type="float">
            <text:p>0.835246315259537</text:p>
          </table:table-cell>
          <table:table-cell office:value-type="float" office:value="0.83565880734805" calcext:value-type="float">
            <text:p>0.8356588073480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rfxq2</text:p>
          </table:table-cell>
          <table:table-cell office:value-type="float" office:value="138" calcext:value-type="float">
            <text:p>138</text:p>
          </table:table-cell>
          <table:table-cell office:value-type="float" office:value="0.113368451232911" calcext:value-type="float">
            <text:p>0.113368451232911</text:p>
          </table:table-cell>
          <table:table-cell office:value-type="float" office:value="0.146930798563038" calcext:value-type="float">
            <text:p>0.146930798563038</text:p>
          </table:table-cell>
          <table:table-cell office:value-type="float" office:value="0.269450025536658" calcext:value-type="float">
            <text:p>0.269450025536658</text:p>
          </table:table-cell>
          <table:table-cell office:value-type="float" office:value="0.927636799876586" calcext:value-type="float">
            <text:p>0.927636799876586</text:p>
          </table:table-cell>
          <table:table-cell office:value-type="float" office:value="0.990580361046626" calcext:value-type="float">
            <text:p>0.99058036104662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tcc8n</text:p>
          </table:table-cell>
          <table:table-cell office:value-type="float" office:value="97" calcext:value-type="float">
            <text:p>97</text:p>
          </table:table-cell>
          <table:table-cell office:value-type="float" office:value="0.177659460255783" calcext:value-type="float">
            <text:p>0.177659460255783</text:p>
          </table:table-cell>
          <table:table-cell office:value-type="float" office:value="0.242161458884695" calcext:value-type="float">
            <text:p>0.242161458884695</text:p>
          </table:table-cell>
          <table:table-cell office:value-type="float" office:value="0.833822202611329" calcext:value-type="float">
            <text:p>0.833822202611329</text:p>
          </table:table-cell>
          <table:table-cell office:value-type="float" office:value="1.05358458172504" calcext:value-type="float">
            <text:p>1.05358458172504</text:p>
          </table:table-cell>
          <table:table-cell office:value-type="float" office:value="1.08313620151563" calcext:value-type="float">
            <text:p>1.0831362015156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2421_pod_echo-service-5744f5c7d7-w8wws</text:p>
          </table:table-cell>
          <table:table-cell office:value-type="float" office:value="103" calcext:value-type="float">
            <text:p>103</text:p>
          </table:table-cell>
          <table:table-cell office:value-type="float" office:value="0.435047047495528" calcext:value-type="float">
            <text:p>0.435047047495528</text:p>
          </table:table-cell>
          <table:table-cell office:value-type="float" office:value="0.283215681263538" calcext:value-type="float">
            <text:p>0.283215681263538</text:p>
          </table:table-cell>
          <table:table-cell office:value-type="float" office:value="0.85781702669012" calcext:value-type="float">
            <text:p>0.85781702669012</text:p>
          </table:table-cell>
          <table:table-cell office:value-type="float" office:value="0.932761444530613" calcext:value-type="float">
            <text:p>0.932761444530613</text:p>
          </table:table-cell>
          <table:table-cell office:value-type="float" office:value="0.943268056528903" calcext:value-type="float">
            <text:p>0.94326805652890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0818535158389357" calcext:value-type="float">
            <text:p>0.081853515838935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4mjlj</text:p>
          </table:table-cell>
          <table:table-cell office:value-type="float" office:value="145" calcext:value-type="float">
            <text:p>145</text:p>
          </table:table-cell>
          <table:table-cell office:value-type="float" office:value="18235872.2206897" calcext:value-type="float">
            <text:p>18235872.2206897</text:p>
          </table:table-cell>
          <table:table-cell office:value-type="float" office:value="2794139.50983474" calcext:value-type="float">
            <text:p>2794139.50983474</text:p>
          </table:table-cell>
          <table:table-cell office:value-type="float" office:value="19914752" calcext:value-type="float">
            <text:p>19914752</text:p>
          </table:table-cell>
          <table:table-cell table:number-columns-repeated="2" office:value-type="float" office:value="20197376" calcext:value-type="float">
            <text:p>201973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8v5wk</text:p>
          </table:table-cell>
          <table:table-cell office:value-type="float" office:value="136" calcext:value-type="float">
            <text:p>136</text:p>
          </table:table-cell>
          <table:table-cell office:value-type="float" office:value="20631973.6470588" calcext:value-type="float">
            <text:p>20631973.6470588</text:p>
          </table:table-cell>
          <table:table-cell office:value-type="float" office:value="5366159.81768818" calcext:value-type="float">
            <text:p>5366159.81768818</text:p>
          </table:table-cell>
          <table:table-cell office:value-type="float" office:value="28962816" calcext:value-type="float">
            <text:p>28962816</text:p>
          </table:table-cell>
          <table:table-cell table:number-columns-repeated="2" office:value-type="float" office:value="29147136" calcext:value-type="float">
            <text:p>291471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chcjv</text:p>
          </table:table-cell>
          <table:table-cell office:value-type="float" office:value="115" calcext:value-type="float">
            <text:p>115</text:p>
          </table:table-cell>
          <table:table-cell office:value-type="float" office:value="21218669.0782609" calcext:value-type="float">
            <text:p>21218669.0782609</text:p>
          </table:table-cell>
          <table:table-cell office:value-type="float" office:value="5207238.25888998" calcext:value-type="float">
            <text:p>5207238.25888998</text:p>
          </table:table-cell>
          <table:table-cell office:value-type="float" office:value="28489318.4" calcext:value-type="float">
            <text:p>28489318.4</text:p>
          </table:table-cell>
          <table:table-cell table:number-columns-repeated="2" office:value-type="float" office:value="28844032" calcext:value-type="float">
            <text:p>288440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crwrp</text:p>
          </table:table-cell>
          <table:table-cell office:value-type="float" office:value="115" calcext:value-type="float">
            <text:p>115</text:p>
          </table:table-cell>
          <table:table-cell office:value-type="float" office:value="24084800.5565217" calcext:value-type="float">
            <text:p>24084800.5565217</text:p>
          </table:table-cell>
          <table:table-cell office:value-type="float" office:value="7142581.25061349" calcext:value-type="float">
            <text:p>7142581.25061349</text:p>
          </table:table-cell>
          <table:table-cell office:value-type="float" office:value="30500454.4" calcext:value-type="float">
            <text:p>30500454.4</text:p>
          </table:table-cell>
          <table:table-cell table:number-columns-repeated="2" office:value-type="float" office:value="30695424" calcext:value-type="float">
            <text:p>306954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h8c2f</text:p>
          </table:table-cell>
          <table:table-cell office:value-type="float" office:value="157" calcext:value-type="float">
            <text:p>157</text:p>
          </table:table-cell>
          <table:table-cell office:value-type="float" office:value="30905024.4076433" calcext:value-type="float">
            <text:p>30905024.4076433</text:p>
          </table:table-cell>
          <table:table-cell office:value-type="float" office:value="3883333.50985048" calcext:value-type="float">
            <text:p>3883333.50985048</text:p>
          </table:table-cell>
          <table:table-cell office:value-type="float" office:value="33157120" calcext:value-type="float">
            <text:p>33157120</text:p>
          </table:table-cell>
          <table:table-cell office:value-type="float" office:value="33288847.36" calcext:value-type="float">
            <text:p>33288847.36</text:p>
          </table:table-cell>
          <table:table-cell office:value-type="float" office:value="33320960" calcext:value-type="float">
            <text:p>33320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j8g6r</text:p>
          </table:table-cell>
          <table:table-cell office:value-type="float" office:value="136" calcext:value-type="float">
            <text:p>136</text:p>
          </table:table-cell>
          <table:table-cell office:value-type="float" office:value="21475087.0588235" calcext:value-type="float">
            <text:p>21475087.0588235</text:p>
          </table:table-cell>
          <table:table-cell office:value-type="float" office:value="5331291.0804743" calcext:value-type="float">
            <text:p>5331291.0804743</text:p>
          </table:table-cell>
          <table:table-cell office:value-type="float" office:value="29315072" calcext:value-type="float">
            <text:p>29315072</text:p>
          </table:table-cell>
          <table:table-cell table:number-columns-repeated="2" office:value-type="float" office:value="29507584" calcext:value-type="float">
            <text:p>295075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lld2v</text:p>
          </table:table-cell>
          <table:table-cell office:value-type="float" office:value="100" calcext:value-type="float">
            <text:p>100</text:p>
          </table:table-cell>
          <table:table-cell office:value-type="float" office:value="22502563.84" calcext:value-type="float">
            <text:p>22502563.84</text:p>
          </table:table-cell>
          <table:table-cell office:value-type="float" office:value="6484125.64678994" calcext:value-type="float">
            <text:p>6484125.64678994</text:p>
          </table:table-cell>
          <table:table-cell office:value-type="float" office:value="30033920" calcext:value-type="float">
            <text:p>30033920</text:p>
          </table:table-cell>
          <table:table-cell table:number-columns-repeated="2" office:value-type="float" office:value="30294016" calcext:value-type="float">
            <text:p>302940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rfxq2</text:p>
          </table:table-cell>
          <table:table-cell office:value-type="float" office:value="142" calcext:value-type="float">
            <text:p>142</text:p>
          </table:table-cell>
          <table:table-cell office:value-type="float" office:value="18389713.1267606" calcext:value-type="float">
            <text:p>18389713.1267606</text:p>
          </table:table-cell>
          <table:table-cell office:value-type="float" office:value="3385256.68911205" calcext:value-type="float">
            <text:p>3385256.68911205</text:p>
          </table:table-cell>
          <table:table-cell office:value-type="float" office:value="23236608" calcext:value-type="float">
            <text:p>23236608</text:p>
          </table:table-cell>
          <table:table-cell office:value-type="float" office:value="26726400" calcext:value-type="float">
            <text:p>26726400</text:p>
          </table:table-cell>
          <table:table-cell office:value-type="float" office:value="29266456.9856" calcext:value-type="float">
            <text:p>29266456.98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tcc8n</text:p>
          </table:table-cell>
          <table:table-cell office:value-type="float" office:value="100" calcext:value-type="float">
            <text:p>100</text:p>
          </table:table-cell>
          <table:table-cell office:value-type="float" office:value="18625617.92" calcext:value-type="float">
            <text:p>18625617.92</text:p>
          </table:table-cell>
          <table:table-cell office:value-type="float" office:value="4119483.68129392" calcext:value-type="float">
            <text:p>4119483.68129392</text:p>
          </table:table-cell>
          <table:table-cell office:value-type="float" office:value="27328512" calcext:value-type="float">
            <text:p>27328512</text:p>
          </table:table-cell>
          <table:table-cell table:number-columns-repeated="2" office:value-type="float" office:value="27525120" calcext:value-type="float">
            <text:p>275251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2421_pod_echo-service-5744f5c7d7-w8wws</text:p>
          </table:table-cell>
          <table:table-cell office:value-type="float" office:value="106" calcext:value-type="float">
            <text:p>106</text:p>
          </table:table-cell>
          <table:table-cell office:value-type="float" office:value="22396155.1698113" calcext:value-type="float">
            <text:p>22396155.1698113</text:p>
          </table:table-cell>
          <table:table-cell office:value-type="float" office:value="6131703.33850391" calcext:value-type="float">
            <text:p>6131703.33850391</text:p>
          </table:table-cell>
          <table:table-cell office:value-type="float" office:value="29614080" calcext:value-type="float">
            <text:p>29614080</text:p>
          </table:table-cell>
          <table:table-cell table:number-columns-repeated="2" office:value-type="float" office:value="29843456" calcext:value-type="float">
            <text:p>298434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072421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567047076527002" calcext:value-type="float">
            <text:p>0.56704707652700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raw_cpu_usage_20250525_072421_pod_echo-service-5744f5c7d7-4mjlj</text:p>
          </table:table-cell>
          <table:table-cell office:value-type="float" office:value="420" calcext:value-type="float">
            <text:p>420</text:p>
          </table:table-cell>
          <table:table-cell office:value-type="float" office:value="0.00573506469407893" calcext:value-type="float">
            <text:p>0.00573506469407893</text:p>
          </table:table-cell>
          <table:table-cell office:value-type="float" office:value="0.0047202098544122" calcext:value-type="float">
            <text:p>0.0047202098544122</text:p>
          </table:table-cell>
          <table:table-cell office:value-type="float" office:value="0.0111585534000767" calcext:value-type="float">
            <text:p>0.0111585534000767</text:p>
          </table:table-cell>
          <table:table-cell office:value-type="float" office:value="0.0225790325103639" calcext:value-type="float">
            <text:p>0.0225790325103639</text:p>
          </table:table-cell>
          <table:table-cell office:value-type="float" office:value="0.0275275056542331" calcext:value-type="float">
            <text:p>0.027527505654233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8v5wk</text:p>
          </table:table-cell>
          <table:table-cell office:value-type="float" office:value="396" calcext:value-type="float">
            <text:p>396</text:p>
          </table:table-cell>
          <table:table-cell office:value-type="float" office:value="0.0200006783881052" calcext:value-type="float">
            <text:p>0.0200006783881052</text:p>
          </table:table-cell>
          <table:table-cell office:value-type="float" office:value="0.0234449796908459" calcext:value-type="float">
            <text:p>0.0234449796908459</text:p>
          </table:table-cell>
          <table:table-cell office:value-type="float" office:value="0.0641973911807535" calcext:value-type="float">
            <text:p>0.0641973911807535</text:p>
          </table:table-cell>
          <table:table-cell office:value-type="float" office:value="0.0667728613569321" calcext:value-type="float">
            <text:p>0.0667728613569321</text:p>
          </table:table-cell>
          <table:table-cell office:value-type="float" office:value="0.0688777999858586" calcext:value-type="float">
            <text:p>0.068877799985858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chcjv</text:p>
          </table:table-cell>
          <table:table-cell office:value-type="float" office:value="332" calcext:value-type="float">
            <text:p>332</text:p>
          </table:table-cell>
          <table:table-cell office:value-type="float" office:value="0.0238293391240474" calcext:value-type="float">
            <text:p>0.0238293391240474</text:p>
          </table:table-cell>
          <table:table-cell office:value-type="float" office:value="0.025380373684123" calcext:value-type="float">
            <text:p>0.025380373684123</text:p>
          </table:table-cell>
          <table:table-cell office:value-type="float" office:value="0.0672783528201918" calcext:value-type="float">
            <text:p>0.0672783528201918</text:p>
          </table:table-cell>
          <table:table-cell office:value-type="float" office:value="0.06835811324856" calcext:value-type="float">
            <text:p>0.06835811324856</text:p>
          </table:table-cell>
          <table:table-cell office:value-type="float" office:value="0.0689425214428387" calcext:value-type="float">
            <text:p>0.0689425214428387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crwrp</text:p>
          </table:table-cell>
          <table:table-cell office:value-type="float" office:value="332" calcext:value-type="float">
            <text:p>332</text:p>
          </table:table-cell>
          <table:table-cell office:value-type="float" office:value="0.0463270136475736" calcext:value-type="float">
            <text:p>0.0463270136475736</text:p>
          </table:table-cell>
          <table:table-cell office:value-type="float" office:value="0.0530034719202769" calcext:value-type="float">
            <text:p>0.0530034719202769</text:p>
          </table:table-cell>
          <table:table-cell office:value-type="float" office:value="0.136442277208106" calcext:value-type="float">
            <text:p>0.136442277208106</text:p>
          </table:table-cell>
          <table:table-cell office:value-type="float" office:value="0.140175688688733" calcext:value-type="float">
            <text:p>0.140175688688733</text:p>
          </table:table-cell>
          <table:table-cell office:value-type="float" office:value="0.142854795944892" calcext:value-type="float">
            <text:p>0.142854795944892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h8c2f</text:p>
          </table:table-cell>
          <table:table-cell office:value-type="float" office:value="470" calcext:value-type="float">
            <text:p>470</text:p>
          </table:table-cell>
          <table:table-cell office:value-type="float" office:value="0.236717017717858" calcext:value-type="float">
            <text:p>0.236717017717858</text:p>
          </table:table-cell>
          <table:table-cell office:value-type="float" office:value="0.21371494189149" calcext:value-type="float">
            <text:p>0.21371494189149</text:p>
          </table:table-cell>
          <table:table-cell office:value-type="float" office:value="0.497938391722621" calcext:value-type="float">
            <text:p>0.497938391722621</text:p>
          </table:table-cell>
          <table:table-cell office:value-type="float" office:value="0.498694138768107" calcext:value-type="float">
            <text:p>0.498694138768107</text:p>
          </table:table-cell>
          <table:table-cell office:value-type="float" office:value="0.499596384306601" calcext:value-type="float">
            <text:p>0.49959638430660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j8g6r</text:p>
          </table:table-cell>
          <table:table-cell office:value-type="float" office:value="397" calcext:value-type="float">
            <text:p>397</text:p>
          </table:table-cell>
          <table:table-cell office:value-type="float" office:value="0.0235675414395265" calcext:value-type="float">
            <text:p>0.0235675414395265</text:p>
          </table:table-cell>
          <table:table-cell office:value-type="float" office:value="0.0291790829801217" calcext:value-type="float">
            <text:p>0.0291790829801217</text:p>
          </table:table-cell>
          <table:table-cell office:value-type="float" office:value="0.0805228245675345" calcext:value-type="float">
            <text:p>0.0805228245675345</text:p>
          </table:table-cell>
          <table:table-cell office:value-type="float" office:value="0.0895410172303945" calcext:value-type="float">
            <text:p>0.0895410172303945</text:p>
          </table:table-cell>
          <table:table-cell office:value-type="float" office:value="0.0943760510999959" calcext:value-type="float">
            <text:p>0.094376051099995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lld2v</text:p>
          </table:table-cell>
          <table:table-cell office:value-type="float" office:value="285" calcext:value-type="float">
            <text:p>285</text:p>
          </table:table-cell>
          <table:table-cell office:value-type="float" office:value="0.0307237862297888" calcext:value-type="float">
            <text:p>0.0307237862297888</text:p>
          </table:table-cell>
          <table:table-cell office:value-type="float" office:value="0.0311082390862499" calcext:value-type="float">
            <text:p>0.0311082390862499</text:p>
          </table:table-cell>
          <table:table-cell office:value-type="float" office:value="0.0798878119647" calcext:value-type="float">
            <text:p>0.0798878119647</text:p>
          </table:table-cell>
          <table:table-cell office:value-type="float" office:value="0.0834098591561478" calcext:value-type="float">
            <text:p>0.0834098591561478</text:p>
          </table:table-cell>
          <table:table-cell office:value-type="float" office:value="0.085533206031001" calcext:value-type="float">
            <text:p>0.08553320603100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rfxq2</text:p>
          </table:table-cell>
          <table:table-cell office:value-type="float" office:value="409" calcext:value-type="float">
            <text:p>409</text:p>
          </table:table-cell>
          <table:table-cell office:value-type="float" office:value="0.00765029157464141" calcext:value-type="float">
            <text:p>0.00765029157464141</text:p>
          </table:table-cell>
          <table:table-cell office:value-type="float" office:value="0.0135042923273091" calcext:value-type="float">
            <text:p>0.0135042923273091</text:p>
          </table:table-cell>
          <table:table-cell office:value-type="float" office:value="0.0202357975200694" calcext:value-type="float">
            <text:p>0.0202357975200694</text:p>
          </table:table-cell>
          <table:table-cell office:value-type="float" office:value="0.0875349338700403" calcext:value-type="float">
            <text:p>0.0875349338700403</text:p>
          </table:table-cell>
          <table:table-cell office:value-type="float" office:value="0.102853800186459" calcext:value-type="float">
            <text:p>0.10285380018645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tcc8n</text:p>
          </table:table-cell>
          <table:table-cell office:value-type="float" office:value="288" calcext:value-type="float">
            <text:p>288</text:p>
          </table:table-cell>
          <table:table-cell office:value-type="float" office:value="0.0119673386422298" calcext:value-type="float">
            <text:p>0.0119673386422298</text:p>
          </table:table-cell>
          <table:table-cell office:value-type="float" office:value="0.0217259411060658" calcext:value-type="float">
            <text:p>0.0217259411060658</text:p>
          </table:table-cell>
          <table:table-cell office:value-type="float" office:value="0.0739237535470449" calcext:value-type="float">
            <text:p>0.0739237535470449</text:p>
          </table:table-cell>
          <table:table-cell office:value-type="float" office:value="0.105644472183608" calcext:value-type="float">
            <text:p>0.105644472183608</text:p>
          </table:table-cell>
          <table:table-cell office:value-type="float" office:value="0.111042468361519" calcext:value-type="float">
            <text:p>0.11104246836151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2421_pod_echo-service-5744f5c7d7-w8wws</text:p>
          </table:table-cell>
          <table:table-cell office:value-type="float" office:value="305" calcext:value-type="float">
            <text:p>305</text:p>
          </table:table-cell>
          <table:table-cell office:value-type="float" office:value="0.0293835055029766" calcext:value-type="float">
            <text:p>0.0293835055029766</text:p>
          </table:table-cell>
          <table:table-cell office:value-type="float" office:value="0.0312538403171957" calcext:value-type="float">
            <text:p>0.0312538403171957</text:p>
          </table:table-cell>
          <table:table-cell office:value-type="float" office:value="0.0802348140043764" calcext:value-type="float">
            <text:p>0.0802348140043764</text:p>
          </table:table-cell>
          <table:table-cell office:value-type="float" office:value="0.0933489415264904" calcext:value-type="float">
            <text:p>0.0933489415264904</text:p>
          </table:table-cell>
          <table:table-cell office:value-type="float" office:value="0.0953256732891832" calcext:value-type="float">
            <text:p>0.0953256732891832</text:p>
          </table:table-cell>
          <table:table-cell/>
        </table:table-row>
      </table:table>
      <table:table table:name="HPA ramp cpuService" table:style-name="ta1">
        <table:table-column table:style-name="co16" table:default-cell-style-name="ce3"/>
        <table:table-column table:style-name="co15" table:default-cell-style-name="ce3"/>
        <table:table-column table:style-name="co6" table:default-cell-style-name="ce3"/>
        <table:table-column table:style-name="co11" table:default-cell-style-name="ce3"/>
        <table:table-column table:style-name="co3" table:number-columns-repeated="3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p95</text:p>
          </table:table-cell>
          <table:table-cell table:style-name="ce2" office:value-type="string" calcext:value-type="string">
            <text:p>p99</text:p>
          </table:table-cell>
          <table:table-cell table:style-name="ce2" office:value-type="string" calcext:value-type="string">
            <text:p>p99.99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ramp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9994666040815" calcext:value-type="float">
            <text:p>0.999994666040815</text:p>
          </table:table-cell>
          <table:table-cell/>
          <table:table-cell table:number-columns-repeated="3" office:value-type="float" office:value="0.999994666040815" calcext:value-type="float">
            <text:p>0.999994666040815</text:p>
          </table:table-cell>
          <table:table-cell/>
        </table:table-row>
        <table:table-row table:style-name="ro2">
          <table:table-cell office:value-type="string" calcext:value-type="string">
            <text:p>k6_metrics_ramp_summary</text:p>
          </table:table-cell>
          <table:table-cell office:value-type="float" office:value="11" calcext:value-type="float">
            <text:p>11</text:p>
          </table:table-cell>
          <table:table-cell office:value-type="float" office:value="58.3931122379387" calcext:value-type="float">
            <text:p>58.3931122379387</text:p>
          </table:table-cell>
          <table:table-cell office:value-type="float" office:value="69.2241398195715" calcext:value-type="float">
            <text:p>69.2241398195715</text:p>
          </table:table-cell>
          <table:table-cell office:value-type="float" office:value="131.412201610972" calcext:value-type="float">
            <text:p>131.412201610972</text:p>
          </table:table-cell>
          <table:table-cell office:value-type="float" office:value="131.449481049929" calcext:value-type="float">
            <text:p>131.449481049929</text:p>
          </table:table-cell>
          <table:table-cell office:value-type="float" office:value="131.458707711071" calcext:value-type="float">
            <text:p>131.45870771107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http_requests_by_code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221.007052381732" calcext:value-type="float">
            <text:p>221.007052381732</text:p>
          </table:table-cell>
          <table:table-cell office:value-type="float" office:value="149.060932903366" calcext:value-type="float">
            <text:p>149.060932903366</text:p>
          </table:table-cell>
          <table:table-cell office:value-type="float" office:value="454.208888888889" calcext:value-type="float">
            <text:p>454.208888888889</text:p>
          </table:table-cell>
          <table:table-cell office:value-type="float" office:value="482.373528367201" calcext:value-type="float">
            <text:p>482.373528367201</text:p>
          </table:table-cell>
          <table:table-cell office:value-type="float" office:value="486.906156909243" calcext:value-type="float">
            <text:p>486.906156909243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50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0.00513863581416117" calcext:value-type="float">
            <text:p>0.00513863581416117</text:p>
          </table:table-cell>
          <table:table-cell office:value-type="float" office:value="0.0000757941072435345" calcext:value-type="float">
            <text:p>7.57941072435345E-05</text:p>
          </table:table-cell>
          <table:table-cell office:value-type="float" office:value="0.00523968803495701" calcext:value-type="float">
            <text:p>0.00523968803495701</text:p>
          </table:table-cell>
          <table:table-cell office:value-type="float" office:value="0.00526582056157998" calcext:value-type="float">
            <text:p>0.00526582056157998</text:p>
          </table:table-cell>
          <table:table-cell office:value-type="float" office:value="0.00526827658284325" calcext:value-type="float">
            <text:p>0.00526827658284325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5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0.00977422730501878" calcext:value-type="float">
            <text:p>0.00977422730501878</text:p>
          </table:table-cell>
          <table:table-cell office:value-type="float" office:value="0.000180459571466553" calcext:value-type="float">
            <text:p>0.000180459571466553</text:p>
          </table:table-cell>
          <table:table-cell office:value-type="float" office:value="0.00995540726641833" calcext:value-type="float">
            <text:p>0.00995540726641833</text:p>
          </table:table-cell>
          <table:table-cell office:value-type="float" office:value="0.010415875929583" calcext:value-type="float">
            <text:p>0.010415875929583</text:p>
          </table:table-cell>
          <table:table-cell office:value-type="float" office:value="0.0107970643593278" calcext:value-type="float">
            <text:p>0.0107970643593278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0.033091143592128" calcext:value-type="float">
            <text:p>0.033091143592128</text:p>
          </table:table-cell>
          <table:table-cell office:value-type="float" office:value="0.0140467358424945" calcext:value-type="float">
            <text:p>0.0140467358424945</text:p>
          </table:table-cell>
          <table:table-cell office:value-type="float" office:value="0.0452691379118509" calcext:value-type="float">
            <text:p>0.0452691379118509</text:p>
          </table:table-cell>
          <table:table-cell office:value-type="float" office:value="0.045371168466822" calcext:value-type="float">
            <text:p>0.045371168466822</text:p>
          </table:table-cell>
          <table:table-cell office:value-type="float" office:value="0.0455140803022097" calcext:value-type="float">
            <text:p>0.0455140803022097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99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0.0980099503505896" calcext:value-type="float">
            <text:p>0.0980099503505896</text:p>
          </table:table-cell>
          <table:table-cell office:value-type="float" office:value="0.0162155329876052" calcext:value-type="float">
            <text:p>0.0162155329876052</text:p>
          </table:table-cell>
          <table:table-cell office:value-type="float" office:value="0.0998635796754085" calcext:value-type="float">
            <text:p>0.0998635796754085</text:p>
          </table:table-cell>
          <table:table-cell office:value-type="float" office:value="0.155118555137561" calcext:value-type="float">
            <text:p>0.155118555137561</text:p>
          </table:table-cell>
          <table:table-cell office:value-type="float" office:value="0.225955261773838" calcext:value-type="float">
            <text:p>0.225955261773838</text:p>
          </table:table-cell>
          <table:table-cell/>
        </table:table-row>
        <table:table-row table:style-name="ro2">
          <table:table-cell office:value-type="string" calcext:value-type="string">
            <text:p>prometheus_cpu_pod_count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3.14194125848891" calcext:value-type="float">
            <text:p>3.14194125848891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cpu_envoy_connections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cpu_cpu_usage_by_pod_pct_20250525_012148</text:p>
          </table:table-cell>
          <table:table-cell office:value-type="float" office:value="1247" calcext:value-type="float">
            <text:p>1247</text:p>
          </table:table-cell>
          <table:table-cell office:value-type="float" office:value="0.776417529003594" calcext:value-type="float">
            <text:p>0.776417529003594</text:p>
          </table:table-cell>
          <table:table-cell office:value-type="float" office:value="1.29475645102739" calcext:value-type="float">
            <text:p>1.29475645102739</text:p>
          </table:table-cell>
          <table:table-cell office:value-type="float" office:value="4.78021645557569" calcext:value-type="float">
            <text:p>4.78021645557569</text:p>
          </table:table-cell>
          <table:table-cell office:value-type="float" office:value="4.96763834432651" calcext:value-type="float">
            <text:p>4.96763834432651</text:p>
          </table:table-cell>
          <table:table-cell office:value-type="float" office:value="4.99064585499696" calcext:value-type="float">
            <text:p>4.9906458549969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luster_cpu_usage_pct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24.3911950248438" calcext:value-type="float">
            <text:p>24.3911950248438</text:p>
          </table:table-cell>
          <table:table-cell office:value-type="float" office:value="9.44083057047339" calcext:value-type="float">
            <text:p>9.44083057047339</text:p>
          </table:table-cell>
          <table:table-cell office:value-type="float" office:value="35.5922747137937" calcext:value-type="float">
            <text:p>35.5922747137937</text:p>
          </table:table-cell>
          <table:table-cell office:value-type="float" office:value="37.1844209155804" calcext:value-type="float">
            <text:p>37.1844209155804</text:p>
          </table:table-cell>
          <table:table-cell office:value-type="float" office:value="38.9117899698844" calcext:value-type="float">
            <text:p>38.911789969884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service_cpu_usage_pct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6.16683222081199" calcext:value-type="float">
            <text:p>6.16683222081199</text:p>
          </table:table-cell>
          <table:table-cell office:value-type="float" office:value="3.53072763788536" calcext:value-type="float">
            <text:p>3.53072763788536</text:p>
          </table:table-cell>
          <table:table-cell office:value-type="float" office:value="10.5662413835264" calcext:value-type="float">
            <text:p>10.5662413835264</text:p>
          </table:table-cell>
          <table:table-cell office:value-type="float" office:value="11.0446850247967" calcext:value-type="float">
            <text:p>11.0446850247967</text:p>
          </table:table-cell>
          <table:table-cell office:value-type="float" office:value="11.2444727720054" calcext:value-type="float">
            <text:p>11.244472772005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12148</text:p>
          </table:table-cell>
          <table:table-cell office:value-type="float" office:value="1269" calcext:value-type="float">
            <text:p>1269</text:p>
          </table:table-cell>
          <table:table-cell office:value-type="float" office:value="22594242.8747045" calcext:value-type="float">
            <text:p>22594242.8747045</text:p>
          </table:table-cell>
          <table:table-cell office:value-type="float" office:value="6649920.4424149" calcext:value-type="float">
            <text:p>6649920.4424149</text:p>
          </table:table-cell>
          <table:table-cell office:value-type="float" office:value="33456128" calcext:value-type="float">
            <text:p>33456128</text:p>
          </table:table-cell>
          <table:table-cell office:value-type="float" office:value="34136064" calcext:value-type="float">
            <text:p>34136064</text:p>
          </table:table-cell>
          <table:table-cell office:value-type="float" office:value="34357248" calcext:value-type="float">
            <text:p>34357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total_service_memory_usage_20250525_012148</text:p>
          </table:table-cell>
          <table:table-cell office:value-type="float" office:value="157" calcext:value-type="float">
            <text:p>157</text:p>
          </table:table-cell>
          <table:table-cell office:value-type="float" office:value="182624803.872612" calcext:value-type="float">
            <text:p>182624803.872612</text:p>
          </table:table-cell>
          <table:table-cell office:value-type="float" office:value="78492147.6883218" calcext:value-type="float">
            <text:p>78492147.6883218</text:p>
          </table:table-cell>
          <table:table-cell office:value-type="float" office:value="267129651.2" calcext:value-type="float">
            <text:p>267129651.2</text:p>
          </table:table-cell>
          <table:table-cell office:value-type="float" office:value="268888309.76" calcext:value-type="float">
            <text:p>268888309.76</text:p>
          </table:table-cell>
          <table:table-cell office:value-type="float" office:value="269427212.288" calcext:value-type="float">
            <text:p>269427212.2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12148</text:p>
          </table:table-cell>
          <table:table-cell office:value-type="float" office:value="3697" calcext:value-type="float">
            <text:p>3697</text:p>
          </table:table-cell>
          <table:table-cell office:value-type="float" office:value="0.0523772063114678" calcext:value-type="float">
            <text:p>0.0523772063114678</text:p>
          </table:table-cell>
          <table:table-cell office:value-type="float" office:value="0.112677462458397" calcext:value-type="float">
            <text:p>0.112677462458397</text:p>
          </table:table-cell>
          <table:table-cell office:value-type="float" office:value="0.394023364254731" calcext:value-type="float">
            <text:p>0.394023364254731</text:p>
          </table:table-cell>
          <table:table-cell office:value-type="float" office:value="0.495411507878727" calcext:value-type="float">
            <text:p>0.495411507878727</text:p>
          </table:table-cell>
          <table:table-cell office:value-type="float" office:value="0.499662746473324" calcext:value-type="float">
            <text:p>0.499662746473324</text:p>
          </table:table-cell>
          <table:table-cell/>
        </table:table-row>
        <table:table-row table:style-name="ro2">
          <table:table-cell office:value-type="string" calcext:value-type="string">
            <text:p>prometheus_cpu_machine_cpu_cores_20250525_012148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.73343147802133" calcext:value-type="float">
            <text:p>1.73343147802133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cpuService_POST__fibonacci_6h_ALL170528_20250525_012153</text:p>
          </table:table-cell>
          <table:table-cell office:value-type="float" office:value="170528" calcext:value-type="float">
            <text:p>170528</text:p>
          </table:table-cell>
          <table:table-cell office:value-type="float" office:value="3.08492446988178" calcext:value-type="float">
            <text:p>3.08492446988178</text:p>
          </table:table-cell>
          <table:table-cell office:value-type="float" office:value="6.3017122428782" calcext:value-type="float">
            <text:p>6.301712242878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cpu_usage_by_pod_pct_20250525_012148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596364867611195" calcext:value-type="float">
            <text:p>0.59636486761119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4d5r2</text:p>
          </table:table-cell>
          <table:table-cell office:value-type="float" office:value="107" calcext:value-type="float">
            <text:p>107</text:p>
          </table:table-cell>
          <table:table-cell office:value-type="float" office:value="0.280554396116073" calcext:value-type="float">
            <text:p>0.280554396116073</text:p>
          </table:table-cell>
          <table:table-cell office:value-type="float" office:value="0.22550406946284" calcext:value-type="float">
            <text:p>0.22550406946284</text:p>
          </table:table-cell>
          <table:table-cell office:value-type="float" office:value="0.620506004922291" calcext:value-type="float">
            <text:p>0.620506004922291</text:p>
          </table:table-cell>
          <table:table-cell office:value-type="float" office:value="0.631733359288573" calcext:value-type="float">
            <text:p>0.631733359288573</text:p>
          </table:table-cell>
          <table:table-cell office:value-type="float" office:value="0.662726653813184" calcext:value-type="float">
            <text:p>0.66272665381318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4jdzh</text:p>
          </table:table-cell>
          <table:table-cell office:value-type="float" office:value="115" calcext:value-type="float">
            <text:p>115</text:p>
          </table:table-cell>
          <table:table-cell office:value-type="float" office:value="0.0759772583648059" calcext:value-type="float">
            <text:p>0.0759772583648059</text:p>
          </table:table-cell>
          <table:table-cell office:value-type="float" office:value="0.0302651039853686" calcext:value-type="float">
            <text:p>0.0302651039853686</text:p>
          </table:table-cell>
          <table:table-cell office:value-type="float" office:value="0.163095087934825" calcext:value-type="float">
            <text:p>0.163095087934825</text:p>
          </table:table-cell>
          <table:table-cell office:value-type="float" office:value="0.201580705580688" calcext:value-type="float">
            <text:p>0.201580705580688</text:p>
          </table:table-cell>
          <table:table-cell office:value-type="float" office:value="0.203822509448577" calcext:value-type="float">
            <text:p>0.20382250944857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6277c</text:p>
          </table:table-cell>
          <table:table-cell office:value-type="float" office:value="97" calcext:value-type="float">
            <text:p>97</text:p>
          </table:table-cell>
          <table:table-cell office:value-type="float" office:value="0.310228364769186" calcext:value-type="float">
            <text:p>0.310228364769186</text:p>
          </table:table-cell>
          <table:table-cell office:value-type="float" office:value="0.241923583807103" calcext:value-type="float">
            <text:p>0.241923583807103</text:p>
          </table:table-cell>
          <table:table-cell office:value-type="float" office:value="0.635799595398654" calcext:value-type="float">
            <text:p>0.635799595398654</text:p>
          </table:table-cell>
          <table:table-cell office:value-type="float" office:value="0.645890040394051" calcext:value-type="float">
            <text:p>0.645890040394051</text:p>
          </table:table-cell>
          <table:table-cell office:value-type="float" office:value="0.656282146547433" calcext:value-type="float">
            <text:p>0.65628214654743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7jngs</text:p>
          </table:table-cell>
          <table:table-cell office:value-type="float" office:value="108" calcext:value-type="float">
            <text:p>108</text:p>
          </table:table-cell>
          <table:table-cell office:value-type="float" office:value="0.488069737115884" calcext:value-type="float">
            <text:p>0.488069737115884</text:p>
          </table:table-cell>
          <table:table-cell office:value-type="float" office:value="0.344119732326171" calcext:value-type="float">
            <text:p>0.344119732326171</text:p>
          </table:table-cell>
          <table:table-cell office:value-type="float" office:value="0.983261547907967" calcext:value-type="float">
            <text:p>0.983261547907967</text:p>
          </table:table-cell>
          <table:table-cell table:number-columns-repeated="2" office:value-type="float" office:value="1.18588615619939" calcext:value-type="float">
            <text:p>1.1858861561993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9sx4b</text:p>
          </table:table-cell>
          <table:table-cell office:value-type="float" office:value="132" calcext:value-type="float">
            <text:p>132</text:p>
          </table:table-cell>
          <table:table-cell office:value-type="float" office:value="0.457893704682276" calcext:value-type="float">
            <text:p>0.457893704682276</text:p>
          </table:table-cell>
          <table:table-cell office:value-type="float" office:value="0.398021034856389" calcext:value-type="float">
            <text:p>0.398021034856389</text:p>
          </table:table-cell>
          <table:table-cell office:value-type="float" office:value="1.0887705317173" calcext:value-type="float">
            <text:p>1.0887705317173</text:p>
          </table:table-cell>
          <table:table-cell office:value-type="float" office:value="1.16011029919443" calcext:value-type="float">
            <text:p>1.16011029919443</text:p>
          </table:table-cell>
          <table:table-cell office:value-type="float" office:value="1.1809783953029" calcext:value-type="float">
            <text:p>1.180978395302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gkjfp</text:p>
          </table:table-cell>
          <table:table-cell office:value-type="float" office:value="130" calcext:value-type="float">
            <text:p>130</text:p>
          </table:table-cell>
          <table:table-cell office:value-type="float" office:value="0.072642483748469" calcext:value-type="float">
            <text:p>0.072642483748469</text:p>
          </table:table-cell>
          <table:table-cell office:value-type="float" office:value="0.022017337601544" calcext:value-type="float">
            <text:p>0.022017337601544</text:p>
          </table:table-cell>
          <table:table-cell office:value-type="float" office:value="0.130151476327257" calcext:value-type="float">
            <text:p>0.130151476327257</text:p>
          </table:table-cell>
          <table:table-cell office:value-type="float" office:value="0.160336071861224" calcext:value-type="float">
            <text:p>0.160336071861224</text:p>
          </table:table-cell>
          <table:table-cell office:value-type="float" office:value="0.166609814983335" calcext:value-type="float">
            <text:p>0.16660981498333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rplnx</text:p>
          </table:table-cell>
          <table:table-cell office:value-type="float" office:value="121" calcext:value-type="float">
            <text:p>121</text:p>
          </table:table-cell>
          <table:table-cell office:value-type="float" office:value="0.0746420213933221" calcext:value-type="float">
            <text:p>0.0746420213933221</text:p>
          </table:table-cell>
          <table:table-cell office:value-type="float" office:value="0.0277008681836345" calcext:value-type="float">
            <text:p>0.0277008681836345</text:p>
          </table:table-cell>
          <table:table-cell office:value-type="float" office:value="0.152617303275969" calcext:value-type="float">
            <text:p>0.152617303275969</text:p>
          </table:table-cell>
          <table:table-cell office:value-type="float" office:value="0.195383492363294" calcext:value-type="float">
            <text:p>0.195383492363294</text:p>
          </table:table-cell>
          <table:table-cell office:value-type="float" office:value="0.203306891128211" calcext:value-type="float">
            <text:p>0.20330689112821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sdbjp</text:p>
          </table:table-cell>
          <table:table-cell office:value-type="float" office:value="143" calcext:value-type="float">
            <text:p>143</text:p>
          </table:table-cell>
          <table:table-cell office:value-type="float" office:value="0.637529579959168" calcext:value-type="float">
            <text:p>0.637529579959168</text:p>
          </table:table-cell>
          <table:table-cell office:value-type="float" office:value="0.542525029778414" calcext:value-type="float">
            <text:p>0.542525029778414</text:p>
          </table:table-cell>
          <table:table-cell office:value-type="float" office:value="1.46557373570355" calcext:value-type="float">
            <text:p>1.46557373570355</text:p>
          </table:table-cell>
          <table:table-cell office:value-type="float" office:value="1.51959318839644" calcext:value-type="float">
            <text:p>1.51959318839644</text:p>
          </table:table-cell>
          <table:table-cell office:value-type="float" office:value="1.66079259634731" calcext:value-type="float">
            <text:p>1.6607925963473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vw2zb</text:p>
          </table:table-cell>
          <table:table-cell office:value-type="float" office:value="137" calcext:value-type="float">
            <text:p>137</text:p>
          </table:table-cell>
          <table:table-cell office:value-type="float" office:value="0.736389756513407" calcext:value-type="float">
            <text:p>0.736389756513407</text:p>
          </table:table-cell>
          <table:table-cell office:value-type="float" office:value="0.56489584671426" calcext:value-type="float">
            <text:p>0.56489584671426</text:p>
          </table:table-cell>
          <table:table-cell office:value-type="float" office:value="1.46879808309316" calcext:value-type="float">
            <text:p>1.46879808309316</text:p>
          </table:table-cell>
          <table:table-cell office:value-type="float" office:value="1.6230532311914" calcext:value-type="float">
            <text:p>1.6230532311914</text:p>
          </table:table-cell>
          <table:table-cell office:value-type="float" office:value="1.66510475588318" calcext:value-type="float">
            <text:p>1.6651047558831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2148_pod_cpu-service-5995459d44-xtbz5</text:p>
          </table:table-cell>
          <table:table-cell office:value-type="float" office:value="157" calcext:value-type="float">
            <text:p>157</text:p>
          </table:table-cell>
          <table:table-cell office:value-type="float" office:value="3.66664310515625" calcext:value-type="float">
            <text:p>3.66664310515625</text:p>
          </table:table-cell>
          <table:table-cell office:value-type="float" office:value="1.58978256937887" calcext:value-type="float">
            <text:p>1.58978256937887</text:p>
          </table:table-cell>
          <table:table-cell office:value-type="float" office:value="4.97594008749023" calcext:value-type="float">
            <text:p>4.97594008749023</text:p>
          </table:table-cell>
          <table:table-cell office:value-type="float" office:value="4.98964003274861" calcext:value-type="float">
            <text:p>4.98964003274861</text:p>
          </table:table-cell>
          <table:table-cell office:value-type="float" office:value="4.990771094459" calcext:value-type="float">
            <text:p>4.99077109445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0984856691174256" calcext:value-type="float">
            <text:p>0.0984856691174256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4d5r2</text:p>
          </table:table-cell>
          <table:table-cell office:value-type="float" office:value="110" calcext:value-type="float">
            <text:p>110</text:p>
          </table:table-cell>
          <table:table-cell office:value-type="float" office:value="20899914.4727273" calcext:value-type="float">
            <text:p>20899914.4727273</text:p>
          </table:table-cell>
          <table:table-cell office:value-type="float" office:value="5403654.58203386" calcext:value-type="float">
            <text:p>5403654.58203386</text:p>
          </table:table-cell>
          <table:table-cell table:number-columns-repeated="3" office:value-type="float" office:value="29384704" calcext:value-type="float">
            <text:p>293847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4jdzh</text:p>
          </table:table-cell>
          <table:table-cell office:value-type="float" office:value="118" calcext:value-type="float">
            <text:p>118</text:p>
          </table:table-cell>
          <table:table-cell office:value-type="float" office:value="17459373.559322" calcext:value-type="float">
            <text:p>17459373.559322</text:p>
          </table:table-cell>
          <table:table-cell office:value-type="float" office:value="2538689.46394214" calcext:value-type="float">
            <text:p>2538689.46394214</text:p>
          </table:table-cell>
          <table:table-cell office:value-type="float" office:value="18784256" calcext:value-type="float">
            <text:p>18784256</text:p>
          </table:table-cell>
          <table:table-cell table:number-columns-repeated="2" office:value-type="float" office:value="18841600" calcext:value-type="float">
            <text:p>188416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6277c</text:p>
          </table:table-cell>
          <table:table-cell office:value-type="float" office:value="98" calcext:value-type="float">
            <text:p>98</text:p>
          </table:table-cell>
          <table:table-cell office:value-type="float" office:value="21230194.9387755" calcext:value-type="float">
            <text:p>21230194.9387755</text:p>
          </table:table-cell>
          <table:table-cell office:value-type="float" office:value="4111318.40699927" calcext:value-type="float">
            <text:p>4111318.40699927</text:p>
          </table:table-cell>
          <table:table-cell office:value-type="float" office:value="27463680" calcext:value-type="float">
            <text:p>27463680</text:p>
          </table:table-cell>
          <table:table-cell table:number-columns-repeated="2" office:value-type="float" office:value="28016640" calcext:value-type="float">
            <text:p>280166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7jngs</text:p>
          </table:table-cell>
          <table:table-cell office:value-type="float" office:value="110" calcext:value-type="float">
            <text:p>110</text:p>
          </table:table-cell>
          <table:table-cell office:value-type="float" office:value="23654362.7636364" calcext:value-type="float">
            <text:p>23654362.7636364</text:p>
          </table:table-cell>
          <table:table-cell office:value-type="float" office:value="6949089.7936065" calcext:value-type="float">
            <text:p>6949089.7936065</text:p>
          </table:table-cell>
          <table:table-cell office:value-type="float" office:value="30224384" calcext:value-type="float">
            <text:p>30224384</text:p>
          </table:table-cell>
          <table:table-cell table:number-columns-repeated="2" office:value-type="float" office:value="30343168" calcext:value-type="float">
            <text:p>303431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9sx4b</text:p>
          </table:table-cell>
          <table:table-cell office:value-type="float" office:value="134" calcext:value-type="float">
            <text:p>134</text:p>
          </table:table-cell>
          <table:table-cell office:value-type="float" office:value="22612732.1791045" calcext:value-type="float">
            <text:p>22612732.1791045</text:p>
          </table:table-cell>
          <table:table-cell office:value-type="float" office:value="6065548.83845951" calcext:value-type="float">
            <text:p>6065548.83845951</text:p>
          </table:table-cell>
          <table:table-cell office:value-type="float" office:value="30418534.4" calcext:value-type="float">
            <text:p>30418534.4</text:p>
          </table:table-cell>
          <table:table-cell table:number-columns-repeated="2" office:value-type="float" office:value="30547968" calcext:value-type="float">
            <text:p>305479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gkjfp</text:p>
          </table:table-cell>
          <table:table-cell office:value-type="float" office:value="131" calcext:value-type="float">
            <text:p>131</text:p>
          </table:table-cell>
          <table:table-cell office:value-type="float" office:value="18396449.2213741" calcext:value-type="float">
            <text:p>18396449.2213741</text:p>
          </table:table-cell>
          <table:table-cell office:value-type="float" office:value="998439.062915542" calcext:value-type="float">
            <text:p>998439.062915542</text:p>
          </table:table-cell>
          <table:table-cell office:value-type="float" office:value="19693568" calcext:value-type="float">
            <text:p>19693568</text:p>
          </table:table-cell>
          <table:table-cell table:number-columns-repeated="2" office:value-type="float" office:value="21180416" calcext:value-type="float">
            <text:p>211804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rplnx</text:p>
          </table:table-cell>
          <table:table-cell office:value-type="float" office:value="125" calcext:value-type="float">
            <text:p>125</text:p>
          </table:table-cell>
          <table:table-cell office:value-type="float" office:value="17743642.624" calcext:value-type="float">
            <text:p>17743642.624</text:p>
          </table:table-cell>
          <table:table-cell office:value-type="float" office:value="2918305.92279815" calcext:value-type="float">
            <text:p>2918305.92279815</text:p>
          </table:table-cell>
          <table:table-cell office:value-type="float" office:value="19513344" calcext:value-type="float">
            <text:p>19513344</text:p>
          </table:table-cell>
          <table:table-cell office:value-type="float" office:value="19754516.48" calcext:value-type="float">
            <text:p>19754516.48</text:p>
          </table:table-cell>
          <table:table-cell office:value-type="float" office:value="19767296" calcext:value-type="float">
            <text:p>197672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sdbjp</text:p>
          </table:table-cell>
          <table:table-cell office:value-type="float" office:value="146" calcext:value-type="float">
            <text:p>146</text:p>
          </table:table-cell>
          <table:table-cell office:value-type="float" office:value="23490503.890411" calcext:value-type="float">
            <text:p>23490503.890411</text:p>
          </table:table-cell>
          <table:table-cell office:value-type="float" office:value="6655194.26670691" calcext:value-type="float">
            <text:p>6655194.26670691</text:p>
          </table:table-cell>
          <table:table-cell office:value-type="float" office:value="30490624" calcext:value-type="float">
            <text:p>30490624</text:p>
          </table:table-cell>
          <table:table-cell office:value-type="float" office:value="30596710.4" calcext:value-type="float">
            <text:p>30596710.4</text:p>
          </table:table-cell>
          <table:table-cell office:value-type="float" office:value="30629888" calcext:value-type="float">
            <text:p>306298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vw2zb</text:p>
          </table:table-cell>
          <table:table-cell office:value-type="float" office:value="140" calcext:value-type="float">
            <text:p>140</text:p>
          </table:table-cell>
          <table:table-cell office:value-type="float" office:value="24066516.1142857" calcext:value-type="float">
            <text:p>24066516.1142857</text:p>
          </table:table-cell>
          <table:table-cell office:value-type="float" office:value="6703627.18003949" calcext:value-type="float">
            <text:p>6703627.18003949</text:p>
          </table:table-cell>
          <table:table-cell office:value-type="float" office:value="30593024" calcext:value-type="float">
            <text:p>30593024</text:p>
          </table:table-cell>
          <table:table-cell table:number-columns-repeated="2" office:value-type="float" office:value="30949376" calcext:value-type="float">
            <text:p>309493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2148_pod_cpu-service-5995459d44-xtbz5</text:p>
          </table:table-cell>
          <table:table-cell office:value-type="float" office:value="157" calcext:value-type="float">
            <text:p>157</text:p>
          </table:table-cell>
          <table:table-cell office:value-type="float" office:value="32951824.3057325" calcext:value-type="float">
            <text:p>32951824.3057325</text:p>
          </table:table-cell>
          <table:table-cell office:value-type="float" office:value="1237931.68780167" calcext:value-type="float">
            <text:p>1237931.68780167</text:p>
          </table:table-cell>
          <table:table-cell office:value-type="float" office:value="34174566.4" calcext:value-type="float">
            <text:p>34174566.4</text:p>
          </table:table-cell>
          <table:table-cell office:value-type="float" office:value="34283847.68" calcext:value-type="float">
            <text:p>34283847.68</text:p>
          </table:table-cell>
          <table:table-cell office:value-type="float" office:value="34357248" calcext:value-type="float">
            <text:p>34357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12148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594119060203657" calcext:value-type="float">
            <text:p>0.59411906020365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raw_cpu_usage_20250525_012148_pod_cpu-service-5995459d44-4d5r2</text:p>
          </table:table-cell>
          <table:table-cell office:value-type="float" office:value="315" calcext:value-type="float">
            <text:p>315</text:p>
          </table:table-cell>
          <table:table-cell office:value-type="float" office:value="0.0190598859583618" calcext:value-type="float">
            <text:p>0.0190598859583618</text:p>
          </table:table-cell>
          <table:table-cell office:value-type="float" office:value="0.0229732319326679" calcext:value-type="float">
            <text:p>0.0229732319326679</text:p>
          </table:table-cell>
          <table:table-cell office:value-type="float" office:value="0.0614312841828921" calcext:value-type="float">
            <text:p>0.0614312841828921</text:p>
          </table:table-cell>
          <table:table-cell office:value-type="float" office:value="0.0638796528936089" calcext:value-type="float">
            <text:p>0.0638796528936089</text:p>
          </table:table-cell>
          <table:table-cell office:value-type="float" office:value="0.0707855288608417" calcext:value-type="float">
            <text:p>0.070785528860841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4jdzh</text:p>
          </table:table-cell>
          <table:table-cell office:value-type="float" office:value="343" calcext:value-type="float">
            <text:p>343</text:p>
          </table:table-cell>
          <table:table-cell office:value-type="float" office:value="0.00509468496323771" calcext:value-type="float">
            <text:p>0.00509468496323771</text:p>
          </table:table-cell>
          <table:table-cell office:value-type="float" office:value="0.00479513593085057" calcext:value-type="float">
            <text:p>0.00479513593085057</text:p>
          </table:table-cell>
          <table:table-cell office:value-type="float" office:value="0.010082253832571" calcext:value-type="float">
            <text:p>0.010082253832571</text:p>
          </table:table-cell>
          <table:table-cell office:value-type="float" office:value="0.0263757407998702" calcext:value-type="float">
            <text:p>0.0263757407998702</text:p>
          </table:table-cell>
          <table:table-cell office:value-type="float" office:value="0.0305230969562961" calcext:value-type="float">
            <text:p>0.030523096956296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6277c</text:p>
          </table:table-cell>
          <table:table-cell office:value-type="float" office:value="285" calcext:value-type="float">
            <text:p>285</text:p>
          </table:table-cell>
          <table:table-cell office:value-type="float" office:value="0.0211172992158674" calcext:value-type="float">
            <text:p>0.0211172992158674</text:p>
          </table:table-cell>
          <table:table-cell office:value-type="float" office:value="0.0246382154768116" calcext:value-type="float">
            <text:p>0.0246382154768116</text:p>
          </table:table-cell>
          <table:table-cell office:value-type="float" office:value="0.0631272183073696" calcext:value-type="float">
            <text:p>0.0631272183073696</text:p>
          </table:table-cell>
          <table:table-cell office:value-type="float" office:value="0.065334302261078" calcext:value-type="float">
            <text:p>0.065334302261078</text:p>
          </table:table-cell>
          <table:table-cell office:value-type="float" office:value="0.0666429016657711" calcext:value-type="float">
            <text:p>0.066642901665771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7jngs</text:p>
          </table:table-cell>
          <table:table-cell office:value-type="float" office:value="317" calcext:value-type="float">
            <text:p>317</text:p>
          </table:table-cell>
          <table:table-cell office:value-type="float" office:value="0.0332564868192527" calcext:value-type="float">
            <text:p>0.0332564868192527</text:p>
          </table:table-cell>
          <table:table-cell office:value-type="float" office:value="0.036541256518719" calcext:value-type="float">
            <text:p>0.036541256518719</text:p>
          </table:table-cell>
          <table:table-cell office:value-type="float" office:value="0.0954287186706554" calcext:value-type="float">
            <text:p>0.0954287186706554</text:p>
          </table:table-cell>
          <table:table-cell office:value-type="float" office:value="0.114604388461797" calcext:value-type="float">
            <text:p>0.114604388461797</text:p>
          </table:table-cell>
          <table:table-cell office:value-type="float" office:value="0.122572842778081" calcext:value-type="float">
            <text:p>0.12257284277808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9sx4b</text:p>
          </table:table-cell>
          <table:table-cell office:value-type="float" office:value="390" calcext:value-type="float">
            <text:p>390</text:p>
          </table:table-cell>
          <table:table-cell office:value-type="float" office:value="0.0309958815477233" calcext:value-type="float">
            <text:p>0.0309958815477233</text:p>
          </table:table-cell>
          <table:table-cell office:value-type="float" office:value="0.0394005428710881" calcext:value-type="float">
            <text:p>0.0394005428710881</text:p>
          </table:table-cell>
          <table:table-cell office:value-type="float" office:value="0.107403367347754" calcext:value-type="float">
            <text:p>0.107403367347754</text:p>
          </table:table-cell>
          <table:table-cell office:value-type="float" office:value="0.117002467789363" calcext:value-type="float">
            <text:p>0.117002467789363</text:p>
          </table:table-cell>
          <table:table-cell office:value-type="float" office:value="0.125976201158946" calcext:value-type="float">
            <text:p>0.125976201158946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gkjfp</text:p>
          </table:table-cell>
          <table:table-cell office:value-type="float" office:value="385" calcext:value-type="float">
            <text:p>385</text:p>
          </table:table-cell>
          <table:table-cell office:value-type="float" office:value="0.00490572617522129" calcext:value-type="float">
            <text:p>0.00490572617522129</text:p>
          </table:table-cell>
          <table:table-cell office:value-type="float" office:value="0.0038949117590611" calcext:value-type="float">
            <text:p>0.0038949117590611</text:p>
          </table:table-cell>
          <table:table-cell office:value-type="float" office:value="0.00852580828332483" calcext:value-type="float">
            <text:p>0.00852580828332483</text:p>
          </table:table-cell>
          <table:table-cell office:value-type="float" office:value="0.0157280583433252" calcext:value-type="float">
            <text:p>0.0157280583433252</text:p>
          </table:table-cell>
          <table:table-cell office:value-type="float" office:value="0.0183635144242096" calcext:value-type="float">
            <text:p>0.0183635144242096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rplnx</text:p>
          </table:table-cell>
          <table:table-cell office:value-type="float" office:value="361" calcext:value-type="float">
            <text:p>361</text:p>
          </table:table-cell>
          <table:table-cell office:value-type="float" office:value="0.00500370337318115" calcext:value-type="float">
            <text:p>0.00500370337318115</text:p>
          </table:table-cell>
          <table:table-cell office:value-type="float" office:value="0.00503766175564813" calcext:value-type="float">
            <text:p>0.00503766175564813</text:p>
          </table:table-cell>
          <table:table-cell office:value-type="float" office:value="0.00798270078589226" calcext:value-type="float">
            <text:p>0.00798270078589226</text:p>
          </table:table-cell>
          <table:table-cell office:value-type="float" office:value="0.0301843065454599" calcext:value-type="float">
            <text:p>0.0301843065454599</text:p>
          </table:table-cell>
          <table:table-cell office:value-type="float" office:value="0.0369116515880796" calcext:value-type="float">
            <text:p>0.0369116515880796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sdbjp</text:p>
          </table:table-cell>
          <table:table-cell office:value-type="float" office:value="426" calcext:value-type="float">
            <text:p>426</text:p>
          </table:table-cell>
          <table:table-cell office:value-type="float" office:value="0.0428012816592305" calcext:value-type="float">
            <text:p>0.0428012816592305</text:p>
          </table:table-cell>
          <table:table-cell office:value-type="float" office:value="0.0537701562031678" calcext:value-type="float">
            <text:p>0.0537701562031678</text:p>
          </table:table-cell>
          <table:table-cell office:value-type="float" office:value="0.141849150470875" calcext:value-type="float">
            <text:p>0.141849150470875</text:p>
          </table:table-cell>
          <table:table-cell office:value-type="float" office:value="0.15689661698229" calcext:value-type="float">
            <text:p>0.15689661698229</text:p>
          </table:table-cell>
          <table:table-cell office:value-type="float" office:value="0.170511613467087" calcext:value-type="float">
            <text:p>0.17051161346708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vw2zb</text:p>
          </table:table-cell>
          <table:table-cell office:value-type="float" office:value="405" calcext:value-type="float">
            <text:p>405</text:p>
          </table:table-cell>
          <table:table-cell office:value-type="float" office:value="0.0498199489591787" calcext:value-type="float">
            <text:p>0.0498199489591787</text:p>
          </table:table-cell>
          <table:table-cell office:value-type="float" office:value="0.0581031312822478" calcext:value-type="float">
            <text:p>0.0581031312822478</text:p>
          </table:table-cell>
          <table:table-cell office:value-type="float" office:value="0.140889875002291" calcext:value-type="float">
            <text:p>0.140889875002291</text:p>
          </table:table-cell>
          <table:table-cell office:value-type="float" office:value="0.165619929431196" calcext:value-type="float">
            <text:p>0.165619929431196</text:p>
          </table:table-cell>
          <table:table-cell office:value-type="float" office:value="0.16994269060387" calcext:value-type="float">
            <text:p>0.1699426906038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12148_pod_cpu-service-5995459d44-xtbz5</text:p>
          </table:table-cell>
          <table:table-cell office:value-type="float" office:value="470" calcext:value-type="float">
            <text:p>470</text:p>
          </table:table-cell>
          <table:table-cell office:value-type="float" office:value="0.244962964897673" calcext:value-type="float">
            <text:p>0.244962964897673</text:p>
          </table:table-cell>
          <table:table-cell office:value-type="float" office:value="0.217100119574645" calcext:value-type="float">
            <text:p>0.217100119574645</text:p>
          </table:table-cell>
          <table:table-cell office:value-type="float" office:value="0.497081339604722" calcext:value-type="float">
            <text:p>0.497081339604722</text:p>
          </table:table-cell>
          <table:table-cell office:value-type="float" office:value="0.499240121226929" calcext:value-type="float">
            <text:p>0.499240121226929</text:p>
          </table:table-cell>
          <table:table-cell office:value-type="float" office:value="0.49969560830112" calcext:value-type="float">
            <text:p>0.49969560830112</text:p>
          </table:table-cell>
          <table:table-cell/>
        </table:table-row>
      </table:table>
      <table:table table:name="HPA ramp ioService" table:style-name="ta1">
        <table:table-column table:style-name="co17" table:default-cell-style-name="ce3"/>
        <table:table-column table:style-name="co15" table:default-cell-style-name="ce3"/>
        <table:table-column table:style-name="co9" table:default-cell-style-name="ce3"/>
        <table:table-column table:style-name="co11" table:default-cell-style-name="ce3"/>
        <table:table-column table:style-name="co9" table:number-columns-repeated="3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p95</text:p>
          </table:table-cell>
          <table:table-cell table:style-name="ce2" office:value-type="string" calcext:value-type="string">
            <text:p>p99</text:p>
          </table:table-cell>
          <table:table-cell table:style-name="ce2" office:value-type="string" calcext:value-type="string">
            <text:p>p99.99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ramp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ramp_summary</text:p>
          </table:table-cell>
          <table:table-cell office:value-type="float" office:value="11" calcext:value-type="float">
            <text:p>11</text:p>
          </table:table-cell>
          <table:table-cell office:value-type="float" office:value="253.972397728859" calcext:value-type="float">
            <text:p>253.972397728859</text:p>
          </table:table-cell>
          <table:table-cell office:value-type="float" office:value="301.161969413685" calcext:value-type="float">
            <text:p>301.161969413685</text:p>
          </table:table-cell>
          <table:table-cell office:value-type="float" office:value="571.471190216233" calcext:value-type="float">
            <text:p>571.471190216233</text:p>
          </table:table-cell>
          <table:table-cell office:value-type="float" office:value="571.504327721015" calcext:value-type="float">
            <text:p>571.504327721015</text:p>
          </table:table-cell>
          <table:table-cell office:value-type="float" office:value="571.512529253449" calcext:value-type="float">
            <text:p>571.512529253449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http_requests_by_code_20250525_021356</text:p>
          </table:table-cell>
          <table:table-cell office:value-type="float" office:value="147" calcext:value-type="float">
            <text:p>147</text:p>
          </table:table-cell>
          <table:table-cell office:value-type="float" office:value="236.603511616394" calcext:value-type="float">
            <text:p>236.603511616394</text:p>
          </table:table-cell>
          <table:table-cell office:value-type="float" office:value="141.748595360483" calcext:value-type="float">
            <text:p>141.748595360483</text:p>
          </table:table-cell>
          <table:table-cell office:value-type="float" office:value="454.428888888889" calcext:value-type="float">
            <text:p>454.428888888889</text:p>
          </table:table-cell>
          <table:table-cell office:value-type="float" office:value="474.777566717042" calcext:value-type="float">
            <text:p>474.777566717042</text:p>
          </table:table-cell>
          <table:table-cell office:value-type="float" office:value="479.883335496291" calcext:value-type="float">
            <text:p>479.883335496291</text:p>
          </table:table-cell>
          <table:table-cell/>
        </table:table-row>
        <table:table-row table:style-name="ro2">
          <table:table-cell office:value-type="string" calcext:value-type="string">
            <text:p>prometheus_io_response_time_p50_20250525_021356</text:p>
          </table:table-cell>
          <table:table-cell office:value-type="float" office:value="147" calcext:value-type="float">
            <text:p>147</text:p>
          </table:table-cell>
          <table:table-cell office:value-type="float" office:value="0.749557930312691" calcext:value-type="float">
            <text:p>0.749557930312691</text:p>
          </table:table-cell>
          <table:table-cell office:value-type="float" office:value="0.000994974316222954" calcext:value-type="float">
            <text:p>0.000994974316222954</text:p>
          </table:table-cell>
          <table:table-cell office:value-type="float" office:value="0.751146651938349" calcext:value-type="float">
            <text:p>0.751146651938349</text:p>
          </table:table-cell>
          <table:table-cell office:value-type="float" office:value="0.752036530483043" calcext:value-type="float">
            <text:p>0.752036530483043</text:p>
          </table:table-cell>
          <table:table-cell office:value-type="float" office:value="0.752111554452176" calcext:value-type="float">
            <text:p>0.752111554452176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5_20250525_021356</text:p>
          </table:table-cell>
          <table:table-cell office:value-type="float" office:value="147" calcext:value-type="float">
            <text:p>147</text:p>
          </table:table-cell>
          <table:table-cell office:value-type="float" office:value="0.97531321151366" calcext:value-type="float">
            <text:p>0.97531321151366</text:p>
          </table:table-cell>
          <table:table-cell office:value-type="float" office:value="0.000946404584013916" calcext:value-type="float">
            <text:p>0.000946404584013916</text:p>
          </table:table-cell>
          <table:table-cell office:value-type="float" office:value="0.977651358562448" calcext:value-type="float">
            <text:p>0.977651358562448</text:p>
          </table:table-cell>
          <table:table-cell office:value-type="float" office:value="0.979269027505996" calcext:value-type="float">
            <text:p>0.979269027505996</text:p>
          </table:table-cell>
          <table:table-cell office:value-type="float" office:value="0.979341547336674" calcext:value-type="float">
            <text:p>0.979341547336674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_20250525_021356</text:p>
          </table:table-cell>
          <table:table-cell office:value-type="float" office:value="147" calcext:value-type="float">
            <text:p>147</text:p>
          </table:table-cell>
          <table:table-cell office:value-type="float" office:value="0.995380347620412" calcext:value-type="float">
            <text:p>0.995380347620412</text:p>
          </table:table-cell>
          <table:table-cell office:value-type="float" office:value="0.000967110797314835" calcext:value-type="float">
            <text:p>0.000967110797314835</text:p>
          </table:table-cell>
          <table:table-cell office:value-type="float" office:value="0.997789176983415" calcext:value-type="float">
            <text:p>0.997789176983415</text:p>
          </table:table-cell>
          <table:table-cell office:value-type="float" office:value="0.999467471685814" calcext:value-type="float">
            <text:p>0.999467471685814</text:p>
          </table:table-cell>
          <table:table-cell office:value-type="float" office:value="0.999539768926407" calcext:value-type="float">
            <text:p>0.999539768926407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99_20250525_021356</text:p>
          </table:table-cell>
          <table:table-cell office:value-type="float" office:value="147" calcext:value-type="float">
            <text:p>147</text:p>
          </table:table-cell>
          <table:table-cell office:value-type="float" office:value="1.18797224362219" calcext:value-type="float">
            <text:p>1.18797224362219</text:p>
          </table:table-cell>
          <table:table-cell office:value-type="float" office:value="0.375799725901846" calcext:value-type="float">
            <text:p>0.375799725901846</text:p>
          </table:table-cell>
          <table:table-cell office:value-type="float" office:value="1.98216961511676" calcext:value-type="float">
            <text:p>1.98216961511676</text:p>
          </table:table-cell>
          <table:table-cell office:value-type="float" office:value="1.9888207304773" calcext:value-type="float">
            <text:p>1.9888207304773</text:p>
          </table:table-cell>
          <table:table-cell office:value-type="float" office:value="1.98899715152173" calcext:value-type="float">
            <text:p>1.98899715152173</text:p>
          </table:table-cell>
          <table:table-cell/>
        </table:table-row>
        <table:table-row table:style-name="ro2">
          <table:table-cell office:value-type="string" calcext:value-type="string">
            <text:p>prometheus_io_pod_count_20250525_021356</text:p>
          </table:table-cell>
          <table:table-cell office:value-type="float" office:value="157" calcext:value-type="float">
            <text:p>157</text:p>
          </table:table-cell>
          <table:table-cell office:value-type="float" office:value="8.49044585987261" calcext:value-type="float">
            <text:p>8.49044585987261</text:p>
          </table:table-cell>
          <table:table-cell office:value-type="float" office:value="3.02048101619021" calcext:value-type="float">
            <text:p>3.02048101619021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io_envoy_connections_20250525_0213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io_cpu_usage_by_pod_pct_20250525_021356</text:p>
          </table:table-cell>
          <table:table-cell office:value-type="float" office:value="1331" calcext:value-type="float">
            <text:p>1331</text:p>
          </table:table-cell>
          <table:table-cell office:value-type="float" office:value="1.07100358491426" calcext:value-type="float">
            <text:p>1.07100358491426</text:p>
          </table:table-cell>
          <table:table-cell office:value-type="float" office:value="1.14964015731432" calcext:value-type="float">
            <text:p>1.14964015731432</text:p>
          </table:table-cell>
          <table:table-cell office:value-type="float" office:value="4.56197981032757" calcext:value-type="float">
            <text:p>4.56197981032757</text:p>
          </table:table-cell>
          <table:table-cell office:value-type="float" office:value="4.73262311675136" calcext:value-type="float">
            <text:p>4.73262311675136</text:p>
          </table:table-cell>
          <table:table-cell office:value-type="float" office:value="4.78301275549147" calcext:value-type="float">
            <text:p>4.7830127554914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luster_cpu_usage_pct_20250525_021356</text:p>
          </table:table-cell>
          <table:table-cell office:value-type="float" office:value="157" calcext:value-type="float">
            <text:p>157</text:p>
          </table:table-cell>
          <table:table-cell office:value-type="float" office:value="34.5787388490248" calcext:value-type="float">
            <text:p>34.5787388490248</text:p>
          </table:table-cell>
          <table:table-cell office:value-type="float" office:value="12.771612405208" calcext:value-type="float">
            <text:p>12.771612405208</text:p>
          </table:table-cell>
          <table:table-cell office:value-type="float" office:value="45.7451206919129" calcext:value-type="float">
            <text:p>45.7451206919129</text:p>
          </table:table-cell>
          <table:table-cell office:value-type="float" office:value="47.6565430717055" calcext:value-type="float">
            <text:p>47.6565430717055</text:p>
          </table:table-cell>
          <table:table-cell office:value-type="float" office:value="48.0478841037918" calcext:value-type="float">
            <text:p>48.047884103791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service_cpu_usage_pct_20250525_021356</text:p>
          </table:table-cell>
          <table:table-cell office:value-type="float" office:value="157" calcext:value-type="float">
            <text:p>157</text:p>
          </table:table-cell>
          <table:table-cell office:value-type="float" office:value="9.0796545956744" calcext:value-type="float">
            <text:p>9.0796545956744</text:p>
          </table:table-cell>
          <table:table-cell office:value-type="float" office:value="4.43847230832313" calcext:value-type="float">
            <text:p>4.43847230832313</text:p>
          </table:table-cell>
          <table:table-cell office:value-type="float" office:value="12.9889602113975" calcext:value-type="float">
            <text:p>12.9889602113975</text:p>
          </table:table-cell>
          <table:table-cell office:value-type="float" office:value="13.2876371617919" calcext:value-type="float">
            <text:p>13.2876371617919</text:p>
          </table:table-cell>
          <table:table-cell office:value-type="float" office:value="13.353151438251" calcext:value-type="float">
            <text:p>13.35315143825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21356</text:p>
          </table:table-cell>
          <table:table-cell office:value-type="float" office:value="1357" calcext:value-type="float">
            <text:p>1357</text:p>
          </table:table-cell>
          <table:table-cell office:value-type="float" office:value="26916056.5718497" calcext:value-type="float">
            <text:p>26916056.5718497</text:p>
          </table:table-cell>
          <table:table-cell office:value-type="float" office:value="6472367.99320071" calcext:value-type="float">
            <text:p>6472367.99320071</text:p>
          </table:table-cell>
          <table:table-cell office:value-type="float" office:value="33510195.2" calcext:value-type="float">
            <text:p>33510195.2</text:p>
          </table:table-cell>
          <table:table-cell office:value-type="float" office:value="34128527.36" calcext:value-type="float">
            <text:p>34128527.36</text:p>
          </table:table-cell>
          <table:table-cell office:value-type="float" office:value="34585929.3184" calcext:value-type="float">
            <text:p>34585929.31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total_service_memory_usage_20250525_021356</text:p>
          </table:table-cell>
          <table:table-cell office:value-type="float" office:value="157" calcext:value-type="float">
            <text:p>157</text:p>
          </table:table-cell>
          <table:table-cell office:value-type="float" office:value="232643877.503185" calcext:value-type="float">
            <text:p>232643877.503185</text:p>
          </table:table-cell>
          <table:table-cell office:value-type="float" office:value="99642259.1790001" calcext:value-type="float">
            <text:p>99642259.1790001</text:p>
          </table:table-cell>
          <table:table-cell office:value-type="float" office:value="309721497.6" calcext:value-type="float">
            <text:p>309721497.6</text:p>
          </table:table-cell>
          <table:table-cell office:value-type="float" office:value="311032545.28" calcext:value-type="float">
            <text:p>311032545.28</text:p>
          </table:table-cell>
          <table:table-cell office:value-type="float" office:value="311632268.4928" calcext:value-type="float">
            <text:p>311632268.49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21356</text:p>
          </table:table-cell>
          <table:table-cell office:value-type="float" office:value="3948" calcext:value-type="float">
            <text:p>3948</text:p>
          </table:table-cell>
          <table:table-cell office:value-type="float" office:value="0.0722140715056171" calcext:value-type="float">
            <text:p>0.0722140715056171</text:p>
          </table:table-cell>
          <table:table-cell office:value-type="float" office:value="0.107247296831464" calcext:value-type="float">
            <text:p>0.107247296831464</text:p>
          </table:table-cell>
          <table:table-cell office:value-type="float" office:value="0.441962955432953" calcext:value-type="float">
            <text:p>0.441962955432953</text:p>
          </table:table-cell>
          <table:table-cell office:value-type="float" office:value="0.471442699331667" calcext:value-type="float">
            <text:p>0.471442699331667</text:p>
          </table:table-cell>
          <table:table-cell office:value-type="float" office:value="0.478747912327047" calcext:value-type="float">
            <text:p>0.478747912327047</text:p>
          </table:table-cell>
          <table:table-cell/>
        </table:table-row>
        <table:table-row table:style-name="ro2">
          <table:table-cell office:value-type="string" calcext:value-type="string">
            <text:p>prometheus_io_machine_cpu_cores_20250525_021356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.73343147802133" calcext:value-type="float">
            <text:p>1.73343147802133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ioService_POST__simulate-io_6h_ALL187160_20250525_021403</text:p>
          </table:table-cell>
          <table:table-cell office:value-type="float" office:value="187160" calcext:value-type="float">
            <text:p>187160</text:p>
          </table:table-cell>
          <table:table-cell office:value-type="float" office:value="554.764217781577" calcext:value-type="float">
            <text:p>554.764217781577</text:p>
          </table:table-cell>
          <table:table-cell office:value-type="float" office:value="81.5251691068705" calcext:value-type="float">
            <text:p>81.5251691068705</text:p>
          </table:table-cell>
          <table:table-cell office:value-type="float" office:value="734" calcext:value-type="float">
            <text:p>734</text:p>
          </table:table-cell>
          <table:table-cell office:value-type="float" office:value="846" calcext:value-type="float">
            <text:p>846</text:p>
          </table:table-cell>
          <table:table-cell office:value-type="float" office:value="1069.56819999998" calcext:value-type="float">
            <text:p>1069.56819999998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cpu_usage_by_pod_pct_20250525_021356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326110391668369" calcext:value-type="float">
            <text:p>0.326110391668369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2tljk</text:p>
          </table:table-cell>
          <table:table-cell office:value-type="float" office:value="140" calcext:value-type="float">
            <text:p>140</text:p>
          </table:table-cell>
          <table:table-cell office:value-type="float" office:value="0.692119132870343" calcext:value-type="float">
            <text:p>0.692119132870343</text:p>
          </table:table-cell>
          <table:table-cell office:value-type="float" office:value="0.394535783360801" calcext:value-type="float">
            <text:p>0.394535783360801</text:p>
          </table:table-cell>
          <table:table-cell office:value-type="float" office:value="1.09071629381915" calcext:value-type="float">
            <text:p>1.09071629381915</text:p>
          </table:table-cell>
          <table:table-cell office:value-type="float" office:value="1.13705189308452" calcext:value-type="float">
            <text:p>1.13705189308452</text:p>
          </table:table-cell>
          <table:table-cell office:value-type="float" office:value="1.17396787706336" calcext:value-type="float">
            <text:p>1.1739678770633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4f8ng</text:p>
          </table:table-cell>
          <table:table-cell office:value-type="float" office:value="139" calcext:value-type="float">
            <text:p>139</text:p>
          </table:table-cell>
          <table:table-cell office:value-type="float" office:value="0.494468530414142" calcext:value-type="float">
            <text:p>0.494468530414142</text:p>
          </table:table-cell>
          <table:table-cell office:value-type="float" office:value="0.22339374460852" calcext:value-type="float">
            <text:p>0.22339374460852</text:p>
          </table:table-cell>
          <table:table-cell office:value-type="float" office:value="0.839676353631759" calcext:value-type="float">
            <text:p>0.839676353631759</text:p>
          </table:table-cell>
          <table:table-cell office:value-type="float" office:value="0.884412046607212" calcext:value-type="float">
            <text:p>0.884412046607212</text:p>
          </table:table-cell>
          <table:table-cell office:value-type="float" office:value="0.891513249523005" calcext:value-type="float">
            <text:p>0.89151324952300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7xwz8</text:p>
          </table:table-cell>
          <table:table-cell office:value-type="float" office:value="157" calcext:value-type="float">
            <text:p>157</text:p>
          </table:table-cell>
          <table:table-cell office:value-type="float" office:value="3.81631780296588" calcext:value-type="float">
            <text:p>3.81631780296588</text:p>
          </table:table-cell>
          <table:table-cell office:value-type="float" office:value="1.37443192933536" calcext:value-type="float">
            <text:p>1.37443192933536</text:p>
          </table:table-cell>
          <table:table-cell office:value-type="float" office:value="4.74584318615331" calcext:value-type="float">
            <text:p>4.74584318615331</text:p>
          </table:table-cell>
          <table:table-cell office:value-type="float" office:value="4.76138810145209" calcext:value-type="float">
            <text:p>4.76138810145209</text:p>
          </table:table-cell>
          <table:table-cell office:value-type="float" office:value="4.78555444512143" calcext:value-type="float">
            <text:p>4.7855544451214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878gx</text:p>
          </table:table-cell>
          <table:table-cell office:value-type="float" office:value="119" calcext:value-type="float">
            <text:p>119</text:p>
          </table:table-cell>
          <table:table-cell office:value-type="float" office:value="0.863243948803215" calcext:value-type="float">
            <text:p>0.863243948803215</text:p>
          </table:table-cell>
          <table:table-cell office:value-type="float" office:value="0.298951671396438" calcext:value-type="float">
            <text:p>0.298951671396438</text:p>
          </table:table-cell>
          <table:table-cell office:value-type="float" office:value="1.17703096534322" calcext:value-type="float">
            <text:p>1.17703096534322</text:p>
          </table:table-cell>
          <table:table-cell office:value-type="float" office:value="1.20603028130479" calcext:value-type="float">
            <text:p>1.20603028130479</text:p>
          </table:table-cell>
          <table:table-cell office:value-type="float" office:value="1.20682383617642" calcext:value-type="float">
            <text:p>1.2068238361764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8mqsg</text:p>
          </table:table-cell>
          <table:table-cell office:value-type="float" office:value="129" calcext:value-type="float">
            <text:p>129</text:p>
          </table:table-cell>
          <table:table-cell office:value-type="float" office:value="0.648801671745825" calcext:value-type="float">
            <text:p>0.648801671745825</text:p>
          </table:table-cell>
          <table:table-cell office:value-type="float" office:value="0.305868461927088" calcext:value-type="float">
            <text:p>0.305868461927088</text:p>
          </table:table-cell>
          <table:table-cell office:value-type="float" office:value="0.912470220901009" calcext:value-type="float">
            <text:p>0.912470220901009</text:p>
          </table:table-cell>
          <table:table-cell office:value-type="float" office:value="0.952263393881762" calcext:value-type="float">
            <text:p>0.952263393881762</text:p>
          </table:table-cell>
          <table:table-cell office:value-type="float" office:value="0.962289720164455" calcext:value-type="float">
            <text:p>0.96228972016445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9hh26</text:p>
          </table:table-cell>
          <table:table-cell office:value-type="float" office:value="131" calcext:value-type="float">
            <text:p>131</text:p>
          </table:table-cell>
          <table:table-cell office:value-type="float" office:value="0.619039987024294" calcext:value-type="float">
            <text:p>0.619039987024294</text:p>
          </table:table-cell>
          <table:table-cell office:value-type="float" office:value="0.301723431716267" calcext:value-type="float">
            <text:p>0.301723431716267</text:p>
          </table:table-cell>
          <table:table-cell office:value-type="float" office:value="0.974896123257887" calcext:value-type="float">
            <text:p>0.974896123257887</text:p>
          </table:table-cell>
          <table:table-cell office:value-type="float" office:value="0.978880208972623" calcext:value-type="float">
            <text:p>0.978880208972623</text:p>
          </table:table-cell>
          <table:table-cell office:value-type="float" office:value="0.981613778177825" calcext:value-type="float">
            <text:p>0.98161377817782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brbmm</text:p>
          </table:table-cell>
          <table:table-cell office:value-type="float" office:value="118" calcext:value-type="float">
            <text:p>118</text:p>
          </table:table-cell>
          <table:table-cell office:value-type="float" office:value="0.882312969134082" calcext:value-type="float">
            <text:p>0.882312969134082</text:p>
          </table:table-cell>
          <table:table-cell office:value-type="float" office:value="0.218999069946368" calcext:value-type="float">
            <text:p>0.218999069946368</text:p>
          </table:table-cell>
          <table:table-cell office:value-type="float" office:value="1.11728516862816" calcext:value-type="float">
            <text:p>1.11728516862816</text:p>
          </table:table-cell>
          <table:table-cell office:value-type="float" office:value="1.15258845670374" calcext:value-type="float">
            <text:p>1.15258845670374</text:p>
          </table:table-cell>
          <table:table-cell office:value-type="float" office:value="1.15654333608919" calcext:value-type="float">
            <text:p>1.1565433360891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pn6xk</text:p>
          </table:table-cell>
          <table:table-cell office:value-type="float" office:value="130" calcext:value-type="float">
            <text:p>130</text:p>
          </table:table-cell>
          <table:table-cell office:value-type="float" office:value="0.751621340912363" calcext:value-type="float">
            <text:p>0.751621340912363</text:p>
          </table:table-cell>
          <table:table-cell office:value-type="float" office:value="0.319522672398898" calcext:value-type="float">
            <text:p>0.319522672398898</text:p>
          </table:table-cell>
          <table:table-cell office:value-type="float" office:value="1.16025395948183" calcext:value-type="float">
            <text:p>1.16025395948183</text:p>
          </table:table-cell>
          <table:table-cell office:value-type="float" office:value="1.18637474084885" calcext:value-type="float">
            <text:p>1.18637474084885</text:p>
          </table:table-cell>
          <table:table-cell office:value-type="float" office:value="1.19319610940994" calcext:value-type="float">
            <text:p>1.1931961094099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rxpkq</text:p>
          </table:table-cell>
          <table:table-cell office:value-type="float" office:value="129" calcext:value-type="float">
            <text:p>129</text:p>
          </table:table-cell>
          <table:table-cell office:value-type="float" office:value="0.782440753558053" calcext:value-type="float">
            <text:p>0.782440753558053</text:p>
          </table:table-cell>
          <table:table-cell office:value-type="float" office:value="0.301716737055571" calcext:value-type="float">
            <text:p>0.301716737055571</text:p>
          </table:table-cell>
          <table:table-cell office:value-type="float" office:value="1.047164191106" calcext:value-type="float">
            <text:p>1.047164191106</text:p>
          </table:table-cell>
          <table:table-cell office:value-type="float" office:value="1.08816761855199" calcext:value-type="float">
            <text:p>1.08816761855199</text:p>
          </table:table-cell>
          <table:table-cell office:value-type="float" office:value="1.09422656311676" calcext:value-type="float">
            <text:p>1.094226563116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1356_pod_io-service-746f86c75b-xvfth</text:p>
          </table:table-cell>
          <table:table-cell office:value-type="float" office:value="139" calcext:value-type="float">
            <text:p>139</text:p>
          </table:table-cell>
          <table:table-cell office:value-type="float" office:value="0.650660621420363" calcext:value-type="float">
            <text:p>0.650660621420363</text:p>
          </table:table-cell>
          <table:table-cell office:value-type="float" office:value="0.302089102960425" calcext:value-type="float">
            <text:p>0.302089102960425</text:p>
          </table:table-cell>
          <table:table-cell office:value-type="float" office:value="0.985952564254339" calcext:value-type="float">
            <text:p>0.985952564254339</text:p>
          </table:table-cell>
          <table:table-cell office:value-type="float" office:value="0.99431817043294" calcext:value-type="float">
            <text:p>0.99431817043294</text:p>
          </table:table-cell>
          <table:table-cell office:value-type="float" office:value="0.997757919505993" calcext:value-type="float">
            <text:p>0.99775791950599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21356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0313025025157836" calcext:value-type="float">
            <text:p>0.0313025025157836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2tljk</text:p>
          </table:table-cell>
          <table:table-cell office:value-type="float" office:value="142" calcext:value-type="float">
            <text:p>142</text:p>
          </table:table-cell>
          <table:table-cell office:value-type="float" office:value="25847375.3239437" calcext:value-type="float">
            <text:p>25847375.3239437</text:p>
          </table:table-cell>
          <table:table-cell office:value-type="float" office:value="6264229.19955144" calcext:value-type="float">
            <text:p>6264229.19955144</text:p>
          </table:table-cell>
          <table:table-cell office:value-type="float" office:value="31084544" calcext:value-type="float">
            <text:p>31084544</text:p>
          </table:table-cell>
          <table:table-cell table:number-columns-repeated="2" office:value-type="float" office:value="31121408" calcext:value-type="float">
            <text:p>311214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4f8ng</text:p>
          </table:table-cell>
          <table:table-cell office:value-type="float" office:value="142" calcext:value-type="float">
            <text:p>142</text:p>
          </table:table-cell>
          <table:table-cell office:value-type="float" office:value="25407834.1408451" calcext:value-type="float">
            <text:p>25407834.1408451</text:p>
          </table:table-cell>
          <table:table-cell office:value-type="float" office:value="6407741.44761171" calcext:value-type="float">
            <text:p>6407741.44761171</text:p>
          </table:table-cell>
          <table:table-cell office:value-type="float" office:value="30687232" calcext:value-type="float">
            <text:p>30687232</text:p>
          </table:table-cell>
          <table:table-cell table:number-columns-repeated="2" office:value-type="float" office:value="30785536" calcext:value-type="float">
            <text:p>307855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7xwz8</text:p>
          </table:table-cell>
          <table:table-cell office:value-type="float" office:value="157" calcext:value-type="float">
            <text:p>157</text:p>
          </table:table-cell>
          <table:table-cell office:value-type="float" office:value="32013840.3057325" calcext:value-type="float">
            <text:p>32013840.3057325</text:p>
          </table:table-cell>
          <table:table-cell office:value-type="float" office:value="4103122.85144643" calcext:value-type="float">
            <text:p>4103122.85144643</text:p>
          </table:table-cell>
          <table:table-cell office:value-type="float" office:value="34222080" calcext:value-type="float">
            <text:p>34222080</text:p>
          </table:table-cell>
          <table:table-cell office:value-type="float" office:value="34529280" calcext:value-type="float">
            <text:p>34529280</text:p>
          </table:table-cell>
          <table:table-cell office:value-type="float" office:value="34593793.6384" calcext:value-type="float">
            <text:p>34593793.63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878gx</text:p>
          </table:table-cell>
          <table:table-cell office:value-type="float" office:value="121" calcext:value-type="float">
            <text:p>121</text:p>
          </table:table-cell>
          <table:table-cell office:value-type="float" office:value="26913292.6942149" calcext:value-type="float">
            <text:p>26913292.6942149</text:p>
          </table:table-cell>
          <table:table-cell office:value-type="float" office:value="6181848.61129089" calcext:value-type="float">
            <text:p>6181848.61129089</text:p>
          </table:table-cell>
          <table:table-cell office:value-type="float" office:value="31010816" calcext:value-type="float">
            <text:p>31010816</text:p>
          </table:table-cell>
          <table:table-cell table:number-columns-repeated="2" office:value-type="float" office:value="31051776" calcext:value-type="float">
            <text:p>310517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8mqsg</text:p>
          </table:table-cell>
          <table:table-cell office:value-type="float" office:value="133" calcext:value-type="float">
            <text:p>133</text:p>
          </table:table-cell>
          <table:table-cell office:value-type="float" office:value="25779885.2330827" calcext:value-type="float">
            <text:p>25779885.2330827</text:p>
          </table:table-cell>
          <table:table-cell office:value-type="float" office:value="6702838.24232586" calcext:value-type="float">
            <text:p>6702838.24232586</text:p>
          </table:table-cell>
          <table:table-cell office:value-type="float" office:value="30728192" calcext:value-type="float">
            <text:p>30728192</text:p>
          </table:table-cell>
          <table:table-cell table:number-columns-repeated="2" office:value-type="float" office:value="30793728" calcext:value-type="float">
            <text:p>307937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9hh26</text:p>
          </table:table-cell>
          <table:table-cell office:value-type="float" office:value="133" calcext:value-type="float">
            <text:p>133</text:p>
          </table:table-cell>
          <table:table-cell office:value-type="float" office:value="25576871.4586466" calcext:value-type="float">
            <text:p>25576871.4586466</text:p>
          </table:table-cell>
          <table:table-cell office:value-type="float" office:value="6063280.92560293" calcext:value-type="float">
            <text:p>6063280.92560293</text:p>
          </table:table-cell>
          <table:table-cell office:value-type="float" office:value="30506188.8" calcext:value-type="float">
            <text:p>30506188.8</text:p>
          </table:table-cell>
          <table:table-cell table:number-columns-repeated="2" office:value-type="float" office:value="30646272" calcext:value-type="float">
            <text:p>306462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brbmm</text:p>
          </table:table-cell>
          <table:table-cell office:value-type="float" office:value="121" calcext:value-type="float">
            <text:p>121</text:p>
          </table:table-cell>
          <table:table-cell office:value-type="float" office:value="27914036.892562" calcext:value-type="float">
            <text:p>27914036.892562</text:p>
          </table:table-cell>
          <table:table-cell office:value-type="float" office:value="6419083.13275964" calcext:value-type="float">
            <text:p>6419083.13275964</text:p>
          </table:table-cell>
          <table:table-cell office:value-type="float" office:value="31014912" calcext:value-type="float">
            <text:p>31014912</text:p>
          </table:table-cell>
          <table:table-cell table:number-columns-repeated="2" office:value-type="float" office:value="31084544" calcext:value-type="float">
            <text:p>310845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pn6xk</text:p>
          </table:table-cell>
          <table:table-cell office:value-type="float" office:value="133" calcext:value-type="float">
            <text:p>133</text:p>
          </table:table-cell>
          <table:table-cell office:value-type="float" office:value="26504230.4962406" calcext:value-type="float">
            <text:p>26504230.4962406</text:p>
          </table:table-cell>
          <table:table-cell office:value-type="float" office:value="6510602.57411869" calcext:value-type="float">
            <text:p>6510602.57411869</text:p>
          </table:table-cell>
          <table:table-cell office:value-type="float" office:value="30892032" calcext:value-type="float">
            <text:p>30892032</text:p>
          </table:table-cell>
          <table:table-cell table:number-columns-repeated="2" office:value-type="float" office:value="30945280" calcext:value-type="float">
            <text:p>309452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rxpkq</text:p>
          </table:table-cell>
          <table:table-cell office:value-type="float" office:value="133" calcext:value-type="float">
            <text:p>133</text:p>
          </table:table-cell>
          <table:table-cell office:value-type="float" office:value="26557478.4962406" calcext:value-type="float">
            <text:p>26557478.4962406</text:p>
          </table:table-cell>
          <table:table-cell office:value-type="float" office:value="6758780.10394816" calcext:value-type="float">
            <text:p>6758780.10394816</text:p>
          </table:table-cell>
          <table:table-cell office:value-type="float" office:value="30818304" calcext:value-type="float">
            <text:p>30818304</text:p>
          </table:table-cell>
          <table:table-cell office:value-type="float" office:value="30848942.08" calcext:value-type="float">
            <text:p>30848942.08</text:p>
          </table:table-cell>
          <table:table-cell office:value-type="float" office:value="30863360" calcext:value-type="float">
            <text:p>308633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1356_pod_io-service-746f86c75b-xvfth</text:p>
          </table:table-cell>
          <table:table-cell office:value-type="float" office:value="142" calcext:value-type="float">
            <text:p>142</text:p>
          </table:table-cell>
          <table:table-cell office:value-type="float" office:value="26048685.0704225" calcext:value-type="float">
            <text:p>26048685.0704225</text:p>
          </table:table-cell>
          <table:table-cell office:value-type="float" office:value="6344222.1424777" calcext:value-type="float">
            <text:p>6344222.1424777</text:p>
          </table:table-cell>
          <table:table-cell office:value-type="float" office:value="30818304" calcext:value-type="float">
            <text:p>30818304</text:p>
          </table:table-cell>
          <table:table-cell table:number-columns-repeated="2" office:value-type="float" office:value="30842880" calcext:value-type="float">
            <text:p>30842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21356_pods_gini</text:p>
          </table:table-cell>
          <table:table-cell office:value-type="float" office:value="10" calcext:value-type="float">
            <text:p>10</text:p>
          </table:table-cell>
          <table:table-cell office:value-type="float" office:value="0.324204780272731" calcext:value-type="float">
            <text:p>0.324204780272731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raw_cpu_usage_20250525_021356_pod_io-service-746f86c75b-2tljk</text:p>
          </table:table-cell>
          <table:table-cell office:value-type="float" office:value="415" calcext:value-type="float">
            <text:p>415</text:p>
          </table:table-cell>
          <table:table-cell office:value-type="float" office:value="0.0466971945069147" calcext:value-type="float">
            <text:p>0.0466971945069147</text:p>
          </table:table-cell>
          <table:table-cell office:value-type="float" office:value="0.0461168023615726" calcext:value-type="float">
            <text:p>0.0461168023615726</text:p>
          </table:table-cell>
          <table:table-cell office:value-type="float" office:value="0.109377252129885" calcext:value-type="float">
            <text:p>0.109377252129885</text:p>
          </table:table-cell>
          <table:table-cell office:value-type="float" office:value="0.114473172589065" calcext:value-type="float">
            <text:p>0.114473172589065</text:p>
          </table:table-cell>
          <table:table-cell office:value-type="float" office:value="0.117725021771648" calcext:value-type="float">
            <text:p>0.11772502177164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4f8ng</text:p>
          </table:table-cell>
          <table:table-cell office:value-type="float" office:value="413" calcext:value-type="float">
            <text:p>413</text:p>
          </table:table-cell>
          <table:table-cell office:value-type="float" office:value="0.0332838381247292" calcext:value-type="float">
            <text:p>0.0332838381247292</text:p>
          </table:table-cell>
          <table:table-cell office:value-type="float" office:value="0.0298348302206855" calcext:value-type="float">
            <text:p>0.0298348302206855</text:p>
          </table:table-cell>
          <table:table-cell office:value-type="float" office:value="0.0831917572811619" calcext:value-type="float">
            <text:p>0.0831917572811619</text:p>
          </table:table-cell>
          <table:table-cell office:value-type="float" office:value="0.0890919952988495" calcext:value-type="float">
            <text:p>0.0890919952988495</text:p>
          </table:table-cell>
          <table:table-cell office:value-type="float" office:value="0.0903280801325655" calcext:value-type="float">
            <text:p>0.090328080132565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7xwz8</text:p>
          </table:table-cell>
          <table:table-cell office:value-type="float" office:value="471" calcext:value-type="float">
            <text:p>471</text:p>
          </table:table-cell>
          <table:table-cell office:value-type="float" office:value="0.254421186864392" calcext:value-type="float">
            <text:p>0.254421186864392</text:p>
          </table:table-cell>
          <table:table-cell office:value-type="float" office:value="0.213097993139703" calcext:value-type="float">
            <text:p>0.213097993139703</text:p>
          </table:table-cell>
          <table:table-cell office:value-type="float" office:value="0.474346929511705" calcext:value-type="float">
            <text:p>0.474346929511705</text:p>
          </table:table-cell>
          <table:table-cell office:value-type="float" office:value="0.476741862161842" calcext:value-type="float">
            <text:p>0.476741862161842</text:p>
          </table:table-cell>
          <table:table-cell office:value-type="float" office:value="0.479271919293391" calcext:value-type="float">
            <text:p>0.47927191929339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878gx</text:p>
          </table:table-cell>
          <table:table-cell office:value-type="float" office:value="351" calcext:value-type="float">
            <text:p>351</text:p>
          </table:table-cell>
          <table:table-cell office:value-type="float" office:value="0.0585333503746909" calcext:value-type="float">
            <text:p>0.0585333503746909</text:p>
          </table:table-cell>
          <table:table-cell office:value-type="float" office:value="0.0474960047696828" calcext:value-type="float">
            <text:p>0.0474960047696828</text:p>
          </table:table-cell>
          <table:table-cell office:value-type="float" office:value="0.117801719016841" calcext:value-type="float">
            <text:p>0.117801719016841</text:p>
          </table:table-cell>
          <table:table-cell office:value-type="float" office:value="0.120245857494046" calcext:value-type="float">
            <text:p>0.120245857494046</text:p>
          </table:table-cell>
          <table:table-cell office:value-type="float" office:value="0.122210410565311" calcext:value-type="float">
            <text:p>0.12221041056531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8mqsg</text:p>
          </table:table-cell>
          <table:table-cell office:value-type="float" office:value="382" calcext:value-type="float">
            <text:p>382</text:p>
          </table:table-cell>
          <table:table-cell office:value-type="float" office:value="0.0438195893482782" calcext:value-type="float">
            <text:p>0.0438195893482782</text:p>
          </table:table-cell>
          <table:table-cell office:value-type="float" office:value="0.039912902019308" calcext:value-type="float">
            <text:p>0.039912902019308</text:p>
          </table:table-cell>
          <table:table-cell office:value-type="float" office:value="0.0906011273848526" calcext:value-type="float">
            <text:p>0.0906011273848526</text:p>
          </table:table-cell>
          <table:table-cell office:value-type="float" office:value="0.095279659979593" calcext:value-type="float">
            <text:p>0.095279659979593</text:p>
          </table:table-cell>
          <table:table-cell office:value-type="float" office:value="0.102791734242247" calcext:value-type="float">
            <text:p>0.102791734242247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9hh26</text:p>
          </table:table-cell>
          <table:table-cell office:value-type="float" office:value="387" calcext:value-type="float">
            <text:p>387</text:p>
          </table:table-cell>
          <table:table-cell office:value-type="float" office:value="0.0419091670801977" calcext:value-type="float">
            <text:p>0.0419091670801977</text:p>
          </table:table-cell>
          <table:table-cell office:value-type="float" office:value="0.0383320754751632" calcext:value-type="float">
            <text:p>0.0383320754751632</text:p>
          </table:table-cell>
          <table:table-cell office:value-type="float" office:value="0.0971863438835592" calcext:value-type="float">
            <text:p>0.0971863438835592</text:p>
          </table:table-cell>
          <table:table-cell office:value-type="float" office:value="0.0981330928923293" calcext:value-type="float">
            <text:p>0.0981330928923293</text:p>
          </table:table-cell>
          <table:table-cell office:value-type="float" office:value="0.0986697902783217" calcext:value-type="float">
            <text:p>0.0986697902783217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brbmm</text:p>
          </table:table-cell>
          <table:table-cell office:value-type="float" office:value="345" calcext:value-type="float">
            <text:p>345</text:p>
          </table:table-cell>
          <table:table-cell office:value-type="float" office:value="0.0603553219465633" calcext:value-type="float">
            <text:p>0.0603553219465633</text:p>
          </table:table-cell>
          <table:table-cell office:value-type="float" office:value="0.0450727691041483" calcext:value-type="float">
            <text:p>0.0450727691041483</text:p>
          </table:table-cell>
          <table:table-cell office:value-type="float" office:value="0.111176879084967" calcext:value-type="float">
            <text:p>0.111176879084967</text:p>
          </table:table-cell>
          <table:table-cell office:value-type="float" office:value="0.115461432008346" calcext:value-type="float">
            <text:p>0.115461432008346</text:p>
          </table:table-cell>
          <table:table-cell office:value-type="float" office:value="0.115879255164388" calcext:value-type="float">
            <text:p>0.11587925516438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pn6xk</text:p>
          </table:table-cell>
          <table:table-cell office:value-type="float" office:value="386" calcext:value-type="float">
            <text:p>386</text:p>
          </table:table-cell>
          <table:table-cell office:value-type="float" office:value="0.0506273442065322" calcext:value-type="float">
            <text:p>0.0506273442065322</text:p>
          </table:table-cell>
          <table:table-cell office:value-type="float" office:value="0.0442239106898658" calcext:value-type="float">
            <text:p>0.0442239106898658</text:p>
          </table:table-cell>
          <table:table-cell office:value-type="float" office:value="0.115325119611851" calcext:value-type="float">
            <text:p>0.115325119611851</text:p>
          </table:table-cell>
          <table:table-cell office:value-type="float" office:value="0.118266499721896" calcext:value-type="float">
            <text:p>0.118266499721896</text:p>
          </table:table-cell>
          <table:table-cell office:value-type="float" office:value="0.120772544875965" calcext:value-type="float">
            <text:p>0.12077254487596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rxpkq</text:p>
          </table:table-cell>
          <table:table-cell office:value-type="float" office:value="384" calcext:value-type="float">
            <text:p>384</text:p>
          </table:table-cell>
          <table:table-cell office:value-type="float" office:value="0.0525702381296817" calcext:value-type="float">
            <text:p>0.0525702381296817</text:p>
          </table:table-cell>
          <table:table-cell office:value-type="float" office:value="0.0446917595642881" calcext:value-type="float">
            <text:p>0.0446917595642881</text:p>
          </table:table-cell>
          <table:table-cell office:value-type="float" office:value="0.102744826712277" calcext:value-type="float">
            <text:p>0.102744826712277</text:p>
          </table:table-cell>
          <table:table-cell office:value-type="float" office:value="0.107670448813898" calcext:value-type="float">
            <text:p>0.107670448813898</text:p>
          </table:table-cell>
          <table:table-cell office:value-type="float" office:value="0.11131059948125" calcext:value-type="float">
            <text:p>0.1113105994812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1356_pod_io-service-746f86c75b-xvfth</text:p>
          </table:table-cell>
          <table:table-cell office:value-type="float" office:value="414" calcext:value-type="float">
            <text:p>414</text:p>
          </table:table-cell>
          <table:table-cell office:value-type="float" office:value="0.0436917035639761" calcext:value-type="float">
            <text:p>0.0436917035639761</text:p>
          </table:table-cell>
          <table:table-cell office:value-type="float" office:value="0.0397343900637357" calcext:value-type="float">
            <text:p>0.0397343900637357</text:p>
          </table:table-cell>
          <table:table-cell office:value-type="float" office:value="0.0982241725175527" calcext:value-type="float">
            <text:p>0.0982241725175527</text:p>
          </table:table-cell>
          <table:table-cell office:value-type="float" office:value="0.0996692541590073" calcext:value-type="float">
            <text:p>0.0996692541590073</text:p>
          </table:table-cell>
          <table:table-cell office:value-type="float" office:value="0.0999657026707147" calcext:value-type="float">
            <text:p>0.0999657026707147</text:p>
          </table:table-cell>
          <table:table-cell/>
        </table:table-row>
      </table:table>
      <table:table table:name="Knative constant echoService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constant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constant_summary</text:p>
          </table:table-cell>
          <table:table-cell office:value-type="float" office:value="11" calcext:value-type="float">
            <text:p>11</text:p>
          </table:table-cell>
          <table:table-cell office:value-type="float" office:value="5.66880272537035" calcext:value-type="float">
            <text:p>5.66880272537035</text:p>
          </table:table-cell>
          <table:table-cell office:value-type="float" office:value="6.68843864837511" calcext:value-type="float">
            <text:p>6.68843864837511</text:p>
          </table:table-cell>
          <table:table-cell office:value-type="float" office:value="12.8461057067" calcext:value-type="float">
            <text:p>12.8461057067</text:p>
          </table:table-cell>
          <table:table-cell office:value-type="float" office:value="12.9383161342733" calcext:value-type="float">
            <text:p>12.9383161342733</text:p>
          </table:table-cell>
          <table:table-cell office:value-type="float" office:value="12.9611382150977" calcext:value-type="float">
            <text:p>12.9611382150977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http_requests_by_code_20250525_115549</text:p>
          </table:table-cell>
          <table:table-cell office:value-type="float" office:value="116" calcext:value-type="float">
            <text:p>116</text:p>
          </table:table-cell>
          <table:table-cell office:value-type="float" office:value="19.2788163793104" calcext:value-type="float">
            <text:p>19.2788163793104</text:p>
          </table:table-cell>
          <table:table-cell office:value-type="float" office:value="2.88765818179502" calcext:value-type="float">
            <text:p>2.88765818179502</text:p>
          </table:table-cell>
          <table:table-cell office:value-type="float" office:value="20.0388888888889" calcext:value-type="float">
            <text:p>20.0388888888889</text:p>
          </table:table-cell>
          <table:table-cell office:value-type="float" office:value="20.8185447222222" calcext:value-type="float">
            <text:p>20.8185447222222</text:p>
          </table:table-cell>
          <table:table-cell office:value-type="float" office:value="21.2680138888889" calcext:value-type="float">
            <text:p>21.2680138888889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50_20250525_115549</text:p>
          </table:table-cell>
          <table:table-cell office:value-type="float" office:value="116" calcext:value-type="float">
            <text:p>116</text:p>
          </table:table-cell>
          <table:table-cell office:value-type="float" office:value="0.00500365024769857" calcext:value-type="float">
            <text:p>0.00500365024769857</text:p>
          </table:table-cell>
          <table:table-cell office:value-type="float" office:value="0.00000942312735186068" calcext:value-type="float">
            <text:p>9.42312735186068E-06</text:p>
          </table:table-cell>
          <table:table-cell office:value-type="float" office:value="0.00501995711861633" calcext:value-type="float">
            <text:p>0.00501995711861633</text:p>
          </table:table-cell>
          <table:table-cell office:value-type="float" office:value="0.00504545805695095" calcext:value-type="float">
            <text:p>0.00504545805695095</text:p>
          </table:table-cell>
          <table:table-cell office:value-type="float" office:value="0.00506354605506961" calcext:value-type="float">
            <text:p>0.00506354605506961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5_20250525_115549</text:p>
          </table:table-cell>
          <table:table-cell office:value-type="float" office:value="116" calcext:value-type="float">
            <text:p>116</text:p>
          </table:table-cell>
          <table:table-cell office:value-type="float" office:value="0.00950693547062727" calcext:value-type="float">
            <text:p>0.00950693547062727</text:p>
          </table:table-cell>
          <table:table-cell office:value-type="float" office:value="0.0000179039419685353" calcext:value-type="float">
            <text:p>1.79039419685353E-05</text:p>
          </table:table-cell>
          <table:table-cell office:value-type="float" office:value="0.00953791852537103" calcext:value-type="float">
            <text:p>0.00953791852537103</text:p>
          </table:table-cell>
          <table:table-cell office:value-type="float" office:value="0.0095863703082068" calcext:value-type="float">
            <text:p>0.0095863703082068</text:p>
          </table:table-cell>
          <table:table-cell office:value-type="float" office:value="0.00962073750463225" calcext:value-type="float">
            <text:p>0.00962073750463225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_20250525_115549</text:p>
          </table:table-cell>
          <table:table-cell office:value-type="float" office:value="116" calcext:value-type="float">
            <text:p>116</text:p>
          </table:table-cell>
          <table:table-cell office:value-type="float" office:value="0.00997781222402743" calcext:value-type="float">
            <text:p>0.00997781222402743</text:p>
          </table:table-cell>
          <table:table-cell office:value-type="float" office:value="0.00077150569483333" calcext:value-type="float">
            <text:p>0.00077150569483333</text:p>
          </table:table-cell>
          <table:table-cell office:value-type="float" office:value="0.00993951509486033" calcext:value-type="float">
            <text:p>0.00993951509486033</text:p>
          </table:table-cell>
          <table:table-cell office:value-type="float" office:value="0.00999000695276287" calcext:value-type="float">
            <text:p>0.00999000695276287</text:p>
          </table:table-cell>
          <table:table-cell office:value-type="float" office:value="0.0181194902502117" calcext:value-type="float">
            <text:p>0.0181194902502117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99_20250525_115549</text:p>
          </table:table-cell>
          <table:table-cell office:value-type="float" office:value="116" calcext:value-type="float">
            <text:p>116</text:p>
          </table:table-cell>
          <table:table-cell office:value-type="float" office:value="0.0176496768986852" calcext:value-type="float">
            <text:p>0.0176496768986852</text:p>
          </table:table-cell>
          <table:table-cell office:value-type="float" office:value="0.0154527172821425" calcext:value-type="float">
            <text:p>0.0154527172821425</text:p>
          </table:table-cell>
          <table:table-cell office:value-type="float" office:value="0.048993843214285" calcext:value-type="float">
            <text:p>0.048993843214285</text:p>
          </table:table-cell>
          <table:table-cell office:value-type="float" office:value="0.0495410175590823" calcext:value-type="float">
            <text:p>0.0495410175590823</text:p>
          </table:table-cell>
          <table:table-cell office:value-type="float" office:value="0.0496809937950002" calcext:value-type="float">
            <text:p>0.0496809937950002</text:p>
          </table:table-cell>
          <table:table-cell/>
        </table:table-row>
        <table:table-row table:style-name="ro2">
          <table:table-cell office:value-type="string" calcext:value-type="string">
            <text:p>prometheus_echo_pod_count_20250525_115549</text:p>
          </table:table-cell>
          <table:table-cell office:value-type="float" office:value="133" calcext:value-type="float">
            <text:p>133</text:p>
          </table:table-cell>
          <table:table-cell office:value-type="float" office:value="1.03007518796993" calcext:value-type="float">
            <text:p>1.03007518796993</text:p>
          </table:table-cell>
          <table:table-cell office:value-type="float" office:value="0.49143959251552" calcext:value-type="float">
            <text:p>0.49143959251552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rometheus_echo_envoy_connections_20250525_115549</text:p>
          </table:table-cell>
          <table:table-cell office:value-type="float" office:value="133" calcext:value-type="float">
            <text:p>133</text:p>
          </table:table-cell>
          <table:table-cell office:value-type="float" office:value="49.1203007518797" calcext:value-type="float">
            <text:p>49.1203007518797</text:p>
          </table:table-cell>
          <table:table-cell office:value-type="float" office:value="15.9805931518395" calcext:value-type="float">
            <text:p>15.9805931518395</text:p>
          </table:table-cell>
          <table:table-cell table:number-columns-repeated="3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prometheus_echo_cpu_usage_by_pod_pct_20250525_115549</text:p>
          </table:table-cell>
          <table:table-cell office:value-type="float" office:value="139" calcext:value-type="float">
            <text:p>139</text:p>
          </table:table-cell>
          <table:table-cell office:value-type="float" office:value="0.705817004944985" calcext:value-type="float">
            <text:p>0.705817004944985</text:p>
          </table:table-cell>
          <table:table-cell office:value-type="float" office:value="0.207953964091436" calcext:value-type="float">
            <text:p>0.207953964091436</text:p>
          </table:table-cell>
          <table:table-cell office:value-type="float" office:value="0.956300215420555" calcext:value-type="float">
            <text:p>0.956300215420555</text:p>
          </table:table-cell>
          <table:table-cell office:value-type="float" office:value="0.986714828872273" calcext:value-type="float">
            <text:p>0.986714828872273</text:p>
          </table:table-cell>
          <table:table-cell office:value-type="float" office:value="1.0017041736089" calcext:value-type="float">
            <text:p>1.001704173608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luster_cpu_usage_pct_20250525_115549</text:p>
          </table:table-cell>
          <table:table-cell office:value-type="float" office:value="133" calcext:value-type="float">
            <text:p>133</text:p>
          </table:table-cell>
          <table:table-cell office:value-type="float" office:value="10.0023145652747" calcext:value-type="float">
            <text:p>10.0023145652747</text:p>
          </table:table-cell>
          <table:table-cell office:value-type="float" office:value="1.70492377453019" calcext:value-type="float">
            <text:p>1.70492377453019</text:p>
          </table:table-cell>
          <table:table-cell office:value-type="float" office:value="13.041580127512" calcext:value-type="float">
            <text:p>13.041580127512</text:p>
          </table:table-cell>
          <table:table-cell office:value-type="float" office:value="14.7135652157038" calcext:value-type="float">
            <text:p>14.7135652157038</text:p>
          </table:table-cell>
          <table:table-cell office:value-type="float" office:value="14.9166675804871" calcext:value-type="float">
            <text:p>14.916667580487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service_cpu_usage_pct_20250525_115549</text:p>
          </table:table-cell>
          <table:table-cell office:value-type="float" office:value="117" calcext:value-type="float">
            <text:p>117</text:p>
          </table:table-cell>
          <table:table-cell office:value-type="float" office:value="0.838534732370538" calcext:value-type="float">
            <text:p>0.838534732370538</text:p>
          </table:table-cell>
          <table:table-cell office:value-type="float" office:value="0.23170794088279" calcext:value-type="float">
            <text:p>0.23170794088279</text:p>
          </table:table-cell>
          <table:table-cell office:value-type="float" office:value="1.32500483155005" calcext:value-type="float">
            <text:p>1.32500483155005</text:p>
          </table:table-cell>
          <table:table-cell office:value-type="float" office:value="1.52909750568655" calcext:value-type="float">
            <text:p>1.52909750568655</text:p>
          </table:table-cell>
          <table:table-cell office:value-type="float" office:value="1.53674648947029" calcext:value-type="float">
            <text:p>1.5367464894702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15549</text:p>
          </table:table-cell>
          <table:table-cell office:value-type="float" office:value="245" calcext:value-type="float">
            <text:p>245</text:p>
          </table:table-cell>
          <table:table-cell office:value-type="float" office:value="23055314.0244898" calcext:value-type="float">
            <text:p>23055314.0244898</text:p>
          </table:table-cell>
          <table:table-cell office:value-type="float" office:value="5605050.05558442" calcext:value-type="float">
            <text:p>5605050.05558442</text:p>
          </table:table-cell>
          <table:table-cell office:value-type="float" office:value="29028352" calcext:value-type="float">
            <text:p>29028352</text:p>
          </table:table-cell>
          <table:table-cell table:number-columns-repeated="2" office:value-type="float" office:value="29224960" calcext:value-type="float">
            <text:p>29224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total_service_memory_usage_20250525_115549</text:p>
          </table:table-cell>
          <table:table-cell office:value-type="float" office:value="133" calcext:value-type="float">
            <text:p>133</text:p>
          </table:table-cell>
          <table:table-cell office:value-type="float" office:value="42470315.3082707" calcext:value-type="float">
            <text:p>42470315.3082707</text:p>
          </table:table-cell>
          <table:table-cell office:value-type="float" office:value="16413932.1375935" calcext:value-type="float">
            <text:p>16413932.1375935</text:p>
          </table:table-cell>
          <table:table-cell office:value-type="float" office:value="67457024" calcext:value-type="float">
            <text:p>67457024</text:p>
          </table:table-cell>
          <table:table-cell table:number-columns-repeated="2" office:value-type="float" office:value="67620864" calcext:value-type="float">
            <text:p>676208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115549</text:p>
          </table:table-cell>
          <table:table-cell office:value-type="float" office:value="541" calcext:value-type="float">
            <text:p>541</text:p>
          </table:table-cell>
          <table:table-cell office:value-type="float" office:value="0.0362693396256388" calcext:value-type="float">
            <text:p>0.0362693396256388</text:p>
          </table:table-cell>
          <table:table-cell office:value-type="float" office:value="0.0293401774622955" calcext:value-type="float">
            <text:p>0.0293401774622955</text:p>
          </table:table-cell>
          <table:table-cell office:value-type="float" office:value="0.0811663769839454" calcext:value-type="float">
            <text:p>0.0811663769839454</text:p>
          </table:table-cell>
          <table:table-cell office:value-type="float" office:value="0.09660803797941" calcext:value-type="float">
            <text:p>0.09660803797941</text:p>
          </table:table-cell>
          <table:table-cell office:value-type="float" office:value="0.100781631097561" calcext:value-type="float">
            <text:p>0.100781631097561</text:p>
          </table:table-cell>
          <table:table-cell/>
        </table:table-row>
        <table:table-row table:style-name="ro2">
          <table:table-cell office:value-type="string" calcext:value-type="string">
            <text:p>prometheus_echo_machine_cpu_cores_20250525_115549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echoService_POST__echo_6h_ALL5899_20250525_115550</text:p>
          </table:table-cell>
          <table:table-cell office:value-type="float" office:value="5899" calcext:value-type="float">
            <text:p>5899</text:p>
          </table:table-cell>
          <table:table-cell office:value-type="float" office:value="2.36599423631124" calcext:value-type="float">
            <text:p>2.36599423631124</text:p>
          </table:table-cell>
          <table:table-cell office:value-type="float" office:value="1.49265288056953" calcext:value-type="float">
            <text:p>1.492652880569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.2549999999837" calcext:value-type="float">
            <text:p>61.2549999999837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cpu_usage_by_pod_pct_20250525_115549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149841366282493" calcext:value-type="float">
            <text:p>0.149841366282493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15549_pod_echo-service-00001-deployment-7fdb7c794f-9kwrr</text:p>
          </table:table-cell>
          <table:table-cell office:value-type="float" office:value="117" calcext:value-type="float">
            <text:p>117</text:p>
          </table:table-cell>
          <table:table-cell office:value-type="float" office:value="0.761390774737484" calcext:value-type="float">
            <text:p>0.761390774737484</text:p>
          </table:table-cell>
          <table:table-cell office:value-type="float" office:value="0.139538732447207" calcext:value-type="float">
            <text:p>0.139538732447207</text:p>
          </table:table-cell>
          <table:table-cell office:value-type="float" office:value="0.958635793756062" calcext:value-type="float">
            <text:p>0.958635793756062</text:p>
          </table:table-cell>
          <table:table-cell office:value-type="float" office:value="0.990695765478399" calcext:value-type="float">
            <text:p>0.990695765478399</text:p>
          </table:table-cell>
          <table:table-cell office:value-type="float" office:value="1.00172227237114" calcext:value-type="float">
            <text:p>1.0017222723711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15549_pod_echo-service-00001-deployment-7fdb7c794f-hrlws</text:p>
          </table:table-cell>
          <table:table-cell office:value-type="float" office:value="22" calcext:value-type="float">
            <text:p>22</text:p>
          </table:table-cell>
          <table:table-cell office:value-type="float" office:value="0.410265592866697" calcext:value-type="float">
            <text:p>0.410265592866697</text:p>
          </table:table-cell>
          <table:table-cell office:value-type="float" office:value="0.260593169435101" calcext:value-type="float">
            <text:p>0.260593169435101</text:p>
          </table:table-cell>
          <table:table-cell office:value-type="float" office:value="0.746733644358493" calcext:value-type="float">
            <text:p>0.746733644358493</text:p>
          </table:table-cell>
          <table:table-cell office:value-type="float" office:value="0.767964317210239" calcext:value-type="float">
            <text:p>0.767964317210239</text:p>
          </table:table-cell>
          <table:table-cell office:value-type="float" office:value="0.773495142379613" calcext:value-type="float">
            <text:p>0.77349514237961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15549_pods_gini</text:p>
          </table:table-cell>
          <table:table-cell office:value-type="float" office:value="3" calcext:value-type="float">
            <text:p>3</text:p>
          </table:table-cell>
          <table:table-cell office:value-type="float" office:value="0.0903780951846807" calcext:value-type="float">
            <text:p>0.090378095184680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15549_pod_echo-service-00001-deployment-7fdb7c794f-9kwrr</text:p>
          </table:table-cell>
          <table:table-cell office:value-type="float" office:value="120" calcext:value-type="float">
            <text:p>120</text:p>
          </table:table-cell>
          <table:table-cell office:value-type="float" office:value="26715477.3333333" calcext:value-type="float">
            <text:p>26715477.3333333</text:p>
          </table:table-cell>
          <table:table-cell office:value-type="float" office:value="5158226.73375055" calcext:value-type="float">
            <text:p>5158226.73375055</text:p>
          </table:table-cell>
          <table:table-cell office:value-type="float" office:value="29085696" calcext:value-type="float">
            <text:p>29085696</text:p>
          </table:table-cell>
          <table:table-cell table:number-columns-repeated="2" office:value-type="float" office:value="29224960" calcext:value-type="float">
            <text:p>29224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15549_pod_echo-service-00001-deployment-7fdb7c794f-h7tql</text:p>
          </table:table-cell>
          <table:table-cell office:value-type="float" office:value="50" calcext:value-type="float">
            <text:p>50</text:p>
          </table:table-cell>
          <table:table-cell office:value-type="float" office:value="17870848" calcext:value-type="float">
            <text:p>178708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870848" calcext:value-type="float">
            <text:p>178708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15549_pod_echo-service-00001-deployment-7fdb7c794f-hrlws</text:p>
          </table:table-cell>
          <table:table-cell office:value-type="float" office:value="75" calcext:value-type="float">
            <text:p>75</text:p>
          </table:table-cell>
          <table:table-cell office:value-type="float" office:value="20655363.4133333" calcext:value-type="float">
            <text:p>20655363.4133333</text:p>
          </table:table-cell>
          <table:table-cell office:value-type="float" office:value="3883168.60278962" calcext:value-type="float">
            <text:p>3883168.60278962</text:p>
          </table:table-cell>
          <table:table-cell office:value-type="float" office:value="21770240" calcext:value-type="float">
            <text:p>21770240</text:p>
          </table:table-cell>
          <table:table-cell table:number-columns-repeated="2" office:value-type="float" office:value="21942272" calcext:value-type="float">
            <text:p>219422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115549_pods_gini</text:p>
          </table:table-cell>
          <table:table-cell office:value-type="float" office:value="2" calcext:value-type="float">
            <text:p>2</text:p>
          </table:table-cell>
          <table:table-cell office:value-type="float" office:value="0.124444277909005" calcext:value-type="float">
            <text:p>0.12444427790900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raw_cpu_usage_20250525_115549_pod_echo-service-00001-deployment-7fdb7c794f-9kwrr</text:p>
          </table:table-cell>
          <table:table-cell office:value-type="float" office:value="463" calcext:value-type="float">
            <text:p>463</text:p>
          </table:table-cell>
          <table:table-cell office:value-type="float" office:value="0.0384806568657821" calcext:value-type="float">
            <text:p>0.0384806568657821</text:p>
          </table:table-cell>
          <table:table-cell office:value-type="float" office:value="0.0296325383203107" calcext:value-type="float">
            <text:p>0.0296325383203107</text:p>
          </table:table-cell>
          <table:table-cell office:value-type="float" office:value="0.0902031368524385" calcext:value-type="float">
            <text:p>0.0902031368524385</text:p>
          </table:table-cell>
          <table:table-cell office:value-type="float" office:value="0.0966230002121791" calcext:value-type="float">
            <text:p>0.0966230002121791</text:p>
          </table:table-cell>
          <table:table-cell office:value-type="float" office:value="0.100781631097561" calcext:value-type="float">
            <text:p>0.10078163109756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15549_pod_echo-service-00001-deployment-7fdb7c794f-hrlws</text:p>
          </table:table-cell>
          <table:table-cell office:value-type="float" office:value="78" calcext:value-type="float">
            <text:p>78</text:p>
          </table:table-cell>
          <table:table-cell office:value-type="float" office:value="0.0231431872899162" calcext:value-type="float">
            <text:p>0.0231431872899162</text:p>
          </table:table-cell>
          <table:table-cell office:value-type="float" office:value="0.023762184582412" calcext:value-type="float">
            <text:p>0.023762184582412</text:p>
          </table:table-cell>
          <table:table-cell office:value-type="float" office:value="0.0664343321108704" calcext:value-type="float">
            <text:p>0.0664343321108704</text:p>
          </table:table-cell>
          <table:table-cell table:number-columns-repeated="2" office:value-type="float" office:value="0.0743172805761638" calcext:value-type="float">
            <text:p>0.0743172805761638</text:p>
          </table:table-cell>
          <table:table-cell/>
        </table:table-row>
      </table:table>
      <table:table table:name="Knative constant cpuService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constant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constant_summary</text:p>
          </table:table-cell>
          <table:table-cell office:value-type="float" office:value="11" calcext:value-type="float">
            <text:p>11</text:p>
          </table:table-cell>
          <table:table-cell office:value-type="float" office:value="13.797785869463" calcext:value-type="float">
            <text:p>13.797785869463</text:p>
          </table:table-cell>
          <table:table-cell office:value-type="float" office:value="16.309051626624" calcext:value-type="float">
            <text:p>16.309051626624</text:p>
          </table:table-cell>
          <table:table-cell office:value-type="float" office:value="31.1467785197001" calcext:value-type="float">
            <text:p>31.1467785197001</text:p>
          </table:table-cell>
          <table:table-cell office:value-type="float" office:value="31.2619961475403" calcext:value-type="float">
            <text:p>31.2619961475403</text:p>
          </table:table-cell>
          <table:table-cell office:value-type="float" office:value="31.2905125104307" calcext:value-type="float">
            <text:p>31.2905125104307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http_requests_by_code_20250525_104059</text:p>
          </table:table-cell>
          <table:table-cell office:value-type="float" office:value="116" calcext:value-type="float">
            <text:p>116</text:p>
          </table:table-cell>
          <table:table-cell office:value-type="float" office:value="19.1713034649425" calcext:value-type="float">
            <text:p>19.1713034649425</text:p>
          </table:table-cell>
          <table:table-cell office:value-type="float" office:value="3.09521159403269" calcext:value-type="float">
            <text:p>3.09521159403269</text:p>
          </table:table-cell>
          <table:table-cell office:value-type="float" office:value="20.0006667111141" calcext:value-type="float">
            <text:p>20.0006667111141</text:p>
          </table:table-cell>
          <table:table-cell office:value-type="float" office:value="20.3302756666667" calcext:value-type="float">
            <text:p>20.3302756666667</text:p>
          </table:table-cell>
          <table:table-cell office:value-type="float" office:value="20.4131442741667" calcext:value-type="float">
            <text:p>20.4131442741667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50_20250525_104059</text:p>
          </table:table-cell>
          <table:table-cell office:value-type="float" office:value="116" calcext:value-type="float">
            <text:p>116</text:p>
          </table:table-cell>
          <table:table-cell office:value-type="float" office:value="0.00501636412439775" calcext:value-type="float">
            <text:p>0.00501636412439775</text:p>
          </table:table-cell>
          <table:table-cell office:value-type="float" office:value="0.0000340204763705026" calcext:value-type="float">
            <text:p>3.40204763705026E-05</text:p>
          </table:table-cell>
          <table:table-cell office:value-type="float" office:value="0.00509052042199764" calcext:value-type="float">
            <text:p>0.00509052042199764</text:p>
          </table:table-cell>
          <table:table-cell office:value-type="float" office:value="0.00513455632317754" calcext:value-type="float">
            <text:p>0.00513455632317754</text:p>
          </table:table-cell>
          <table:table-cell office:value-type="float" office:value="0.0051555682297311" calcext:value-type="float">
            <text:p>0.0051555682297311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5_20250525_104059</text:p>
          </table:table-cell>
          <table:table-cell office:value-type="float" office:value="116" calcext:value-type="float">
            <text:p>116</text:p>
          </table:table-cell>
          <table:table-cell office:value-type="float" office:value="0.00953109183635573" calcext:value-type="float">
            <text:p>0.00953109183635573</text:p>
          </table:table-cell>
          <table:table-cell office:value-type="float" office:value="0.0000646389051039551" calcext:value-type="float">
            <text:p>6.46389051039551E-05</text:p>
          </table:table-cell>
          <table:table-cell office:value-type="float" office:value="0.00967198880179552" calcext:value-type="float">
            <text:p>0.00967198880179552</text:p>
          </table:table-cell>
          <table:table-cell office:value-type="float" office:value="0.00975565701403733" calcext:value-type="float">
            <text:p>0.00975565701403733</text:p>
          </table:table-cell>
          <table:table-cell office:value-type="float" office:value="0.00979557963648909" calcext:value-type="float">
            <text:p>0.00979557963648909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_20250525_104059</text:p>
          </table:table-cell>
          <table:table-cell office:value-type="float" office:value="116" calcext:value-type="float">
            <text:p>116</text:p>
          </table:table-cell>
          <table:table-cell office:value-type="float" office:value="0.0122695633924068" calcext:value-type="float">
            <text:p>0.0122695633924068</text:p>
          </table:table-cell>
          <table:table-cell office:value-type="float" office:value="0.00608805903372796" calcext:value-type="float">
            <text:p>0.00608805903372796</text:p>
          </table:table-cell>
          <table:table-cell office:value-type="float" office:value="0.0274786774856547" calcext:value-type="float">
            <text:p>0.0274786774856547</text:p>
          </table:table-cell>
          <table:table-cell office:value-type="float" office:value="0.0347230346603709" calcext:value-type="float">
            <text:p>0.0347230346603709</text:p>
          </table:table-cell>
          <table:table-cell office:value-type="float" office:value="0.0367412598023963" calcext:value-type="float">
            <text:p>0.0367412598023963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99_20250525_104059</text:p>
          </table:table-cell>
          <table:table-cell office:value-type="float" office:value="116" calcext:value-type="float">
            <text:p>116</text:p>
          </table:table-cell>
          <table:table-cell office:value-type="float" office:value="0.0195520966038551" calcext:value-type="float">
            <text:p>0.0195520966038551</text:p>
          </table:table-cell>
          <table:table-cell office:value-type="float" office:value="0.0170098723989842" calcext:value-type="float">
            <text:p>0.0170098723989842</text:p>
          </table:table-cell>
          <table:table-cell office:value-type="float" office:value="0.0497747867748565" calcext:value-type="float">
            <text:p>0.0497747867748565</text:p>
          </table:table-cell>
          <table:table-cell office:value-type="float" office:value="0.0498472303466037" calcext:value-type="float">
            <text:p>0.0498472303466037</text:p>
          </table:table-cell>
          <table:table-cell office:value-type="float" office:value="0.049867412598024" calcext:value-type="float">
            <text:p>0.049867412598024</text:p>
          </table:table-cell>
          <table:table-cell/>
        </table:table-row>
        <table:table-row table:style-name="ro2">
          <table:table-cell office:value-type="string" calcext:value-type="string">
            <text:p>prometheus_cpu_pod_count_20250525_104059</text:p>
          </table:table-cell>
          <table:table-cell office:value-type="float" office:value="133" calcext:value-type="float">
            <text:p>133</text:p>
          </table:table-cell>
          <table:table-cell office:value-type="float" office:value="1.30827067669173" calcext:value-type="float">
            <text:p>1.30827067669173</text:p>
          </table:table-cell>
          <table:table-cell office:value-type="float" office:value="1.1022047541716" calcext:value-type="float">
            <text:p>1.1022047541716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rometheus_cpu_envoy_connections_20250525_104059</text:p>
          </table:table-cell>
          <table:table-cell office:value-type="float" office:value="133" calcext:value-type="float">
            <text:p>133</text:p>
          </table:table-cell>
          <table:table-cell office:value-type="float" office:value="49.3609022556391" calcext:value-type="float">
            <text:p>49.3609022556391</text:p>
          </table:table-cell>
          <table:table-cell office:value-type="float" office:value="15.8761009381381" calcext:value-type="float">
            <text:p>15.8761009381381</text:p>
          </table:table-cell>
          <table:table-cell table:number-columns-repeated="3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prometheus_cpu_cpu_usage_by_pod_pct_20250525_104059</text:p>
          </table:table-cell>
          <table:table-cell office:value-type="float" office:value="183" calcext:value-type="float">
            <text:p>183</text:p>
          </table:table-cell>
          <table:table-cell office:value-type="float" office:value="0.648875111965905" calcext:value-type="float">
            <text:p>0.648875111965905</text:p>
          </table:table-cell>
          <table:table-cell office:value-type="float" office:value="0.299918107082871" calcext:value-type="float">
            <text:p>0.299918107082871</text:p>
          </table:table-cell>
          <table:table-cell office:value-type="float" office:value="1.01406685306267" calcext:value-type="float">
            <text:p>1.01406685306267</text:p>
          </table:table-cell>
          <table:table-cell office:value-type="float" office:value="1.13915742398857" calcext:value-type="float">
            <text:p>1.13915742398857</text:p>
          </table:table-cell>
          <table:table-cell office:value-type="float" office:value="1.14923433577085" calcext:value-type="float">
            <text:p>1.1492343357708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luster_cpu_usage_pct_20250525_104059</text:p>
          </table:table-cell>
          <table:table-cell office:value-type="float" office:value="133" calcext:value-type="float">
            <text:p>133</text:p>
          </table:table-cell>
          <table:table-cell office:value-type="float" office:value="10.810463923292" calcext:value-type="float">
            <text:p>10.810463923292</text:p>
          </table:table-cell>
          <table:table-cell office:value-type="float" office:value="2.42162619709312" calcext:value-type="float">
            <text:p>2.42162619709312</text:p>
          </table:table-cell>
          <table:table-cell office:value-type="float" office:value="15.6840258431205" calcext:value-type="float">
            <text:p>15.6840258431205</text:p>
          </table:table-cell>
          <table:table-cell office:value-type="float" office:value="18.0054844355149" calcext:value-type="float">
            <text:p>18.0054844355149</text:p>
          </table:table-cell>
          <table:table-cell office:value-type="float" office:value="18.8167256404152" calcext:value-type="float">
            <text:p>18.81672564041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service_cpu_usage_pct_20250525_104059</text:p>
          </table:table-cell>
          <table:table-cell office:value-type="float" office:value="117" calcext:value-type="float">
            <text:p>117</text:p>
          </table:table-cell>
          <table:table-cell office:value-type="float" office:value="1.01490722640821" calcext:value-type="float">
            <text:p>1.01490722640821</text:p>
          </table:table-cell>
          <table:table-cell office:value-type="float" office:value="0.354884421804919" calcext:value-type="float">
            <text:p>0.354884421804919</text:p>
          </table:table-cell>
          <table:table-cell office:value-type="float" office:value="1.94376329951069" calcext:value-type="float">
            <text:p>1.94376329951069</text:p>
          </table:table-cell>
          <table:table-cell office:value-type="float" office:value="1.99685396849748" calcext:value-type="float">
            <text:p>1.99685396849748</text:p>
          </table:table-cell>
          <table:table-cell office:value-type="float" office:value="2.04480503402708" calcext:value-type="float">
            <text:p>2.0448050340270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104059</text:p>
          </table:table-cell>
          <table:table-cell office:value-type="float" office:value="378" calcext:value-type="float">
            <text:p>378</text:p>
          </table:table-cell>
          <table:table-cell office:value-type="float" office:value="21595444.8253968" calcext:value-type="float">
            <text:p>21595444.8253968</text:p>
          </table:table-cell>
          <table:table-cell office:value-type="float" office:value="5201586.38664394" calcext:value-type="float">
            <text:p>5201586.38664394</text:p>
          </table:table-cell>
          <table:table-cell office:value-type="float" office:value="28987392" calcext:value-type="float">
            <text:p>28987392</text:p>
          </table:table-cell>
          <table:table-cell office:value-type="float" office:value="29218283.52" calcext:value-type="float">
            <text:p>29218283.52</text:p>
          </table:table-cell>
          <table:table-cell office:value-type="float" office:value="29278208" calcext:value-type="float">
            <text:p>292782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total_service_memory_usage_20250525_104059</text:p>
          </table:table-cell>
          <table:table-cell office:value-type="float" office:value="133" calcext:value-type="float">
            <text:p>133</text:p>
          </table:table-cell>
          <table:table-cell office:value-type="float" office:value="61376527.3984962" calcext:value-type="float">
            <text:p>61376527.3984962</text:p>
          </table:table-cell>
          <table:table-cell office:value-type="float" office:value="31869061.5096842" calcext:value-type="float">
            <text:p>31869061.5096842</text:p>
          </table:table-cell>
          <table:table-cell office:value-type="float" office:value="93141401.6" calcext:value-type="float">
            <text:p>93141401.6</text:p>
          </table:table-cell>
          <table:table-cell office:value-type="float" office:value="98873344" calcext:value-type="float">
            <text:p>98873344</text:p>
          </table:table-cell>
          <table:table-cell office:value-type="float" office:value="102903151.0016" calcext:value-type="float">
            <text:p>102903151.00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104059</text:p>
          </table:table-cell>
          <table:table-cell office:value-type="float" office:value="703" calcext:value-type="float">
            <text:p>703</text:p>
          </table:table-cell>
          <table:table-cell office:value-type="float" office:value="0.0337821182047683" calcext:value-type="float">
            <text:p>0.0337821182047683</text:p>
          </table:table-cell>
          <table:table-cell office:value-type="float" office:value="0.0309059807715705" calcext:value-type="float">
            <text:p>0.0309059807715705</text:p>
          </table:table-cell>
          <table:table-cell office:value-type="float" office:value="0.0907051919750939" calcext:value-type="float">
            <text:p>0.0907051919750939</text:p>
          </table:table-cell>
          <table:table-cell office:value-type="float" office:value="0.106568636361173" calcext:value-type="float">
            <text:p>0.106568636361173</text:p>
          </table:table-cell>
          <table:table-cell office:value-type="float" office:value="0.116456940781587" calcext:value-type="float">
            <text:p>0.116456940781587</text:p>
          </table:table-cell>
          <table:table-cell/>
        </table:table-row>
        <table:table-row table:style-name="ro2">
          <table:table-cell office:value-type="string" calcext:value-type="string">
            <text:p>prometheus_cpu_machine_cpu_cores_20250525_104059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cpuService_POST__fibonacci_6h_ALL5967_20250525_104101</text:p>
          </table:table-cell>
          <table:table-cell office:value-type="float" office:value="5967" calcext:value-type="float">
            <text:p>5967</text:p>
          </table:table-cell>
          <table:table-cell office:value-type="float" office:value="3.25724819842467" calcext:value-type="float">
            <text:p>3.25724819842467</text:p>
          </table:table-cell>
          <table:table-cell office:value-type="float" office:value="2.76101773078783" calcext:value-type="float">
            <text:p>2.761017730787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8.987599999913" calcext:value-type="float">
            <text:p>108.987599999913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cpu_usage_by_pod_pct_20250525_104059_pods_gini</text:p>
          </table:table-cell>
          <table:table-cell office:value-type="float" office:value="4" calcext:value-type="float">
            <text:p>4</text:p>
          </table:table-cell>
          <table:table-cell office:value-type="float" office:value="0.226006470688173" calcext:value-type="float">
            <text:p>0.226006470688173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104059_pod_cpu-service-00001-deployment-68bd46cd69-5dhkk</text:p>
          </table:table-cell>
          <table:table-cell office:value-type="float" office:value="117" calcext:value-type="float">
            <text:p>117</text:p>
          </table:table-cell>
          <table:table-cell office:value-type="float" office:value="0.832011317060765" calcext:value-type="float">
            <text:p>0.832011317060765</text:p>
          </table:table-cell>
          <table:table-cell office:value-type="float" office:value="0.18619648526204" calcext:value-type="float">
            <text:p>0.18619648526204</text:p>
          </table:table-cell>
          <table:table-cell office:value-type="float" office:value="1.0720207722287" calcext:value-type="float">
            <text:p>1.0720207722287</text:p>
          </table:table-cell>
          <table:table-cell office:value-type="float" office:value="1.13915742398857" calcext:value-type="float">
            <text:p>1.13915742398857</text:p>
          </table:table-cell>
          <table:table-cell office:value-type="float" office:value="1.14930207626562" calcext:value-type="float">
            <text:p>1.1493020762656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104059_pod_cpu-service-00001-deployment-68bd46cd69-98ts2</text:p>
          </table:table-cell>
          <table:table-cell office:value-type="float" office:value="23" calcext:value-type="float">
            <text:p>23</text:p>
          </table:table-cell>
          <table:table-cell office:value-type="float" office:value="0.303745808213848" calcext:value-type="float">
            <text:p>0.303745808213848</text:p>
          </table:table-cell>
          <table:table-cell office:value-type="float" office:value="0.153045648090902" calcext:value-type="float">
            <text:p>0.153045648090902</text:p>
          </table:table-cell>
          <table:table-cell office:value-type="float" office:value="0.477803776009632" calcext:value-type="float">
            <text:p>0.477803776009632</text:p>
          </table:table-cell>
          <table:table-cell office:value-type="float" office:value="0.486270612376663" calcext:value-type="float">
            <text:p>0.486270612376663</text:p>
          </table:table-cell>
          <table:table-cell office:value-type="float" office:value="0.488587730333639" calcext:value-type="float">
            <text:p>0.48858773033363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104059_pod_cpu-service-00001-deployment-68bd46cd69-g64sw</text:p>
          </table:table-cell>
          <table:table-cell office:value-type="float" office:value="21" calcext:value-type="float">
            <text:p>21</text:p>
          </table:table-cell>
          <table:table-cell office:value-type="float" office:value="0.31113734898015" calcext:value-type="float">
            <text:p>0.31113734898015</text:p>
          </table:table-cell>
          <table:table-cell office:value-type="float" office:value="0.14447916328662" calcext:value-type="float">
            <text:p>0.14447916328662</text:p>
          </table:table-cell>
          <table:table-cell office:value-type="float" office:value="0.477652060741781" calcext:value-type="float">
            <text:p>0.477652060741781</text:p>
          </table:table-cell>
          <table:table-cell office:value-type="float" office:value="0.519275759491838" calcext:value-type="float">
            <text:p>0.519275759491838</text:p>
          </table:table-cell>
          <table:table-cell office:value-type="float" office:value="0.529577624932476" calcext:value-type="float">
            <text:p>0.5295776249324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104059_pod_cpu-service-00001-deployment-68bd46cd69-lwfjf</text:p>
          </table:table-cell>
          <table:table-cell office:value-type="float" office:value="22" calcext:value-type="float">
            <text:p>22</text:p>
          </table:table-cell>
          <table:table-cell office:value-type="float" office:value="0.358126521643154" calcext:value-type="float">
            <text:p>0.358126521643154</text:p>
          </table:table-cell>
          <table:table-cell office:value-type="float" office:value="0.153964611522358" calcext:value-type="float">
            <text:p>0.153964611522358</text:p>
          </table:table-cell>
          <table:table-cell office:value-type="float" office:value="0.527946252904601" calcext:value-type="float">
            <text:p>0.527946252904601</text:p>
          </table:table-cell>
          <table:table-cell office:value-type="float" office:value="0.552928011534673" calcext:value-type="float">
            <text:p>0.552928011534673</text:p>
          </table:table-cell>
          <table:table-cell office:value-type="float" office:value="0.55943200963408" calcext:value-type="float">
            <text:p>0.5594320096340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104059_pods_gini</text:p>
          </table:table-cell>
          <table:table-cell office:value-type="float" office:value="5" calcext:value-type="float">
            <text:p>5</text:p>
          </table:table-cell>
          <table:table-cell office:value-type="float" office:value="0.0725159174958348" calcext:value-type="float">
            <text:p>0.0725159174958348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104059_pod_cpu-service-00001-deployment-68bd46cd69-5dhkk</text:p>
          </table:table-cell>
          <table:table-cell office:value-type="float" office:value="120" calcext:value-type="float">
            <text:p>120</text:p>
          </table:table-cell>
          <table:table-cell office:value-type="float" office:value="26733738.6666667" calcext:value-type="float">
            <text:p>26733738.6666667</text:p>
          </table:table-cell>
          <table:table-cell office:value-type="float" office:value="4791564.90017059" calcext:value-type="float">
            <text:p>4791564.90017059</text:p>
          </table:table-cell>
          <table:table-cell office:value-type="float" office:value="29200384" calcext:value-type="float">
            <text:p>29200384</text:p>
          </table:table-cell>
          <table:table-cell table:number-columns-repeated="2" office:value-type="float" office:value="29278208" calcext:value-type="float">
            <text:p>292782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104059_pod_cpu-service-00001-deployment-68bd46cd69-8kw5c</text:p>
          </table:table-cell>
          <table:table-cell office:value-type="float" office:value="30" calcext:value-type="float">
            <text:p>30</text:p>
          </table:table-cell>
          <table:table-cell office:value-type="float" office:value="17592320" calcext:value-type="float">
            <text:p>175923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592320" calcext:value-type="float">
            <text:p>175923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104059_pod_cpu-service-00001-deployment-68bd46cd69-98ts2</text:p>
          </table:table-cell>
          <table:table-cell office:value-type="float" office:value="76" calcext:value-type="float">
            <text:p>76</text:p>
          </table:table-cell>
          <table:table-cell office:value-type="float" office:value="19491354.9473684" calcext:value-type="float">
            <text:p>19491354.9473684</text:p>
          </table:table-cell>
          <table:table-cell office:value-type="float" office:value="3495043.9942925" calcext:value-type="float">
            <text:p>3495043.9942925</text:p>
          </table:table-cell>
          <table:table-cell office:value-type="float" office:value="20402176" calcext:value-type="float">
            <text:p>20402176</text:p>
          </table:table-cell>
          <table:table-cell table:number-columns-repeated="2" office:value-type="float" office:value="20574208" calcext:value-type="float">
            <text:p>205742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104059_pod_cpu-service-00001-deployment-68bd46cd69-g64sw</text:p>
          </table:table-cell>
          <table:table-cell office:value-type="float" office:value="76" calcext:value-type="float">
            <text:p>76</text:p>
          </table:table-cell>
          <table:table-cell office:value-type="float" office:value="19224144.8421053" calcext:value-type="float">
            <text:p>19224144.8421053</text:p>
          </table:table-cell>
          <table:table-cell office:value-type="float" office:value="3443711.41441753" calcext:value-type="float">
            <text:p>3443711.41441753</text:p>
          </table:table-cell>
          <table:table-cell table:number-columns-repeated="3" office:value-type="float" office:value="20144128" calcext:value-type="float">
            <text:p>201441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104059_pod_cpu-service-00001-deployment-68bd46cd69-lwfjf</text:p>
          </table:table-cell>
          <table:table-cell office:value-type="float" office:value="76" calcext:value-type="float">
            <text:p>76</text:p>
          </table:table-cell>
          <table:table-cell office:value-type="float" office:value="19537920" calcext:value-type="float">
            <text:p>19537920</text:p>
          </table:table-cell>
          <table:table-cell office:value-type="float" office:value="3517624.32312003" calcext:value-type="float">
            <text:p>3517624.32312003</text:p>
          </table:table-cell>
          <table:table-cell office:value-type="float" office:value="20434944" calcext:value-type="float">
            <text:p>20434944</text:p>
          </table:table-cell>
          <table:table-cell table:number-columns-repeated="2" office:value-type="float" office:value="20951040" calcext:value-type="float">
            <text:p>209510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104059_pods_gini</text:p>
          </table:table-cell>
          <table:table-cell office:value-type="float" office:value="4" calcext:value-type="float">
            <text:p>4</text:p>
          </table:table-cell>
          <table:table-cell office:value-type="float" office:value="0.20428146008499" calcext:value-type="float">
            <text:p>0.20428146008499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raw_cpu_usage_20250525_104059_pod_cpu-service-00001-deployment-68bd46cd69-5dhkk</text:p>
          </table:table-cell>
          <table:table-cell office:value-type="float" office:value="462" calcext:value-type="float">
            <text:p>462</text:p>
          </table:table-cell>
          <table:table-cell office:value-type="float" office:value="0.0421408329420388" calcext:value-type="float">
            <text:p>0.0421408329420388</text:p>
          </table:table-cell>
          <table:table-cell office:value-type="float" office:value="0.0332271650821695" calcext:value-type="float">
            <text:p>0.0332271650821695</text:p>
          </table:table-cell>
          <table:table-cell office:value-type="float" office:value="0.0977946045874313" calcext:value-type="float">
            <text:p>0.0977946045874313</text:p>
          </table:table-cell>
          <table:table-cell office:value-type="float" office:value="0.108740676272443" calcext:value-type="float">
            <text:p>0.108740676272443</text:p>
          </table:table-cell>
          <table:table-cell office:value-type="float" office:value="0.116456940781587" calcext:value-type="float">
            <text:p>0.11645694078158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104059_pod_cpu-service-00001-deployment-68bd46cd69-98ts2</text:p>
          </table:table-cell>
          <table:table-cell office:value-type="float" office:value="83" calcext:value-type="float">
            <text:p>83</text:p>
          </table:table-cell>
          <table:table-cell office:value-type="float" office:value="0.0168341050335385" calcext:value-type="float">
            <text:p>0.0168341050335385</text:p>
          </table:table-cell>
          <table:table-cell office:value-type="float" office:value="0.0162740338436696" calcext:value-type="float">
            <text:p>0.0162740338436696</text:p>
          </table:table-cell>
          <table:table-cell office:value-type="float" office:value="0.0445796199868779" calcext:value-type="float">
            <text:p>0.0445796199868779</text:p>
          </table:table-cell>
          <table:table-cell office:value-type="float" office:value="0.0486618562557685" calcext:value-type="float">
            <text:p>0.0486618562557685</text:p>
          </table:table-cell>
          <table:table-cell office:value-type="float" office:value="0.0490371603809465" calcext:value-type="float">
            <text:p>0.0490371603809465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104059_pod_cpu-service-00001-deployment-68bd46cd69-g64sw</text:p>
          </table:table-cell>
          <table:table-cell office:value-type="float" office:value="76" calcext:value-type="float">
            <text:p>76</text:p>
          </table:table-cell>
          <table:table-cell office:value-type="float" office:value="0.0171944324436399" calcext:value-type="float">
            <text:p>0.0171944324436399</text:p>
          </table:table-cell>
          <table:table-cell office:value-type="float" office:value="0.0158925060634651" calcext:value-type="float">
            <text:p>0.0158925060634651</text:p>
          </table:table-cell>
          <table:table-cell office:value-type="float" office:value="0.0428403971586898" calcext:value-type="float">
            <text:p>0.0428403971586898</text:p>
          </table:table-cell>
          <table:table-cell table:number-columns-repeated="2" office:value-type="float" office:value="0.0514000395833849" calcext:value-type="float">
            <text:p>0.0514000395833849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104059_pod_cpu-service-00001-deployment-68bd46cd69-lwfjf</text:p>
          </table:table-cell>
          <table:table-cell office:value-type="float" office:value="82" calcext:value-type="float">
            <text:p>82</text:p>
          </table:table-cell>
          <table:table-cell office:value-type="float" office:value="0.019216545063779" calcext:value-type="float">
            <text:p>0.019216545063779</text:p>
          </table:table-cell>
          <table:table-cell office:value-type="float" office:value="0.0180819887008464" calcext:value-type="float">
            <text:p>0.0180819887008464</text:p>
          </table:table-cell>
          <table:table-cell office:value-type="float" office:value="0.0493966879969017" calcext:value-type="float">
            <text:p>0.0493966879969017</text:p>
          </table:table-cell>
          <table:table-cell table:number-columns-repeated="2" office:value-type="float" office:value="0.054427226667405" calcext:value-type="float">
            <text:p>0.054427226667405</text:p>
          </table:table-cell>
          <table:table-cell/>
        </table:table-row>
      </table:table>
      <table:table table:name="Knative constant ioService" table:style-name="ta1">
        <table:table-column table:style-name="co2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constant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constant_summary</text:p>
          </table:table-cell>
          <table:table-cell office:value-type="float" office:value="11" calcext:value-type="float">
            <text:p>11</text:p>
          </table:table-cell>
          <table:table-cell office:value-type="float" office:value="237.779763642889" calcext:value-type="float">
            <text:p>237.779763642889</text:p>
          </table:table-cell>
          <table:table-cell office:value-type="float" office:value="281.934234190183" calcext:value-type="float">
            <text:p>281.934234190183</text:p>
          </table:table-cell>
          <table:table-cell office:value-type="float" office:value="535.108924131299" calcext:value-type="float">
            <text:p>535.108924131299</text:p>
          </table:table-cell>
          <table:table-cell office:value-type="float" office:value="535.21359295466" calcext:value-type="float">
            <text:p>535.21359295466</text:p>
          </table:table-cell>
          <table:table-cell office:value-type="float" office:value="535.239498488441" calcext:value-type="float">
            <text:p>535.23949848844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http_requests_by_code_20250525_111843</text:p>
          </table:table-cell>
          <table:table-cell office:value-type="float" office:value="116" calcext:value-type="float">
            <text:p>116</text:p>
          </table:table-cell>
          <table:table-cell office:value-type="float" office:value="19.3633099217752" calcext:value-type="float">
            <text:p>19.3633099217752</text:p>
          </table:table-cell>
          <table:table-cell office:value-type="float" office:value="2.91996751031034" calcext:value-type="float">
            <text:p>2.91996751031034</text:p>
          </table:table-cell>
          <table:table-cell office:value-type="float" office:value="20.4724609722222" calcext:value-type="float">
            <text:p>20.4724609722222</text:p>
          </table:table-cell>
          <table:table-cell office:value-type="float" office:value="21.6432887222222" calcext:value-type="float">
            <text:p>21.6432887222222</text:p>
          </table:table-cell>
          <table:table-cell office:value-type="float" office:value="21.8781296047222" calcext:value-type="float">
            <text:p>21.8781296047222</text:p>
          </table:table-cell>
          <table:table-cell/>
        </table:table-row>
        <table:table-row table:style-name="ro2">
          <table:table-cell office:value-type="string" calcext:value-type="string">
            <text:p>prometheus_io_response_time_p50_20250525_111843</text:p>
          </table:table-cell>
          <table:table-cell office:value-type="float" office:value="116" calcext:value-type="float">
            <text:p>116</text:p>
          </table:table-cell>
          <table:table-cell office:value-type="float" office:value="0.74996428053069" calcext:value-type="float">
            <text:p>0.74996428053069</text:p>
          </table:table-cell>
          <table:table-cell office:value-type="float" office:value="0.000130148909213197" calcext:value-type="float">
            <text:p>0.00013014890921319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50157887175733" calcext:value-type="float">
            <text:p>0.750157887175733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5_20250525_111843</text:p>
          </table:table-cell>
          <table:table-cell office:value-type="float" office:value="116" calcext:value-type="float">
            <text:p>116</text:p>
          </table:table-cell>
          <table:table-cell office:value-type="float" office:value="0.974998906528958" calcext:value-type="float">
            <text:p>0.974998906528958</text:p>
          </table:table-cell>
          <table:table-cell office:value-type="float" office:value="0.0000312998397295205" calcext:value-type="float">
            <text:p>3.12998397295205E-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5299985633893" calcext:value-type="float">
            <text:p>0.975299985633893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_20250525_111843</text:p>
          </table:table-cell>
          <table:table-cell office:value-type="float" office:value="116" calcext:value-type="float">
            <text:p>116</text:p>
          </table:table-cell>
          <table:table-cell office:value-type="float" office:value="0.995001984395471" calcext:value-type="float">
            <text:p>0.995001984395471</text:p>
          </table:table-cell>
          <table:table-cell office:value-type="float" office:value="0.0000295454964550793" calcext:value-type="float">
            <text:p>2.95454964550793E-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312616607951" calcext:value-type="float">
            <text:p>0.995312616607951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99_20250525_111843</text:p>
          </table:table-cell>
          <table:table-cell office:value-type="float" office:value="116" calcext:value-type="float">
            <text:p>116</text:p>
          </table:table-cell>
          <table:table-cell office:value-type="float" office:value="1.0072209408973" calcext:value-type="float">
            <text:p>1.0072209408973</text:p>
          </table:table-cell>
          <table:table-cell office:value-type="float" office:value="0.0783105106727197" calcext:value-type="float">
            <text:p>0.078310510672719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.83368055966876" calcext:value-type="float">
            <text:p>1.83368055966876</text:p>
          </table:table-cell>
          <table:table-cell/>
        </table:table-row>
        <table:table-row table:style-name="ro2">
          <table:table-cell office:value-type="string" calcext:value-type="string">
            <text:p>prometheus_io_pod_count_20250525_111843</text:p>
          </table:table-cell>
          <table:table-cell office:value-type="float" office:value="133" calcext:value-type="float">
            <text:p>133</text:p>
          </table:table-cell>
          <table:table-cell office:value-type="float" office:value="1.30075187969925" calcext:value-type="float">
            <text:p>1.30075187969925</text:p>
          </table:table-cell>
          <table:table-cell office:value-type="float" office:value="1.11453864898941" calcext:value-type="float">
            <text:p>1.11453864898941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rometheus_io_envoy_connections_20250525_111843</text:p>
          </table:table-cell>
          <table:table-cell office:value-type="float" office:value="133" calcext:value-type="float">
            <text:p>133</text:p>
          </table:table-cell>
          <table:table-cell office:value-type="float" office:value="50.6315789473684" calcext:value-type="float">
            <text:p>50.6315789473684</text:p>
          </table:table-cell>
          <table:table-cell office:value-type="float" office:value="15.7106765879664" calcext:value-type="float">
            <text:p>15.7106765879664</text:p>
          </table:table-cell>
          <table:table-cell table:number-columns-repeated="3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prometheus_io_cpu_usage_by_pod_pct_20250525_111843</text:p>
          </table:table-cell>
          <table:table-cell office:value-type="float" office:value="191" calcext:value-type="float">
            <text:p>191</text:p>
          </table:table-cell>
          <table:table-cell office:value-type="float" office:value="0.712836439050171" calcext:value-type="float">
            <text:p>0.712836439050171</text:p>
          </table:table-cell>
          <table:table-cell office:value-type="float" office:value="0.320187558983981" calcext:value-type="float">
            <text:p>0.320187558983981</text:p>
          </table:table-cell>
          <table:table-cell office:value-type="float" office:value="1.07111701425758" calcext:value-type="float">
            <text:p>1.07111701425758</text:p>
          </table:table-cell>
          <table:table-cell office:value-type="float" office:value="1.09566548271676" calcext:value-type="float">
            <text:p>1.09566548271676</text:p>
          </table:table-cell>
          <table:table-cell office:value-type="float" office:value="1.11293249311493" calcext:value-type="float">
            <text:p>1.1129324931149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luster_cpu_usage_pct_20250525_111843</text:p>
          </table:table-cell>
          <table:table-cell office:value-type="float" office:value="133" calcext:value-type="float">
            <text:p>133</text:p>
          </table:table-cell>
          <table:table-cell office:value-type="float" office:value="11.4071266420557" calcext:value-type="float">
            <text:p>11.4071266420557</text:p>
          </table:table-cell>
          <table:table-cell office:value-type="float" office:value="2.63507823254643" calcext:value-type="float">
            <text:p>2.63507823254643</text:p>
          </table:table-cell>
          <table:table-cell office:value-type="float" office:value="17.3770397428816" calcext:value-type="float">
            <text:p>17.3770397428816</text:p>
          </table:table-cell>
          <table:table-cell office:value-type="float" office:value="18.509144195706" calcext:value-type="float">
            <text:p>18.509144195706</text:p>
          </table:table-cell>
          <table:table-cell office:value-type="float" office:value="19.6395071516851" calcext:value-type="float">
            <text:p>19.639507151685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service_cpu_usage_pct_20250525_111843</text:p>
          </table:table-cell>
          <table:table-cell office:value-type="float" office:value="117" calcext:value-type="float">
            <text:p>117</text:p>
          </table:table-cell>
          <table:table-cell office:value-type="float" office:value="1.16369025520156" calcext:value-type="float">
            <text:p>1.16369025520156</text:p>
          </table:table-cell>
          <table:table-cell office:value-type="float" office:value="0.543726554285865" calcext:value-type="float">
            <text:p>0.543726554285865</text:p>
          </table:table-cell>
          <table:table-cell office:value-type="float" office:value="2.60846829950298" calcext:value-type="float">
            <text:p>2.60846829950298</text:p>
          </table:table-cell>
          <table:table-cell office:value-type="float" office:value="2.96852871914769" calcext:value-type="float">
            <text:p>2.96852871914769</text:p>
          </table:table-cell>
          <table:table-cell office:value-type="float" office:value="3.00159236184309" calcext:value-type="float">
            <text:p>3.0015923618430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111843</text:p>
          </table:table-cell>
          <table:table-cell office:value-type="float" office:value="358" calcext:value-type="float">
            <text:p>358</text:p>
          </table:table-cell>
          <table:table-cell office:value-type="float" office:value="22869226.547486" calcext:value-type="float">
            <text:p>22869226.547486</text:p>
          </table:table-cell>
          <table:table-cell office:value-type="float" office:value="5537627.42485777" calcext:value-type="float">
            <text:p>5537627.42485777</text:p>
          </table:table-cell>
          <table:table-cell office:value-type="float" office:value="30314496" calcext:value-type="float">
            <text:p>30314496</text:p>
          </table:table-cell>
          <table:table-cell office:value-type="float" office:value="30632345.6" calcext:value-type="float">
            <text:p>30632345.6</text:p>
          </table:table-cell>
          <table:table-cell office:value-type="float" office:value="30679040" calcext:value-type="float">
            <text:p>306790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total_service_memory_usage_20250525_111843</text:p>
          </table:table-cell>
          <table:table-cell office:value-type="float" office:value="129" calcext:value-type="float">
            <text:p>129</text:p>
          </table:table-cell>
          <table:table-cell office:value-type="float" office:value="63466535.6899225" calcext:value-type="float">
            <text:p>63466535.6899225</text:p>
          </table:table-cell>
          <table:table-cell office:value-type="float" office:value="31960253.5809066" calcext:value-type="float">
            <text:p>31960253.5809066</text:p>
          </table:table-cell>
          <table:table-cell office:value-type="float" office:value="93204480" calcext:value-type="float">
            <text:p>93204480</text:p>
          </table:table-cell>
          <table:table-cell office:value-type="float" office:value="93270016" calcext:value-type="float">
            <text:p>93270016</text:p>
          </table:table-cell>
          <table:table-cell office:value-type="float" office:value="93496455.9872" calcext:value-type="float">
            <text:p>93496455.98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111843</text:p>
          </table:table-cell>
          <table:table-cell office:value-type="float" office:value="729" calcext:value-type="float">
            <text:p>729</text:p>
          </table:table-cell>
          <table:table-cell office:value-type="float" office:value="0.037353020537334" calcext:value-type="float">
            <text:p>0.037353020537334</text:p>
          </table:table-cell>
          <table:table-cell office:value-type="float" office:value="0.0343440374633189" calcext:value-type="float">
            <text:p>0.0343440374633189</text:p>
          </table:table-cell>
          <table:table-cell office:value-type="float" office:value="0.0975938214618447" calcext:value-type="float">
            <text:p>0.0975938214618447</text:p>
          </table:table-cell>
          <table:table-cell office:value-type="float" office:value="0.108440192355071" calcext:value-type="float">
            <text:p>0.108440192355071</text:p>
          </table:table-cell>
          <table:table-cell office:value-type="float" office:value="0.112026692662999" calcext:value-type="float">
            <text:p>0.112026692662999</text:p>
          </table:table-cell>
          <table:table-cell/>
        </table:table-row>
        <table:table-row table:style-name="ro2">
          <table:table-cell office:value-type="string" calcext:value-type="string">
            <text:p>prometheus_io_machine_cpu_cores_20250525_111843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ioService_POST__simulate-io_6h_ALL5997_20250525_111844</text:p>
          </table:table-cell>
          <table:table-cell office:value-type="float" office:value="5997" calcext:value-type="float">
            <text:p>5997</text:p>
          </table:table-cell>
          <table:table-cell office:value-type="float" office:value="511.814907453727" calcext:value-type="float">
            <text:p>511.814907453727</text:p>
          </table:table-cell>
          <table:table-cell office:value-type="float" office:value="47.1065966241383" calcext:value-type="float">
            <text:p>47.1065966241383</text:p>
          </table:table-cell>
          <table:table-cell office:value-type="float" office:value="513" calcext:value-type="float">
            <text:p>513</text:p>
          </table:table-cell>
          <table:table-cell office:value-type="float" office:value="590.08" calcext:value-type="float">
            <text:p>590.08</text:p>
          </table:table-cell>
          <table:table-cell office:value-type="float" office:value="1117.4004" calcext:value-type="float">
            <text:p>1117.4004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cpu_usage_by_pod_pct_20250525_111843_pods_gini</text:p>
          </table:table-cell>
          <table:table-cell office:value-type="float" office:value="4" calcext:value-type="float">
            <text:p>4</text:p>
          </table:table-cell>
          <table:table-cell office:value-type="float" office:value="0.18423390371887" calcext:value-type="float">
            <text:p>0.1842339037188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11843_pod_io-service-00001-deployment-86b8c4bb9-btl2j</text:p>
          </table:table-cell>
          <table:table-cell office:value-type="float" office:value="25" calcext:value-type="float">
            <text:p>25</text:p>
          </table:table-cell>
          <table:table-cell office:value-type="float" office:value="0.386875066421744" calcext:value-type="float">
            <text:p>0.386875066421744</text:p>
          </table:table-cell>
          <table:table-cell office:value-type="float" office:value="0.266052561497714" calcext:value-type="float">
            <text:p>0.266052561497714</text:p>
          </table:table-cell>
          <table:table-cell office:value-type="float" office:value="0.761552841763434" calcext:value-type="float">
            <text:p>0.761552841763434</text:p>
          </table:table-cell>
          <table:table-cell office:value-type="float" office:value="0.77278052942315" calcext:value-type="float">
            <text:p>0.77278052942315</text:p>
          </table:table-cell>
          <table:table-cell office:value-type="float" office:value="0.775615527783096" calcext:value-type="float">
            <text:p>0.77561552778309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11843_pod_io-service-00001-deployment-86b8c4bb9-g7dvz</text:p>
          </table:table-cell>
          <table:table-cell office:value-type="float" office:value="25" calcext:value-type="float">
            <text:p>25</text:p>
          </table:table-cell>
          <table:table-cell office:value-type="float" office:value="0.431292101540798" calcext:value-type="float">
            <text:p>0.431292101540798</text:p>
          </table:table-cell>
          <table:table-cell office:value-type="float" office:value="0.259831941012677" calcext:value-type="float">
            <text:p>0.259831941012677</text:p>
          </table:table-cell>
          <table:table-cell office:value-type="float" office:value="0.787708003413648" calcext:value-type="float">
            <text:p>0.787708003413648</text:p>
          </table:table-cell>
          <table:table-cell office:value-type="float" office:value="0.796217241984695" calcext:value-type="float">
            <text:p>0.796217241984695</text:p>
          </table:table-cell>
          <table:table-cell office:value-type="float" office:value="0.798133554475751" calcext:value-type="float">
            <text:p>0.79813355447575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11843_pod_io-service-00001-deployment-86b8c4bb9-g9tl6</text:p>
          </table:table-cell>
          <table:table-cell office:value-type="float" office:value="117" calcext:value-type="float">
            <text:p>117</text:p>
          </table:table-cell>
          <table:table-cell office:value-type="float" office:value="0.904473987334107" calcext:value-type="float">
            <text:p>0.904473987334107</text:p>
          </table:table-cell>
          <table:table-cell office:value-type="float" office:value="0.164793794288336" calcext:value-type="float">
            <text:p>0.164793794288336</text:p>
          </table:table-cell>
          <table:table-cell office:value-type="float" office:value="1.07653711882025" calcext:value-type="float">
            <text:p>1.07653711882025</text:p>
          </table:table-cell>
          <table:table-cell office:value-type="float" office:value="1.10309795377259" calcext:value-type="float">
            <text:p>1.10309795377259</text:p>
          </table:table-cell>
          <table:table-cell office:value-type="float" office:value="1.11299455594616" calcext:value-type="float">
            <text:p>1.1129945559461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111843_pod_io-service-00001-deployment-86b8c4bb9-n2b2f</text:p>
          </table:table-cell>
          <table:table-cell office:value-type="float" office:value="24" calcext:value-type="float">
            <text:p>24</text:p>
          </table:table-cell>
          <table:table-cell office:value-type="float" office:value="0.411421839226189" calcext:value-type="float">
            <text:p>0.411421839226189</text:p>
          </table:table-cell>
          <table:table-cell office:value-type="float" office:value="0.286985520102421" calcext:value-type="float">
            <text:p>0.286985520102421</text:p>
          </table:table-cell>
          <table:table-cell office:value-type="float" office:value="0.794704765742797" calcext:value-type="float">
            <text:p>0.794704765742797</text:p>
          </table:table-cell>
          <table:table-cell office:value-type="float" office:value="0.816624067352395" calcext:value-type="float">
            <text:p>0.816624067352395</text:p>
          </table:table-cell>
          <table:table-cell office:value-type="float" office:value="0.822817209589701" calcext:value-type="float">
            <text:p>0.82281720958970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111843_pods_gini</text:p>
          </table:table-cell>
          <table:table-cell office:value-type="float" office:value="5" calcext:value-type="float">
            <text:p>5</text:p>
          </table:table-cell>
          <table:table-cell office:value-type="float" office:value="0.0847118350102678" calcext:value-type="float">
            <text:p>0.0847118350102678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111843_pod_io-service-00001-deployment-86b8c4bb9-btl2j</text:p>
          </table:table-cell>
          <table:table-cell office:value-type="float" office:value="76" calcext:value-type="float">
            <text:p>76</text:p>
          </table:table-cell>
          <table:table-cell office:value-type="float" office:value="20095299.3684211" calcext:value-type="float">
            <text:p>20095299.3684211</text:p>
          </table:table-cell>
          <table:table-cell office:value-type="float" office:value="3696822.76940448" calcext:value-type="float">
            <text:p>3696822.76940448</text:p>
          </table:table-cell>
          <table:table-cell table:number-columns-repeated="3" office:value-type="float" office:value="21053440" calcext:value-type="float">
            <text:p>210534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111843_pod_io-service-00001-deployment-86b8c4bb9-g7dvz</text:p>
          </table:table-cell>
          <table:table-cell office:value-type="float" office:value="79" calcext:value-type="float">
            <text:p>79</text:p>
          </table:table-cell>
          <table:table-cell office:value-type="float" office:value="20231077.2658228" calcext:value-type="float">
            <text:p>20231077.2658228</text:p>
          </table:table-cell>
          <table:table-cell office:value-type="float" office:value="3591181.11766166" calcext:value-type="float">
            <text:p>3591181.11766166</text:p>
          </table:table-cell>
          <table:table-cell office:value-type="float" office:value="21168128" calcext:value-type="float">
            <text:p>21168128</text:p>
          </table:table-cell>
          <table:table-cell table:number-columns-repeated="2" office:value-type="float" office:value="21344256" calcext:value-type="float">
            <text:p>213442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111843_pod_io-service-00001-deployment-86b8c4bb9-g9tl6</text:p>
          </table:table-cell>
          <table:table-cell office:value-type="float" office:value="120" calcext:value-type="float">
            <text:p>120</text:p>
          </table:table-cell>
          <table:table-cell office:value-type="float" office:value="28197580.8" calcext:value-type="float">
            <text:p>28197580.8</text:p>
          </table:table-cell>
          <table:table-cell office:value-type="float" office:value="5556320.2129252" calcext:value-type="float">
            <text:p>5556320.2129252</text:p>
          </table:table-cell>
          <table:table-cell office:value-type="float" office:value="30597120" calcext:value-type="float">
            <text:p>30597120</text:p>
          </table:table-cell>
          <table:table-cell table:number-columns-repeated="2" office:value-type="float" office:value="30679040" calcext:value-type="float">
            <text:p>306790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111843_pod_io-service-00001-deployment-86b8c4bb9-n2b2f</text:p>
          </table:table-cell>
          <table:table-cell office:value-type="float" office:value="74" calcext:value-type="float">
            <text:p>74</text:p>
          </table:table-cell>
          <table:table-cell office:value-type="float" office:value="20585056.8648649" calcext:value-type="float">
            <text:p>20585056.8648649</text:p>
          </table:table-cell>
          <table:table-cell office:value-type="float" office:value="578899.299440611" calcext:value-type="float">
            <text:p>578899.299440611</text:p>
          </table:table-cell>
          <table:table-cell table:number-columns-repeated="3" office:value-type="float" office:value="20799488" calcext:value-type="float">
            <text:p>207994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111843_pod_io-service-00001-deployment-86b8c4bb9-p2djb</text:p>
          </table:table-cell>
          <table:table-cell office:value-type="float" office:value="9" calcext:value-type="float">
            <text:p>9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186816" calcext:value-type="float">
            <text:p>171868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111843_pods_gini</text:p>
          </table:table-cell>
          <table:table-cell office:value-type="float" office:value="4" calcext:value-type="float">
            <text:p>4</text:p>
          </table:table-cell>
          <table:table-cell office:value-type="float" office:value="0.156822263840984" calcext:value-type="float">
            <text:p>0.156822263840984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raw_cpu_usage_20250525_111843_pod_io-service-00001-deployment-86b8c4bb9-btl2j</text:p>
          </table:table-cell>
          <table:table-cell office:value-type="float" office:value="87" calcext:value-type="float">
            <text:p>87</text:p>
          </table:table-cell>
          <table:table-cell office:value-type="float" office:value="0.0222341992196405" calcext:value-type="float">
            <text:p>0.0222341992196405</text:p>
          </table:table-cell>
          <table:table-cell office:value-type="float" office:value="0.0252754375534364" calcext:value-type="float">
            <text:p>0.0252754375534364</text:p>
          </table:table-cell>
          <table:table-cell office:value-type="float" office:value="0.0696713670715528" calcext:value-type="float">
            <text:p>0.0696713670715528</text:p>
          </table:table-cell>
          <table:table-cell office:value-type="float" office:value="0.076476133890573" calcext:value-type="float">
            <text:p>0.076476133890573</text:p>
          </table:table-cell>
          <table:table-cell office:value-type="float" office:value="0.076799783234782" calcext:value-type="float">
            <text:p>0.07679978323478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111843_pod_io-service-00001-deployment-86b8c4bb9-g7dvz</text:p>
          </table:table-cell>
          <table:table-cell office:value-type="float" office:value="96" calcext:value-type="float">
            <text:p>96</text:p>
          </table:table-cell>
          <table:table-cell office:value-type="float" office:value="0.0224631302885832" calcext:value-type="float">
            <text:p>0.0224631302885832</text:p>
          </table:table-cell>
          <table:table-cell office:value-type="float" office:value="0.025283895887478" calcext:value-type="float">
            <text:p>0.025283895887478</text:p>
          </table:table-cell>
          <table:table-cell office:value-type="float" office:value="0.0727060439567018" calcext:value-type="float">
            <text:p>0.0727060439567018</text:p>
          </table:table-cell>
          <table:table-cell office:value-type="float" office:value="0.0810490675918469" calcext:value-type="float">
            <text:p>0.0810490675918469</text:p>
          </table:table-cell>
          <table:table-cell office:value-type="float" office:value="0.0810490675918469" calcext:value-type="float">
            <text:p>0.0810490675918469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111843_pod_io-service-00001-deployment-86b8c4bb9-g9tl6</text:p>
          </table:table-cell>
          <table:table-cell office:value-type="float" office:value="464" calcext:value-type="float">
            <text:p>464</text:p>
          </table:table-cell>
          <table:table-cell office:value-type="float" office:value="0.0456135588440045" calcext:value-type="float">
            <text:p>0.0456135588440045</text:p>
          </table:table-cell>
          <table:table-cell office:value-type="float" office:value="0.0359723539009025" calcext:value-type="float">
            <text:p>0.0359723539009025</text:p>
          </table:table-cell>
          <table:table-cell office:value-type="float" office:value="0.100836116292825" calcext:value-type="float">
            <text:p>0.100836116292825</text:p>
          </table:table-cell>
          <table:table-cell office:value-type="float" office:value="0.109001625558108" calcext:value-type="float">
            <text:p>0.109001625558108</text:p>
          </table:table-cell>
          <table:table-cell office:value-type="float" office:value="0.112026692662999" calcext:value-type="float">
            <text:p>0.112026692662999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111843_pod_io-service-00001-deployment-86b8c4bb9-n2b2f</text:p>
          </table:table-cell>
          <table:table-cell office:value-type="float" office:value="82" calcext:value-type="float">
            <text:p>82</text:p>
          </table:table-cell>
          <table:table-cell office:value-type="float" office:value="0.0240832296132403" calcext:value-type="float">
            <text:p>0.0240832296132403</text:p>
          </table:table-cell>
          <table:table-cell office:value-type="float" office:value="0.0264377421350494" calcext:value-type="float">
            <text:p>0.0264377421350494</text:p>
          </table:table-cell>
          <table:table-cell office:value-type="float" office:value="0.0705270653362798" calcext:value-type="float">
            <text:p>0.0705270653362798</text:p>
          </table:table-cell>
          <table:table-cell table:number-columns-repeated="2" office:value-type="float" office:value="0.0820428961985766" calcext:value-type="float">
            <text:p>0.0820428961985766</text:p>
          </table:table-cell>
          <table:table-cell/>
        </table:table-row>
      </table:table>
      <table:table table:name="Knative spike echoService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spike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99166631943" calcext:value-type="float">
            <text:p>0.9999166631943</text:p>
          </table:table-cell>
          <table:table-cell/>
          <table:table-cell table:number-columns-repeated="3" office:value-type="float" office:value="0.9999166631943" calcext:value-type="float">
            <text:p>0.9999166631943</text:p>
          </table:table-cell>
          <table:table-cell/>
        </table:table-row>
        <table:table-row table:style-name="ro2">
          <table:table-cell office:value-type="string" calcext:value-type="string">
            <text:p>k6_metrics_spike_summary</text:p>
          </table:table-cell>
          <table:table-cell office:value-type="float" office:value="11" calcext:value-type="float">
            <text:p>11</text:p>
          </table:table-cell>
          <table:table-cell office:value-type="float" office:value="11.8757980110727" calcext:value-type="float">
            <text:p>11.8757980110727</text:p>
          </table:table-cell>
          <table:table-cell office:value-type="float" office:value="14.0564623343785" calcext:value-type="float">
            <text:p>14.0564623343785</text:p>
          </table:table-cell>
          <table:table-cell office:value-type="float" office:value="26.7792715466913" calcext:value-type="float">
            <text:p>26.7792715466913</text:p>
          </table:table-cell>
          <table:table-cell office:value-type="float" office:value="26.8415060748953" calcext:value-type="float">
            <text:p>26.8415060748953</text:p>
          </table:table-cell>
          <table:table-cell office:value-type="float" office:value="26.8569091206258" calcext:value-type="float">
            <text:p>26.8569091206258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http_requests_by_code_20250525_100214</text:p>
          </table:table-cell>
          <table:table-cell office:value-type="float" office:value="62" calcext:value-type="float">
            <text:p>62</text:p>
          </table:table-cell>
          <table:table-cell office:value-type="float" office:value="132.603753301448" calcext:value-type="float">
            <text:p>132.603753301448</text:p>
          </table:table-cell>
          <table:table-cell office:value-type="float" office:value="115.438849130703" calcext:value-type="float">
            <text:p>115.438849130703</text:p>
          </table:table-cell>
          <table:table-cell office:value-type="float" office:value="300.643738333333" calcext:value-type="float">
            <text:p>300.643738333333</text:p>
          </table:table-cell>
          <table:table-cell office:value-type="float" office:value="310.999620062963" calcext:value-type="float">
            <text:p>310.999620062963</text:p>
          </table:table-cell>
          <table:table-cell office:value-type="float" office:value="313.72799620063" calcext:value-type="float">
            <text:p>313.72799620063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50_20250525_100214</text:p>
          </table:table-cell>
          <table:table-cell office:value-type="float" office:value="62" calcext:value-type="float">
            <text:p>62</text:p>
          </table:table-cell>
          <table:table-cell office:value-type="float" office:value="0.0050717305318964" calcext:value-type="float">
            <text:p>0.0050717305318964</text:p>
          </table:table-cell>
          <table:table-cell office:value-type="float" office:value="0.0000488927857899891" calcext:value-type="float">
            <text:p>4.88927857899891E-05</text:p>
          </table:table-cell>
          <table:table-cell office:value-type="float" office:value="0.0051661649816627" calcext:value-type="float">
            <text:p>0.0051661649816627</text:p>
          </table:table-cell>
          <table:table-cell office:value-type="float" office:value="0.00517121867540353" calcext:value-type="float">
            <text:p>0.00517121867540353</text:p>
          </table:table-cell>
          <table:table-cell office:value-type="float" office:value="0.00517181677210867" calcext:value-type="float">
            <text:p>0.00517181677210867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5_20250525_100214</text:p>
          </table:table-cell>
          <table:table-cell office:value-type="float" office:value="62" calcext:value-type="float">
            <text:p>62</text:p>
          </table:table-cell>
          <table:table-cell office:value-type="float" office:value="0.00963628801060315" calcext:value-type="float">
            <text:p>0.00963628801060315</text:p>
          </table:table-cell>
          <table:table-cell office:value-type="float" office:value="0.0000928962930009795" calcext:value-type="float">
            <text:p>9.28962930009795E-05</text:p>
          </table:table-cell>
          <table:table-cell office:value-type="float" office:value="0.00981571346515913" calcext:value-type="float">
            <text:p>0.00981571346515913</text:p>
          </table:table-cell>
          <table:table-cell office:value-type="float" office:value="0.00982531548326671" calcext:value-type="float">
            <text:p>0.00982531548326671</text:p>
          </table:table-cell>
          <table:table-cell office:value-type="float" office:value="0.00982645186700648" calcext:value-type="float">
            <text:p>0.00982645186700648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_20250525_100214</text:p>
          </table:table-cell>
          <table:table-cell office:value-type="float" office:value="62" calcext:value-type="float">
            <text:p>62</text:p>
          </table:table-cell>
          <table:table-cell office:value-type="float" office:value="0.0276968606089829" calcext:value-type="float">
            <text:p>0.0276968606089829</text:p>
          </table:table-cell>
          <table:table-cell office:value-type="float" office:value="0.021653632433169" calcext:value-type="float">
            <text:p>0.021653632433169</text:p>
          </table:table-cell>
          <table:table-cell office:value-type="float" office:value="0.073797802022141" calcext:value-type="float">
            <text:p>0.073797802022141</text:p>
          </table:table-cell>
          <table:table-cell office:value-type="float" office:value="0.0755746563769102" calcext:value-type="float">
            <text:p>0.0755746563769102</text:p>
          </table:table-cell>
          <table:table-cell office:value-type="float" office:value="0.0756148673516736" calcext:value-type="float">
            <text:p>0.0756148673516736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99_20250525_100214</text:p>
          </table:table-cell>
          <table:table-cell office:value-type="float" office:value="62" calcext:value-type="float">
            <text:p>62</text:p>
          </table:table-cell>
          <table:table-cell office:value-type="float" office:value="0.0894600673032058" calcext:value-type="float">
            <text:p>0.0894600673032058</text:p>
          </table:table-cell>
          <table:table-cell office:value-type="float" office:value="0.0237788138061953" calcext:value-type="float">
            <text:p>0.0237788138061953</text:p>
          </table:table-cell>
          <table:table-cell office:value-type="float" office:value="0.0997379780202215" calcext:value-type="float">
            <text:p>0.0997379780202215</text:p>
          </table:table-cell>
          <table:table-cell office:value-type="float" office:value="0.0997557465637692" calcext:value-type="float">
            <text:p>0.0997557465637692</text:p>
          </table:table-cell>
          <table:table-cell office:value-type="float" office:value="0.099756148673517" calcext:value-type="float">
            <text:p>0.099756148673517</text:p>
          </table:table-cell>
          <table:table-cell/>
        </table:table-row>
        <table:table-row table:style-name="ro2">
          <table:table-cell office:value-type="string" calcext:value-type="string">
            <text:p>prometheus_echo_pod_count_20250525_100214</text:p>
          </table:table-cell>
          <table:table-cell office:value-type="float" office:value="133" calcext:value-type="float">
            <text:p>133</text:p>
          </table:table-cell>
          <table:table-cell office:value-type="float" office:value="1.30827067669173" calcext:value-type="float">
            <text:p>1.30827067669173</text:p>
          </table:table-cell>
          <table:table-cell office:value-type="float" office:value="1.7459062556311" calcext:value-type="float">
            <text:p>1.7459062556311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metheus_echo_envoy_connections_20250525_100214</text:p>
          </table:table-cell>
          <table:table-cell office:value-type="float" office:value="133" calcext:value-type="float">
            <text:p>133</text:p>
          </table:table-cell>
          <table:table-cell office:value-type="float" office:value="182.443609022556" calcext:value-type="float">
            <text:p>182.443609022556</text:p>
          </table:table-cell>
          <table:table-cell office:value-type="float" office:value="63.5044037525524" calcext:value-type="float">
            <text:p>63.5044037525524</text:p>
          </table:table-cell>
          <table:table-cell table:number-columns-repeated="3"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string" calcext:value-type="string">
            <text:p>prometheus_echo_cpu_usage_by_pod_pct_20250525_100214</text:p>
          </table:table-cell>
          <table:table-cell office:value-type="float" office:value="196" calcext:value-type="float">
            <text:p>196</text:p>
          </table:table-cell>
          <table:table-cell office:value-type="float" office:value="1.56813115197636" calcext:value-type="float">
            <text:p>1.56813115197636</text:p>
          </table:table-cell>
          <table:table-cell office:value-type="float" office:value="1.28151700444751" calcext:value-type="float">
            <text:p>1.28151700444751</text:p>
          </table:table-cell>
          <table:table-cell office:value-type="float" office:value="3.93160217388383" calcext:value-type="float">
            <text:p>3.93160217388383</text:p>
          </table:table-cell>
          <table:table-cell office:value-type="float" office:value="4.75369362055184" calcext:value-type="float">
            <text:p>4.75369362055184</text:p>
          </table:table-cell>
          <table:table-cell office:value-type="float" office:value="4.79559921859691" calcext:value-type="float">
            <text:p>4.795599218596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luster_cpu_usage_pct_20250525_100214</text:p>
          </table:table-cell>
          <table:table-cell office:value-type="float" office:value="133" calcext:value-type="float">
            <text:p>133</text:p>
          </table:table-cell>
          <table:table-cell office:value-type="float" office:value="16.3856095226827" calcext:value-type="float">
            <text:p>16.3856095226827</text:p>
          </table:table-cell>
          <table:table-cell office:value-type="float" office:value="15.0325503097732" calcext:value-type="float">
            <text:p>15.0325503097732</text:p>
          </table:table-cell>
          <table:table-cell office:value-type="float" office:value="47.34683979237" calcext:value-type="float">
            <text:p>47.34683979237</text:p>
          </table:table-cell>
          <table:table-cell office:value-type="float" office:value="50.0515662455732" calcext:value-type="float">
            <text:p>50.0515662455732</text:p>
          </table:table-cell>
          <table:table-cell office:value-type="float" office:value="52.3798972870266" calcext:value-type="float">
            <text:p>52.379897287026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service_cpu_usage_pct_20250525_100214</text:p>
          </table:table-cell>
          <table:table-cell office:value-type="float" office:value="74" calcext:value-type="float">
            <text:p>74</text:p>
          </table:table-cell>
          <table:table-cell office:value-type="float" office:value="4.15342845658604" calcext:value-type="float">
            <text:p>4.15342845658604</text:p>
          </table:table-cell>
          <table:table-cell office:value-type="float" office:value="4.11662895019316" calcext:value-type="float">
            <text:p>4.11662895019316</text:p>
          </table:table-cell>
          <table:table-cell office:value-type="float" office:value="11.0769676059676" calcext:value-type="float">
            <text:p>11.0769676059676</text:p>
          </table:table-cell>
          <table:table-cell office:value-type="float" office:value="11.7667648472438" calcext:value-type="float">
            <text:p>11.7667648472438</text:p>
          </table:table-cell>
          <table:table-cell office:value-type="float" office:value="12.0407846039498" calcext:value-type="float">
            <text:p>12.040784603949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00214</text:p>
          </table:table-cell>
          <table:table-cell office:value-type="float" office:value="524" calcext:value-type="float">
            <text:p>524</text:p>
          </table:table-cell>
          <table:table-cell office:value-type="float" office:value="25005009.0992366" calcext:value-type="float">
            <text:p>25005009.0992366</text:p>
          </table:table-cell>
          <table:table-cell office:value-type="float" office:value="7096346.91589045" calcext:value-type="float">
            <text:p>7096346.91589045</text:p>
          </table:table-cell>
          <table:table-cell office:value-type="float" office:value="31182848" calcext:value-type="float">
            <text:p>31182848</text:p>
          </table:table-cell>
          <table:table-cell office:value-type="float" office:value="31535104" calcext:value-type="float">
            <text:p>31535104</text:p>
          </table:table-cell>
          <table:table-cell office:value-type="float" office:value="31797248" calcext:value-type="float">
            <text:p>31797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total_service_memory_usage_20250525_100214</text:p>
          </table:table-cell>
          <table:table-cell office:value-type="float" office:value="133" calcext:value-type="float">
            <text:p>133</text:p>
          </table:table-cell>
          <table:table-cell office:value-type="float" office:value="98515975.6992481" calcext:value-type="float">
            <text:p>98515975.6992481</text:p>
          </table:table-cell>
          <table:table-cell office:value-type="float" office:value="54899185.9050486" calcext:value-type="float">
            <text:p>54899185.9050486</text:p>
          </table:table-cell>
          <table:table-cell office:value-type="float" office:value="159032115.2" calcext:value-type="float">
            <text:p>159032115.2</text:p>
          </table:table-cell>
          <table:table-cell office:value-type="float" office:value="164954112" calcext:value-type="float">
            <text:p>164954112</text:p>
          </table:table-cell>
          <table:table-cell office:value-type="float" office:value="165823127.552" calcext:value-type="float">
            <text:p>165823127.5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100214</text:p>
          </table:table-cell>
          <table:table-cell office:value-type="float" office:value="706" calcext:value-type="float">
            <text:p>706</text:p>
          </table:table-cell>
          <table:table-cell office:value-type="float" office:value="0.0870690384666762" calcext:value-type="float">
            <text:p>0.0870690384666762</text:p>
          </table:table-cell>
          <table:table-cell office:value-type="float" office:value="0.101523109108915" calcext:value-type="float">
            <text:p>0.101523109108915</text:p>
          </table:table-cell>
          <table:table-cell office:value-type="float" office:value="0.292937318189972" calcext:value-type="float">
            <text:p>0.292937318189972</text:p>
          </table:table-cell>
          <table:table-cell office:value-type="float" office:value="0.418274185607719" calcext:value-type="float">
            <text:p>0.418274185607719</text:p>
          </table:table-cell>
          <table:table-cell office:value-type="float" office:value="0.490600880064957" calcext:value-type="float">
            <text:p>0.490600880064957</text:p>
          </table:table-cell>
          <table:table-cell/>
        </table:table-row>
        <table:table-row table:style-name="ro2">
          <table:table-cell office:value-type="string" calcext:value-type="string">
            <text:p>prometheus_echo_machine_cpu_cores_20250525_100214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echoService_POST__echo_6h_ALL23506_20250525_100215</text:p>
          </table:table-cell>
          <table:table-cell office:value-type="float" office:value="23506" calcext:value-type="float">
            <text:p>23506</text:p>
          </table:table-cell>
          <table:table-cell office:value-type="float" office:value="2.99757508721178" calcext:value-type="float">
            <text:p>2.99757508721178</text:p>
          </table:table-cell>
          <table:table-cell office:value-type="float" office:value="5.41987668252467" calcext:value-type="float">
            <text:p>5.4198766825246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2.5979999999836" calcext:value-type="float">
            <text:p>92.5979999999836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cpu_usage_by_pod_pct_20250525_100214_pods_gini</text:p>
          </table:table-cell>
          <table:table-cell office:value-type="float" office:value="9" calcext:value-type="float">
            <text:p>9</text:p>
          </table:table-cell>
          <table:table-cell office:value-type="float" office:value="0.295203393367745" calcext:value-type="float">
            <text:p>0.29520339336774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76xvh</text:p>
          </table:table-cell>
          <table:table-cell office:value-type="float" office:value="22" calcext:value-type="float">
            <text:p>22</text:p>
          </table:table-cell>
          <table:table-cell office:value-type="float" office:value="1.15294730715498" calcext:value-type="float">
            <text:p>1.15294730715498</text:p>
          </table:table-cell>
          <table:table-cell office:value-type="float" office:value="0.828786643630727" calcext:value-type="float">
            <text:p>0.828786643630727</text:p>
          </table:table-cell>
          <table:table-cell office:value-type="float" office:value="2.2810096915598" calcext:value-type="float">
            <text:p>2.2810096915598</text:p>
          </table:table-cell>
          <table:table-cell office:value-type="float" office:value="2.29515282141978" calcext:value-type="float">
            <text:p>2.29515282141978</text:p>
          </table:table-cell>
          <table:table-cell office:value-type="float" office:value="2.29816034852994" calcext:value-type="float">
            <text:p>2.2981603485299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8j7kf</text:p>
          </table:table-cell>
          <table:table-cell office:value-type="float" office:value="23" calcext:value-type="float">
            <text:p>23</text:p>
          </table:table-cell>
          <table:table-cell office:value-type="float" office:value="1.24079740116948" calcext:value-type="float">
            <text:p>1.24079740116948</text:p>
          </table:table-cell>
          <table:table-cell office:value-type="float" office:value="0.820667943381224" calcext:value-type="float">
            <text:p>0.820667943381224</text:p>
          </table:table-cell>
          <table:table-cell office:value-type="float" office:value="2.43647053285587" calcext:value-type="float">
            <text:p>2.43647053285587</text:p>
          </table:table-cell>
          <table:table-cell office:value-type="float" office:value="2.47430479180495" calcext:value-type="float">
            <text:p>2.47430479180495</text:p>
          </table:table-cell>
          <table:table-cell office:value-type="float" office:value="2.48118796372636" calcext:value-type="float">
            <text:p>2.4811879637263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9wjq4</text:p>
          </table:table-cell>
          <table:table-cell office:value-type="float" office:value="7" calcext:value-type="float">
            <text:p>7</text:p>
          </table:table-cell>
          <table:table-cell office:value-type="float" office:value="0.0859811541971865" calcext:value-type="float">
            <text:p>0.0859811541971865</text:p>
          </table:table-cell>
          <table:table-cell office:value-type="float" office:value="0.038961067398896" calcext:value-type="float">
            <text:p>0.038961067398896</text:p>
          </table:table-cell>
          <table:table-cell office:value-type="float" office:value="0.121818915745303" calcext:value-type="float">
            <text:p>0.121818915745303</text:p>
          </table:table-cell>
          <table:table-cell office:value-type="float" office:value="0.123412141397134" calcext:value-type="float">
            <text:p>0.123412141397134</text:p>
          </table:table-cell>
          <table:table-cell office:value-type="float" office:value="0.123806464745962" calcext:value-type="float">
            <text:p>0.12380646474596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gcll9</text:p>
          </table:table-cell>
          <table:table-cell office:value-type="float" office:value="21" calcext:value-type="float">
            <text:p>21</text:p>
          </table:table-cell>
          <table:table-cell office:value-type="float" office:value="3.0149346878551" calcext:value-type="float">
            <text:p>3.0149346878551</text:p>
          </table:table-cell>
          <table:table-cell office:value-type="float" office:value="1.04029608158387" calcext:value-type="float">
            <text:p>1.04029608158387</text:p>
          </table:table-cell>
          <table:table-cell office:value-type="float" office:value="4.33644016316793" calcext:value-type="float">
            <text:p>4.33644016316793</text:p>
          </table:table-cell>
          <table:table-cell office:value-type="float" office:value="4.36867690718416" calcext:value-type="float">
            <text:p>4.36867690718416</text:p>
          </table:table-cell>
          <table:table-cell office:value-type="float" office:value="4.37665550132818" calcext:value-type="float">
            <text:p>4.3766555013281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gldsx</text:p>
          </table:table-cell>
          <table:table-cell office:value-type="float" office:value="14" calcext:value-type="float">
            <text:p>14</text:p>
          </table:table-cell>
          <table:table-cell office:value-type="float" office:value="2.44708285307608" calcext:value-type="float">
            <text:p>2.44708285307608</text:p>
          </table:table-cell>
          <table:table-cell office:value-type="float" office:value="1.09880329471925" calcext:value-type="float">
            <text:p>1.09880329471925</text:p>
          </table:table-cell>
          <table:table-cell office:value-type="float" office:value="3.4003062608425" calcext:value-type="float">
            <text:p>3.4003062608425</text:p>
          </table:table-cell>
          <table:table-cell office:value-type="float" office:value="3.49176352841896" calcext:value-type="float">
            <text:p>3.49176352841896</text:p>
          </table:table-cell>
          <table:table-cell office:value-type="float" office:value="3.51439920214414" calcext:value-type="float">
            <text:p>3.5143992021441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gv98v</text:p>
          </table:table-cell>
          <table:table-cell office:value-type="float" office:value="25" calcext:value-type="float">
            <text:p>25</text:p>
          </table:table-cell>
          <table:table-cell office:value-type="float" office:value="1.09879927324258" calcext:value-type="float">
            <text:p>1.09879927324258</text:p>
          </table:table-cell>
          <table:table-cell office:value-type="float" office:value="0.823570402942276" calcext:value-type="float">
            <text:p>0.823570402942276</text:p>
          </table:table-cell>
          <table:table-cell office:value-type="float" office:value="2.25894325400501" calcext:value-type="float">
            <text:p>2.25894325400501</text:p>
          </table:table-cell>
          <table:table-cell office:value-type="float" office:value="2.327092705263" calcext:value-type="float">
            <text:p>2.327092705263</text:p>
          </table:table-cell>
          <table:table-cell office:value-type="float" office:value="2.34230370728092" calcext:value-type="float">
            <text:p>2.3423037072809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kmg48</text:p>
          </table:table-cell>
          <table:table-cell office:value-type="float" office:value="23" calcext:value-type="float">
            <text:p>23</text:p>
          </table:table-cell>
          <table:table-cell office:value-type="float" office:value="1.07874506351588" calcext:value-type="float">
            <text:p>1.07874506351588</text:p>
          </table:table-cell>
          <table:table-cell office:value-type="float" office:value="0.795383634414209" calcext:value-type="float">
            <text:p>0.795383634414209</text:p>
          </table:table-cell>
          <table:table-cell office:value-type="float" office:value="2.24818742692802" calcext:value-type="float">
            <text:p>2.24818742692802</text:p>
          </table:table-cell>
          <table:table-cell office:value-type="float" office:value="2.28019458469883" calcext:value-type="float">
            <text:p>2.28019458469883</text:p>
          </table:table-cell>
          <table:table-cell office:value-type="float" office:value="2.28434944297614" calcext:value-type="float">
            <text:p>2.2843494429761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t6m6r</text:p>
          </table:table-cell>
          <table:table-cell office:value-type="float" office:value="15" calcext:value-type="float">
            <text:p>15</text:p>
          </table:table-cell>
          <table:table-cell office:value-type="float" office:value="2.19303072427749" calcext:value-type="float">
            <text:p>2.19303072427749</text:p>
          </table:table-cell>
          <table:table-cell office:value-type="float" office:value="0.941371839303899" calcext:value-type="float">
            <text:p>0.941371839303899</text:p>
          </table:table-cell>
          <table:table-cell office:value-type="float" office:value="3.14828607823213" calcext:value-type="float">
            <text:p>3.14828607823213</text:p>
          </table:table-cell>
          <table:table-cell office:value-type="float" office:value="3.22487929476154" calcext:value-type="float">
            <text:p>3.22487929476154</text:p>
          </table:table-cell>
          <table:table-cell office:value-type="float" office:value="3.24383611585257" calcext:value-type="float">
            <text:p>3.2438361158525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100214_pod_echo-service-00001-deployment-69877b6c94-t8tkk</text:p>
          </table:table-cell>
          <table:table-cell office:value-type="float" office:value="46" calcext:value-type="float">
            <text:p>46</text:p>
          </table:table-cell>
          <table:table-cell office:value-type="float" office:value="1.52389759086011" calcext:value-type="float">
            <text:p>1.52389759086011</text:p>
          </table:table-cell>
          <table:table-cell office:value-type="float" office:value="1.6171397377938" calcext:value-type="float">
            <text:p>1.6171397377938</text:p>
          </table:table-cell>
          <table:table-cell office:value-type="float" office:value="4.66738251214647" calcext:value-type="float">
            <text:p>4.66738251214647</text:p>
          </table:table-cell>
          <table:table-cell office:value-type="float" office:value="4.79073319828888" calcext:value-type="float">
            <text:p>4.79073319828888</text:p>
          </table:table-cell>
          <table:table-cell office:value-type="float" office:value="4.79576876634283" calcext:value-type="float">
            <text:p>4.7957687663428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s_gini</text:p>
          </table:table-cell>
          <table:table-cell office:value-type="float" office:value="9" calcext:value-type="float">
            <text:p>9</text:p>
          </table:table-cell>
          <table:table-cell office:value-type="float" office:value="0.0841430334065072" calcext:value-type="float">
            <text:p>0.084143033406507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76xvh</text:p>
          </table:table-cell>
          <table:table-cell office:value-type="float" office:value="77" calcext:value-type="float">
            <text:p>77</text:p>
          </table:table-cell>
          <table:table-cell office:value-type="float" office:value="27480383.1688312" calcext:value-type="float">
            <text:p>27480383.1688312</text:p>
          </table:table-cell>
          <table:table-cell office:value-type="float" office:value="5355292.67959234" calcext:value-type="float">
            <text:p>5355292.67959234</text:p>
          </table:table-cell>
          <table:table-cell table:number-columns-repeated="3" office:value-type="float" office:value="28983296" calcext:value-type="float">
            <text:p>289832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8j7kf</text:p>
          </table:table-cell>
          <table:table-cell office:value-type="float" office:value="76" calcext:value-type="float">
            <text:p>76</text:p>
          </table:table-cell>
          <table:table-cell office:value-type="float" office:value="20015858.5263158" calcext:value-type="float">
            <text:p>20015858.5263158</text:p>
          </table:table-cell>
          <table:table-cell office:value-type="float" office:value="4630437.21853887" calcext:value-type="float">
            <text:p>4630437.21853887</text:p>
          </table:table-cell>
          <table:table-cell office:value-type="float" office:value="29795328" calcext:value-type="float">
            <text:p>29795328</text:p>
          </table:table-cell>
          <table:table-cell table:number-columns-repeated="2" office:value-type="float" office:value="30511104" calcext:value-type="float">
            <text:p>305111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9wjq4</text:p>
          </table:table-cell>
          <table:table-cell office:value-type="float" office:value="59" calcext:value-type="float">
            <text:p>59</text:p>
          </table:table-cell>
          <table:table-cell office:value-type="float" office:value="17350656" calcext:value-type="float">
            <text:p>173506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350656" calcext:value-type="float">
            <text:p>173506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gcll9</text:p>
          </table:table-cell>
          <table:table-cell office:value-type="float" office:value="24" calcext:value-type="float">
            <text:p>24</text:p>
          </table:table-cell>
          <table:table-cell office:value-type="float" office:value="27074901.3333333" calcext:value-type="float">
            <text:p>27074901.3333333</text:p>
          </table:table-cell>
          <table:table-cell office:value-type="float" office:value="9603030.60516947" calcext:value-type="float">
            <text:p>9603030.60516947</text:p>
          </table:table-cell>
          <table:table-cell office:value-type="float" office:value="31757926.4" calcext:value-type="float">
            <text:p>31757926.4</text:p>
          </table:table-cell>
          <table:table-cell table:number-columns-repeated="2" office:value-type="float" office:value="31797248" calcext:value-type="float">
            <text:p>31797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gldsx</text:p>
          </table:table-cell>
          <table:table-cell office:value-type="float" office:value="18" calcext:value-type="float">
            <text:p>18</text:p>
          </table:table-cell>
          <table:table-cell office:value-type="float" office:value="21609813.3333333" calcext:value-type="float">
            <text:p>21609813.3333333</text:p>
          </table:table-cell>
          <table:table-cell office:value-type="float" office:value="13820376.6086769" calcext:value-type="float">
            <text:p>13820376.6086769</text:p>
          </table:table-cell>
          <table:table-cell table:number-columns-repeated="3" office:value-type="float" office:value="31440896" calcext:value-type="float">
            <text:p>314408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gv98v</text:p>
          </table:table-cell>
          <table:table-cell office:value-type="float" office:value="77" calcext:value-type="float">
            <text:p>77</text:p>
          </table:table-cell>
          <table:table-cell office:value-type="float" office:value="27851948.8831169" calcext:value-type="float">
            <text:p>27851948.8831169</text:p>
          </table:table-cell>
          <table:table-cell office:value-type="float" office:value="5369418.50728033" calcext:value-type="float">
            <text:p>5369418.50728033</text:p>
          </table:table-cell>
          <table:table-cell office:value-type="float" office:value="29315072" calcext:value-type="float">
            <text:p>29315072</text:p>
          </table:table-cell>
          <table:table-cell table:number-columns-repeated="2" office:value-type="float" office:value="30203904" calcext:value-type="float">
            <text:p>302039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kmg48</text:p>
          </table:table-cell>
          <table:table-cell office:value-type="float" office:value="75" calcext:value-type="float">
            <text:p>75</text:p>
          </table:table-cell>
          <table:table-cell office:value-type="float" office:value="26633721.1733333" calcext:value-type="float">
            <text:p>26633721.1733333</text:p>
          </table:table-cell>
          <table:table-cell office:value-type="float" office:value="5860970.57014331" calcext:value-type="float">
            <text:p>5860970.57014331</text:p>
          </table:table-cell>
          <table:table-cell office:value-type="float" office:value="28798976" calcext:value-type="float">
            <text:p>28798976</text:p>
          </table:table-cell>
          <table:table-cell table:number-columns-repeated="2" office:value-type="float" office:value="29253632" calcext:value-type="float">
            <text:p>292536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t6m6r</text:p>
          </table:table-cell>
          <table:table-cell office:value-type="float" office:value="18" calcext:value-type="float">
            <text:p>18</text:p>
          </table:table-cell>
          <table:table-cell office:value-type="float" office:value="23339008" calcext:value-type="float">
            <text:p>23339008</text:p>
          </table:table-cell>
          <table:table-cell office:value-type="float" office:value="10611537.503376" calcext:value-type="float">
            <text:p>10611537.503376</text:p>
          </table:table-cell>
          <table:table-cell table:number-columns-repeated="3" office:value-type="float" office:value="31084544" calcext:value-type="float">
            <text:p>310845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100214_pod_echo-service-00001-deployment-69877b6c94-t8tkk</text:p>
          </table:table-cell>
          <table:table-cell office:value-type="float" office:value="100" calcext:value-type="float">
            <text:p>100</text:p>
          </table:table-cell>
          <table:table-cell office:value-type="float" office:value="28407357.44" calcext:value-type="float">
            <text:p>28407357.44</text:p>
          </table:table-cell>
          <table:table-cell office:value-type="float" office:value="4895797.17032914" calcext:value-type="float">
            <text:p>4895797.17032914</text:p>
          </table:table-cell>
          <table:table-cell office:value-type="float" office:value="31174656" calcext:value-type="float">
            <text:p>31174656</text:p>
          </table:table-cell>
          <table:table-cell table:number-columns-repeated="2" office:value-type="float" office:value="31182848" calcext:value-type="float">
            <text:p>311828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100214_pods_gini</text:p>
          </table:table-cell>
          <table:table-cell office:value-type="float" office:value="9" calcext:value-type="float">
            <text:p>9</text:p>
          </table:table-cell>
          <table:table-cell office:value-type="float" office:value="0.28377536830296" calcext:value-type="float">
            <text:p>0.28377536830296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raw_cpu_usage_20250525_100214_pod_echo-service-00001-deployment-69877b6c94-76xvh</text:p>
          </table:table-cell>
          <table:table-cell office:value-type="float" office:value="81" calcext:value-type="float">
            <text:p>81</text:p>
          </table:table-cell>
          <table:table-cell office:value-type="float" office:value="0.0626292364380481" calcext:value-type="float">
            <text:p>0.0626292364380481</text:p>
          </table:table-cell>
          <table:table-cell office:value-type="float" office:value="0.0710156729160043" calcext:value-type="float">
            <text:p>0.0710156729160043</text:p>
          </table:table-cell>
          <table:table-cell office:value-type="float" office:value="0.226949152301938" calcext:value-type="float">
            <text:p>0.226949152301938</text:p>
          </table:table-cell>
          <table:table-cell office:value-type="float" office:value="0.238609052333055" calcext:value-type="float">
            <text:p>0.238609052333055</text:p>
          </table:table-cell>
          <table:table-cell office:value-type="float" office:value="0.246618238040074" calcext:value-type="float">
            <text:p>0.24661823804007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8j7kf</text:p>
          </table:table-cell>
          <table:table-cell office:value-type="float" office:value="79" calcext:value-type="float">
            <text:p>79</text:p>
          </table:table-cell>
          <table:table-cell office:value-type="float" office:value="0.0722489625997418" calcext:value-type="float">
            <text:p>0.0722489625997418</text:p>
          </table:table-cell>
          <table:table-cell office:value-type="float" office:value="0.0722163040818558" calcext:value-type="float">
            <text:p>0.0722163040818558</text:p>
          </table:table-cell>
          <table:table-cell office:value-type="float" office:value="0.189872156570656" calcext:value-type="float">
            <text:p>0.189872156570656</text:p>
          </table:table-cell>
          <table:table-cell table:number-columns-repeated="2" office:value-type="float" office:value="0.242007897868657" calcext:value-type="float">
            <text:p>0.242007897868657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9wjq4</text:p>
          </table:table-cell>
          <table:table-cell office:value-type="float" office:value="24" calcext:value-type="float">
            <text:p>24</text:p>
          </table:table-cell>
          <table:table-cell office:value-type="float" office:value="0.00501556732816921" calcext:value-type="float">
            <text:p>0.00501556732816921</text:p>
          </table:table-cell>
          <table:table-cell office:value-type="float" office:value="0.00377903377294307" calcext:value-type="float">
            <text:p>0.00377903377294307</text:p>
          </table:table-cell>
          <table:table-cell office:value-type="float" office:value="0.0108809255731983" calcext:value-type="float">
            <text:p>0.0108809255731983</text:p>
          </table:table-cell>
          <table:table-cell office:value-type="float" office:value="0.0116004302018328" calcext:value-type="float">
            <text:p>0.0116004302018328</text:p>
          </table:table-cell>
          <table:table-cell office:value-type="float" office:value="0.0117616969993211" calcext:value-type="float">
            <text:p>0.011761696999321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gcll9</text:p>
          </table:table-cell>
          <table:table-cell office:value-type="float" office:value="82" calcext:value-type="float">
            <text:p>82</text:p>
          </table:table-cell>
          <table:table-cell office:value-type="float" office:value="0.154423484012091" calcext:value-type="float">
            <text:p>0.154423484012091</text:p>
          </table:table-cell>
          <table:table-cell office:value-type="float" office:value="0.129683590834198" calcext:value-type="float">
            <text:p>0.129683590834198</text:p>
          </table:table-cell>
          <table:table-cell office:value-type="float" office:value="0.38906629342468" calcext:value-type="float">
            <text:p>0.38906629342468</text:p>
          </table:table-cell>
          <table:table-cell table:number-columns-repeated="2" office:value-type="float" office:value="0.449451406133928" calcext:value-type="float">
            <text:p>0.449451406133928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gldsx</text:p>
          </table:table-cell>
          <table:table-cell office:value-type="float" office:value="50" calcext:value-type="float">
            <text:p>50</text:p>
          </table:table-cell>
          <table:table-cell office:value-type="float" office:value="0.137036639772261" calcext:value-type="float">
            <text:p>0.137036639772261</text:p>
          </table:table-cell>
          <table:table-cell office:value-type="float" office:value="0.112502221134829" calcext:value-type="float">
            <text:p>0.112502221134829</text:p>
          </table:table-cell>
          <table:table-cell office:value-type="float" office:value="0.31013834525878" calcext:value-type="float">
            <text:p>0.31013834525878</text:p>
          </table:table-cell>
          <table:table-cell table:number-columns-repeated="2" office:value-type="float" office:value="0.374665792689136" calcext:value-type="float">
            <text:p>0.37466579268913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gv98v</text:p>
          </table:table-cell>
          <table:table-cell office:value-type="float" office:value="91" calcext:value-type="float">
            <text:p>91</text:p>
          </table:table-cell>
          <table:table-cell office:value-type="float" office:value="0.0603735864419002" calcext:value-type="float">
            <text:p>0.0603735864419002</text:p>
          </table:table-cell>
          <table:table-cell office:value-type="float" office:value="0.0696932001810876" calcext:value-type="float">
            <text:p>0.0696932001810876</text:p>
          </table:table-cell>
          <table:table-cell office:value-type="float" office:value="0.20426049687857" calcext:value-type="float">
            <text:p>0.20426049687857</text:p>
          </table:table-cell>
          <table:table-cell table:number-columns-repeated="2" office:value-type="float" office:value="0.235682577200009" calcext:value-type="float">
            <text:p>0.23568257720000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kmg48</text:p>
          </table:table-cell>
          <table:table-cell office:value-type="float" office:value="78" calcext:value-type="float">
            <text:p>78</text:p>
          </table:table-cell>
          <table:table-cell office:value-type="float" office:value="0.0636182986176033" calcext:value-type="float">
            <text:p>0.0636182986176033</text:p>
          </table:table-cell>
          <table:table-cell office:value-type="float" office:value="0.0663634590334005" calcext:value-type="float">
            <text:p>0.0663634590334005</text:p>
          </table:table-cell>
          <table:table-cell office:value-type="float" office:value="0.181477931244989" calcext:value-type="float">
            <text:p>0.181477931244989</text:p>
          </table:table-cell>
          <table:table-cell office:value-type="float" office:value="0.231875594031192" calcext:value-type="float">
            <text:p>0.231875594031192</text:p>
          </table:table-cell>
          <table:table-cell office:value-type="float" office:value="0.238600378328513" calcext:value-type="float">
            <text:p>0.23860037832851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t6m6r</text:p>
          </table:table-cell>
          <table:table-cell office:value-type="float" office:value="51" calcext:value-type="float">
            <text:p>51</text:p>
          </table:table-cell>
          <table:table-cell office:value-type="float" office:value="0.129001807310441" calcext:value-type="float">
            <text:p>0.129001807310441</text:p>
          </table:table-cell>
          <table:table-cell office:value-type="float" office:value="0.0973885845004956" calcext:value-type="float">
            <text:p>0.0973885845004956</text:p>
          </table:table-cell>
          <table:table-cell office:value-type="float" office:value="0.291673542373198" calcext:value-type="float">
            <text:p>0.291673542373198</text:p>
          </table:table-cell>
          <table:table-cell table:number-columns-repeated="2" office:value-type="float" office:value="0.294201094006746" calcext:value-type="float">
            <text:p>0.29420109400674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100214_pod_echo-service-00001-deployment-69877b6c94-t8tkk</text:p>
          </table:table-cell>
          <table:table-cell office:value-type="float" office:value="170" calcext:value-type="float">
            <text:p>170</text:p>
          </table:table-cell>
          <table:table-cell office:value-type="float" office:value="0.0824697519759588" calcext:value-type="float">
            <text:p>0.0824697519759588</text:p>
          </table:table-cell>
          <table:table-cell office:value-type="float" office:value="0.116602098477584" calcext:value-type="float">
            <text:p>0.116602098477584</text:p>
          </table:table-cell>
          <table:table-cell office:value-type="float" office:value="0.337775201093901" calcext:value-type="float">
            <text:p>0.337775201093901</text:p>
          </table:table-cell>
          <table:table-cell table:number-columns-repeated="2" office:value-type="float" office:value="0.490600880064957" calcext:value-type="float">
            <text:p>0.490600880064957</text:p>
          </table:table-cell>
          <table:table-cell/>
        </table:table-row>
      </table:table>
      <table:table table:name="Knative spike cpuService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spike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spike_summary</text:p>
          </table:table-cell>
          <table:table-cell office:value-type="float" office:value="11" calcext:value-type="float">
            <text:p>11</text:p>
          </table:table-cell>
          <table:table-cell office:value-type="float" office:value="15.9795098258632" calcext:value-type="float">
            <text:p>15.9795098258632</text:p>
          </table:table-cell>
          <table:table-cell office:value-type="float" office:value="18.9229620257171" calcext:value-type="float">
            <text:p>18.9229620257171</text:p>
          </table:table-cell>
          <table:table-cell office:value-type="float" office:value="36.0050611578566" calcext:value-type="float">
            <text:p>36.0050611578566</text:p>
          </table:table-cell>
          <table:table-cell office:value-type="float" office:value="36.0625535271587" calcext:value-type="float">
            <text:p>36.0625535271587</text:p>
          </table:table-cell>
          <table:table-cell office:value-type="float" office:value="36.0767828885609" calcext:value-type="float">
            <text:p>36.0767828885609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http_requests_by_code_20250525_084624</text:p>
          </table:table-cell>
          <table:table-cell office:value-type="float" office:value="62" calcext:value-type="float">
            <text:p>62</text:p>
          </table:table-cell>
          <table:table-cell office:value-type="float" office:value="130.614303507998" calcext:value-type="float">
            <text:p>130.614303507998</text:p>
          </table:table-cell>
          <table:table-cell office:value-type="float" office:value="117.389893946461" calcext:value-type="float">
            <text:p>117.389893946461</text:p>
          </table:table-cell>
          <table:table-cell office:value-type="float" office:value="310.216658115714" calcext:value-type="float">
            <text:p>310.216658115714</text:p>
          </table:table-cell>
          <table:table-cell office:value-type="float" office:value="318.044243428101" calcext:value-type="float">
            <text:p>318.044243428101</text:p>
          </table:table-cell>
          <table:table-cell office:value-type="float" office:value="320.831162931256" calcext:value-type="float">
            <text:p>320.831162931256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50_20250525_084624</text:p>
          </table:table-cell>
          <table:table-cell office:value-type="float" office:value="62" calcext:value-type="float">
            <text:p>62</text:p>
          </table:table-cell>
          <table:table-cell office:value-type="float" office:value="0.00519522927748596" calcext:value-type="float">
            <text:p>0.00519522927748596</text:p>
          </table:table-cell>
          <table:table-cell office:value-type="float" office:value="0.0000915643279502974" calcext:value-type="float">
            <text:p>9.15643279502974E-05</text:p>
          </table:table-cell>
          <table:table-cell office:value-type="float" office:value="0.00531725494826863" calcext:value-type="float">
            <text:p>0.00531725494826863</text:p>
          </table:table-cell>
          <table:table-cell office:value-type="float" office:value="0.00535579419254593" calcext:value-type="float">
            <text:p>0.00535579419254593</text:p>
          </table:table-cell>
          <table:table-cell office:value-type="float" office:value="0.00538913878673432" calcext:value-type="float">
            <text:p>0.00538913878673432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5_20250525_084624</text:p>
          </table:table-cell>
          <table:table-cell office:value-type="float" office:value="62" calcext:value-type="float">
            <text:p>62</text:p>
          </table:table-cell>
          <table:table-cell office:value-type="float" office:value="0.0117667093183688" calcext:value-type="float">
            <text:p>0.0117667093183688</text:p>
          </table:table-cell>
          <table:table-cell office:value-type="float" office:value="0.0039054821573136" calcext:value-type="float">
            <text:p>0.0039054821573136</text:p>
          </table:table-cell>
          <table:table-cell office:value-type="float" office:value="0.0211858401115" calcext:value-type="float">
            <text:p>0.0211858401115</text:p>
          </table:table-cell>
          <table:table-cell office:value-type="float" office:value="0.0228265167862333" calcext:value-type="float">
            <text:p>0.0228265167862333</text:p>
          </table:table-cell>
          <table:table-cell office:value-type="float" office:value="0.0241052598263211" calcext:value-type="float">
            <text:p>0.0241052598263211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_20250525_084624</text:p>
          </table:table-cell>
          <table:table-cell office:value-type="float" office:value="62" calcext:value-type="float">
            <text:p>62</text:p>
          </table:table-cell>
          <table:table-cell office:value-type="float" office:value="0.0476413390196019" calcext:value-type="float">
            <text:p>0.0476413390196019</text:p>
          </table:table-cell>
          <table:table-cell office:value-type="float" office:value="0.019474859847219" calcext:value-type="float">
            <text:p>0.019474859847219</text:p>
          </table:table-cell>
          <table:table-cell office:value-type="float" office:value="0.0842497572712608" calcext:value-type="float">
            <text:p>0.0842497572712608</text:p>
          </table:table-cell>
          <table:table-cell office:value-type="float" office:value="0.0855529368707182" calcext:value-type="float">
            <text:p>0.0855529368707182</text:p>
          </table:table-cell>
          <table:table-cell office:value-type="float" office:value="0.0856060377266619" calcext:value-type="float">
            <text:p>0.0856060377266619</text:p>
          </table:table-cell>
          <table:table-cell/>
        </table:table-row>
        <table:table-row table:style-name="ro2">
          <table:table-cell office:value-type="string" calcext:value-type="string">
            <text:p>prometheus_cpu_response_time_p9999_20250525_084624</text:p>
          </table:table-cell>
          <table:table-cell office:value-type="float" office:value="62" calcext:value-type="float">
            <text:p>62</text:p>
          </table:table-cell>
          <table:table-cell office:value-type="float" office:value="0.199297931393368" calcext:value-type="float">
            <text:p>0.199297931393368</text:p>
          </table:table-cell>
          <table:table-cell office:value-type="float" office:value="0.159420165493807" calcext:value-type="float">
            <text:p>0.159420165493807</text:p>
          </table:table-cell>
          <table:table-cell office:value-type="float" office:value="0.475443391639982" calcext:value-type="float">
            <text:p>0.475443391639982</text:p>
          </table:table-cell>
          <table:table-cell office:value-type="float" office:value="0.478739312231358" calcext:value-type="float">
            <text:p>0.478739312231358</text:p>
          </table:table-cell>
          <table:table-cell office:value-type="float" office:value="0.479942420392325" calcext:value-type="float">
            <text:p>0.479942420392325</text:p>
          </table:table-cell>
          <table:table-cell/>
        </table:table-row>
        <table:table-row table:style-name="ro2">
          <table:table-cell office:value-type="string" calcext:value-type="string">
            <text:p>prometheus_cpu_pod_count_20250525_084624</text:p>
          </table:table-cell>
          <table:table-cell office:value-type="float" office:value="133" calcext:value-type="float">
            <text:p>133</text:p>
          </table:table-cell>
          <table:table-cell office:value-type="float" office:value="2.29323308270677" calcext:value-type="float">
            <text:p>2.29323308270677</text:p>
          </table:table-cell>
          <table:table-cell office:value-type="float" office:value="2.95876191062169" calcext:value-type="float">
            <text:p>2.95876191062169</text:p>
          </table:table-cell>
          <table:table-cell office:value-type="float" office:value="6.39999999999999" calcext:value-type="float">
            <text:p>6.39999999999999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prometheus_cpu_envoy_connections_20250525_084624</text:p>
          </table:table-cell>
          <table:table-cell office:value-type="float" office:value="133" calcext:value-type="float">
            <text:p>133</text:p>
          </table:table-cell>
          <table:table-cell office:value-type="float" office:value="181.142857142857" calcext:value-type="float">
            <text:p>181.142857142857</text:p>
          </table:table-cell>
          <table:table-cell office:value-type="float" office:value="64.7690703000473" calcext:value-type="float">
            <text:p>64.7690703000473</text:p>
          </table:table-cell>
          <table:table-cell table:number-columns-repeated="3"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string" calcext:value-type="string">
            <text:p>prometheus_cpu_cpu_usage_by_pod_pct_20250525_084624</text:p>
          </table:table-cell>
          <table:table-cell office:value-type="float" office:value="351" calcext:value-type="float">
            <text:p>351</text:p>
          </table:table-cell>
          <table:table-cell office:value-type="float" office:value="0.983194321917335" calcext:value-type="float">
            <text:p>0.983194321917335</text:p>
          </table:table-cell>
          <table:table-cell office:value-type="float" office:value="0.929045200478414" calcext:value-type="float">
            <text:p>0.929045200478414</text:p>
          </table:table-cell>
          <table:table-cell office:value-type="float" office:value="2.76452564069253" calcext:value-type="float">
            <text:p>2.76452564069253</text:p>
          </table:table-cell>
          <table:table-cell office:value-type="float" office:value="3.66700030460966" calcext:value-type="float">
            <text:p>3.66700030460966</text:p>
          </table:table-cell>
          <table:table-cell office:value-type="float" office:value="3.98226665911309" calcext:value-type="float">
            <text:p>3.9822666591130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luster_cpu_usage_pct_20250525_084624</text:p>
          </table:table-cell>
          <table:table-cell office:value-type="float" office:value="133" calcext:value-type="float">
            <text:p>133</text:p>
          </table:table-cell>
          <table:table-cell office:value-type="float" office:value="17.294964829774" calcext:value-type="float">
            <text:p>17.294964829774</text:p>
          </table:table-cell>
          <table:table-cell office:value-type="float" office:value="15.5105875268833" calcext:value-type="float">
            <text:p>15.5105875268833</text:p>
          </table:table-cell>
          <table:table-cell office:value-type="float" office:value="48.1361901399153" calcext:value-type="float">
            <text:p>48.1361901399153</text:p>
          </table:table-cell>
          <table:table-cell office:value-type="float" office:value="49.477864622903" calcext:value-type="float">
            <text:p>49.477864622903</text:p>
          </table:table-cell>
          <table:table-cell office:value-type="float" office:value="50.057225734656" calcext:value-type="float">
            <text:p>50.05722573465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service_cpu_usage_pct_20250525_084624</text:p>
          </table:table-cell>
          <table:table-cell office:value-type="float" office:value="68" calcext:value-type="float">
            <text:p>68</text:p>
          </table:table-cell>
          <table:table-cell office:value-type="float" office:value="5.07501774989684" calcext:value-type="float">
            <text:p>5.07501774989684</text:p>
          </table:table-cell>
          <table:table-cell office:value-type="float" office:value="4.22542605117097" calcext:value-type="float">
            <text:p>4.22542605117097</text:p>
          </table:table-cell>
          <table:table-cell office:value-type="float" office:value="11.1523895799021" calcext:value-type="float">
            <text:p>11.1523895799021</text:p>
          </table:table-cell>
          <table:table-cell office:value-type="float" office:value="11.8755273021548" calcext:value-type="float">
            <text:p>11.8755273021548</text:p>
          </table:table-cell>
          <table:table-cell office:value-type="float" office:value="11.9587290200904" calcext:value-type="float">
            <text:p>11.958729020090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84624</text:p>
          </table:table-cell>
          <table:table-cell office:value-type="float" office:value="970" calcext:value-type="float">
            <text:p>970</text:p>
          </table:table-cell>
          <table:table-cell office:value-type="float" office:value="23374833.2206186" calcext:value-type="float">
            <text:p>23374833.2206186</text:p>
          </table:table-cell>
          <table:table-cell office:value-type="float" office:value="6477599.47979225" calcext:value-type="float">
            <text:p>6477599.47979225</text:p>
          </table:table-cell>
          <table:table-cell office:value-type="float" office:value="29391872" calcext:value-type="float">
            <text:p>29391872</text:p>
          </table:table-cell>
          <table:table-cell office:value-type="float" office:value="31297536" calcext:value-type="float">
            <text:p>31297536</text:p>
          </table:table-cell>
          <table:table-cell office:value-type="float" office:value="31657984" calcext:value-type="float">
            <text:p>316579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total_service_memory_usage_20250525_084624</text:p>
          </table:table-cell>
          <table:table-cell office:value-type="float" office:value="133" calcext:value-type="float">
            <text:p>133</text:p>
          </table:table-cell>
          <table:table-cell office:value-type="float" office:value="170478106.947368" calcext:value-type="float">
            <text:p>170478106.947368</text:p>
          </table:table-cell>
          <table:table-cell office:value-type="float" office:value="97733032.31199" calcext:value-type="float">
            <text:p>97733032.31199</text:p>
          </table:table-cell>
          <table:table-cell office:value-type="float" office:value="267863654.4" calcext:value-type="float">
            <text:p>267863654.4</text:p>
          </table:table-cell>
          <table:table-cell office:value-type="float" office:value="283834449.92" calcext:value-type="float">
            <text:p>283834449.92</text:p>
          </table:table-cell>
          <table:table-cell office:value-type="float" office:value="297409532.7232" calcext:value-type="float">
            <text:p>297409532.72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84624</text:p>
          </table:table-cell>
          <table:table-cell office:value-type="float" office:value="1260" calcext:value-type="float">
            <text:p>1260</text:p>
          </table:table-cell>
          <table:table-cell office:value-type="float" office:value="0.0547779693639658" calcext:value-type="float">
            <text:p>0.0547779693639658</text:p>
          </table:table-cell>
          <table:table-cell office:value-type="float" office:value="0.0722280894093381" calcext:value-type="float">
            <text:p>0.0722280894093381</text:p>
          </table:table-cell>
          <table:table-cell office:value-type="float" office:value="0.205706484163319" calcext:value-type="float">
            <text:p>0.205706484163319</text:p>
          </table:table-cell>
          <table:table-cell office:value-type="float" office:value="0.287896986189854" calcext:value-type="float">
            <text:p>0.287896986189854</text:p>
          </table:table-cell>
          <table:table-cell office:value-type="float" office:value="0.377043060361518" calcext:value-type="float">
            <text:p>0.377043060361518</text:p>
          </table:table-cell>
          <table:table-cell/>
        </table:table-row>
        <table:table-row table:style-name="ro2">
          <table:table-cell office:value-type="string" calcext:value-type="string">
            <text:p>prometheus_cpu_machine_cpu_cores_20250525_084624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cpuService_POST__fibonacci_6h_ALL23778_20250525_084625</text:p>
          </table:table-cell>
          <table:table-cell office:value-type="float" office:value="23778" calcext:value-type="float">
            <text:p>23778</text:p>
          </table:table-cell>
          <table:table-cell office:value-type="float" office:value="4.18508705526117" calcext:value-type="float">
            <text:p>4.18508705526117</text:p>
          </table:table-cell>
          <table:table-cell office:value-type="float" office:value="6.51208895161646" calcext:value-type="float">
            <text:p>6.5120889516164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1.866899999997" calcext:value-type="float">
            <text:p>101.866899999997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cpu_usage_by_pod_pct_20250525_084624_pods_gini</text:p>
          </table:table-cell>
          <table:table-cell office:value-type="float" office:value="15" calcext:value-type="float">
            <text:p>15</text:p>
          </table:table-cell>
          <table:table-cell office:value-type="float" office:value="0.358684538159388" calcext:value-type="float">
            <text:p>0.358684538159388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2fc6n</text:p>
          </table:table-cell>
          <table:table-cell office:value-type="float" office:value="21" calcext:value-type="float">
            <text:p>21</text:p>
          </table:table-cell>
          <table:table-cell office:value-type="float" office:value="0.447301249878785" calcext:value-type="float">
            <text:p>0.447301249878785</text:p>
          </table:table-cell>
          <table:table-cell office:value-type="float" office:value="0.354284492376593" calcext:value-type="float">
            <text:p>0.354284492376593</text:p>
          </table:table-cell>
          <table:table-cell office:value-type="float" office:value="0.957675207087206" calcext:value-type="float">
            <text:p>0.957675207087206</text:p>
          </table:table-cell>
          <table:table-cell office:value-type="float" office:value="1.0380825381326" calcext:value-type="float">
            <text:p>1.0380825381326</text:p>
          </table:table-cell>
          <table:table-cell office:value-type="float" office:value="1.05798335256633" calcext:value-type="float">
            <text:p>1.0579833525663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6ftxk</text:p>
          </table:table-cell>
          <table:table-cell office:value-type="float" office:value="47" calcext:value-type="float">
            <text:p>47</text:p>
          </table:table-cell>
          <table:table-cell office:value-type="float" office:value="0.894714387154177" calcext:value-type="float">
            <text:p>0.894714387154177</text:p>
          </table:table-cell>
          <table:table-cell office:value-type="float" office:value="0.915652206981484" calcext:value-type="float">
            <text:p>0.915652206981484</text:p>
          </table:table-cell>
          <table:table-cell office:value-type="float" office:value="2.48671965712235" calcext:value-type="float">
            <text:p>2.48671965712235</text:p>
          </table:table-cell>
          <table:table-cell office:value-type="float" office:value="2.58006160327493" calcext:value-type="float">
            <text:p>2.58006160327493</text:p>
          </table:table-cell>
          <table:table-cell office:value-type="float" office:value="2.64602187657656" calcext:value-type="float">
            <text:p>2.6460218765765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6tfxs</text:p>
          </table:table-cell>
          <table:table-cell office:value-type="float" office:value="26" calcext:value-type="float">
            <text:p>26</text:p>
          </table:table-cell>
          <table:table-cell office:value-type="float" office:value="0.878102785997354" calcext:value-type="float">
            <text:p>0.878102785997354</text:p>
          </table:table-cell>
          <table:table-cell office:value-type="float" office:value="0.686277912411909" calcext:value-type="float">
            <text:p>0.686277912411909</text:p>
          </table:table-cell>
          <table:table-cell office:value-type="float" office:value="1.95634885054994" calcext:value-type="float">
            <text:p>1.95634885054994</text:p>
          </table:table-cell>
          <table:table-cell office:value-type="float" office:value="1.97690941507727" calcext:value-type="float">
            <text:p>1.97690941507727</text:p>
          </table:table-cell>
          <table:table-cell office:value-type="float" office:value="1.98055654394602" calcext:value-type="float">
            <text:p>1.9805565439460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968mg</text:p>
          </table:table-cell>
          <table:table-cell office:value-type="float" office:value="25" calcext:value-type="float">
            <text:p>25</text:p>
          </table:table-cell>
          <table:table-cell office:value-type="float" office:value="0.367509597824246" calcext:value-type="float">
            <text:p>0.367509597824246</text:p>
          </table:table-cell>
          <table:table-cell office:value-type="float" office:value="0.317819374083425" calcext:value-type="float">
            <text:p>0.317819374083425</text:p>
          </table:table-cell>
          <table:table-cell office:value-type="float" office:value="0.883825274497106" calcext:value-type="float">
            <text:p>0.883825274497106</text:p>
          </table:table-cell>
          <table:table-cell office:value-type="float" office:value="0.901457440086016" calcext:value-type="float">
            <text:p>0.901457440086016</text:p>
          </table:table-cell>
          <table:table-cell office:value-type="float" office:value="0.90695044311602" calcext:value-type="float">
            <text:p>0.9069504431160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bgdnr</text:p>
          </table:table-cell>
          <table:table-cell office:value-type="float" office:value="23" calcext:value-type="float">
            <text:p>23</text:p>
          </table:table-cell>
          <table:table-cell office:value-type="float" office:value="1.03083593297068" calcext:value-type="float">
            <text:p>1.03083593297068</text:p>
          </table:table-cell>
          <table:table-cell office:value-type="float" office:value="0.677052593529542" calcext:value-type="float">
            <text:p>0.677052593529542</text:p>
          </table:table-cell>
          <table:table-cell office:value-type="float" office:value="1.99448262003914" calcext:value-type="float">
            <text:p>1.99448262003914</text:p>
          </table:table-cell>
          <table:table-cell office:value-type="float" office:value="2.0119537932907" calcext:value-type="float">
            <text:p>2.0119537932907</text:p>
          </table:table-cell>
          <table:table-cell office:value-type="float" office:value="2.01624254587126" calcext:value-type="float">
            <text:p>2.0162425458712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d6vhv</text:p>
          </table:table-cell>
          <table:table-cell office:value-type="float" office:value="15" calcext:value-type="float">
            <text:p>15</text:p>
          </table:table-cell>
          <table:table-cell office:value-type="float" office:value="1.94223151805314" calcext:value-type="float">
            <text:p>1.94223151805314</text:p>
          </table:table-cell>
          <table:table-cell office:value-type="float" office:value="0.873791738626847" calcext:value-type="float">
            <text:p>0.873791738626847</text:p>
          </table:table-cell>
          <table:table-cell office:value-type="float" office:value="2.88733819952895" calcext:value-type="float">
            <text:p>2.88733819952895</text:p>
          </table:table-cell>
          <table:table-cell office:value-type="float" office:value="2.91563543813195" calcext:value-type="float">
            <text:p>2.91563543813195</text:p>
          </table:table-cell>
          <table:table-cell office:value-type="float" office:value="2.92263900468619" calcext:value-type="float">
            <text:p>2.9226390046861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dnvvf</text:p>
          </table:table-cell>
          <table:table-cell office:value-type="float" office:value="24" calcext:value-type="float">
            <text:p>24</text:p>
          </table:table-cell>
          <table:table-cell office:value-type="float" office:value="0.940799205259453" calcext:value-type="float">
            <text:p>0.940799205259453</text:p>
          </table:table-cell>
          <table:table-cell office:value-type="float" office:value="0.681283522621579" calcext:value-type="float">
            <text:p>0.681283522621579</text:p>
          </table:table-cell>
          <table:table-cell office:value-type="float" office:value="2.03505272828854" calcext:value-type="float">
            <text:p>2.03505272828854</text:p>
          </table:table-cell>
          <table:table-cell office:value-type="float" office:value="2.05682737746725" calcext:value-type="float">
            <text:p>2.05682737746725</text:p>
          </table:table-cell>
          <table:table-cell office:value-type="float" office:value="2.05938753495778" calcext:value-type="float">
            <text:p>2.0593875349577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dpdmt</text:p>
          </table:table-cell>
          <table:table-cell office:value-type="float" office:value="24" calcext:value-type="float">
            <text:p>24</text:p>
          </table:table-cell>
          <table:table-cell office:value-type="float" office:value="0.920179510891668" calcext:value-type="float">
            <text:p>0.920179510891668</text:p>
          </table:table-cell>
          <table:table-cell office:value-type="float" office:value="0.717639728264977" calcext:value-type="float">
            <text:p>0.717639728264977</text:p>
          </table:table-cell>
          <table:table-cell office:value-type="float" office:value="2.04714947215318" calcext:value-type="float">
            <text:p>2.04714947215318</text:p>
          </table:table-cell>
          <table:table-cell office:value-type="float" office:value="2.05860346246045" calcext:value-type="float">
            <text:p>2.05860346246045</text:p>
          </table:table-cell>
          <table:table-cell office:value-type="float" office:value="2.05968025295332" calcext:value-type="float">
            <text:p>2.0596802529533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g2wrd</text:p>
          </table:table-cell>
          <table:table-cell office:value-type="float" office:value="23" calcext:value-type="float">
            <text:p>23</text:p>
          </table:table-cell>
          <table:table-cell office:value-type="float" office:value="1.02518229601292" calcext:value-type="float">
            <text:p>1.02518229601292</text:p>
          </table:table-cell>
          <table:table-cell office:value-type="float" office:value="0.68175784929143" calcext:value-type="float">
            <text:p>0.68175784929143</text:p>
          </table:table-cell>
          <table:table-cell office:value-type="float" office:value="1.94694868290382" calcext:value-type="float">
            <text:p>1.94694868290382</text:p>
          </table:table-cell>
          <table:table-cell office:value-type="float" office:value="1.96205140485092" calcext:value-type="float">
            <text:p>1.96205140485092</text:p>
          </table:table-cell>
          <table:table-cell office:value-type="float" office:value="1.96578098003443" calcext:value-type="float">
            <text:p>1.9657809800344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g5tkx</text:p>
          </table:table-cell>
          <table:table-cell office:value-type="float" office:value="14" calcext:value-type="float">
            <text:p>14</text:p>
          </table:table-cell>
          <table:table-cell office:value-type="float" office:value="2.30497780132178" calcext:value-type="float">
            <text:p>2.30497780132178</text:p>
          </table:table-cell>
          <table:table-cell office:value-type="float" office:value="0.875981593957222" calcext:value-type="float">
            <text:p>0.875981593957222</text:p>
          </table:table-cell>
          <table:table-cell office:value-type="float" office:value="3.10141579248848" calcext:value-type="float">
            <text:p>3.10141579248848</text:p>
          </table:table-cell>
          <table:table-cell office:value-type="float" office:value="3.15747753587525" calcext:value-type="float">
            <text:p>3.15747753587525</text:p>
          </table:table-cell>
          <table:table-cell office:value-type="float" office:value="3.17135281736347" calcext:value-type="float">
            <text:p>3.1713528173634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jpc56</text:p>
          </table:table-cell>
          <table:table-cell office:value-type="float" office:value="21" calcext:value-type="float">
            <text:p>21</text:p>
          </table:table-cell>
          <table:table-cell office:value-type="float" office:value="2.58450140077681" calcext:value-type="float">
            <text:p>2.58450140077681</text:p>
          </table:table-cell>
          <table:table-cell office:value-type="float" office:value="0.95578210838831" calcext:value-type="float">
            <text:p>0.95578210838831</text:p>
          </table:table-cell>
          <table:table-cell office:value-type="float" office:value="3.92068301435392" calcext:value-type="float">
            <text:p>3.92068301435392</text:p>
          </table:table-cell>
          <table:table-cell office:value-type="float" office:value="3.971736813118" calcext:value-type="float">
            <text:p>3.971736813118</text:p>
          </table:table-cell>
          <table:table-cell office:value-type="float" office:value="3.98437262831211" calcext:value-type="float">
            <text:p>3.9843726283121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mtppx</text:p>
          </table:table-cell>
          <table:table-cell office:value-type="float" office:value="14" calcext:value-type="float">
            <text:p>14</text:p>
          </table:table-cell>
          <table:table-cell office:value-type="float" office:value="1.98825400080946" calcext:value-type="float">
            <text:p>1.98825400080946</text:p>
          </table:table-cell>
          <table:table-cell office:value-type="float" office:value="0.642761294140309" calcext:value-type="float">
            <text:p>0.642761294140309</text:p>
          </table:table-cell>
          <table:table-cell office:value-type="float" office:value="2.73318166097232" calcext:value-type="float">
            <text:p>2.73318166097232</text:p>
          </table:table-cell>
          <table:table-cell office:value-type="float" office:value="2.76160269322109" calcext:value-type="float">
            <text:p>2.76160269322109</text:p>
          </table:table-cell>
          <table:table-cell office:value-type="float" office:value="2.76863689870266" calcext:value-type="float">
            <text:p>2.7686368987026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nzm9d</text:p>
          </table:table-cell>
          <table:table-cell office:value-type="float" office:value="25" calcext:value-type="float">
            <text:p>25</text:p>
          </table:table-cell>
          <table:table-cell office:value-type="float" office:value="0.431841764600304" calcext:value-type="float">
            <text:p>0.431841764600304</text:p>
          </table:table-cell>
          <table:table-cell office:value-type="float" office:value="0.409850809651895" calcext:value-type="float">
            <text:p>0.409850809651895</text:p>
          </table:table-cell>
          <table:table-cell office:value-type="float" office:value="1.06408383151306" calcext:value-type="float">
            <text:p>1.06408383151306</text:p>
          </table:table-cell>
          <table:table-cell office:value-type="float" office:value="1.07439511500263" calcext:value-type="float">
            <text:p>1.07439511500263</text:p>
          </table:table-cell>
          <table:table-cell office:value-type="float" office:value="1.07646493157873" calcext:value-type="float">
            <text:p>1.0764649315787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s66fs</text:p>
          </table:table-cell>
          <table:table-cell office:value-type="float" office:value="26" calcext:value-type="float">
            <text:p>26</text:p>
          </table:table-cell>
          <table:table-cell office:value-type="float" office:value="0.293732620821312" calcext:value-type="float">
            <text:p>0.293732620821312</text:p>
          </table:table-cell>
          <table:table-cell office:value-type="float" office:value="0.251170334196035" calcext:value-type="float">
            <text:p>0.251170334196035</text:p>
          </table:table-cell>
          <table:table-cell office:value-type="float" office:value="0.773220169081747" calcext:value-type="float">
            <text:p>0.773220169081747</text:p>
          </table:table-cell>
          <table:table-cell office:value-type="float" office:value="0.875191830952985" calcext:value-type="float">
            <text:p>0.875191830952985</text:p>
          </table:table-cell>
          <table:table-cell office:value-type="float" office:value="0.887502541526765" calcext:value-type="float">
            <text:p>0.88750254152676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84624_pod_cpu-service-00001-deployment-55794769d5-scbj6</text:p>
          </table:table-cell>
          <table:table-cell office:value-type="float" office:value="23" calcext:value-type="float">
            <text:p>23</text:p>
          </table:table-cell>
          <table:table-cell office:value-type="float" office:value="0.336506262616864" calcext:value-type="float">
            <text:p>0.336506262616864</text:p>
          </table:table-cell>
          <table:table-cell office:value-type="float" office:value="0.290365012801444" calcext:value-type="float">
            <text:p>0.290365012801444</text:p>
          </table:table-cell>
          <table:table-cell office:value-type="float" office:value="0.808931175144371" calcext:value-type="float">
            <text:p>0.808931175144371</text:p>
          </table:table-cell>
          <table:table-cell office:value-type="float" office:value="0.823695730634573" calcext:value-type="float">
            <text:p>0.823695730634573</text:p>
          </table:table-cell>
          <table:table-cell office:value-type="float" office:value="0.827638497945225" calcext:value-type="float">
            <text:p>0.82763849794522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s_gini</text:p>
          </table:table-cell>
          <table:table-cell office:value-type="float" office:value="16" calcext:value-type="float">
            <text:p>16</text:p>
          </table:table-cell>
          <table:table-cell office:value-type="float" office:value="0.0901307362920087" calcext:value-type="float">
            <text:p>0.0901307362920087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2fc6n</text:p>
          </table:table-cell>
          <table:table-cell office:value-type="float" office:value="75" calcext:value-type="float">
            <text:p>75</text:p>
          </table:table-cell>
          <table:table-cell office:value-type="float" office:value="19580026.88" calcext:value-type="float">
            <text:p>19580026.88</text:p>
          </table:table-cell>
          <table:table-cell office:value-type="float" office:value="3732876.42810432" calcext:value-type="float">
            <text:p>3732876.42810432</text:p>
          </table:table-cell>
          <table:table-cell office:value-type="float" office:value="20418560" calcext:value-type="float">
            <text:p>20418560</text:p>
          </table:table-cell>
          <table:table-cell table:number-columns-repeated="2" office:value-type="float" office:value="25157632" calcext:value-type="float">
            <text:p>251576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6ftxk</text:p>
          </table:table-cell>
          <table:table-cell office:value-type="float" office:value="99" calcext:value-type="float">
            <text:p>99</text:p>
          </table:table-cell>
          <table:table-cell office:value-type="float" office:value="27636539.4747475" calcext:value-type="float">
            <text:p>27636539.4747475</text:p>
          </table:table-cell>
          <table:table-cell office:value-type="float" office:value="3984196.42062873" calcext:value-type="float">
            <text:p>3984196.42062873</text:p>
          </table:table-cell>
          <table:table-cell office:value-type="float" office:value="29515776" calcext:value-type="float">
            <text:p>29515776</text:p>
          </table:table-cell>
          <table:table-cell table:number-columns-repeated="2" office:value-type="float" office:value="30117888" calcext:value-type="float">
            <text:p>301178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6tfxs</text:p>
          </table:table-cell>
          <table:table-cell office:value-type="float" office:value="79" calcext:value-type="float">
            <text:p>79</text:p>
          </table:table-cell>
          <table:table-cell office:value-type="float" office:value="26892469.4683544" calcext:value-type="float">
            <text:p>26892469.4683544</text:p>
          </table:table-cell>
          <table:table-cell office:value-type="float" office:value="4525868.88866547" calcext:value-type="float">
            <text:p>4525868.88866547</text:p>
          </table:table-cell>
          <table:table-cell office:value-type="float" office:value="28925952" calcext:value-type="float">
            <text:p>28925952</text:p>
          </table:table-cell>
          <table:table-cell table:number-columns-repeated="2" office:value-type="float" office:value="29024256" calcext:value-type="float">
            <text:p>290242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968mg</text:p>
          </table:table-cell>
          <table:table-cell office:value-type="float" office:value="77" calcext:value-type="float">
            <text:p>77</text:p>
          </table:table-cell>
          <table:table-cell office:value-type="float" office:value="18817821.9220779" calcext:value-type="float">
            <text:p>18817821.9220779</text:p>
          </table:table-cell>
          <table:table-cell office:value-type="float" office:value="2832802.387023" calcext:value-type="float">
            <text:p>2832802.387023</text:p>
          </table:table-cell>
          <table:table-cell office:value-type="float" office:value="19189760" calcext:value-type="float">
            <text:p>19189760</text:p>
          </table:table-cell>
          <table:table-cell table:number-columns-repeated="2" office:value-type="float" office:value="23515136" calcext:value-type="float">
            <text:p>235151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bgdnr</text:p>
          </table:table-cell>
          <table:table-cell office:value-type="float" office:value="77" calcext:value-type="float">
            <text:p>77</text:p>
          </table:table-cell>
          <table:table-cell office:value-type="float" office:value="26379037.9220779" calcext:value-type="float">
            <text:p>26379037.9220779</text:p>
          </table:table-cell>
          <table:table-cell office:value-type="float" office:value="5760730.95458011" calcext:value-type="float">
            <text:p>5760730.95458011</text:p>
          </table:table-cell>
          <table:table-cell office:value-type="float" office:value="28647424" calcext:value-type="float">
            <text:p>28647424</text:p>
          </table:table-cell>
          <table:table-cell table:number-columns-repeated="2" office:value-type="float" office:value="28950528" calcext:value-type="float">
            <text:p>289505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d6vhv</text:p>
          </table:table-cell>
          <table:table-cell office:value-type="float" office:value="18" calcext:value-type="float">
            <text:p>18</text:p>
          </table:table-cell>
          <table:table-cell office:value-type="float" office:value="22969230.2222222" calcext:value-type="float">
            <text:p>22969230.2222222</text:p>
          </table:table-cell>
          <table:table-cell office:value-type="float" office:value="9720263.0976365" calcext:value-type="float">
            <text:p>9720263.0976365</text:p>
          </table:table-cell>
          <table:table-cell table:number-columns-repeated="3" office:value-type="float" office:value="30523392" calcext:value-type="float">
            <text:p>3052339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dnvvf</text:p>
          </table:table-cell>
          <table:table-cell office:value-type="float" office:value="79" calcext:value-type="float">
            <text:p>79</text:p>
          </table:table-cell>
          <table:table-cell office:value-type="float" office:value="27132992.8101266" calcext:value-type="float">
            <text:p>27132992.8101266</text:p>
          </table:table-cell>
          <table:table-cell office:value-type="float" office:value="5138005.55722455" calcext:value-type="float">
            <text:p>5138005.55722455</text:p>
          </table:table-cell>
          <table:table-cell office:value-type="float" office:value="29080371.2" calcext:value-type="float">
            <text:p>29080371.2</text:p>
          </table:table-cell>
          <table:table-cell table:number-columns-repeated="2" office:value-type="float" office:value="29511680" calcext:value-type="float">
            <text:p>295116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dpdmt</text:p>
          </table:table-cell>
          <table:table-cell office:value-type="float" office:value="77" calcext:value-type="float">
            <text:p>77</text:p>
          </table:table-cell>
          <table:table-cell office:value-type="float" office:value="26246157.2987013" calcext:value-type="float">
            <text:p>26246157.2987013</text:p>
          </table:table-cell>
          <table:table-cell office:value-type="float" office:value="6397710.61312899" calcext:value-type="float">
            <text:p>6397710.61312899</text:p>
          </table:table-cell>
          <table:table-cell office:value-type="float" office:value="28467200" calcext:value-type="float">
            <text:p>28467200</text:p>
          </table:table-cell>
          <table:table-cell table:number-columns-repeated="2" office:value-type="float" office:value="29171712" calcext:value-type="float">
            <text:p>291717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g2wrd</text:p>
          </table:table-cell>
          <table:table-cell office:value-type="float" office:value="75" calcext:value-type="float">
            <text:p>75</text:p>
          </table:table-cell>
          <table:table-cell office:value-type="float" office:value="27322722.9866667" calcext:value-type="float">
            <text:p>27322722.9866667</text:p>
          </table:table-cell>
          <table:table-cell office:value-type="float" office:value="6187204.55164585" calcext:value-type="float">
            <text:p>6187204.55164585</text:p>
          </table:table-cell>
          <table:table-cell table:number-columns-repeated="3" office:value-type="float" office:value="29245440" calcext:value-type="float">
            <text:p>292454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g5tkx</text:p>
          </table:table-cell>
          <table:table-cell office:value-type="float" office:value="17" calcext:value-type="float">
            <text:p>17</text:p>
          </table:table-cell>
          <table:table-cell office:value-type="float" office:value="25099565.1764706" calcext:value-type="float">
            <text:p>25099565.1764706</text:p>
          </table:table-cell>
          <table:table-cell office:value-type="float" office:value="10811695.1062778" calcext:value-type="float">
            <text:p>10811695.1062778</text:p>
          </table:table-cell>
          <table:table-cell table:number-columns-repeated="3" office:value-type="float" office:value="30801920" calcext:value-type="float">
            <text:p>308019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hnr57</text:p>
          </table:table-cell>
          <table:table-cell office:value-type="float" office:value="24" calcext:value-type="float">
            <text:p>24</text:p>
          </table:table-cell>
          <table:table-cell office:value-type="float" office:value="17182720" calcext:value-type="float">
            <text:p>171827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182720" calcext:value-type="float">
            <text:p>171827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jpc56</text:p>
          </table:table-cell>
          <table:table-cell office:value-type="float" office:value="24" calcext:value-type="float">
            <text:p>24</text:p>
          </table:table-cell>
          <table:table-cell office:value-type="float" office:value="25710592" calcext:value-type="float">
            <text:p>25710592</text:p>
          </table:table-cell>
          <table:table-cell office:value-type="float" office:value="9901171.66881942" calcext:value-type="float">
            <text:p>9901171.66881942</text:p>
          </table:table-cell>
          <table:table-cell table:number-columns-repeated="3" office:value-type="float" office:value="31657984" calcext:value-type="float">
            <text:p>316579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mtppx</text:p>
          </table:table-cell>
          <table:table-cell office:value-type="float" office:value="17" calcext:value-type="float">
            <text:p>17</text:p>
          </table:table-cell>
          <table:table-cell office:value-type="float" office:value="22279830.5882353" calcext:value-type="float">
            <text:p>22279830.5882353</text:p>
          </table:table-cell>
          <table:table-cell office:value-type="float" office:value="10649747.6970754" calcext:value-type="float">
            <text:p>10649747.6970754</text:p>
          </table:table-cell>
          <table:table-cell table:number-columns-repeated="3" office:value-type="float" office:value="30777344" calcext:value-type="float">
            <text:p>307773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nzm9d</text:p>
          </table:table-cell>
          <table:table-cell office:value-type="float" office:value="78" calcext:value-type="float">
            <text:p>78</text:p>
          </table:table-cell>
          <table:table-cell office:value-type="float" office:value="18413673.025641" calcext:value-type="float">
            <text:p>18413673.025641</text:p>
          </table:table-cell>
          <table:table-cell office:value-type="float" office:value="3471007.92978408" calcext:value-type="float">
            <text:p>3471007.92978408</text:p>
          </table:table-cell>
          <table:table-cell office:value-type="float" office:value="20561920" calcext:value-type="float">
            <text:p>20561920</text:p>
          </table:table-cell>
          <table:table-cell table:number-columns-repeated="2" office:value-type="float" office:value="25616384" calcext:value-type="float">
            <text:p>256163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s66fs</text:p>
          </table:table-cell>
          <table:table-cell office:value-type="float" office:value="79" calcext:value-type="float">
            <text:p>79</text:p>
          </table:table-cell>
          <table:table-cell office:value-type="float" office:value="20252438.6835443" calcext:value-type="float">
            <text:p>20252438.6835443</text:p>
          </table:table-cell>
          <table:table-cell office:value-type="float" office:value="2964306.60716131" calcext:value-type="float">
            <text:p>2964306.60716131</text:p>
          </table:table-cell>
          <table:table-cell office:value-type="float" office:value="20967424" calcext:value-type="float">
            <text:p>20967424</text:p>
          </table:table-cell>
          <table:table-cell table:number-columns-repeated="2" office:value-type="float" office:value="24125440" calcext:value-type="float">
            <text:p>241254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84624_pod_cpu-service-00001-deployment-55794769d5-scbj6</text:p>
          </table:table-cell>
          <table:table-cell office:value-type="float" office:value="75" calcext:value-type="float">
            <text:p>75</text:p>
          </table:table-cell>
          <table:table-cell office:value-type="float" office:value="18215949.6533333" calcext:value-type="float">
            <text:p>18215949.6533333</text:p>
          </table:table-cell>
          <table:table-cell office:value-type="float" office:value="4191478.78326415" calcext:value-type="float">
            <text:p>4191478.78326415</text:p>
          </table:table-cell>
          <table:table-cell office:value-type="float" office:value="19107840" calcext:value-type="float">
            <text:p>19107840</text:p>
          </table:table-cell>
          <table:table-cell table:number-columns-repeated="2" office:value-type="float" office:value="27344896" calcext:value-type="float">
            <text:p>273448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84624_pods_gini</text:p>
          </table:table-cell>
          <table:table-cell office:value-type="float" office:value="15" calcext:value-type="float">
            <text:p>15</text:p>
          </table:table-cell>
          <table:table-cell office:value-type="float" office:value="0.340586839913835" calcext:value-type="float">
            <text:p>0.34058683991383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raw_cpu_usage_20250525_084624_pod_cpu-service-00001-deployment-55794769d5-2fc6n</text:p>
          </table:table-cell>
          <table:table-cell office:value-type="float" office:value="81" calcext:value-type="float">
            <text:p>81</text:p>
          </table:table-cell>
          <table:table-cell office:value-type="float" office:value="0.0231933981418629" calcext:value-type="float">
            <text:p>0.0231933981418629</text:p>
          </table:table-cell>
          <table:table-cell office:value-type="float" office:value="0.0298294838040672" calcext:value-type="float">
            <text:p>0.0298294838040672</text:p>
          </table:table-cell>
          <table:table-cell office:value-type="float" office:value="0.083545025068733" calcext:value-type="float">
            <text:p>0.083545025068733</text:p>
          </table:table-cell>
          <table:table-cell office:value-type="float" office:value="0.0973106831956116" calcext:value-type="float">
            <text:p>0.0973106831956116</text:p>
          </table:table-cell>
          <table:table-cell office:value-type="float" office:value="0.0977380294663541" calcext:value-type="float">
            <text:p>0.097738029466354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6ftxk</text:p>
          </table:table-cell>
          <table:table-cell office:value-type="float" office:value="175" calcext:value-type="float">
            <text:p>175</text:p>
          </table:table-cell>
          <table:table-cell office:value-type="float" office:value="0.0480589442242815" calcext:value-type="float">
            <text:p>0.0480589442242815</text:p>
          </table:table-cell>
          <table:table-cell office:value-type="float" office:value="0.0690547690868943" calcext:value-type="float">
            <text:p>0.0690547690868943</text:p>
          </table:table-cell>
          <table:table-cell office:value-type="float" office:value="0.192683506573824" calcext:value-type="float">
            <text:p>0.192683506573824</text:p>
          </table:table-cell>
          <table:table-cell office:value-type="float" office:value="0.253052105957576" calcext:value-type="float">
            <text:p>0.253052105957576</text:p>
          </table:table-cell>
          <table:table-cell office:value-type="float" office:value="0.284395048875958" calcext:value-type="float">
            <text:p>0.284395048875958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6tfxs</text:p>
          </table:table-cell>
          <table:table-cell office:value-type="float" office:value="89" calcext:value-type="float">
            <text:p>89</text:p>
          </table:table-cell>
          <table:table-cell office:value-type="float" office:value="0.0513048818784971" calcext:value-type="float">
            <text:p>0.0513048818784971</text:p>
          </table:table-cell>
          <table:table-cell office:value-type="float" office:value="0.0561276101624374" calcext:value-type="float">
            <text:p>0.0561276101624374</text:p>
          </table:table-cell>
          <table:table-cell office:value-type="float" office:value="0.163464980756268" calcext:value-type="float">
            <text:p>0.163464980756268</text:p>
          </table:table-cell>
          <table:table-cell table:number-columns-repeated="2" office:value-type="float" office:value="0.20189447458987" calcext:value-type="float">
            <text:p>0.20189447458987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968mg</text:p>
          </table:table-cell>
          <table:table-cell office:value-type="float" office:value="86" calcext:value-type="float">
            <text:p>86</text:p>
          </table:table-cell>
          <table:table-cell office:value-type="float" office:value="0.021366837082805" calcext:value-type="float">
            <text:p>0.021366837082805</text:p>
          </table:table-cell>
          <table:table-cell office:value-type="float" office:value="0.0273233323012044" calcext:value-type="float">
            <text:p>0.0273233323012044</text:p>
          </table:table-cell>
          <table:table-cell office:value-type="float" office:value="0.0814803072217251" calcext:value-type="float">
            <text:p>0.0814803072217251</text:p>
          </table:table-cell>
          <table:table-cell office:value-type="float" office:value="0.096602033360265" calcext:value-type="float">
            <text:p>0.096602033360265</text:p>
          </table:table-cell>
          <table:table-cell office:value-type="float" office:value="0.0971504798239145" calcext:value-type="float">
            <text:p>0.0971504798239145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bgdnr</text:p>
          </table:table-cell>
          <table:table-cell office:value-type="float" office:value="86" calcext:value-type="float">
            <text:p>86</text:p>
          </table:table-cell>
          <table:table-cell office:value-type="float" office:value="0.0551377359495944" calcext:value-type="float">
            <text:p>0.0551377359495944</text:p>
          </table:table-cell>
          <table:table-cell office:value-type="float" office:value="0.0581185078673855" calcext:value-type="float">
            <text:p>0.0581185078673855</text:p>
          </table:table-cell>
          <table:table-cell office:value-type="float" office:value="0.163296480755089" calcext:value-type="float">
            <text:p>0.163296480755089</text:p>
          </table:table-cell>
          <table:table-cell office:value-type="float" office:value="0.198884495124829" calcext:value-type="float">
            <text:p>0.198884495124829</text:p>
          </table:table-cell>
          <table:table-cell office:value-type="float" office:value="0.200943681805491" calcext:value-type="float">
            <text:p>0.200943681805491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d6vhv</text:p>
          </table:table-cell>
          <table:table-cell office:value-type="float" office:value="54" calcext:value-type="float">
            <text:p>54</text:p>
          </table:table-cell>
          <table:table-cell office:value-type="float" office:value="0.107901751002952" calcext:value-type="float">
            <text:p>0.107901751002952</text:p>
          </table:table-cell>
          <table:table-cell office:value-type="float" office:value="0.0909246369843541" calcext:value-type="float">
            <text:p>0.0909246369843541</text:p>
          </table:table-cell>
          <table:table-cell office:value-type="float" office:value="0.274406126295555" calcext:value-type="float">
            <text:p>0.274406126295555</text:p>
          </table:table-cell>
          <table:table-cell table:number-columns-repeated="2" office:value-type="float" office:value="0.286388854409656" calcext:value-type="float">
            <text:p>0.286388854409656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dnvvf</text:p>
          </table:table-cell>
          <table:table-cell office:value-type="float" office:value="80" calcext:value-type="float">
            <text:p>80</text:p>
          </table:table-cell>
          <table:table-cell office:value-type="float" office:value="0.0564479523155672" calcext:value-type="float">
            <text:p>0.0564479523155672</text:p>
          </table:table-cell>
          <table:table-cell office:value-type="float" office:value="0.0589949468037284" calcext:value-type="float">
            <text:p>0.0589949468037284</text:p>
          </table:table-cell>
          <table:table-cell office:value-type="float" office:value="0.167120292322589" calcext:value-type="float">
            <text:p>0.167120292322589</text:p>
          </table:table-cell>
          <table:table-cell table:number-columns-repeated="2" office:value-type="float" office:value="0.205706484163319" calcext:value-type="float">
            <text:p>0.205706484163319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dpdmt</text:p>
          </table:table-cell>
          <table:table-cell office:value-type="float" office:value="85" calcext:value-type="float">
            <text:p>85</text:p>
          </table:table-cell>
          <table:table-cell office:value-type="float" office:value="0.0519630782621177" calcext:value-type="float">
            <text:p>0.0519630782621177</text:p>
          </table:table-cell>
          <table:table-cell office:value-type="float" office:value="0.0593297192511741" calcext:value-type="float">
            <text:p>0.0593297192511741</text:p>
          </table:table-cell>
          <table:table-cell office:value-type="float" office:value="0.158615637288256" calcext:value-type="float">
            <text:p>0.158615637288256</text:p>
          </table:table-cell>
          <table:table-cell table:number-columns-repeated="2" office:value-type="float" office:value="0.207767730453813" calcext:value-type="float">
            <text:p>0.20776773045381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g2wrd</text:p>
          </table:table-cell>
          <table:table-cell office:value-type="float" office:value="84" calcext:value-type="float">
            <text:p>84</text:p>
          </table:table-cell>
          <table:table-cell office:value-type="float" office:value="0.0561409352578501" calcext:value-type="float">
            <text:p>0.0561409352578501</text:p>
          </table:table-cell>
          <table:table-cell office:value-type="float" office:value="0.0602808838225455" calcext:value-type="float">
            <text:p>0.0602808838225455</text:p>
          </table:table-cell>
          <table:table-cell office:value-type="float" office:value="0.167534606309098" calcext:value-type="float">
            <text:p>0.167534606309098</text:p>
          </table:table-cell>
          <table:table-cell office:value-type="float" office:value="0.196241937925298" calcext:value-type="float">
            <text:p>0.196241937925298</text:p>
          </table:table-cell>
          <table:table-cell office:value-type="float" office:value="0.197409161988063" calcext:value-type="float">
            <text:p>0.197409161988063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g5tkx</text:p>
          </table:table-cell>
          <table:table-cell office:value-type="float" office:value="53" calcext:value-type="float">
            <text:p>53</text:p>
          </table:table-cell>
          <table:table-cell office:value-type="float" office:value="0.121772412145302" calcext:value-type="float">
            <text:p>0.121772412145302</text:p>
          </table:table-cell>
          <table:table-cell office:value-type="float" office:value="0.103937032140241" calcext:value-type="float">
            <text:p>0.103937032140241</text:p>
          </table:table-cell>
          <table:table-cell office:value-type="float" office:value="0.299817445921662" calcext:value-type="float">
            <text:p>0.299817445921662</text:p>
          </table:table-cell>
          <table:table-cell table:number-columns-repeated="2" office:value-type="float" office:value="0.315263502180476" calcext:value-type="float">
            <text:p>0.315263502180476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jpc56</text:p>
          </table:table-cell>
          <table:table-cell office:value-type="float" office:value="82" calcext:value-type="float">
            <text:p>82</text:p>
          </table:table-cell>
          <table:table-cell office:value-type="float" office:value="0.132376901015398" calcext:value-type="float">
            <text:p>0.132376901015398</text:p>
          </table:table-cell>
          <table:table-cell office:value-type="float" office:value="0.115331883297189" calcext:value-type="float">
            <text:p>0.115331883297189</text:p>
          </table:table-cell>
          <table:table-cell office:value-type="float" office:value="0.337281952888345" calcext:value-type="float">
            <text:p>0.337281952888345</text:p>
          </table:table-cell>
          <table:table-cell office:value-type="float" office:value="0.375699747703834" calcext:value-type="float">
            <text:p>0.375699747703834</text:p>
          </table:table-cell>
          <table:table-cell office:value-type="float" office:value="0.377274374834659" calcext:value-type="float">
            <text:p>0.377274374834659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mtppx</text:p>
          </table:table-cell>
          <table:table-cell office:value-type="float" office:value="55" calcext:value-type="float">
            <text:p>55</text:p>
          </table:table-cell>
          <table:table-cell office:value-type="float" office:value="0.101220203677573" calcext:value-type="float">
            <text:p>0.101220203677573</text:p>
          </table:table-cell>
          <table:table-cell office:value-type="float" office:value="0.0861829412534023" calcext:value-type="float">
            <text:p>0.0861829412534023</text:p>
          </table:table-cell>
          <table:table-cell office:value-type="float" office:value="0.256079504613039" calcext:value-type="float">
            <text:p>0.256079504613039</text:p>
          </table:table-cell>
          <table:table-cell table:number-columns-repeated="2" office:value-type="float" office:value="0.275110616001254" calcext:value-type="float">
            <text:p>0.275110616001254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nzm9d</text:p>
          </table:table-cell>
          <table:table-cell office:value-type="float" office:value="87" calcext:value-type="float">
            <text:p>87</text:p>
          </table:table-cell>
          <table:table-cell office:value-type="float" office:value="0.0248184922184083" calcext:value-type="float">
            <text:p>0.0248184922184083</text:p>
          </table:table-cell>
          <table:table-cell office:value-type="float" office:value="0.0330539247119275" calcext:value-type="float">
            <text:p>0.0330539247119275</text:p>
          </table:table-cell>
          <table:table-cell office:value-type="float" office:value="0.0925479010022672" calcext:value-type="float">
            <text:p>0.0925479010022672</text:p>
          </table:table-cell>
          <table:table-cell office:value-type="float" office:value="0.0984391211474718" calcext:value-type="float">
            <text:p>0.0984391211474718</text:p>
          </table:table-cell>
          <table:table-cell office:value-type="float" office:value="0.102662337996748" calcext:value-type="float">
            <text:p>0.102662337996748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s66fs</text:p>
          </table:table-cell>
          <table:table-cell office:value-type="float" office:value="84" calcext:value-type="float">
            <text:p>84</text:p>
          </table:table-cell>
          <table:table-cell office:value-type="float" office:value="0.018183447955605" calcext:value-type="float">
            <text:p>0.018183447955605</text:p>
          </table:table-cell>
          <table:table-cell office:value-type="float" office:value="0.0262340120828211" calcext:value-type="float">
            <text:p>0.0262340120828211</text:p>
          </table:table-cell>
          <table:table-cell office:value-type="float" office:value="0.0803751176544361" calcext:value-type="float">
            <text:p>0.0803751176544361</text:p>
          </table:table-cell>
          <table:table-cell office:value-type="float" office:value="0.0939564189668709" calcext:value-type="float">
            <text:p>0.0939564189668709</text:p>
          </table:table-cell>
          <table:table-cell office:value-type="float" office:value="0.0962392634251059" calcext:value-type="float">
            <text:p>0.0962392634251059</text:p>
          </table:table-cell>
          <table:table-cell/>
        </table:table-row>
        <table:table-row table:style-name="ro2">
          <table:table-cell office:value-type="string" calcext:value-type="string">
            <text:p>prometheus_cpu_raw_cpu_usage_20250525_084624_pod_cpu-service-00001-deployment-55794769d5-scbj6</text:p>
          </table:table-cell>
          <table:table-cell office:value-type="float" office:value="79" calcext:value-type="float">
            <text:p>79</text:p>
          </table:table-cell>
          <table:table-cell office:value-type="float" office:value="0.0195940355447794" calcext:value-type="float">
            <text:p>0.0195940355447794</text:p>
          </table:table-cell>
          <table:table-cell office:value-type="float" office:value="0.0276739582714159" calcext:value-type="float">
            <text:p>0.0276739582714159</text:p>
          </table:table-cell>
          <table:table-cell office:value-type="float" office:value="0.0890004838292412" calcext:value-type="float">
            <text:p>0.0890004838292412</text:p>
          </table:table-cell>
          <table:table-cell office:value-type="float" office:value="0.103491593451324" calcext:value-type="float">
            <text:p>0.103491593451324</text:p>
          </table:table-cell>
          <table:table-cell office:value-type="float" office:value="0.103633505195432" calcext:value-type="float">
            <text:p>0.103633505195432</text:p>
          </table:table-cell>
          <table:table-cell/>
        </table:table-row>
      </table:table>
      <table:table table:name="Knative spike ioService" table:style-name="ta1">
        <table:table-column table:style-name="co2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spike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987499479145" calcext:value-type="float">
            <text:p>0.99987499479145</text:p>
          </table:table-cell>
          <table:table-cell/>
          <table:table-cell table:number-columns-repeated="3" office:value-type="float" office:value="0.99987499479145" calcext:value-type="float">
            <text:p>0.99987499479145</text:p>
          </table:table-cell>
          <table:table-cell/>
        </table:table-row>
        <table:table-row table:style-name="ro2">
          <table:table-cell office:value-type="string" calcext:value-type="string">
            <text:p>k6_metrics_spike_summary</text:p>
          </table:table-cell>
          <table:table-cell office:value-type="float" office:value="11" calcext:value-type="float">
            <text:p>11</text:p>
          </table:table-cell>
          <table:table-cell office:value-type="float" office:value="231.891726631693" calcext:value-type="float">
            <text:p>231.891726631693</text:p>
          </table:table-cell>
          <table:table-cell office:value-type="float" office:value="274.964042158818" calcext:value-type="float">
            <text:p>274.964042158818</text:p>
          </table:table-cell>
          <table:table-cell office:value-type="float" office:value="521.820636691506" calcext:value-type="float">
            <text:p>521.820636691506</text:p>
          </table:table-cell>
          <table:table-cell office:value-type="float" office:value="521.865996874167" calcext:value-type="float">
            <text:p>521.865996874167</text:p>
          </table:table-cell>
          <table:table-cell office:value-type="float" office:value="521.877223519376" calcext:value-type="float">
            <text:p>521.877223519376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http_requests_by_code_20250525_092556</text:p>
          </table:table-cell>
          <table:table-cell office:value-type="float" office:value="63" calcext:value-type="float">
            <text:p>63</text:p>
          </table:table-cell>
          <table:table-cell office:value-type="float" office:value="126.017558209771" calcext:value-type="float">
            <text:p>126.017558209771</text:p>
          </table:table-cell>
          <table:table-cell office:value-type="float" office:value="121.560535251437" calcext:value-type="float">
            <text:p>121.560535251437</text:p>
          </table:table-cell>
          <table:table-cell office:value-type="float" office:value="309.360774629624" calcext:value-type="float">
            <text:p>309.360774629624</text:p>
          </table:table-cell>
          <table:table-cell office:value-type="float" office:value="313.443241016803" calcext:value-type="float">
            <text:p>313.443241016803</text:p>
          </table:table-cell>
          <table:table-cell office:value-type="float" office:value="314.542557860962" calcext:value-type="float">
            <text:p>314.542557860962</text:p>
          </table:table-cell>
          <table:table-cell/>
        </table:table-row>
        <table:table-row table:style-name="ro2">
          <table:table-cell office:value-type="string" calcext:value-type="string">
            <text:p>prometheus_io_response_time_p50_20250525_092556</text:p>
          </table:table-cell>
          <table:table-cell office:value-type="float" office:value="63" calcext:value-type="float">
            <text:p>63</text:p>
          </table:table-cell>
          <table:table-cell office:value-type="float" office:value="0.74959138028361" calcext:value-type="float">
            <text:p>0.74959138028361</text:p>
          </table:table-cell>
          <table:table-cell office:value-type="float" office:value="0.000417679783169639" calcext:value-type="float">
            <text:p>0.000417679783169639</text:p>
          </table:table-cell>
          <table:table-cell table:number-columns-repeated="3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5_20250525_092556</text:p>
          </table:table-cell>
          <table:table-cell office:value-type="float" office:value="63" calcext:value-type="float">
            <text:p>63</text:p>
          </table:table-cell>
          <table:table-cell office:value-type="float" office:value="0.974960204731246" calcext:value-type="float">
            <text:p>0.974960204731246</text:p>
          </table:table-cell>
          <table:table-cell office:value-type="float" office:value="0.0000419958905119094" calcext:value-type="float">
            <text:p>4.19958905119094E-0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_20250525_092556</text:p>
          </table:table-cell>
          <table:table-cell office:value-type="float" office:value="63" calcext:value-type="float">
            <text:p>63</text:p>
          </table:table-cell>
          <table:table-cell office:value-type="float" office:value="0.994992989126592" calcext:value-type="float">
            <text:p>0.994992989126592</text:p>
          </table:table-cell>
          <table:table-cell office:value-type="float" office:value="0.0000112607289552535" calcext:value-type="float">
            <text:p>1.12607289552535E-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023489347283" calcext:value-type="float">
            <text:p>0.995023489347283</text:p>
          </table:table-cell>
          <table:table-cell office:value-type="float" office:value="0.995044111221416" calcext:value-type="float">
            <text:p>0.995044111221416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99_20250525_092556</text:p>
          </table:table-cell>
          <table:table-cell office:value-type="float" office:value="63" calcext:value-type="float">
            <text:p>63</text:p>
          </table:table-cell>
          <table:table-cell office:value-type="float" office:value="1.00242833458787" calcext:value-type="float">
            <text:p>1.00242833458787</text:p>
          </table:table-cell>
          <table:table-cell office:value-type="float" office:value="0.0171709670905446" calcext:value-type="float">
            <text:p>0.0171709670905446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.06300085037505" calcext:value-type="float">
            <text:p>1.06300085037505</text:p>
          </table:table-cell>
          <table:table-cell office:value-type="float" office:value="1.1183547384496" calcext:value-type="float">
            <text:p>1.1183547384496</text:p>
          </table:table-cell>
          <table:table-cell/>
        </table:table-row>
        <table:table-row table:style-name="ro2">
          <table:table-cell office:value-type="string" calcext:value-type="string">
            <text:p>prometheus_io_pod_count_20250525_092556</text:p>
          </table:table-cell>
          <table:table-cell office:value-type="float" office:value="133" calcext:value-type="float">
            <text:p>133</text:p>
          </table:table-cell>
          <table:table-cell office:value-type="float" office:value="3.52631578947368" calcext:value-type="float">
            <text:p>3.52631578947368</text:p>
          </table:table-cell>
          <table:table-cell office:value-type="float" office:value="4.37378372248065" calcext:value-type="float">
            <text:p>4.37378372248065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io_envoy_connections_20250525_092556</text:p>
          </table:table-cell>
          <table:table-cell office:value-type="float" office:value="133" calcext:value-type="float">
            <text:p>133</text:p>
          </table:table-cell>
          <table:table-cell office:value-type="float" office:value="182.443609022556" calcext:value-type="float">
            <text:p>182.443609022556</text:p>
          </table:table-cell>
          <table:table-cell office:value-type="float" office:value="63.5044037525524" calcext:value-type="float">
            <text:p>63.5044037525524</text:p>
          </table:table-cell>
          <table:table-cell table:number-columns-repeated="3"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string" calcext:value-type="string">
            <text:p>prometheus_io_cpu_usage_by_pod_pct_20250525_092556</text:p>
          </table:table-cell>
          <table:table-cell office:value-type="float" office:value="510" calcext:value-type="float">
            <text:p>510</text:p>
          </table:table-cell>
          <table:table-cell office:value-type="float" office:value="0.755392663218684" calcext:value-type="float">
            <text:p>0.755392663218684</text:p>
          </table:table-cell>
          <table:table-cell office:value-type="float" office:value="0.451680471688397" calcext:value-type="float">
            <text:p>0.451680471688397</text:p>
          </table:table-cell>
          <table:table-cell office:value-type="float" office:value="1.28115898498136" calcext:value-type="float">
            <text:p>1.28115898498136</text:p>
          </table:table-cell>
          <table:table-cell office:value-type="float" office:value="1.44148926727334" calcext:value-type="float">
            <text:p>1.44148926727334</text:p>
          </table:table-cell>
          <table:table-cell office:value-type="float" office:value="1.74955287543462" calcext:value-type="float">
            <text:p>1.7495528754346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luster_cpu_usage_pct_20250525_092556</text:p>
          </table:table-cell>
          <table:table-cell office:value-type="float" office:value="133" calcext:value-type="float">
            <text:p>133</text:p>
          </table:table-cell>
          <table:table-cell office:value-type="float" office:value="18.9614105477559" calcext:value-type="float">
            <text:p>18.9614105477559</text:p>
          </table:table-cell>
          <table:table-cell office:value-type="float" office:value="17.1291190732911" calcext:value-type="float">
            <text:p>17.1291190732911</text:p>
          </table:table-cell>
          <table:table-cell office:value-type="float" office:value="51.4006552937668" calcext:value-type="float">
            <text:p>51.4006552937668</text:p>
          </table:table-cell>
          <table:table-cell office:value-type="float" office:value="53.4913928926222" calcext:value-type="float">
            <text:p>53.4913928926222</text:p>
          </table:table-cell>
          <table:table-cell office:value-type="float" office:value="53.719671614305" calcext:value-type="float">
            <text:p>53.71967161430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service_cpu_usage_pct_20250525_092556</text:p>
          </table:table-cell>
          <table:table-cell office:value-type="float" office:value="66" calcext:value-type="float">
            <text:p>66</text:p>
          </table:table-cell>
          <table:table-cell office:value-type="float" office:value="5.83712512487165" calcext:value-type="float">
            <text:p>5.83712512487165</text:p>
          </table:table-cell>
          <table:table-cell office:value-type="float" office:value="4.55924179271142" calcext:value-type="float">
            <text:p>4.55924179271142</text:p>
          </table:table-cell>
          <table:table-cell office:value-type="float" office:value="11.843685392186" calcext:value-type="float">
            <text:p>11.843685392186</text:p>
          </table:table-cell>
          <table:table-cell office:value-type="float" office:value="12.0004874802628" calcext:value-type="float">
            <text:p>12.0004874802628</text:p>
          </table:table-cell>
          <table:table-cell office:value-type="float" office:value="12.0945505456237" calcext:value-type="float">
            <text:p>12.094550545623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92556</text:p>
          </table:table-cell>
          <table:table-cell office:value-type="float" office:value="1108" calcext:value-type="float">
            <text:p>1108</text:p>
          </table:table-cell>
          <table:table-cell office:value-type="float" office:value="21487486.6137184" calcext:value-type="float">
            <text:p>21487486.6137184</text:p>
          </table:table-cell>
          <table:table-cell office:value-type="float" office:value="6207914.00866121" calcext:value-type="float">
            <text:p>6207914.00866121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30146560" calcext:value-type="float">
            <text:p>30146560</text:p>
          </table:table-cell>
          <table:table-cell office:value-type="float" office:value="30818304" calcext:value-type="float">
            <text:p>308183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total_service_memory_usage_20250525_092556</text:p>
          </table:table-cell>
          <table:table-cell office:value-type="float" office:value="133" calcext:value-type="float">
            <text:p>133</text:p>
          </table:table-cell>
          <table:table-cell office:value-type="float" office:value="179008535.097744" calcext:value-type="float">
            <text:p>179008535.097744</text:p>
          </table:table-cell>
          <table:table-cell office:value-type="float" office:value="91375514.0648088" calcext:value-type="float">
            <text:p>91375514.0648088</text:p>
          </table:table-cell>
          <table:table-cell office:value-type="float" office:value="310654566.4" calcext:value-type="float">
            <text:p>310654566.4</text:p>
          </table:table-cell>
          <table:table-cell office:value-type="float" office:value="317302210.56" calcext:value-type="float">
            <text:p>317302210.56</text:p>
          </table:table-cell>
          <table:table-cell office:value-type="float" office:value="317450341.5808" calcext:value-type="float">
            <text:p>317450341.58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92556</text:p>
          </table:table-cell>
          <table:table-cell office:value-type="float" office:value="1866" calcext:value-type="float">
            <text:p>1866</text:p>
          </table:table-cell>
          <table:table-cell office:value-type="float" office:value="0.041291560368867" calcext:value-type="float">
            <text:p>0.041291560368867</text:p>
          </table:table-cell>
          <table:table-cell office:value-type="float" office:value="0.0443218751526596" calcext:value-type="float">
            <text:p>0.0443218751526596</text:p>
          </table:table-cell>
          <table:table-cell office:value-type="float" office:value="0.122188280024824" calcext:value-type="float">
            <text:p>0.122188280024824</text:p>
          </table:table-cell>
          <table:table-cell office:value-type="float" office:value="0.13757379920555" calcext:value-type="float">
            <text:p>0.13757379920555</text:p>
          </table:table-cell>
          <table:table-cell office:value-type="float" office:value="0.168204826805355" calcext:value-type="float">
            <text:p>0.168204826805355</text:p>
          </table:table-cell>
          <table:table-cell/>
        </table:table-row>
        <table:table-row table:style-name="ro2">
          <table:table-cell office:value-type="string" calcext:value-type="string">
            <text:p>prometheus_io_machine_cpu_cores_20250525_092556</text:p>
          </table:table-cell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1.73368097339566" calcext:value-type="float">
            <text:p>1.73368097339566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ioService_POST__simulate-io_6h_ALL23996_20250525_092559</text:p>
          </table:table-cell>
          <table:table-cell office:value-type="float" office:value="23996" calcext:value-type="float">
            <text:p>23996</text:p>
          </table:table-cell>
          <table:table-cell office:value-type="float" office:value="511.872395399233" calcext:value-type="float">
            <text:p>511.872395399233</text:p>
          </table:table-cell>
          <table:table-cell office:value-type="float" office:value="27.4920824569711" calcext:value-type="float">
            <text:p>27.4920824569711</text:p>
          </table:table-cell>
          <table:table-cell office:value-type="float" office:value="531" calcext:value-type="float">
            <text:p>531</text:p>
          </table:table-cell>
          <table:table-cell office:value-type="float" office:value="625" calcext:value-type="float">
            <text:p>625</text:p>
          </table:table-cell>
          <table:table-cell office:value-type="float" office:value="1010.02999999981" calcext:value-type="float">
            <text:p>1010.0299999998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cpu_usage_by_pod_pct_20250525_092556_pods_gini</text:p>
          </table:table-cell>
          <table:table-cell office:value-type="float" office:value="20" calcext:value-type="float">
            <text:p>20</text:p>
          </table:table-cell>
          <table:table-cell office:value-type="float" office:value="0.135905264637985" calcext:value-type="float">
            <text:p>0.135905264637985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22st8</text:p>
          </table:table-cell>
          <table:table-cell office:value-type="float" office:value="18" calcext:value-type="float">
            <text:p>18</text:p>
          </table:table-cell>
          <table:table-cell office:value-type="float" office:value="0.973281973863143" calcext:value-type="float">
            <text:p>0.973281973863143</text:p>
          </table:table-cell>
          <table:table-cell office:value-type="float" office:value="0.389967799901803" calcext:value-type="float">
            <text:p>0.389967799901803</text:p>
          </table:table-cell>
          <table:table-cell office:value-type="float" office:value="1.4016372317619" calcext:value-type="float">
            <text:p>1.4016372317619</text:p>
          </table:table-cell>
          <table:table-cell office:value-type="float" office:value="1.43404479370352" calcext:value-type="float">
            <text:p>1.43404479370352</text:p>
          </table:table-cell>
          <table:table-cell office:value-type="float" office:value="1.44206566528407" calcext:value-type="float">
            <text:p>1.4420656652840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2hkwx</text:p>
          </table:table-cell>
          <table:table-cell office:value-type="float" office:value="35" calcext:value-type="float">
            <text:p>35</text:p>
          </table:table-cell>
          <table:table-cell office:value-type="float" office:value="0.714282585006014" calcext:value-type="float">
            <text:p>0.714282585006014</text:p>
          </table:table-cell>
          <table:table-cell office:value-type="float" office:value="0.440057438546206" calcext:value-type="float">
            <text:p>0.440057438546206</text:p>
          </table:table-cell>
          <table:table-cell office:value-type="float" office:value="1.16062544556838" calcext:value-type="float">
            <text:p>1.16062544556838</text:p>
          </table:table-cell>
          <table:table-cell office:value-type="float" office:value="1.19637375299921" calcext:value-type="float">
            <text:p>1.19637375299921</text:p>
          </table:table-cell>
          <table:table-cell office:value-type="float" office:value="1.20978517586523" calcext:value-type="float">
            <text:p>1.2097851758652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46kvq</text:p>
          </table:table-cell>
          <table:table-cell office:value-type="float" office:value="20" calcext:value-type="float">
            <text:p>20</text:p>
          </table:table-cell>
          <table:table-cell office:value-type="float" office:value="1.04772615016136" calcext:value-type="float">
            <text:p>1.04772615016136</text:p>
          </table:table-cell>
          <table:table-cell office:value-type="float" office:value="0.246523901657228" calcext:value-type="float">
            <text:p>0.246523901657228</text:p>
          </table:table-cell>
          <table:table-cell office:value-type="float" office:value="1.3292690647177" calcext:value-type="float">
            <text:p>1.3292690647177</text:p>
          </table:table-cell>
          <table:table-cell office:value-type="float" office:value="1.42755451554737" calcext:value-type="float">
            <text:p>1.42755451554737</text:p>
          </table:table-cell>
          <table:table-cell office:value-type="float" office:value="1.45188016462771" calcext:value-type="float">
            <text:p>1.4518801646277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4gtpr</text:p>
          </table:table-cell>
          <table:table-cell office:value-type="float" office:value="31" calcext:value-type="float">
            <text:p>31</text:p>
          </table:table-cell>
          <table:table-cell office:value-type="float" office:value="0.618385610675272" calcext:value-type="float">
            <text:p>0.618385610675272</text:p>
          </table:table-cell>
          <table:table-cell office:value-type="float" office:value="0.443463589323052" calcext:value-type="float">
            <text:p>0.443463589323052</text:p>
          </table:table-cell>
          <table:table-cell office:value-type="float" office:value="1.23208855319746" calcext:value-type="float">
            <text:p>1.23208855319746</text:p>
          </table:table-cell>
          <table:table-cell office:value-type="float" office:value="1.31620315736281" calcext:value-type="float">
            <text:p>1.31620315736281</text:p>
          </table:table-cell>
          <table:table-cell office:value-type="float" office:value="1.3369294721961" calcext:value-type="float">
            <text:p>1.336929472196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77wzb</text:p>
          </table:table-cell>
          <table:table-cell office:value-type="float" office:value="16" calcext:value-type="float">
            <text:p>16</text:p>
          </table:table-cell>
          <table:table-cell office:value-type="float" office:value="1.04617149932863" calcext:value-type="float">
            <text:p>1.04617149932863</text:p>
          </table:table-cell>
          <table:table-cell office:value-type="float" office:value="0.255544888838831" calcext:value-type="float">
            <text:p>0.255544888838831</text:p>
          </table:table-cell>
          <table:table-cell office:value-type="float" office:value="1.25105089939107" calcext:value-type="float">
            <text:p>1.25105089939107</text:p>
          </table:table-cell>
          <table:table-cell office:value-type="float" office:value="1.32668734724864" calcext:value-type="float">
            <text:p>1.32668734724864</text:p>
          </table:table-cell>
          <table:table-cell office:value-type="float" office:value="1.34540736809339" calcext:value-type="float">
            <text:p>1.3454073680933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9dmpn</text:p>
          </table:table-cell>
          <table:table-cell office:value-type="float" office:value="38" calcext:value-type="float">
            <text:p>38</text:p>
          </table:table-cell>
          <table:table-cell office:value-type="float" office:value="0.486680874783683" calcext:value-type="float">
            <text:p>0.486680874783683</text:p>
          </table:table-cell>
          <table:table-cell office:value-type="float" office:value="0.4228141450243" calcext:value-type="float">
            <text:p>0.4228141450243</text:p>
          </table:table-cell>
          <table:table-cell office:value-type="float" office:value="1.12517685515163" calcext:value-type="float">
            <text:p>1.12517685515163</text:p>
          </table:table-cell>
          <table:table-cell office:value-type="float" office:value="1.15701485855201" calcext:value-type="float">
            <text:p>1.15701485855201</text:p>
          </table:table-cell>
          <table:table-cell office:value-type="float" office:value="1.15926987805327" calcext:value-type="float">
            <text:p>1.1592698780532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9ghrr</text:p>
          </table:table-cell>
          <table:table-cell office:value-type="float" office:value="14" calcext:value-type="float">
            <text:p>14</text:p>
          </table:table-cell>
          <table:table-cell office:value-type="float" office:value="0.8427276774453" calcext:value-type="float">
            <text:p>0.8427276774453</text:p>
          </table:table-cell>
          <table:table-cell office:value-type="float" office:value="0.441213631989321" calcext:value-type="float">
            <text:p>0.441213631989321</text:p>
          </table:table-cell>
          <table:table-cell office:value-type="float" office:value="1.26300249981101" calcext:value-type="float">
            <text:p>1.26300249981101</text:p>
          </table:table-cell>
          <table:table-cell office:value-type="float" office:value="1.27254241717223" calcext:value-type="float">
            <text:p>1.27254241717223</text:p>
          </table:table-cell>
          <table:table-cell office:value-type="float" office:value="1.27490354671914" calcext:value-type="float">
            <text:p>1.2749035467191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ck62z</text:p>
          </table:table-cell>
          <table:table-cell office:value-type="float" office:value="27" calcext:value-type="float">
            <text:p>27</text:p>
          </table:table-cell>
          <table:table-cell office:value-type="float" office:value="0.755428111112358" calcext:value-type="float">
            <text:p>0.755428111112358</text:p>
          </table:table-cell>
          <table:table-cell office:value-type="float" office:value="0.421797786754038" calcext:value-type="float">
            <text:p>0.421797786754038</text:p>
          </table:table-cell>
          <table:table-cell office:value-type="float" office:value="1.23916450576726" calcext:value-type="float">
            <text:p>1.23916450576726</text:p>
          </table:table-cell>
          <table:table-cell office:value-type="float" office:value="1.25818894478034" calcext:value-type="float">
            <text:p>1.25818894478034</text:p>
          </table:table-cell>
          <table:table-cell office:value-type="float" office:value="1.26421722011922" calcext:value-type="float">
            <text:p>1.2642172201192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d6hb2</text:p>
          </table:table-cell>
          <table:table-cell office:value-type="float" office:value="28" calcext:value-type="float">
            <text:p>28</text:p>
          </table:table-cell>
          <table:table-cell office:value-type="float" office:value="0.676812009377623" calcext:value-type="float">
            <text:p>0.676812009377623</text:p>
          </table:table-cell>
          <table:table-cell office:value-type="float" office:value="0.484849754229614" calcext:value-type="float">
            <text:p>0.484849754229614</text:p>
          </table:table-cell>
          <table:table-cell office:value-type="float" office:value="1.37147262822769" calcext:value-type="float">
            <text:p>1.37147262822769</text:p>
          </table:table-cell>
          <table:table-cell office:value-type="float" office:value="1.42020134950675" calcext:value-type="float">
            <text:p>1.42020134950675</text:p>
          </table:table-cell>
          <table:table-cell office:value-type="float" office:value="1.42697538850382" calcext:value-type="float">
            <text:p>1.4269753885038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d9chj</text:p>
          </table:table-cell>
          <table:table-cell office:value-type="float" office:value="38" calcext:value-type="float">
            <text:p>38</text:p>
          </table:table-cell>
          <table:table-cell office:value-type="float" office:value="0.596976530014025" calcext:value-type="float">
            <text:p>0.596976530014025</text:p>
          </table:table-cell>
          <table:table-cell office:value-type="float" office:value="0.498484708455282" calcext:value-type="float">
            <text:p>0.498484708455282</text:p>
          </table:table-cell>
          <table:table-cell office:value-type="float" office:value="1.29277596978048" calcext:value-type="float">
            <text:p>1.29277596978048</text:p>
          </table:table-cell>
          <table:table-cell office:value-type="float" office:value="1.47463077701416" calcext:value-type="float">
            <text:p>1.47463077701416</text:p>
          </table:table-cell>
          <table:table-cell office:value-type="float" office:value="1.55888974088517" calcext:value-type="float">
            <text:p>1.5588897408851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dhz9l</text:p>
          </table:table-cell>
          <table:table-cell office:value-type="float" office:value="13" calcext:value-type="float">
            <text:p>13</text:p>
          </table:table-cell>
          <table:table-cell office:value-type="float" office:value="0.952580270275215" calcext:value-type="float">
            <text:p>0.952580270275215</text:p>
          </table:table-cell>
          <table:table-cell office:value-type="float" office:value="0.317179847011403" calcext:value-type="float">
            <text:p>0.317179847011403</text:p>
          </table:table-cell>
          <table:table-cell office:value-type="float" office:value="1.2702240316626" calcext:value-type="float">
            <text:p>1.2702240316626</text:p>
          </table:table-cell>
          <table:table-cell office:value-type="float" office:value="1.28328003006209" calcext:value-type="float">
            <text:p>1.28328003006209</text:p>
          </table:table-cell>
          <table:table-cell office:value-type="float" office:value="1.28651138966597" calcext:value-type="float">
            <text:p>1.2865113896659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dv5kv</text:p>
          </table:table-cell>
          <table:table-cell office:value-type="float" office:value="35" calcext:value-type="float">
            <text:p>35</text:p>
          </table:table-cell>
          <table:table-cell office:value-type="float" office:value="0.703426931976544" calcext:value-type="float">
            <text:p>0.703426931976544</text:p>
          </table:table-cell>
          <table:table-cell office:value-type="float" office:value="0.467373479727818" calcext:value-type="float">
            <text:p>0.467373479727818</text:p>
          </table:table-cell>
          <table:table-cell office:value-type="float" office:value="1.25098243384284" calcext:value-type="float">
            <text:p>1.25098243384284</text:p>
          </table:table-cell>
          <table:table-cell office:value-type="float" office:value="1.39795927316187" calcext:value-type="float">
            <text:p>1.39795927316187</text:p>
          </table:table-cell>
          <table:table-cell office:value-type="float" office:value="1.43447322400718" calcext:value-type="float">
            <text:p>1.4344732240071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glkz7</text:p>
          </table:table-cell>
          <table:table-cell office:value-type="float" office:value="21" calcext:value-type="float">
            <text:p>21</text:p>
          </table:table-cell>
          <table:table-cell office:value-type="float" office:value="1.02476965968581" calcext:value-type="float">
            <text:p>1.02476965968581</text:p>
          </table:table-cell>
          <table:table-cell office:value-type="float" office:value="0.344235194931951" calcext:value-type="float">
            <text:p>0.344235194931951</text:p>
          </table:table-cell>
          <table:table-cell office:value-type="float" office:value="1.31496874906603" calcext:value-type="float">
            <text:p>1.31496874906603</text:p>
          </table:table-cell>
          <table:table-cell office:value-type="float" office:value="1.51082947313544" calcext:value-type="float">
            <text:p>1.51082947313544</text:p>
          </table:table-cell>
          <table:table-cell office:value-type="float" office:value="1.55930500234262" calcext:value-type="float">
            <text:p>1.5593050023426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gzh2q</text:p>
          </table:table-cell>
          <table:table-cell office:value-type="float" office:value="27" calcext:value-type="float">
            <text:p>27</text:p>
          </table:table-cell>
          <table:table-cell office:value-type="float" office:value="0.541203234277597" calcext:value-type="float">
            <text:p>0.541203234277597</text:p>
          </table:table-cell>
          <table:table-cell office:value-type="float" office:value="0.377551334800643" calcext:value-type="float">
            <text:p>0.377551334800643</text:p>
          </table:table-cell>
          <table:table-cell office:value-type="float" office:value="1.049624317711" calcext:value-type="float">
            <text:p>1.049624317711</text:p>
          </table:table-cell>
          <table:table-cell office:value-type="float" office:value="1.11414143175302" calcext:value-type="float">
            <text:p>1.11414143175302</text:p>
          </table:table-cell>
          <table:table-cell office:value-type="float" office:value="1.13110358684304" calcext:value-type="float">
            <text:p>1.1311035868430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j5hqd</text:p>
          </table:table-cell>
          <table:table-cell office:value-type="float" office:value="16" calcext:value-type="float">
            <text:p>16</text:p>
          </table:table-cell>
          <table:table-cell office:value-type="float" office:value="0.925484639648216" calcext:value-type="float">
            <text:p>0.925484639648216</text:p>
          </table:table-cell>
          <table:table-cell office:value-type="float" office:value="0.388528208143021" calcext:value-type="float">
            <text:p>0.388528208143021</text:p>
          </table:table-cell>
          <table:table-cell office:value-type="float" office:value="1.27929572903163" calcext:value-type="float">
            <text:p>1.27929572903163</text:p>
          </table:table-cell>
          <table:table-cell office:value-type="float" office:value="1.39405464273373" calcext:value-type="float">
            <text:p>1.39405464273373</text:p>
          </table:table-cell>
          <table:table-cell office:value-type="float" office:value="1.422457473875" calcext:value-type="float">
            <text:p>1.42245747387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n566z</text:p>
          </table:table-cell>
          <table:table-cell office:value-type="float" office:value="37" calcext:value-type="float">
            <text:p>37</text:p>
          </table:table-cell>
          <table:table-cell office:value-type="float" office:value="0.733929025029842" calcext:value-type="float">
            <text:p>0.733929025029842</text:p>
          </table:table-cell>
          <table:table-cell office:value-type="float" office:value="0.46417708318529" calcext:value-type="float">
            <text:p>0.46417708318529</text:p>
          </table:table-cell>
          <table:table-cell office:value-type="float" office:value="1.23661563054123" calcext:value-type="float">
            <text:p>1.23661563054123</text:p>
          </table:table-cell>
          <table:table-cell office:value-type="float" office:value="1.33296154887043" calcext:value-type="float">
            <text:p>1.33296154887043</text:p>
          </table:table-cell>
          <table:table-cell office:value-type="float" office:value="1.37779875276021" calcext:value-type="float">
            <text:p>1.3777987527602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srxrk</text:p>
          </table:table-cell>
          <table:table-cell office:value-type="float" office:value="18" calcext:value-type="float">
            <text:p>18</text:p>
          </table:table-cell>
          <table:table-cell office:value-type="float" office:value="0.974334247723001" calcext:value-type="float">
            <text:p>0.974334247723001</text:p>
          </table:table-cell>
          <table:table-cell office:value-type="float" office:value="0.253537898588283" calcext:value-type="float">
            <text:p>0.253537898588283</text:p>
          </table:table-cell>
          <table:table-cell office:value-type="float" office:value="1.22560152146559" calcext:value-type="float">
            <text:p>1.22560152146559</text:p>
          </table:table-cell>
          <table:table-cell office:value-type="float" office:value="1.24586882556477" calcext:value-type="float">
            <text:p>1.24586882556477</text:p>
          </table:table-cell>
          <table:table-cell office:value-type="float" office:value="1.25088498332931" calcext:value-type="float">
            <text:p>1.2508849833293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wc9sk</text:p>
          </table:table-cell>
          <table:table-cell office:value-type="float" office:value="15" calcext:value-type="float">
            <text:p>15</text:p>
          </table:table-cell>
          <table:table-cell office:value-type="float" office:value="0.843927238358927" calcext:value-type="float">
            <text:p>0.843927238358927</text:p>
          </table:table-cell>
          <table:table-cell office:value-type="float" office:value="0.412792181012268" calcext:value-type="float">
            <text:p>0.412792181012268</text:p>
          </table:table-cell>
          <table:table-cell office:value-type="float" office:value="1.25398300322894" calcext:value-type="float">
            <text:p>1.25398300322894</text:p>
          </table:table-cell>
          <table:table-cell office:value-type="float" office:value="1.26905352699656" calcext:value-type="float">
            <text:p>1.26905352699656</text:p>
          </table:table-cell>
          <table:table-cell office:value-type="float" office:value="1.27278348162905" calcext:value-type="float">
            <text:p>1.2727834816290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wpgnt</text:p>
          </table:table-cell>
          <table:table-cell office:value-type="float" office:value="42" calcext:value-type="float">
            <text:p>42</text:p>
          </table:table-cell>
          <table:table-cell office:value-type="float" office:value="0.567356363931874" calcext:value-type="float">
            <text:p>0.567356363931874</text:p>
          </table:table-cell>
          <table:table-cell office:value-type="float" office:value="0.470535939564996" calcext:value-type="float">
            <text:p>0.470535939564996</text:p>
          </table:table-cell>
          <table:table-cell office:value-type="float" office:value="1.21709497888113" calcext:value-type="float">
            <text:p>1.21709497888113</text:p>
          </table:table-cell>
          <table:table-cell office:value-type="float" office:value="1.33592531482513" calcext:value-type="float">
            <text:p>1.33592531482513</text:p>
          </table:table-cell>
          <table:table-cell office:value-type="float" office:value="1.4003157145991" calcext:value-type="float">
            <text:p>1.40031571459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92556_pod_io-service-00001-deployment-576f7b98d9-wxjgm</text:p>
          </table:table-cell>
          <table:table-cell office:value-type="float" office:value="21" calcext:value-type="float">
            <text:p>21</text:p>
          </table:table-cell>
          <table:table-cell office:value-type="float" office:value="1.16278335202585" calcext:value-type="float">
            <text:p>1.16278335202585</text:p>
          </table:table-cell>
          <table:table-cell office:value-type="float" office:value="0.292669517300425" calcext:value-type="float">
            <text:p>0.292669517300425</text:p>
          </table:table-cell>
          <table:table-cell office:value-type="float" office:value="1.66624709607506" calcext:value-type="float">
            <text:p>1.66624709607506</text:p>
          </table:table-cell>
          <table:table-cell office:value-type="float" office:value="1.73646585435938" calcext:value-type="float">
            <text:p>1.73646585435938</text:p>
          </table:table-cell>
          <table:table-cell office:value-type="float" office:value="1.75384499703475" calcext:value-type="float">
            <text:p>1.7538449970347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92556_pods_gini</text:p>
          </table:table-cell>
          <table:table-cell office:value-type="float" office:value="21" calcext:value-type="float">
            <text:p>21</text:p>
          </table:table-cell>
          <table:table-cell office:value-type="float" office:value="0.063530435010543" calcext:value-type="float">
            <text:p>0.063530435010543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22st8</text:p>
          </table:table-cell>
          <table:table-cell office:value-type="float" office:value="20" calcext:value-type="float">
            <text:p>20</text:p>
          </table:table-cell>
          <table:table-cell office:value-type="float" office:value="23862272" calcext:value-type="float">
            <text:p>23862272</text:p>
          </table:table-cell>
          <table:table-cell office:value-type="float" office:value="11152740.6887757" calcext:value-type="float">
            <text:p>11152740.6887757</text:p>
          </table:table-cell>
          <table:table-cell table:number-columns-repeated="3" office:value-type="float" office:value="30023680" calcext:value-type="float">
            <text:p>300236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2hkwx</text:p>
          </table:table-cell>
          <table:table-cell office:value-type="float" office:value="87" calcext:value-type="float">
            <text:p>87</text:p>
          </table:table-cell>
          <table:table-cell office:value-type="float" office:value="21494960.5517241" calcext:value-type="float">
            <text:p>21494960.5517241</text:p>
          </table:table-cell>
          <table:table-cell office:value-type="float" office:value="5238272.8832341" calcext:value-type="float">
            <text:p>5238272.8832341</text:p>
          </table:table-cell>
          <table:table-cell office:value-type="float" office:value="30224384" calcext:value-type="float">
            <text:p>30224384</text:p>
          </table:table-cell>
          <table:table-cell table:number-columns-repeated="2" office:value-type="float" office:value="30302208" calcext:value-type="float">
            <text:p>303022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46kvq</text:p>
          </table:table-cell>
          <table:table-cell office:value-type="float" office:value="22" calcext:value-type="float">
            <text:p>22</text:p>
          </table:table-cell>
          <table:table-cell office:value-type="float" office:value="26891170.9090909" calcext:value-type="float">
            <text:p>26891170.9090909</text:p>
          </table:table-cell>
          <table:table-cell office:value-type="float" office:value="7933290.54569291" calcext:value-type="float">
            <text:p>7933290.54569291</text:p>
          </table:table-cell>
          <table:table-cell table:number-columns-repeated="3" office:value-type="float" office:value="30097408" calcext:value-type="float">
            <text:p>300974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4gtpr</text:p>
          </table:table-cell>
          <table:table-cell office:value-type="float" office:value="85" calcext:value-type="float">
            <text:p>85</text:p>
          </table:table-cell>
          <table:table-cell office:value-type="float" office:value="19467420.6117647" calcext:value-type="float">
            <text:p>19467420.6117647</text:p>
          </table:table-cell>
          <table:table-cell office:value-type="float" office:value="5298747.94020739" calcext:value-type="float">
            <text:p>5298747.94020739</text:p>
          </table:table-cell>
          <table:table-cell office:value-type="float" office:value="29593600" calcext:value-type="float">
            <text:p>29593600</text:p>
          </table:table-cell>
          <table:table-cell table:number-columns-repeated="2" office:value-type="float" office:value="29638656" calcext:value-type="float">
            <text:p>296386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77wzb</text:p>
          </table:table-cell>
          <table:table-cell office:value-type="float" office:value="20" calcext:value-type="float">
            <text:p>20</text:p>
          </table:table-cell>
          <table:table-cell office:value-type="float" office:value="22381568" calcext:value-type="float">
            <text:p>22381568</text:p>
          </table:table-cell>
          <table:table-cell office:value-type="float" office:value="10640290.1233671" calcext:value-type="float">
            <text:p>10640290.1233671</text:p>
          </table:table-cell>
          <table:table-cell table:number-columns-repeated="3" office:value-type="float" office:value="29556736" calcext:value-type="float">
            <text:p>295567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9dmpn</text:p>
          </table:table-cell>
          <table:table-cell office:value-type="float" office:value="89" calcext:value-type="float">
            <text:p>89</text:p>
          </table:table-cell>
          <table:table-cell office:value-type="float" office:value="22561964.5842697" calcext:value-type="float">
            <text:p>22561964.5842697</text:p>
          </table:table-cell>
          <table:table-cell office:value-type="float" office:value="3425713.53142296" calcext:value-type="float">
            <text:p>3425713.53142296</text:p>
          </table:table-cell>
          <table:table-cell office:value-type="float" office:value="29896704" calcext:value-type="float">
            <text:p>29896704</text:p>
          </table:table-cell>
          <table:table-cell table:number-columns-repeated="2" office:value-type="float" office:value="30019584" calcext:value-type="float">
            <text:p>300195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9ghrr</text:p>
          </table:table-cell>
          <table:table-cell office:value-type="float" office:value="15" calcext:value-type="float">
            <text:p>15</text:p>
          </table:table-cell>
          <table:table-cell office:value-type="float" office:value="28576153.6" calcext:value-type="float">
            <text:p>28576153.6</text:p>
          </table:table-cell>
          <table:table-cell office:value-type="float" office:value="1365655.43598652" calcext:value-type="float">
            <text:p>1365655.43598652</text:p>
          </table:table-cell>
          <table:table-cell table:number-columns-repeated="3" office:value-type="float" office:value="29626368" calcext:value-type="float">
            <text:p>296263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ck62z</text:p>
          </table:table-cell>
          <table:table-cell office:value-type="float" office:value="81" calcext:value-type="float">
            <text:p>81</text:p>
          </table:table-cell>
          <table:table-cell office:value-type="float" office:value="20982847.2098765" calcext:value-type="float">
            <text:p>20982847.2098765</text:p>
          </table:table-cell>
          <table:table-cell office:value-type="float" office:value="5069395.67530673" calcext:value-type="float">
            <text:p>5069395.67530673</text:p>
          </table:table-cell>
          <table:table-cell table:number-columns-repeated="3" office:value-type="float" office:value="29650944" calcext:value-type="float">
            <text:p>296509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d6hb2</text:p>
          </table:table-cell>
          <table:table-cell office:value-type="float" office:value="80" calcext:value-type="float">
            <text:p>80</text:p>
          </table:table-cell>
          <table:table-cell office:value-type="float" office:value="20928563.2" calcext:value-type="float">
            <text:p>20928563.2</text:p>
          </table:table-cell>
          <table:table-cell office:value-type="float" office:value="4932212.72553875" calcext:value-type="float">
            <text:p>4932212.72553875</text:p>
          </table:table-cell>
          <table:table-cell table:number-columns-repeated="3" office:value-type="float" office:value="29933568" calcext:value-type="float">
            <text:p>299335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d9chj</text:p>
          </table:table-cell>
          <table:table-cell office:value-type="float" office:value="90" calcext:value-type="float">
            <text:p>90</text:p>
          </table:table-cell>
          <table:table-cell office:value-type="float" office:value="19774577.7777778" calcext:value-type="float">
            <text:p>19774577.7777778</text:p>
          </table:table-cell>
          <table:table-cell office:value-type="float" office:value="5695785.62912369" calcext:value-type="float">
            <text:p>5695785.62912369</text:p>
          </table:table-cell>
          <table:table-cell office:value-type="float" office:value="29990912" calcext:value-type="float">
            <text:p>29990912</text:p>
          </table:table-cell>
          <table:table-cell table:number-columns-repeated="2" office:value-type="float" office:value="30068736" calcext:value-type="float">
            <text:p>300687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dhz9l</text:p>
          </table:table-cell>
          <table:table-cell office:value-type="float" office:value="16" calcext:value-type="float">
            <text:p>16</text:p>
          </table:table-cell>
          <table:table-cell office:value-type="float" office:value="23586816" calcext:value-type="float">
            <text:p>23586816</text:p>
          </table:table-cell>
          <table:table-cell office:value-type="float" office:value="10672614.8163003" calcext:value-type="float">
            <text:p>10672614.8163003</text:p>
          </table:table-cell>
          <table:table-cell table:number-columns-repeated="3" office:value-type="float" office:value="29847552" calcext:value-type="float">
            <text:p>298475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dv5kv</text:p>
          </table:table-cell>
          <table:table-cell office:value-type="float" office:value="88" calcext:value-type="float">
            <text:p>88</text:p>
          </table:table-cell>
          <table:table-cell office:value-type="float" office:value="21011176.7272727" calcext:value-type="float">
            <text:p>21011176.7272727</text:p>
          </table:table-cell>
          <table:table-cell office:value-type="float" office:value="5181007.62499451" calcext:value-type="float">
            <text:p>5181007.62499451</text:p>
          </table:table-cell>
          <table:table-cell office:value-type="float" office:value="29990912" calcext:value-type="float">
            <text:p>29990912</text:p>
          </table:table-cell>
          <table:table-cell table:number-columns-repeated="2" office:value-type="float" office:value="30146560" calcext:value-type="float">
            <text:p>301465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glkz7</text:p>
          </table:table-cell>
          <table:table-cell office:value-type="float" office:value="23" calcext:value-type="float">
            <text:p>23</text:p>
          </table:table-cell>
          <table:table-cell office:value-type="float" office:value="25595013.5652174" calcext:value-type="float">
            <text:p>25595013.5652174</text:p>
          </table:table-cell>
          <table:table-cell office:value-type="float" office:value="9317393.57821705" calcext:value-type="float">
            <text:p>9317393.57821705</text:p>
          </table:table-cell>
          <table:table-cell table:number-columns-repeated="3" office:value-type="float" office:value="29782016" calcext:value-type="float">
            <text:p>297820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gzh2q</text:p>
          </table:table-cell>
          <table:table-cell office:value-type="float" office:value="80" calcext:value-type="float">
            <text:p>80</text:p>
          </table:table-cell>
          <table:table-cell office:value-type="float" office:value="20800921.6" calcext:value-type="float">
            <text:p>20800921.6</text:p>
          </table:table-cell>
          <table:table-cell office:value-type="float" office:value="4749529.32442657" calcext:value-type="float">
            <text:p>4749529.32442657</text:p>
          </table:table-cell>
          <table:table-cell table:number-columns-repeated="3" office:value-type="float" office:value="29769728" calcext:value-type="float">
            <text:p>297697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j5hqd</text:p>
          </table:table-cell>
          <table:table-cell office:value-type="float" office:value="18" calcext:value-type="float">
            <text:p>18</text:p>
          </table:table-cell>
          <table:table-cell office:value-type="float" office:value="24092899.5555556" calcext:value-type="float">
            <text:p>24092899.5555556</text:p>
          </table:table-cell>
          <table:table-cell office:value-type="float" office:value="8800823.35665732" calcext:value-type="float">
            <text:p>8800823.35665732</text:p>
          </table:table-cell>
          <table:table-cell table:number-columns-repeated="3" office:value-type="float" office:value="29884416" calcext:value-type="float">
            <text:p>298844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n566z</text:p>
          </table:table-cell>
          <table:table-cell office:value-type="float" office:value="89" calcext:value-type="float">
            <text:p>89</text:p>
          </table:table-cell>
          <table:table-cell office:value-type="float" office:value="21329620.8539326" calcext:value-type="float">
            <text:p>21329620.8539326</text:p>
          </table:table-cell>
          <table:table-cell office:value-type="float" office:value="5795465.48243687" calcext:value-type="float">
            <text:p>5795465.48243687</text:p>
          </table:table-cell>
          <table:table-cell office:value-type="float" office:value="29970432" calcext:value-type="float">
            <text:p>29970432</text:p>
          </table:table-cell>
          <table:table-cell table:number-columns-repeated="2" office:value-type="float" office:value="30818304" calcext:value-type="float">
            <text:p>308183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pw9k6</text:p>
          </table:table-cell>
          <table:table-cell office:value-type="float" office:value="48" calcext:value-type="float">
            <text:p>48</text:p>
          </table:table-cell>
          <table:table-cell office:value-type="float" office:value="17543168" calcext:value-type="float">
            <text:p>175431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543168" calcext:value-type="float">
            <text:p>175431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srxrk</text:p>
          </table:table-cell>
          <table:table-cell office:value-type="float" office:value="21" calcext:value-type="float">
            <text:p>21</text:p>
          </table:table-cell>
          <table:table-cell office:value-type="float" office:value="24327119.2380952" calcext:value-type="float">
            <text:p>24327119.2380952</text:p>
          </table:table-cell>
          <table:table-cell office:value-type="float" office:value="9688675.65577675" calcext:value-type="float">
            <text:p>9688675.65577675</text:p>
          </table:table-cell>
          <table:table-cell table:number-columns-repeated="3" office:value-type="float" office:value="29847552" calcext:value-type="float">
            <text:p>298475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wc9sk</text:p>
          </table:table-cell>
          <table:table-cell office:value-type="float" office:value="17" calcext:value-type="float">
            <text:p>17</text:p>
          </table:table-cell>
          <table:table-cell office:value-type="float" office:value="24095563.2941177" calcext:value-type="float">
            <text:p>24095563.2941177</text:p>
          </table:table-cell>
          <table:table-cell office:value-type="float" office:value="10472142.4340929" calcext:value-type="float">
            <text:p>10472142.4340929</text:p>
          </table:table-cell>
          <table:table-cell table:number-columns-repeated="3" office:value-type="float" office:value="29655040" calcext:value-type="float">
            <text:p>296550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wpgnt</text:p>
          </table:table-cell>
          <table:table-cell office:value-type="float" office:value="95" calcext:value-type="float">
            <text:p>95</text:p>
          </table:table-cell>
          <table:table-cell office:value-type="float" office:value="21019895.9157895" calcext:value-type="float">
            <text:p>21019895.9157895</text:p>
          </table:table-cell>
          <table:table-cell office:value-type="float" office:value="5048601.85776752" calcext:value-type="float">
            <text:p>5048601.85776752</text:p>
          </table:table-cell>
          <table:table-cell office:value-type="float" office:value="29614080" calcext:value-type="float">
            <text:p>29614080</text:p>
          </table:table-cell>
          <table:table-cell table:number-columns-repeated="2" office:value-type="float" office:value="29638656" calcext:value-type="float">
            <text:p>296386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92556_pod_io-service-00001-deployment-576f7b98d9-wxjgm</text:p>
          </table:table-cell>
          <table:table-cell office:value-type="float" office:value="24" calcext:value-type="float">
            <text:p>24</text:p>
          </table:table-cell>
          <table:table-cell office:value-type="float" office:value="25249962.6666667" calcext:value-type="float">
            <text:p>25249962.6666667</text:p>
          </table:table-cell>
          <table:table-cell office:value-type="float" office:value="8920429.18305684" calcext:value-type="float">
            <text:p>8920429.18305684</text:p>
          </table:table-cell>
          <table:table-cell table:number-columns-repeated="3" office:value-type="float" office:value="30072832" calcext:value-type="float">
            <text:p>300728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92556_pods_gini</text:p>
          </table:table-cell>
          <table:table-cell office:value-type="float" office:value="20" calcext:value-type="float">
            <text:p>20</text:p>
          </table:table-cell>
          <table:table-cell office:value-type="float" office:value="0.133445584879578" calcext:value-type="float">
            <text:p>0.133445584879578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raw_cpu_usage_20250525_092556_pod_io-service-00001-deployment-576f7b98d9-22st8</text:p>
          </table:table-cell>
          <table:table-cell office:value-type="float" office:value="64" calcext:value-type="float">
            <text:p>64</text:p>
          </table:table-cell>
          <table:table-cell office:value-type="float" office:value="0.0547471110298018" calcext:value-type="float">
            <text:p>0.0547471110298018</text:p>
          </table:table-cell>
          <table:table-cell office:value-type="float" office:value="0.0478298387528324" calcext:value-type="float">
            <text:p>0.0478298387528324</text:p>
          </table:table-cell>
          <table:table-cell office:value-type="float" office:value="0.123852399346308" calcext:value-type="float">
            <text:p>0.123852399346308</text:p>
          </table:table-cell>
          <table:table-cell office:value-type="float" office:value="0.134626764511128" calcext:value-type="float">
            <text:p>0.134626764511128</text:p>
          </table:table-cell>
          <table:table-cell office:value-type="float" office:value="0.142058239668917" calcext:value-type="float">
            <text:p>0.142058239668917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2hkwx</text:p>
          </table:table-cell>
          <table:table-cell office:value-type="float" office:value="131" calcext:value-type="float">
            <text:p>131</text:p>
          </table:table-cell>
          <table:table-cell office:value-type="float" office:value="0.0381677717178786" calcext:value-type="float">
            <text:p>0.0381677717178786</text:p>
          </table:table-cell>
          <table:table-cell office:value-type="float" office:value="0.042067144696484" calcext:value-type="float">
            <text:p>0.042067144696484</text:p>
          </table:table-cell>
          <table:table-cell office:value-type="float" office:value="0.115282430815671" calcext:value-type="float">
            <text:p>0.115282430815671</text:p>
          </table:table-cell>
          <table:table-cell office:value-type="float" office:value="0.123665292000058" calcext:value-type="float">
            <text:p>0.123665292000058</text:p>
          </table:table-cell>
          <table:table-cell office:value-type="float" office:value="0.129843645672" calcext:value-type="float">
            <text:p>0.12984364567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46kvq</text:p>
          </table:table-cell>
          <table:table-cell office:value-type="float" office:value="72" calcext:value-type="float">
            <text:p>72</text:p>
          </table:table-cell>
          <table:table-cell office:value-type="float" office:value="0.0582070083422979" calcext:value-type="float">
            <text:p>0.0582070083422979</text:p>
          </table:table-cell>
          <table:table-cell office:value-type="float" office:value="0.048228951692927" calcext:value-type="float">
            <text:p>0.048228951692927</text:p>
          </table:table-cell>
          <table:table-cell office:value-type="float" office:value="0.130920154955573" calcext:value-type="float">
            <text:p>0.130920154955573</text:p>
          </table:table-cell>
          <table:table-cell office:value-type="float" office:value="0.147747172852001" calcext:value-type="float">
            <text:p>0.147747172852001</text:p>
          </table:table-cell>
          <table:table-cell office:value-type="float" office:value="0.156937150147452" calcext:value-type="float">
            <text:p>0.15693715014745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4gtpr</text:p>
          </table:table-cell>
          <table:table-cell office:value-type="float" office:value="113" calcext:value-type="float">
            <text:p>113</text:p>
          </table:table-cell>
          <table:table-cell office:value-type="float" office:value="0.0339291220016521" calcext:value-type="float">
            <text:p>0.0339291220016521</text:p>
          </table:table-cell>
          <table:table-cell office:value-type="float" office:value="0.0391685670922612" calcext:value-type="float">
            <text:p>0.0391685670922612</text:p>
          </table:table-cell>
          <table:table-cell office:value-type="float" office:value="0.106912955095472" calcext:value-type="float">
            <text:p>0.106912955095472</text:p>
          </table:table-cell>
          <table:table-cell table:number-columns-repeated="2" office:value-type="float" office:value="0.125484998812571" calcext:value-type="float">
            <text:p>0.12548499881257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77wzb</text:p>
          </table:table-cell>
          <table:table-cell office:value-type="float" office:value="62" calcext:value-type="float">
            <text:p>62</text:p>
          </table:table-cell>
          <table:table-cell office:value-type="float" office:value="0.0539959483524453" calcext:value-type="float">
            <text:p>0.0539959483524453</text:p>
          </table:table-cell>
          <table:table-cell office:value-type="float" office:value="0.0469772592218927" calcext:value-type="float">
            <text:p>0.0469772592218927</text:p>
          </table:table-cell>
          <table:table-cell office:value-type="float" office:value="0.122057069391006" calcext:value-type="float">
            <text:p>0.122057069391006</text:p>
          </table:table-cell>
          <table:table-cell office:value-type="float" office:value="0.122265099409178" calcext:value-type="float">
            <text:p>0.122265099409178</text:p>
          </table:table-cell>
          <table:table-cell office:value-type="float" office:value="0.122567044367438" calcext:value-type="float">
            <text:p>0.12256704436743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9dmpn</text:p>
          </table:table-cell>
          <table:table-cell office:value-type="float" office:value="131" calcext:value-type="float">
            <text:p>131</text:p>
          </table:table-cell>
          <table:table-cell office:value-type="float" office:value="0.0282349209798167" calcext:value-type="float">
            <text:p>0.0282349209798167</text:p>
          </table:table-cell>
          <table:table-cell office:value-type="float" office:value="0.0352102287774973" calcext:value-type="float">
            <text:p>0.0352102287774973</text:p>
          </table:table-cell>
          <table:table-cell office:value-type="float" office:value="0.102742778823829" calcext:value-type="float">
            <text:p>0.102742778823829</text:p>
          </table:table-cell>
          <table:table-cell office:value-type="float" office:value="0.114378181753927" calcext:value-type="float">
            <text:p>0.114378181753927</text:p>
          </table:table-cell>
          <table:table-cell office:value-type="float" office:value="0.114490192332187" calcext:value-type="float">
            <text:p>0.114490192332187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9ghrr</text:p>
          </table:table-cell>
          <table:table-cell office:value-type="float" office:value="50" calcext:value-type="float">
            <text:p>50</text:p>
          </table:table-cell>
          <table:table-cell office:value-type="float" office:value="0.0471927499369368" calcext:value-type="float">
            <text:p>0.0471927499369368</text:p>
          </table:table-cell>
          <table:table-cell office:value-type="float" office:value="0.0459986341093485" calcext:value-type="float">
            <text:p>0.0459986341093485</text:p>
          </table:table-cell>
          <table:table-cell office:value-type="float" office:value="0.125625243308811" calcext:value-type="float">
            <text:p>0.125625243308811</text:p>
          </table:table-cell>
          <table:table-cell table:number-columns-repeated="2" office:value-type="float" office:value="0.125642682990092" calcext:value-type="float">
            <text:p>0.12564268299009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ck62z</text:p>
          </table:table-cell>
          <table:table-cell office:value-type="float" office:value="99" calcext:value-type="float">
            <text:p>99</text:p>
          </table:table-cell>
          <table:table-cell office:value-type="float" office:value="0.0412051696970377" calcext:value-type="float">
            <text:p>0.0412051696970377</text:p>
          </table:table-cell>
          <table:table-cell office:value-type="float" office:value="0.0419151117374739" calcext:value-type="float">
            <text:p>0.0419151117374739</text:p>
          </table:table-cell>
          <table:table-cell office:value-type="float" office:value="0.12531466847759" calcext:value-type="float">
            <text:p>0.12531466847759</text:p>
          </table:table-cell>
          <table:table-cell table:number-columns-repeated="2" office:value-type="float" office:value="0.126151333902972" calcext:value-type="float">
            <text:p>0.12615133390297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d6hb2</text:p>
          </table:table-cell>
          <table:table-cell office:value-type="float" office:value="100" calcext:value-type="float">
            <text:p>100</text:p>
          </table:table-cell>
          <table:table-cell office:value-type="float" office:value="0.0379014725251469" calcext:value-type="float">
            <text:p>0.0379014725251469</text:p>
          </table:table-cell>
          <table:table-cell office:value-type="float" office:value="0.0433166475875917" calcext:value-type="float">
            <text:p>0.0433166475875917</text:p>
          </table:table-cell>
          <table:table-cell office:value-type="float" office:value="0.120189326531863" calcext:value-type="float">
            <text:p>0.120189326531863</text:p>
          </table:table-cell>
          <table:table-cell table:number-columns-repeated="2" office:value-type="float" office:value="0.135430627275036" calcext:value-type="float">
            <text:p>0.13543062727503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d9chj</text:p>
          </table:table-cell>
          <table:table-cell office:value-type="float" office:value="142" calcext:value-type="float">
            <text:p>142</text:p>
          </table:table-cell>
          <table:table-cell office:value-type="float" office:value="0.0319508565359619" calcext:value-type="float">
            <text:p>0.0319508565359619</text:p>
          </table:table-cell>
          <table:table-cell office:value-type="float" office:value="0.0418660407385542" calcext:value-type="float">
            <text:p>0.0418660407385542</text:p>
          </table:table-cell>
          <table:table-cell office:value-type="float" office:value="0.126506159900287" calcext:value-type="float">
            <text:p>0.126506159900287</text:p>
          </table:table-cell>
          <table:table-cell office:value-type="float" office:value="0.136670088003307" calcext:value-type="float">
            <text:p>0.136670088003307</text:p>
          </table:table-cell>
          <table:table-cell office:value-type="float" office:value="0.151811899464068" calcext:value-type="float">
            <text:p>0.15181189946406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dhz9l</text:p>
          </table:table-cell>
          <table:table-cell office:value-type="float" office:value="48" calcext:value-type="float">
            <text:p>48</text:p>
          </table:table-cell>
          <table:table-cell office:value-type="float" office:value="0.0515980979732408" calcext:value-type="float">
            <text:p>0.0515980979732408</text:p>
          </table:table-cell>
          <table:table-cell office:value-type="float" office:value="0.0460552671772298" calcext:value-type="float">
            <text:p>0.0460552671772298</text:p>
          </table:table-cell>
          <table:table-cell office:value-type="float" office:value="0.12062265828525" calcext:value-type="float">
            <text:p>0.12062265828525</text:p>
          </table:table-cell>
          <table:table-cell table:number-columns-repeated="2" office:value-type="float" office:value="0.126130038282412" calcext:value-type="float">
            <text:p>0.12613003828241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dv5kv</text:p>
          </table:table-cell>
          <table:table-cell office:value-type="float" office:value="133" calcext:value-type="float">
            <text:p>133</text:p>
          </table:table-cell>
          <table:table-cell office:value-type="float" office:value="0.0370224701040286" calcext:value-type="float">
            <text:p>0.0370224701040286</text:p>
          </table:table-cell>
          <table:table-cell office:value-type="float" office:value="0.0431232962904923" calcext:value-type="float">
            <text:p>0.0431232962904923</text:p>
          </table:table-cell>
          <table:table-cell office:value-type="float" office:value="0.120220279822742" calcext:value-type="float">
            <text:p>0.120220279822742</text:p>
          </table:table-cell>
          <table:table-cell office:value-type="float" office:value="0.132198448866962" calcext:value-type="float">
            <text:p>0.132198448866962</text:p>
          </table:table-cell>
          <table:table-cell office:value-type="float" office:value="0.132660958038423" calcext:value-type="float">
            <text:p>0.132660958038423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glkz7</text:p>
          </table:table-cell>
          <table:table-cell office:value-type="float" office:value="78" calcext:value-type="float">
            <text:p>78</text:p>
          </table:table-cell>
          <table:table-cell office:value-type="float" office:value="0.0551799047523127" calcext:value-type="float">
            <text:p>0.0551799047523127</text:p>
          </table:table-cell>
          <table:table-cell office:value-type="float" office:value="0.0505616597231594" calcext:value-type="float">
            <text:p>0.0505616597231594</text:p>
          </table:table-cell>
          <table:table-cell office:value-type="float" office:value="0.132970006147115" calcext:value-type="float">
            <text:p>0.132970006147115</text:p>
          </table:table-cell>
          <table:table-cell office:value-type="float" office:value="0.15558283367985" calcext:value-type="float">
            <text:p>0.15558283367985</text:p>
          </table:table-cell>
          <table:table-cell office:value-type="float" office:value="0.159518318955381" calcext:value-type="float">
            <text:p>0.15951831895538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gzh2q</text:p>
          </table:table-cell>
          <table:table-cell office:value-type="float" office:value="95" calcext:value-type="float">
            <text:p>95</text:p>
          </table:table-cell>
          <table:table-cell office:value-type="float" office:value="0.0307631312115687" calcext:value-type="float">
            <text:p>0.0307631312115687</text:p>
          </table:table-cell>
          <table:table-cell office:value-type="float" office:value="0.036642334106871" calcext:value-type="float">
            <text:p>0.036642334106871</text:p>
          </table:table-cell>
          <table:table-cell office:value-type="float" office:value="0.0929696892325649" calcext:value-type="float">
            <text:p>0.0929696892325649</text:p>
          </table:table-cell>
          <table:table-cell office:value-type="float" office:value="0.117509197372586" calcext:value-type="float">
            <text:p>0.117509197372586</text:p>
          </table:table-cell>
          <table:table-cell office:value-type="float" office:value="0.127839414632795" calcext:value-type="float">
            <text:p>0.127839414632795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j5hqd</text:p>
          </table:table-cell>
          <table:table-cell office:value-type="float" office:value="53" calcext:value-type="float">
            <text:p>53</text:p>
          </table:table-cell>
          <table:table-cell office:value-type="float" office:value="0.0558783178655527" calcext:value-type="float">
            <text:p>0.0558783178655527</text:p>
          </table:table-cell>
          <table:table-cell office:value-type="float" office:value="0.0473691662183657" calcext:value-type="float">
            <text:p>0.0473691662183657</text:p>
          </table:table-cell>
          <table:table-cell office:value-type="float" office:value="0.123839974573914" calcext:value-type="float">
            <text:p>0.123839974573914</text:p>
          </table:table-cell>
          <table:table-cell office:value-type="float" office:value="0.13012744772885" calcext:value-type="float">
            <text:p>0.13012744772885</text:p>
          </table:table-cell>
          <table:table-cell office:value-type="float" office:value="0.130176910725182" calcext:value-type="float">
            <text:p>0.13017691072518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n566z</text:p>
          </table:table-cell>
          <table:table-cell office:value-type="float" office:value="133" calcext:value-type="float">
            <text:p>133</text:p>
          </table:table-cell>
          <table:table-cell office:value-type="float" office:value="0.0408351487610589" calcext:value-type="float">
            <text:p>0.0408351487610589</text:p>
          </table:table-cell>
          <table:table-cell office:value-type="float" office:value="0.0446517546430577" calcext:value-type="float">
            <text:p>0.0446517546430577</text:p>
          </table:table-cell>
          <table:table-cell office:value-type="float" office:value="0.121490343315637" calcext:value-type="float">
            <text:p>0.121490343315637</text:p>
          </table:table-cell>
          <table:table-cell office:value-type="float" office:value="0.138567081803094" calcext:value-type="float">
            <text:p>0.138567081803094</text:p>
          </table:table-cell>
          <table:table-cell office:value-type="float" office:value="0.152827354391546" calcext:value-type="float">
            <text:p>0.15282735439154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srxrk</text:p>
          </table:table-cell>
          <table:table-cell office:value-type="float" office:value="67" calcext:value-type="float">
            <text:p>67</text:p>
          </table:table-cell>
          <table:table-cell office:value-type="float" office:value="0.0523522879373553" calcext:value-type="float">
            <text:p>0.0523522879373553</text:p>
          </table:table-cell>
          <table:table-cell office:value-type="float" office:value="0.0470573821737955" calcext:value-type="float">
            <text:p>0.0470573821737955</text:p>
          </table:table-cell>
          <table:table-cell office:value-type="float" office:value="0.121696609023841" calcext:value-type="float">
            <text:p>0.121696609023841</text:p>
          </table:table-cell>
          <table:table-cell office:value-type="float" office:value="0.137608972239795" calcext:value-type="float">
            <text:p>0.137608972239795</text:p>
          </table:table-cell>
          <table:table-cell office:value-type="float" office:value="0.145748090823166" calcext:value-type="float">
            <text:p>0.145748090823166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wc9sk</text:p>
          </table:table-cell>
          <table:table-cell office:value-type="float" office:value="53" calcext:value-type="float">
            <text:p>53</text:p>
          </table:table-cell>
          <table:table-cell office:value-type="float" office:value="0.0477694663222034" calcext:value-type="float">
            <text:p>0.0477694663222034</text:p>
          </table:table-cell>
          <table:table-cell office:value-type="float" office:value="0.0446198415805314" calcext:value-type="float">
            <text:p>0.0446198415805314</text:p>
          </table:table-cell>
          <table:table-cell office:value-type="float" office:value="0.12039312604598" calcext:value-type="float">
            <text:p>0.12039312604598</text:p>
          </table:table-cell>
          <table:table-cell office:value-type="float" office:value="0.125314424369573" calcext:value-type="float">
            <text:p>0.125314424369573</text:p>
          </table:table-cell>
          <table:table-cell office:value-type="float" office:value="0.129817274714381" calcext:value-type="float">
            <text:p>0.129817274714381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wpgnt</text:p>
          </table:table-cell>
          <table:table-cell office:value-type="float" office:value="162" calcext:value-type="float">
            <text:p>162</text:p>
          </table:table-cell>
          <table:table-cell office:value-type="float" office:value="0.0294184781298009" calcext:value-type="float">
            <text:p>0.0294184781298009</text:p>
          </table:table-cell>
          <table:table-cell office:value-type="float" office:value="0.0382509369725679" calcext:value-type="float">
            <text:p>0.0382509369725679</text:p>
          </table:table-cell>
          <table:table-cell office:value-type="float" office:value="0.113384771262432" calcext:value-type="float">
            <text:p>0.113384771262432</text:p>
          </table:table-cell>
          <table:table-cell office:value-type="float" office:value="0.125653301933467" calcext:value-type="float">
            <text:p>0.125653301933467</text:p>
          </table:table-cell>
          <table:table-cell office:value-type="float" office:value="0.128713098662284" calcext:value-type="float">
            <text:p>0.128713098662284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92556_pod_io-service-00001-deployment-576f7b98d9-wxjgm</text:p>
          </table:table-cell>
          <table:table-cell office:value-type="float" office:value="80" calcext:value-type="float">
            <text:p>80</text:p>
          </table:table-cell>
          <table:table-cell office:value-type="float" office:value="0.0610461259813571" calcext:value-type="float">
            <text:p>0.0610461259813571</text:p>
          </table:table-cell>
          <table:table-cell office:value-type="float" office:value="0.0525976668651961" calcext:value-type="float">
            <text:p>0.0525976668651961</text:p>
          </table:table-cell>
          <table:table-cell office:value-type="float" office:value="0.145696135354073" calcext:value-type="float">
            <text:p>0.145696135354073</text:p>
          </table:table-cell>
          <table:table-cell office:value-type="float" office:value="0.158663551606377" calcext:value-type="float">
            <text:p>0.158663551606377</text:p>
          </table:table-cell>
          <table:table-cell office:value-type="float" office:value="0.170071913988023" calcext:value-type="float">
            <text:p>0.170071913988023</text:p>
          </table:table-cell>
          <table:table-cell/>
        </table:table-row>
      </table:table>
      <table:table table:name="Knative ramp echoService" table:style-name="ta1">
        <table:table-column table:style-name="co2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p95</text:p>
          </table:table-cell>
          <table:table-cell table:style-name="ce1" office:value-type="string" calcext:value-type="string">
            <text:p>p99</text:p>
          </table:table-cell>
          <table:table-cell table:style-name="ce1" office:value-type="string" calcext:value-type="string">
            <text:p>p99.99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ramp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7952539545924" calcext:value-type="float">
            <text:p>0.997952539545924</text:p>
          </table:table-cell>
          <table:table-cell/>
          <table:table-cell table:number-columns-repeated="3" office:value-type="float" office:value="0.997952539545924" calcext:value-type="float">
            <text:p>0.997952539545924</text:p>
          </table:table-cell>
          <table:table-cell/>
        </table:table-row>
        <table:table-row table:style-name="ro2">
          <table:table-cell office:value-type="string" calcext:value-type="string">
            <text:p>k6_metrics_ramp_summary</text:p>
          </table:table-cell>
          <table:table-cell office:value-type="float" office:value="11" calcext:value-type="float">
            <text:p>11</text:p>
          </table:table-cell>
          <table:table-cell office:value-type="float" office:value="20.6705123677298" calcext:value-type="float">
            <text:p>20.6705123677298</text:p>
          </table:table-cell>
          <table:table-cell office:value-type="float" office:value="24.4958998100726" calcext:value-type="float">
            <text:p>24.4958998100726</text:p>
          </table:table-cell>
          <table:table-cell office:value-type="float" office:value="46.5514901810762" calcext:value-type="float">
            <text:p>46.5514901810762</text:p>
          </table:table-cell>
          <table:table-cell office:value-type="float" office:value="46.5566243011962" calcext:value-type="float">
            <text:p>46.5566243011962</text:p>
          </table:table-cell>
          <table:table-cell office:value-type="float" office:value="46.5578949959259" calcext:value-type="float">
            <text:p>46.5578949959259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http_requests_by_code_20250525_074445</text:p>
          </table:table-cell>
          <table:table-cell office:value-type="float" office:value="145" calcext:value-type="float">
            <text:p>145</text:p>
          </table:table-cell>
          <table:table-cell office:value-type="float" office:value="435.838187775269" calcext:value-type="float">
            <text:p>435.838187775269</text:p>
          </table:table-cell>
          <table:table-cell office:value-type="float" office:value="243.499982258261" calcext:value-type="float">
            <text:p>243.499982258261</text:p>
          </table:table-cell>
          <table:table-cell office:value-type="float" office:value="803.637001940734" calcext:value-type="float">
            <text:p>803.637001940734</text:p>
          </table:table-cell>
          <table:table-cell office:value-type="float" office:value="886.689038713526" calcext:value-type="float">
            <text:p>886.689038713526</text:p>
          </table:table-cell>
          <table:table-cell office:value-type="float" office:value="899.538047663191" calcext:value-type="float">
            <text:p>899.538047663191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50_20250525_074445</text:p>
          </table:table-cell>
          <table:table-cell office:value-type="float" office:value="145" calcext:value-type="float">
            <text:p>145</text:p>
          </table:table-cell>
          <table:table-cell office:value-type="float" office:value="0.00505900459033841" calcext:value-type="float">
            <text:p>0.00505900459033841</text:p>
          </table:table-cell>
          <table:table-cell office:value-type="float" office:value="0.0000378446688787824" calcext:value-type="float">
            <text:p>3.78446688787824E-05</text:p>
          </table:table-cell>
          <table:table-cell office:value-type="float" office:value="0.00512606102265121" calcext:value-type="float">
            <text:p>0.00512606102265121</text:p>
          </table:table-cell>
          <table:table-cell office:value-type="float" office:value="0.00514260203986077" calcext:value-type="float">
            <text:p>0.00514260203986077</text:p>
          </table:table-cell>
          <table:table-cell office:value-type="float" office:value="0.00514644904062458" calcext:value-type="float">
            <text:p>0.00514644904062458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5_20250525_074445</text:p>
          </table:table-cell>
          <table:table-cell office:value-type="float" office:value="145" calcext:value-type="float">
            <text:p>145</text:p>
          </table:table-cell>
          <table:table-cell office:value-type="float" office:value="0.00961210872164297" calcext:value-type="float">
            <text:p>0.00961210872164297</text:p>
          </table:table-cell>
          <table:table-cell office:value-type="float" office:value="0.0000719048708696864" calcext:value-type="float">
            <text:p>7.19048708696864E-05</text:p>
          </table:table-cell>
          <table:table-cell office:value-type="float" office:value="0.0097395159430373" calcext:value-type="float">
            <text:p>0.0097395159430373</text:p>
          </table:table-cell>
          <table:table-cell office:value-type="float" office:value="0.00977094387573545" calcext:value-type="float">
            <text:p>0.00977094387573545</text:p>
          </table:table-cell>
          <table:table-cell office:value-type="float" office:value="0.00977825317718671" calcext:value-type="float">
            <text:p>0.00977825317718671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_20250525_074445</text:p>
          </table:table-cell>
          <table:table-cell office:value-type="float" office:value="145" calcext:value-type="float">
            <text:p>145</text:p>
          </table:table-cell>
          <table:table-cell office:value-type="float" office:value="0.0182012019474028" calcext:value-type="float">
            <text:p>0.0182012019474028</text:p>
          </table:table-cell>
          <table:table-cell office:value-type="float" office:value="0.00941922121334566" calcext:value-type="float">
            <text:p>0.00941922121334566</text:p>
          </table:table-cell>
          <table:table-cell office:value-type="float" office:value="0.0345204787856863" calcext:value-type="float">
            <text:p>0.0345204787856863</text:p>
          </table:table-cell>
          <table:table-cell office:value-type="float" office:value="0.0362562909120155" calcext:value-type="float">
            <text:p>0.0362562909120155</text:p>
          </table:table-cell>
          <table:table-cell office:value-type="float" office:value="0.0368410951047799" calcext:value-type="float">
            <text:p>0.0368410951047799</text:p>
          </table:table-cell>
          <table:table-cell/>
        </table:table-row>
        <table:table-row table:style-name="ro2">
          <table:table-cell office:value-type="string" calcext:value-type="string">
            <text:p>prometheus_echo_response_time_p9999_20250525_074445</text:p>
          </table:table-cell>
          <table:table-cell office:value-type="float" office:value="145" calcext:value-type="float">
            <text:p>145</text:p>
          </table:table-cell>
          <table:table-cell office:value-type="float" office:value="0.107182404275103" calcext:value-type="float">
            <text:p>0.107182404275103</text:p>
          </table:table-cell>
          <table:table-cell office:value-type="float" office:value="0.0744596902773454" calcext:value-type="float">
            <text:p>0.0744596902773454</text:p>
          </table:table-cell>
          <table:table-cell office:value-type="float" office:value="0.373069161885454" calcext:value-type="float">
            <text:p>0.373069161885454</text:p>
          </table:table-cell>
          <table:table-cell office:value-type="float" office:value="0.391669431226952" calcext:value-type="float">
            <text:p>0.391669431226952</text:p>
          </table:table-cell>
          <table:table-cell office:value-type="float" office:value="0.397415130983494" calcext:value-type="float">
            <text:p>0.397415130983494</text:p>
          </table:table-cell>
          <table:table-cell/>
        </table:table-row>
        <table:table-row table:style-name="ro2">
          <table:table-cell office:value-type="string" calcext:value-type="string">
            <text:p>prometheus_echo_pod_count_20250525_074445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5.78902586907508" calcext:value-type="float">
            <text:p>5.78902586907508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prometheus_echo_envoy_connections_20250525_074445</text:p>
          </table:table-cell>
          <table:table-cell office:value-type="float" office:value="157" calcext:value-type="float">
            <text:p>157</text:p>
          </table:table-cell>
          <table:table-cell office:value-type="float" office:value="186.732484076433" calcext:value-type="float">
            <text:p>186.732484076433</text:p>
          </table:table-cell>
          <table:table-cell office:value-type="float" office:value="153.563959036434" calcext:value-type="float">
            <text:p>153.563959036434</text:p>
          </table:table-cell>
          <table:table-cell office:value-type="float" office:value="540.8" calcext:value-type="float">
            <text:p>540.8</text:p>
          </table:table-cell>
          <table:table-cell table:number-columns-repeated="2" office:value-type="float" office:value="548" calcext:value-type="float">
            <text:p>548</text:p>
          </table:table-cell>
          <table:table-cell/>
        </table:table-row>
        <table:table-row table:style-name="ro2">
          <table:table-cell office:value-type="string" calcext:value-type="string">
            <text:p>prometheus_echo_cpu_usage_by_pod_pct_20250525_074445</text:p>
          </table:table-cell>
          <table:table-cell office:value-type="float" office:value="1050" calcext:value-type="float">
            <text:p>1050</text:p>
          </table:table-cell>
          <table:table-cell office:value-type="float" office:value="1.19359137604988" calcext:value-type="float">
            <text:p>1.19359137604988</text:p>
          </table:table-cell>
          <table:table-cell office:value-type="float" office:value="1.23098184557406" calcext:value-type="float">
            <text:p>1.23098184557406</text:p>
          </table:table-cell>
          <table:table-cell office:value-type="float" office:value="3.68706175978364" calcext:value-type="float">
            <text:p>3.68706175978364</text:p>
          </table:table-cell>
          <table:table-cell office:value-type="float" office:value="6.66088066448512" calcext:value-type="float">
            <text:p>6.66088066448512</text:p>
          </table:table-cell>
          <table:table-cell office:value-type="float" office:value="7.71471686396099" calcext:value-type="float">
            <text:p>7.7147168639609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luster_cpu_usage_pct_20250525_074445</text:p>
          </table:table-cell>
          <table:table-cell office:value-type="float" office:value="157" calcext:value-type="float">
            <text:p>157</text:p>
          </table:table-cell>
          <table:table-cell office:value-type="float" office:value="40.3058491234379" calcext:value-type="float">
            <text:p>40.3058491234379</text:p>
          </table:table-cell>
          <table:table-cell office:value-type="float" office:value="16.1291748010761" calcext:value-type="float">
            <text:p>16.1291748010761</text:p>
          </table:table-cell>
          <table:table-cell office:value-type="float" office:value="56.3385848765449" calcext:value-type="float">
            <text:p>56.3385848765449</text:p>
          </table:table-cell>
          <table:table-cell office:value-type="float" office:value="57.7989832107843" calcext:value-type="float">
            <text:p>57.7989832107843</text:p>
          </table:table-cell>
          <table:table-cell office:value-type="float" office:value="58.7790962676994" calcext:value-type="float">
            <text:p>58.779096267699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service_cpu_usage_pct_20250525_074445</text:p>
          </table:table-cell>
          <table:table-cell office:value-type="float" office:value="148" calcext:value-type="float">
            <text:p>148</text:p>
          </table:table-cell>
          <table:table-cell office:value-type="float" office:value="8.49559494924952" calcext:value-type="float">
            <text:p>8.49559494924952</text:p>
          </table:table-cell>
          <table:table-cell office:value-type="float" office:value="3.64974324974789" calcext:value-type="float">
            <text:p>3.64974324974789</text:p>
          </table:table-cell>
          <table:table-cell office:value-type="float" office:value="12.5101289565455" calcext:value-type="float">
            <text:p>12.5101289565455</text:p>
          </table:table-cell>
          <table:table-cell office:value-type="float" office:value="12.7958876759926" calcext:value-type="float">
            <text:p>12.7958876759926</text:p>
          </table:table-cell>
          <table:table-cell office:value-type="float" office:value="12.9318686605965" calcext:value-type="float">
            <text:p>12.931868660596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74445</text:p>
          </table:table-cell>
          <table:table-cell office:value-type="float" office:value="2035" calcext:value-type="float">
            <text:p>2035</text:p>
          </table:table-cell>
          <table:table-cell office:value-type="float" office:value="24585888.770516" calcext:value-type="float">
            <text:p>24585888.770516</text:p>
          </table:table-cell>
          <table:table-cell office:value-type="float" office:value="7277122.26468781" calcext:value-type="float">
            <text:p>7277122.26468781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31319244.8" calcext:value-type="float">
            <text:p>31319244.8</text:p>
          </table:table-cell>
          <table:table-cell office:value-type="float" office:value="31690752" calcext:value-type="float">
            <text:p>316907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total_service_memory_usage_20250525_074445</text:p>
          </table:table-cell>
          <table:table-cell office:value-type="float" office:value="157" calcext:value-type="float">
            <text:p>157</text:p>
          </table:table-cell>
          <table:table-cell office:value-type="float" office:value="318676965.910828" calcext:value-type="float">
            <text:p>318676965.910828</text:p>
          </table:table-cell>
          <table:table-cell office:value-type="float" office:value="359996038.688713" calcext:value-type="float">
            <text:p>359996038.688713</text:p>
          </table:table-cell>
          <table:table-cell office:value-type="float" office:value="980810137.6" calcext:value-type="float">
            <text:p>980810137.6</text:p>
          </table:table-cell>
          <table:table-cell office:value-type="float" office:value="1188222238.72" calcext:value-type="float">
            <text:p>1188222238.72</text:p>
          </table:table-cell>
          <table:table-cell office:value-type="float" office:value="1227174289.408" calcext:value-type="float">
            <text:p>1227174289.4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074445</text:p>
          </table:table-cell>
          <table:table-cell office:value-type="float" office:value="3809" calcext:value-type="float">
            <text:p>3809</text:p>
          </table:table-cell>
          <table:table-cell office:value-type="float" office:value="0.0660198504851105" calcext:value-type="float">
            <text:p>0.0660198504851105</text:p>
          </table:table-cell>
          <table:table-cell office:value-type="float" office:value="0.0908689754937258" calcext:value-type="float">
            <text:p>0.0908689754937258</text:p>
          </table:table-cell>
          <table:table-cell office:value-type="float" office:value="0.226323020335303" calcext:value-type="float">
            <text:p>0.226323020335303</text:p>
          </table:table-cell>
          <table:table-cell office:value-type="float" office:value="0.404902141843652" calcext:value-type="float">
            <text:p>0.404902141843652</text:p>
          </table:table-cell>
          <table:table-cell office:value-type="float" office:value="0.795959058124735" calcext:value-type="float">
            <text:p>0.795959058124735</text:p>
          </table:table-cell>
          <table:table-cell/>
        </table:table-row>
        <table:table-row table:style-name="ro2">
          <table:table-cell office:value-type="string" calcext:value-type="string">
            <text:p>prometheus_echo_machine_cpu_cores_20250525_074445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.73343147802133" calcext:value-type="float">
            <text:p>1.73343147802133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echoService_POST__echo_6h_ALL170174_20250525_074452</text:p>
          </table:table-cell>
          <table:table-cell office:value-type="float" office:value="170174" calcext:value-type="float">
            <text:p>170174</text:p>
          </table:table-cell>
          <table:table-cell office:value-type="float" office:value="2.31814495751407" calcext:value-type="float">
            <text:p>2.31814495751407</text:p>
          </table:table-cell>
          <table:table-cell office:value-type="float" office:value="4.12790915264471" calcext:value-type="float">
            <text:p>4.1279091526447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1.9826999999932" calcext:value-type="float">
            <text:p>91.9826999999932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echo_cpu_usage_by_pod_pct_20250525_074445_pods_gini</text:p>
          </table:table-cell>
          <table:table-cell office:value-type="float" office:value="47" calcext:value-type="float">
            <text:p>47</text:p>
          </table:table-cell>
          <table:table-cell office:value-type="float" office:value="0.286764957857942" calcext:value-type="float">
            <text:p>0.28676495785794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2txrp</text:p>
          </table:table-cell>
          <table:table-cell office:value-type="float" office:value="21" calcext:value-type="float">
            <text:p>21</text:p>
          </table:table-cell>
          <table:table-cell office:value-type="float" office:value="0.800483611032883" calcext:value-type="float">
            <text:p>0.800483611032883</text:p>
          </table:table-cell>
          <table:table-cell office:value-type="float" office:value="0.381642996291122" calcext:value-type="float">
            <text:p>0.381642996291122</text:p>
          </table:table-cell>
          <table:table-cell office:value-type="float" office:value="1.30995357374816" calcext:value-type="float">
            <text:p>1.30995357374816</text:p>
          </table:table-cell>
          <table:table-cell office:value-type="float" office:value="1.32176521436412" calcext:value-type="float">
            <text:p>1.32176521436412</text:p>
          </table:table-cell>
          <table:table-cell office:value-type="float" office:value="1.32468859541657" calcext:value-type="float">
            <text:p>1.3246885954165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2wsvd</text:p>
          </table:table-cell>
          <table:table-cell office:value-type="float" office:value="21" calcext:value-type="float">
            <text:p>21</text:p>
          </table:table-cell>
          <table:table-cell office:value-type="float" office:value="0.77593987744112" calcext:value-type="float">
            <text:p>0.77593987744112</text:p>
          </table:table-cell>
          <table:table-cell office:value-type="float" office:value="0.365631004848278" calcext:value-type="float">
            <text:p>0.365631004848278</text:p>
          </table:table-cell>
          <table:table-cell office:value-type="float" office:value="1.26739197927434" calcext:value-type="float">
            <text:p>1.26739197927434</text:p>
          </table:table-cell>
          <table:table-cell office:value-type="float" office:value="1.27021796301336" calcext:value-type="float">
            <text:p>1.27021796301336</text:p>
          </table:table-cell>
          <table:table-cell office:value-type="float" office:value="1.27091739398876" calcext:value-type="float">
            <text:p>1.270917393988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46pzr</text:p>
          </table:table-cell>
          <table:table-cell office:value-type="float" office:value="21" calcext:value-type="float">
            <text:p>21</text:p>
          </table:table-cell>
          <table:table-cell office:value-type="float" office:value="0.794038238915907" calcext:value-type="float">
            <text:p>0.794038238915907</text:p>
          </table:table-cell>
          <table:table-cell office:value-type="float" office:value="0.394452534886751" calcext:value-type="float">
            <text:p>0.394452534886751</text:p>
          </table:table-cell>
          <table:table-cell office:value-type="float" office:value="1.29588882716274" calcext:value-type="float">
            <text:p>1.29588882716274</text:p>
          </table:table-cell>
          <table:table-cell office:value-type="float" office:value="1.30718918461976" calcext:value-type="float">
            <text:p>1.30718918461976</text:p>
          </table:table-cell>
          <table:table-cell office:value-type="float" office:value="1.30998602309037" calcext:value-type="float">
            <text:p>1.3099860230903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4mtjv</text:p>
          </table:table-cell>
          <table:table-cell office:value-type="float" office:value="25" calcext:value-type="float">
            <text:p>25</text:p>
          </table:table-cell>
          <table:table-cell office:value-type="float" office:value="1.68628976493773" calcext:value-type="float">
            <text:p>1.68628976493773</text:p>
          </table:table-cell>
          <table:table-cell office:value-type="float" office:value="1.35177774479643" calcext:value-type="float">
            <text:p>1.35177774479643</text:p>
          </table:table-cell>
          <table:table-cell office:value-type="float" office:value="3.62520155898617" calcext:value-type="float">
            <text:p>3.62520155898617</text:p>
          </table:table-cell>
          <table:table-cell office:value-type="float" office:value="3.76010977647098" calcext:value-type="float">
            <text:p>3.76010977647098</text:p>
          </table:table-cell>
          <table:table-cell office:value-type="float" office:value="3.80145880468168" calcext:value-type="float">
            <text:p>3.8014588046816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4nnt9</text:p>
          </table:table-cell>
          <table:table-cell office:value-type="float" office:value="22" calcext:value-type="float">
            <text:p>22</text:p>
          </table:table-cell>
          <table:table-cell office:value-type="float" office:value="0.689771446464312" calcext:value-type="float">
            <text:p>0.689771446464312</text:p>
          </table:table-cell>
          <table:table-cell office:value-type="float" office:value="0.368452047950537" calcext:value-type="float">
            <text:p>0.368452047950537</text:p>
          </table:table-cell>
          <table:table-cell office:value-type="float" office:value="1.14460786307332" calcext:value-type="float">
            <text:p>1.14460786307332</text:p>
          </table:table-cell>
          <table:table-cell office:value-type="float" office:value="1.26137718638679" calcext:value-type="float">
            <text:p>1.26137718638679</text:p>
          </table:table-cell>
          <table:table-cell office:value-type="float" office:value="1.29155259102191" calcext:value-type="float">
            <text:p>1.291552591021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4wnd6</text:p>
          </table:table-cell>
          <table:table-cell office:value-type="float" office:value="22" calcext:value-type="float">
            <text:p>22</text:p>
          </table:table-cell>
          <table:table-cell office:value-type="float" office:value="0.700986853326681" calcext:value-type="float">
            <text:p>0.700986853326681</text:p>
          </table:table-cell>
          <table:table-cell office:value-type="float" office:value="0.400629715499931" calcext:value-type="float">
            <text:p>0.400629715499931</text:p>
          </table:table-cell>
          <table:table-cell office:value-type="float" office:value="1.2794891392674" calcext:value-type="float">
            <text:p>1.2794891392674</text:p>
          </table:table-cell>
          <table:table-cell office:value-type="float" office:value="1.28786261124396" calcext:value-type="float">
            <text:p>1.28786261124396</text:p>
          </table:table-cell>
          <table:table-cell office:value-type="float" office:value="1.28994655130872" calcext:value-type="float">
            <text:p>1.2899465513087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4wxxm</text:p>
          </table:table-cell>
          <table:table-cell office:value-type="float" office:value="6" calcext:value-type="float">
            <text:p>6</text:p>
          </table:table-cell>
          <table:table-cell office:value-type="float" office:value="0.368776438652827" calcext:value-type="float">
            <text:p>0.368776438652827</text:p>
          </table:table-cell>
          <table:table-cell office:value-type="float" office:value="0.269210318786837" calcext:value-type="float">
            <text:p>0.269210318786837</text:p>
          </table:table-cell>
          <table:table-cell office:value-type="float" office:value="0.659081424883615" calcext:value-type="float">
            <text:p>0.659081424883615</text:p>
          </table:table-cell>
          <table:table-cell office:value-type="float" office:value="0.67238412282128" calcext:value-type="float">
            <text:p>0.67238412282128</text:p>
          </table:table-cell>
          <table:table-cell office:value-type="float" office:value="0.675676540560852" calcext:value-type="float">
            <text:p>0.6756765405608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5fptc</text:p>
          </table:table-cell>
          <table:table-cell office:value-type="float" office:value="25" calcext:value-type="float">
            <text:p>25</text:p>
          </table:table-cell>
          <table:table-cell office:value-type="float" office:value="1.92071264453709" calcext:value-type="float">
            <text:p>1.92071264453709</text:p>
          </table:table-cell>
          <table:table-cell office:value-type="float" office:value="1.33410111758864" calcext:value-type="float">
            <text:p>1.33410111758864</text:p>
          </table:table-cell>
          <table:table-cell office:value-type="float" office:value="3.747336937558" calcext:value-type="float">
            <text:p>3.747336937558</text:p>
          </table:table-cell>
          <table:table-cell office:value-type="float" office:value="3.7732991970828" calcext:value-type="float">
            <text:p>3.7732991970828</text:p>
          </table:table-cell>
          <table:table-cell office:value-type="float" office:value="3.7780712835227" calcext:value-type="float">
            <text:p>3.778071283522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7bwd8</text:p>
          </table:table-cell>
          <table:table-cell office:value-type="float" office:value="6" calcext:value-type="float">
            <text:p>6</text:p>
          </table:table-cell>
          <table:table-cell office:value-type="float" office:value="0.0674649874127942" calcext:value-type="float">
            <text:p>0.0674649874127942</text:p>
          </table:table-cell>
          <table:table-cell office:value-type="float" office:value="0.00595123977300794" calcext:value-type="float">
            <text:p>0.00595123977300794</text:p>
          </table:table-cell>
          <table:table-cell office:value-type="float" office:value="0.0744467004893359" calcext:value-type="float">
            <text:p>0.0744467004893359</text:p>
          </table:table-cell>
          <table:table-cell office:value-type="float" office:value="0.0762862521995409" calcext:value-type="float">
            <text:p>0.0762862521995409</text:p>
          </table:table-cell>
          <table:table-cell office:value-type="float" office:value="0.0767415412478167" calcext:value-type="float">
            <text:p>0.076741541247816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7ch8q</text:p>
          </table:table-cell>
          <table:table-cell office:value-type="float" office:value="20" calcext:value-type="float">
            <text:p>20</text:p>
          </table:table-cell>
          <table:table-cell office:value-type="float" office:value="0.915051406115988" calcext:value-type="float">
            <text:p>0.915051406115988</text:p>
          </table:table-cell>
          <table:table-cell office:value-type="float" office:value="0.327983822913309" calcext:value-type="float">
            <text:p>0.327983822913309</text:p>
          </table:table-cell>
          <table:table-cell office:value-type="float" office:value="1.35052720537917" calcext:value-type="float">
            <text:p>1.35052720537917</text:p>
          </table:table-cell>
          <table:table-cell office:value-type="float" office:value="1.36399372430553" calcext:value-type="float">
            <text:p>1.36399372430553</text:p>
          </table:table-cell>
          <table:table-cell office:value-type="float" office:value="1.3673266877398" calcext:value-type="float">
            <text:p>1.367326687739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7dc9t</text:p>
          </table:table-cell>
          <table:table-cell office:value-type="float" office:value="5" calcext:value-type="float">
            <text:p>5</text:p>
          </table:table-cell>
          <table:table-cell office:value-type="float" office:value="0.553993337740215" calcext:value-type="float">
            <text:p>0.553993337740215</text:p>
          </table:table-cell>
          <table:table-cell office:value-type="float" office:value="0.173953992767086" calcext:value-type="float">
            <text:p>0.173953992767086</text:p>
          </table:table-cell>
          <table:table-cell office:value-type="float" office:value="0.696890199785772" calcext:value-type="float">
            <text:p>0.696890199785772</text:p>
          </table:table-cell>
          <table:table-cell office:value-type="float" office:value="0.696970152381432" calcext:value-type="float">
            <text:p>0.696970152381432</text:p>
          </table:table-cell>
          <table:table-cell office:value-type="float" office:value="0.696989940648857" calcext:value-type="float">
            <text:p>0.69698994064885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8gjcn</text:p>
          </table:table-cell>
          <table:table-cell office:value-type="float" office:value="21" calcext:value-type="float">
            <text:p>21</text:p>
          </table:table-cell>
          <table:table-cell office:value-type="float" office:value="0.752467331174238" calcext:value-type="float">
            <text:p>0.752467331174238</text:p>
          </table:table-cell>
          <table:table-cell office:value-type="float" office:value="0.398571533342793" calcext:value-type="float">
            <text:p>0.398571533342793</text:p>
          </table:table-cell>
          <table:table-cell office:value-type="float" office:value="1.25475780265547" calcext:value-type="float">
            <text:p>1.25475780265547</text:p>
          </table:table-cell>
          <table:table-cell office:value-type="float" office:value="1.25806400933678" calcext:value-type="float">
            <text:p>1.25806400933678</text:p>
          </table:table-cell>
          <table:table-cell office:value-type="float" office:value="1.25888229549041" calcext:value-type="float">
            <text:p>1.2588822954904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8k8dk</text:p>
          </table:table-cell>
          <table:table-cell office:value-type="float" office:value="6" calcext:value-type="float">
            <text:p>6</text:p>
          </table:table-cell>
          <table:table-cell office:value-type="float" office:value="0.377206533256888" calcext:value-type="float">
            <text:p>0.377206533256888</text:p>
          </table:table-cell>
          <table:table-cell office:value-type="float" office:value="0.195232953657414" calcext:value-type="float">
            <text:p>0.195232953657414</text:p>
          </table:table-cell>
          <table:table-cell office:value-type="float" office:value="0.588849578698741" calcext:value-type="float">
            <text:p>0.588849578698741</text:p>
          </table:table-cell>
          <table:table-cell office:value-type="float" office:value="0.604083058585401" calcext:value-type="float">
            <text:p>0.604083058585401</text:p>
          </table:table-cell>
          <table:table-cell office:value-type="float" office:value="0.607853344857349" calcext:value-type="float">
            <text:p>0.60785334485734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969hb</text:p>
          </table:table-cell>
          <table:table-cell office:value-type="float" office:value="23" calcext:value-type="float">
            <text:p>23</text:p>
          </table:table-cell>
          <table:table-cell office:value-type="float" office:value="1.07266101802116" calcext:value-type="float">
            <text:p>1.07266101802116</text:p>
          </table:table-cell>
          <table:table-cell office:value-type="float" office:value="0.703566000730354" calcext:value-type="float">
            <text:p>0.703566000730354</text:p>
          </table:table-cell>
          <table:table-cell office:value-type="float" office:value="2.0628544316829" calcext:value-type="float">
            <text:p>2.0628544316829</text:p>
          </table:table-cell>
          <table:table-cell office:value-type="float" office:value="2.08857974130086" calcext:value-type="float">
            <text:p>2.08857974130086</text:p>
          </table:table-cell>
          <table:table-cell office:value-type="float" office:value="2.09451318689715" calcext:value-type="float">
            <text:p>2.0945131868971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b58xx</text:p>
          </table:table-cell>
          <table:table-cell office:value-type="float" office:value="26" calcext:value-type="float">
            <text:p>26</text:p>
          </table:table-cell>
          <table:table-cell office:value-type="float" office:value="0.695746891987814" calcext:value-type="float">
            <text:p>0.695746891987814</text:p>
          </table:table-cell>
          <table:table-cell office:value-type="float" office:value="0.453009802427632" calcext:value-type="float">
            <text:p>0.453009802427632</text:p>
          </table:table-cell>
          <table:table-cell office:value-type="float" office:value="1.28053934318837" calcext:value-type="float">
            <text:p>1.28053934318837</text:p>
          </table:table-cell>
          <table:table-cell office:value-type="float" office:value="1.30607980286453" calcext:value-type="float">
            <text:p>1.30607980286453</text:p>
          </table:table-cell>
          <table:table-cell office:value-type="float" office:value="1.31222215209357" calcext:value-type="float">
            <text:p>1.3122221520935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b8vn5</text:p>
          </table:table-cell>
          <table:table-cell office:value-type="float" office:value="27" calcext:value-type="float">
            <text:p>27</text:p>
          </table:table-cell>
          <table:table-cell office:value-type="float" office:value="0.617236431288119" calcext:value-type="float">
            <text:p>0.617236431288119</text:p>
          </table:table-cell>
          <table:table-cell office:value-type="float" office:value="0.473073830127822" calcext:value-type="float">
            <text:p>0.473073830127822</text:p>
          </table:table-cell>
          <table:table-cell office:value-type="float" office:value="1.30348498262608" calcext:value-type="float">
            <text:p>1.30348498262608</text:p>
          </table:table-cell>
          <table:table-cell office:value-type="float" office:value="1.32684534783791" calcext:value-type="float">
            <text:p>1.32684534783791</text:p>
          </table:table-cell>
          <table:table-cell office:value-type="float" office:value="1.33093995147751" calcext:value-type="float">
            <text:p>1.3309399514775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btpjj</text:p>
          </table:table-cell>
          <table:table-cell office:value-type="float" office:value="25" calcext:value-type="float">
            <text:p>25</text:p>
          </table:table-cell>
          <table:table-cell office:value-type="float" office:value="0.619000831245445" calcext:value-type="float">
            <text:p>0.619000831245445</text:p>
          </table:table-cell>
          <table:table-cell office:value-type="float" office:value="0.400032382667714" calcext:value-type="float">
            <text:p>0.400032382667714</text:p>
          </table:table-cell>
          <table:table-cell office:value-type="float" office:value="1.22554018554946" calcext:value-type="float">
            <text:p>1.22554018554946</text:p>
          </table:table-cell>
          <table:table-cell table:number-columns-repeated="2" office:value-type="float" office:value="1.23635299967301" calcext:value-type="float">
            <text:p>1.2363529996730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bzlmp</text:p>
          </table:table-cell>
          <table:table-cell office:value-type="float" office:value="24" calcext:value-type="float">
            <text:p>24</text:p>
          </table:table-cell>
          <table:table-cell office:value-type="float" office:value="0.80467511077276" calcext:value-type="float">
            <text:p>0.80467511077276</text:p>
          </table:table-cell>
          <table:table-cell office:value-type="float" office:value="0.426096302180897" calcext:value-type="float">
            <text:p>0.426096302180897</text:p>
          </table:table-cell>
          <table:table-cell office:value-type="float" office:value="1.31054951715199" calcext:value-type="float">
            <text:p>1.31054951715199</text:p>
          </table:table-cell>
          <table:table-cell office:value-type="float" office:value="1.31877921000338" calcext:value-type="float">
            <text:p>1.31877921000338</text:p>
          </table:table-cell>
          <table:table-cell office:value-type="float" office:value="1.3210014563052" calcext:value-type="float">
            <text:p>1.32100145630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d5ghw</text:p>
          </table:table-cell>
          <table:table-cell office:value-type="float" office:value="26" calcext:value-type="float">
            <text:p>26</text:p>
          </table:table-cell>
          <table:table-cell office:value-type="float" office:value="0.686337536516809" calcext:value-type="float">
            <text:p>0.686337536516809</text:p>
          </table:table-cell>
          <table:table-cell office:value-type="float" office:value="0.432326899284021" calcext:value-type="float">
            <text:p>0.432326899284021</text:p>
          </table:table-cell>
          <table:table-cell office:value-type="float" office:value="1.25611281333889" calcext:value-type="float">
            <text:p>1.25611281333889</text:p>
          </table:table-cell>
          <table:table-cell office:value-type="float" office:value="1.26203147593618" calcext:value-type="float">
            <text:p>1.26203147593618</text:p>
          </table:table-cell>
          <table:table-cell office:value-type="float" office:value="1.26324466388186" calcext:value-type="float">
            <text:p>1.2632446638818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f7dk8</text:p>
          </table:table-cell>
          <table:table-cell office:value-type="float" office:value="21" calcext:value-type="float">
            <text:p>21</text:p>
          </table:table-cell>
          <table:table-cell office:value-type="float" office:value="0.80337653493667" calcext:value-type="float">
            <text:p>0.80337653493667</text:p>
          </table:table-cell>
          <table:table-cell office:value-type="float" office:value="0.408194615534833" calcext:value-type="float">
            <text:p>0.408194615534833</text:p>
          </table:table-cell>
          <table:table-cell office:value-type="float" office:value="1.3463778017535" calcext:value-type="float">
            <text:p>1.3463778017535</text:p>
          </table:table-cell>
          <table:table-cell office:value-type="float" office:value="1.35394590168052" calcext:value-type="float">
            <text:p>1.35394590168052</text:p>
          </table:table-cell>
          <table:table-cell office:value-type="float" office:value="1.35581900641245" calcext:value-type="float">
            <text:p>1.3558190064124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fr25m</text:p>
          </table:table-cell>
          <table:table-cell office:value-type="float" office:value="23" calcext:value-type="float">
            <text:p>23</text:p>
          </table:table-cell>
          <table:table-cell office:value-type="float" office:value="0.80866379025397" calcext:value-type="float">
            <text:p>0.80866379025397</text:p>
          </table:table-cell>
          <table:table-cell office:value-type="float" office:value="0.418424641479997" calcext:value-type="float">
            <text:p>0.418424641479997</text:p>
          </table:table-cell>
          <table:table-cell office:value-type="float" office:value="1.30023017269266" calcext:value-type="float">
            <text:p>1.30023017269266</text:p>
          </table:table-cell>
          <table:table-cell office:value-type="float" office:value="1.31490608679402" calcext:value-type="float">
            <text:p>1.31490608679402</text:p>
          </table:table-cell>
          <table:table-cell office:value-type="float" office:value="1.3187902806742" calcext:value-type="float">
            <text:p>1.318790280674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fzglp</text:p>
          </table:table-cell>
          <table:table-cell office:value-type="float" office:value="5" calcext:value-type="float">
            <text:p>5</text:p>
          </table:table-cell>
          <table:table-cell office:value-type="float" office:value="0.38114319271037" calcext:value-type="float">
            <text:p>0.38114319271037</text:p>
          </table:table-cell>
          <table:table-cell office:value-type="float" office:value="0.0998562491540022" calcext:value-type="float">
            <text:p>0.0998562491540022</text:p>
          </table:table-cell>
          <table:table-cell office:value-type="float" office:value="0.496652784018097" calcext:value-type="float">
            <text:p>0.496652784018097</text:p>
          </table:table-cell>
          <table:table-cell office:value-type="float" office:value="0.507532414781173" calcext:value-type="float">
            <text:p>0.507532414781173</text:p>
          </table:table-cell>
          <table:table-cell office:value-type="float" office:value="0.510225123395035" calcext:value-type="float">
            <text:p>0.51022512339503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h2nzl</text:p>
          </table:table-cell>
          <table:table-cell office:value-type="float" office:value="6" calcext:value-type="float">
            <text:p>6</text:p>
          </table:table-cell>
          <table:table-cell office:value-type="float" office:value="0.560925171361748" calcext:value-type="float">
            <text:p>0.560925171361748</text:p>
          </table:table-cell>
          <table:table-cell office:value-type="float" office:value="0.301164835195789" calcext:value-type="float">
            <text:p>0.301164835195789</text:p>
          </table:table-cell>
          <table:table-cell office:value-type="float" office:value="0.840696252222111" calcext:value-type="float">
            <text:p>0.840696252222111</text:p>
          </table:table-cell>
          <table:table-cell office:value-type="float" office:value="0.865231750050941" calcext:value-type="float">
            <text:p>0.865231750050941</text:p>
          </table:table-cell>
          <table:table-cell office:value-type="float" office:value="0.871304285763576" calcext:value-type="float">
            <text:p>0.8713042857635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jt5st</text:p>
          </table:table-cell>
          <table:table-cell office:value-type="float" office:value="22" calcext:value-type="float">
            <text:p>22</text:p>
          </table:table-cell>
          <table:table-cell office:value-type="float" office:value="0.973105452646807" calcext:value-type="float">
            <text:p>0.973105452646807</text:p>
          </table:table-cell>
          <table:table-cell office:value-type="float" office:value="0.566735683334308" calcext:value-type="float">
            <text:p>0.566735683334308</text:p>
          </table:table-cell>
          <table:table-cell office:value-type="float" office:value="1.81540993570933" calcext:value-type="float">
            <text:p>1.81540993570933</text:p>
          </table:table-cell>
          <table:table-cell table:number-columns-repeated="2" office:value-type="float" office:value="1.82360312125452" calcext:value-type="float">
            <text:p>1.823603121254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kqbtx</text:p>
          </table:table-cell>
          <table:table-cell office:value-type="float" office:value="21" calcext:value-type="float">
            <text:p>21</text:p>
          </table:table-cell>
          <table:table-cell office:value-type="float" office:value="0.789840549730063" calcext:value-type="float">
            <text:p>0.789840549730063</text:p>
          </table:table-cell>
          <table:table-cell office:value-type="float" office:value="0.395540416721799" calcext:value-type="float">
            <text:p>0.395540416721799</text:p>
          </table:table-cell>
          <table:table-cell office:value-type="float" office:value="1.32731372503639" calcext:value-type="float">
            <text:p>1.32731372503639</text:p>
          </table:table-cell>
          <table:table-cell office:value-type="float" office:value="1.34426384312859" calcext:value-type="float">
            <text:p>1.34426384312859</text:p>
          </table:table-cell>
          <table:table-cell office:value-type="float" office:value="1.34845899735641" calcext:value-type="float">
            <text:p>1.3484589973564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kvdsj</text:p>
          </table:table-cell>
          <table:table-cell office:value-type="float" office:value="24" calcext:value-type="float">
            <text:p>24</text:p>
          </table:table-cell>
          <table:table-cell office:value-type="float" office:value="0.722276844466427" calcext:value-type="float">
            <text:p>0.722276844466427</text:p>
          </table:table-cell>
          <table:table-cell office:value-type="float" office:value="0.533311737661225" calcext:value-type="float">
            <text:p>0.533311737661225</text:p>
          </table:table-cell>
          <table:table-cell office:value-type="float" office:value="1.40458430126953" calcext:value-type="float">
            <text:p>1.40458430126953</text:p>
          </table:table-cell>
          <table:table-cell office:value-type="float" office:value="1.41014896306579" calcext:value-type="float">
            <text:p>1.41014896306579</text:p>
          </table:table-cell>
          <table:table-cell office:value-type="float" office:value="1.41165487464188" calcext:value-type="float">
            <text:p>1.4116548746418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lt9c5</text:p>
          </table:table-cell>
          <table:table-cell office:value-type="float" office:value="23" calcext:value-type="float">
            <text:p>23</text:p>
          </table:table-cell>
          <table:table-cell office:value-type="float" office:value="0.92543882923714" calcext:value-type="float">
            <text:p>0.92543882923714</text:p>
          </table:table-cell>
          <table:table-cell office:value-type="float" office:value="0.557644722896464" calcext:value-type="float">
            <text:p>0.557644722896464</text:p>
          </table:table-cell>
          <table:table-cell office:value-type="float" office:value="1.70664502253468" calcext:value-type="float">
            <text:p>1.70664502253468</text:p>
          </table:table-cell>
          <table:table-cell office:value-type="float" office:value="1.72176377546956" calcext:value-type="float">
            <text:p>1.72176377546956</text:p>
          </table:table-cell>
          <table:table-cell office:value-type="float" office:value="1.72355556637204" calcext:value-type="float">
            <text:p>1.7235555663720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n5t2d</text:p>
          </table:table-cell>
          <table:table-cell office:value-type="float" office:value="40" calcext:value-type="float">
            <text:p>40</text:p>
          </table:table-cell>
          <table:table-cell office:value-type="float" office:value="0.954438104713841" calcext:value-type="float">
            <text:p>0.954438104713841</text:p>
          </table:table-cell>
          <table:table-cell office:value-type="float" office:value="0.631043212543791" calcext:value-type="float">
            <text:p>0.631043212543791</text:p>
          </table:table-cell>
          <table:table-cell office:value-type="float" office:value="2.1067894879286" calcext:value-type="float">
            <text:p>2.1067894879286</text:p>
          </table:table-cell>
          <table:table-cell office:value-type="float" office:value="2.13358920053446" calcext:value-type="float">
            <text:p>2.13358920053446</text:p>
          </table:table-cell>
          <table:table-cell office:value-type="float" office:value="2.1469914871981" calcext:value-type="float">
            <text:p>2.146991487198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njf2x</text:p>
          </table:table-cell>
          <table:table-cell office:value-type="float" office:value="20" calcext:value-type="float">
            <text:p>20</text:p>
          </table:table-cell>
          <table:table-cell office:value-type="float" office:value="0.904230715600531" calcext:value-type="float">
            <text:p>0.904230715600531</text:p>
          </table:table-cell>
          <table:table-cell office:value-type="float" office:value="0.322217529836621" calcext:value-type="float">
            <text:p>0.322217529836621</text:p>
          </table:table-cell>
          <table:table-cell office:value-type="float" office:value="1.23949451859579" calcext:value-type="float">
            <text:p>1.23949451859579</text:p>
          </table:table-cell>
          <table:table-cell office:value-type="float" office:value="1.26070337269728" calcext:value-type="float">
            <text:p>1.26070337269728</text:p>
          </table:table-cell>
          <table:table-cell office:value-type="float" office:value="1.26595256408739" calcext:value-type="float">
            <text:p>1.2659525640873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p7kdc</text:p>
          </table:table-cell>
          <table:table-cell office:value-type="float" office:value="22" calcext:value-type="float">
            <text:p>22</text:p>
          </table:table-cell>
          <table:table-cell office:value-type="float" office:value="0.766585928038541" calcext:value-type="float">
            <text:p>0.766585928038541</text:p>
          </table:table-cell>
          <table:table-cell office:value-type="float" office:value="0.364841772351925" calcext:value-type="float">
            <text:p>0.364841772351925</text:p>
          </table:table-cell>
          <table:table-cell office:value-type="float" office:value="1.26668177244611" calcext:value-type="float">
            <text:p>1.26668177244611</text:p>
          </table:table-cell>
          <table:table-cell office:value-type="float" office:value="1.27675139696851" calcext:value-type="float">
            <text:p>1.27675139696851</text:p>
          </table:table-cell>
          <table:table-cell office:value-type="float" office:value="1.27940136524472" calcext:value-type="float">
            <text:p>1.2794013652447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r8jvr</text:p>
          </table:table-cell>
          <table:table-cell office:value-type="float" office:value="37" calcext:value-type="float">
            <text:p>37</text:p>
          </table:table-cell>
          <table:table-cell office:value-type="float" office:value="1.22181125463705" calcext:value-type="float">
            <text:p>1.22181125463705</text:p>
          </table:table-cell>
          <table:table-cell office:value-type="float" office:value="0.669576219770453" calcext:value-type="float">
            <text:p>0.669576219770453</text:p>
          </table:table-cell>
          <table:table-cell office:value-type="float" office:value="2.23998063480051" calcext:value-type="float">
            <text:p>2.23998063480051</text:p>
          </table:table-cell>
          <table:table-cell office:value-type="float" office:value="2.31443630598322" calcext:value-type="float">
            <text:p>2.31443630598322</text:p>
          </table:table-cell>
          <table:table-cell office:value-type="float" office:value="2.32675703631517" calcext:value-type="float">
            <text:p>2.3267570363151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rhnl5</text:p>
          </table:table-cell>
          <table:table-cell office:value-type="float" office:value="23" calcext:value-type="float">
            <text:p>23</text:p>
          </table:table-cell>
          <table:table-cell office:value-type="float" office:value="1.00052440908157" calcext:value-type="float">
            <text:p>1.00052440908157</text:p>
          </table:table-cell>
          <table:table-cell office:value-type="float" office:value="0.579811645817993" calcext:value-type="float">
            <text:p>0.579811645817993</text:p>
          </table:table-cell>
          <table:table-cell office:value-type="float" office:value="1.79402256101088" calcext:value-type="float">
            <text:p>1.79402256101088</text:p>
          </table:table-cell>
          <table:table-cell office:value-type="float" office:value="1.81534275573526" calcext:value-type="float">
            <text:p>1.81534275573526</text:p>
          </table:table-cell>
          <table:table-cell office:value-type="float" office:value="1.81747475191072" calcext:value-type="float">
            <text:p>1.8174747519107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rhsf7</text:p>
          </table:table-cell>
          <table:table-cell office:value-type="float" office:value="6" calcext:value-type="float">
            <text:p>6</text:p>
          </table:table-cell>
          <table:table-cell office:value-type="float" office:value="0.066516561539627" calcext:value-type="float">
            <text:p>0.066516561539627</text:p>
          </table:table-cell>
          <table:table-cell office:value-type="float" office:value="0.0342827272828241" calcext:value-type="float">
            <text:p>0.0342827272828241</text:p>
          </table:table-cell>
          <table:table-cell office:value-type="float" office:value="0.0949674144626716" calcext:value-type="float">
            <text:p>0.0949674144626716</text:p>
          </table:table-cell>
          <table:table-cell office:value-type="float" office:value="0.0981867817207901" calcext:value-type="float">
            <text:p>0.0981867817207901</text:p>
          </table:table-cell>
          <table:table-cell office:value-type="float" office:value="0.0989835751171744" calcext:value-type="float">
            <text:p>0.098983575117174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s6pwr</text:p>
          </table:table-cell>
          <table:table-cell office:value-type="float" office:value="22" calcext:value-type="float">
            <text:p>22</text:p>
          </table:table-cell>
          <table:table-cell office:value-type="float" office:value="0.907107783227477" calcext:value-type="float">
            <text:p>0.907107783227477</text:p>
          </table:table-cell>
          <table:table-cell office:value-type="float" office:value="0.403444178259098" calcext:value-type="float">
            <text:p>0.403444178259098</text:p>
          </table:table-cell>
          <table:table-cell office:value-type="float" office:value="1.38546173832593" calcext:value-type="float">
            <text:p>1.38546173832593</text:p>
          </table:table-cell>
          <table:table-cell office:value-type="float" office:value="1.419447998092" calcext:value-type="float">
            <text:p>1.419447998092</text:p>
          </table:table-cell>
          <table:table-cell office:value-type="float" office:value="1.42740435516737" calcext:value-type="float">
            <text:p>1.4274043551673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scxdw</text:p>
          </table:table-cell>
          <table:table-cell office:value-type="float" office:value="27" calcext:value-type="float">
            <text:p>27</text:p>
          </table:table-cell>
          <table:table-cell office:value-type="float" office:value="0.676512131523132" calcext:value-type="float">
            <text:p>0.676512131523132</text:p>
          </table:table-cell>
          <table:table-cell office:value-type="float" office:value="0.4912869291505" calcext:value-type="float">
            <text:p>0.4912869291505</text:p>
          </table:table-cell>
          <table:table-cell office:value-type="float" office:value="1.32937113494093" calcext:value-type="float">
            <text:p>1.32937113494093</text:p>
          </table:table-cell>
          <table:table-cell office:value-type="float" office:value="1.35184621548971" calcext:value-type="float">
            <text:p>1.35184621548971</text:p>
          </table:table-cell>
          <table:table-cell office:value-type="float" office:value="1.3584990894845" calcext:value-type="float">
            <text:p>1.358499089484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smj9s</text:p>
          </table:table-cell>
          <table:table-cell office:value-type="float" office:value="25" calcext:value-type="float">
            <text:p>25</text:p>
          </table:table-cell>
          <table:table-cell office:value-type="float" office:value="0.830513333306092" calcext:value-type="float">
            <text:p>0.830513333306092</text:p>
          </table:table-cell>
          <table:table-cell office:value-type="float" office:value="0.678648059816732" calcext:value-type="float">
            <text:p>0.678648059816732</text:p>
          </table:table-cell>
          <table:table-cell office:value-type="float" office:value="1.73630439620753" calcext:value-type="float">
            <text:p>1.73630439620753</text:p>
          </table:table-cell>
          <table:table-cell office:value-type="float" office:value="1.86537033031844" calcext:value-type="float">
            <text:p>1.86537033031844</text:p>
          </table:table-cell>
          <table:table-cell office:value-type="float" office:value="1.90153720398835" calcext:value-type="float">
            <text:p>1.9015372039883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t46hl</text:p>
          </table:table-cell>
          <table:table-cell office:value-type="float" office:value="21" calcext:value-type="float">
            <text:p>21</text:p>
          </table:table-cell>
          <table:table-cell office:value-type="float" office:value="0.874168454848321" calcext:value-type="float">
            <text:p>0.874168454848321</text:p>
          </table:table-cell>
          <table:table-cell office:value-type="float" office:value="0.435747535639044" calcext:value-type="float">
            <text:p>0.435747535639044</text:p>
          </table:table-cell>
          <table:table-cell table:number-columns-repeated="3" office:value-type="float" office:value="1.37035242634488" calcext:value-type="float">
            <text:p>1.3703524263448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t6tx5</text:p>
          </table:table-cell>
          <table:table-cell office:value-type="float" office:value="6" calcext:value-type="float">
            <text:p>6</text:p>
          </table:table-cell>
          <table:table-cell office:value-type="float" office:value="0.506894701941114" calcext:value-type="float">
            <text:p>0.506894701941114</text:p>
          </table:table-cell>
          <table:table-cell office:value-type="float" office:value="0.247998381567849" calcext:value-type="float">
            <text:p>0.247998381567849</text:p>
          </table:table-cell>
          <table:table-cell office:value-type="float" office:value="0.784977368040635" calcext:value-type="float">
            <text:p>0.784977368040635</text:p>
          </table:table-cell>
          <table:table-cell office:value-type="float" office:value="0.80718465528163" calcext:value-type="float">
            <text:p>0.80718465528163</text:p>
          </table:table-cell>
          <table:table-cell office:value-type="float" office:value="0.812680958873776" calcext:value-type="float">
            <text:p>0.8126809588737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tsg4v</text:p>
          </table:table-cell>
          <table:table-cell office:value-type="float" office:value="25" calcext:value-type="float">
            <text:p>25</text:p>
          </table:table-cell>
          <table:table-cell office:value-type="float" office:value="2.07801866399117" calcext:value-type="float">
            <text:p>2.07801866399117</text:p>
          </table:table-cell>
          <table:table-cell office:value-type="float" office:value="1.31092513646045" calcext:value-type="float">
            <text:p>1.31092513646045</text:p>
          </table:table-cell>
          <table:table-cell office:value-type="float" office:value="3.78309652664556" calcext:value-type="float">
            <text:p>3.78309652664556</text:p>
          </table:table-cell>
          <table:table-cell office:value-type="float" office:value="3.85953786759124" calcext:value-type="float">
            <text:p>3.85953786759124</text:p>
          </table:table-cell>
          <table:table-cell office:value-type="float" office:value="3.88343584470794" calcext:value-type="float">
            <text:p>3.8834358447079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vkttw</text:p>
          </table:table-cell>
          <table:table-cell office:value-type="float" office:value="23" calcext:value-type="float">
            <text:p>23</text:p>
          </table:table-cell>
          <table:table-cell office:value-type="float" office:value="0.669077413101672" calcext:value-type="float">
            <text:p>0.669077413101672</text:p>
          </table:table-cell>
          <table:table-cell office:value-type="float" office:value="0.462207637700179" calcext:value-type="float">
            <text:p>0.462207637700179</text:p>
          </table:table-cell>
          <table:table-cell office:value-type="float" office:value="1.27792965462654" calcext:value-type="float">
            <text:p>1.27792965462654</text:p>
          </table:table-cell>
          <table:table-cell office:value-type="float" office:value="1.28611496652858" calcext:value-type="float">
            <text:p>1.28611496652858</text:p>
          </table:table-cell>
          <table:table-cell office:value-type="float" office:value="1.28827830890091" calcext:value-type="float">
            <text:p>1.288278308900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vrfml</text:p>
          </table:table-cell>
          <table:table-cell office:value-type="float" office:value="22" calcext:value-type="float">
            <text:p>22</text:p>
          </table:table-cell>
          <table:table-cell office:value-type="float" office:value="0.806814692228594" calcext:value-type="float">
            <text:p>0.806814692228594</text:p>
          </table:table-cell>
          <table:table-cell office:value-type="float" office:value="0.433377271056672" calcext:value-type="float">
            <text:p>0.433377271056672</text:p>
          </table:table-cell>
          <table:table-cell office:value-type="float" office:value="1.34844583695519" calcext:value-type="float">
            <text:p>1.34844583695519</text:p>
          </table:table-cell>
          <table:table-cell office:value-type="float" office:value="1.3568269236547" calcext:value-type="float">
            <text:p>1.3568269236547</text:p>
          </table:table-cell>
          <table:table-cell office:value-type="float" office:value="1.35902453069919" calcext:value-type="float">
            <text:p>1.3590245306991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w66zc</text:p>
          </table:table-cell>
          <table:table-cell office:value-type="float" office:value="25" calcext:value-type="float">
            <text:p>25</text:p>
          </table:table-cell>
          <table:table-cell office:value-type="float" office:value="0.817515822674216" calcext:value-type="float">
            <text:p>0.817515822674216</text:p>
          </table:table-cell>
          <table:table-cell office:value-type="float" office:value="0.504274705839658" calcext:value-type="float">
            <text:p>0.504274705839658</text:p>
          </table:table-cell>
          <table:table-cell office:value-type="float" office:value="1.46856100842615" calcext:value-type="float">
            <text:p>1.46856100842615</text:p>
          </table:table-cell>
          <table:table-cell office:value-type="float" office:value="1.50895753556358" calcext:value-type="float">
            <text:p>1.50895753556358</text:p>
          </table:table-cell>
          <table:table-cell office:value-type="float" office:value="1.5180328926797" calcext:value-type="float">
            <text:p>1.518032892679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wlrr7</text:p>
          </table:table-cell>
          <table:table-cell office:value-type="float" office:value="104" calcext:value-type="float">
            <text:p>104</text:p>
          </table:table-cell>
          <table:table-cell office:value-type="float" office:value="3.56690651587206" calcext:value-type="float">
            <text:p>3.56690651587206</text:p>
          </table:table-cell>
          <table:table-cell office:value-type="float" office:value="2.07344937752513" calcext:value-type="float">
            <text:p>2.07344937752513</text:p>
          </table:table-cell>
          <table:table-cell office:value-type="float" office:value="7.30336774672244" calcext:value-type="float">
            <text:p>7.30336774672244</text:p>
          </table:table-cell>
          <table:table-cell office:value-type="float" office:value="7.70279244160165" calcext:value-type="float">
            <text:p>7.70279244160165</text:p>
          </table:table-cell>
          <table:table-cell office:value-type="float" office:value="7.71584065904999" calcext:value-type="float">
            <text:p>7.7158406590499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wrqvt</text:p>
          </table:table-cell>
          <table:table-cell office:value-type="float" office:value="36" calcext:value-type="float">
            <text:p>36</text:p>
          </table:table-cell>
          <table:table-cell office:value-type="float" office:value="1.17713930392362" calcext:value-type="float">
            <text:p>1.17713930392362</text:p>
          </table:table-cell>
          <table:table-cell office:value-type="float" office:value="0.624860960190109" calcext:value-type="float">
            <text:p>0.624860960190109</text:p>
          </table:table-cell>
          <table:table-cell office:value-type="float" office:value="2.10939261247196" calcext:value-type="float">
            <text:p>2.10939261247196</text:p>
          </table:table-cell>
          <table:table-cell office:value-type="float" office:value="2.15856880724228" calcext:value-type="float">
            <text:p>2.15856880724228</text:p>
          </table:table-cell>
          <table:table-cell office:value-type="float" office:value="2.16880838133305" calcext:value-type="float">
            <text:p>2.1688083813330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x7drp</text:p>
          </table:table-cell>
          <table:table-cell office:value-type="float" office:value="21" calcext:value-type="float">
            <text:p>21</text:p>
          </table:table-cell>
          <table:table-cell office:value-type="float" office:value="1.2631892706307" calcext:value-type="float">
            <text:p>1.2631892706307</text:p>
          </table:table-cell>
          <table:table-cell office:value-type="float" office:value="0.575384805105616" calcext:value-type="float">
            <text:p>0.575384805105616</text:p>
          </table:table-cell>
          <table:table-cell office:value-type="float" office:value="1.94007592715366" calcext:value-type="float">
            <text:p>1.94007592715366</text:p>
          </table:table-cell>
          <table:table-cell office:value-type="float" office:value="2.03851553555162" calcext:value-type="float">
            <text:p>2.03851553555162</text:p>
          </table:table-cell>
          <table:table-cell office:value-type="float" office:value="2.06287933863012" calcext:value-type="float">
            <text:p>2.0628793386301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z29mw</text:p>
          </table:table-cell>
          <table:table-cell office:value-type="float" office:value="5" calcext:value-type="float">
            <text:p>5</text:p>
          </table:table-cell>
          <table:table-cell office:value-type="float" office:value="0.291792235398296" calcext:value-type="float">
            <text:p>0.291792235398296</text:p>
          </table:table-cell>
          <table:table-cell office:value-type="float" office:value="0.0270035424018688" calcext:value-type="float">
            <text:p>0.0270035424018688</text:p>
          </table:table-cell>
          <table:table-cell office:value-type="float" office:value="0.323815185516288" calcext:value-type="float">
            <text:p>0.323815185516288</text:p>
          </table:table-cell>
          <table:table-cell office:value-type="float" office:value="0.327299586604393" calcext:value-type="float">
            <text:p>0.327299586604393</text:p>
          </table:table-cell>
          <table:table-cell office:value-type="float" office:value="0.328161975873699" calcext:value-type="float">
            <text:p>0.32816197587369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cpu_usage_by_pod_pct_20250525_074445_pod_echo-service-00001-deployment-5d59bb49bf-z652r</text:p>
          </table:table-cell>
          <table:table-cell office:value-type="float" office:value="23" calcext:value-type="float">
            <text:p>23</text:p>
          </table:table-cell>
          <table:table-cell office:value-type="float" office:value="1.85106152153326" calcext:value-type="float">
            <text:p>1.85106152153326</text:p>
          </table:table-cell>
          <table:table-cell office:value-type="float" office:value="1.35809130391481" calcext:value-type="float">
            <text:p>1.35809130391481</text:p>
          </table:table-cell>
          <table:table-cell office:value-type="float" office:value="3.8870553090044" calcext:value-type="float">
            <text:p>3.8870553090044</text:p>
          </table:table-cell>
          <table:table-cell office:value-type="float" office:value="3.9924462194365" calcext:value-type="float">
            <text:p>3.9924462194365</text:p>
          </table:table-cell>
          <table:table-cell office:value-type="float" office:value="4.01858515989385" calcext:value-type="float">
            <text:p>4.0185851598938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s_gini</text:p>
          </table:table-cell>
          <table:table-cell office:value-type="float" office:value="48" calcext:value-type="float">
            <text:p>48</text:p>
          </table:table-cell>
          <table:table-cell office:value-type="float" office:value="0.084064965122862" calcext:value-type="float">
            <text:p>0.084064965122862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2txrp</text:p>
          </table:table-cell>
          <table:table-cell office:value-type="float" office:value="24" calcext:value-type="float">
            <text:p>24</text:p>
          </table:table-cell>
          <table:table-cell office:value-type="float" office:value="23860224" calcext:value-type="float">
            <text:p>23860224</text:p>
          </table:table-cell>
          <table:table-cell office:value-type="float" office:value="8786418.94065201" calcext:value-type="float">
            <text:p>8786418.94065201</text:p>
          </table:table-cell>
          <table:table-cell table:number-columns-repeated="3" office:value-type="float" office:value="29310976" calcext:value-type="float">
            <text:p>293109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2wsvd</text:p>
          </table:table-cell>
          <table:table-cell office:value-type="float" office:value="54" calcext:value-type="float">
            <text:p>54</text:p>
          </table:table-cell>
          <table:table-cell office:value-type="float" office:value="24105111.7037037" calcext:value-type="float">
            <text:p>24105111.7037037</text:p>
          </table:table-cell>
          <table:table-cell office:value-type="float" office:value="5808578.4892797" calcext:value-type="float">
            <text:p>5808578.4892797</text:p>
          </table:table-cell>
          <table:table-cell table:number-columns-repeated="3" office:value-type="float" office:value="30593024" calcext:value-type="float">
            <text:p>305930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46pzr</text:p>
          </table:table-cell>
          <table:table-cell office:value-type="float" office:value="24" calcext:value-type="float">
            <text:p>24</text:p>
          </table:table-cell>
          <table:table-cell office:value-type="float" office:value="25226581.3333333" calcext:value-type="float">
            <text:p>25226581.3333333</text:p>
          </table:table-cell>
          <table:table-cell office:value-type="float" office:value="8829055.54682141" calcext:value-type="float">
            <text:p>8829055.54682141</text:p>
          </table:table-cell>
          <table:table-cell table:number-columns-repeated="3" office:value-type="float" office:value="29749248" calcext:value-type="float">
            <text:p>297492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4mtjv</text:p>
          </table:table-cell>
          <table:table-cell office:value-type="float" office:value="79" calcext:value-type="float">
            <text:p>79</text:p>
          </table:table-cell>
          <table:table-cell office:value-type="float" office:value="20365830.4810127" calcext:value-type="float">
            <text:p>20365830.4810127</text:p>
          </table:table-cell>
          <table:table-cell office:value-type="float" office:value="6365564.5331224" calcext:value-type="float">
            <text:p>6365564.5331224</text:p>
          </table:table-cell>
          <table:table-cell office:value-type="float" office:value="31137792" calcext:value-type="float">
            <text:p>31137792</text:p>
          </table:table-cell>
          <table:table-cell table:number-columns-repeated="2" office:value-type="float" office:value="31219712" calcext:value-type="float">
            <text:p>312197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4nnt9</text:p>
          </table:table-cell>
          <table:table-cell office:value-type="float" office:value="54" calcext:value-type="float">
            <text:p>54</text:p>
          </table:table-cell>
          <table:table-cell office:value-type="float" office:value="27805392.5925926" calcext:value-type="float">
            <text:p>27805392.5925926</text:p>
          </table:table-cell>
          <table:table-cell office:value-type="float" office:value="5403956.69535888" calcext:value-type="float">
            <text:p>5403956.69535888</text:p>
          </table:table-cell>
          <table:table-cell table:number-columns-repeated="3" office:value-type="float" office:value="29462528" calcext:value-type="float">
            <text:p>294625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4wnd6</text:p>
          </table:table-cell>
          <table:table-cell office:value-type="float" office:value="54" calcext:value-type="float">
            <text:p>54</text:p>
          </table:table-cell>
          <table:table-cell office:value-type="float" office:value="26455381.3333333" calcext:value-type="float">
            <text:p>26455381.3333333</text:p>
          </table:table-cell>
          <table:table-cell office:value-type="float" office:value="6137341.12574089" calcext:value-type="float">
            <text:p>6137341.12574089</text:p>
          </table:table-cell>
          <table:table-cell office:value-type="float" office:value="29215948.8" calcext:value-type="float">
            <text:p>29215948.8</text:p>
          </table:table-cell>
          <table:table-cell table:number-columns-repeated="2" office:value-type="float" office:value="29450240" calcext:value-type="float">
            <text:p>294502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4wxxm</text:p>
          </table:table-cell>
          <table:table-cell office:value-type="float" office:value="8" calcext:value-type="float">
            <text:p>8</text:p>
          </table:table-cell>
          <table:table-cell office:value-type="float" office:value="17923072" calcext:value-type="float">
            <text:p>17923072</text:p>
          </table:table-cell>
          <table:table-cell office:value-type="float" office:value="13071188.701916" calcext:value-type="float">
            <text:p>13071188.701916</text:p>
          </table:table-cell>
          <table:table-cell table:number-columns-repeated="3" office:value-type="float" office:value="27394048" calcext:value-type="float">
            <text:p>273940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5fptc</text:p>
          </table:table-cell>
          <table:table-cell office:value-type="float" office:value="79" calcext:value-type="float">
            <text:p>79</text:p>
          </table:table-cell>
          <table:table-cell office:value-type="float" office:value="20170000.2025317" calcext:value-type="float">
            <text:p>20170000.2025317</text:p>
          </table:table-cell>
          <table:table-cell office:value-type="float" office:value="5529575.82632388" calcext:value-type="float">
            <text:p>5529575.82632388</text:p>
          </table:table-cell>
          <table:table-cell office:value-type="float" office:value="31174656" calcext:value-type="float">
            <text:p>31174656</text:p>
          </table:table-cell>
          <table:table-cell table:number-columns-repeated="2" office:value-type="float" office:value="31178752" calcext:value-type="float">
            <text:p>311787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5hjxn</text:p>
          </table:table-cell>
          <table:table-cell office:value-type="float" office:value="42" calcext:value-type="float">
            <text:p>42</text:p>
          </table:table-cell>
          <table:table-cell office:value-type="float" office:value="17600512" calcext:value-type="float">
            <text:p>176005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600512" calcext:value-type="float">
            <text:p>176005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7bwd8</text:p>
          </table:table-cell>
          <table:table-cell office:value-type="float" office:value="6" calcext:value-type="float">
            <text:p>6</text:p>
          </table:table-cell>
          <table:table-cell office:value-type="float" office:value="26273792" calcext:value-type="float">
            <text:p>26273792</text:p>
          </table:table-cell>
          <table:table-cell office:value-type="float" office:value="940014.598531746" calcext:value-type="float">
            <text:p>940014.598531746</text:p>
          </table:table-cell>
          <table:table-cell table:number-columns-repeated="3" office:value-type="float" office:value="27131904" calcext:value-type="float">
            <text:p>271319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7ch8q</text:p>
          </table:table-cell>
          <table:table-cell office:value-type="float" office:value="23" calcext:value-type="float">
            <text:p>23</text:p>
          </table:table-cell>
          <table:table-cell office:value-type="float" office:value="26213509.5652174" calcext:value-type="float">
            <text:p>26213509.5652174</text:p>
          </table:table-cell>
          <table:table-cell office:value-type="float" office:value="6227617.81485114" calcext:value-type="float">
            <text:p>6227617.81485114</text:p>
          </table:table-cell>
          <table:table-cell table:number-columns-repeated="3" office:value-type="float" office:value="29945856" calcext:value-type="float">
            <text:p>299458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7dc9t</text:p>
          </table:table-cell>
          <table:table-cell office:value-type="float" office:value="8" calcext:value-type="float">
            <text:p>8</text:p>
          </table:table-cell>
          <table:table-cell office:value-type="float" office:value="19654144" calcext:value-type="float">
            <text:p>19654144</text:p>
          </table:table-cell>
          <table:table-cell office:value-type="float" office:value="14224996.6312944" calcext:value-type="float">
            <text:p>14224996.6312944</text:p>
          </table:table-cell>
          <table:table-cell table:number-columns-repeated="3" office:value-type="float" office:value="30330880" calcext:value-type="float">
            <text:p>303308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8gjcn</text:p>
          </table:table-cell>
          <table:table-cell office:value-type="float" office:value="24" calcext:value-type="float">
            <text:p>24</text:p>
          </table:table-cell>
          <table:table-cell office:value-type="float" office:value="23483392" calcext:value-type="float">
            <text:p>23483392</text:p>
          </table:table-cell>
          <table:table-cell office:value-type="float" office:value="11076443.7268588" calcext:value-type="float">
            <text:p>11076443.7268588</text:p>
          </table:table-cell>
          <table:table-cell table:number-columns-repeated="3" office:value-type="float" office:value="29949952" calcext:value-type="float">
            <text:p>299499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8k8dk</text:p>
          </table:table-cell>
          <table:table-cell office:value-type="float" office:value="8" calcext:value-type="float">
            <text:p>8</text:p>
          </table:table-cell>
          <table:table-cell office:value-type="float" office:value="15672320" calcext:value-type="float">
            <text:p>15672320</text:p>
          </table:table-cell>
          <table:table-cell office:value-type="float" office:value="10959786.8292095" calcext:value-type="float">
            <text:p>10959786.8292095</text:p>
          </table:table-cell>
          <table:table-cell table:number-columns-repeated="3" office:value-type="float" office:value="23613440" calcext:value-type="float">
            <text:p>236134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969hb</text:p>
          </table:table-cell>
          <table:table-cell office:value-type="float" office:value="69" calcext:value-type="float">
            <text:p>69</text:p>
          </table:table-cell>
          <table:table-cell office:value-type="float" office:value="21324903.884058" calcext:value-type="float">
            <text:p>21324903.884058</text:p>
          </table:table-cell>
          <table:table-cell office:value-type="float" office:value="4834014.14530452" calcext:value-type="float">
            <text:p>4834014.14530452</text:p>
          </table:table-cell>
          <table:table-cell office:value-type="float" office:value="28938240" calcext:value-type="float">
            <text:p>28938240</text:p>
          </table:table-cell>
          <table:table-cell table:number-columns-repeated="2" office:value-type="float" office:value="28966912" calcext:value-type="float">
            <text:p>289669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b58xx</text:p>
          </table:table-cell>
          <table:table-cell office:value-type="float" office:value="39" calcext:value-type="float">
            <text:p>39</text:p>
          </table:table-cell>
          <table:table-cell office:value-type="float" office:value="25930515.6923077" calcext:value-type="float">
            <text:p>25930515.6923077</text:p>
          </table:table-cell>
          <table:table-cell office:value-type="float" office:value="7220046.69576288" calcext:value-type="float">
            <text:p>7220046.69576288</text:p>
          </table:table-cell>
          <table:table-cell office:value-type="float" office:value="29799219.2" calcext:value-type="float">
            <text:p>29799219.2</text:p>
          </table:table-cell>
          <table:table-cell table:number-columns-repeated="2" office:value-type="float" office:value="30285824" calcext:value-type="float">
            <text:p>302858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b8vn5</text:p>
          </table:table-cell>
          <table:table-cell office:value-type="float" office:value="39" calcext:value-type="float">
            <text:p>39</text:p>
          </table:table-cell>
          <table:table-cell office:value-type="float" office:value="26691426.4615385" calcext:value-type="float">
            <text:p>26691426.4615385</text:p>
          </table:table-cell>
          <table:table-cell office:value-type="float" office:value="5902454.09944023" calcext:value-type="float">
            <text:p>5902454.09944023</text:p>
          </table:table-cell>
          <table:table-cell table:number-columns-repeated="3" office:value-type="float" office:value="29458432" calcext:value-type="float">
            <text:p>294584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btpjj</text:p>
          </table:table-cell>
          <table:table-cell office:value-type="float" office:value="39" calcext:value-type="float">
            <text:p>39</text:p>
          </table:table-cell>
          <table:table-cell office:value-type="float" office:value="20579249.2307692" calcext:value-type="float">
            <text:p>20579249.2307692</text:p>
          </table:table-cell>
          <table:table-cell office:value-type="float" office:value="7468360.09218839" calcext:value-type="float">
            <text:p>7468360.09218839</text:p>
          </table:table-cell>
          <table:table-cell table:number-columns-repeated="3" office:value-type="float" office:value="29536256" calcext:value-type="float">
            <text:p>295362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bzlmp</text:p>
          </table:table-cell>
          <table:table-cell office:value-type="float" office:value="55" calcext:value-type="float">
            <text:p>55</text:p>
          </table:table-cell>
          <table:table-cell office:value-type="float" office:value="27664235.0545455" calcext:value-type="float">
            <text:p>27664235.0545455</text:p>
          </table:table-cell>
          <table:table-cell office:value-type="float" office:value="6390012.44376749" calcext:value-type="float">
            <text:p>6390012.44376749</text:p>
          </table:table-cell>
          <table:table-cell table:number-columns-repeated="3" office:value-type="float" office:value="29696000" calcext:value-type="float">
            <text:p>296960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d5ghw</text:p>
          </table:table-cell>
          <table:table-cell office:value-type="float" office:value="54" calcext:value-type="float">
            <text:p>54</text:p>
          </table:table-cell>
          <table:table-cell office:value-type="float" office:value="27271698.962963" calcext:value-type="float">
            <text:p>27271698.962963</text:p>
          </table:table-cell>
          <table:table-cell office:value-type="float" office:value="5949182.01657564" calcext:value-type="float">
            <text:p>5949182.01657564</text:p>
          </table:table-cell>
          <table:table-cell table:number-columns-repeated="3" office:value-type="float" office:value="29573120" calcext:value-type="float">
            <text:p>295731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f7dk8</text:p>
          </table:table-cell>
          <table:table-cell office:value-type="float" office:value="23" calcext:value-type="float">
            <text:p>23</text:p>
          </table:table-cell>
          <table:table-cell office:value-type="float" office:value="25090315.1304348" calcext:value-type="float">
            <text:p>25090315.1304348</text:p>
          </table:table-cell>
          <table:table-cell office:value-type="float" office:value="7396855.25257705" calcext:value-type="float">
            <text:p>7396855.25257705</text:p>
          </table:table-cell>
          <table:table-cell table:number-columns-repeated="3" office:value-type="float" office:value="29892608" calcext:value-type="float">
            <text:p>298926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fr25m</text:p>
          </table:table-cell>
          <table:table-cell office:value-type="float" office:value="39" calcext:value-type="float">
            <text:p>39</text:p>
          </table:table-cell>
          <table:table-cell office:value-type="float" office:value="27187147.4871795" calcext:value-type="float">
            <text:p>27187147.4871795</text:p>
          </table:table-cell>
          <table:table-cell office:value-type="float" office:value="7402994.01172774" calcext:value-type="float">
            <text:p>7402994.01172774</text:p>
          </table:table-cell>
          <table:table-cell table:number-columns-repeated="3" office:value-type="float" office:value="29736960" calcext:value-type="float">
            <text:p>29736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fzglp</text:p>
          </table:table-cell>
          <table:table-cell office:value-type="float" office:value="8" calcext:value-type="float">
            <text:p>8</text:p>
          </table:table-cell>
          <table:table-cell office:value-type="float" office:value="17554944" calcext:value-type="float">
            <text:p>17554944</text:p>
          </table:table-cell>
          <table:table-cell office:value-type="float" office:value="12712425.9310407" calcext:value-type="float">
            <text:p>12712425.9310407</text:p>
          </table:table-cell>
          <table:table-cell table:number-columns-repeated="3" office:value-type="float" office:value="27377664" calcext:value-type="float">
            <text:p>273776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h2nzl</text:p>
          </table:table-cell>
          <table:table-cell office:value-type="float" office:value="9" calcext:value-type="float">
            <text:p>9</text:p>
          </table:table-cell>
          <table:table-cell office:value-type="float" office:value="17871303.1111111" calcext:value-type="float">
            <text:p>17871303.1111111</text:p>
          </table:table-cell>
          <table:table-cell office:value-type="float" office:value="14537234.9532664" calcext:value-type="float">
            <text:p>14537234.9532664</text:p>
          </table:table-cell>
          <table:table-cell table:number-columns-repeated="3" office:value-type="float" office:value="30130176" calcext:value-type="float">
            <text:p>301301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jt5st</text:p>
          </table:table-cell>
          <table:table-cell office:value-type="float" office:value="69" calcext:value-type="float">
            <text:p>69</text:p>
          </table:table-cell>
          <table:table-cell office:value-type="float" office:value="19309078.2608696" calcext:value-type="float">
            <text:p>19309078.2608696</text:p>
          </table:table-cell>
          <table:table-cell office:value-type="float" office:value="5829584.25121564" calcext:value-type="float">
            <text:p>5829584.25121564</text:p>
          </table:table-cell>
          <table:table-cell office:value-type="float" office:value="29724672" calcext:value-type="float">
            <text:p>29724672</text:p>
          </table:table-cell>
          <table:table-cell table:number-columns-repeated="2" office:value-type="float" office:value="29794304" calcext:value-type="float">
            <text:p>297943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kqbtx</text:p>
          </table:table-cell>
          <table:table-cell office:value-type="float" office:value="24" calcext:value-type="float">
            <text:p>24</text:p>
          </table:table-cell>
          <table:table-cell office:value-type="float" office:value="25109845.3333333" calcext:value-type="float">
            <text:p>25109845.3333333</text:p>
          </table:table-cell>
          <table:table-cell office:value-type="float" office:value="8934186.63584108" calcext:value-type="float">
            <text:p>8934186.63584108</text:p>
          </table:table-cell>
          <table:table-cell table:number-columns-repeated="3" office:value-type="float" office:value="29773824" calcext:value-type="float">
            <text:p>297738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kvdsj</text:p>
          </table:table-cell>
          <table:table-cell office:value-type="float" office:value="39" calcext:value-type="float">
            <text:p>39</text:p>
          </table:table-cell>
          <table:table-cell office:value-type="float" office:value="24812622.7692308" calcext:value-type="float">
            <text:p>24812622.7692308</text:p>
          </table:table-cell>
          <table:table-cell office:value-type="float" office:value="8764602.49932198" calcext:value-type="float">
            <text:p>8764602.49932198</text:p>
          </table:table-cell>
          <table:table-cell table:number-columns-repeated="3" office:value-type="float" office:value="28958720" calcext:value-type="float">
            <text:p>289587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lt9c5</text:p>
          </table:table-cell>
          <table:table-cell office:value-type="float" office:value="69" calcext:value-type="float">
            <text:p>69</text:p>
          </table:table-cell>
          <table:table-cell office:value-type="float" office:value="25459786.2028986" calcext:value-type="float">
            <text:p>25459786.2028986</text:p>
          </table:table-cell>
          <table:table-cell office:value-type="float" office:value="5937806.08082268" calcext:value-type="float">
            <text:p>5937806.08082268</text:p>
          </table:table-cell>
          <table:table-cell office:value-type="float" office:value="29945856" calcext:value-type="float">
            <text:p>29945856</text:p>
          </table:table-cell>
          <table:table-cell table:number-columns-repeated="2" office:value-type="float" office:value="30523392" calcext:value-type="float">
            <text:p>3052339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n5t2d</text:p>
          </table:table-cell>
          <table:table-cell office:value-type="float" office:value="54" calcext:value-type="float">
            <text:p>54</text:p>
          </table:table-cell>
          <table:table-cell office:value-type="float" office:value="27005079.7037037" calcext:value-type="float">
            <text:p>27005079.7037037</text:p>
          </table:table-cell>
          <table:table-cell office:value-type="float" office:value="6314977.41287918" calcext:value-type="float">
            <text:p>6314977.41287918</text:p>
          </table:table-cell>
          <table:table-cell office:value-type="float" office:value="30129152" calcext:value-type="float">
            <text:p>30129152</text:p>
          </table:table-cell>
          <table:table-cell table:number-columns-repeated="2" office:value-type="float" office:value="30834688" calcext:value-type="float">
            <text:p>308346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njf2x</text:p>
          </table:table-cell>
          <table:table-cell office:value-type="float" office:value="24" calcext:value-type="float">
            <text:p>24</text:p>
          </table:table-cell>
          <table:table-cell office:value-type="float" office:value="23181994.6666667" calcext:value-type="float">
            <text:p>23181994.6666667</text:p>
          </table:table-cell>
          <table:table-cell office:value-type="float" office:value="10192351.3686761" calcext:value-type="float">
            <text:p>10192351.3686761</text:p>
          </table:table-cell>
          <table:table-cell table:number-columns-repeated="3" office:value-type="float" office:value="30564352" calcext:value-type="float">
            <text:p>305643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p7kdc</text:p>
          </table:table-cell>
          <table:table-cell office:value-type="float" office:value="55" calcext:value-type="float">
            <text:p>55</text:p>
          </table:table-cell>
          <table:table-cell office:value-type="float" office:value="27595198.8363636" calcext:value-type="float">
            <text:p>27595198.8363636</text:p>
          </table:table-cell>
          <table:table-cell office:value-type="float" office:value="6529224.12746274" calcext:value-type="float">
            <text:p>6529224.12746274</text:p>
          </table:table-cell>
          <table:table-cell table:number-columns-repeated="3" office:value-type="float" office:value="29917184" calcext:value-type="float">
            <text:p>299171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r8jvr</text:p>
          </table:table-cell>
          <table:table-cell office:value-type="float" office:value="68" calcext:value-type="float">
            <text:p>68</text:p>
          </table:table-cell>
          <table:table-cell office:value-type="float" office:value="28740668.2352941" calcext:value-type="float">
            <text:p>28740668.2352941</text:p>
          </table:table-cell>
          <table:table-cell office:value-type="float" office:value="4742071.52662846" calcext:value-type="float">
            <text:p>4742071.52662846</text:p>
          </table:table-cell>
          <table:table-cell office:value-type="float" office:value="30355456" calcext:value-type="float">
            <text:p>30355456</text:p>
          </table:table-cell>
          <table:table-cell table:number-columns-repeated="2" office:value-type="float" office:value="30511104" calcext:value-type="float">
            <text:p>305111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rhnl5</text:p>
          </table:table-cell>
          <table:table-cell office:value-type="float" office:value="69" calcext:value-type="float">
            <text:p>69</text:p>
          </table:table-cell>
          <table:table-cell office:value-type="float" office:value="19933213.6811594" calcext:value-type="float">
            <text:p>19933213.6811594</text:p>
          </table:table-cell>
          <table:table-cell office:value-type="float" office:value="5834826.00387257" calcext:value-type="float">
            <text:p>5834826.00387257</text:p>
          </table:table-cell>
          <table:table-cell office:value-type="float" office:value="30748672" calcext:value-type="float">
            <text:p>30748672</text:p>
          </table:table-cell>
          <table:table-cell table:number-columns-repeated="2" office:value-type="float" office:value="31023104" calcext:value-type="float">
            <text:p>310231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rhsf7</text:p>
          </table:table-cell>
          <table:table-cell office:value-type="float" office:value="6" calcext:value-type="float">
            <text:p>6</text:p>
          </table:table-cell>
          <table:table-cell office:value-type="float" office:value="27366741.3333333" calcext:value-type="float">
            <text:p>27366741.3333333</text:p>
          </table:table-cell>
          <table:table-cell office:value-type="float" office:value="1100297.72851291" calcext:value-type="float">
            <text:p>1100297.72851291</text:p>
          </table:table-cell>
          <table:table-cell table:number-columns-repeated="3" office:value-type="float" office:value="27815936" calcext:value-type="float">
            <text:p>278159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s6pwr</text:p>
          </table:table-cell>
          <table:table-cell office:value-type="float" office:value="39" calcext:value-type="float">
            <text:p>39</text:p>
          </table:table-cell>
          <table:table-cell office:value-type="float" office:value="27015010.4615385" calcext:value-type="float">
            <text:p>27015010.4615385</text:p>
          </table:table-cell>
          <table:table-cell office:value-type="float" office:value="5103365.88476096" calcext:value-type="float">
            <text:p>5103365.88476096</text:p>
          </table:table-cell>
          <table:table-cell table:number-columns-repeated="3" office:value-type="float" office:value="29339648" calcext:value-type="float">
            <text:p>293396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scxdw</text:p>
          </table:table-cell>
          <table:table-cell office:value-type="float" office:value="39" calcext:value-type="float">
            <text:p>39</text:p>
          </table:table-cell>
          <table:table-cell office:value-type="float" office:value="26628621.1282051" calcext:value-type="float">
            <text:p>26628621.1282051</text:p>
          </table:table-cell>
          <table:table-cell office:value-type="float" office:value="7063228.05720044" calcext:value-type="float">
            <text:p>7063228.05720044</text:p>
          </table:table-cell>
          <table:table-cell office:value-type="float" office:value="29438361.6" calcext:value-type="float">
            <text:p>29438361.6</text:p>
          </table:table-cell>
          <table:table-cell table:number-columns-repeated="2" office:value-type="float" office:value="29663232" calcext:value-type="float">
            <text:p>296632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smj9s</text:p>
          </table:table-cell>
          <table:table-cell office:value-type="float" office:value="68" calcext:value-type="float">
            <text:p>68</text:p>
          </table:table-cell>
          <table:table-cell office:value-type="float" office:value="28336368.9411765" calcext:value-type="float">
            <text:p>28336368.9411765</text:p>
          </table:table-cell>
          <table:table-cell office:value-type="float" office:value="4797056.08655966" calcext:value-type="float">
            <text:p>4797056.08655966</text:p>
          </table:table-cell>
          <table:table-cell table:number-columns-repeated="3" office:value-type="float" office:value="29642752" calcext:value-type="float">
            <text:p>296427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t46hl</text:p>
          </table:table-cell>
          <table:table-cell office:value-type="float" office:value="24" calcext:value-type="float">
            <text:p>24</text:p>
          </table:table-cell>
          <table:table-cell office:value-type="float" office:value="24491008" calcext:value-type="float">
            <text:p>24491008</text:p>
          </table:table-cell>
          <table:table-cell office:value-type="float" office:value="10083873.3709041" calcext:value-type="float">
            <text:p>10083873.3709041</text:p>
          </table:table-cell>
          <table:table-cell table:number-columns-repeated="3" office:value-type="float" office:value="30253056" calcext:value-type="float">
            <text:p>302530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t6tx5</text:p>
          </table:table-cell>
          <table:table-cell office:value-type="float" office:value="8" calcext:value-type="float">
            <text:p>8</text:p>
          </table:table-cell>
          <table:table-cell office:value-type="float" office:value="22307840" calcext:value-type="float">
            <text:p>22307840</text:p>
          </table:table-cell>
          <table:table-cell office:value-type="float" office:value="12477710.8447303" calcext:value-type="float">
            <text:p>12477710.8447303</text:p>
          </table:table-cell>
          <table:table-cell table:number-columns-repeated="3" office:value-type="float" office:value="30527488" calcext:value-type="float">
            <text:p>305274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tsg4v</text:p>
          </table:table-cell>
          <table:table-cell office:value-type="float" office:value="79" calcext:value-type="float">
            <text:p>79</text:p>
          </table:table-cell>
          <table:table-cell office:value-type="float" office:value="21106376.9113924" calcext:value-type="float">
            <text:p>21106376.9113924</text:p>
          </table:table-cell>
          <table:table-cell office:value-type="float" office:value="5967087.59981276" calcext:value-type="float">
            <text:p>5967087.59981276</text:p>
          </table:table-cell>
          <table:table-cell office:value-type="float" office:value="31428608" calcext:value-type="float">
            <text:p>31428608</text:p>
          </table:table-cell>
          <table:table-cell table:number-columns-repeated="2" office:value-type="float" office:value="31444992" calcext:value-type="float">
            <text:p>3144499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vkttw</text:p>
          </table:table-cell>
          <table:table-cell office:value-type="float" office:value="52" calcext:value-type="float">
            <text:p>52</text:p>
          </table:table-cell>
          <table:table-cell office:value-type="float" office:value="28474368" calcext:value-type="float">
            <text:p>28474368</text:p>
          </table:table-cell>
          <table:table-cell office:value-type="float" office:value="2716496.47644765" calcext:value-type="float">
            <text:p>2716496.47644765</text:p>
          </table:table-cell>
          <table:table-cell table:number-columns-repeated="3" office:value-type="float" office:value="29376512" calcext:value-type="float">
            <text:p>293765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vrfml</text:p>
          </table:table-cell>
          <table:table-cell office:value-type="float" office:value="54" calcext:value-type="float">
            <text:p>54</text:p>
          </table:table-cell>
          <table:table-cell office:value-type="float" office:value="26557781.3333333" calcext:value-type="float">
            <text:p>26557781.3333333</text:p>
          </table:table-cell>
          <table:table-cell office:value-type="float" office:value="7031813.07989079" calcext:value-type="float">
            <text:p>7031813.07989079</text:p>
          </table:table-cell>
          <table:table-cell table:number-columns-repeated="3" office:value-type="float" office:value="28844032" calcext:value-type="float">
            <text:p>288440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w66zc</text:p>
          </table:table-cell>
          <table:table-cell office:value-type="float" office:value="39" calcext:value-type="float">
            <text:p>39</text:p>
          </table:table-cell>
          <table:table-cell office:value-type="float" office:value="25164353.6410256" calcext:value-type="float">
            <text:p>25164353.6410256</text:p>
          </table:table-cell>
          <table:table-cell office:value-type="float" office:value="8036171.55153769" calcext:value-type="float">
            <text:p>8036171.55153769</text:p>
          </table:table-cell>
          <table:table-cell office:value-type="float" office:value="29389619.2" calcext:value-type="float">
            <text:p>29389619.2</text:p>
          </table:table-cell>
          <table:table-cell table:number-columns-repeated="2" office:value-type="float" office:value="30355456" calcext:value-type="float">
            <text:p>303554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wlrr7</text:p>
          </table:table-cell>
          <table:table-cell office:value-type="float" office:value="150" calcext:value-type="float">
            <text:p>150</text:p>
          </table:table-cell>
          <table:table-cell office:value-type="float" office:value="28542429.8666667" calcext:value-type="float">
            <text:p>28542429.8666667</text:p>
          </table:table-cell>
          <table:table-cell office:value-type="float" office:value="4038301.08035655" calcext:value-type="float">
            <text:p>4038301.08035655</text:p>
          </table:table-cell>
          <table:table-cell office:value-type="float" office:value="31384576" calcext:value-type="float">
            <text:p>31384576</text:p>
          </table:table-cell>
          <table:table-cell table:number-columns-repeated="2" office:value-type="float" office:value="31690752" calcext:value-type="float">
            <text:p>316907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wrqvt</text:p>
          </table:table-cell>
          <table:table-cell office:value-type="float" office:value="39" calcext:value-type="float">
            <text:p>39</text:p>
          </table:table-cell>
          <table:table-cell office:value-type="float" office:value="26896856.6153846" calcext:value-type="float">
            <text:p>26896856.6153846</text:p>
          </table:table-cell>
          <table:table-cell office:value-type="float" office:value="7432196.80376657" calcext:value-type="float">
            <text:p>7432196.80376657</text:p>
          </table:table-cell>
          <table:table-cell table:number-columns-repeated="3" office:value-type="float" office:value="31510528" calcext:value-type="float">
            <text:p>315105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x7drp</text:p>
          </table:table-cell>
          <table:table-cell office:value-type="float" office:value="24" calcext:value-type="float">
            <text:p>24</text:p>
          </table:table-cell>
          <table:table-cell office:value-type="float" office:value="24692224" calcext:value-type="float">
            <text:p>24692224</text:p>
          </table:table-cell>
          <table:table-cell office:value-type="float" office:value="10137827.0358416" calcext:value-type="float">
            <text:p>10137827.0358416</text:p>
          </table:table-cell>
          <table:table-cell table:number-columns-repeated="3" office:value-type="float" office:value="30617600" calcext:value-type="float">
            <text:p>306176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z29mw</text:p>
          </table:table-cell>
          <table:table-cell office:value-type="float" office:value="8" calcext:value-type="float">
            <text:p>8</text:p>
          </table:table-cell>
          <table:table-cell office:value-type="float" office:value="17595392" calcext:value-type="float">
            <text:p>17595392</text:p>
          </table:table-cell>
          <table:table-cell office:value-type="float" office:value="12666839.1061587" calcext:value-type="float">
            <text:p>12666839.1061587</text:p>
          </table:table-cell>
          <table:table-cell table:number-columns-repeated="3" office:value-type="float" office:value="27336704" calcext:value-type="float">
            <text:p>273367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memory_usage_by_container_20250525_074445_pod_echo-service-00001-deployment-5d59bb49bf-z652r</text:p>
          </table:table-cell>
          <table:table-cell office:value-type="float" office:value="74" calcext:value-type="float">
            <text:p>74</text:p>
          </table:table-cell>
          <table:table-cell office:value-type="float" office:value="21261561.0810811" calcext:value-type="float">
            <text:p>21261561.0810811</text:p>
          </table:table-cell>
          <table:table-cell office:value-type="float" office:value="4376509.33755511" calcext:value-type="float">
            <text:p>4376509.33755511</text:p>
          </table:table-cell>
          <table:table-cell office:value-type="float" office:value="31289344" calcext:value-type="float">
            <text:p>31289344</text:p>
          </table:table-cell>
          <table:table-cell table:number-columns-repeated="2" office:value-type="float" office:value="31297536" calcext:value-type="float">
            <text:p>312975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echo_raw_cpu_usage_20250525_074445_pods_gini</text:p>
          </table:table-cell>
          <table:table-cell office:value-type="float" office:value="47" calcext:value-type="float">
            <text:p>47</text:p>
          </table:table-cell>
          <table:table-cell office:value-type="float" office:value="0.245400821573169" calcext:value-type="float">
            <text:p>0.245400821573169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echo_raw_cpu_usage_20250525_074445_pod_echo-service-00001-deployment-5d59bb49bf-2txrp</text:p>
          </table:table-cell>
          <table:table-cell office:value-type="float" office:value="81" calcext:value-type="float">
            <text:p>81</text:p>
          </table:table-cell>
          <table:table-cell office:value-type="float" office:value="0.0415065576091125" calcext:value-type="float">
            <text:p>0.0415065576091125</text:p>
          </table:table-cell>
          <table:table-cell office:value-type="float" office:value="0.0385127327032012" calcext:value-type="float">
            <text:p>0.0385127327032012</text:p>
          </table:table-cell>
          <table:table-cell office:value-type="float" office:value="0.110738762559492" calcext:value-type="float">
            <text:p>0.110738762559492</text:p>
          </table:table-cell>
          <table:table-cell office:value-type="float" office:value="0.130712412700128" calcext:value-type="float">
            <text:p>0.130712412700128</text:p>
          </table:table-cell>
          <table:table-cell office:value-type="float" office:value="0.133772892661153" calcext:value-type="float">
            <text:p>0.13377289266115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2wsvd</text:p>
          </table:table-cell>
          <table:table-cell office:value-type="float" office:value="79" calcext:value-type="float">
            <text:p>79</text:p>
          </table:table-cell>
          <table:table-cell office:value-type="float" office:value="0.0412524998133254" calcext:value-type="float">
            <text:p>0.0412524998133254</text:p>
          </table:table-cell>
          <table:table-cell office:value-type="float" office:value="0.0382383923528412" calcext:value-type="float">
            <text:p>0.0382383923528412</text:p>
          </table:table-cell>
          <table:table-cell office:value-type="float" office:value="0.129033879009942" calcext:value-type="float">
            <text:p>0.129033879009942</text:p>
          </table:table-cell>
          <table:table-cell table:number-columns-repeated="2" office:value-type="float" office:value="0.131297396406307" calcext:value-type="float">
            <text:p>0.131297396406307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46pzr</text:p>
          </table:table-cell>
          <table:table-cell office:value-type="float" office:value="80" calcext:value-type="float">
            <text:p>80</text:p>
          </table:table-cell>
          <table:table-cell office:value-type="float" office:value="0.0416870075430851" calcext:value-type="float">
            <text:p>0.0416870075430851</text:p>
          </table:table-cell>
          <table:table-cell office:value-type="float" office:value="0.0399584764106667" calcext:value-type="float">
            <text:p>0.0399584764106667</text:p>
          </table:table-cell>
          <table:table-cell office:value-type="float" office:value="0.10677238897432" calcext:value-type="float">
            <text:p>0.10677238897432</text:p>
          </table:table-cell>
          <table:table-cell office:value-type="float" office:value="0.130851617144387" calcext:value-type="float">
            <text:p>0.130851617144387</text:p>
          </table:table-cell>
          <table:table-cell office:value-type="float" office:value="0.132099420058435" calcext:value-type="float">
            <text:p>0.13209942005843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4mtjv</text:p>
          </table:table-cell>
          <table:table-cell office:value-type="float" office:value="85" calcext:value-type="float">
            <text:p>85</text:p>
          </table:table-cell>
          <table:table-cell office:value-type="float" office:value="0.0991935155845725" calcext:value-type="float">
            <text:p>0.0991935155845725</text:p>
          </table:table-cell>
          <table:table-cell office:value-type="float" office:value="0.109352481246779" calcext:value-type="float">
            <text:p>0.109352481246779</text:p>
          </table:table-cell>
          <table:table-cell office:value-type="float" office:value="0.353715293514725" calcext:value-type="float">
            <text:p>0.353715293514725</text:p>
          </table:table-cell>
          <table:table-cell office:value-type="float" office:value="0.361177351096283" calcext:value-type="float">
            <text:p>0.361177351096283</text:p>
          </table:table-cell>
          <table:table-cell office:value-type="float" office:value="0.365080022432954" calcext:value-type="float">
            <text:p>0.36508002243295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4nnt9</text:p>
          </table:table-cell>
          <table:table-cell office:value-type="float" office:value="79" calcext:value-type="float">
            <text:p>79</text:p>
          </table:table-cell>
          <table:table-cell office:value-type="float" office:value="0.0384176501828224" calcext:value-type="float">
            <text:p>0.0384176501828224</text:p>
          </table:table-cell>
          <table:table-cell office:value-type="float" office:value="0.035401975112021" calcext:value-type="float">
            <text:p>0.035401975112021</text:p>
          </table:table-cell>
          <table:table-cell office:value-type="float" office:value="0.103044947930384" calcext:value-type="float">
            <text:p>0.103044947930384</text:p>
          </table:table-cell>
          <table:table-cell office:value-type="float" office:value="0.118001814012643" calcext:value-type="float">
            <text:p>0.118001814012643</text:p>
          </table:table-cell>
          <table:table-cell office:value-type="float" office:value="0.128020609516864" calcext:value-type="float">
            <text:p>0.12802060951686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4wnd6</text:p>
          </table:table-cell>
          <table:table-cell office:value-type="float" office:value="81" calcext:value-type="float">
            <text:p>81</text:p>
          </table:table-cell>
          <table:table-cell office:value-type="float" office:value="0.0380782982053999" calcext:value-type="float">
            <text:p>0.0380782982053999</text:p>
          </table:table-cell>
          <table:table-cell office:value-type="float" office:value="0.0373095575562584" calcext:value-type="float">
            <text:p>0.0373095575562584</text:p>
          </table:table-cell>
          <table:table-cell office:value-type="float" office:value="0.125723296330257" calcext:value-type="float">
            <text:p>0.125723296330257</text:p>
          </table:table-cell>
          <table:table-cell table:number-columns-repeated="2" office:value-type="float" office:value="0.127542097153106" calcext:value-type="float">
            <text:p>0.12754209715310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4wxxm</text:p>
          </table:table-cell>
          <table:table-cell office:value-type="float" office:value="16" calcext:value-type="float">
            <text:p>16</text:p>
          </table:table-cell>
          <table:table-cell office:value-type="float" office:value="0.0276582328989621" calcext:value-type="float">
            <text:p>0.0276582328989621</text:p>
          </table:table-cell>
          <table:table-cell office:value-type="float" office:value="0.0250948818552197" calcext:value-type="float">
            <text:p>0.0250948818552197</text:p>
          </table:table-cell>
          <table:table-cell office:value-type="float" office:value="0.0595449531939121" calcext:value-type="float">
            <text:p>0.0595449531939121</text:p>
          </table:table-cell>
          <table:table-cell office:value-type="float" office:value="0.0649419857098438" calcext:value-type="float">
            <text:p>0.0649419857098438</text:p>
          </table:table-cell>
          <table:table-cell office:value-type="float" office:value="0.0662777512575369" calcext:value-type="float">
            <text:p>0.066277751257536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5fptc</text:p>
          </table:table-cell>
          <table:table-cell office:value-type="float" office:value="92" calcext:value-type="float">
            <text:p>92</text:p>
          </table:table-cell>
          <table:table-cell office:value-type="float" office:value="0.10438655676832" calcext:value-type="float">
            <text:p>0.10438655676832</text:p>
          </table:table-cell>
          <table:table-cell office:value-type="float" office:value="0.110293175334498" calcext:value-type="float">
            <text:p>0.110293175334498</text:p>
          </table:table-cell>
          <table:table-cell office:value-type="float" office:value="0.32249559138548" calcext:value-type="float">
            <text:p>0.32249559138548</text:p>
          </table:table-cell>
          <table:table-cell office:value-type="float" office:value="0.372996902889244" calcext:value-type="float">
            <text:p>0.372996902889244</text:p>
          </table:table-cell>
          <table:table-cell office:value-type="float" office:value="0.383228042444314" calcext:value-type="float">
            <text:p>0.38322804244431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7bwd8</text:p>
          </table:table-cell>
          <table:table-cell office:value-type="float" office:value="17" calcext:value-type="float">
            <text:p>17</text:p>
          </table:table-cell>
          <table:table-cell office:value-type="float" office:value="0.0238986687537073" calcext:value-type="float">
            <text:p>0.0238986687537073</text:p>
          </table:table-cell>
          <table:table-cell office:value-type="float" office:value="0.0285962099809329" calcext:value-type="float">
            <text:p>0.0285962099809329</text:p>
          </table:table-cell>
          <table:table-cell office:value-type="float" office:value="0.0708406915269993" calcext:value-type="float">
            <text:p>0.0708406915269993</text:p>
          </table:table-cell>
          <table:table-cell office:value-type="float" office:value="0.078833294890116" calcext:value-type="float">
            <text:p>0.078833294890116</text:p>
          </table:table-cell>
          <table:table-cell office:value-type="float" office:value="0.0808114642224874" calcext:value-type="float">
            <text:p>0.080811464222487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7ch8q</text:p>
          </table:table-cell>
          <table:table-cell office:value-type="float" office:value="77" calcext:value-type="float">
            <text:p>77</text:p>
          </table:table-cell>
          <table:table-cell office:value-type="float" office:value="0.0475351379800513" calcext:value-type="float">
            <text:p>0.0475351379800513</text:p>
          </table:table-cell>
          <table:table-cell office:value-type="float" office:value="0.0403678981196942" calcext:value-type="float">
            <text:p>0.0403678981196942</text:p>
          </table:table-cell>
          <table:table-cell office:value-type="float" office:value="0.127804523387709" calcext:value-type="float">
            <text:p>0.127804523387709</text:p>
          </table:table-cell>
          <table:table-cell table:number-columns-repeated="2" office:value-type="float" office:value="0.133040039278262" calcext:value-type="float">
            <text:p>0.133040039278262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7dc9t</text:p>
          </table:table-cell>
          <table:table-cell office:value-type="float" office:value="19" calcext:value-type="float">
            <text:p>19</text:p>
          </table:table-cell>
          <table:table-cell office:value-type="float" office:value="0.0291575440915903" calcext:value-type="float">
            <text:p>0.0291575440915903</text:p>
          </table:table-cell>
          <table:table-cell office:value-type="float" office:value="0.0248408749577966" calcext:value-type="float">
            <text:p>0.0248408749577966</text:p>
          </table:table-cell>
          <table:table-cell office:value-type="float" office:value="0.066943995947005" calcext:value-type="float">
            <text:p>0.066943995947005</text:p>
          </table:table-cell>
          <table:table-cell office:value-type="float" office:value="0.0737513663698812" calcext:value-type="float">
            <text:p>0.0737513663698812</text:p>
          </table:table-cell>
          <table:table-cell office:value-type="float" office:value="0.075436190549543" calcext:value-type="float">
            <text:p>0.07543619054954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8gjcn</text:p>
          </table:table-cell>
          <table:table-cell office:value-type="float" office:value="75" calcext:value-type="float">
            <text:p>75</text:p>
          </table:table-cell>
          <table:table-cell office:value-type="float" office:value="0.0421381705457573" calcext:value-type="float">
            <text:p>0.0421381705457573</text:p>
          </table:table-cell>
          <table:table-cell office:value-type="float" office:value="0.0383418372574633" calcext:value-type="float">
            <text:p>0.0383418372574633</text:p>
          </table:table-cell>
          <table:table-cell office:value-type="float" office:value="0.110730453987704" calcext:value-type="float">
            <text:p>0.110730453987704</text:p>
          </table:table-cell>
          <table:table-cell table:number-columns-repeated="2" office:value-type="float" office:value="0.129573357316686" calcext:value-type="float">
            <text:p>0.12957335731668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8k8dk</text:p>
          </table:table-cell>
          <table:table-cell office:value-type="float" office:value="16" calcext:value-type="float">
            <text:p>16</text:p>
          </table:table-cell>
          <table:table-cell office:value-type="float" office:value="0.0282904899942666" calcext:value-type="float">
            <text:p>0.0282904899942666</text:p>
          </table:table-cell>
          <table:table-cell office:value-type="float" office:value="0.0323514951873689" calcext:value-type="float">
            <text:p>0.0323514951873689</text:p>
          </table:table-cell>
          <table:table-cell office:value-type="float" office:value="0.0860040913369121" calcext:value-type="float">
            <text:p>0.0860040913369121</text:p>
          </table:table-cell>
          <table:table-cell office:value-type="float" office:value="0.0931626624003068" calcext:value-type="float">
            <text:p>0.0931626624003068</text:p>
          </table:table-cell>
          <table:table-cell office:value-type="float" office:value="0.0949344087384969" calcext:value-type="float">
            <text:p>0.094934408738496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969hb</text:p>
          </table:table-cell>
          <table:table-cell office:value-type="float" office:value="82" calcext:value-type="float">
            <text:p>82</text:p>
          </table:table-cell>
          <table:table-cell office:value-type="float" office:value="0.0601736668646016" calcext:value-type="float">
            <text:p>0.0601736668646016</text:p>
          </table:table-cell>
          <table:table-cell office:value-type="float" office:value="0.0614236093557735" calcext:value-type="float">
            <text:p>0.0614236093557735</text:p>
          </table:table-cell>
          <table:table-cell office:value-type="float" office:value="0.190335771193826" calcext:value-type="float">
            <text:p>0.190335771193826</text:p>
          </table:table-cell>
          <table:table-cell table:number-columns-repeated="2" office:value-type="float" office:value="0.210150075753325" calcext:value-type="float">
            <text:p>0.21015007575332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b58xx</text:p>
          </table:table-cell>
          <table:table-cell office:value-type="float" office:value="94" calcext:value-type="float">
            <text:p>94</text:p>
          </table:table-cell>
          <table:table-cell office:value-type="float" office:value="0.0384881259397514" calcext:value-type="float">
            <text:p>0.0384881259397514</text:p>
          </table:table-cell>
          <table:table-cell office:value-type="float" office:value="0.0400627100504393" calcext:value-type="float">
            <text:p>0.0400627100504393</text:p>
          </table:table-cell>
          <table:table-cell office:value-type="float" office:value="0.109476549919485" calcext:value-type="float">
            <text:p>0.109476549919485</text:p>
          </table:table-cell>
          <table:table-cell office:value-type="float" office:value="0.126858665177509" calcext:value-type="float">
            <text:p>0.126858665177509</text:p>
          </table:table-cell>
          <table:table-cell office:value-type="float" office:value="0.131961022677365" calcext:value-type="float">
            <text:p>0.13196102267736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b8vn5</text:p>
          </table:table-cell>
          <table:table-cell office:value-type="float" office:value="96" calcext:value-type="float">
            <text:p>96</text:p>
          </table:table-cell>
          <table:table-cell office:value-type="float" office:value="0.0347195492599567" calcext:value-type="float">
            <text:p>0.0347195492599567</text:p>
          </table:table-cell>
          <table:table-cell office:value-type="float" office:value="0.0388068860555208" calcext:value-type="float">
            <text:p>0.0388068860555208</text:p>
          </table:table-cell>
          <table:table-cell office:value-type="float" office:value="0.106282580106461" calcext:value-type="float">
            <text:p>0.106282580106461</text:p>
          </table:table-cell>
          <table:table-cell table:number-columns-repeated="2" office:value-type="float" office:value="0.133066720023283" calcext:value-type="float">
            <text:p>0.13306672002328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btpjj</text:p>
          </table:table-cell>
          <table:table-cell office:value-type="float" office:value="92" calcext:value-type="float">
            <text:p>92</text:p>
          </table:table-cell>
          <table:table-cell office:value-type="float" office:value="0.033641349524209" calcext:value-type="float">
            <text:p>0.033641349524209</text:p>
          </table:table-cell>
          <table:table-cell office:value-type="float" office:value="0.0349159853551311" calcext:value-type="float">
            <text:p>0.0349159853551311</text:p>
          </table:table-cell>
          <table:table-cell office:value-type="float" office:value="0.0976998368376704" calcext:value-type="float">
            <text:p>0.0976998368376704</text:p>
          </table:table-cell>
          <table:table-cell table:number-columns-repeated="2" office:value-type="float" office:value="0.121770791029286" calcext:value-type="float">
            <text:p>0.12177079102928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bzlmp</text:p>
          </table:table-cell>
          <table:table-cell office:value-type="float" office:value="86" calcext:value-type="float">
            <text:p>86</text:p>
          </table:table-cell>
          <table:table-cell office:value-type="float" office:value="0.0449120992059215" calcext:value-type="float">
            <text:p>0.0449120992059215</text:p>
          </table:table-cell>
          <table:table-cell office:value-type="float" office:value="0.0408137914851856" calcext:value-type="float">
            <text:p>0.0408137914851856</text:p>
          </table:table-cell>
          <table:table-cell office:value-type="float" office:value="0.122838147848197" calcext:value-type="float">
            <text:p>0.122838147848197</text:p>
          </table:table-cell>
          <table:table-cell office:value-type="float" office:value="0.131638091725867" calcext:value-type="float">
            <text:p>0.131638091725867</text:p>
          </table:table-cell>
          <table:table-cell office:value-type="float" office:value="0.133137391611986" calcext:value-type="float">
            <text:p>0.13313739161198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d5ghw</text:p>
          </table:table-cell>
          <table:table-cell office:value-type="float" office:value="92" calcext:value-type="float">
            <text:p>92</text:p>
          </table:table-cell>
          <table:table-cell office:value-type="float" office:value="0.0387929911944283" calcext:value-type="float">
            <text:p>0.0387929911944283</text:p>
          </table:table-cell>
          <table:table-cell office:value-type="float" office:value="0.0377326396346732" calcext:value-type="float">
            <text:p>0.0377326396346732</text:p>
          </table:table-cell>
          <table:table-cell office:value-type="float" office:value="0.113566196678217" calcext:value-type="float">
            <text:p>0.113566196678217</text:p>
          </table:table-cell>
          <table:table-cell office:value-type="float" office:value="0.122236396340535" calcext:value-type="float">
            <text:p>0.122236396340535</text:p>
          </table:table-cell>
          <table:table-cell office:value-type="float" office:value="0.123119597164986" calcext:value-type="float">
            <text:p>0.12311959716498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f7dk8</text:p>
          </table:table-cell>
          <table:table-cell office:value-type="float" office:value="79" calcext:value-type="float">
            <text:p>79</text:p>
          </table:table-cell>
          <table:table-cell office:value-type="float" office:value="0.0427111575535951" calcext:value-type="float">
            <text:p>0.0427111575535951</text:p>
          </table:table-cell>
          <table:table-cell office:value-type="float" office:value="0.0406944149391817" calcext:value-type="float">
            <text:p>0.0406944149391817</text:p>
          </table:table-cell>
          <table:table-cell office:value-type="float" office:value="0.125905649898695" calcext:value-type="float">
            <text:p>0.125905649898695</text:p>
          </table:table-cell>
          <table:table-cell table:number-columns-repeated="2" office:value-type="float" office:value="0.133549398485763" calcext:value-type="float">
            <text:p>0.13354939848576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fr25m</text:p>
          </table:table-cell>
          <table:table-cell office:value-type="float" office:value="79" calcext:value-type="float">
            <text:p>79</text:p>
          </table:table-cell>
          <table:table-cell office:value-type="float" office:value="0.047086752343902" calcext:value-type="float">
            <text:p>0.047086752343902</text:p>
          </table:table-cell>
          <table:table-cell office:value-type="float" office:value="0.0414368094329154" calcext:value-type="float">
            <text:p>0.0414368094329154</text:p>
          </table:table-cell>
          <table:table-cell office:value-type="float" office:value="0.122825935177104" calcext:value-type="float">
            <text:p>0.122825935177104</text:p>
          </table:table-cell>
          <table:table-cell office:value-type="float" office:value="0.130563739612795" calcext:value-type="float">
            <text:p>0.130563739612795</text:p>
          </table:table-cell>
          <table:table-cell office:value-type="float" office:value="0.134500344677746" calcext:value-type="float">
            <text:p>0.13450034467774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fzglp</text:p>
          </table:table-cell>
          <table:table-cell office:value-type="float" office:value="15" calcext:value-type="float">
            <text:p>15</text:p>
          </table:table-cell>
          <table:table-cell office:value-type="float" office:value="0.0254095461806913" calcext:value-type="float">
            <text:p>0.0254095461806913</text:p>
          </table:table-cell>
          <table:table-cell office:value-type="float" office:value="0.0270280835318424" calcext:value-type="float">
            <text:p>0.0270280835318424</text:p>
          </table:table-cell>
          <table:table-cell office:value-type="float" office:value="0.0710958910244373" calcext:value-type="float">
            <text:p>0.0710958910244373</text:p>
          </table:table-cell>
          <table:table-cell office:value-type="float" office:value="0.0769635826500274" calcext:value-type="float">
            <text:p>0.0769635826500274</text:p>
          </table:table-cell>
          <table:table-cell office:value-type="float" office:value="0.0784158363273609" calcext:value-type="float">
            <text:p>0.078415836327360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h2nzl</text:p>
          </table:table-cell>
          <table:table-cell office:value-type="float" office:value="21" calcext:value-type="float">
            <text:p>21</text:p>
          </table:table-cell>
          <table:table-cell office:value-type="float" office:value="0.032052866934957" calcext:value-type="float">
            <text:p>0.032052866934957</text:p>
          </table:table-cell>
          <table:table-cell office:value-type="float" office:value="0.0292284520321251" calcext:value-type="float">
            <text:p>0.0292284520321251</text:p>
          </table:table-cell>
          <table:table-cell office:value-type="float" office:value="0.080374648635936" calcext:value-type="float">
            <text:p>0.080374648635936</text:p>
          </table:table-cell>
          <table:table-cell office:value-type="float" office:value="0.0910496878331766" calcext:value-type="float">
            <text:p>0.0910496878331766</text:p>
          </table:table-cell>
          <table:table-cell office:value-type="float" office:value="0.0936917600344935" calcext:value-type="float">
            <text:p>0.093691760034493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jt5st</text:p>
          </table:table-cell>
          <table:table-cell office:value-type="float" office:value="81" calcext:value-type="float">
            <text:p>81</text:p>
          </table:table-cell>
          <table:table-cell office:value-type="float" office:value="0.0528600492795797" calcext:value-type="float">
            <text:p>0.0528600492795797</text:p>
          </table:table-cell>
          <table:table-cell office:value-type="float" office:value="0.0507777900227189" calcext:value-type="float">
            <text:p>0.0507777900227189</text:p>
          </table:table-cell>
          <table:table-cell office:value-type="float" office:value="0.126224446671996" calcext:value-type="float">
            <text:p>0.126224446671996</text:p>
          </table:table-cell>
          <table:table-cell table:number-columns-repeated="2" office:value-type="float" office:value="0.181351157186378" calcext:value-type="float">
            <text:p>0.181351157186378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kqbtx</text:p>
          </table:table-cell>
          <table:table-cell office:value-type="float" office:value="78" calcext:value-type="float">
            <text:p>78</text:p>
          </table:table-cell>
          <table:table-cell office:value-type="float" office:value="0.0425298757546957" calcext:value-type="float">
            <text:p>0.0425298757546957</text:p>
          </table:table-cell>
          <table:table-cell office:value-type="float" office:value="0.0387739420656336" calcext:value-type="float">
            <text:p>0.0387739420656336</text:p>
          </table:table-cell>
          <table:table-cell office:value-type="float" office:value="0.10780447177689" calcext:value-type="float">
            <text:p>0.10780447177689</text:p>
          </table:table-cell>
          <table:table-cell table:number-columns-repeated="2" office:value-type="float" office:value="0.135464903962776" calcext:value-type="float">
            <text:p>0.13546490396277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kvdsj</text:p>
          </table:table-cell>
          <table:table-cell office:value-type="float" office:value="83" calcext:value-type="float">
            <text:p>83</text:p>
          </table:table-cell>
          <table:table-cell office:value-type="float" office:value="0.0417702271498657" calcext:value-type="float">
            <text:p>0.0417702271498657</text:p>
          </table:table-cell>
          <table:table-cell office:value-type="float" office:value="0.0455547515827771" calcext:value-type="float">
            <text:p>0.0455547515827771</text:p>
          </table:table-cell>
          <table:table-cell office:value-type="float" office:value="0.137583963630512" calcext:value-type="float">
            <text:p>0.137583963630512</text:p>
          </table:table-cell>
          <table:table-cell table:number-columns-repeated="2" office:value-type="float" office:value="0.146104262727016" calcext:value-type="float">
            <text:p>0.14610426272701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lt9c5</text:p>
          </table:table-cell>
          <table:table-cell office:value-type="float" office:value="79" calcext:value-type="float">
            <text:p>79</text:p>
          </table:table-cell>
          <table:table-cell office:value-type="float" office:value="0.0538863115758335" calcext:value-type="float">
            <text:p>0.0538863115758335</text:p>
          </table:table-cell>
          <table:table-cell office:value-type="float" office:value="0.0485490541103891" calcext:value-type="float">
            <text:p>0.0485490541103891</text:p>
          </table:table-cell>
          <table:table-cell office:value-type="float" office:value="0.128432069947667" calcext:value-type="float">
            <text:p>0.128432069947667</text:p>
          </table:table-cell>
          <table:table-cell table:number-columns-repeated="2" office:value-type="float" office:value="0.168535640581146" calcext:value-type="float">
            <text:p>0.16853564058114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n5t2d</text:p>
          </table:table-cell>
          <table:table-cell office:value-type="float" office:value="149" calcext:value-type="float">
            <text:p>149</text:p>
          </table:table-cell>
          <table:table-cell office:value-type="float" office:value="0.0512449989108103" calcext:value-type="float">
            <text:p>0.0512449989108103</text:p>
          </table:table-cell>
          <table:table-cell office:value-type="float" office:value="0.0536565275894494" calcext:value-type="float">
            <text:p>0.0536565275894494</text:p>
          </table:table-cell>
          <table:table-cell office:value-type="float" office:value="0.165385364216399" calcext:value-type="float">
            <text:p>0.165385364216399</text:p>
          </table:table-cell>
          <table:table-cell table:number-columns-repeated="2" office:value-type="float" office:value="0.206526328284507" calcext:value-type="float">
            <text:p>0.206526328284507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njf2x</text:p>
          </table:table-cell>
          <table:table-cell office:value-type="float" office:value="76" calcext:value-type="float">
            <text:p>76</text:p>
          </table:table-cell>
          <table:table-cell office:value-type="float" office:value="0.0475910902947648" calcext:value-type="float">
            <text:p>0.0475910902947648</text:p>
          </table:table-cell>
          <table:table-cell office:value-type="float" office:value="0.040455569368531" calcext:value-type="float">
            <text:p>0.040455569368531</text:p>
          </table:table-cell>
          <table:table-cell office:value-type="float" office:value="0.117044742992899" calcext:value-type="float">
            <text:p>0.117044742992899</text:p>
          </table:table-cell>
          <table:table-cell office:value-type="float" office:value="0.120593377095792" calcext:value-type="float">
            <text:p>0.120593377095792</text:p>
          </table:table-cell>
          <table:table-cell office:value-type="float" office:value="0.121316641517659" calcext:value-type="float">
            <text:p>0.12131664151765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p7kdc</text:p>
          </table:table-cell>
          <table:table-cell office:value-type="float" office:value="80" calcext:value-type="float">
            <text:p>80</text:p>
          </table:table-cell>
          <table:table-cell office:value-type="float" office:value="0.0421622260421198" calcext:value-type="float">
            <text:p>0.0421622260421198</text:p>
          </table:table-cell>
          <table:table-cell office:value-type="float" office:value="0.0373022419770734" calcext:value-type="float">
            <text:p>0.0373022419770734</text:p>
          </table:table-cell>
          <table:table-cell office:value-type="float" office:value="0.107451160128054" calcext:value-type="float">
            <text:p>0.107451160128054</text:p>
          </table:table-cell>
          <table:table-cell office:value-type="float" office:value="0.125299833294089" calcext:value-type="float">
            <text:p>0.125299833294089</text:p>
          </table:table-cell>
          <table:table-cell office:value-type="float" office:value="0.127046844534511" calcext:value-type="float">
            <text:p>0.12704684453451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r8jvr</text:p>
          </table:table-cell>
          <table:table-cell office:value-type="float" office:value="137" calcext:value-type="float">
            <text:p>137</text:p>
          </table:table-cell>
          <table:table-cell office:value-type="float" office:value="0.0659956444110526" calcext:value-type="float">
            <text:p>0.0659956444110526</text:p>
          </table:table-cell>
          <table:table-cell office:value-type="float" office:value="0.0629520974922308" calcext:value-type="float">
            <text:p>0.0629520974922308</text:p>
          </table:table-cell>
          <table:table-cell office:value-type="float" office:value="0.194458308462676" calcext:value-type="float">
            <text:p>0.194458308462676</text:p>
          </table:table-cell>
          <table:table-cell table:number-columns-repeated="2" office:value-type="float" office:value="0.244011598481653" calcext:value-type="float">
            <text:p>0.24401159848165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rhnl5</text:p>
          </table:table-cell>
          <table:table-cell office:value-type="float" office:value="83" calcext:value-type="float">
            <text:p>83</text:p>
          </table:table-cell>
          <table:table-cell office:value-type="float" office:value="0.0554507503828338" calcext:value-type="float">
            <text:p>0.0554507503828338</text:p>
          </table:table-cell>
          <table:table-cell office:value-type="float" office:value="0.0520022016760821" calcext:value-type="float">
            <text:p>0.0520022016760821</text:p>
          </table:table-cell>
          <table:table-cell office:value-type="float" office:value="0.15173005307092" calcext:value-type="float">
            <text:p>0.15173005307092</text:p>
          </table:table-cell>
          <table:table-cell office:value-type="float" office:value="0.180159031079067" calcext:value-type="float">
            <text:p>0.180159031079067</text:p>
          </table:table-cell>
          <table:table-cell office:value-type="float" office:value="0.182590479232279" calcext:value-type="float">
            <text:p>0.18259047923227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rhsf7</text:p>
          </table:table-cell>
          <table:table-cell office:value-type="float" office:value="15" calcext:value-type="float">
            <text:p>15</text:p>
          </table:table-cell>
          <table:table-cell office:value-type="float" office:value="0.0240873825807679" calcext:value-type="float">
            <text:p>0.0240873825807679</text:p>
          </table:table-cell>
          <table:table-cell office:value-type="float" office:value="0.027944524576668" calcext:value-type="float">
            <text:p>0.027944524576668</text:p>
          </table:table-cell>
          <table:table-cell office:value-type="float" office:value="0.0736445158795045" calcext:value-type="float">
            <text:p>0.0736445158795045</text:p>
          </table:table-cell>
          <table:table-cell office:value-type="float" office:value="0.0774992367301329" calcext:value-type="float">
            <text:p>0.0774992367301329</text:p>
          </table:table-cell>
          <table:table-cell office:value-type="float" office:value="0.0784532801406634" calcext:value-type="float">
            <text:p>0.078453280140663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s6pwr</text:p>
          </table:table-cell>
          <table:table-cell office:value-type="float" office:value="82" calcext:value-type="float">
            <text:p>82</text:p>
          </table:table-cell>
          <table:table-cell office:value-type="float" office:value="0.0486740761731817" calcext:value-type="float">
            <text:p>0.0486740761731817</text:p>
          </table:table-cell>
          <table:table-cell office:value-type="float" office:value="0.0436084929826653" calcext:value-type="float">
            <text:p>0.0436084929826653</text:p>
          </table:table-cell>
          <table:table-cell office:value-type="float" office:value="0.13742231064374" calcext:value-type="float">
            <text:p>0.13742231064374</text:p>
          </table:table-cell>
          <table:table-cell table:number-columns-repeated="2" office:value-type="float" office:value="0.141214035579213" calcext:value-type="float">
            <text:p>0.14121403557921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scxdw</text:p>
          </table:table-cell>
          <table:table-cell office:value-type="float" office:value="95" calcext:value-type="float">
            <text:p>95</text:p>
          </table:table-cell>
          <table:table-cell office:value-type="float" office:value="0.0384543737918412" calcext:value-type="float">
            <text:p>0.0384543737918412</text:p>
          </table:table-cell>
          <table:table-cell office:value-type="float" office:value="0.0407728078475673" calcext:value-type="float">
            <text:p>0.0407728078475673</text:p>
          </table:table-cell>
          <table:table-cell office:value-type="float" office:value="0.117525301988278" calcext:value-type="float">
            <text:p>0.117525301988278</text:p>
          </table:table-cell>
          <table:table-cell table:number-columns-repeated="2" office:value-type="float" office:value="0.137550455561286" calcext:value-type="float">
            <text:p>0.13755045556128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smj9s</text:p>
          </table:table-cell>
          <table:table-cell office:value-type="float" office:value="84" calcext:value-type="float">
            <text:p>84</text:p>
          </table:table-cell>
          <table:table-cell office:value-type="float" office:value="0.0494353174586959" calcext:value-type="float">
            <text:p>0.0494353174586959</text:p>
          </table:table-cell>
          <table:table-cell office:value-type="float" office:value="0.0560090297971004" calcext:value-type="float">
            <text:p>0.0560090297971004</text:p>
          </table:table-cell>
          <table:table-cell office:value-type="float" office:value="0.14519809477967" calcext:value-type="float">
            <text:p>0.14519809477967</text:p>
          </table:table-cell>
          <table:table-cell office:value-type="float" office:value="0.183555839328368" calcext:value-type="float">
            <text:p>0.183555839328368</text:p>
          </table:table-cell>
          <table:table-cell office:value-type="float" office:value="0.185502707975436" calcext:value-type="float">
            <text:p>0.18550270797543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t46hl</text:p>
          </table:table-cell>
          <table:table-cell office:value-type="float" office:value="76" calcext:value-type="float">
            <text:p>76</text:p>
          </table:table-cell>
          <table:table-cell office:value-type="float" office:value="0.0483093093468809" calcext:value-type="float">
            <text:p>0.0483093093468809</text:p>
          </table:table-cell>
          <table:table-cell office:value-type="float" office:value="0.043085857420911" calcext:value-type="float">
            <text:p>0.043085857420911</text:p>
          </table:table-cell>
          <table:table-cell office:value-type="float" office:value="0.127978274890355" calcext:value-type="float">
            <text:p>0.127978274890355</text:p>
          </table:table-cell>
          <table:table-cell table:number-columns-repeated="2" office:value-type="float" office:value="0.135973542552032" calcext:value-type="float">
            <text:p>0.135973542552032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t6tx5</text:p>
          </table:table-cell>
          <table:table-cell office:value-type="float" office:value="20" calcext:value-type="float">
            <text:p>20</text:p>
          </table:table-cell>
          <table:table-cell office:value-type="float" office:value="0.0304136821164668" calcext:value-type="float">
            <text:p>0.0304136821164668</text:p>
          </table:table-cell>
          <table:table-cell office:value-type="float" office:value="0.027083665237236" calcext:value-type="float">
            <text:p>0.027083665237236</text:p>
          </table:table-cell>
          <table:table-cell office:value-type="float" office:value="0.0704492144021077" calcext:value-type="float">
            <text:p>0.0704492144021077</text:p>
          </table:table-cell>
          <table:table-cell office:value-type="float" office:value="0.0744371778951757" calcext:value-type="float">
            <text:p>0.0744371778951757</text:p>
          </table:table-cell>
          <table:table-cell office:value-type="float" office:value="0.0754241988597101" calcext:value-type="float">
            <text:p>0.075424198859710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tsg4v</text:p>
          </table:table-cell>
          <table:table-cell office:value-type="float" office:value="93" calcext:value-type="float">
            <text:p>93</text:p>
          </table:table-cell>
          <table:table-cell office:value-type="float" office:value="0.111721433547912" calcext:value-type="float">
            <text:p>0.111721433547912</text:p>
          </table:table-cell>
          <table:table-cell office:value-type="float" office:value="0.110810978376069" calcext:value-type="float">
            <text:p>0.110810978376069</text:p>
          </table:table-cell>
          <table:table-cell office:value-type="float" office:value="0.354894786822177" calcext:value-type="float">
            <text:p>0.354894786822177</text:p>
          </table:table-cell>
          <table:table-cell office:value-type="float" office:value="0.378241352497144" calcext:value-type="float">
            <text:p>0.378241352497144</text:p>
          </table:table-cell>
          <table:table-cell office:value-type="float" office:value="0.389058419327364" calcext:value-type="float">
            <text:p>0.389058419327364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vkttw</text:p>
          </table:table-cell>
          <table:table-cell office:value-type="float" office:value="77" calcext:value-type="float">
            <text:p>77</text:p>
          </table:table-cell>
          <table:table-cell office:value-type="float" office:value="0.0399708584450349" calcext:value-type="float">
            <text:p>0.0399708584450349</text:p>
          </table:table-cell>
          <table:table-cell office:value-type="float" office:value="0.0387879120202159" calcext:value-type="float">
            <text:p>0.0387879120202159</text:p>
          </table:table-cell>
          <table:table-cell office:value-type="float" office:value="0.1226102432074" calcext:value-type="float">
            <text:p>0.1226102432074</text:p>
          </table:table-cell>
          <table:table-cell table:number-columns-repeated="2" office:value-type="float" office:value="0.128381640007899" calcext:value-type="float">
            <text:p>0.128381640007899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vrfml</text:p>
          </table:table-cell>
          <table:table-cell office:value-type="float" office:value="83" calcext:value-type="float">
            <text:p>83</text:p>
          </table:table-cell>
          <table:table-cell office:value-type="float" office:value="0.042770899347058" calcext:value-type="float">
            <text:p>0.042770899347058</text:p>
          </table:table-cell>
          <table:table-cell office:value-type="float" office:value="0.041500278729737" calcext:value-type="float">
            <text:p>0.041500278729737</text:p>
          </table:table-cell>
          <table:table-cell office:value-type="float" office:value="0.130273133399822" calcext:value-type="float">
            <text:p>0.130273133399822</text:p>
          </table:table-cell>
          <table:table-cell office:value-type="float" office:value="0.135751821195933" calcext:value-type="float">
            <text:p>0.135751821195933</text:p>
          </table:table-cell>
          <table:table-cell office:value-type="float" office:value="0.13581587152735" calcext:value-type="float">
            <text:p>0.1358158715273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w66zc</text:p>
          </table:table-cell>
          <table:table-cell office:value-type="float" office:value="91" calcext:value-type="float">
            <text:p>91</text:p>
          </table:table-cell>
          <table:table-cell office:value-type="float" office:value="0.0449184517952866" calcext:value-type="float">
            <text:p>0.0449184517952866</text:p>
          </table:table-cell>
          <table:table-cell office:value-type="float" office:value="0.0450659614359165" calcext:value-type="float">
            <text:p>0.0450659614359165</text:p>
          </table:table-cell>
          <table:table-cell office:value-type="float" office:value="0.130604865771812" calcext:value-type="float">
            <text:p>0.130604865771812</text:p>
          </table:table-cell>
          <table:table-cell office:value-type="float" office:value="0.155928037058716" calcext:value-type="float">
            <text:p>0.155928037058716</text:p>
          </table:table-cell>
          <table:table-cell office:value-type="float" office:value="0.166920439430061" calcext:value-type="float">
            <text:p>0.166920439430061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wlrr7</text:p>
          </table:table-cell>
          <table:table-cell office:value-type="float" office:value="400" calcext:value-type="float">
            <text:p>400</text:p>
          </table:table-cell>
          <table:table-cell office:value-type="float" office:value="0.185479138825347" calcext:value-type="float">
            <text:p>0.185479138825347</text:p>
          </table:table-cell>
          <table:table-cell office:value-type="float" office:value="0.182968522154881" calcext:value-type="float">
            <text:p>0.182968522154881</text:p>
          </table:table-cell>
          <table:table-cell office:value-type="float" office:value="0.541402748039643" calcext:value-type="float">
            <text:p>0.541402748039643</text:p>
          </table:table-cell>
          <table:table-cell office:value-type="float" office:value="0.766144741680039" calcext:value-type="float">
            <text:p>0.766144741680039</text:p>
          </table:table-cell>
          <table:table-cell office:value-type="float" office:value="0.795959058124735" calcext:value-type="float">
            <text:p>0.79595905812473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wrqvt</text:p>
          </table:table-cell>
          <table:table-cell office:value-type="float" office:value="138" calcext:value-type="float">
            <text:p>138</text:p>
          </table:table-cell>
          <table:table-cell office:value-type="float" office:value="0.0614159636829717" calcext:value-type="float">
            <text:p>0.0614159636829717</text:p>
          </table:table-cell>
          <table:table-cell office:value-type="float" office:value="0.0587024051442886" calcext:value-type="float">
            <text:p>0.0587024051442886</text:p>
          </table:table-cell>
          <table:table-cell office:value-type="float" office:value="0.188514734441927" calcext:value-type="float">
            <text:p>0.188514734441927</text:p>
          </table:table-cell>
          <table:table-cell office:value-type="float" office:value="0.215499092073378" calcext:value-type="float">
            <text:p>0.215499092073378</text:p>
          </table:table-cell>
          <table:table-cell office:value-type="float" office:value="0.219380657353363" calcext:value-type="float">
            <text:p>0.219380657353363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x7drp</text:p>
          </table:table-cell>
          <table:table-cell office:value-type="float" office:value="79" calcext:value-type="float">
            <text:p>79</text:p>
          </table:table-cell>
          <table:table-cell office:value-type="float" office:value="0.067156897932265" calcext:value-type="float">
            <text:p>0.067156897932265</text:p>
          </table:table-cell>
          <table:table-cell office:value-type="float" office:value="0.0592892486843886" calcext:value-type="float">
            <text:p>0.0592892486843886</text:p>
          </table:table-cell>
          <table:table-cell office:value-type="float" office:value="0.180973984373309" calcext:value-type="float">
            <text:p>0.180973984373309</text:p>
          </table:table-cell>
          <table:table-cell table:number-columns-repeated="2" office:value-type="float" office:value="0.193957670741796" calcext:value-type="float">
            <text:p>0.193957670741796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z29mw</text:p>
          </table:table-cell>
          <table:table-cell office:value-type="float" office:value="17" calcext:value-type="float">
            <text:p>17</text:p>
          </table:table-cell>
          <table:table-cell office:value-type="float" office:value="0.0294355008192648" calcext:value-type="float">
            <text:p>0.0294355008192648</text:p>
          </table:table-cell>
          <table:table-cell office:value-type="float" office:value="0.0284879567176595" calcext:value-type="float">
            <text:p>0.0284879567176595</text:p>
          </table:table-cell>
          <table:table-cell office:value-type="float" office:value="0.0761825516256282" calcext:value-type="float">
            <text:p>0.0761825516256282</text:p>
          </table:table-cell>
          <table:table-cell office:value-type="float" office:value="0.0762738135440425" calcext:value-type="float">
            <text:p>0.0762738135440425</text:p>
          </table:table-cell>
          <table:table-cell office:value-type="float" office:value="0.07629640086885" calcext:value-type="float">
            <text:p>0.07629640086885</text:p>
          </table:table-cell>
          <table:table-cell/>
        </table:table-row>
        <table:table-row table:style-name="ro2">
          <table:table-cell office:value-type="string" calcext:value-type="string">
            <text:p>prometheus_echo_raw_cpu_usage_20250525_074445_pod_echo-service-00001-deployment-5d59bb49bf-z652r</text:p>
          </table:table-cell>
          <table:table-cell office:value-type="float" office:value="80" calcext:value-type="float">
            <text:p>80</text:p>
          </table:table-cell>
          <table:table-cell office:value-type="float" office:value="0.106436037488162" calcext:value-type="float">
            <text:p>0.106436037488162</text:p>
          </table:table-cell>
          <table:table-cell office:value-type="float" office:value="0.107567503668453" calcext:value-type="float">
            <text:p>0.107567503668453</text:p>
          </table:table-cell>
          <table:table-cell office:value-type="float" office:value="0.294015866369839" calcext:value-type="float">
            <text:p>0.294015866369839</text:p>
          </table:table-cell>
          <table:table-cell office:value-type="float" office:value="0.390316592209861" calcext:value-type="float">
            <text:p>0.390316592209861</text:p>
          </table:table-cell>
          <table:table-cell office:value-type="float" office:value="0.401495522623314" calcext:value-type="float">
            <text:p>0.401495522623314</text:p>
          </table:table-cell>
          <table:table-cell/>
        </table:table-row>
      </table:table>
      <table:table table:name="Knative ramp cpuService" table:style-name="ta1">
        <table:table-column table:style-name="co18" table:default-cell-style-name="ce3"/>
        <table:table-column table:style-name="co15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p95</text:p>
          </table:table-cell>
          <table:table-cell table:style-name="ce2" office:value-type="string" calcext:value-type="string">
            <text:p>p99</text:p>
          </table:table-cell>
          <table:table-cell table:style-name="ce2" office:value-type="string" calcext:value-type="string">
            <text:p>p99.99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ramp_summary</text:p>
          </table:table-cell>
          <table:table-cell office:value-type="float" office:value="1" calcext:value-type="float">
            <text:p>1</text:p>
          </table:table-cell>
          <table:table-cell office:value-type="float" office:value="0.997140046828392" calcext:value-type="float">
            <text:p>0.997140046828392</text:p>
          </table:table-cell>
          <table:table-cell table:style-name="Default"/>
          <table:table-cell table:number-columns-repeated="3" office:value-type="float" office:value="0.997140046828392" calcext:value-type="float">
            <text:p>0.997140046828392</text:p>
          </table:table-cell>
          <table:table-cell table:style-name="Default"/>
        </table:table-row>
        <table:table-row table:style-name="ro2">
          <table:table-cell office:value-type="string" calcext:value-type="string">
            <text:p>k6_metrics_ramp_summary</text:p>
          </table:table-cell>
          <table:table-cell office:value-type="float" office:value="11" calcext:value-type="float">
            <text:p>11</text:p>
          </table:table-cell>
          <table:table-cell office:value-type="float" office:value="29.3909521181711" calcext:value-type="float">
            <text:p>29.3909521181711</text:p>
          </table:table-cell>
          <table:table-cell office:value-type="float" office:value="34.8358704480569" calcext:value-type="float">
            <text:p>34.8358704480569</text:p>
          </table:table-cell>
          <table:table-cell office:value-type="float" office:value="66.2036699965741" calcext:value-type="float">
            <text:p>66.2036699965741</text:p>
          </table:table-cell>
          <table:table-cell office:value-type="float" office:value="66.22545927939" calcext:value-type="float">
            <text:p>66.22545927939</text:p>
          </table:table-cell>
          <table:table-cell office:value-type="float" office:value="66.2308521268869" calcext:value-type="float">
            <text:p>66.2308521268869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http_requests_by_code_20250525_015318</text:p>
          </table:table-cell>
          <table:table-cell office:value-type="float" office:value="145" calcext:value-type="float">
            <text:p>145</text:p>
          </table:table-cell>
          <table:table-cell office:value-type="float" office:value="423.992530849556" calcext:value-type="float">
            <text:p>423.992530849556</text:p>
          </table:table-cell>
          <table:table-cell office:value-type="float" office:value="241.367732800191" calcext:value-type="float">
            <text:p>241.367732800191</text:p>
          </table:table-cell>
          <table:table-cell office:value-type="float" office:value="815.183780039708" calcext:value-type="float">
            <text:p>815.183780039708</text:p>
          </table:table-cell>
          <table:table-cell office:value-type="float" office:value="882.817565840381" calcext:value-type="float">
            <text:p>882.817565840381</text:p>
          </table:table-cell>
          <table:table-cell office:value-type="float" office:value="959.66426231056" calcext:value-type="float">
            <text:p>959.6642623105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esponse_time_p50_20250525_015318</text:p>
          </table:table-cell>
          <table:table-cell office:value-type="float" office:value="145" calcext:value-type="float">
            <text:p>145</text:p>
          </table:table-cell>
          <table:table-cell office:value-type="float" office:value="0.00510674686011769" calcext:value-type="float">
            <text:p>0.00510674686011769</text:p>
          </table:table-cell>
          <table:table-cell office:value-type="float" office:value="0.0000478540242964169" calcext:value-type="float">
            <text:p>4.78540242964169E-05</text:p>
          </table:table-cell>
          <table:table-cell office:value-type="float" office:value="0.00519235227525623" calcext:value-type="float">
            <text:p>0.00519235227525623</text:p>
          </table:table-cell>
          <table:table-cell office:value-type="float" office:value="0.00522173648207425" calcext:value-type="float">
            <text:p>0.00522173648207425</text:p>
          </table:table-cell>
          <table:table-cell office:value-type="float" office:value="0.00522557539315967" calcext:value-type="float">
            <text:p>0.0052255753931596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esponse_time_p95_20250525_015318</text:p>
          </table:table-cell>
          <table:table-cell office:value-type="float" office:value="145" calcext:value-type="float">
            <text:p>145</text:p>
          </table:table-cell>
          <table:table-cell office:value-type="float" office:value="0.00970281903422361" calcext:value-type="float">
            <text:p>0.00970281903422361</text:p>
          </table:table-cell>
          <table:table-cell office:value-type="float" office:value="0.0000909226461631921" calcext:value-type="float">
            <text:p>9.09226461631921E-05</text:p>
          </table:table-cell>
          <table:table-cell office:value-type="float" office:value="0.00986546932298684" calcext:value-type="float">
            <text:p>0.00986546932298684</text:p>
          </table:table-cell>
          <table:table-cell office:value-type="float" office:value="0.00992129931594108" calcext:value-type="float">
            <text:p>0.00992129931594108</text:p>
          </table:table-cell>
          <table:table-cell office:value-type="float" office:value="0.00992859324700337" calcext:value-type="float">
            <text:p>0.0099285932470033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esponse_time_p99_20250525_015318</text:p>
          </table:table-cell>
          <table:table-cell office:value-type="float" office:value="145" calcext:value-type="float">
            <text:p>145</text:p>
          </table:table-cell>
          <table:table-cell office:value-type="float" office:value="0.0288969395680003" calcext:value-type="float">
            <text:p>0.0288969395680003</text:p>
          </table:table-cell>
          <table:table-cell office:value-type="float" office:value="0.0108831418257088" calcext:value-type="float">
            <text:p>0.0108831418257088</text:p>
          </table:table-cell>
          <table:table-cell office:value-type="float" office:value="0.040658236842207" calcext:value-type="float">
            <text:p>0.040658236842207</text:p>
          </table:table-cell>
          <table:table-cell office:value-type="float" office:value="0.0479463804027769" calcext:value-type="float">
            <text:p>0.0479463804027769</text:p>
          </table:table-cell>
          <table:table-cell office:value-type="float" office:value="0.0592932763925497" calcext:value-type="float">
            <text:p>0.059293276392549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esponse_time_p9999_20250525_015318</text:p>
          </table:table-cell>
          <table:table-cell office:value-type="float" office:value="145" calcext:value-type="float">
            <text:p>145</text:p>
          </table:table-cell>
          <table:table-cell office:value-type="float" office:value="0.130741536763259" calcext:value-type="float">
            <text:p>0.130741536763259</text:p>
          </table:table-cell>
          <table:table-cell office:value-type="float" office:value="0.0828527468797647" calcext:value-type="float">
            <text:p>0.0828527468797647</text:p>
          </table:table-cell>
          <table:table-cell office:value-type="float" office:value="0.342648295819876" calcext:value-type="float">
            <text:p>0.342648295819876</text:p>
          </table:table-cell>
          <table:table-cell office:value-type="float" office:value="0.366117306628205" calcext:value-type="float">
            <text:p>0.366117306628205</text:p>
          </table:table-cell>
          <table:table-cell office:value-type="float" office:value="0.368980378052937" calcext:value-type="float">
            <text:p>0.36898037805293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pod_count_20250525_015318</text:p>
          </table:table-cell>
          <table:table-cell office:value-type="float" office:value="157" calcext:value-type="float">
            <text:p>157</text:p>
          </table:table-cell>
          <table:table-cell office:value-type="float" office:value="7.29299363057325" calcext:value-type="float">
            <text:p>7.29299363057325</text:p>
          </table:table-cell>
          <table:table-cell office:value-type="float" office:value="5.25535276146094" calcext:value-type="float">
            <text:p>5.25535276146094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envoy_connections_20250525_015318</text:p>
          </table:table-cell>
          <table:table-cell office:value-type="float" office:value="157" calcext:value-type="float">
            <text:p>157</text:p>
          </table:table-cell>
          <table:table-cell office:value-type="float" office:value="226.522292993631" calcext:value-type="float">
            <text:p>226.522292993631</text:p>
          </table:table-cell>
          <table:table-cell office:value-type="float" office:value="160.859135142556" calcext:value-type="float">
            <text:p>160.859135142556</text:p>
          </table:table-cell>
          <table:table-cell table:number-columns-repeated="3" office:value-type="float" office:value="543" calcext:value-type="float">
            <text:p>54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cpu_usage_by_pod_pct_20250525_015318</text:p>
          </table:table-cell>
          <table:table-cell office:value-type="float" office:value="1370" calcext:value-type="float">
            <text:p>1370</text:p>
          </table:table-cell>
          <table:table-cell office:value-type="float" office:value="1.01070116886213" calcext:value-type="float">
            <text:p>1.01070116886213</text:p>
          </table:table-cell>
          <table:table-cell office:value-type="float" office:value="0.862572180003892" calcext:value-type="float">
            <text:p>0.862572180003892</text:p>
          </table:table-cell>
          <table:table-cell office:value-type="float" office:value="2.91668704885558" calcext:value-type="float">
            <text:p>2.91668704885558</text:p>
          </table:table-cell>
          <table:table-cell office:value-type="float" office:value="4.03989851433287" calcext:value-type="float">
            <text:p>4.03989851433287</text:p>
          </table:table-cell>
          <table:table-cell office:value-type="float" office:value="5.61342634761067" calcext:value-type="float">
            <text:p>5.6134263476106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luster_cpu_usage_pct_20250525_015318</text:p>
          </table:table-cell>
          <table:table-cell office:value-type="float" office:value="157" calcext:value-type="float">
            <text:p>157</text:p>
          </table:table-cell>
          <table:table-cell office:value-type="float" office:value="42.3792991409334" calcext:value-type="float">
            <text:p>42.3792991409334</text:p>
          </table:table-cell>
          <table:table-cell office:value-type="float" office:value="15.8474758695218" calcext:value-type="float">
            <text:p>15.8474758695218</text:p>
          </table:table-cell>
          <table:table-cell office:value-type="float" office:value="57.1057903938441" calcext:value-type="float">
            <text:p>57.1057903938441</text:p>
          </table:table-cell>
          <table:table-cell office:value-type="float" office:value="58.5264841597946" calcext:value-type="float">
            <text:p>58.5264841597946</text:p>
          </table:table-cell>
          <table:table-cell office:value-type="float" office:value="59.5535638754235" calcext:value-type="float">
            <text:p>59.553563875423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service_cpu_usage_pct_20250525_015318</text:p>
          </table:table-cell>
          <table:table-cell office:value-type="float" office:value="147" calcext:value-type="float">
            <text:p>147</text:p>
          </table:table-cell>
          <table:table-cell office:value-type="float" office:value="9.41945987306882" calcext:value-type="float">
            <text:p>9.41945987306882</text:p>
          </table:table-cell>
          <table:table-cell office:value-type="float" office:value="3.47198139789869" calcext:value-type="float">
            <text:p>3.47198139789869</text:p>
          </table:table-cell>
          <table:table-cell office:value-type="float" office:value="12.9955152575723" calcext:value-type="float">
            <text:p>12.9955152575723</text:p>
          </table:table-cell>
          <table:table-cell office:value-type="float" office:value="13.3923645353751" calcext:value-type="float">
            <text:p>13.3923645353751</text:p>
          </table:table-cell>
          <table:table-cell office:value-type="float" office:value="13.5344589648071" calcext:value-type="float">
            <text:p>13.534458964807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15318</text:p>
          </table:table-cell>
          <table:table-cell office:value-type="float" office:value="3007" calcext:value-type="float">
            <text:p>3007</text:p>
          </table:table-cell>
          <table:table-cell office:value-type="float" office:value="25682692.341869" calcext:value-type="float">
            <text:p>25682692.341869</text:p>
          </table:table-cell>
          <table:table-cell office:value-type="float" office:value="6674259.95485101" calcext:value-type="float">
            <text:p>6674259.95485101</text:p>
          </table:table-cell>
          <table:table-cell office:value-type="float" office:value="30183424" calcext:value-type="float">
            <text:p>30183424</text:p>
          </table:table-cell>
          <table:table-cell office:value-type="float" office:value="31289344" calcext:value-type="float">
            <text:p>31289344</text:p>
          </table:table-cell>
          <table:table-cell office:value-type="float" office:value="32501760" calcext:value-type="float">
            <text:p>325017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total_service_memory_usage_20250525_015318</text:p>
          </table:table-cell>
          <table:table-cell office:value-type="float" office:value="157" calcext:value-type="float">
            <text:p>157</text:p>
          </table:table-cell>
          <table:table-cell office:value-type="float" office:value="491897171.159236" calcext:value-type="float">
            <text:p>491897171.159236</text:p>
          </table:table-cell>
          <table:table-cell office:value-type="float" office:value="448406643.319382" calcext:value-type="float">
            <text:p>448406643.319382</text:p>
          </table:table-cell>
          <table:table-cell office:value-type="float" office:value="1284313907.2" calcext:value-type="float">
            <text:p>1284313907.2</text:p>
          </table:table-cell>
          <table:table-cell office:value-type="float" office:value="1312302694.4" calcext:value-type="float">
            <text:p>1312302694.4</text:p>
          </table:table-cell>
          <table:table-cell office:value-type="float" office:value="1323647282.3808" calcext:value-type="float">
            <text:p>1323647282.38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15318</text:p>
          </table:table-cell>
          <table:table-cell office:value-type="float" office:value="4948" calcext:value-type="float">
            <text:p>4948</text:p>
          </table:table-cell>
          <table:table-cell office:value-type="float" office:value="0.055968496416375" calcext:value-type="float">
            <text:p>0.055968496416375</text:p>
          </table:table-cell>
          <table:table-cell office:value-type="float" office:value="0.0682095246812111" calcext:value-type="float">
            <text:p>0.0682095246812111</text:p>
          </table:table-cell>
          <table:table-cell office:value-type="float" office:value="0.181026355628957" calcext:value-type="float">
            <text:p>0.181026355628957</text:p>
          </table:table-cell>
          <table:table-cell office:value-type="float" office:value="0.332202375193499" calcext:value-type="float">
            <text:p>0.332202375193499</text:p>
          </table:table-cell>
          <table:table-cell office:value-type="float" office:value="0.564912510638298" calcext:value-type="float">
            <text:p>0.56491251063829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machine_cpu_cores_20250525_015318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.73343147802133" calcext:value-type="float">
            <text:p>1.73343147802133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Default"/>
        </table:table-row>
        <table:table-row table:style-name="ro2">
          <table:table-cell office:value-type="string" calcext:value-type="string">
            <text:p>jaeger_traces_cpuService_POST__fibonacci_6h_ALL177387_20250525_015327</text:p>
          </table:table-cell>
          <table:table-cell office:value-type="float" office:value="177387" calcext:value-type="float">
            <text:p>177387</text:p>
          </table:table-cell>
          <table:table-cell office:value-type="float" office:value="2.90273244375292" calcext:value-type="float">
            <text:p>2.90273244375292</text:p>
          </table:table-cell>
          <table:table-cell office:value-type="float" office:value="5.33275486180994" calcext:value-type="float">
            <text:p>5.3327548618099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cpu_cpu_usage_by_pod_pct_20250525_015318_pods_gini</text:p>
          </table:table-cell>
          <table:table-cell office:value-type="float" office:value="57" calcext:value-type="float">
            <text:p>57</text:p>
          </table:table-cell>
          <table:table-cell office:value-type="float" office:value="0.173118635599944" calcext:value-type="float">
            <text:p>0.173118635599944</text:p>
          </table:table-cell>
          <table:table-cell table:style-name="Default"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2hljw</text:p>
          </table:table-cell>
          <table:table-cell office:value-type="float" office:value="24" calcext:value-type="float">
            <text:p>24</text:p>
          </table:table-cell>
          <table:table-cell office:value-type="float" office:value="2.09317620404171" calcext:value-type="float">
            <text:p>2.09317620404171</text:p>
          </table:table-cell>
          <table:table-cell office:value-type="float" office:value="1.33730358397791" calcext:value-type="float">
            <text:p>1.33730358397791</text:p>
          </table:table-cell>
          <table:table-cell office:value-type="float" office:value="3.80955085788102" calcext:value-type="float">
            <text:p>3.80955085788102</text:p>
          </table:table-cell>
          <table:table-cell office:value-type="float" office:value="3.91182803839369" calcext:value-type="float">
            <text:p>3.91182803839369</text:p>
          </table:table-cell>
          <table:table-cell office:value-type="float" office:value="3.94195458795198" calcext:value-type="float">
            <text:p>3.9419545879519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46qqx</text:p>
          </table:table-cell>
          <table:table-cell office:value-type="float" office:value="22" calcext:value-type="float">
            <text:p>22</text:p>
          </table:table-cell>
          <table:table-cell office:value-type="float" office:value="0.788996941380713" calcext:value-type="float">
            <text:p>0.788996941380713</text:p>
          </table:table-cell>
          <table:table-cell office:value-type="float" office:value="0.441779254259973" calcext:value-type="float">
            <text:p>0.441779254259973</text:p>
          </table:table-cell>
          <table:table-cell office:value-type="float" office:value="1.2971499979499" calcext:value-type="float">
            <text:p>1.2971499979499</text:p>
          </table:table-cell>
          <table:table-cell office:value-type="float" office:value="1.38733747499445" calcext:value-type="float">
            <text:p>1.38733747499445</text:p>
          </table:table-cell>
          <table:table-cell office:value-type="float" office:value="1.410712332025" calcext:value-type="float">
            <text:p>1.41071233202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4tktd</text:p>
          </table:table-cell>
          <table:table-cell office:value-type="float" office:value="11" calcext:value-type="float">
            <text:p>11</text:p>
          </table:table-cell>
          <table:table-cell office:value-type="float" office:value="0.776605415971141" calcext:value-type="float">
            <text:p>0.776605415971141</text:p>
          </table:table-cell>
          <table:table-cell office:value-type="float" office:value="0.333050159680482" calcext:value-type="float">
            <text:p>0.333050159680482</text:p>
          </table:table-cell>
          <table:table-cell office:value-type="float" office:value="1.18491024166697" calcext:value-type="float">
            <text:p>1.18491024166697</text:p>
          </table:table-cell>
          <table:table-cell office:value-type="float" office:value="1.18811879566971" calcext:value-type="float">
            <text:p>1.18811879566971</text:p>
          </table:table-cell>
          <table:table-cell office:value-type="float" office:value="1.18891291278539" calcext:value-type="float">
            <text:p>1.1889129127853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52w4b</text:p>
          </table:table-cell>
          <table:table-cell office:value-type="float" office:value="39" calcext:value-type="float">
            <text:p>39</text:p>
          </table:table-cell>
          <table:table-cell office:value-type="float" office:value="1.06944734066571" calcext:value-type="float">
            <text:p>1.06944734066571</text:p>
          </table:table-cell>
          <table:table-cell office:value-type="float" office:value="0.647908980313743" calcext:value-type="float">
            <text:p>0.647908980313743</text:p>
          </table:table-cell>
          <table:table-cell office:value-type="float" office:value="2.08881005537262" calcext:value-type="float">
            <text:p>2.08881005537262</text:p>
          </table:table-cell>
          <table:table-cell office:value-type="float" office:value="2.28986100847419" calcext:value-type="float">
            <text:p>2.28986100847419</text:p>
          </table:table-cell>
          <table:table-cell office:value-type="float" office:value="2.3860473545951" calcext:value-type="float">
            <text:p>2.386047354595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57ng4</text:p>
          </table:table-cell>
          <table:table-cell office:value-type="float" office:value="25" calcext:value-type="float">
            <text:p>25</text:p>
          </table:table-cell>
          <table:table-cell office:value-type="float" office:value="0.848516942567362" calcext:value-type="float">
            <text:p>0.848516942567362</text:p>
          </table:table-cell>
          <table:table-cell office:value-type="float" office:value="0.603614748482773" calcext:value-type="float">
            <text:p>0.603614748482773</text:p>
          </table:table-cell>
          <table:table-cell office:value-type="float" office:value="1.76135906598232" calcext:value-type="float">
            <text:p>1.76135906598232</text:p>
          </table:table-cell>
          <table:table-cell office:value-type="float" office:value="1.77469918323671" calcext:value-type="float">
            <text:p>1.77469918323671</text:p>
          </table:table-cell>
          <table:table-cell office:value-type="float" office:value="1.77488524844438" calcext:value-type="float">
            <text:p>1.7748852484443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5dgp9</text:p>
          </table:table-cell>
          <table:table-cell office:value-type="float" office:value="26" calcext:value-type="float">
            <text:p>26</text:p>
          </table:table-cell>
          <table:table-cell office:value-type="float" office:value="0.711538909900881" calcext:value-type="float">
            <text:p>0.711538909900881</text:p>
          </table:table-cell>
          <table:table-cell office:value-type="float" office:value="0.48977288614986" calcext:value-type="float">
            <text:p>0.48977288614986</text:p>
          </table:table-cell>
          <table:table-cell office:value-type="float" office:value="1.33651707689118" calcext:value-type="float">
            <text:p>1.33651707689118</text:p>
          </table:table-cell>
          <table:table-cell office:value-type="float" office:value="1.42172668141874" calcext:value-type="float">
            <text:p>1.42172668141874</text:p>
          </table:table-cell>
          <table:table-cell office:value-type="float" office:value="1.44755543300929" calcext:value-type="float">
            <text:p>1.4475554330092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6ldrf</text:p>
          </table:table-cell>
          <table:table-cell office:value-type="float" office:value="38" calcext:value-type="float">
            <text:p>38</text:p>
          </table:table-cell>
          <table:table-cell office:value-type="float" office:value="1.19874971357531" calcext:value-type="float">
            <text:p>1.19874971357531</text:p>
          </table:table-cell>
          <table:table-cell office:value-type="float" office:value="0.760147352616861" calcext:value-type="float">
            <text:p>0.760147352616861</text:p>
          </table:table-cell>
          <table:table-cell office:value-type="float" office:value="2.25394683847566" calcext:value-type="float">
            <text:p>2.25394683847566</text:p>
          </table:table-cell>
          <table:table-cell office:value-type="float" office:value="2.43312922822553" calcext:value-type="float">
            <text:p>2.43312922822553</text:p>
          </table:table-cell>
          <table:table-cell office:value-type="float" office:value="2.50816009207888" calcext:value-type="float">
            <text:p>2.5081600920788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6nf2g</text:p>
          </table:table-cell>
          <table:table-cell office:value-type="float" office:value="24" calcext:value-type="float">
            <text:p>24</text:p>
          </table:table-cell>
          <table:table-cell office:value-type="float" office:value="0.8738085956061" calcext:value-type="float">
            <text:p>0.8738085956061</text:p>
          </table:table-cell>
          <table:table-cell office:value-type="float" office:value="0.549667332614716" calcext:value-type="float">
            <text:p>0.549667332614716</text:p>
          </table:table-cell>
          <table:table-cell office:value-type="float" office:value="1.57165979284829" calcext:value-type="float">
            <text:p>1.57165979284829</text:p>
          </table:table-cell>
          <table:table-cell table:number-columns-repeated="2" office:value-type="float" office:value="1.59685131691694" calcext:value-type="float">
            <text:p>1.5968513169169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6tmd7</text:p>
          </table:table-cell>
          <table:table-cell office:value-type="float" office:value="24" calcext:value-type="float">
            <text:p>24</text:p>
          </table:table-cell>
          <table:table-cell office:value-type="float" office:value="0.826689449785955" calcext:value-type="float">
            <text:p>0.826689449785955</text:p>
          </table:table-cell>
          <table:table-cell office:value-type="float" office:value="0.419435483549472" calcext:value-type="float">
            <text:p>0.419435483549472</text:p>
          </table:table-cell>
          <table:table-cell office:value-type="float" office:value="1.31249587442421" calcext:value-type="float">
            <text:p>1.31249587442421</text:p>
          </table:table-cell>
          <table:table-cell office:value-type="float" office:value="1.32790433118887" calcext:value-type="float">
            <text:p>1.32790433118887</text:p>
          </table:table-cell>
          <table:table-cell office:value-type="float" office:value="1.33195805844091" calcext:value-type="float">
            <text:p>1.331958058440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75t8w</text:p>
          </table:table-cell>
          <table:table-cell office:value-type="float" office:value="25" calcext:value-type="float">
            <text:p>25</text:p>
          </table:table-cell>
          <table:table-cell office:value-type="float" office:value="1.88932856713906" calcext:value-type="float">
            <text:p>1.88932856713906</text:p>
          </table:table-cell>
          <table:table-cell office:value-type="float" office:value="1.19699631299347" calcext:value-type="float">
            <text:p>1.19699631299347</text:p>
          </table:table-cell>
          <table:table-cell office:value-type="float" office:value="3.43654242590379" calcext:value-type="float">
            <text:p>3.43654242590379</text:p>
          </table:table-cell>
          <table:table-cell office:value-type="float" office:value="3.55846295984637" calcext:value-type="float">
            <text:p>3.55846295984637</text:p>
          </table:table-cell>
          <table:table-cell office:value-type="float" office:value="3.59609407945377" calcext:value-type="float">
            <text:p>3.5960940794537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79htf</text:p>
          </table:table-cell>
          <table:table-cell office:value-type="float" office:value="23" calcext:value-type="float">
            <text:p>23</text:p>
          </table:table-cell>
          <table:table-cell office:value-type="float" office:value="0.798750588069192" calcext:value-type="float">
            <text:p>0.798750588069192</text:p>
          </table:table-cell>
          <table:table-cell office:value-type="float" office:value="0.45470100467964" calcext:value-type="float">
            <text:p>0.45470100467964</text:p>
          </table:table-cell>
          <table:table-cell office:value-type="float" office:value="1.38676143643059" calcext:value-type="float">
            <text:p>1.38676143643059</text:p>
          </table:table-cell>
          <table:table-cell office:value-type="float" office:value="1.42778966227263" calcext:value-type="float">
            <text:p>1.42778966227263</text:p>
          </table:table-cell>
          <table:table-cell office:value-type="float" office:value="1.43877074754935" calcext:value-type="float">
            <text:p>1.4387707475493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7bqhp</text:p>
          </table:table-cell>
          <table:table-cell office:value-type="float" office:value="25" calcext:value-type="float">
            <text:p>25</text:p>
          </table:table-cell>
          <table:table-cell office:value-type="float" office:value="0.795478286147722" calcext:value-type="float">
            <text:p>0.795478286147722</text:p>
          </table:table-cell>
          <table:table-cell office:value-type="float" office:value="0.502407031563366" calcext:value-type="float">
            <text:p>0.502407031563366</text:p>
          </table:table-cell>
          <table:table-cell office:value-type="float" office:value="1.41165438201506" calcext:value-type="float">
            <text:p>1.41165438201506</text:p>
          </table:table-cell>
          <table:table-cell office:value-type="float" office:value="1.46275569612702" calcext:value-type="float">
            <text:p>1.46275569612702</text:p>
          </table:table-cell>
          <table:table-cell office:value-type="float" office:value="1.47211616062223" calcext:value-type="float">
            <text:p>1.4721161606222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7kq76</text:p>
          </table:table-cell>
          <table:table-cell office:value-type="float" office:value="25" calcext:value-type="float">
            <text:p>25</text:p>
          </table:table-cell>
          <table:table-cell office:value-type="float" office:value="0.634834080898144" calcext:value-type="float">
            <text:p>0.634834080898144</text:p>
          </table:table-cell>
          <table:table-cell office:value-type="float" office:value="0.451584572993379" calcext:value-type="float">
            <text:p>0.451584572993379</text:p>
          </table:table-cell>
          <table:table-cell office:value-type="float" office:value="1.29805624192927" calcext:value-type="float">
            <text:p>1.29805624192927</text:p>
          </table:table-cell>
          <table:table-cell office:value-type="float" office:value="1.40815719131781" calcext:value-type="float">
            <text:p>1.40815719131781</text:p>
          </table:table-cell>
          <table:table-cell office:value-type="float" office:value="1.43746538357481" calcext:value-type="float">
            <text:p>1.4374653835748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7rskr</text:p>
          </table:table-cell>
          <table:table-cell office:value-type="float" office:value="26" calcext:value-type="float">
            <text:p>26</text:p>
          </table:table-cell>
          <table:table-cell office:value-type="float" office:value="1.30152730500076" calcext:value-type="float">
            <text:p>1.30152730500076</text:p>
          </table:table-cell>
          <table:table-cell office:value-type="float" office:value="0.601738575991385" calcext:value-type="float">
            <text:p>0.601738575991385</text:p>
          </table:table-cell>
          <table:table-cell office:value-type="float" office:value="2.14498629018733" calcext:value-type="float">
            <text:p>2.14498629018733</text:p>
          </table:table-cell>
          <table:table-cell office:value-type="float" office:value="2.35258810064365" calcext:value-type="float">
            <text:p>2.35258810064365</text:p>
          </table:table-cell>
          <table:table-cell office:value-type="float" office:value="2.415521491609" calcext:value-type="float">
            <text:p>2.41552149160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8gwvj</text:p>
          </table:table-cell>
          <table:table-cell office:value-type="float" office:value="25" calcext:value-type="float">
            <text:p>25</text:p>
          </table:table-cell>
          <table:table-cell office:value-type="float" office:value="0.803757013164964" calcext:value-type="float">
            <text:p>0.803757013164964</text:p>
          </table:table-cell>
          <table:table-cell office:value-type="float" office:value="0.489977959529598" calcext:value-type="float">
            <text:p>0.489977959529598</text:p>
          </table:table-cell>
          <table:table-cell office:value-type="float" office:value="1.38776463739866" calcext:value-type="float">
            <text:p>1.38776463739866</text:p>
          </table:table-cell>
          <table:table-cell office:value-type="float" office:value="1.4924953752796" calcext:value-type="float">
            <text:p>1.4924953752796</text:p>
          </table:table-cell>
          <table:table-cell office:value-type="float" office:value="1.5226679563383" calcext:value-type="float">
            <text:p>1.522667956338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99x78</text:p>
          </table:table-cell>
          <table:table-cell office:value-type="float" office:value="26" calcext:value-type="float">
            <text:p>26</text:p>
          </table:table-cell>
          <table:table-cell office:value-type="float" office:value="0.748717801102623" calcext:value-type="float">
            <text:p>0.748717801102623</text:p>
          </table:table-cell>
          <table:table-cell office:value-type="float" office:value="0.493404884938242" calcext:value-type="float">
            <text:p>0.493404884938242</text:p>
          </table:table-cell>
          <table:table-cell office:value-type="float" office:value="1.34454326582853" calcext:value-type="float">
            <text:p>1.34454326582853</text:p>
          </table:table-cell>
          <table:table-cell office:value-type="float" office:value="1.42021821527046" calcext:value-type="float">
            <text:p>1.42021821527046</text:p>
          </table:table-cell>
          <table:table-cell office:value-type="float" office:value="1.44228597493233" calcext:value-type="float">
            <text:p>1.4422859749323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cmvhg</text:p>
          </table:table-cell>
          <table:table-cell office:value-type="float" office:value="23" calcext:value-type="float">
            <text:p>23</text:p>
          </table:table-cell>
          <table:table-cell office:value-type="float" office:value="0.726296972115793" calcext:value-type="float">
            <text:p>0.726296972115793</text:p>
          </table:table-cell>
          <table:table-cell office:value-type="float" office:value="0.44681614338953" calcext:value-type="float">
            <text:p>0.44681614338953</text:p>
          </table:table-cell>
          <table:table-cell office:value-type="float" office:value="1.31113696759742" calcext:value-type="float">
            <text:p>1.31113696759742</text:p>
          </table:table-cell>
          <table:table-cell office:value-type="float" office:value="1.31558528407236" calcext:value-type="float">
            <text:p>1.31558528407236</text:p>
          </table:table-cell>
          <table:table-cell office:value-type="float" office:value="1.3157214446052" calcext:value-type="float">
            <text:p>1.315721444605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89j5</text:p>
          </table:table-cell>
          <table:table-cell office:value-type="float" office:value="11" calcext:value-type="float">
            <text:p>11</text:p>
          </table:table-cell>
          <table:table-cell office:value-type="float" office:value="0.862811203344435" calcext:value-type="float">
            <text:p>0.862811203344435</text:p>
          </table:table-cell>
          <table:table-cell office:value-type="float" office:value="0.383175720154505" calcext:value-type="float">
            <text:p>0.383175720154505</text:p>
          </table:table-cell>
          <table:table-cell office:value-type="float" office:value="1.28062893355331" calcext:value-type="float">
            <text:p>1.28062893355331</text:p>
          </table:table-cell>
          <table:table-cell office:value-type="float" office:value="1.33051578876159" calcext:value-type="float">
            <text:p>1.33051578876159</text:p>
          </table:table-cell>
          <table:table-cell office:value-type="float" office:value="1.34286278542564" calcext:value-type="float">
            <text:p>1.3428627854256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8hzz</text:p>
          </table:table-cell>
          <table:table-cell office:value-type="float" office:value="24" calcext:value-type="float">
            <text:p>24</text:p>
          </table:table-cell>
          <table:table-cell office:value-type="float" office:value="0.71542134607916" calcext:value-type="float">
            <text:p>0.71542134607916</text:p>
          </table:table-cell>
          <table:table-cell office:value-type="float" office:value="0.438337433891228" calcext:value-type="float">
            <text:p>0.438337433891228</text:p>
          </table:table-cell>
          <table:table-cell office:value-type="float" office:value="1.33102883508704" calcext:value-type="float">
            <text:p>1.33102883508704</text:p>
          </table:table-cell>
          <table:table-cell office:value-type="float" office:value="1.35095554033503" calcext:value-type="float">
            <text:p>1.35095554033503</text:p>
          </table:table-cell>
          <table:table-cell office:value-type="float" office:value="1.35542242887195" calcext:value-type="float">
            <text:p>1.3554224288719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c5kg</text:p>
          </table:table-cell>
          <table:table-cell office:value-type="float" office:value="38" calcext:value-type="float">
            <text:p>38</text:p>
          </table:table-cell>
          <table:table-cell office:value-type="float" office:value="0.987460773479765" calcext:value-type="float">
            <text:p>0.987460773479765</text:p>
          </table:table-cell>
          <table:table-cell office:value-type="float" office:value="0.616916985440916" calcext:value-type="float">
            <text:p>0.616916985440916</text:p>
          </table:table-cell>
          <table:table-cell office:value-type="float" office:value="1.92737887563864" calcext:value-type="float">
            <text:p>1.92737887563864</text:p>
          </table:table-cell>
          <table:table-cell office:value-type="float" office:value="1.93278616475055" calcext:value-type="float">
            <text:p>1.93278616475055</text:p>
          </table:table-cell>
          <table:table-cell office:value-type="float" office:value="1.93389325915768" calcext:value-type="float">
            <text:p>1.9338932591576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fvkx</text:p>
          </table:table-cell>
          <table:table-cell office:value-type="float" office:value="23" calcext:value-type="float">
            <text:p>23</text:p>
          </table:table-cell>
          <table:table-cell office:value-type="float" office:value="1.74741922645037" calcext:value-type="float">
            <text:p>1.74741922645037</text:p>
          </table:table-cell>
          <table:table-cell office:value-type="float" office:value="1.19246855950351" calcext:value-type="float">
            <text:p>1.19246855950351</text:p>
          </table:table-cell>
          <table:table-cell office:value-type="float" office:value="3.01410696914182" calcext:value-type="float">
            <text:p>3.01410696914182</text:p>
          </table:table-cell>
          <table:table-cell office:value-type="float" office:value="3.09132467687594" calcext:value-type="float">
            <text:p>3.09132467687594</text:p>
          </table:table-cell>
          <table:table-cell office:value-type="float" office:value="3.11288623680477" calcext:value-type="float">
            <text:p>3.1128862368047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hl4k</text:p>
          </table:table-cell>
          <table:table-cell office:value-type="float" office:value="11" calcext:value-type="float">
            <text:p>11</text:p>
          </table:table-cell>
          <table:table-cell office:value-type="float" office:value="0.744207359900796" calcext:value-type="float">
            <text:p>0.744207359900796</text:p>
          </table:table-cell>
          <table:table-cell office:value-type="float" office:value="0.430570502946561" calcext:value-type="float">
            <text:p>0.430570502946561</text:p>
          </table:table-cell>
          <table:table-cell office:value-type="float" office:value="1.27811339185425" calcext:value-type="float">
            <text:p>1.27811339185425</text:p>
          </table:table-cell>
          <table:table-cell office:value-type="float" office:value="1.35925995032625" calcext:value-type="float">
            <text:p>1.35925995032625</text:p>
          </table:table-cell>
          <table:table-cell office:value-type="float" office:value="1.37934372354807" calcext:value-type="float">
            <text:p>1.3793437235480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jklf</text:p>
          </table:table-cell>
          <table:table-cell office:value-type="float" office:value="22" calcext:value-type="float">
            <text:p>22</text:p>
          </table:table-cell>
          <table:table-cell office:value-type="float" office:value="0.768354391026969" calcext:value-type="float">
            <text:p>0.768354391026969</text:p>
          </table:table-cell>
          <table:table-cell office:value-type="float" office:value="0.430497941892405" calcext:value-type="float">
            <text:p>0.430497941892405</text:p>
          </table:table-cell>
          <table:table-cell office:value-type="float" office:value="1.35419079194775" calcext:value-type="float">
            <text:p>1.35419079194775</text:p>
          </table:table-cell>
          <table:table-cell office:value-type="float" office:value="1.37502628970996" calcext:value-type="float">
            <text:p>1.37502628970996</text:p>
          </table:table-cell>
          <table:table-cell office:value-type="float" office:value="1.38050551939849" calcext:value-type="float">
            <text:p>1.3805055193984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tmg8</text:p>
          </table:table-cell>
          <table:table-cell office:value-type="float" office:value="26" calcext:value-type="float">
            <text:p>26</text:p>
          </table:table-cell>
          <table:table-cell office:value-type="float" office:value="0.667130048438696" calcext:value-type="float">
            <text:p>0.667130048438696</text:p>
          </table:table-cell>
          <table:table-cell office:value-type="float" office:value="0.476959144130651" calcext:value-type="float">
            <text:p>0.476959144130651</text:p>
          </table:table-cell>
          <table:table-cell office:value-type="float" office:value="1.33496899229099" calcext:value-type="float">
            <text:p>1.33496899229099</text:p>
          </table:table-cell>
          <table:table-cell office:value-type="float" office:value="1.40130942565129" calcext:value-type="float">
            <text:p>1.40130942565129</text:p>
          </table:table-cell>
          <table:table-cell office:value-type="float" office:value="1.41698287554546" calcext:value-type="float">
            <text:p>1.4169828755454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wh9v</text:p>
          </table:table-cell>
          <table:table-cell office:value-type="float" office:value="23" calcext:value-type="float">
            <text:p>23</text:p>
          </table:table-cell>
          <table:table-cell office:value-type="float" office:value="0.702472773976674" calcext:value-type="float">
            <text:p>0.702472773976674</text:p>
          </table:table-cell>
          <table:table-cell office:value-type="float" office:value="0.46385602575022" calcext:value-type="float">
            <text:p>0.46385602575022</text:p>
          </table:table-cell>
          <table:table-cell office:value-type="float" office:value="1.36776208620897" calcext:value-type="float">
            <text:p>1.36776208620897</text:p>
          </table:table-cell>
          <table:table-cell office:value-type="float" office:value="1.37730840678141" calcext:value-type="float">
            <text:p>1.37730840678141</text:p>
          </table:table-cell>
          <table:table-cell office:value-type="float" office:value="1.37997403321817" calcext:value-type="float">
            <text:p>1.3799740332181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dzxt4</text:p>
          </table:table-cell>
          <table:table-cell office:value-type="float" office:value="25" calcext:value-type="float">
            <text:p>25</text:p>
          </table:table-cell>
          <table:table-cell office:value-type="float" office:value="0.945947286446624" calcext:value-type="float">
            <text:p>0.945947286446624</text:p>
          </table:table-cell>
          <table:table-cell office:value-type="float" office:value="0.633142893531776" calcext:value-type="float">
            <text:p>0.633142893531776</text:p>
          </table:table-cell>
          <table:table-cell office:value-type="float" office:value="1.8685637101682" calcext:value-type="float">
            <text:p>1.8685637101682</text:p>
          </table:table-cell>
          <table:table-cell table:number-columns-repeated="2" office:value-type="float" office:value="1.87674219727439" calcext:value-type="float">
            <text:p>1.8767421972743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f7glg</text:p>
          </table:table-cell>
          <table:table-cell office:value-type="float" office:value="11" calcext:value-type="float">
            <text:p>11</text:p>
          </table:table-cell>
          <table:table-cell office:value-type="float" office:value="0.744565560006679" calcext:value-type="float">
            <text:p>0.744565560006679</text:p>
          </table:table-cell>
          <table:table-cell office:value-type="float" office:value="0.507376484031082" calcext:value-type="float">
            <text:p>0.507376484031082</text:p>
          </table:table-cell>
          <table:table-cell office:value-type="float" office:value="1.36631154711235" calcext:value-type="float">
            <text:p>1.36631154711235</text:p>
          </table:table-cell>
          <table:table-cell office:value-type="float" office:value="1.37650595767456" calcext:value-type="float">
            <text:p>1.37650595767456</text:p>
          </table:table-cell>
          <table:table-cell office:value-type="float" office:value="1.3790290742887" calcext:value-type="float">
            <text:p>1.379029074288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f9zsd</text:p>
          </table:table-cell>
          <table:table-cell office:value-type="float" office:value="22" calcext:value-type="float">
            <text:p>22</text:p>
          </table:table-cell>
          <table:table-cell office:value-type="float" office:value="0.934148016595397" calcext:value-type="float">
            <text:p>0.934148016595397</text:p>
          </table:table-cell>
          <table:table-cell office:value-type="float" office:value="0.605319804318716" calcext:value-type="float">
            <text:p>0.605319804318716</text:p>
          </table:table-cell>
          <table:table-cell office:value-type="float" office:value="1.76681690438086" calcext:value-type="float">
            <text:p>1.76681690438086</text:p>
          </table:table-cell>
          <table:table-cell office:value-type="float" office:value="1.78184893421504" calcext:value-type="float">
            <text:p>1.78184893421504</text:p>
          </table:table-cell>
          <table:table-cell office:value-type="float" office:value="1.78570864680653" calcext:value-type="float">
            <text:p>1.7857086468065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fbmjc</text:p>
          </table:table-cell>
          <table:table-cell office:value-type="float" office:value="22" calcext:value-type="float">
            <text:p>22</text:p>
          </table:table-cell>
          <table:table-cell office:value-type="float" office:value="0.786011558534639" calcext:value-type="float">
            <text:p>0.786011558534639</text:p>
          </table:table-cell>
          <table:table-cell office:value-type="float" office:value="0.491982775579864" calcext:value-type="float">
            <text:p>0.491982775579864</text:p>
          </table:table-cell>
          <table:table-cell office:value-type="float" office:value="1.36417133901926" calcext:value-type="float">
            <text:p>1.36417133901926</text:p>
          </table:table-cell>
          <table:table-cell office:value-type="float" office:value="1.40977550534178" calcext:value-type="float">
            <text:p>1.40977550534178</text:p>
          </table:table-cell>
          <table:table-cell office:value-type="float" office:value="1.42165867760232" calcext:value-type="float">
            <text:p>1.4216586776023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fpdc5</text:p>
          </table:table-cell>
          <table:table-cell office:value-type="float" office:value="23" calcext:value-type="float">
            <text:p>23</text:p>
          </table:table-cell>
          <table:table-cell office:value-type="float" office:value="0.681520713707473" calcext:value-type="float">
            <text:p>0.681520713707473</text:p>
          </table:table-cell>
          <table:table-cell office:value-type="float" office:value="0.410573685006888" calcext:value-type="float">
            <text:p>0.410573685006888</text:p>
          </table:table-cell>
          <table:table-cell office:value-type="float" office:value="1.21508774012406" calcext:value-type="float">
            <text:p>1.21508774012406</text:p>
          </table:table-cell>
          <table:table-cell office:value-type="float" office:value="1.24627674848483" calcext:value-type="float">
            <text:p>1.24627674848483</text:p>
          </table:table-cell>
          <table:table-cell office:value-type="float" office:value="1.25489789006279" calcext:value-type="float">
            <text:p>1.2548978900627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g55ln</text:p>
          </table:table-cell>
          <table:table-cell office:value-type="float" office:value="39" calcext:value-type="float">
            <text:p>39</text:p>
          </table:table-cell>
          <table:table-cell office:value-type="float" office:value="1.08654335529828" calcext:value-type="float">
            <text:p>1.08654335529828</text:p>
          </table:table-cell>
          <table:table-cell office:value-type="float" office:value="0.63726980977378" calcext:value-type="float">
            <text:p>0.63726980977378</text:p>
          </table:table-cell>
          <table:table-cell office:value-type="float" office:value="2.03979094654264" calcext:value-type="float">
            <text:p>2.03979094654264</text:p>
          </table:table-cell>
          <table:table-cell office:value-type="float" office:value="2.08797747781838" calcext:value-type="float">
            <text:p>2.08797747781838</text:p>
          </table:table-cell>
          <table:table-cell office:value-type="float" office:value="2.10917760182392" calcext:value-type="float">
            <text:p>2.1091776018239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g5jzg</text:p>
          </table:table-cell>
          <table:table-cell office:value-type="float" office:value="25" calcext:value-type="float">
            <text:p>25</text:p>
          </table:table-cell>
          <table:table-cell office:value-type="float" office:value="0.704994783132511" calcext:value-type="float">
            <text:p>0.704994783132511</text:p>
          </table:table-cell>
          <table:table-cell office:value-type="float" office:value="0.473619598736203" calcext:value-type="float">
            <text:p>0.473619598736203</text:p>
          </table:table-cell>
          <table:table-cell office:value-type="float" office:value="1.30789107505995" calcext:value-type="float">
            <text:p>1.30789107505995</text:p>
          </table:table-cell>
          <table:table-cell office:value-type="float" office:value="1.37741217641636" calcext:value-type="float">
            <text:p>1.37741217641636</text:p>
          </table:table-cell>
          <table:table-cell office:value-type="float" office:value="1.39443393789803" calcext:value-type="float">
            <text:p>1.3944339378980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gfwk4</text:p>
          </table:table-cell>
          <table:table-cell office:value-type="float" office:value="26" calcext:value-type="float">
            <text:p>26</text:p>
          </table:table-cell>
          <table:table-cell office:value-type="float" office:value="0.965957688888837" calcext:value-type="float">
            <text:p>0.965957688888837</text:p>
          </table:table-cell>
          <table:table-cell office:value-type="float" office:value="0.671917666187517" calcext:value-type="float">
            <text:p>0.671917666187517</text:p>
          </table:table-cell>
          <table:table-cell office:value-type="float" office:value="1.83585873481369" calcext:value-type="float">
            <text:p>1.83585873481369</text:p>
          </table:table-cell>
          <table:table-cell office:value-type="float" office:value="1.88160452931285" calcext:value-type="float">
            <text:p>1.88160452931285</text:p>
          </table:table-cell>
          <table:table-cell office:value-type="float" office:value="1.8965366644159" calcext:value-type="float">
            <text:p>1.896536664415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gqkqm</text:p>
          </table:table-cell>
          <table:table-cell office:value-type="float" office:value="24" calcext:value-type="float">
            <text:p>24</text:p>
          </table:table-cell>
          <table:table-cell office:value-type="float" office:value="0.79551012452451" calcext:value-type="float">
            <text:p>0.79551012452451</text:p>
          </table:table-cell>
          <table:table-cell office:value-type="float" office:value="0.507108704155781" calcext:value-type="float">
            <text:p>0.507108704155781</text:p>
          </table:table-cell>
          <table:table-cell office:value-type="float" office:value="1.41320195589354" calcext:value-type="float">
            <text:p>1.41320195589354</text:p>
          </table:table-cell>
          <table:table-cell office:value-type="float" office:value="1.43580822702846" calcext:value-type="float">
            <text:p>1.43580822702846</text:p>
          </table:table-cell>
          <table:table-cell office:value-type="float" office:value="1.44239614048476" calcext:value-type="float">
            <text:p>1.442396140484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j7czk</text:p>
          </table:table-cell>
          <table:table-cell office:value-type="float" office:value="24" calcext:value-type="float">
            <text:p>24</text:p>
          </table:table-cell>
          <table:table-cell office:value-type="float" office:value="0.749532532786676" calcext:value-type="float">
            <text:p>0.749532532786676</text:p>
          </table:table-cell>
          <table:table-cell office:value-type="float" office:value="0.454881411741032" calcext:value-type="float">
            <text:p>0.454881411741032</text:p>
          </table:table-cell>
          <table:table-cell office:value-type="float" office:value="1.33012620832847" calcext:value-type="float">
            <text:p>1.33012620832847</text:p>
          </table:table-cell>
          <table:table-cell office:value-type="float" office:value="1.39458494026913" calcext:value-type="float">
            <text:p>1.39458494026913</text:p>
          </table:table-cell>
          <table:table-cell office:value-type="float" office:value="1.4095416172719" calcext:value-type="float">
            <text:p>1.409541617271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jvn8d</text:p>
          </table:table-cell>
          <table:table-cell office:value-type="float" office:value="24" calcext:value-type="float">
            <text:p>24</text:p>
          </table:table-cell>
          <table:table-cell office:value-type="float" office:value="0.833647248843901" calcext:value-type="float">
            <text:p>0.833647248843901</text:p>
          </table:table-cell>
          <table:table-cell office:value-type="float" office:value="0.484555959007937" calcext:value-type="float">
            <text:p>0.484555959007937</text:p>
          </table:table-cell>
          <table:table-cell office:value-type="float" office:value="1.39160341781256" calcext:value-type="float">
            <text:p>1.39160341781256</text:p>
          </table:table-cell>
          <table:table-cell office:value-type="float" office:value="1.47119369396713" calcext:value-type="float">
            <text:p>1.47119369396713</text:p>
          </table:table-cell>
          <table:table-cell office:value-type="float" office:value="1.4937913874248" calcext:value-type="float">
            <text:p>1.493791387424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jwb8t</text:p>
          </table:table-cell>
          <table:table-cell office:value-type="float" office:value="24" calcext:value-type="float">
            <text:p>24</text:p>
          </table:table-cell>
          <table:table-cell office:value-type="float" office:value="0.705933038075837" calcext:value-type="float">
            <text:p>0.705933038075837</text:p>
          </table:table-cell>
          <table:table-cell office:value-type="float" office:value="0.452196648287849" calcext:value-type="float">
            <text:p>0.452196648287849</text:p>
          </table:table-cell>
          <table:table-cell office:value-type="float" office:value="1.31861759476865" calcext:value-type="float">
            <text:p>1.31861759476865</text:p>
          </table:table-cell>
          <table:table-cell office:value-type="float" office:value="1.40167919609667" calcext:value-type="float">
            <text:p>1.40167919609667</text:p>
          </table:table-cell>
          <table:table-cell office:value-type="float" office:value="1.4249126113531" calcext:value-type="float">
            <text:p>1.424912611353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kxjqh</text:p>
          </table:table-cell>
          <table:table-cell office:value-type="float" office:value="25" calcext:value-type="float">
            <text:p>25</text:p>
          </table:table-cell>
          <table:table-cell office:value-type="float" office:value="0.660224224919194" calcext:value-type="float">
            <text:p>0.660224224919194</text:p>
          </table:table-cell>
          <table:table-cell office:value-type="float" office:value="0.476437579141774" calcext:value-type="float">
            <text:p>0.476437579141774</text:p>
          </table:table-cell>
          <table:table-cell office:value-type="float" office:value="1.34647857382048" calcext:value-type="float">
            <text:p>1.34647857382048</text:p>
          </table:table-cell>
          <table:table-cell office:value-type="float" office:value="1.37894504881287" calcext:value-type="float">
            <text:p>1.37894504881287</text:p>
          </table:table-cell>
          <table:table-cell office:value-type="float" office:value="1.38722706811189" calcext:value-type="float">
            <text:p>1.3872270681118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ldrgd</text:p>
          </table:table-cell>
          <table:table-cell office:value-type="float" office:value="26" calcext:value-type="float">
            <text:p>26</text:p>
          </table:table-cell>
          <table:table-cell office:value-type="float" office:value="0.733830504852721" calcext:value-type="float">
            <text:p>0.733830504852721</text:p>
          </table:table-cell>
          <table:table-cell office:value-type="float" office:value="0.494422185010125" calcext:value-type="float">
            <text:p>0.494422185010125</text:p>
          </table:table-cell>
          <table:table-cell office:value-type="float" office:value="1.35854839496183" calcext:value-type="float">
            <text:p>1.35854839496183</text:p>
          </table:table-cell>
          <table:table-cell office:value-type="float" office:value="1.36287332317626" calcext:value-type="float">
            <text:p>1.36287332317626</text:p>
          </table:table-cell>
          <table:table-cell office:value-type="float" office:value="1.36340319348367" calcext:value-type="float">
            <text:p>1.3634031934836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ml4zr</text:p>
          </table:table-cell>
          <table:table-cell office:value-type="float" office:value="10" calcext:value-type="float">
            <text:p>10</text:p>
          </table:table-cell>
          <table:table-cell office:value-type="float" office:value="0.710132774090104" calcext:value-type="float">
            <text:p>0.710132774090104</text:p>
          </table:table-cell>
          <table:table-cell office:value-type="float" office:value="0.532165638658218" calcext:value-type="float">
            <text:p>0.532165638658218</text:p>
          </table:table-cell>
          <table:table-cell office:value-type="float" office:value="1.31244809525339" calcext:value-type="float">
            <text:p>1.31244809525339</text:p>
          </table:table-cell>
          <table:table-cell office:value-type="float" office:value="1.3378562967481" calcext:value-type="float">
            <text:p>1.3378562967481</text:p>
          </table:table-cell>
          <table:table-cell office:value-type="float" office:value="1.34414482661804" calcext:value-type="float">
            <text:p>1.3441448266180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ms2bt</text:p>
          </table:table-cell>
          <table:table-cell office:value-type="float" office:value="24" calcext:value-type="float">
            <text:p>24</text:p>
          </table:table-cell>
          <table:table-cell office:value-type="float" office:value="0.636842813467938" calcext:value-type="float">
            <text:p>0.636842813467938</text:p>
          </table:table-cell>
          <table:table-cell office:value-type="float" office:value="0.449378463140066" calcext:value-type="float">
            <text:p>0.449378463140066</text:p>
          </table:table-cell>
          <table:table-cell office:value-type="float" office:value="1.21545454521272" calcext:value-type="float">
            <text:p>1.21545454521272</text:p>
          </table:table-cell>
          <table:table-cell office:value-type="float" office:value="1.24330086350925" calcext:value-type="float">
            <text:p>1.24330086350925</text:p>
          </table:table-cell>
          <table:table-cell office:value-type="float" office:value="1.24877688581546" calcext:value-type="float">
            <text:p>1.2487768858154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p24dr</text:p>
          </table:table-cell>
          <table:table-cell office:value-type="float" office:value="25" calcext:value-type="float">
            <text:p>25</text:p>
          </table:table-cell>
          <table:table-cell office:value-type="float" office:value="0.749179718931124" calcext:value-type="float">
            <text:p>0.749179718931124</text:p>
          </table:table-cell>
          <table:table-cell office:value-type="float" office:value="0.421635149107799" calcext:value-type="float">
            <text:p>0.421635149107799</text:p>
          </table:table-cell>
          <table:table-cell office:value-type="float" office:value="1.30997724997675" calcext:value-type="float">
            <text:p>1.30997724997675</text:p>
          </table:table-cell>
          <table:table-cell office:value-type="float" office:value="1.34770450147827" calcext:value-type="float">
            <text:p>1.34770450147827</text:p>
          </table:table-cell>
          <table:table-cell office:value-type="float" office:value="1.35353768287872" calcext:value-type="float">
            <text:p>1.3535376828787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pf64m</text:p>
          </table:table-cell>
          <table:table-cell office:value-type="float" office:value="23" calcext:value-type="float">
            <text:p>23</text:p>
          </table:table-cell>
          <table:table-cell office:value-type="float" office:value="0.739464214966637" calcext:value-type="float">
            <text:p>0.739464214966637</text:p>
          </table:table-cell>
          <table:table-cell office:value-type="float" office:value="0.41325955708663" calcext:value-type="float">
            <text:p>0.41325955708663</text:p>
          </table:table-cell>
          <table:table-cell office:value-type="float" office:value="1.27777107389398" calcext:value-type="float">
            <text:p>1.27777107389398</text:p>
          </table:table-cell>
          <table:table-cell office:value-type="float" office:value="1.29709218907137" calcext:value-type="float">
            <text:p>1.29709218907137</text:p>
          </table:table-cell>
          <table:table-cell office:value-type="float" office:value="1.30190814144283" calcext:value-type="float">
            <text:p>1.3019081414428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r25rk</text:p>
          </table:table-cell>
          <table:table-cell office:value-type="float" office:value="23" calcext:value-type="float">
            <text:p>23</text:p>
          </table:table-cell>
          <table:table-cell office:value-type="float" office:value="1.00304286235064" calcext:value-type="float">
            <text:p>1.00304286235064</text:p>
          </table:table-cell>
          <table:table-cell office:value-type="float" office:value="0.572798863497922" calcext:value-type="float">
            <text:p>0.572798863497922</text:p>
          </table:table-cell>
          <table:table-cell office:value-type="float" office:value="1.81761775190082" calcext:value-type="float">
            <text:p>1.81761775190082</text:p>
          </table:table-cell>
          <table:table-cell office:value-type="float" office:value="1.82048576664794" calcext:value-type="float">
            <text:p>1.82048576664794</text:p>
          </table:table-cell>
          <table:table-cell office:value-type="float" office:value="1.82126163870476" calcext:value-type="float">
            <text:p>1.821261638704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r66ck</text:p>
          </table:table-cell>
          <table:table-cell office:value-type="float" office:value="24" calcext:value-type="float">
            <text:p>24</text:p>
          </table:table-cell>
          <table:table-cell office:value-type="float" office:value="0.686552969368606" calcext:value-type="float">
            <text:p>0.686552969368606</text:p>
          </table:table-cell>
          <table:table-cell office:value-type="float" office:value="0.43301944178869" calcext:value-type="float">
            <text:p>0.43301944178869</text:p>
          </table:table-cell>
          <table:table-cell office:value-type="float" office:value="1.30462485709908" calcext:value-type="float">
            <text:p>1.30462485709908</text:p>
          </table:table-cell>
          <table:table-cell office:value-type="float" office:value="1.3354159986454" calcext:value-type="float">
            <text:p>1.3354159986454</text:p>
          </table:table-cell>
          <table:table-cell office:value-type="float" office:value="1.3445213790741" calcext:value-type="float">
            <text:p>1.344521379074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rcbqq</text:p>
          </table:table-cell>
          <table:table-cell office:value-type="float" office:value="22" calcext:value-type="float">
            <text:p>22</text:p>
          </table:table-cell>
          <table:table-cell office:value-type="float" office:value="0.707193341520916" calcext:value-type="float">
            <text:p>0.707193341520916</text:p>
          </table:table-cell>
          <table:table-cell office:value-type="float" office:value="0.38730704460856" calcext:value-type="float">
            <text:p>0.38730704460856</text:p>
          </table:table-cell>
          <table:table-cell office:value-type="float" office:value="1.21239371014537" calcext:value-type="float">
            <text:p>1.21239371014537</text:p>
          </table:table-cell>
          <table:table-cell office:value-type="float" office:value="1.24421411128221" calcext:value-type="float">
            <text:p>1.24421411128221</text:p>
          </table:table-cell>
          <table:table-cell office:value-type="float" office:value="1.25241084833979" calcext:value-type="float">
            <text:p>1.2524108483397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rr9nx</text:p>
          </table:table-cell>
          <table:table-cell office:value-type="float" office:value="24" calcext:value-type="float">
            <text:p>24</text:p>
          </table:table-cell>
          <table:table-cell office:value-type="float" office:value="0.822981663976687" calcext:value-type="float">
            <text:p>0.822981663976687</text:p>
          </table:table-cell>
          <table:table-cell office:value-type="float" office:value="0.47831496826172" calcext:value-type="float">
            <text:p>0.47831496826172</text:p>
          </table:table-cell>
          <table:table-cell office:value-type="float" office:value="1.4396257440919" calcext:value-type="float">
            <text:p>1.4396257440919</text:p>
          </table:table-cell>
          <table:table-cell office:value-type="float" office:value="1.46606647003291" calcext:value-type="float">
            <text:p>1.46606647003291</text:p>
          </table:table-cell>
          <table:table-cell office:value-type="float" office:value="1.47357305860171" calcext:value-type="float">
            <text:p>1.4735730586017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rtf97</text:p>
          </table:table-cell>
          <table:table-cell office:value-type="float" office:value="11" calcext:value-type="float">
            <text:p>11</text:p>
          </table:table-cell>
          <table:table-cell office:value-type="float" office:value="0.680412426764363" calcext:value-type="float">
            <text:p>0.680412426764363</text:p>
          </table:table-cell>
          <table:table-cell office:value-type="float" office:value="0.380697268458855" calcext:value-type="float">
            <text:p>0.380697268458855</text:p>
          </table:table-cell>
          <table:table-cell office:value-type="float" office:value="1.07136833753633" calcext:value-type="float">
            <text:p>1.07136833753633</text:p>
          </table:table-cell>
          <table:table-cell office:value-type="float" office:value="1.0753005748385" calcext:value-type="float">
            <text:p>1.0753005748385</text:p>
          </table:table-cell>
          <table:table-cell office:value-type="float" office:value="1.07627380357079" calcext:value-type="float">
            <text:p>1.0762738035707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v4gfw</text:p>
          </table:table-cell>
          <table:table-cell office:value-type="float" office:value="83" calcext:value-type="float">
            <text:p>83</text:p>
          </table:table-cell>
          <table:table-cell office:value-type="float" office:value="2.6466304686182" calcext:value-type="float">
            <text:p>2.6466304686182</text:p>
          </table:table-cell>
          <table:table-cell office:value-type="float" office:value="1.51702716973168" calcext:value-type="float">
            <text:p>1.51702716973168</text:p>
          </table:table-cell>
          <table:table-cell office:value-type="float" office:value="4.86711415445049" calcext:value-type="float">
            <text:p>4.86711415445049</text:p>
          </table:table-cell>
          <table:table-cell office:value-type="float" office:value="5.59995598698178" calcext:value-type="float">
            <text:p>5.59995598698178</text:p>
          </table:table-cell>
          <table:table-cell office:value-type="float" office:value="5.6159642416422" calcext:value-type="float">
            <text:p>5.615964241642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vmjsd</text:p>
          </table:table-cell>
          <table:table-cell office:value-type="float" office:value="24" calcext:value-type="float">
            <text:p>24</text:p>
          </table:table-cell>
          <table:table-cell office:value-type="float" office:value="0.731686343232493" calcext:value-type="float">
            <text:p>0.731686343232493</text:p>
          </table:table-cell>
          <table:table-cell office:value-type="float" office:value="0.478760865438194" calcext:value-type="float">
            <text:p>0.478760865438194</text:p>
          </table:table-cell>
          <table:table-cell office:value-type="float" office:value="1.39022120348337" calcext:value-type="float">
            <text:p>1.39022120348337</text:p>
          </table:table-cell>
          <table:table-cell office:value-type="float" office:value="1.43018815714747" calcext:value-type="float">
            <text:p>1.43018815714747</text:p>
          </table:table-cell>
          <table:table-cell office:value-type="float" office:value="1.44017245955443" calcext:value-type="float">
            <text:p>1.4401724595544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wqrc6</text:p>
          </table:table-cell>
          <table:table-cell office:value-type="float" office:value="11" calcext:value-type="float">
            <text:p>11</text:p>
          </table:table-cell>
          <table:table-cell office:value-type="float" office:value="0.746969735397397" calcext:value-type="float">
            <text:p>0.746969735397397</text:p>
          </table:table-cell>
          <table:table-cell office:value-type="float" office:value="0.398003402888361" calcext:value-type="float">
            <text:p>0.398003402888361</text:p>
          </table:table-cell>
          <table:table-cell office:value-type="float" office:value="1.23626953053115" calcext:value-type="float">
            <text:p>1.23626953053115</text:p>
          </table:table-cell>
          <table:table-cell office:value-type="float" office:value="1.27486122048958" calcext:value-type="float">
            <text:p>1.27486122048958</text:p>
          </table:table-cell>
          <table:table-cell office:value-type="float" office:value="1.28441266375429" calcext:value-type="float">
            <text:p>1.2844126637542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wx8np</text:p>
          </table:table-cell>
          <table:table-cell office:value-type="float" office:value="25" calcext:value-type="float">
            <text:p>25</text:p>
          </table:table-cell>
          <table:table-cell office:value-type="float" office:value="1.9096822856879" calcext:value-type="float">
            <text:p>1.9096822856879</text:p>
          </table:table-cell>
          <table:table-cell office:value-type="float" office:value="1.42107821132688" calcext:value-type="float">
            <text:p>1.42107821132688</text:p>
          </table:table-cell>
          <table:table-cell office:value-type="float" office:value="3.71278791395706" calcext:value-type="float">
            <text:p>3.71278791395706</text:p>
          </table:table-cell>
          <table:table-cell office:value-type="float" office:value="3.89584964137337" calcext:value-type="float">
            <text:p>3.89584964137337</text:p>
          </table:table-cell>
          <table:table-cell office:value-type="float" office:value="3.94739400205103" calcext:value-type="float">
            <text:p>3.9473940020510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xq5q2</text:p>
          </table:table-cell>
          <table:table-cell office:value-type="float" office:value="25" calcext:value-type="float">
            <text:p>25</text:p>
          </table:table-cell>
          <table:table-cell office:value-type="float" office:value="0.749974419304242" calcext:value-type="float">
            <text:p>0.749974419304242</text:p>
          </table:table-cell>
          <table:table-cell office:value-type="float" office:value="0.511653931389832" calcext:value-type="float">
            <text:p>0.511653931389832</text:p>
          </table:table-cell>
          <table:table-cell office:value-type="float" office:value="1.45783676639214" calcext:value-type="float">
            <text:p>1.45783676639214</text:p>
          </table:table-cell>
          <table:table-cell table:number-columns-repeated="2" office:value-type="float" office:value="1.46464025078977" calcext:value-type="float">
            <text:p>1.4646402507897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z644l</text:p>
          </table:table-cell>
          <table:table-cell office:value-type="float" office:value="22" calcext:value-type="float">
            <text:p>22</text:p>
          </table:table-cell>
          <table:table-cell office:value-type="float" office:value="0.845495850747422" calcext:value-type="float">
            <text:p>0.845495850747422</text:p>
          </table:table-cell>
          <table:table-cell office:value-type="float" office:value="0.550937583574803" calcext:value-type="float">
            <text:p>0.550937583574803</text:p>
          </table:table-cell>
          <table:table-cell office:value-type="float" office:value="1.54713822871979" calcext:value-type="float">
            <text:p>1.54713822871979</text:p>
          </table:table-cell>
          <table:table-cell office:value-type="float" office:value="1.5716928427628" calcext:value-type="float">
            <text:p>1.5716928427628</text:p>
          </table:table-cell>
          <table:table-cell office:value-type="float" office:value="1.57793057414924" calcext:value-type="float">
            <text:p>1.57793057414924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zf5s9</text:p>
          </table:table-cell>
          <table:table-cell office:value-type="float" office:value="11" calcext:value-type="float">
            <text:p>11</text:p>
          </table:table-cell>
          <table:table-cell office:value-type="float" office:value="0.814452167914046" calcext:value-type="float">
            <text:p>0.814452167914046</text:p>
          </table:table-cell>
          <table:table-cell office:value-type="float" office:value="0.451586415681936" calcext:value-type="float">
            <text:p>0.451586415681936</text:p>
          </table:table-cell>
          <table:table-cell office:value-type="float" office:value="1.38211781364307" calcext:value-type="float">
            <text:p>1.38211781364307</text:p>
          </table:table-cell>
          <table:table-cell office:value-type="float" office:value="1.39981270395666" calcext:value-type="float">
            <text:p>1.39981270395666</text:p>
          </table:table-cell>
          <table:table-cell office:value-type="float" office:value="1.40419218930927" calcext:value-type="float">
            <text:p>1.4041921893092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zghvx</text:p>
          </table:table-cell>
          <table:table-cell office:value-type="float" office:value="9" calcext:value-type="float">
            <text:p>9</text:p>
          </table:table-cell>
          <table:table-cell office:value-type="float" office:value="0.824696125394125" calcext:value-type="float">
            <text:p>0.824696125394125</text:p>
          </table:table-cell>
          <table:table-cell office:value-type="float" office:value="0.429931927949076" calcext:value-type="float">
            <text:p>0.429931927949076</text:p>
          </table:table-cell>
          <table:table-cell office:value-type="float" office:value="1.24637955564003" calcext:value-type="float">
            <text:p>1.24637955564003</text:p>
          </table:table-cell>
          <table:table-cell office:value-type="float" office:value="1.28046780833226" calcext:value-type="float">
            <text:p>1.28046780833226</text:p>
          </table:table-cell>
          <table:table-cell office:value-type="float" office:value="1.28890465087359" calcext:value-type="float">
            <text:p>1.2889046508735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cpu_usage_by_pod_pct_20250525_015318_pod_cpu-service-00001-deployment-6796646cdc-zmjv8</text:p>
          </table:table-cell>
          <table:table-cell office:value-type="float" office:value="25" calcext:value-type="float">
            <text:p>25</text:p>
          </table:table-cell>
          <table:table-cell office:value-type="float" office:value="0.753166209751366" calcext:value-type="float">
            <text:p>0.753166209751366</text:p>
          </table:table-cell>
          <table:table-cell office:value-type="float" office:value="0.459038153734029" calcext:value-type="float">
            <text:p>0.459038153734029</text:p>
          </table:table-cell>
          <table:table-cell office:value-type="float" office:value="1.36357297681139" calcext:value-type="float">
            <text:p>1.36357297681139</text:p>
          </table:table-cell>
          <table:table-cell office:value-type="float" office:value="1.37813902376749" calcext:value-type="float">
            <text:p>1.37813902376749</text:p>
          </table:table-cell>
          <table:table-cell office:value-type="float" office:value="1.38230703593578" calcext:value-type="float">
            <text:p>1.3823070359357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s_gini</text:p>
          </table:table-cell>
          <table:table-cell office:value-type="float" office:value="58" calcext:value-type="float">
            <text:p>58</text:p>
          </table:table-cell>
          <table:table-cell office:value-type="float" office:value="0.060135064334456" calcext:value-type="float">
            <text:p>0.060135064334456</text:p>
          </table:table-cell>
          <table:table-cell table:style-name="Default"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2hljw</text:p>
          </table:table-cell>
          <table:table-cell office:value-type="float" office:value="77" calcext:value-type="float">
            <text:p>77</text:p>
          </table:table-cell>
          <table:table-cell office:value-type="float" office:value="20480904.3116883" calcext:value-type="float">
            <text:p>20480904.3116883</text:p>
          </table:table-cell>
          <table:table-cell office:value-type="float" office:value="5806535.44012801" calcext:value-type="float">
            <text:p>5806535.44012801</text:p>
          </table:table-cell>
          <table:table-cell office:value-type="float" office:value="31254118.4" calcext:value-type="float">
            <text:p>31254118.4</text:p>
          </table:table-cell>
          <table:table-cell table:number-columns-repeated="2" office:value-type="float" office:value="31473664" calcext:value-type="float">
            <text:p>314736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46qqx</text:p>
          </table:table-cell>
          <table:table-cell office:value-type="float" office:value="60" calcext:value-type="float">
            <text:p>60</text:p>
          </table:table-cell>
          <table:table-cell office:value-type="float" office:value="26910037.3333333" calcext:value-type="float">
            <text:p>26910037.3333333</text:p>
          </table:table-cell>
          <table:table-cell office:value-type="float" office:value="6716662.92432487" calcext:value-type="float">
            <text:p>6716662.92432487</text:p>
          </table:table-cell>
          <table:table-cell office:value-type="float" office:value="28924313.6" calcext:value-type="float">
            <text:p>28924313.6</text:p>
          </table:table-cell>
          <table:table-cell table:number-columns-repeated="2" office:value-type="float" office:value="28971008" calcext:value-type="float">
            <text:p>289710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4tktd</text:p>
          </table:table-cell>
          <table:table-cell office:value-type="float" office:value="14" calcext:value-type="float">
            <text:p>14</text:p>
          </table:table-cell>
          <table:table-cell office:value-type="float" office:value="23679853.7142857" calcext:value-type="float">
            <text:p>23679853.7142857</text:p>
          </table:table-cell>
          <table:table-cell office:value-type="float" office:value="11458244.5868854" calcext:value-type="float">
            <text:p>11458244.5868854</text:p>
          </table:table-cell>
          <table:table-cell table:number-columns-repeated="3" office:value-type="float" office:value="30056448" calcext:value-type="float">
            <text:p>300564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52w4b</text:p>
          </table:table-cell>
          <table:table-cell office:value-type="float" office:value="60" calcext:value-type="float">
            <text:p>60</text:p>
          </table:table-cell>
          <table:table-cell office:value-type="float" office:value="27269188.2666667" calcext:value-type="float">
            <text:p>27269188.2666667</text:p>
          </table:table-cell>
          <table:table-cell office:value-type="float" office:value="7408254.51403729" calcext:value-type="float">
            <text:p>7408254.51403729</text:p>
          </table:table-cell>
          <table:table-cell table:number-columns-repeated="3" office:value-type="float" office:value="32501760" calcext:value-type="float">
            <text:p>325017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57ng4</text:p>
          </table:table-cell>
          <table:table-cell office:value-type="float" office:value="79" calcext:value-type="float">
            <text:p>79</text:p>
          </table:table-cell>
          <table:table-cell office:value-type="float" office:value="26546487.0886076" calcext:value-type="float">
            <text:p>26546487.0886076</text:p>
          </table:table-cell>
          <table:table-cell office:value-type="float" office:value="5246168.80528918" calcext:value-type="float">
            <text:p>5246168.80528918</text:p>
          </table:table-cell>
          <table:table-cell office:value-type="float" office:value="28151808" calcext:value-type="float">
            <text:p>28151808</text:p>
          </table:table-cell>
          <table:table-cell table:number-columns-repeated="2" office:value-type="float" office:value="28844032" calcext:value-type="float">
            <text:p>288440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5dgp9</text:p>
          </table:table-cell>
          <table:table-cell office:value-type="float" office:value="75" calcext:value-type="float">
            <text:p>75</text:p>
          </table:table-cell>
          <table:table-cell office:value-type="float" office:value="28183920.64" calcext:value-type="float">
            <text:p>28183920.64</text:p>
          </table:table-cell>
          <table:table-cell office:value-type="float" office:value="4772261.84132213" calcext:value-type="float">
            <text:p>4772261.84132213</text:p>
          </table:table-cell>
          <table:table-cell table:number-columns-repeated="3" office:value-type="float" office:value="29536256" calcext:value-type="float">
            <text:p>295362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6ldrf</text:p>
          </table:table-cell>
          <table:table-cell office:value-type="float" office:value="89" calcext:value-type="float">
            <text:p>89</text:p>
          </table:table-cell>
          <table:table-cell office:value-type="float" office:value="29026188.9438202" calcext:value-type="float">
            <text:p>29026188.9438202</text:p>
          </table:table-cell>
          <table:table-cell office:value-type="float" office:value="4421105.89467855" calcext:value-type="float">
            <text:p>4421105.89467855</text:p>
          </table:table-cell>
          <table:table-cell office:value-type="float" office:value="30932992" calcext:value-type="float">
            <text:p>30932992</text:p>
          </table:table-cell>
          <table:table-cell table:number-columns-repeated="2" office:value-type="float" office:value="31100928" calcext:value-type="float">
            <text:p>311009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6nf2g</text:p>
          </table:table-cell>
          <table:table-cell office:value-type="float" office:value="60" calcext:value-type="float">
            <text:p>60</text:p>
          </table:table-cell>
          <table:table-cell office:value-type="float" office:value="26380424.5333333" calcext:value-type="float">
            <text:p>26380424.5333333</text:p>
          </table:table-cell>
          <table:table-cell office:value-type="float" office:value="6729158.76754785" calcext:value-type="float">
            <text:p>6729158.76754785</text:p>
          </table:table-cell>
          <table:table-cell office:value-type="float" office:value="28725043.2" calcext:value-type="float">
            <text:p>28725043.2</text:p>
          </table:table-cell>
          <table:table-cell table:number-columns-repeated="2" office:value-type="float" office:value="29110272" calcext:value-type="float">
            <text:p>291102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6tmd7</text:p>
          </table:table-cell>
          <table:table-cell office:value-type="float" office:value="29" calcext:value-type="float">
            <text:p>29</text:p>
          </table:table-cell>
          <table:table-cell office:value-type="float" office:value="25283619.3103448" calcext:value-type="float">
            <text:p>25283619.3103448</text:p>
          </table:table-cell>
          <table:table-cell office:value-type="float" office:value="8099814.12016068" calcext:value-type="float">
            <text:p>8099814.12016068</text:p>
          </table:table-cell>
          <table:table-cell table:number-columns-repeated="3" office:value-type="float" office:value="29556736" calcext:value-type="float">
            <text:p>295567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75t8w</text:p>
          </table:table-cell>
          <table:table-cell office:value-type="float" office:value="78" calcext:value-type="float">
            <text:p>78</text:p>
          </table:table-cell>
          <table:table-cell office:value-type="float" office:value="20391988.5128205" calcext:value-type="float">
            <text:p>20391988.5128205</text:p>
          </table:table-cell>
          <table:table-cell office:value-type="float" office:value="5527772.30837333" calcext:value-type="float">
            <text:p>5527772.30837333</text:p>
          </table:table-cell>
          <table:table-cell office:value-type="float" office:value="31354880" calcext:value-type="float">
            <text:p>31354880</text:p>
          </table:table-cell>
          <table:table-cell table:number-columns-repeated="2" office:value-type="float" office:value="31481856" calcext:value-type="float">
            <text:p>314818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79htf</text:p>
          </table:table-cell>
          <table:table-cell office:value-type="float" office:value="75" calcext:value-type="float">
            <text:p>75</text:p>
          </table:table-cell>
          <table:table-cell office:value-type="float" office:value="26165575.68" calcext:value-type="float">
            <text:p>26165575.68</text:p>
          </table:table-cell>
          <table:table-cell office:value-type="float" office:value="3259273.570476" calcext:value-type="float">
            <text:p>3259273.570476</text:p>
          </table:table-cell>
          <table:table-cell office:value-type="float" office:value="27099136" calcext:value-type="float">
            <text:p>27099136</text:p>
          </table:table-cell>
          <table:table-cell table:number-columns-repeated="2" office:value-type="float" office:value="28045312" calcext:value-type="float">
            <text:p>280453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7bqhp</text:p>
          </table:table-cell>
          <table:table-cell office:value-type="float" office:value="75" calcext:value-type="float">
            <text:p>75</text:p>
          </table:table-cell>
          <table:table-cell office:value-type="float" office:value="28199485.44" calcext:value-type="float">
            <text:p>28199485.44</text:p>
          </table:table-cell>
          <table:table-cell office:value-type="float" office:value="5523631.61060702" calcext:value-type="float">
            <text:p>5523631.61060702</text:p>
          </table:table-cell>
          <table:table-cell table:number-columns-repeated="3" office:value-type="float" office:value="29835264" calcext:value-type="float">
            <text:p>298352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7kq76</text:p>
          </table:table-cell>
          <table:table-cell office:value-type="float" office:value="75" calcext:value-type="float">
            <text:p>75</text:p>
          </table:table-cell>
          <table:table-cell office:value-type="float" office:value="27340308.48" calcext:value-type="float">
            <text:p>27340308.48</text:p>
          </table:table-cell>
          <table:table-cell office:value-type="float" office:value="5097777.57789038" calcext:value-type="float">
            <text:p>5097777.57789038</text:p>
          </table:table-cell>
          <table:table-cell office:value-type="float" office:value="29175808" calcext:value-type="float">
            <text:p>29175808</text:p>
          </table:table-cell>
          <table:table-cell table:number-columns-repeated="2" office:value-type="float" office:value="29265920" calcext:value-type="float">
            <text:p>292659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7rskr</text:p>
          </table:table-cell>
          <table:table-cell office:value-type="float" office:value="29" calcext:value-type="float">
            <text:p>29</text:p>
          </table:table-cell>
          <table:table-cell office:value-type="float" office:value="27196592.5517241" calcext:value-type="float">
            <text:p>27196592.5517241</text:p>
          </table:table-cell>
          <table:table-cell office:value-type="float" office:value="8285898.60169589" calcext:value-type="float">
            <text:p>8285898.60169589</text:p>
          </table:table-cell>
          <table:table-cell table:number-columns-repeated="3" office:value-type="float" office:value="32165888" calcext:value-type="float">
            <text:p>321658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8gwvj</text:p>
          </table:table-cell>
          <table:table-cell office:value-type="float" office:value="45" calcext:value-type="float">
            <text:p>45</text:p>
          </table:table-cell>
          <table:table-cell office:value-type="float" office:value="27207179.3777778" calcext:value-type="float">
            <text:p>27207179.3777778</text:p>
          </table:table-cell>
          <table:table-cell office:value-type="float" office:value="6685774.98430473" calcext:value-type="float">
            <text:p>6685774.98430473</text:p>
          </table:table-cell>
          <table:table-cell office:value-type="float" office:value="29927833.6" calcext:value-type="float">
            <text:p>29927833.6</text:p>
          </table:table-cell>
          <table:table-cell table:number-columns-repeated="2" office:value-type="float" office:value="29958144" calcext:value-type="float">
            <text:p>299581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8jng5</text:p>
          </table:table-cell>
          <table:table-cell office:value-type="float" office:value="29" calcext:value-type="float">
            <text:p>29</text:p>
          </table:table-cell>
          <table:table-cell office:value-type="float" office:value="17645568" calcext:value-type="float">
            <text:p>176455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645568" calcext:value-type="float">
            <text:p>176455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99x78</text:p>
          </table:table-cell>
          <table:table-cell office:value-type="float" office:value="44" calcext:value-type="float">
            <text:p>44</text:p>
          </table:table-cell>
          <table:table-cell office:value-type="float" office:value="27045515.6363636" calcext:value-type="float">
            <text:p>27045515.6363636</text:p>
          </table:table-cell>
          <table:table-cell office:value-type="float" office:value="7237795.30329019" calcext:value-type="float">
            <text:p>7237795.30329019</text:p>
          </table:table-cell>
          <table:table-cell office:value-type="float" office:value="29808230.4" calcext:value-type="float">
            <text:p>29808230.4</text:p>
          </table:table-cell>
          <table:table-cell table:number-columns-repeated="2" office:value-type="float" office:value="29810688" calcext:value-type="float">
            <text:p>298106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cmvhg</text:p>
          </table:table-cell>
          <table:table-cell office:value-type="float" office:value="60" calcext:value-type="float">
            <text:p>60</text:p>
          </table:table-cell>
          <table:table-cell office:value-type="float" office:value="26239795.2" calcext:value-type="float">
            <text:p>26239795.2</text:p>
          </table:table-cell>
          <table:table-cell office:value-type="float" office:value="6351045.9664793" calcext:value-type="float">
            <text:p>6351045.9664793</text:p>
          </table:table-cell>
          <table:table-cell office:value-type="float" office:value="28544409.6" calcext:value-type="float">
            <text:p>28544409.6</text:p>
          </table:table-cell>
          <table:table-cell table:number-columns-repeated="2" office:value-type="float" office:value="29310976" calcext:value-type="float">
            <text:p>293109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89j5</text:p>
          </table:table-cell>
          <table:table-cell office:value-type="float" office:value="14" calcext:value-type="float">
            <text:p>14</text:p>
          </table:table-cell>
          <table:table-cell office:value-type="float" office:value="21958948.5714286" calcext:value-type="float">
            <text:p>21958948.5714286</text:p>
          </table:table-cell>
          <table:table-cell office:value-type="float" office:value="13050037.3177252" calcext:value-type="float">
            <text:p>13050037.3177252</text:p>
          </table:table-cell>
          <table:table-cell table:number-columns-repeated="3" office:value-type="float" office:value="30527488" calcext:value-type="float">
            <text:p>305274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8hzz</text:p>
          </table:table-cell>
          <table:table-cell office:value-type="float" office:value="29" calcext:value-type="float">
            <text:p>29</text:p>
          </table:table-cell>
          <table:table-cell office:value-type="float" office:value="26117084.6896552" calcext:value-type="float">
            <text:p>26117084.6896552</text:p>
          </table:table-cell>
          <table:table-cell office:value-type="float" office:value="8325936.58008213" calcext:value-type="float">
            <text:p>8325936.58008213</text:p>
          </table:table-cell>
          <table:table-cell table:number-columns-repeated="3" office:value-type="float" office:value="30552064" calcext:value-type="float">
            <text:p>305520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c5kg</text:p>
          </table:table-cell>
          <table:table-cell office:value-type="float" office:value="75" calcext:value-type="float">
            <text:p>75</text:p>
          </table:table-cell>
          <table:table-cell office:value-type="float" office:value="27103395.84" calcext:value-type="float">
            <text:p>27103395.84</text:p>
          </table:table-cell>
          <table:table-cell office:value-type="float" office:value="7312900.5414795" calcext:value-type="float">
            <text:p>7312900.5414795</text:p>
          </table:table-cell>
          <table:table-cell office:value-type="float" office:value="30167040" calcext:value-type="float">
            <text:p>30167040</text:p>
          </table:table-cell>
          <table:table-cell table:number-columns-repeated="2" office:value-type="float" office:value="30183424" calcext:value-type="float">
            <text:p>301834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fvkx</text:p>
          </table:table-cell>
          <table:table-cell office:value-type="float" office:value="75" calcext:value-type="float">
            <text:p>75</text:p>
          </table:table-cell>
          <table:table-cell office:value-type="float" office:value="19286261.76" calcext:value-type="float">
            <text:p>19286261.76</text:p>
          </table:table-cell>
          <table:table-cell office:value-type="float" office:value="5858528.72653" calcext:value-type="float">
            <text:p>5858528.72653</text:p>
          </table:table-cell>
          <table:table-cell table:number-columns-repeated="3" office:value-type="float" office:value="30564352" calcext:value-type="float">
            <text:p>305643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hl4k</text:p>
          </table:table-cell>
          <table:table-cell office:value-type="float" office:value="13" calcext:value-type="float">
            <text:p>13</text:p>
          </table:table-cell>
          <table:table-cell office:value-type="float" office:value="22758321.2307692" calcext:value-type="float">
            <text:p>22758321.2307692</text:p>
          </table:table-cell>
          <table:table-cell office:value-type="float" office:value="11580702.5823046" calcext:value-type="float">
            <text:p>11580702.5823046</text:p>
          </table:table-cell>
          <table:table-cell table:number-columns-repeated="3" office:value-type="float" office:value="30031872" calcext:value-type="float">
            <text:p>300318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jklf</text:p>
          </table:table-cell>
          <table:table-cell office:value-type="float" office:value="42" calcext:value-type="float">
            <text:p>42</text:p>
          </table:table-cell>
          <table:table-cell office:value-type="float" office:value="28639914.6666667" calcext:value-type="float">
            <text:p>28639914.6666667</text:p>
          </table:table-cell>
          <table:table-cell office:value-type="float" office:value="927086.480255704" calcext:value-type="float">
            <text:p>927086.480255704</text:p>
          </table:table-cell>
          <table:table-cell table:number-columns-repeated="3" office:value-type="float" office:value="30617600" calcext:value-type="float">
            <text:p>306176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tmg8</text:p>
          </table:table-cell>
          <table:table-cell office:value-type="float" office:value="75" calcext:value-type="float">
            <text:p>75</text:p>
          </table:table-cell>
          <table:table-cell office:value-type="float" office:value="27357620.9066667" calcext:value-type="float">
            <text:p>27357620.9066667</text:p>
          </table:table-cell>
          <table:table-cell office:value-type="float" office:value="5116171.29144395" calcext:value-type="float">
            <text:p>5116171.29144395</text:p>
          </table:table-cell>
          <table:table-cell office:value-type="float" office:value="29625958.4" calcext:value-type="float">
            <text:p>29625958.4</text:p>
          </table:table-cell>
          <table:table-cell table:number-columns-repeated="2" office:value-type="float" office:value="29663232" calcext:value-type="float">
            <text:p>296632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wh9v</text:p>
          </table:table-cell>
          <table:table-cell office:value-type="float" office:value="72" calcext:value-type="float">
            <text:p>72</text:p>
          </table:table-cell>
          <table:table-cell office:value-type="float" office:value="28577109.3333333" calcext:value-type="float">
            <text:p>28577109.3333333</text:p>
          </table:table-cell>
          <table:table-cell office:value-type="float" office:value="889056.7504515" calcext:value-type="float">
            <text:p>889056.7504515</text:p>
          </table:table-cell>
          <table:table-cell office:value-type="float" office:value="28803072" calcext:value-type="float">
            <text:p>28803072</text:p>
          </table:table-cell>
          <table:table-cell table:number-columns-repeated="2" office:value-type="float" office:value="29409280" calcext:value-type="float">
            <text:p>294092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dzxt4</text:p>
          </table:table-cell>
          <table:table-cell office:value-type="float" office:value="77" calcext:value-type="float">
            <text:p>77</text:p>
          </table:table-cell>
          <table:table-cell office:value-type="float" office:value="27155469.2987013" calcext:value-type="float">
            <text:p>27155469.2987013</text:p>
          </table:table-cell>
          <table:table-cell office:value-type="float" office:value="5077076.25057308" calcext:value-type="float">
            <text:p>5077076.25057308</text:p>
          </table:table-cell>
          <table:table-cell office:value-type="float" office:value="28884992" calcext:value-type="float">
            <text:p>28884992</text:p>
          </table:table-cell>
          <table:table-cell table:number-columns-repeated="2" office:value-type="float" office:value="29224960" calcext:value-type="float">
            <text:p>29224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f7glg</text:p>
          </table:table-cell>
          <table:table-cell office:value-type="float" office:value="13" calcext:value-type="float">
            <text:p>13</text:p>
          </table:table-cell>
          <table:table-cell office:value-type="float" office:value="23193127.3846154" calcext:value-type="float">
            <text:p>23193127.3846154</text:p>
          </table:table-cell>
          <table:table-cell office:value-type="float" office:value="9742298.54990835" calcext:value-type="float">
            <text:p>9742298.54990835</text:p>
          </table:table-cell>
          <table:table-cell table:number-columns-repeated="3" office:value-type="float" office:value="29224960" calcext:value-type="float">
            <text:p>292249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f9zsd</text:p>
          </table:table-cell>
          <table:table-cell office:value-type="float" office:value="76" calcext:value-type="float">
            <text:p>76</text:p>
          </table:table-cell>
          <table:table-cell office:value-type="float" office:value="20966076.631579" calcext:value-type="float">
            <text:p>20966076.631579</text:p>
          </table:table-cell>
          <table:table-cell office:value-type="float" office:value="5115537.82343536" calcext:value-type="float">
            <text:p>5115537.82343536</text:p>
          </table:table-cell>
          <table:table-cell office:value-type="float" office:value="28183552" calcext:value-type="float">
            <text:p>28183552</text:p>
          </table:table-cell>
          <table:table-cell table:number-columns-repeated="2" office:value-type="float" office:value="29126656" calcext:value-type="float">
            <text:p>291266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fbmjc</text:p>
          </table:table-cell>
          <table:table-cell office:value-type="float" office:value="58" calcext:value-type="float">
            <text:p>58</text:p>
          </table:table-cell>
          <table:table-cell office:value-type="float" office:value="27633522.7586207" calcext:value-type="float">
            <text:p>27633522.7586207</text:p>
          </table:table-cell>
          <table:table-cell office:value-type="float" office:value="1285600.18108192" calcext:value-type="float">
            <text:p>1285600.18108192</text:p>
          </table:table-cell>
          <table:table-cell office:value-type="float" office:value="28543180.8" calcext:value-type="float">
            <text:p>28543180.8</text:p>
          </table:table-cell>
          <table:table-cell table:number-columns-repeated="2" office:value-type="float" office:value="29089792" calcext:value-type="float">
            <text:p>2908979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fpdc5</text:p>
          </table:table-cell>
          <table:table-cell office:value-type="float" office:value="75" calcext:value-type="float">
            <text:p>75</text:p>
          </table:table-cell>
          <table:table-cell office:value-type="float" office:value="26182068.9066667" calcext:value-type="float">
            <text:p>26182068.9066667</text:p>
          </table:table-cell>
          <table:table-cell office:value-type="float" office:value="4092674.445613" calcext:value-type="float">
            <text:p>4092674.445613</text:p>
          </table:table-cell>
          <table:table-cell office:value-type="float" office:value="27914240" calcext:value-type="float">
            <text:p>27914240</text:p>
          </table:table-cell>
          <table:table-cell table:number-columns-repeated="2" office:value-type="float" office:value="28651520" calcext:value-type="float">
            <text:p>286515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g55ln</text:p>
          </table:table-cell>
          <table:table-cell office:value-type="float" office:value="44" calcext:value-type="float">
            <text:p>44</text:p>
          </table:table-cell>
          <table:table-cell office:value-type="float" office:value="27018053.8181818" calcext:value-type="float">
            <text:p>27018053.8181818</text:p>
          </table:table-cell>
          <table:table-cell office:value-type="float" office:value="6958296.83422523" calcext:value-type="float">
            <text:p>6958296.83422523</text:p>
          </table:table-cell>
          <table:table-cell table:number-columns-repeated="3" office:value-type="float" office:value="31289344" calcext:value-type="float">
            <text:p>312893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g5jzg</text:p>
          </table:table-cell>
          <table:table-cell office:value-type="float" office:value="44" calcext:value-type="float">
            <text:p>44</text:p>
          </table:table-cell>
          <table:table-cell office:value-type="float" office:value="27363607.2727273" calcext:value-type="float">
            <text:p>27363607.2727273</text:p>
          </table:table-cell>
          <table:table-cell office:value-type="float" office:value="6906619.77818748" calcext:value-type="float">
            <text:p>6906619.77818748</text:p>
          </table:table-cell>
          <table:table-cell table:number-columns-repeated="3" office:value-type="float" office:value="29421568" calcext:value-type="float">
            <text:p>294215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gfwk4</text:p>
          </table:table-cell>
          <table:table-cell office:value-type="float" office:value="77" calcext:value-type="float">
            <text:p>77</text:p>
          </table:table-cell>
          <table:table-cell office:value-type="float" office:value="28067441.038961" calcext:value-type="float">
            <text:p>28067441.038961</text:p>
          </table:table-cell>
          <table:table-cell office:value-type="float" office:value="4587310.25131278" calcext:value-type="float">
            <text:p>4587310.25131278</text:p>
          </table:table-cell>
          <table:table-cell office:value-type="float" office:value="29036544" calcext:value-type="float">
            <text:p>29036544</text:p>
          </table:table-cell>
          <table:table-cell table:number-columns-repeated="2" office:value-type="float" office:value="29200384" calcext:value-type="float">
            <text:p>2920038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gqkqm</text:p>
          </table:table-cell>
          <table:table-cell office:value-type="float" office:value="60" calcext:value-type="float">
            <text:p>60</text:p>
          </table:table-cell>
          <table:table-cell office:value-type="float" office:value="26035541.3333333" calcext:value-type="float">
            <text:p>26035541.3333333</text:p>
          </table:table-cell>
          <table:table-cell office:value-type="float" office:value="7074912.86791325" calcext:value-type="float">
            <text:p>7074912.86791325</text:p>
          </table:table-cell>
          <table:table-cell table:number-columns-repeated="3" office:value-type="float" office:value="28856320" calcext:value-type="float">
            <text:p>288563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j7czk</text:p>
          </table:table-cell>
          <table:table-cell office:value-type="float" office:value="60" calcext:value-type="float">
            <text:p>60</text:p>
          </table:table-cell>
          <table:table-cell office:value-type="float" office:value="26453606.4" calcext:value-type="float">
            <text:p>26453606.4</text:p>
          </table:table-cell>
          <table:table-cell office:value-type="float" office:value="6773789.29564825" calcext:value-type="float">
            <text:p>6773789.29564825</text:p>
          </table:table-cell>
          <table:table-cell table:number-columns-repeated="3" office:value-type="float" office:value="29450240" calcext:value-type="float">
            <text:p>294502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jvn8d</text:p>
          </table:table-cell>
          <table:table-cell office:value-type="float" office:value="44" calcext:value-type="float">
            <text:p>44</text:p>
          </table:table-cell>
          <table:table-cell office:value-type="float" office:value="27036113.4545455" calcext:value-type="float">
            <text:p>27036113.4545455</text:p>
          </table:table-cell>
          <table:table-cell office:value-type="float" office:value="5412891.37946535" calcext:value-type="float">
            <text:p>5412891.37946535</text:p>
          </table:table-cell>
          <table:table-cell table:number-columns-repeated="3" office:value-type="float" office:value="29675520" calcext:value-type="float">
            <text:p>2967552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jwb8t</text:p>
          </table:table-cell>
          <table:table-cell office:value-type="float" office:value="29" calcext:value-type="float">
            <text:p>29</text:p>
          </table:table-cell>
          <table:table-cell office:value-type="float" office:value="26817924.4137931" calcext:value-type="float">
            <text:p>26817924.4137931</text:p>
          </table:table-cell>
          <table:table-cell office:value-type="float" office:value="7054269.18695795" calcext:value-type="float">
            <text:p>7054269.18695795</text:p>
          </table:table-cell>
          <table:table-cell table:number-columns-repeated="3" office:value-type="float" office:value="29954048" calcext:value-type="float">
            <text:p>299540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kxjqh</text:p>
          </table:table-cell>
          <table:table-cell office:value-type="float" office:value="60" calcext:value-type="float">
            <text:p>60</text:p>
          </table:table-cell>
          <table:table-cell office:value-type="float" office:value="26686532.2666667" calcext:value-type="float">
            <text:p>26686532.2666667</text:p>
          </table:table-cell>
          <table:table-cell office:value-type="float" office:value="6525738.73714378" calcext:value-type="float">
            <text:p>6525738.73714378</text:p>
          </table:table-cell>
          <table:table-cell office:value-type="float" office:value="29062348.8" calcext:value-type="float">
            <text:p>29062348.8</text:p>
          </table:table-cell>
          <table:table-cell table:number-columns-repeated="2" office:value-type="float" office:value="29474816" calcext:value-type="float">
            <text:p>294748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ldrgd</text:p>
          </table:table-cell>
          <table:table-cell office:value-type="float" office:value="60" calcext:value-type="float">
            <text:p>60</text:p>
          </table:table-cell>
          <table:table-cell office:value-type="float" office:value="27776477.8666667" calcext:value-type="float">
            <text:p>27776477.8666667</text:p>
          </table:table-cell>
          <table:table-cell office:value-type="float" office:value="6971323.43115382" calcext:value-type="float">
            <text:p>6971323.43115382</text:p>
          </table:table-cell>
          <table:table-cell office:value-type="float" office:value="30257971.2" calcext:value-type="float">
            <text:p>30257971.2</text:p>
          </table:table-cell>
          <table:table-cell table:number-columns-repeated="2" office:value-type="float" office:value="30740480" calcext:value-type="float">
            <text:p>307404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ml4zr</text:p>
          </table:table-cell>
          <table:table-cell office:value-type="float" office:value="11" calcext:value-type="float">
            <text:p>11</text:p>
          </table:table-cell>
          <table:table-cell office:value-type="float" office:value="24305664" calcext:value-type="float">
            <text:p>24305664</text:p>
          </table:table-cell>
          <table:table-cell office:value-type="float" office:value="4899072.16453989" calcext:value-type="float">
            <text:p>4899072.16453989</text:p>
          </table:table-cell>
          <table:table-cell table:number-columns-repeated="3" office:value-type="float" office:value="29810688" calcext:value-type="float">
            <text:p>298106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ms2bt</text:p>
          </table:table-cell>
          <table:table-cell office:value-type="float" office:value="29" calcext:value-type="float">
            <text:p>29</text:p>
          </table:table-cell>
          <table:table-cell office:value-type="float" office:value="24505520.5517241" calcext:value-type="float">
            <text:p>24505520.5517241</text:p>
          </table:table-cell>
          <table:table-cell office:value-type="float" office:value="10457497.5907929" calcext:value-type="float">
            <text:p>10457497.5907929</text:p>
          </table:table-cell>
          <table:table-cell table:number-columns-repeated="3" office:value-type="float" office:value="30490624" calcext:value-type="float">
            <text:p>304906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p24dr</text:p>
          </table:table-cell>
          <table:table-cell office:value-type="float" office:value="29" calcext:value-type="float">
            <text:p>29</text:p>
          </table:table-cell>
          <table:table-cell office:value-type="float" office:value="27121875.862069" calcext:value-type="float">
            <text:p>27121875.862069</text:p>
          </table:table-cell>
          <table:table-cell office:value-type="float" office:value="6842132.00228204" calcext:value-type="float">
            <text:p>6842132.00228204</text:p>
          </table:table-cell>
          <table:table-cell table:number-columns-repeated="3" office:value-type="float" office:value="30130176" calcext:value-type="float">
            <text:p>3013017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pf64m</text:p>
          </table:table-cell>
          <table:table-cell office:value-type="float" office:value="29" calcext:value-type="float">
            <text:p>29</text:p>
          </table:table-cell>
          <table:table-cell office:value-type="float" office:value="25296189.7931035" calcext:value-type="float">
            <text:p>25296189.7931035</text:p>
          </table:table-cell>
          <table:table-cell office:value-type="float" office:value="8201141.85726225" calcext:value-type="float">
            <text:p>8201141.85726225</text:p>
          </table:table-cell>
          <table:table-cell table:number-columns-repeated="3" office:value-type="float" office:value="29954048" calcext:value-type="float">
            <text:p>2995404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r25rk</text:p>
          </table:table-cell>
          <table:table-cell office:value-type="float" office:value="77" calcext:value-type="float">
            <text:p>77</text:p>
          </table:table-cell>
          <table:table-cell office:value-type="float" office:value="25157897.974026" calcext:value-type="float">
            <text:p>25157897.974026</text:p>
          </table:table-cell>
          <table:table-cell office:value-type="float" office:value="4085149.57084958" calcext:value-type="float">
            <text:p>4085149.57084958</text:p>
          </table:table-cell>
          <table:table-cell office:value-type="float" office:value="29437952" calcext:value-type="float">
            <text:p>29437952</text:p>
          </table:table-cell>
          <table:table-cell table:number-columns-repeated="2" office:value-type="float" office:value="30023680" calcext:value-type="float">
            <text:p>3002368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r66ck</text:p>
          </table:table-cell>
          <table:table-cell office:value-type="float" office:value="29" calcext:value-type="float">
            <text:p>29</text:p>
          </table:table-cell>
          <table:table-cell office:value-type="float" office:value="24933905.6551724" calcext:value-type="float">
            <text:p>24933905.6551724</text:p>
          </table:table-cell>
          <table:table-cell office:value-type="float" office:value="7962133.3117272" calcext:value-type="float">
            <text:p>7962133.3117272</text:p>
          </table:table-cell>
          <table:table-cell table:number-columns-repeated="3" office:value-type="float" office:value="29110272" calcext:value-type="float">
            <text:p>291102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rcbqq</text:p>
          </table:table-cell>
          <table:table-cell office:value-type="float" office:value="29" calcext:value-type="float">
            <text:p>29</text:p>
          </table:table-cell>
          <table:table-cell office:value-type="float" office:value="25658615.1724138" calcext:value-type="float">
            <text:p>25658615.1724138</text:p>
          </table:table-cell>
          <table:table-cell office:value-type="float" office:value="8356253.97139319" calcext:value-type="float">
            <text:p>8356253.97139319</text:p>
          </table:table-cell>
          <table:table-cell table:number-columns-repeated="3" office:value-type="float" office:value="29548544" calcext:value-type="float">
            <text:p>2954854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rr9nx</text:p>
          </table:table-cell>
          <table:table-cell office:value-type="float" office:value="44" calcext:value-type="float">
            <text:p>44</text:p>
          </table:table-cell>
          <table:table-cell office:value-type="float" office:value="25475444.3636364" calcext:value-type="float">
            <text:p>25475444.3636364</text:p>
          </table:table-cell>
          <table:table-cell office:value-type="float" office:value="6449254.42070514" calcext:value-type="float">
            <text:p>6449254.42070514</text:p>
          </table:table-cell>
          <table:table-cell office:value-type="float" office:value="28899942.4" calcext:value-type="float">
            <text:p>28899942.4</text:p>
          </table:table-cell>
          <table:table-cell table:number-columns-repeated="2" office:value-type="float" office:value="29114368" calcext:value-type="float">
            <text:p>291143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rtf97</text:p>
          </table:table-cell>
          <table:table-cell office:value-type="float" office:value="13" calcext:value-type="float">
            <text:p>13</text:p>
          </table:table-cell>
          <table:table-cell office:value-type="float" office:value="21468711.3846154" calcext:value-type="float">
            <text:p>21468711.3846154</text:p>
          </table:table-cell>
          <table:table-cell office:value-type="float" office:value="13151496.3002209" calcext:value-type="float">
            <text:p>13151496.3002209</text:p>
          </table:table-cell>
          <table:table-cell table:number-columns-repeated="3" office:value-type="float" office:value="30646272" calcext:value-type="float">
            <text:p>3064627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v4gfw</text:p>
          </table:table-cell>
          <table:table-cell office:value-type="float" office:value="135" calcext:value-type="float">
            <text:p>135</text:p>
          </table:table-cell>
          <table:table-cell office:value-type="float" office:value="27986147.5555556" calcext:value-type="float">
            <text:p>27986147.5555556</text:p>
          </table:table-cell>
          <table:table-cell office:value-type="float" office:value="4875596.13721058" calcext:value-type="float">
            <text:p>4875596.13721058</text:p>
          </table:table-cell>
          <table:table-cell office:value-type="float" office:value="30765056" calcext:value-type="float">
            <text:p>30765056</text:p>
          </table:table-cell>
          <table:table-cell table:number-columns-repeated="2" office:value-type="float" office:value="31293440" calcext:value-type="float">
            <text:p>3129344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vmjsd</text:p>
          </table:table-cell>
          <table:table-cell office:value-type="float" office:value="75" calcext:value-type="float">
            <text:p>75</text:p>
          </table:table-cell>
          <table:table-cell office:value-type="float" office:value="26217130.6666667" calcext:value-type="float">
            <text:p>26217130.6666667</text:p>
          </table:table-cell>
          <table:table-cell office:value-type="float" office:value="5031154.76139947" calcext:value-type="float">
            <text:p>5031154.76139947</text:p>
          </table:table-cell>
          <table:table-cell office:value-type="float" office:value="27856896" calcext:value-type="float">
            <text:p>27856896</text:p>
          </table:table-cell>
          <table:table-cell table:number-columns-repeated="2" office:value-type="float" office:value="28655616" calcext:value-type="float">
            <text:p>286556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wqrc6</text:p>
          </table:table-cell>
          <table:table-cell office:value-type="float" office:value="13" calcext:value-type="float">
            <text:p>13</text:p>
          </table:table-cell>
          <table:table-cell office:value-type="float" office:value="22913969.2307692" calcext:value-type="float">
            <text:p>22913969.2307692</text:p>
          </table:table-cell>
          <table:table-cell office:value-type="float" office:value="9102669.72854117" calcext:value-type="float">
            <text:p>9102669.72854117</text:p>
          </table:table-cell>
          <table:table-cell table:number-columns-repeated="3" office:value-type="float" office:value="27865088" calcext:value-type="float">
            <text:p>2786508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wx8np</text:p>
          </table:table-cell>
          <table:table-cell office:value-type="float" office:value="77" calcext:value-type="float">
            <text:p>77</text:p>
          </table:table-cell>
          <table:table-cell office:value-type="float" office:value="20245730.0779221" calcext:value-type="float">
            <text:p>20245730.0779221</text:p>
          </table:table-cell>
          <table:table-cell office:value-type="float" office:value="6079470.0500926" calcext:value-type="float">
            <text:p>6079470.0500926</text:p>
          </table:table-cell>
          <table:table-cell office:value-type="float" office:value="31252480" calcext:value-type="float">
            <text:p>31252480</text:p>
          </table:table-cell>
          <table:table-cell table:number-columns-repeated="2" office:value-type="float" office:value="31322112" calcext:value-type="float">
            <text:p>3132211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xq5q2</text:p>
          </table:table-cell>
          <table:table-cell office:value-type="float" office:value="44" calcext:value-type="float">
            <text:p>44</text:p>
          </table:table-cell>
          <table:table-cell office:value-type="float" office:value="26264296.7272727" calcext:value-type="float">
            <text:p>26264296.7272727</text:p>
          </table:table-cell>
          <table:table-cell office:value-type="float" office:value="5342968.52649082" calcext:value-type="float">
            <text:p>5342968.52649082</text:p>
          </table:table-cell>
          <table:table-cell office:value-type="float" office:value="29171712" calcext:value-type="float">
            <text:p>29171712</text:p>
          </table:table-cell>
          <table:table-cell table:number-columns-repeated="2" office:value-type="float" office:value="29966336" calcext:value-type="float">
            <text:p>2996633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z644l</text:p>
          </table:table-cell>
          <table:table-cell office:value-type="float" office:value="77" calcext:value-type="float">
            <text:p>77</text:p>
          </table:table-cell>
          <table:table-cell office:value-type="float" office:value="19408603.4285714" calcext:value-type="float">
            <text:p>19408603.4285714</text:p>
          </table:table-cell>
          <table:table-cell office:value-type="float" office:value="5954165.71857893" calcext:value-type="float">
            <text:p>5954165.71857893</text:p>
          </table:table-cell>
          <table:table-cell office:value-type="float" office:value="30022041.6" calcext:value-type="float">
            <text:p>30022041.6</text:p>
          </table:table-cell>
          <table:table-cell table:number-columns-repeated="2" office:value-type="float" office:value="30244864" calcext:value-type="float">
            <text:p>3024486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zf5s9</text:p>
          </table:table-cell>
          <table:table-cell office:value-type="float" office:value="13" calcext:value-type="float">
            <text:p>13</text:p>
          </table:table-cell>
          <table:table-cell office:value-type="float" office:value="20515918.7692308" calcext:value-type="float">
            <text:p>20515918.7692308</text:p>
          </table:table-cell>
          <table:table-cell office:value-type="float" office:value="10667019.1117716" calcext:value-type="float">
            <text:p>10667019.1117716</text:p>
          </table:table-cell>
          <table:table-cell table:number-columns-repeated="3" office:value-type="float" office:value="29028352" calcext:value-type="float">
            <text:p>2902835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zghvx</text:p>
          </table:table-cell>
          <table:table-cell office:value-type="float" office:value="13" calcext:value-type="float">
            <text:p>13</text:p>
          </table:table-cell>
          <table:table-cell office:value-type="float" office:value="19159827.6923077" calcext:value-type="float">
            <text:p>19159827.6923077</text:p>
          </table:table-cell>
          <table:table-cell office:value-type="float" office:value="13723330.0316192" calcext:value-type="float">
            <text:p>13723330.0316192</text:p>
          </table:table-cell>
          <table:table-cell table:number-columns-repeated="3" office:value-type="float" office:value="30035968" calcext:value-type="float">
            <text:p>300359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memory_usage_by_container_20250525_015318_pod_cpu-service-00001-deployment-6796646cdc-zmjv8</text:p>
          </table:table-cell>
          <table:table-cell office:value-type="float" office:value="45" calcext:value-type="float">
            <text:p>45</text:p>
          </table:table-cell>
          <table:table-cell office:value-type="float" office:value="27513742.2222222" calcext:value-type="float">
            <text:p>27513742.2222222</text:p>
          </table:table-cell>
          <table:table-cell office:value-type="float" office:value="5580390.95816886" calcext:value-type="float">
            <text:p>5580390.95816886</text:p>
          </table:table-cell>
          <table:table-cell office:value-type="float" office:value="30572544" calcext:value-type="float">
            <text:p>30572544</text:p>
          </table:table-cell>
          <table:table-cell table:number-columns-repeated="2" office:value-type="float" office:value="30593024" calcext:value-type="float">
            <text:p>305930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cpu_raw_cpu_usage_20250525_015318_pods_gini</text:p>
          </table:table-cell>
          <table:table-cell office:value-type="float" office:value="57" calcext:value-type="float">
            <text:p>57</text:p>
          </table:table-cell>
          <table:table-cell office:value-type="float" office:value="0.163192734802468" calcext:value-type="float">
            <text:p>0.163192734802468</text:p>
          </table:table-cell>
          <table:table-cell table:style-name="Default"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cpu_raw_cpu_usage_20250525_015318_pod_cpu-service-00001-deployment-6796646cdc-2hljw</text:p>
          </table:table-cell>
          <table:table-cell office:value-type="float" office:value="88" calcext:value-type="float">
            <text:p>88</text:p>
          </table:table-cell>
          <table:table-cell office:value-type="float" office:value="0.114173247493184" calcext:value-type="float">
            <text:p>0.114173247493184</text:p>
          </table:table-cell>
          <table:table-cell office:value-type="float" office:value="0.113718924037603" calcext:value-type="float">
            <text:p>0.113718924037603</text:p>
          </table:table-cell>
          <table:table-cell office:value-type="float" office:value="0.322934426924381" calcext:value-type="float">
            <text:p>0.322934426924381</text:p>
          </table:table-cell>
          <table:table-cell office:value-type="float" office:value="0.382782237617842" calcext:value-type="float">
            <text:p>0.382782237617842</text:p>
          </table:table-cell>
          <table:table-cell office:value-type="float" office:value="0.384762008364082" calcext:value-type="float">
            <text:p>0.384762008364082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46qqx</text:p>
          </table:table-cell>
          <table:table-cell office:value-type="float" office:value="79" calcext:value-type="float">
            <text:p>79</text:p>
          </table:table-cell>
          <table:table-cell office:value-type="float" office:value="0.0439441334439891" calcext:value-type="float">
            <text:p>0.0439441334439891</text:p>
          </table:table-cell>
          <table:table-cell office:value-type="float" office:value="0.0419764347622424" calcext:value-type="float">
            <text:p>0.0419764347622424</text:p>
          </table:table-cell>
          <table:table-cell office:value-type="float" office:value="0.121790814633608" calcext:value-type="float">
            <text:p>0.121790814633608</text:p>
          </table:table-cell>
          <table:table-cell table:number-columns-repeated="2" office:value-type="float" office:value="0.141022556025473" calcext:value-type="float">
            <text:p>0.14102255602547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4tktd</text:p>
          </table:table-cell>
          <table:table-cell office:value-type="float" office:value="38" calcext:value-type="float">
            <text:p>38</text:p>
          </table:table-cell>
          <table:table-cell office:value-type="float" office:value="0.0449613661878029" calcext:value-type="float">
            <text:p>0.0449613661878029</text:p>
          </table:table-cell>
          <table:table-cell office:value-type="float" office:value="0.038758274732336" calcext:value-type="float">
            <text:p>0.038758274732336</text:p>
          </table:table-cell>
          <table:table-cell office:value-type="float" office:value="0.103967610827632" calcext:value-type="float">
            <text:p>0.103967610827632</text:p>
          </table:table-cell>
          <table:table-cell office:value-type="float" office:value="0.114419225502479" calcext:value-type="float">
            <text:p>0.114419225502479</text:p>
          </table:table-cell>
          <table:table-cell office:value-type="float" office:value="0.115969982686138" calcext:value-type="float">
            <text:p>0.11596998268613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52w4b</text:p>
          </table:table-cell>
          <table:table-cell office:value-type="float" office:value="148" calcext:value-type="float">
            <text:p>148</text:p>
          </table:table-cell>
          <table:table-cell office:value-type="float" office:value="0.0563627652513008" calcext:value-type="float">
            <text:p>0.0563627652513008</text:p>
          </table:table-cell>
          <table:table-cell office:value-type="float" office:value="0.0575579383052929" calcext:value-type="float">
            <text:p>0.0575579383052929</text:p>
          </table:table-cell>
          <table:table-cell office:value-type="float" office:value="0.173784417416676" calcext:value-type="float">
            <text:p>0.173784417416676</text:p>
          </table:table-cell>
          <table:table-cell office:value-type="float" office:value="0.208555355628632" calcext:value-type="float">
            <text:p>0.208555355628632</text:p>
          </table:table-cell>
          <table:table-cell office:value-type="float" office:value="0.241790453512687" calcext:value-type="float">
            <text:p>0.24179045351268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57ng4</text:p>
          </table:table-cell>
          <table:table-cell office:value-type="float" office:value="88" calcext:value-type="float">
            <text:p>88</text:p>
          </table:table-cell>
          <table:table-cell office:value-type="float" office:value="0.0482111899186001" calcext:value-type="float">
            <text:p>0.0482111899186001</text:p>
          </table:table-cell>
          <table:table-cell office:value-type="float" office:value="0.0515039494324723" calcext:value-type="float">
            <text:p>0.0515039494324723</text:p>
          </table:table-cell>
          <table:table-cell office:value-type="float" office:value="0.144085811829759" calcext:value-type="float">
            <text:p>0.144085811829759</text:p>
          </table:table-cell>
          <table:table-cell office:value-type="float" office:value="0.174117485437617" calcext:value-type="float">
            <text:p>0.174117485437617</text:p>
          </table:table-cell>
          <table:table-cell office:value-type="float" office:value="0.18880977835643" calcext:value-type="float">
            <text:p>0.1888097783564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5dgp9</text:p>
          </table:table-cell>
          <table:table-cell office:value-type="float" office:value="97" calcext:value-type="float">
            <text:p>97</text:p>
          </table:table-cell>
          <table:table-cell office:value-type="float" office:value="0.0381443539328307" calcext:value-type="float">
            <text:p>0.0381443539328307</text:p>
          </table:table-cell>
          <table:table-cell office:value-type="float" office:value="0.0422946364906477" calcext:value-type="float">
            <text:p>0.0422946364906477</text:p>
          </table:table-cell>
          <table:table-cell office:value-type="float" office:value="0.133440796260123" calcext:value-type="float">
            <text:p>0.133440796260123</text:p>
          </table:table-cell>
          <table:table-cell table:number-columns-repeated="2" office:value-type="float" office:value="0.136381433823529" calcext:value-type="float">
            <text:p>0.136381433823529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6ldrf</text:p>
          </table:table-cell>
          <table:table-cell office:value-type="float" office:value="139" calcext:value-type="float">
            <text:p>139</text:p>
          </table:table-cell>
          <table:table-cell office:value-type="float" office:value="0.0655431498069956" calcext:value-type="float">
            <text:p>0.0655431498069956</text:p>
          </table:table-cell>
          <table:table-cell office:value-type="float" office:value="0.0668224935865945" calcext:value-type="float">
            <text:p>0.0668224935865945</text:p>
          </table:table-cell>
          <table:table-cell office:value-type="float" office:value="0.203062553828915" calcext:value-type="float">
            <text:p>0.203062553828915</text:p>
          </table:table-cell>
          <table:table-cell office:value-type="float" office:value="0.241245732483908" calcext:value-type="float">
            <text:p>0.241245732483908</text:p>
          </table:table-cell>
          <table:table-cell office:value-type="float" office:value="0.252746423226579" calcext:value-type="float">
            <text:p>0.252746423226579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6nf2g</text:p>
          </table:table-cell>
          <table:table-cell office:value-type="float" office:value="87" calcext:value-type="float">
            <text:p>87</text:p>
          </table:table-cell>
          <table:table-cell office:value-type="float" office:value="0.0482101294127504" calcext:value-type="float">
            <text:p>0.0482101294127504</text:p>
          </table:table-cell>
          <table:table-cell office:value-type="float" office:value="0.0498571472688777" calcext:value-type="float">
            <text:p>0.0498571472688777</text:p>
          </table:table-cell>
          <table:table-cell office:value-type="float" office:value="0.141619869057826" calcext:value-type="float">
            <text:p>0.141619869057826</text:p>
          </table:table-cell>
          <table:table-cell table:number-columns-repeated="2" office:value-type="float" office:value="0.171868915159944" calcext:value-type="float">
            <text:p>0.17186891515994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6tmd7</text:p>
          </table:table-cell>
          <table:table-cell office:value-type="float" office:value="87" calcext:value-type="float">
            <text:p>87</text:p>
          </table:table-cell>
          <table:table-cell office:value-type="float" office:value="0.0456104524019837" calcext:value-type="float">
            <text:p>0.0456104524019837</text:p>
          </table:table-cell>
          <table:table-cell office:value-type="float" office:value="0.0410210710310972" calcext:value-type="float">
            <text:p>0.0410210710310972</text:p>
          </table:table-cell>
          <table:table-cell office:value-type="float" office:value="0.120894922104471" calcext:value-type="float">
            <text:p>0.120894922104471</text:p>
          </table:table-cell>
          <table:table-cell table:number-columns-repeated="2" office:value-type="float" office:value="0.144217256767566" calcext:value-type="float">
            <text:p>0.14421725676756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75t8w</text:p>
          </table:table-cell>
          <table:table-cell office:value-type="float" office:value="92" calcext:value-type="float">
            <text:p>92</text:p>
          </table:table-cell>
          <table:table-cell office:value-type="float" office:value="0.102680900387992" calcext:value-type="float">
            <text:p>0.102680900387992</text:p>
          </table:table-cell>
          <table:table-cell office:value-type="float" office:value="0.10301194191476" calcext:value-type="float">
            <text:p>0.10301194191476</text:p>
          </table:table-cell>
          <table:table-cell office:value-type="float" office:value="0.287439826169373" calcext:value-type="float">
            <text:p>0.287439826169373</text:p>
          </table:table-cell>
          <table:table-cell office:value-type="float" office:value="0.3461496571867" calcext:value-type="float">
            <text:p>0.3461496571867</text:p>
          </table:table-cell>
          <table:table-cell office:value-type="float" office:value="0.351973276055468" calcext:value-type="float">
            <text:p>0.35197327605546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79htf</text:p>
          </table:table-cell>
          <table:table-cell office:value-type="float" office:value="84" calcext:value-type="float">
            <text:p>84</text:p>
          </table:table-cell>
          <table:table-cell office:value-type="float" office:value="0.0437411036323605" calcext:value-type="float">
            <text:p>0.0437411036323605</text:p>
          </table:table-cell>
          <table:table-cell office:value-type="float" office:value="0.0441783233024355" calcext:value-type="float">
            <text:p>0.0441783233024355</text:p>
          </table:table-cell>
          <table:table-cell office:value-type="float" office:value="0.134243794476342" calcext:value-type="float">
            <text:p>0.134243794476342</text:p>
          </table:table-cell>
          <table:table-cell table:number-columns-repeated="2" office:value-type="float" office:value="0.141047313494274" calcext:value-type="float">
            <text:p>0.14104731349427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7bqhp</text:p>
          </table:table-cell>
          <table:table-cell office:value-type="float" office:value="89" calcext:value-type="float">
            <text:p>89</text:p>
          </table:table-cell>
          <table:table-cell office:value-type="float" office:value="0.0446897913566136" calcext:value-type="float">
            <text:p>0.0446897913566136</text:p>
          </table:table-cell>
          <table:table-cell office:value-type="float" office:value="0.0448821641546225" calcext:value-type="float">
            <text:p>0.0448821641546225</text:p>
          </table:table-cell>
          <table:table-cell office:value-type="float" office:value="0.120677644883573" calcext:value-type="float">
            <text:p>0.120677644883573</text:p>
          </table:table-cell>
          <table:table-cell office:value-type="float" office:value="0.143956205496713" calcext:value-type="float">
            <text:p>0.143956205496713</text:p>
          </table:table-cell>
          <table:table-cell office:value-type="float" office:value="0.150820546126536" calcext:value-type="float">
            <text:p>0.15082054612653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7kq76</text:p>
          </table:table-cell>
          <table:table-cell office:value-type="float" office:value="89" calcext:value-type="float">
            <text:p>89</text:p>
          </table:table-cell>
          <table:table-cell office:value-type="float" office:value="0.0356648360055137" calcext:value-type="float">
            <text:p>0.0356648360055137</text:p>
          </table:table-cell>
          <table:table-cell office:value-type="float" office:value="0.0390189436028506" calcext:value-type="float">
            <text:p>0.0390189436028506</text:p>
          </table:table-cell>
          <table:table-cell office:value-type="float" office:value="0.105262608680234" calcext:value-type="float">
            <text:p>0.105262608680234</text:p>
          </table:table-cell>
          <table:table-cell table:number-columns-repeated="2" office:value-type="float" office:value="0.135036748918692" calcext:value-type="float">
            <text:p>0.135036748918692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7rskr</text:p>
          </table:table-cell>
          <table:table-cell office:value-type="float" office:value="99" calcext:value-type="float">
            <text:p>99</text:p>
          </table:table-cell>
          <table:table-cell office:value-type="float" office:value="0.0683630503636761" calcext:value-type="float">
            <text:p>0.0683630503636761</text:p>
          </table:table-cell>
          <table:table-cell office:value-type="float" office:value="0.0620827432731537" calcext:value-type="float">
            <text:p>0.0620827432731537</text:p>
          </table:table-cell>
          <table:table-cell office:value-type="float" office:value="0.205359366936178" calcext:value-type="float">
            <text:p>0.205359366936178</text:p>
          </table:table-cell>
          <table:table-cell office:value-type="float" office:value="0.210098574654555" calcext:value-type="float">
            <text:p>0.210098574654555</text:p>
          </table:table-cell>
          <table:table-cell office:value-type="float" office:value="0.255753471785636" calcext:value-type="float">
            <text:p>0.25575347178563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8gwvj</text:p>
          </table:table-cell>
          <table:table-cell office:value-type="float" office:value="91" calcext:value-type="float">
            <text:p>91</text:p>
          </table:table-cell>
          <table:table-cell office:value-type="float" office:value="0.0441624732508222" calcext:value-type="float">
            <text:p>0.0441624732508222</text:p>
          </table:table-cell>
          <table:table-cell office:value-type="float" office:value="0.0440403522001639" calcext:value-type="float">
            <text:p>0.0440403522001639</text:p>
          </table:table-cell>
          <table:table-cell office:value-type="float" office:value="0.126629439120435" calcext:value-type="float">
            <text:p>0.126629439120435</text:p>
          </table:table-cell>
          <table:table-cell table:number-columns-repeated="2" office:value-type="float" office:value="0.138765753499265" calcext:value-type="float">
            <text:p>0.138765753499265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99x78</text:p>
          </table:table-cell>
          <table:table-cell office:value-type="float" office:value="94" calcext:value-type="float">
            <text:p>94</text:p>
          </table:table-cell>
          <table:table-cell office:value-type="float" office:value="0.0414184315503579" calcext:value-type="float">
            <text:p>0.0414184315503579</text:p>
          </table:table-cell>
          <table:table-cell office:value-type="float" office:value="0.0427598814333534" calcext:value-type="float">
            <text:p>0.0427598814333534</text:p>
          </table:table-cell>
          <table:table-cell office:value-type="float" office:value="0.121735793616919" calcext:value-type="float">
            <text:p>0.121735793616919</text:p>
          </table:table-cell>
          <table:table-cell table:number-columns-repeated="2" office:value-type="float" office:value="0.136285352668612" calcext:value-type="float">
            <text:p>0.136285352668612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cmvhg</text:p>
          </table:table-cell>
          <table:table-cell office:value-type="float" office:value="85" calcext:value-type="float">
            <text:p>85</text:p>
          </table:table-cell>
          <table:table-cell office:value-type="float" office:value="0.0393054831968547" calcext:value-type="float">
            <text:p>0.0393054831968547</text:p>
          </table:table-cell>
          <table:table-cell office:value-type="float" office:value="0.0410996952713837" calcext:value-type="float">
            <text:p>0.0410996952713837</text:p>
          </table:table-cell>
          <table:table-cell office:value-type="float" office:value="0.1124471912391" calcext:value-type="float">
            <text:p>0.1124471912391</text:p>
          </table:table-cell>
          <table:table-cell office:value-type="float" office:value="0.132895979628064" calcext:value-type="float">
            <text:p>0.132895979628064</text:p>
          </table:table-cell>
          <table:table-cell office:value-type="float" office:value="0.13614454971728" calcext:value-type="float">
            <text:p>0.1361445497172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89j5</text:p>
          </table:table-cell>
          <table:table-cell office:value-type="float" office:value="41" calcext:value-type="float">
            <text:p>41</text:p>
          </table:table-cell>
          <table:table-cell office:value-type="float" office:value="0.0462971865209209" calcext:value-type="float">
            <text:p>0.0462971865209209</text:p>
          </table:table-cell>
          <table:table-cell office:value-type="float" office:value="0.0405696002661796" calcext:value-type="float">
            <text:p>0.0405696002661796</text:p>
          </table:table-cell>
          <table:table-cell office:value-type="float" office:value="0.107995656605691" calcext:value-type="float">
            <text:p>0.107995656605691</text:p>
          </table:table-cell>
          <table:table-cell office:value-type="float" office:value="0.124435795061549" calcext:value-type="float">
            <text:p>0.124435795061549</text:p>
          </table:table-cell>
          <table:table-cell office:value-type="float" office:value="0.132924253357003" calcext:value-type="float">
            <text:p>0.13292425335700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8hzz</text:p>
          </table:table-cell>
          <table:table-cell office:value-type="float" office:value="84" calcext:value-type="float">
            <text:p>84</text:p>
          </table:table-cell>
          <table:table-cell office:value-type="float" office:value="0.040881219775952" calcext:value-type="float">
            <text:p>0.040881219775952</text:p>
          </table:table-cell>
          <table:table-cell office:value-type="float" office:value="0.0406519332130759" calcext:value-type="float">
            <text:p>0.0406519332130759</text:p>
          </table:table-cell>
          <table:table-cell office:value-type="float" office:value="0.124987062271157" calcext:value-type="float">
            <text:p>0.124987062271157</text:p>
          </table:table-cell>
          <table:table-cell table:number-columns-repeated="2" office:value-type="float" office:value="0.132489033344245" calcext:value-type="float">
            <text:p>0.132489033344245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c5kg</text:p>
          </table:table-cell>
          <table:table-cell office:value-type="float" office:value="144" calcext:value-type="float">
            <text:p>144</text:p>
          </table:table-cell>
          <table:table-cell office:value-type="float" office:value="0.0521159852669876" calcext:value-type="float">
            <text:p>0.0521159852669876</text:p>
          </table:table-cell>
          <table:table-cell office:value-type="float" office:value="0.053919198791044" calcext:value-type="float">
            <text:p>0.053919198791044</text:p>
          </table:table-cell>
          <table:table-cell office:value-type="float" office:value="0.174508658436974" calcext:value-type="float">
            <text:p>0.174508658436974</text:p>
          </table:table-cell>
          <table:table-cell office:value-type="float" office:value="0.192230206464822" calcext:value-type="float">
            <text:p>0.192230206464822</text:p>
          </table:table-cell>
          <table:table-cell office:value-type="float" office:value="0.195564670026494" calcext:value-type="float">
            <text:p>0.19556467002649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fvkx</text:p>
          </table:table-cell>
          <table:table-cell office:value-type="float" office:value="80" calcext:value-type="float">
            <text:p>80</text:p>
          </table:table-cell>
          <table:table-cell office:value-type="float" office:value="0.100476605520896" calcext:value-type="float">
            <text:p>0.100476605520896</text:p>
          </table:table-cell>
          <table:table-cell office:value-type="float" office:value="0.103401789213216" calcext:value-type="float">
            <text:p>0.103401789213216</text:p>
          </table:table-cell>
          <table:table-cell office:value-type="float" office:value="0.314680414326009" calcext:value-type="float">
            <text:p>0.314680414326009</text:p>
          </table:table-cell>
          <table:table-cell table:number-columns-repeated="2" office:value-type="float" office:value="0.370619842321601" calcext:value-type="float">
            <text:p>0.370619842321601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hl4k</text:p>
          </table:table-cell>
          <table:table-cell office:value-type="float" office:value="39" calcext:value-type="float">
            <text:p>39</text:p>
          </table:table-cell>
          <table:table-cell office:value-type="float" office:value="0.0419809279944039" calcext:value-type="float">
            <text:p>0.0419809279944039</text:p>
          </table:table-cell>
          <table:table-cell office:value-type="float" office:value="0.0404418492335106" calcext:value-type="float">
            <text:p>0.0404418492335106</text:p>
          </table:table-cell>
          <table:table-cell office:value-type="float" office:value="0.104435144729584" calcext:value-type="float">
            <text:p>0.104435144729584</text:p>
          </table:table-cell>
          <table:table-cell office:value-type="float" office:value="0.123423371387589" calcext:value-type="float">
            <text:p>0.123423371387589</text:p>
          </table:table-cell>
          <table:table-cell office:value-type="float" office:value="0.129911922827495" calcext:value-type="float">
            <text:p>0.129911922827495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jklf</text:p>
          </table:table-cell>
          <table:table-cell office:value-type="float" office:value="81" calcext:value-type="float">
            <text:p>81</text:p>
          </table:table-cell>
          <table:table-cell office:value-type="float" office:value="0.0417377693891193" calcext:value-type="float">
            <text:p>0.0417377693891193</text:p>
          </table:table-cell>
          <table:table-cell office:value-type="float" office:value="0.0398888036394502" calcext:value-type="float">
            <text:p>0.0398888036394502</text:p>
          </table:table-cell>
          <table:table-cell office:value-type="float" office:value="0.105678534699083" calcext:value-type="float">
            <text:p>0.105678534699083</text:p>
          </table:table-cell>
          <table:table-cell table:number-columns-repeated="2" office:value-type="float" office:value="0.137286774769759" calcext:value-type="float">
            <text:p>0.137286774769759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tmg8</text:p>
          </table:table-cell>
          <table:table-cell office:value-type="float" office:value="96" calcext:value-type="float">
            <text:p>96</text:p>
          </table:table-cell>
          <table:table-cell office:value-type="float" office:value="0.036136210957096" calcext:value-type="float">
            <text:p>0.036136210957096</text:p>
          </table:table-cell>
          <table:table-cell office:value-type="float" office:value="0.0405825924600681" calcext:value-type="float">
            <text:p>0.0405825924600681</text:p>
          </table:table-cell>
          <table:table-cell office:value-type="float" office:value="0.120810398310495" calcext:value-type="float">
            <text:p>0.120810398310495</text:p>
          </table:table-cell>
          <table:table-cell table:number-columns-repeated="2" office:value-type="float" office:value="0.132412479255025" calcext:value-type="float">
            <text:p>0.132412479255025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wh9v</text:p>
          </table:table-cell>
          <table:table-cell office:value-type="float" office:value="77" calcext:value-type="float">
            <text:p>77</text:p>
          </table:table-cell>
          <table:table-cell office:value-type="float" office:value="0.0419659059778273" calcext:value-type="float">
            <text:p>0.0419659059778273</text:p>
          </table:table-cell>
          <table:table-cell office:value-type="float" office:value="0.0406624661157526" calcext:value-type="float">
            <text:p>0.0406624661157526</text:p>
          </table:table-cell>
          <table:table-cell office:value-type="float" office:value="0.112171956907029" calcext:value-type="float">
            <text:p>0.112171956907029</text:p>
          </table:table-cell>
          <table:table-cell office:value-type="float" office:value="0.133665759736418" calcext:value-type="float">
            <text:p>0.133665759736418</text:p>
          </table:table-cell>
          <table:table-cell office:value-type="float" office:value="0.137768642304149" calcext:value-type="float">
            <text:p>0.137768642304149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dzxt4</text:p>
          </table:table-cell>
          <table:table-cell office:value-type="float" office:value="93" calcext:value-type="float">
            <text:p>93</text:p>
          </table:table-cell>
          <table:table-cell office:value-type="float" office:value="0.050857380991754" calcext:value-type="float">
            <text:p>0.050857380991754</text:p>
          </table:table-cell>
          <table:table-cell office:value-type="float" office:value="0.0546677423574388" calcext:value-type="float">
            <text:p>0.0546677423574388</text:p>
          </table:table-cell>
          <table:table-cell office:value-type="float" office:value="0.162005214680176" calcext:value-type="float">
            <text:p>0.162005214680176</text:p>
          </table:table-cell>
          <table:table-cell table:number-columns-repeated="2" office:value-type="float" office:value="0.187419480747303" calcext:value-type="float">
            <text:p>0.18741948074730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f7glg</text:p>
          </table:table-cell>
          <table:table-cell office:value-type="float" office:value="37" calcext:value-type="float">
            <text:p>37</text:p>
          </table:table-cell>
          <table:table-cell office:value-type="float" office:value="0.0442714657301268" calcext:value-type="float">
            <text:p>0.0442714657301268</text:p>
          </table:table-cell>
          <table:table-cell office:value-type="float" office:value="0.0456774156756234" calcext:value-type="float">
            <text:p>0.0456774156756234</text:p>
          </table:table-cell>
          <table:table-cell office:value-type="float" office:value="0.130269107866384" calcext:value-type="float">
            <text:p>0.130269107866384</text:p>
          </table:table-cell>
          <table:table-cell table:number-columns-repeated="2" office:value-type="float" office:value="0.135321704431428" calcext:value-type="float">
            <text:p>0.13532170443142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f9zsd</text:p>
          </table:table-cell>
          <table:table-cell office:value-type="float" office:value="77" calcext:value-type="float">
            <text:p>77</text:p>
          </table:table-cell>
          <table:table-cell office:value-type="float" office:value="0.0533798866625941" calcext:value-type="float">
            <text:p>0.0533798866625941</text:p>
          </table:table-cell>
          <table:table-cell office:value-type="float" office:value="0.0554725157587312" calcext:value-type="float">
            <text:p>0.0554725157587312</text:p>
          </table:table-cell>
          <table:table-cell office:value-type="float" office:value="0.167535902427852" calcext:value-type="float">
            <text:p>0.167535902427852</text:p>
          </table:table-cell>
          <table:table-cell table:number-columns-repeated="2" office:value-type="float" office:value="0.182775981118337" calcext:value-type="float">
            <text:p>0.18277598111833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fbmjc</text:p>
          </table:table-cell>
          <table:table-cell office:value-type="float" office:value="81" calcext:value-type="float">
            <text:p>81</text:p>
          </table:table-cell>
          <table:table-cell office:value-type="float" office:value="0.0426969241673137" calcext:value-type="float">
            <text:p>0.0426969241673137</text:p>
          </table:table-cell>
          <table:table-cell office:value-type="float" office:value="0.0451924799147267" calcext:value-type="float">
            <text:p>0.0451924799147267</text:p>
          </table:table-cell>
          <table:table-cell office:value-type="float" office:value="0.135415675670099" calcext:value-type="float">
            <text:p>0.135415675670099</text:p>
          </table:table-cell>
          <table:table-cell office:value-type="float" office:value="0.140512452424239" calcext:value-type="float">
            <text:p>0.140512452424239</text:p>
          </table:table-cell>
          <table:table-cell office:value-type="float" office:value="0.140595937806244" calcext:value-type="float">
            <text:p>0.14059593780624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fpdc5</text:p>
          </table:table-cell>
          <table:table-cell office:value-type="float" office:value="79" calcext:value-type="float">
            <text:p>79</text:p>
          </table:table-cell>
          <table:table-cell office:value-type="float" office:value="0.039683484595625" calcext:value-type="float">
            <text:p>0.039683484595625</text:p>
          </table:table-cell>
          <table:table-cell office:value-type="float" office:value="0.0379121415053286" calcext:value-type="float">
            <text:p>0.0379121415053286</text:p>
          </table:table-cell>
          <table:table-cell office:value-type="float" office:value="0.117160481296903" calcext:value-type="float">
            <text:p>0.117160481296903</text:p>
          </table:table-cell>
          <table:table-cell office:value-type="float" office:value="0.122774722327632" calcext:value-type="float">
            <text:p>0.122774722327632</text:p>
          </table:table-cell>
          <table:table-cell office:value-type="float" office:value="0.127045047922203" calcext:value-type="float">
            <text:p>0.12704504792220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g55ln</text:p>
          </table:table-cell>
          <table:table-cell office:value-type="float" office:value="146" calcext:value-type="float">
            <text:p>146</text:p>
          </table:table-cell>
          <table:table-cell office:value-type="float" office:value="0.0580482066529217" calcext:value-type="float">
            <text:p>0.0580482066529217</text:p>
          </table:table-cell>
          <table:table-cell office:value-type="float" office:value="0.0579720858385469" calcext:value-type="float">
            <text:p>0.0579720858385469</text:p>
          </table:table-cell>
          <table:table-cell office:value-type="float" office:value="0.164494820952945" calcext:value-type="float">
            <text:p>0.164494820952945</text:p>
          </table:table-cell>
          <table:table-cell office:value-type="float" office:value="0.203958762593532" calcext:value-type="float">
            <text:p>0.203958762593532</text:p>
          </table:table-cell>
          <table:table-cell office:value-type="float" office:value="0.217349196505608" calcext:value-type="float">
            <text:p>0.21734919650560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g5jzg</text:p>
          </table:table-cell>
          <table:table-cell office:value-type="float" office:value="89" calcext:value-type="float">
            <text:p>89</text:p>
          </table:table-cell>
          <table:table-cell office:value-type="float" office:value="0.0396064484905905" calcext:value-type="float">
            <text:p>0.0396064484905905</text:p>
          </table:table-cell>
          <table:table-cell office:value-type="float" office:value="0.0410503740739496" calcext:value-type="float">
            <text:p>0.0410503740739496</text:p>
          </table:table-cell>
          <table:table-cell office:value-type="float" office:value="0.11174850418387" calcext:value-type="float">
            <text:p>0.11174850418387</text:p>
          </table:table-cell>
          <table:table-cell table:number-columns-repeated="2" office:value-type="float" office:value="0.133281578631693" calcext:value-type="float">
            <text:p>0.13328157863169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gfwk4</text:p>
          </table:table-cell>
          <table:table-cell office:value-type="float" office:value="89" calcext:value-type="float">
            <text:p>89</text:p>
          </table:table-cell>
          <table:table-cell office:value-type="float" office:value="0.0564379773283365" calcext:value-type="float">
            <text:p>0.0564379773283365</text:p>
          </table:table-cell>
          <table:table-cell office:value-type="float" office:value="0.0576530254116938" calcext:value-type="float">
            <text:p>0.0576530254116938</text:p>
          </table:table-cell>
          <table:table-cell office:value-type="float" office:value="0.161035434711106" calcext:value-type="float">
            <text:p>0.161035434711106</text:p>
          </table:table-cell>
          <table:table-cell table:number-columns-repeated="2" office:value-type="float" office:value="0.193833064242012" calcext:value-type="float">
            <text:p>0.193833064242012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gqkqm</text:p>
          </table:table-cell>
          <table:table-cell office:value-type="float" office:value="86" calcext:value-type="float">
            <text:p>86</text:p>
          </table:table-cell>
          <table:table-cell office:value-type="float" office:value="0.0444005650897401" calcext:value-type="float">
            <text:p>0.0444005650897401</text:p>
          </table:table-cell>
          <table:table-cell office:value-type="float" office:value="0.045223191962885" calcext:value-type="float">
            <text:p>0.045223191962885</text:p>
          </table:table-cell>
          <table:table-cell office:value-type="float" office:value="0.139474733326485" calcext:value-type="float">
            <text:p>0.139474733326485</text:p>
          </table:table-cell>
          <table:table-cell table:number-columns-repeated="2" office:value-type="float" office:value="0.148043727787917" calcext:value-type="float">
            <text:p>0.14804372778791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j7czk</text:p>
          </table:table-cell>
          <table:table-cell office:value-type="float" office:value="87" calcext:value-type="float">
            <text:p>87</text:p>
          </table:table-cell>
          <table:table-cell office:value-type="float" office:value="0.0413535190502994" calcext:value-type="float">
            <text:p>0.0413535190502994</text:p>
          </table:table-cell>
          <table:table-cell office:value-type="float" office:value="0.041974307155013" calcext:value-type="float">
            <text:p>0.041974307155013</text:p>
          </table:table-cell>
          <table:table-cell office:value-type="float" office:value="0.123485282825698" calcext:value-type="float">
            <text:p>0.123485282825698</text:p>
          </table:table-cell>
          <table:table-cell table:number-columns-repeated="2" office:value-type="float" office:value="0.127558864786843" calcext:value-type="float">
            <text:p>0.12755886478684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jvn8d</text:p>
          </table:table-cell>
          <table:table-cell office:value-type="float" office:value="79" calcext:value-type="float">
            <text:p>79</text:p>
          </table:table-cell>
          <table:table-cell office:value-type="float" office:value="0.0506519847398826" calcext:value-type="float">
            <text:p>0.0506519847398826</text:p>
          </table:table-cell>
          <table:table-cell office:value-type="float" office:value="0.0442910482560814" calcext:value-type="float">
            <text:p>0.0442910482560814</text:p>
          </table:table-cell>
          <table:table-cell office:value-type="float" office:value="0.125506746406544" calcext:value-type="float">
            <text:p>0.125506746406544</text:p>
          </table:table-cell>
          <table:table-cell office:value-type="float" office:value="0.140217643816736" calcext:value-type="float">
            <text:p>0.140217643816736</text:p>
          </table:table-cell>
          <table:table-cell office:value-type="float" office:value="0.150744361822783" calcext:value-type="float">
            <text:p>0.15074436182278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jwb8t</text:p>
          </table:table-cell>
          <table:table-cell office:value-type="float" office:value="80" calcext:value-type="float">
            <text:p>80</text:p>
          </table:table-cell>
          <table:table-cell office:value-type="float" office:value="0.0423559822845502" calcext:value-type="float">
            <text:p>0.0423559822845502</text:p>
          </table:table-cell>
          <table:table-cell office:value-type="float" office:value="0.0412445084871832" calcext:value-type="float">
            <text:p>0.0412445084871832</text:p>
          </table:table-cell>
          <table:table-cell office:value-type="float" office:value="0.129293490405635" calcext:value-type="float">
            <text:p>0.129293490405635</text:p>
          </table:table-cell>
          <table:table-cell office:value-type="float" office:value="0.137529460606215" calcext:value-type="float">
            <text:p>0.137529460606215</text:p>
          </table:table-cell>
          <table:table-cell office:value-type="float" office:value="0.141691857142716" calcext:value-type="float">
            <text:p>0.14169185714271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kxjqh</text:p>
          </table:table-cell>
          <table:table-cell office:value-type="float" office:value="87" calcext:value-type="float">
            <text:p>87</text:p>
          </table:table-cell>
          <table:table-cell office:value-type="float" office:value="0.0379439209723675" calcext:value-type="float">
            <text:p>0.0379439209723675</text:p>
          </table:table-cell>
          <table:table-cell office:value-type="float" office:value="0.0415301367822251" calcext:value-type="float">
            <text:p>0.0415301367822251</text:p>
          </table:table-cell>
          <table:table-cell office:value-type="float" office:value="0.129744961136121" calcext:value-type="float">
            <text:p>0.129744961136121</text:p>
          </table:table-cell>
          <table:table-cell table:number-columns-repeated="2" office:value-type="float" office:value="0.135481777563625" calcext:value-type="float">
            <text:p>0.135481777563625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ldrgd</text:p>
          </table:table-cell>
          <table:table-cell office:value-type="float" office:value="89" calcext:value-type="float">
            <text:p>89</text:p>
          </table:table-cell>
          <table:table-cell office:value-type="float" office:value="0.0428754901711702" calcext:value-type="float">
            <text:p>0.0428754901711702</text:p>
          </table:table-cell>
          <table:table-cell office:value-type="float" office:value="0.0425525435171797" calcext:value-type="float">
            <text:p>0.0425525435171797</text:p>
          </table:table-cell>
          <table:table-cell office:value-type="float" office:value="0.11987698049454" calcext:value-type="float">
            <text:p>0.11987698049454</text:p>
          </table:table-cell>
          <table:table-cell office:value-type="float" office:value="0.135162179341974" calcext:value-type="float">
            <text:p>0.135162179341974</text:p>
          </table:table-cell>
          <table:table-cell office:value-type="float" office:value="0.137954136750141" calcext:value-type="float">
            <text:p>0.137954136750141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ml4zr</text:p>
          </table:table-cell>
          <table:table-cell office:value-type="float" office:value="31" calcext:value-type="float">
            <text:p>31</text:p>
          </table:table-cell>
          <table:table-cell office:value-type="float" office:value="0.0458150176832325" calcext:value-type="float">
            <text:p>0.0458150176832325</text:p>
          </table:table-cell>
          <table:table-cell office:value-type="float" office:value="0.0455144505671362" calcext:value-type="float">
            <text:p>0.0455144505671362</text:p>
          </table:table-cell>
          <table:table-cell office:value-type="float" office:value="0.132440207950257" calcext:value-type="float">
            <text:p>0.132440207950257</text:p>
          </table:table-cell>
          <table:table-cell table:number-columns-repeated="2" office:value-type="float" office:value="0.137355847332472" calcext:value-type="float">
            <text:p>0.137355847332472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ms2bt</text:p>
          </table:table-cell>
          <table:table-cell office:value-type="float" office:value="81" calcext:value-type="float">
            <text:p>81</text:p>
          </table:table-cell>
          <table:table-cell office:value-type="float" office:value="0.0377388333906926" calcext:value-type="float">
            <text:p>0.0377388333906926</text:p>
          </table:table-cell>
          <table:table-cell office:value-type="float" office:value="0.0392474498251995" calcext:value-type="float">
            <text:p>0.0392474498251995</text:p>
          </table:table-cell>
          <table:table-cell office:value-type="float" office:value="0.110664376300601" calcext:value-type="float">
            <text:p>0.110664376300601</text:p>
          </table:table-cell>
          <table:table-cell table:number-columns-repeated="2" office:value-type="float" office:value="0.127628394445586" calcext:value-type="float">
            <text:p>0.12762839444558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p24dr</text:p>
          </table:table-cell>
          <table:table-cell office:value-type="float" office:value="92" calcext:value-type="float">
            <text:p>92</text:p>
          </table:table-cell>
          <table:table-cell office:value-type="float" office:value="0.0407162890723437" calcext:value-type="float">
            <text:p>0.0407162890723437</text:p>
          </table:table-cell>
          <table:table-cell office:value-type="float" office:value="0.0398039602999614" calcext:value-type="float">
            <text:p>0.0398039602999614</text:p>
          </table:table-cell>
          <table:table-cell office:value-type="float" office:value="0.113739668186759" calcext:value-type="float">
            <text:p>0.113739668186759</text:p>
          </table:table-cell>
          <table:table-cell table:number-columns-repeated="2" office:value-type="float" office:value="0.126229296054563" calcext:value-type="float">
            <text:p>0.12622929605456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pf64m</text:p>
          </table:table-cell>
          <table:table-cell office:value-type="float" office:value="85" calcext:value-type="float">
            <text:p>85</text:p>
          </table:table-cell>
          <table:table-cell office:value-type="float" office:value="0.0400180633981945" calcext:value-type="float">
            <text:p>0.0400180633981945</text:p>
          </table:table-cell>
          <table:table-cell office:value-type="float" office:value="0.0394945078153849" calcext:value-type="float">
            <text:p>0.0394945078153849</text:p>
          </table:table-cell>
          <table:table-cell office:value-type="float" office:value="0.1196452175321" calcext:value-type="float">
            <text:p>0.1196452175321</text:p>
          </table:table-cell>
          <table:table-cell table:number-columns-repeated="2" office:value-type="float" office:value="0.131304468949507" calcext:value-type="float">
            <text:p>0.13130446894950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r25rk</text:p>
          </table:table-cell>
          <table:table-cell office:value-type="float" office:value="83" calcext:value-type="float">
            <text:p>83</text:p>
          </table:table-cell>
          <table:table-cell office:value-type="float" office:value="0.0555903273109995" calcext:value-type="float">
            <text:p>0.0555903273109995</text:p>
          </table:table-cell>
          <table:table-cell office:value-type="float" office:value="0.0538695325057836" calcext:value-type="float">
            <text:p>0.0538695325057836</text:p>
          </table:table-cell>
          <table:table-cell office:value-type="float" office:value="0.146581677230168" calcext:value-type="float">
            <text:p>0.146581677230168</text:p>
          </table:table-cell>
          <table:table-cell table:number-columns-repeated="2" office:value-type="float" office:value="0.181026355628957" calcext:value-type="float">
            <text:p>0.18102635562895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r66ck</text:p>
          </table:table-cell>
          <table:table-cell office:value-type="float" office:value="86" calcext:value-type="float">
            <text:p>86</text:p>
          </table:table-cell>
          <table:table-cell office:value-type="float" office:value="0.0383192354996431" calcext:value-type="float">
            <text:p>0.0383192354996431</text:p>
          </table:table-cell>
          <table:table-cell office:value-type="float" office:value="0.0395397681427082" calcext:value-type="float">
            <text:p>0.0395397681427082</text:p>
          </table:table-cell>
          <table:table-cell office:value-type="float" office:value="0.106099148102795" calcext:value-type="float">
            <text:p>0.106099148102795</text:p>
          </table:table-cell>
          <table:table-cell table:number-columns-repeated="2" office:value-type="float" office:value="0.132632408366578" calcext:value-type="float">
            <text:p>0.13263240836657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rcbqq</text:p>
          </table:table-cell>
          <table:table-cell office:value-type="float" office:value="75" calcext:value-type="float">
            <text:p>75</text:p>
          </table:table-cell>
          <table:table-cell office:value-type="float" office:value="0.0414886760358938" calcext:value-type="float">
            <text:p>0.0414886760358938</text:p>
          </table:table-cell>
          <table:table-cell office:value-type="float" office:value="0.0371855791900386" calcext:value-type="float">
            <text:p>0.0371855791900386</text:p>
          </table:table-cell>
          <table:table-cell office:value-type="float" office:value="0.107279097213743" calcext:value-type="float">
            <text:p>0.107279097213743</text:p>
          </table:table-cell>
          <table:table-cell office:value-type="float" office:value="0.121131020361911" calcext:value-type="float">
            <text:p>0.121131020361911</text:p>
          </table:table-cell>
          <table:table-cell office:value-type="float" office:value="0.128881653134709" calcext:value-type="float">
            <text:p>0.128881653134709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rr9nx</text:p>
          </table:table-cell>
          <table:table-cell office:value-type="float" office:value="87" calcext:value-type="float">
            <text:p>87</text:p>
          </table:table-cell>
          <table:table-cell office:value-type="float" office:value="0.0454058849090586" calcext:value-type="float">
            <text:p>0.0454058849090586</text:p>
          </table:table-cell>
          <table:table-cell office:value-type="float" office:value="0.0438431382828465" calcext:value-type="float">
            <text:p>0.0438431382828465</text:p>
          </table:table-cell>
          <table:table-cell office:value-type="float" office:value="0.129507112030813" calcext:value-type="float">
            <text:p>0.129507112030813</text:p>
          </table:table-cell>
          <table:table-cell table:number-columns-repeated="2" office:value-type="float" office:value="0.147104754440961" calcext:value-type="float">
            <text:p>0.147104754440961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rtf97</text:p>
          </table:table-cell>
          <table:table-cell office:value-type="float" office:value="38" calcext:value-type="float">
            <text:p>38</text:p>
          </table:table-cell>
          <table:table-cell office:value-type="float" office:value="0.039392298391621" calcext:value-type="float">
            <text:p>0.039392298391621</text:p>
          </table:table-cell>
          <table:table-cell office:value-type="float" office:value="0.0351950583940978" calcext:value-type="float">
            <text:p>0.0351950583940978</text:p>
          </table:table-cell>
          <table:table-cell office:value-type="float" office:value="0.0912022765690337" calcext:value-type="float">
            <text:p>0.0912022765690337</text:p>
          </table:table-cell>
          <table:table-cell office:value-type="float" office:value="0.0992384544652672" calcext:value-type="float">
            <text:p>0.0992384544652672</text:p>
          </table:table-cell>
          <table:table-cell office:value-type="float" office:value="0.102447506682926" calcext:value-type="float">
            <text:p>0.102447506682926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v4gfw</text:p>
          </table:table-cell>
          <table:table-cell office:value-type="float" office:value="323" calcext:value-type="float">
            <text:p>323</text:p>
          </table:table-cell>
          <table:table-cell office:value-type="float" office:value="0.13601877950174" calcext:value-type="float">
            <text:p>0.13601877950174</text:p>
          </table:table-cell>
          <table:table-cell office:value-type="float" office:value="0.136519871799596" calcext:value-type="float">
            <text:p>0.136519871799596</text:p>
          </table:table-cell>
          <table:table-cell office:value-type="float" office:value="0.40051100270337" calcext:value-type="float">
            <text:p>0.40051100270337</text:p>
          </table:table-cell>
          <table:table-cell office:value-type="float" office:value="0.524079259785083" calcext:value-type="float">
            <text:p>0.524079259785083</text:p>
          </table:table-cell>
          <table:table-cell office:value-type="float" office:value="0.564912510638298" calcext:value-type="float">
            <text:p>0.564912510638298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vmjsd</text:p>
          </table:table-cell>
          <table:table-cell office:value-type="float" office:value="89" calcext:value-type="float">
            <text:p>89</text:p>
          </table:table-cell>
          <table:table-cell office:value-type="float" office:value="0.039461735365348" calcext:value-type="float">
            <text:p>0.039461735365348</text:p>
          </table:table-cell>
          <table:table-cell office:value-type="float" office:value="0.0428560953640042" calcext:value-type="float">
            <text:p>0.0428560953640042</text:p>
          </table:table-cell>
          <table:table-cell office:value-type="float" office:value="0.116417654083567" calcext:value-type="float">
            <text:p>0.116417654083567</text:p>
          </table:table-cell>
          <table:table-cell office:value-type="float" office:value="0.145071620844977" calcext:value-type="float">
            <text:p>0.145071620844977</text:p>
          </table:table-cell>
          <table:table-cell office:value-type="float" office:value="0.148506986730237" calcext:value-type="float">
            <text:p>0.148506986730237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wqrc6</text:p>
          </table:table-cell>
          <table:table-cell office:value-type="float" office:value="38" calcext:value-type="float">
            <text:p>38</text:p>
          </table:table-cell>
          <table:table-cell office:value-type="float" office:value="0.0432456162598493" calcext:value-type="float">
            <text:p>0.0432456162598493</text:p>
          </table:table-cell>
          <table:table-cell office:value-type="float" office:value="0.0408673634012539" calcext:value-type="float">
            <text:p>0.0408673634012539</text:p>
          </table:table-cell>
          <table:table-cell office:value-type="float" office:value="0.106153259150167" calcext:value-type="float">
            <text:p>0.106153259150167</text:p>
          </table:table-cell>
          <table:table-cell office:value-type="float" office:value="0.125696392482895" calcext:value-type="float">
            <text:p>0.125696392482895</text:p>
          </table:table-cell>
          <table:table-cell office:value-type="float" office:value="0.131786370988334" calcext:value-type="float">
            <text:p>0.13178637098833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wx8np</text:p>
          </table:table-cell>
          <table:table-cell office:value-type="float" office:value="92" calcext:value-type="float">
            <text:p>92</text:p>
          </table:table-cell>
          <table:table-cell office:value-type="float" office:value="0.103787080743908" calcext:value-type="float">
            <text:p>0.103787080743908</text:p>
          </table:table-cell>
          <table:table-cell office:value-type="float" office:value="0.116807113094304" calcext:value-type="float">
            <text:p>0.116807113094304</text:p>
          </table:table-cell>
          <table:table-cell office:value-type="float" office:value="0.350866851419157" calcext:value-type="float">
            <text:p>0.350866851419157</text:p>
          </table:table-cell>
          <table:table-cell table:number-columns-repeated="2" office:value-type="float" office:value="0.386334980622675" calcext:value-type="float">
            <text:p>0.386334980622675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xq5q2</text:p>
          </table:table-cell>
          <table:table-cell office:value-type="float" office:value="91" calcext:value-type="float">
            <text:p>91</text:p>
          </table:table-cell>
          <table:table-cell office:value-type="float" office:value="0.0412073856760573" calcext:value-type="float">
            <text:p>0.0412073856760573</text:p>
          </table:table-cell>
          <table:table-cell office:value-type="float" office:value="0.0445492839273008" calcext:value-type="float">
            <text:p>0.0445492839273008</text:p>
          </table:table-cell>
          <table:table-cell office:value-type="float" office:value="0.127072097658408" calcext:value-type="float">
            <text:p>0.127072097658408</text:p>
          </table:table-cell>
          <table:table-cell table:number-columns-repeated="2" office:value-type="float" office:value="0.146694189161344" calcext:value-type="float">
            <text:p>0.14669418916134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z644l</text:p>
          </table:table-cell>
          <table:table-cell office:value-type="float" office:value="79" calcext:value-type="float">
            <text:p>79</text:p>
          </table:table-cell>
          <table:table-cell office:value-type="float" office:value="0.0470909081428944" calcext:value-type="float">
            <text:p>0.0470909081428944</text:p>
          </table:table-cell>
          <table:table-cell office:value-type="float" office:value="0.0480470769886963" calcext:value-type="float">
            <text:p>0.0480470769886963</text:p>
          </table:table-cell>
          <table:table-cell office:value-type="float" office:value="0.133576816768468" calcext:value-type="float">
            <text:p>0.133576816768468</text:p>
          </table:table-cell>
          <table:table-cell table:number-columns-repeated="2" office:value-type="float" office:value="0.164209827997974" calcext:value-type="float">
            <text:p>0.16420982799797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zf5s9</text:p>
          </table:table-cell>
          <table:table-cell office:value-type="float" office:value="40" calcext:value-type="float">
            <text:p>40</text:p>
          </table:table-cell>
          <table:table-cell office:value-type="float" office:value="0.0447948692352725" calcext:value-type="float">
            <text:p>0.0447948692352725</text:p>
          </table:table-cell>
          <table:table-cell office:value-type="float" office:value="0.0445216247844917" calcext:value-type="float">
            <text:p>0.0445216247844917</text:p>
          </table:table-cell>
          <table:table-cell office:value-type="float" office:value="0.11436124266681" calcext:value-type="float">
            <text:p>0.11436124266681</text:p>
          </table:table-cell>
          <table:table-cell table:number-columns-repeated="2" office:value-type="float" office:value="0.136958136866003" calcext:value-type="float">
            <text:p>0.136958136866003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zghvx</text:p>
          </table:table-cell>
          <table:table-cell office:value-type="float" office:value="31" calcext:value-type="float">
            <text:p>31</text:p>
          </table:table-cell>
          <table:table-cell office:value-type="float" office:value="0.0478855814744976" calcext:value-type="float">
            <text:p>0.0478855814744976</text:p>
          </table:table-cell>
          <table:table-cell office:value-type="float" office:value="0.0406462245024961" calcext:value-type="float">
            <text:p>0.0406462245024961</text:p>
          </table:table-cell>
          <table:table-cell office:value-type="float" office:value="0.110542128204248" calcext:value-type="float">
            <text:p>0.110542128204248</text:p>
          </table:table-cell>
          <table:table-cell office:value-type="float" office:value="0.111931738506345" calcext:value-type="float">
            <text:p>0.111931738506345</text:p>
          </table:table-cell>
          <table:table-cell office:value-type="float" office:value="0.11221264858884" calcext:value-type="float">
            <text:p>0.11221264858884</text:p>
          </table:table-cell>
          <table:table-cell table:style-name="Default"/>
        </table:table-row>
        <table:table-row table:style-name="ro2">
          <table:table-cell office:value-type="string" calcext:value-type="string">
            <text:p>prometheus_cpu_raw_cpu_usage_20250525_015318_pod_cpu-service-00001-deployment-6796646cdc-zmjv8</text:p>
          </table:table-cell>
          <table:table-cell office:value-type="float" office:value="92" calcext:value-type="float">
            <text:p>92</text:p>
          </table:table-cell>
          <table:table-cell office:value-type="float" office:value="0.0409329461821395" calcext:value-type="float">
            <text:p>0.0409329461821395</text:p>
          </table:table-cell>
          <table:table-cell office:value-type="float" office:value="0.0421410792722633" calcext:value-type="float">
            <text:p>0.0421410792722633</text:p>
          </table:table-cell>
          <table:table-cell office:value-type="float" office:value="0.135003023797983" calcext:value-type="float">
            <text:p>0.135003023797983</text:p>
          </table:table-cell>
          <table:table-cell table:number-columns-repeated="2" office:value-type="float" office:value="0.13849327290416" calcext:value-type="float">
            <text:p>0.13849327290416</text:p>
          </table:table-cell>
          <table:table-cell table:style-name="Default"/>
        </table:table-row>
      </table:table>
      <table:table table:name="Knative ramp ioService" table:style-name="ta1">
        <table:table-column table:style-name="co24" table:default-cell-style-name="ce3"/>
        <table:table-column table:style-name="co15" table:default-cell-style-name="ce3"/>
        <table:table-column table:style-name="co3" table:default-cell-style-name="ce3"/>
        <table:table-column table:style-name="co11" table:default-cell-style-name="ce3"/>
        <table:table-column table:style-name="co9" table:number-columns-repeated="3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p95</text:p>
          </table:table-cell>
          <table:table-cell table:style-name="ce2" office:value-type="string" calcext:value-type="string">
            <text:p>p99</text:p>
          </table:table-cell>
          <table:table-cell table:style-name="ce2" office:value-type="string" calcext:value-type="string">
            <text:p>p99.99</text:p>
          </table:table-cell>
          <table:table-cell table:style-name="ce2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k6_checks_ramp_summa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6_metrics_ramp_summary</text:p>
          </table:table-cell>
          <table:table-cell office:value-type="float" office:value="11" calcext:value-type="float">
            <text:p>11</text:p>
          </table:table-cell>
          <table:table-cell office:value-type="float" office:value="228.899709013139" calcext:value-type="float">
            <text:p>228.899709013139</text:p>
          </table:table-cell>
          <table:table-cell office:value-type="float" office:value="271.424313051081" calcext:value-type="float">
            <text:p>271.424313051081</text:p>
          </table:table-cell>
          <table:table-cell office:value-type="float" office:value="515.056193562261" calcext:value-type="float">
            <text:p>515.056193562261</text:p>
          </table:table-cell>
          <table:table-cell office:value-type="float" office:value="515.092626497568" calcext:value-type="float">
            <text:p>515.092626497568</text:p>
          </table:table-cell>
          <table:table-cell office:value-type="float" office:value="515.101643649057" calcext:value-type="float">
            <text:p>515.101643649057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http_requests_by_code_20250525_024712</text:p>
          </table:table-cell>
          <table:table-cell office:value-type="float" office:value="146" calcext:value-type="float">
            <text:p>146</text:p>
          </table:table-cell>
          <table:table-cell office:value-type="float" office:value="473.1445772048" calcext:value-type="float">
            <text:p>473.1445772048</text:p>
          </table:table-cell>
          <table:table-cell office:value-type="float" office:value="284.041644337408" calcext:value-type="float">
            <text:p>284.041644337408</text:p>
          </table:table-cell>
          <table:table-cell office:value-type="float" office:value="911.955079576743" calcext:value-type="float">
            <text:p>911.955079576743</text:p>
          </table:table-cell>
          <table:table-cell office:value-type="float" office:value="949.511953673865" calcext:value-type="float">
            <text:p>949.511953673865</text:p>
          </table:table-cell>
          <table:table-cell office:value-type="float" office:value="957.279379845453" calcext:value-type="float">
            <text:p>957.279379845453</text:p>
          </table:table-cell>
          <table:table-cell/>
        </table:table-row>
        <table:table-row table:style-name="ro2">
          <table:table-cell office:value-type="string" calcext:value-type="string">
            <text:p>prometheus_io_response_time_p50_20250525_024712</text:p>
          </table:table-cell>
          <table:table-cell office:value-type="float" office:value="146" calcext:value-type="float">
            <text:p>146</text:p>
          </table:table-cell>
          <table:table-cell office:value-type="float" office:value="0.745156331200766" calcext:value-type="float">
            <text:p>0.745156331200766</text:p>
          </table:table-cell>
          <table:table-cell office:value-type="float" office:value="0.00464669780366625" calcext:value-type="float">
            <text:p>0.00464669780366625</text:p>
          </table:table-cell>
          <table:table-cell table:number-columns-repeated="3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5_20250525_024712</text:p>
          </table:table-cell>
          <table:table-cell office:value-type="float" office:value="146" calcext:value-type="float">
            <text:p>146</text:p>
          </table:table-cell>
          <table:table-cell office:value-type="float" office:value="0.974515633120077" calcext:value-type="float">
            <text:p>0.974515633120077</text:p>
          </table:table-cell>
          <table:table-cell office:value-type="float" office:value="0.000464669780366629" calcext:value-type="float">
            <text:p>0.000464669780366629</text:p>
          </table:table-cell>
          <table:table-cell table:number-columns-repeated="3" office:value-type="float" office:value="0.975" calcext:value-type="float">
            <text:p>0.97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_20250525_024712</text:p>
          </table:table-cell>
          <table:table-cell office:value-type="float" office:value="146" calcext:value-type="float">
            <text:p>146</text:p>
          </table:table-cell>
          <table:table-cell office:value-type="float" office:value="0.994903126624015" calcext:value-type="float">
            <text:p>0.994903126624015</text:p>
          </table:table-cell>
          <table:table-cell office:value-type="float" office:value="0.0000929339560733292" calcext:value-type="float">
            <text:p>9.29339560733292E-05</text:p>
          </table:table-cell>
          <table:table-cell table:number-columns-repeated="3" office:value-type="float" office:value="0.995" calcext:value-type="float">
            <text:p>0.995</text:p>
          </table:table-cell>
          <table:table-cell/>
        </table:table-row>
        <table:table-row table:style-name="ro2">
          <table:table-cell office:value-type="string" calcext:value-type="string">
            <text:p>prometheus_io_response_time_p9999_20250525_024712</text:p>
          </table:table-cell>
          <table:table-cell office:value-type="float" office:value="146" calcext:value-type="float">
            <text:p>146</text:p>
          </table:table-cell>
          <table:table-cell office:value-type="float" office:value="0.99994903126624" calcext:value-type="float">
            <text:p>0.99994903126624</text:p>
          </table:table-cell>
          <table:table-cell office:value-type="float" office:value="0.000000929339560736708" calcext:value-type="float">
            <text:p>9.29339560736708E-07</text:p>
          </table:table-cell>
          <table:table-cell table:number-columns-repeated="3" office:value-type="float" office:value="0.99995" calcext:value-type="float">
            <text:p>0.99995</text:p>
          </table:table-cell>
          <table:table-cell/>
        </table:table-row>
        <table:table-row table:style-name="ro2">
          <table:table-cell office:value-type="string" calcext:value-type="string">
            <text:p>prometheus_io_pod_count_20250525_024712</text:p>
          </table:table-cell>
          <table:table-cell office:value-type="float" office:value="157" calcext:value-type="float">
            <text:p>157</text:p>
          </table:table-cell>
          <table:table-cell office:value-type="float" office:value="8.1656050955414" calcext:value-type="float">
            <text:p>8.1656050955414</text:p>
          </table:table-cell>
          <table:table-cell office:value-type="float" office:value="3.17612716466575" calcext:value-type="float">
            <text:p>3.17612716466575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ometheus_io_envoy_connections_20250525_024712</text:p>
          </table:table-cell>
          <table:table-cell office:value-type="float" office:value="157" calcext:value-type="float">
            <text:p>157</text:p>
          </table:table-cell>
          <table:table-cell office:value-type="float" office:value="157.350318471338" calcext:value-type="float">
            <text:p>157.350318471338</text:p>
          </table:table-cell>
          <table:table-cell office:value-type="float" office:value="76.9502725076428" calcext:value-type="float">
            <text:p>76.9502725076428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304.844" calcext:value-type="float">
            <text:p>304.844</text:p>
          </table:table-cell>
          <table:table-cell/>
        </table:table-row>
        <table:table-row table:style-name="ro2">
          <table:table-cell office:value-type="string" calcext:value-type="string">
            <text:p>prometheus_io_cpu_usage_by_pod_pct_20250525_024712</text:p>
          </table:table-cell>
          <table:table-cell office:value-type="float" office:value="1278" calcext:value-type="float">
            <text:p>1278</text:p>
          </table:table-cell>
          <table:table-cell office:value-type="float" office:value="1.20464665701035" calcext:value-type="float">
            <text:p>1.20464665701035</text:p>
          </table:table-cell>
          <table:table-cell office:value-type="float" office:value="0.219393637728718" calcext:value-type="float">
            <text:p>0.219393637728718</text:p>
          </table:table-cell>
          <table:table-cell office:value-type="float" office:value="1.4638487484663" calcext:value-type="float">
            <text:p>1.4638487484663</text:p>
          </table:table-cell>
          <table:table-cell office:value-type="float" office:value="1.58970972420517" calcext:value-type="float">
            <text:p>1.58970972420517</text:p>
          </table:table-cell>
          <table:table-cell office:value-type="float" office:value="1.9148281187189" calcext:value-type="float">
            <text:p>1.9148281187189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luster_cpu_usage_pct_20250525_024712</text:p>
          </table:table-cell>
          <table:table-cell office:value-type="float" office:value="157" calcext:value-type="float">
            <text:p>157</text:p>
          </table:table-cell>
          <table:table-cell office:value-type="float" office:value="45.2473226222011" calcext:value-type="float">
            <text:p>45.2473226222011</text:p>
          </table:table-cell>
          <table:table-cell office:value-type="float" office:value="15.0084765599548" calcext:value-type="float">
            <text:p>15.0084765599548</text:p>
          </table:table-cell>
          <table:table-cell office:value-type="float" office:value="58.8229117140146" calcext:value-type="float">
            <text:p>58.8229117140146</text:p>
          </table:table-cell>
          <table:table-cell office:value-type="float" office:value="63.7915770195478" calcext:value-type="float">
            <text:p>63.7915770195478</text:p>
          </table:table-cell>
          <table:table-cell office:value-type="float" office:value="64.8721177246562" calcext:value-type="float">
            <text:p>64.872117724656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service_cpu_usage_pct_20250525_024712</text:p>
          </table:table-cell>
          <table:table-cell office:value-type="float" office:value="146" calcext:value-type="float">
            <text:p>146</text:p>
          </table:table-cell>
          <table:table-cell office:value-type="float" office:value="10.5447837510906" calcext:value-type="float">
            <text:p>10.5447837510906</text:p>
          </table:table-cell>
          <table:table-cell office:value-type="float" office:value="3.09506697653028" calcext:value-type="float">
            <text:p>3.09506697653028</text:p>
          </table:table-cell>
          <table:table-cell office:value-type="float" office:value="13.0775847867498" calcext:value-type="float">
            <text:p>13.0775847867498</text:p>
          </table:table-cell>
          <table:table-cell office:value-type="float" office:value="13.3988149297668" calcext:value-type="float">
            <text:p>13.3988149297668</text:p>
          </table:table-cell>
          <table:table-cell office:value-type="float" office:value="13.6196136546303" calcext:value-type="float">
            <text:p>13.619613654630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24712</text:p>
          </table:table-cell>
          <table:table-cell office:value-type="float" office:value="1436" calcext:value-type="float">
            <text:p>1436</text:p>
          </table:table-cell>
          <table:table-cell office:value-type="float" office:value="28360761.0473538" calcext:value-type="float">
            <text:p>28360761.0473538</text:p>
          </table:table-cell>
          <table:table-cell office:value-type="float" office:value="5595983.12957586" calcext:value-type="float">
            <text:p>5595983.12957586</text:p>
          </table:table-cell>
          <table:table-cell office:value-type="float" office:value="31211520" calcext:value-type="float">
            <text:p>31211520</text:p>
          </table:table-cell>
          <table:table-cell office:value-type="float" office:value="31428608" calcext:value-type="float">
            <text:p>31428608</text:p>
          </table:table-cell>
          <table:table-cell office:value-type="float" office:value="31817728" calcext:value-type="float">
            <text:p>318177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total_service_memory_usage_20250525_024712</text:p>
          </table:table-cell>
          <table:table-cell office:value-type="float" office:value="157" calcext:value-type="float">
            <text:p>157</text:p>
          </table:table-cell>
          <table:table-cell office:value-type="float" office:value="259401610.598726" calcext:value-type="float">
            <text:p>259401610.598726</text:p>
          </table:table-cell>
          <table:table-cell office:value-type="float" office:value="101261297.023331" calcext:value-type="float">
            <text:p>101261297.023331</text:p>
          </table:table-cell>
          <table:table-cell office:value-type="float" office:value="339742720" calcext:value-type="float">
            <text:p>339742720</text:p>
          </table:table-cell>
          <table:table-cell office:value-type="float" office:value="341523005.44" calcext:value-type="float">
            <text:p>341523005.44</text:p>
          </table:table-cell>
          <table:table-cell office:value-type="float" office:value="342124547.2768" calcext:value-type="float">
            <text:p>342124547.27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24712</text:p>
          </table:table-cell>
          <table:table-cell office:value-type="float" office:value="5039" calcext:value-type="float">
            <text:p>5039</text:p>
          </table:table-cell>
          <table:table-cell office:value-type="float" office:value="0.0611049187401953" calcext:value-type="float">
            <text:p>0.0611049187401953</text:p>
          </table:table-cell>
          <table:table-cell office:value-type="float" office:value="0.049935189162613" calcext:value-type="float">
            <text:p>0.049935189162613</text:p>
          </table:table-cell>
          <table:table-cell office:value-type="float" office:value="0.132638550304185" calcext:value-type="float">
            <text:p>0.132638550304185</text:p>
          </table:table-cell>
          <table:table-cell office:value-type="float" office:value="0.150775398111195" calcext:value-type="float">
            <text:p>0.150775398111195</text:p>
          </table:table-cell>
          <table:table-cell office:value-type="float" office:value="0.181132104534893" calcext:value-type="float">
            <text:p>0.181132104534893</text:p>
          </table:table-cell>
          <table:table-cell/>
        </table:table-row>
        <table:table-row table:style-name="ro2">
          <table:table-cell office:value-type="string" calcext:value-type="string">
            <text:p>prometheus_io_machine_cpu_cores_20250525_024712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.73343147802133" calcext:value-type="float">
            <text:p>1.73343147802133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jaeger_traces_ioService_POST__simulate-io_6h_ALL185713_20250525_024718</text:p>
          </table:table-cell>
          <table:table-cell office:value-type="float" office:value="185713" calcext:value-type="float">
            <text:p>185713</text:p>
          </table:table-cell>
          <table:table-cell office:value-type="float" office:value="507.01229316203" calcext:value-type="float">
            <text:p>507.01229316203</text:p>
          </table:table-cell>
          <table:table-cell office:value-type="float" office:value="10.6248649854616" calcext:value-type="float">
            <text:p>10.6248649854616</text:p>
          </table:table-cell>
          <table:table-cell office:value-type="float" office:value="526" calcext:value-type="float">
            <text:p>526</text:p>
          </table:table-cell>
          <table:table-cell office:value-type="float" office:value="552" calcext:value-type="float">
            <text:p>552</text:p>
          </table:table-cell>
          <table:table-cell office:value-type="float" office:value="740.291199999861" calcext:value-type="float">
            <text:p>740.291199999861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prometheus_io_cpu_usage_by_pod_pct_20250525_024712_pods_gini</text:p>
          </table:table-cell>
          <table:table-cell office:value-type="float" office:value="12" calcext:value-type="float">
            <text:p>12</text:p>
          </table:table-cell>
          <table:table-cell office:value-type="float" office:value="0.120827929521611" calcext:value-type="float">
            <text:p>0.120827929521611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4r9vg</text:p>
          </table:table-cell>
          <table:table-cell office:value-type="float" office:value="146" calcext:value-type="float">
            <text:p>146</text:p>
          </table:table-cell>
          <table:table-cell office:value-type="float" office:value="1.21575220583588" calcext:value-type="float">
            <text:p>1.21575220583588</text:p>
          </table:table-cell>
          <table:table-cell office:value-type="float" office:value="0.159555569349447" calcext:value-type="float">
            <text:p>0.159555569349447</text:p>
          </table:table-cell>
          <table:table-cell office:value-type="float" office:value="1.46109348717779" calcext:value-type="float">
            <text:p>1.46109348717779</text:p>
          </table:table-cell>
          <table:table-cell office:value-type="float" office:value="1.51108086561744" calcext:value-type="float">
            <text:p>1.51108086561744</text:p>
          </table:table-cell>
          <table:table-cell office:value-type="float" office:value="1.51673596256387" calcext:value-type="float">
            <text:p>1.5167359625638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8fdld</text:p>
          </table:table-cell>
          <table:table-cell office:value-type="float" office:value="109" calcext:value-type="float">
            <text:p>109</text:p>
          </table:table-cell>
          <table:table-cell office:value-type="float" office:value="1.22198446501132" calcext:value-type="float">
            <text:p>1.22198446501132</text:p>
          </table:table-cell>
          <table:table-cell office:value-type="float" office:value="0.191950428776155" calcext:value-type="float">
            <text:p>0.191950428776155</text:p>
          </table:table-cell>
          <table:table-cell office:value-type="float" office:value="1.373312465584" calcext:value-type="float">
            <text:p>1.373312465584</text:p>
          </table:table-cell>
          <table:table-cell office:value-type="float" office:value="1.44543843363808" calcext:value-type="float">
            <text:p>1.44543843363808</text:p>
          </table:table-cell>
          <table:table-cell office:value-type="float" office:value="1.48970972337117" calcext:value-type="float">
            <text:p>1.4897097233711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bbxn9</text:p>
          </table:table-cell>
          <table:table-cell office:value-type="float" office:value="112" calcext:value-type="float">
            <text:p>112</text:p>
          </table:table-cell>
          <table:table-cell office:value-type="float" office:value="1.20583680301777" calcext:value-type="float">
            <text:p>1.20583680301777</text:p>
          </table:table-cell>
          <table:table-cell office:value-type="float" office:value="0.166034266996271" calcext:value-type="float">
            <text:p>0.166034266996271</text:p>
          </table:table-cell>
          <table:table-cell office:value-type="float" office:value="1.33310139332487" calcext:value-type="float">
            <text:p>1.33310139332487</text:p>
          </table:table-cell>
          <table:table-cell office:value-type="float" office:value="1.62196060067701" calcext:value-type="float">
            <text:p>1.62196060067701</text:p>
          </table:table-cell>
          <table:table-cell office:value-type="float" office:value="1.74346755606212" calcext:value-type="float">
            <text:p>1.7434675560621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gznf5</text:p>
          </table:table-cell>
          <table:table-cell office:value-type="float" office:value="120" calcext:value-type="float">
            <text:p>120</text:p>
          </table:table-cell>
          <table:table-cell office:value-type="float" office:value="1.16631061578667" calcext:value-type="float">
            <text:p>1.16631061578667</text:p>
          </table:table-cell>
          <table:table-cell office:value-type="float" office:value="0.242441907718334" calcext:value-type="float">
            <text:p>0.242441907718334</text:p>
          </table:table-cell>
          <table:table-cell office:value-type="float" office:value="1.40063709834877" calcext:value-type="float">
            <text:p>1.40063709834877</text:p>
          </table:table-cell>
          <table:table-cell office:value-type="float" office:value="1.59072987753519" calcext:value-type="float">
            <text:p>1.59072987753519</text:p>
          </table:table-cell>
          <table:table-cell office:value-type="float" office:value="1.59434897768091" calcext:value-type="float">
            <text:p>1.5943489776809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jslbz</text:p>
          </table:table-cell>
          <table:table-cell office:value-type="float" office:value="104" calcext:value-type="float">
            <text:p>104</text:p>
          </table:table-cell>
          <table:table-cell office:value-type="float" office:value="1.22843115669455" calcext:value-type="float">
            <text:p>1.22843115669455</text:p>
          </table:table-cell>
          <table:table-cell office:value-type="float" office:value="0.164826173989119" calcext:value-type="float">
            <text:p>0.164826173989119</text:p>
          </table:table-cell>
          <table:table-cell office:value-type="float" office:value="1.37755175405087" calcext:value-type="float">
            <text:p>1.37755175405087</text:p>
          </table:table-cell>
          <table:table-cell office:value-type="float" office:value="1.45860159737435" calcext:value-type="float">
            <text:p>1.45860159737435</text:p>
          </table:table-cell>
          <table:table-cell office:value-type="float" office:value="1.5827303003457" calcext:value-type="float">
            <text:p>1.5827303003457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jvgnl</text:p>
          </table:table-cell>
          <table:table-cell office:value-type="float" office:value="9" calcext:value-type="float">
            <text:p>9</text:p>
          </table:table-cell>
          <table:table-cell office:value-type="float" office:value="0.0892291508494847" calcext:value-type="float">
            <text:p>0.0892291508494847</text:p>
          </table:table-cell>
          <table:table-cell office:value-type="float" office:value="0.0151382572510328" calcext:value-type="float">
            <text:p>0.0151382572510328</text:p>
          </table:table-cell>
          <table:table-cell office:value-type="float" office:value="0.111106843890523" calcext:value-type="float">
            <text:p>0.111106843890523</text:p>
          </table:table-cell>
          <table:table-cell office:value-type="float" office:value="0.117212823072849" calcext:value-type="float">
            <text:p>0.117212823072849</text:p>
          </table:table-cell>
          <table:table-cell office:value-type="float" office:value="0.118724052920475" calcext:value-type="float">
            <text:p>0.11872405292047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qwth9</text:p>
          </table:table-cell>
          <table:table-cell office:value-type="float" office:value="130" calcext:value-type="float">
            <text:p>130</text:p>
          </table:table-cell>
          <table:table-cell office:value-type="float" office:value="1.24492796512814" calcext:value-type="float">
            <text:p>1.24492796512814</text:p>
          </table:table-cell>
          <table:table-cell office:value-type="float" office:value="0.15953759624069" calcext:value-type="float">
            <text:p>0.15953759624069</text:p>
          </table:table-cell>
          <table:table-cell office:value-type="float" office:value="1.51720521984949" calcext:value-type="float">
            <text:p>1.51720521984949</text:p>
          </table:table-cell>
          <table:table-cell office:value-type="float" office:value="1.58106397061152" calcext:value-type="float">
            <text:p>1.58106397061152</text:p>
          </table:table-cell>
          <table:table-cell office:value-type="float" office:value="1.58263756025083" calcext:value-type="float">
            <text:p>1.58263756025083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r8zfw</text:p>
          </table:table-cell>
          <table:table-cell office:value-type="float" office:value="139" calcext:value-type="float">
            <text:p>139</text:p>
          </table:table-cell>
          <table:table-cell office:value-type="float" office:value="1.23742189831285" calcext:value-type="float">
            <text:p>1.23742189831285</text:p>
          </table:table-cell>
          <table:table-cell office:value-type="float" office:value="0.218160418743947" calcext:value-type="float">
            <text:p>0.218160418743947</text:p>
          </table:table-cell>
          <table:table-cell office:value-type="float" office:value="1.52208032956279" calcext:value-type="float">
            <text:p>1.52208032956279</text:p>
          </table:table-cell>
          <table:table-cell office:value-type="float" office:value="1.75269512331892" calcext:value-type="float">
            <text:p>1.75269512331892</text:p>
          </table:table-cell>
          <table:table-cell office:value-type="float" office:value="1.92177327142155" calcext:value-type="float">
            <text:p>1.9217732714215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tnx9z</text:p>
          </table:table-cell>
          <table:table-cell office:value-type="float" office:value="143" calcext:value-type="float">
            <text:p>143</text:p>
          </table:table-cell>
          <table:table-cell office:value-type="float" office:value="1.23856151327313" calcext:value-type="float">
            <text:p>1.23856151327313</text:p>
          </table:table-cell>
          <table:table-cell office:value-type="float" office:value="0.194432178105439" calcext:value-type="float">
            <text:p>0.194432178105439</text:p>
          </table:table-cell>
          <table:table-cell office:value-type="float" office:value="1.52188898940789" calcext:value-type="float">
            <text:p>1.52188898940789</text:p>
          </table:table-cell>
          <table:table-cell office:value-type="float" office:value="1.63147235866618" calcext:value-type="float">
            <text:p>1.63147235866618</text:p>
          </table:table-cell>
          <table:table-cell office:value-type="float" office:value="1.65338097165258" calcext:value-type="float">
            <text:p>1.65338097165258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wrbvv</text:p>
          </table:table-cell>
          <table:table-cell office:value-type="float" office:value="134" calcext:value-type="float">
            <text:p>134</text:p>
          </table:table-cell>
          <table:table-cell office:value-type="float" office:value="1.21450234671073" calcext:value-type="float">
            <text:p>1.21450234671073</text:p>
          </table:table-cell>
          <table:table-cell office:value-type="float" office:value="0.17727708024563" calcext:value-type="float">
            <text:p>0.17727708024563</text:p>
          </table:table-cell>
          <table:table-cell office:value-type="float" office:value="1.49646500526726" calcext:value-type="float">
            <text:p>1.49646500526726</text:p>
          </table:table-cell>
          <table:table-cell office:value-type="float" office:value="1.5663125293727" calcext:value-type="float">
            <text:p>1.5663125293727</text:p>
          </table:table-cell>
          <table:table-cell office:value-type="float" office:value="1.85212445019942" calcext:value-type="float">
            <text:p>1.85212445019942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xb2rh</text:p>
          </table:table-cell>
          <table:table-cell office:value-type="float" office:value="16" calcext:value-type="float">
            <text:p>16</text:p>
          </table:table-cell>
          <table:table-cell office:value-type="float" office:value="0.640044792648013" calcext:value-type="float">
            <text:p>0.640044792648013</text:p>
          </table:table-cell>
          <table:table-cell office:value-type="float" office:value="0.416517938257547" calcext:value-type="float">
            <text:p>0.416517938257547</text:p>
          </table:table-cell>
          <table:table-cell office:value-type="float" office:value="1.13431898420279" calcext:value-type="float">
            <text:p>1.13431898420279</text:p>
          </table:table-cell>
          <table:table-cell office:value-type="float" office:value="1.16930985651239" calcext:value-type="float">
            <text:p>1.16930985651239</text:p>
          </table:table-cell>
          <table:table-cell office:value-type="float" office:value="1.17797009740901" calcext:value-type="float">
            <text:p>1.17797009740901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cpu_usage_by_pod_pct_20250525_024712_pod_io-service-00001-deployment-77c684856c-zxp6s</text:p>
          </table:table-cell>
          <table:table-cell office:value-type="float" office:value="116" calcext:value-type="float">
            <text:p>116</text:p>
          </table:table-cell>
          <table:table-cell office:value-type="float" office:value="1.21836891002475" calcext:value-type="float">
            <text:p>1.21836891002475</text:p>
          </table:table-cell>
          <table:table-cell office:value-type="float" office:value="0.124974020079492" calcext:value-type="float">
            <text:p>0.124974020079492</text:p>
          </table:table-cell>
          <table:table-cell office:value-type="float" office:value="1.37585633622357" calcext:value-type="float">
            <text:p>1.37585633622357</text:p>
          </table:table-cell>
          <table:table-cell office:value-type="float" office:value="1.52449591696484" calcext:value-type="float">
            <text:p>1.52449591696484</text:p>
          </table:table-cell>
          <table:table-cell office:value-type="float" office:value="1.66370243649076" calcext:value-type="float">
            <text:p>1.6637024364907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24712_pods_gini</text:p>
          </table:table-cell>
          <table:table-cell office:value-type="float" office:value="13" calcext:value-type="float">
            <text:p>13</text:p>
          </table:table-cell>
          <table:table-cell office:value-type="float" office:value="0.0784009113998274" calcext:value-type="float">
            <text:p>0.0784009113998274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4r9vg</text:p>
          </table:table-cell>
          <table:table-cell office:value-type="float" office:value="150" calcext:value-type="float">
            <text:p>150</text:p>
          </table:table-cell>
          <table:table-cell office:value-type="float" office:value="29716125.0133333" calcext:value-type="float">
            <text:p>29716125.0133333</text:p>
          </table:table-cell>
          <table:table-cell office:value-type="float" office:value="4598760.0426335" calcext:value-type="float">
            <text:p>4598760.0426335</text:p>
          </table:table-cell>
          <table:table-cell office:value-type="float" office:value="31211520" calcext:value-type="float">
            <text:p>31211520</text:p>
          </table:table-cell>
          <table:table-cell table:number-columns-repeated="2" office:value-type="float" office:value="31817728" calcext:value-type="float">
            <text:p>318177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8fdld</text:p>
          </table:table-cell>
          <table:table-cell office:value-type="float" office:value="111" calcext:value-type="float">
            <text:p>111</text:p>
          </table:table-cell>
          <table:table-cell office:value-type="float" office:value="29331640.5045045" calcext:value-type="float">
            <text:p>29331640.5045045</text:p>
          </table:table-cell>
          <table:table-cell office:value-type="float" office:value="4577913.74527327" calcext:value-type="float">
            <text:p>4577913.74527327</text:p>
          </table:table-cell>
          <table:table-cell office:value-type="float" office:value="30892032" calcext:value-type="float">
            <text:p>30892032</text:p>
          </table:table-cell>
          <table:table-cell table:number-columns-repeated="2" office:value-type="float" office:value="31002624" calcext:value-type="float">
            <text:p>3100262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bbxn9</text:p>
          </table:table-cell>
          <table:table-cell office:value-type="float" office:value="115" calcext:value-type="float">
            <text:p>115</text:p>
          </table:table-cell>
          <table:table-cell office:value-type="float" office:value="29417650.0869565" calcext:value-type="float">
            <text:p>29417650.0869565</text:p>
          </table:table-cell>
          <table:table-cell office:value-type="float" office:value="5168449.90835435" calcext:value-type="float">
            <text:p>5168449.90835435</text:p>
          </table:table-cell>
          <table:table-cell office:value-type="float" office:value="31301632" calcext:value-type="float">
            <text:p>31301632</text:p>
          </table:table-cell>
          <table:table-cell table:number-columns-repeated="2" office:value-type="float" office:value="31428608" calcext:value-type="float">
            <text:p>3142860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gznf5</text:p>
          </table:table-cell>
          <table:table-cell office:value-type="float" office:value="122" calcext:value-type="float">
            <text:p>122</text:p>
          </table:table-cell>
          <table:table-cell office:value-type="float" office:value="30275214.6885246" calcext:value-type="float">
            <text:p>30275214.6885246</text:p>
          </table:table-cell>
          <table:table-cell office:value-type="float" office:value="1148446.21323431" calcext:value-type="float">
            <text:p>1148446.21323431</text:p>
          </table:table-cell>
          <table:table-cell office:value-type="float" office:value="31258009.6" calcext:value-type="float">
            <text:p>31258009.6</text:p>
          </table:table-cell>
          <table:table-cell table:number-columns-repeated="2" office:value-type="float" office:value="31338496" calcext:value-type="float">
            <text:p>313384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jslbz</text:p>
          </table:table-cell>
          <table:table-cell office:value-type="float" office:value="107" calcext:value-type="float">
            <text:p>107</text:p>
          </table:table-cell>
          <table:table-cell office:value-type="float" office:value="28834997.8317757" calcext:value-type="float">
            <text:p>28834997.8317757</text:p>
          </table:table-cell>
          <table:table-cell office:value-type="float" office:value="4951050.73891754" calcext:value-type="float">
            <text:p>4951050.73891754</text:p>
          </table:table-cell>
          <table:table-cell office:value-type="float" office:value="30715904" calcext:value-type="float">
            <text:p>30715904</text:p>
          </table:table-cell>
          <table:table-cell table:number-columns-repeated="2" office:value-type="float" office:value="30998528" calcext:value-type="float">
            <text:p>3099852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jvgnl</text:p>
          </table:table-cell>
          <table:table-cell office:value-type="float" office:value="63" calcext:value-type="float">
            <text:p>63</text:p>
          </table:table-cell>
          <table:table-cell office:value-type="float" office:value="17363139.0476191" calcext:value-type="float">
            <text:p>17363139.0476191</text:p>
          </table:table-cell>
          <table:table-cell office:value-type="float" office:value="3415146.21591225" calcext:value-type="float">
            <text:p>3415146.21591225</text:p>
          </table:table-cell>
          <table:table-cell table:number-columns-repeated="3" office:value-type="float" office:value="18120704" calcext:value-type="float">
            <text:p>18120704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l4l88</text:p>
          </table:table-cell>
          <table:table-cell office:value-type="float" office:value="26" calcext:value-type="float">
            <text:p>26</text:p>
          </table:table-cell>
          <table:table-cell office:value-type="float" office:value="20000768" calcext:value-type="float">
            <text:p>200007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000768" calcext:value-type="float">
            <text:p>20000768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qwth9</text:p>
          </table:table-cell>
          <table:table-cell office:value-type="float" office:value="133" calcext:value-type="float">
            <text:p>133</text:p>
          </table:table-cell>
          <table:table-cell office:value-type="float" office:value="29575429.7744361" calcext:value-type="float">
            <text:p>29575429.7744361</text:p>
          </table:table-cell>
          <table:table-cell office:value-type="float" office:value="4254397.30930674" calcext:value-type="float">
            <text:p>4254397.30930674</text:p>
          </table:table-cell>
          <table:table-cell office:value-type="float" office:value="31219712" calcext:value-type="float">
            <text:p>31219712</text:p>
          </table:table-cell>
          <table:table-cell table:number-columns-repeated="2" office:value-type="float" office:value="31236096" calcext:value-type="float">
            <text:p>3123609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r8zfw</text:p>
          </table:table-cell>
          <table:table-cell office:value-type="float" office:value="141" calcext:value-type="float">
            <text:p>141</text:p>
          </table:table-cell>
          <table:table-cell office:value-type="float" office:value="29433158.8085106" calcext:value-type="float">
            <text:p>29433158.8085106</text:p>
          </table:table-cell>
          <table:table-cell office:value-type="float" office:value="4678792.53345292" calcext:value-type="float">
            <text:p>4678792.53345292</text:p>
          </table:table-cell>
          <table:table-cell office:value-type="float" office:value="31072256" calcext:value-type="float">
            <text:p>31072256</text:p>
          </table:table-cell>
          <table:table-cell table:number-columns-repeated="2" office:value-type="float" office:value="31232000" calcext:value-type="float">
            <text:p>3123200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tnx9z</text:p>
          </table:table-cell>
          <table:table-cell office:value-type="float" office:value="145" calcext:value-type="float">
            <text:p>145</text:p>
          </table:table-cell>
          <table:table-cell office:value-type="float" office:value="29690011.3655172" calcext:value-type="float">
            <text:p>29690011.3655172</text:p>
          </table:table-cell>
          <table:table-cell office:value-type="float" office:value="4071905.75344499" calcext:value-type="float">
            <text:p>4071905.75344499</text:p>
          </table:table-cell>
          <table:table-cell office:value-type="float" office:value="31009177.6" calcext:value-type="float">
            <text:p>31009177.6</text:p>
          </table:table-cell>
          <table:table-cell table:number-columns-repeated="2" office:value-type="float" office:value="31113216" calcext:value-type="float">
            <text:p>3111321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wrbvv</text:p>
          </table:table-cell>
          <table:table-cell office:value-type="float" office:value="137" calcext:value-type="float">
            <text:p>137</text:p>
          </table:table-cell>
          <table:table-cell office:value-type="float" office:value="29892817.2846715" calcext:value-type="float">
            <text:p>29892817.2846715</text:p>
          </table:table-cell>
          <table:table-cell office:value-type="float" office:value="4888054.1765624" calcext:value-type="float">
            <text:p>4888054.1765624</text:p>
          </table:table-cell>
          <table:table-cell office:value-type="float" office:value="31428608" calcext:value-type="float">
            <text:p>31428608</text:p>
          </table:table-cell>
          <table:table-cell office:value-type="float" office:value="31499059.2" calcext:value-type="float">
            <text:p>31499059.2</text:p>
          </table:table-cell>
          <table:table-cell office:value-type="float" office:value="31506432" calcext:value-type="float">
            <text:p>31506432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xb2rh</text:p>
          </table:table-cell>
          <table:table-cell office:value-type="float" office:value="67" calcext:value-type="float">
            <text:p>67</text:p>
          </table:table-cell>
          <table:table-cell office:value-type="float" office:value="18084879.2835821" calcext:value-type="float">
            <text:p>18084879.2835821</text:p>
          </table:table-cell>
          <table:table-cell office:value-type="float" office:value="3448587.23838318" calcext:value-type="float">
            <text:p>3448587.23838318</text:p>
          </table:table-cell>
          <table:table-cell office:value-type="float" office:value="24748032" calcext:value-type="float">
            <text:p>24748032</text:p>
          </table:table-cell>
          <table:table-cell table:number-columns-repeated="2" office:value-type="float" office:value="27385856" calcext:value-type="float">
            <text:p>27385856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memory_usage_by_container_20250525_024712_pod_io-service-00001-deployment-77c684856c-zxp6s</text:p>
          </table:table-cell>
          <table:table-cell office:value-type="float" office:value="119" calcext:value-type="float">
            <text:p>119</text:p>
          </table:table-cell>
          <table:table-cell office:value-type="float" office:value="29758920.0672269" calcext:value-type="float">
            <text:p>29758920.0672269</text:p>
          </table:table-cell>
          <table:table-cell office:value-type="float" office:value="4526882.72254737" calcext:value-type="float">
            <text:p>4526882.72254737</text:p>
          </table:table-cell>
          <table:table-cell office:value-type="float" office:value="31293440" calcext:value-type="float">
            <text:p>31293440</text:p>
          </table:table-cell>
          <table:table-cell office:value-type="float" office:value="31574999.04" calcext:value-type="float">
            <text:p>31574999.04</text:p>
          </table:table-cell>
          <table:table-cell office:value-type="float" office:value="31580160" calcext:value-type="float">
            <text:p>31580160</text:p>
          </table:table-cell>
          <table:table-cell office:value-type="string" calcext:value-type="string">
            <text:p>bytes</text:p>
          </table:table-cell>
        </table:table-row>
        <table:table-row table:style-name="ro2">
          <table:table-cell office:value-type="string" calcext:value-type="string">
            <text:p>prometheus_io_raw_cpu_usage_20250525_024712_pods_gini</text:p>
          </table:table-cell>
          <table:table-cell office:value-type="float" office:value="12" calcext:value-type="float">
            <text:p>12</text:p>
          </table:table-cell>
          <table:table-cell office:value-type="float" office:value="0.110227817957066" calcext:value-type="float">
            <text:p>0.110227817957066</text:p>
          </table:table-cell>
          <table:table-cell table:number-columns-repeated="4"/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prometheus_io_raw_cpu_usage_20250525_024712_pod_io-service-00001-deployment-77c684856c-4r9vg</text:p>
          </table:table-cell>
          <table:table-cell office:value-type="float" office:value="581" calcext:value-type="float">
            <text:p>581</text:p>
          </table:table-cell>
          <table:table-cell office:value-type="float" office:value="0.0611014877976036" calcext:value-type="float">
            <text:p>0.0611014877976036</text:p>
          </table:table-cell>
          <table:table-cell office:value-type="float" office:value="0.0495682035942529" calcext:value-type="float">
            <text:p>0.0495682035942529</text:p>
          </table:table-cell>
          <table:table-cell office:value-type="float" office:value="0.135486756794041" calcext:value-type="float">
            <text:p>0.135486756794041</text:p>
          </table:table-cell>
          <table:table-cell office:value-type="float" office:value="0.14968730946653" calcext:value-type="float">
            <text:p>0.14968730946653</text:p>
          </table:table-cell>
          <table:table-cell office:value-type="float" office:value="0.159484535519522" calcext:value-type="float">
            <text:p>0.15948453551952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8fdld</text:p>
          </table:table-cell>
          <table:table-cell office:value-type="float" office:value="430" calcext:value-type="float">
            <text:p>430</text:p>
          </table:table-cell>
          <table:table-cell office:value-type="float" office:value="0.0619517705517367" calcext:value-type="float">
            <text:p>0.0619517705517367</text:p>
          </table:table-cell>
          <table:table-cell office:value-type="float" office:value="0.0503890496758264" calcext:value-type="float">
            <text:p>0.0503890496758264</text:p>
          </table:table-cell>
          <table:table-cell office:value-type="float" office:value="0.132636453201971" calcext:value-type="float">
            <text:p>0.132636453201971</text:p>
          </table:table-cell>
          <table:table-cell office:value-type="float" office:value="0.140691571410881" calcext:value-type="float">
            <text:p>0.140691571410881</text:p>
          </table:table-cell>
          <table:table-cell office:value-type="float" office:value="0.152224319586827" calcext:value-type="float">
            <text:p>0.152224319586827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bbxn9</text:p>
          </table:table-cell>
          <table:table-cell office:value-type="float" office:value="445" calcext:value-type="float">
            <text:p>445</text:p>
          </table:table-cell>
          <table:table-cell office:value-type="float" office:value="0.0606983019946024" calcext:value-type="float">
            <text:p>0.0606983019946024</text:p>
          </table:table-cell>
          <table:table-cell office:value-type="float" office:value="0.0491551834734076" calcext:value-type="float">
            <text:p>0.0491551834734076</text:p>
          </table:table-cell>
          <table:table-cell office:value-type="float" office:value="0.129314581929785" calcext:value-type="float">
            <text:p>0.129314581929785</text:p>
          </table:table-cell>
          <table:table-cell office:value-type="float" office:value="0.14337024820067" calcext:value-type="float">
            <text:p>0.14337024820067</text:p>
          </table:table-cell>
          <table:table-cell office:value-type="float" office:value="0.174650529472132" calcext:value-type="float">
            <text:p>0.174650529472132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gznf5</text:p>
          </table:table-cell>
          <table:table-cell office:value-type="float" office:value="467" calcext:value-type="float">
            <text:p>467</text:p>
          </table:table-cell>
          <table:table-cell office:value-type="float" office:value="0.0599388753295079" calcext:value-type="float">
            <text:p>0.0599388753295079</text:p>
          </table:table-cell>
          <table:table-cell office:value-type="float" office:value="0.0490586235222142" calcext:value-type="float">
            <text:p>0.0490586235222142</text:p>
          </table:table-cell>
          <table:table-cell office:value-type="float" office:value="0.13030814159292" calcext:value-type="float">
            <text:p>0.13030814159292</text:p>
          </table:table-cell>
          <table:table-cell office:value-type="float" office:value="0.143687400440995" calcext:value-type="float">
            <text:p>0.143687400440995</text:p>
          </table:table-cell>
          <table:table-cell office:value-type="float" office:value="0.154708268539868" calcext:value-type="float">
            <text:p>0.15470826853986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jslbz</text:p>
          </table:table-cell>
          <table:table-cell office:value-type="float" office:value="412" calcext:value-type="float">
            <text:p>412</text:p>
          </table:table-cell>
          <table:table-cell office:value-type="float" office:value="0.0620178836389484" calcext:value-type="float">
            <text:p>0.0620178836389484</text:p>
          </table:table-cell>
          <table:table-cell office:value-type="float" office:value="0.050128851753877" calcext:value-type="float">
            <text:p>0.050128851753877</text:p>
          </table:table-cell>
          <table:table-cell office:value-type="float" office:value="0.131502246463056" calcext:value-type="float">
            <text:p>0.131502246463056</text:p>
          </table:table-cell>
          <table:table-cell office:value-type="float" office:value="0.143550647791399" calcext:value-type="float">
            <text:p>0.143550647791399</text:p>
          </table:table-cell>
          <table:table-cell office:value-type="float" office:value="0.146311794181058" calcext:value-type="float">
            <text:p>0.14631179418105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jvgnl</text:p>
          </table:table-cell>
          <table:table-cell office:value-type="float" office:value="26" calcext:value-type="float">
            <text:p>26</text:p>
          </table:table-cell>
          <table:table-cell office:value-type="float" office:value="0.00617740275111817" calcext:value-type="float">
            <text:p>0.00617740275111817</text:p>
          </table:table-cell>
          <table:table-cell office:value-type="float" office:value="0.00751454338366621" calcext:value-type="float">
            <text:p>0.00751454338366621</text:p>
          </table:table-cell>
          <table:table-cell office:value-type="float" office:value="0.0174219210258356" calcext:value-type="float">
            <text:p>0.0174219210258356</text:p>
          </table:table-cell>
          <table:table-cell office:value-type="float" office:value="0.0205517610080726" calcext:value-type="float">
            <text:p>0.0205517610080726</text:p>
          </table:table-cell>
          <table:table-cell office:value-type="float" office:value="0.0214197241393689" calcext:value-type="float">
            <text:p>0.0214197241393689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qwth9</text:p>
          </table:table-cell>
          <table:table-cell office:value-type="float" office:value="515" calcext:value-type="float">
            <text:p>515</text:p>
          </table:table-cell>
          <table:table-cell office:value-type="float" office:value="0.0628507322200613" calcext:value-type="float">
            <text:p>0.0628507322200613</text:p>
          </table:table-cell>
          <table:table-cell office:value-type="float" office:value="0.050663182012756" calcext:value-type="float">
            <text:p>0.050663182012756</text:p>
          </table:table-cell>
          <table:table-cell office:value-type="float" office:value="0.135417886954448" calcext:value-type="float">
            <text:p>0.135417886954448</text:p>
          </table:table-cell>
          <table:table-cell office:value-type="float" office:value="0.152997572208451" calcext:value-type="float">
            <text:p>0.152997572208451</text:p>
          </table:table-cell>
          <table:table-cell office:value-type="float" office:value="0.162465271526128" calcext:value-type="float">
            <text:p>0.162465271526128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r8zfw</text:p>
          </table:table-cell>
          <table:table-cell office:value-type="float" office:value="549" calcext:value-type="float">
            <text:p>549</text:p>
          </table:table-cell>
          <table:table-cell office:value-type="float" office:value="0.0626599795502682" calcext:value-type="float">
            <text:p>0.0626599795502682</text:p>
          </table:table-cell>
          <table:table-cell office:value-type="float" office:value="0.0506700553736482" calcext:value-type="float">
            <text:p>0.0506700553736482</text:p>
          </table:table-cell>
          <table:table-cell office:value-type="float" office:value="0.135523249330954" calcext:value-type="float">
            <text:p>0.135523249330954</text:p>
          </table:table-cell>
          <table:table-cell office:value-type="float" office:value="0.158413211824258" calcext:value-type="float">
            <text:p>0.158413211824258</text:p>
          </table:table-cell>
          <table:table-cell office:value-type="float" office:value="0.181132104534893" calcext:value-type="float">
            <text:p>0.181132104534893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tnx9z</text:p>
          </table:table-cell>
          <table:table-cell office:value-type="float" office:value="567" calcext:value-type="float">
            <text:p>567</text:p>
          </table:table-cell>
          <table:table-cell office:value-type="float" office:value="0.0624741786236532" calcext:value-type="float">
            <text:p>0.0624741786236532</text:p>
          </table:table-cell>
          <table:table-cell office:value-type="float" office:value="0.0505676605663495" calcext:value-type="float">
            <text:p>0.0505676605663495</text:p>
          </table:table-cell>
          <table:table-cell office:value-type="float" office:value="0.136245537990821" calcext:value-type="float">
            <text:p>0.136245537990821</text:p>
          </table:table-cell>
          <table:table-cell office:value-type="float" office:value="0.152429146125025" calcext:value-type="float">
            <text:p>0.152429146125025</text:p>
          </table:table-cell>
          <table:table-cell office:value-type="float" office:value="0.172354139208714" calcext:value-type="float">
            <text:p>0.172354139208714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wrbvv</text:p>
          </table:table-cell>
          <table:table-cell office:value-type="float" office:value="530" calcext:value-type="float">
            <text:p>530</text:p>
          </table:table-cell>
          <table:table-cell office:value-type="float" office:value="0.0614125714940521" calcext:value-type="float">
            <text:p>0.0614125714940521</text:p>
          </table:table-cell>
          <table:table-cell office:value-type="float" office:value="0.0499500569131403" calcext:value-type="float">
            <text:p>0.0499500569131403</text:p>
          </table:table-cell>
          <table:table-cell office:value-type="float" office:value="0.13128112488341" calcext:value-type="float">
            <text:p>0.13128112488341</text:p>
          </table:table-cell>
          <table:table-cell office:value-type="float" office:value="0.154710377408854" calcext:value-type="float">
            <text:p>0.154710377408854</text:p>
          </table:table-cell>
          <table:table-cell office:value-type="float" office:value="0.178983763712624" calcext:value-type="float">
            <text:p>0.178983763712624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xb2rh</text:p>
          </table:table-cell>
          <table:table-cell office:value-type="float" office:value="54" calcext:value-type="float">
            <text:p>54</text:p>
          </table:table-cell>
          <table:table-cell office:value-type="float" office:value="0.0379285803050674" calcext:value-type="float">
            <text:p>0.0379285803050674</text:p>
          </table:table-cell>
          <table:table-cell office:value-type="float" office:value="0.044587264180733" calcext:value-type="float">
            <text:p>0.044587264180733</text:p>
          </table:table-cell>
          <table:table-cell office:value-type="float" office:value="0.116672931802478" calcext:value-type="float">
            <text:p>0.116672931802478</text:p>
          </table:table-cell>
          <table:table-cell office:value-type="float" office:value="0.124278803299302" calcext:value-type="float">
            <text:p>0.124278803299302</text:p>
          </table:table-cell>
          <table:table-cell office:value-type="float" office:value="0.129902490030427" calcext:value-type="float">
            <text:p>0.129902490030427</text:p>
          </table:table-cell>
          <table:table-cell/>
        </table:table-row>
        <table:table-row table:style-name="ro2">
          <table:table-cell office:value-type="string" calcext:value-type="string">
            <text:p>prometheus_io_raw_cpu_usage_20250525_024712_pod_io-service-00001-deployment-77c684856c-zxp6s</text:p>
          </table:table-cell>
          <table:table-cell office:value-type="float" office:value="463" calcext:value-type="float">
            <text:p>463</text:p>
          </table:table-cell>
          <table:table-cell office:value-type="float" office:value="0.0610500188176548" calcext:value-type="float">
            <text:p>0.0610500188176548</text:p>
          </table:table-cell>
          <table:table-cell office:value-type="float" office:value="0.0489687628176694" calcext:value-type="float">
            <text:p>0.0489687628176694</text:p>
          </table:table-cell>
          <table:table-cell office:value-type="float" office:value="0.131197945340149" calcext:value-type="float">
            <text:p>0.131197945340149</text:p>
          </table:table-cell>
          <table:table-cell office:value-type="float" office:value="0.14339945649619" calcext:value-type="float">
            <text:p>0.14339945649619</text:p>
          </table:table-cell>
          <table:table-cell office:value-type="float" office:value="0.157867614750693" calcext:value-type="float">
            <text:p>0.1578676147506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1:56:49.581578521</meta:creation-date>
    <dc:date>2025-05-25T12:59:54.948479316</dc:date>
    <meta:editing-duration>PT28M51S</meta:editing-duration>
    <meta:editing-cycles>11</meta:editing-cycles>
    <meta:generator>LibreOffice/24.8.7.2$Linux_X86_64 LibreOffice_project/480$Build-2</meta:generator>
    <meta:document-statistic meta:table-count="18" meta:cell-count="8677" meta:object-count="0"/>
  </office:meta>
</office:document-meta>
</file>